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1" svg:font-family="'Courier New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5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24cm"/>
    </style:style>
    <style:style style:name="co12" style:family="table-column">
      <style:table-column-properties fo:break-before="auto" style:column-width="2.399cm"/>
    </style:style>
    <style:style style:name="co54" style:family="table-column">
      <style:table-column-properties fo:break-before="auto" style:column-width="3.316cm"/>
    </style:style>
    <style:style style:name="co46" style:family="table-column">
      <style:table-column-properties fo:break-before="auto" style:column-width="2.628cm"/>
    </style:style>
    <style:style style:name="co55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293cm"/>
    </style:style>
    <style:style style:name="co56" style:family="table-column">
      <style:table-column-properties fo:break-before="auto" style:column-width="5.521cm"/>
    </style:style>
    <style:style style:name="co57" style:family="table-column">
      <style:table-column-properties fo:break-before="auto" style:column-width="4.851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3.087cm"/>
    </style:style>
    <style:style style:name="co15" style:family="table-column">
      <style:table-column-properties fo:break-before="auto" style:column-width="2.681cm"/>
    </style:style>
    <style:style style:name="co16" style:family="table-column">
      <style:table-column-properties fo:break-before="auto" style:column-width="2.469cm"/>
    </style:style>
    <style:style style:name="co17" style:family="table-column">
      <style:table-column-properties fo:break-before="auto" style:column-width="1.94cm"/>
    </style:style>
    <style:style style:name="co18" style:family="table-column">
      <style:table-column-properties fo:break-before="auto" style:column-width="2.081cm"/>
    </style:style>
    <style:style style:name="co19" style:family="table-column">
      <style:table-column-properties fo:break-before="auto" style:column-width="2.187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822cm"/>
    </style:style>
    <style:style style:name="co22" style:family="table-column">
      <style:table-column-properties fo:break-before="auto" style:column-width="2.734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999cm"/>
    </style:style>
    <style:style style:name="co25" style:family="table-column">
      <style:table-column-properties fo:break-before="auto" style:column-width="3.228cm"/>
    </style:style>
    <style:style style:name="co26" style:family="table-column">
      <style:table-column-properties fo:break-before="auto" style:column-width="2.328cm"/>
    </style:style>
    <style:style style:name="co27" style:family="table-column">
      <style:table-column-properties fo:break-before="auto" style:column-width="3.722cm"/>
    </style:style>
    <style:style style:name="co28" style:family="table-column">
      <style:table-column-properties fo:break-before="auto" style:column-width="2.205cm"/>
    </style:style>
    <style:style style:name="co29" style:family="table-column">
      <style:table-column-properties fo:break-before="auto" style:column-width="2.223cm"/>
    </style:style>
    <style:style style:name="co30" style:family="table-column">
      <style:table-column-properties fo:break-before="auto" style:column-width="3.175cm"/>
    </style:style>
    <style:style style:name="co31" style:family="table-column">
      <style:table-column-properties fo:break-before="auto" style:column-width="3.069cm"/>
    </style:style>
    <style:style style:name="co32" style:family="table-column">
      <style:table-column-properties fo:break-before="auto" style:column-width="3.14cm"/>
    </style:style>
    <style:style style:name="co33" style:family="table-column">
      <style:table-column-properties fo:break-before="auto" style:column-width="3.157cm"/>
    </style:style>
    <style:style style:name="co34" style:family="table-column">
      <style:table-column-properties fo:break-before="auto" style:column-width="1.993cm"/>
    </style:style>
    <style:style style:name="co36" style:family="table-column">
      <style:table-column-properties fo:break-before="auto" style:column-width="3.351cm"/>
    </style:style>
    <style:style style:name="co37" style:family="table-column">
      <style:table-column-properties fo:break-before="auto" style:column-width="2.946cm"/>
    </style:style>
    <style:style style:name="co38" style:family="table-column">
      <style:table-column-properties fo:break-before="auto" style:column-width="2.522cm"/>
    </style:style>
    <style:style style:name="co39" style:family="table-column">
      <style:table-column-properties fo:break-before="auto" style:column-width="2.558cm"/>
    </style:style>
    <style:style style:name="co40" style:family="table-column">
      <style:table-column-properties fo:break-before="auto" style:column-width="2.417cm"/>
    </style:style>
    <style:style style:name="co41" style:family="table-column">
      <style:table-column-properties fo:break-before="auto" style:column-width="2.699cm"/>
    </style:style>
    <style:style style:name="co42" style:family="table-column">
      <style:table-column-properties fo:break-before="auto" style:column-width="1.976cm"/>
    </style:style>
    <style:style style:name="co43" style:family="table-column">
      <style:table-column-properties fo:break-before="auto" style:column-width="2.346cm"/>
    </style:style>
    <style:style style:name="co44" style:family="table-column">
      <style:table-column-properties fo:break-before="auto" style:column-width="3.51cm"/>
    </style:style>
    <style:style style:name="co45" style:family="table-column">
      <style:table-column-properties fo:break-before="auto" style:column-width="2.963cm"/>
    </style:style>
    <style:style style:name="co47" style:family="table-column">
      <style:table-column-properties fo:break-before="auto" style:column-width="2.046cm"/>
    </style:style>
    <style:style style:name="co48" style:family="table-column">
      <style:table-column-properties fo:break-before="auto" style:column-width="2.91cm"/>
    </style:style>
    <style:style style:name="co49" style:family="table-column">
      <style:table-column-properties fo:break-before="auto" style:column-width="2.381cm"/>
    </style:style>
    <style:style style:name="co50" style:family="table-column">
      <style:table-column-properties fo:break-before="auto" style:column-width="2.505cm"/>
    </style:style>
    <style:style style:name="co51" style:family="table-column">
      <style:table-column-properties fo:break-before="auto" style:column-width="2.064cm"/>
    </style:style>
    <style:style style:name="co52" style:family="table-column">
      <style:table-column-properties fo:break-before="auto" style:column-width="2.716cm"/>
    </style:style>
    <style:style style:name="co58" style:family="table-column">
      <style:table-column-properties fo:break-before="auto" style:column-width="2.17cm"/>
    </style:style>
    <style:style style:name="co59" style:family="table-column">
      <style:table-column-properties fo:break-before="auto" style:column-width="2.011cm"/>
    </style:style>
    <style:style style:name="co60" style:family="table-column">
      <style:table-column-properties fo:break-before="auto" style:column-width="2.134cm"/>
    </style:style>
    <style:style style:name="co61" style:family="table-column">
      <style:table-column-properties fo:break-before="auto" style:column-width="2.611cm"/>
    </style:style>
    <style:style style:name="co62" style:family="table-column">
      <style:table-column-properties fo:break-before="auto" style:column-width="2.752cm"/>
    </style:style>
    <style:style style:name="ro5" style:family="table-row">
      <style:table-row-properties style:row-height="1.30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7cm" fo:break-before="auto" style:use-optimal-row-height="fals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0.54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/>
    <style:style style:name="ce10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13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33" style:family="table-cell" style:parent-style-name="Default" style:data-style-name="N112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37" style:family="table-cell" style:parent-style-name="Default" style:data-style-name="N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46" style:family="table-cell" style:parent-style-name="Default" style:data-style-name="N117"/>
    <style:style style:name="ce147" style:family="table-cell" style:parent-style-name="Default" style:data-style-name="N0">
      <style:text-properties fo:color="#ff0000"/>
    </style:style>
    <style:style style:name="ce152" style:family="table-cell" style:parent-style-name="Default" style:data-style-name="N0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53" style:family="table-cell" style:parent-style-name="Default" style:data-style-name="N0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77" style:family="table-cell" style:parent-style-name="Default" style:data-style-name="N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89" style:family="table-cell" style:parent-style-name="Default" style:data-style-name="N0">
      <style:table-cell-properties fo:background-color="#bfbfb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90" style:family="table-cell" style:parent-style-name="Default" style:data-style-name="N1"/>
    <style:style style:name="ce198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3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48" style:family="table-cell" style:parent-style-name="Default" style:data-style-name="N0">
      <style:text-properties style:font-name="Courier New" fo:font-size="12pt" style:font-name-asian="Courier New1" style:font-size-asian="12pt" style:font-name-complex="Courier New1" style:font-size-complex="12pt"/>
    </style:style>
    <style:style style:name="ce49" style:family="table-cell" style:parent-style-name="Default" style:data-style-name="N0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" style:family="table-cell" style:parent-style-name="Default" style:data-style-name="N0">
      <style:table-cell-properties fo:background-color="#bfbfb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0" style:family="table-cell" style:parent-style-name="Default" style:data-style-name="N1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1" style:family="table-cell" style:parent-style-name="Default" style:data-style-name="N0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2" style:family="table-cell" style:parent-style-name="Default" style:data-style-name="N1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53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54" style:family="table-cell" style:parent-style-name="Default" style:data-style-name="N0">
      <style:table-cell-properties fo:border-bottom="none" fo:background-color="#bfbfb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55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56" style:family="table-cell" style:parent-style-name="Default" style:data-style-name="N1">
      <style:table-cell-properties fo:background-color="#e2efda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57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58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59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6" style:family="table-cell" style:parent-style-name="Default" style:data-style-name="N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60" style:family="table-cell" style:parent-style-name="Default" style:data-style-name="N0">
      <style:table-cell-properties fo:background-color="#bfbfb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6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62" style:family="table-cell" style:parent-style-name="Default" style:data-style-name="N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63" style:family="table-cell" style:parent-style-name="Default" style:data-style-name="N112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69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7" style:family="table-cell" style:parent-style-name="Default" style:data-style-name="N112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75" style:family="table-cell" style:parent-style-name="Default" style:data-style-name="N112"/>
    <style:style style:name="ce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1" style:family="table-cell" style:parent-style-name="Default" style:data-style-name="N4">
      <style:table-cell-properties fo:wrap-option="wrap" style:vertical-align="middle"/>
    </style:style>
    <style:style style:name="ce176" style:family="table-cell" style:parent-style-name="Default" style:data-style-name="N3">
      <style:table-cell-properties fo:wrap-option="wrap" style:vertical-align="middle"/>
    </style:style>
    <style:style style:name="ce178" style:family="table-cell" style:parent-style-name="Default" style:data-style-name="N111"/>
    <style:style style:name="ce179" style:family="table-cell" style:parent-style-name="Default" style:data-style-name="N11">
      <style:table-cell-properties fo:wrap-option="wrap" style:vertical-align="middle"/>
      <style:paragraph-properties fo:margin-left="0cm" style:writing-mode="lr-tb"/>
    </style:style>
    <style:style style:name="ce180" style:family="table-cell" style:parent-style-name="Default" style:data-style-name="N118">
      <style:table-cell-properties fo:wrap-option="wrap" style:vertical-align="middle"/>
    </style:style>
    <style:style style:name="ce182" style:family="table-cell" style:parent-style-name="Default" style:data-style-name="N4"/>
    <style:style style:name="ce183" style:family="table-cell" style:parent-style-name="Default" style:data-style-name="N4">
      <style:table-cell-properties fo:wrap-option="wrap" style:vertical-align="middle"/>
      <style:paragraph-properties fo:margin-left="0cm" style:writing-mode="lr-tb"/>
    </style:style>
    <style:style style:name="ce4" style:family="table-cell" style:parent-style-name="Default" style:data-style-name="N0">
      <style:table-cell-properties fo:wrap-option="wrap" style:vertical-align="middle"/>
    </style:style>
    <style:style style:name="ce64" style:family="table-cell" style:parent-style-name="Default" style:data-style-name="N0">
      <style:table-cell-properties fo:background-color="#ff00ff"/>
      <style:text-properties fo:color="#ffffff"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 style:data-style-name="N0">
      <style:table-cell-properties fo:background-color="#ff0000"/>
      <style:text-properties fo:color="#ffffff"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67" style:family="table-cell" style:parent-style-name="Default" style:data-style-name="N0">
      <style:text-properties fo:font-size="14pt" style:font-size-asian="14pt" style:font-size-complex="14pt"/>
    </style:style>
    <style:style style:name="ce68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fo:font-weight="bold" style:font-name-asian="Courier New1" style:font-size-asian="12pt" style:font-style-asian="italic" style:font-weight-asian="bold" style:font-name-complex="Courier New1" style:font-size-complex="12pt" style:font-style-complex="italic" style:font-weight-complex="bold"/>
    </style:style>
    <style:style style:name="ce15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200" style:family="table-cell" style:parent-style-name="Default" style:data-style-name="N0"/>
    <style:style style:name="ce108" style:family="table-cell" style:parent-style-name="Default" style:data-style-name="N0">
      <style:table-cell-properties fo:border-bottom="0.06pt solid #000000" fo:background-color="#00cc99" fo:border-left="none" fo:border-right="none" fo:border-top="none"/>
      <style:text-properties fo:color="#000000"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107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72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7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12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3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5" style:family="table-cell" style:parent-style-name="Default" style:data-style-name="N1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36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209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41" style:family="table-cell" style:parent-style-name="Default" style:data-style-name="N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14" style:family="table-cell" style:parent-style-name="Hyperlink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02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54" style:family="table-cell" style:parent-style-name="Default" style:data-style-name="N11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71" style:family="table-cell" style:parent-style-name="Default" style:data-style-name="N11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20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15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1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34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1" style:family="table-cell" style:parent-style-name="Default" style:data-style-name="N0">
      <style:table-cell-properties fo:border-bottom="0.06pt solid #000000" fo:background-color="#5b9bd5" fo:border-left="none" fo:border-right="none" fo:border-top="none"/>
      <style:text-properties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124" style:family="table-cell" style:parent-style-name="Default" style:data-style-name="N1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00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51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6" style:family="table-cell" style:parent-style-name="Default" style:data-style-name="N0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" style:family="table-cell" style:parent-style-name="Default" style:data-style-name="N112">
      <style:table-cell-properties style:text-align-source="fix" style:repeat-content="false" fo:wrap-option="wrap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41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09" style:family="table-cell" style:parent-style-name="Default" style:data-style-name="N0">
      <style:table-cell-properties fo:border-bottom="0.06pt solid #000000" fo:background-color="#00cc99" fo:border-left="none" fo:border-right="none" fo:border-top="none"/>
      <style:text-properties style:font-name="Courier New" fo:font-size="16pt" fo:font-weight="bold" style:font-name-asian="Courier New1" style:font-size-asian="16pt" style:font-weight-asian="bold" style:font-name-complex="Courier New1" style:font-size-complex="16pt" style:font-weight-complex="bold"/>
    </style:style>
    <style:style style:name="ce149" style:family="table-cell" style:parent-style-name="Default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229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fo:color="#000000"/>
    </style:style>
    <style:style style:name="ce122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86" style:family="table-cell" style:parent-style-name="Default" style:data-style-name="N116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18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29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9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03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85" style:family="table-cell" style:parent-style-name="Normal_20_2" style:data-style-name="N2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29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47" style:family="table-cell" style:parent-style-name="Default" style:data-style-name="N113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87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39" style:family="table-cell" style:parent-style-name="Default" style:data-style-name="N1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06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57" style:family="table-cell" style:parent-style-name="Default" style:data-style-name="N0">
      <style:table-cell-properties fo:border-bottom="0.06pt solid #000000" fo:background-color="#bfbfb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59" style:family="table-cell" style:parent-style-name="Hyperlink" style:data-style-name="N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92" style:family="table-cell" style:parent-style-name="Default" style:data-style-name="N2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01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04" style:family="table-cell" style:parent-style-name="Hyperlink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55" style:family="table-cell" style:parent-style-name="Hyperlink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text-underline-style="none" style:font-name-asian="Courier New1" style:font-size-asian="12pt" style:font-name-complex="Courier New1" style:font-size-complex="12pt"/>
    </style:style>
    <style:style style:name="ce123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19" style:family="table-cell" style:parent-style-name="Default" style:data-style-name="N61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30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text-underline-style="none" style:font-name-asian="Courier New1" style:font-size-asian="12pt" style:font-name-complex="Courier New1" style:font-size-complex="12pt"/>
    </style:style>
    <style:style style:name="ce105" style:family="table-cell" style:parent-style-name="Normal_20_2" style:data-style-name="N112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56" style:family="table-cell" style:parent-style-name="Normal_20_2" style:data-style-name="N1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40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17" style:family="table-cell" style:parent-style-name="Default" style:data-style-name="N6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20" style:family="table-cell" style:parent-style-name="Default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160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150" style:family="table-cell" style:parent-style-name="Default" style:data-style-name="N0">
      <style:table-cell-properties fo:background-color="#bfbfbf" style:text-align-source="fix" style:repeat-content="false" fo:wrap-option="wrap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38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259" style:family="table-cell" style:parent-style-name="Default" style:data-style-name="N1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92" style:family="table-cell" style:parent-style-name="Default" style:data-style-name="N0">
      <style:table-cell-properties fo:background-color="#ffffff" fo:border="0.06pt solid #000000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193" style:family="table-cell" style:parent-style-name="Default" style:data-style-name="N0">
      <style:table-cell-properties fo:background-color="#fffff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94" style:family="table-cell" style:parent-style-name="Default" style:data-style-name="N1">
      <style:table-cell-properties fo:background-color="#fffff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263" style:family="table-cell" style:parent-style-name="Default" style:data-style-name="N1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81" style:family="table-cell" style:parent-style-name="Default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4" style:family="table-cell" style:parent-style-name="Default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84" style:family="table-cell" style:parent-style-name="Default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5" style:family="table-cell" style:parent-style-name="Default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83" style:family="table-cell" style:parent-style-name="Default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3" style:family="table-cell" style:parent-style-name="Default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82" style:family="table-cell" style:parent-style-name="Default" style:data-style-name="N114">
      <style:table-cell-properties style:cell-protect="none" style:print-content="true" style:text-align-source="fix" style:repeat-content="false" fo:wrap-option="wrap" fo:border="0.06pt solid #000080" fo:padding-bottom="0.035cm" fo:padding-left="0.035cm" fo:padding-right="0cm" fo:padding-top="0.035cm" style:vertical-align="top"/>
      <style:paragraph-properties fo:text-align="end" style:writing-mode="lr-tb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28" style:family="table-cell" style:parent-style-name="Default" style:data-style-name="N114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48" style:family="table-cell" style:parent-style-name="Default" style:data-style-name="N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70" style:family="table-cell" style:parent-style-name="Default" style:data-style-name="N112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9" style:family="table-cell" style:parent-style-name="Hyperlink" style:data-style-name="N1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text-underline-style="none" style:font-name-asian="Courier New1" style:font-size-asian="12pt" style:font-name-complex="Courier New1" style:font-size-complex="12pt"/>
    </style:style>
    <style:style style:name="ce45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fo:border="0.06pt solid #000000" fo:padding-bottom="0.035cm" fo:padding-left="0.035cm" fo:padding-right="0cm" fo:padding-top="0.035cm" style:vertical-align="automatic"/>
      <style:paragraph-properties fo:text-align="end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73" style:family="table-cell" style:parent-style-name="Default" style:data-style-name="N112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7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70ad47"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72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70ad47" style:font-name="Courier New" fo:font-size="12pt" style:font-name-asian="Courier New1" style:font-size-asian="12pt" style:font-name-complex="Courier New1" style:font-size-complex="12pt"/>
    </style:style>
    <style:style style:name="ce25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74" style:family="table-cell" style:parent-style-name="Default" style:data-style-name="N113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161" style:family="table-cell" style:parent-style-name="Default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44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2" style:family="table-cell" style:parent-style-name="Hyperlink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26" style:family="table-cell" style:parent-style-name="Default" style:data-style-name="N0">
      <style:table-cell-properties fo:border-bottom="none" fo:background-color="#bfbfb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163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4" style:family="table-cell" style:parent-style-name="Default" style:data-style-name="N112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30" style:family="table-cell" style:parent-style-name="Default" style:data-style-name="N112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78" style:family="table-cell" style:parent-style-name="Default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89" style:family="table-cell" style:parent-style-name="Default" style:data-style-name="N112">
      <style:table-cell-properties fo:border-bottom="0.06pt solid #000000" fo:background-color="#ffffff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5" style:family="table-cell" style:parent-style-name="Default" style:data-style-name="N2">
      <style:table-cell-properties fo:border-bottom="none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90" style:family="table-cell" style:parent-style-name="Default" style:data-style-name="N2">
      <style:table-cell-properties fo:border-bottom="0.06pt solid #000000" style:text-align-source="fix" style:repeat-content="false" fo:border-left="0.06pt solid #000000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fo:color="#ff00ff" style:font-name="Courier New" fo:font-size="12pt" style:font-name-asian="Courier New1" style:font-size-asian="12pt" style:font-name-complex="Courier New1" style:font-size-complex="12pt"/>
    </style:style>
    <style:style style:name="ce166" style:family="table-cell" style:parent-style-name="Hyperlink" style:data-style-name="N11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563c1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127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26" style:family="table-cell" style:parent-style-name="Hyperlink" style:data-style-name="N115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000000" style:font-name="Courier New" fo:font-size="12pt" style:text-underline-style="none" style:font-name-asian="Courier New1" style:font-size-asian="12pt" style:font-name-complex="Courier New1" style:font-size-complex="12pt"/>
    </style:style>
    <style:style style:name="ce110" style:family="table-cell" style:parent-style-name="Hyperlink" style:data-style-name="N0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text-underline-style="solid" style:text-underline-width="auto" style:text-underline-color="font-color" style:font-name-asian="Courier New1" style:font-size-asian="12pt" style:font-name-complex="Courier New1" style:font-size-complex="12pt"/>
    </style:style>
    <style:style style:name="ce111" style:family="table-cell" style:parent-style-name="Hyperlink" style:data-style-name="N2">
      <style:table-cell-properties fo:background-color="#fffff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color="#ff00ff" style:font-name="Courier New" fo:font-size="12pt" style:text-underline-style="none" style:font-name-asian="Courier New1" style:font-size-asian="12pt" style:font-name-complex="Courier New1" style:font-size-complex="12pt"/>
    </style:style>
    <style:style style:name="ce125" style:family="table-cell" style:parent-style-name="Default" style:data-style-name="N112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299" style:family="table-cell" style:parent-style-name="Default" style:data-style-name="N112"/>
    <style:style style:name="ce131" style:family="table-cell" style:parent-style-name="Default" style:data-style-name="N0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88" style:family="table-cell" style:parent-style-name="Default" style:data-style-name="N2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132" style:family="table-cell" style:parent-style-name="Default" style:data-style-name="N2">
      <style:table-cell-properties fo:border="0.06pt solid #000000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135" style:family="table-cell" style:parent-style-name="Default" style:data-style-name="N0">
      <style:table-cell-properties fo:border-bottom="none" fo:background-color="#bfbfbf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304" style:family="table-cell" style:parent-style-name="Default" style:data-style-name="N112">
      <style:table-cell-properties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134" style:family="table-cell" style:parent-style-name="Default" style:data-style-name="N112">
      <style:table-cell-properties fo:border="0.06pt solid #000000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306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307" style:family="table-cell" style:parent-style-name="Default" style:data-style-name="N0">
      <style:table-cell-properties fo:border-bottom="0.06pt solid #000000" fo:background-color="#bfbfbf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308" style:family="table-cell" style:parent-style-name="Default" style:data-style-name="N0">
      <style:table-cell-properties fo:background-color="#bfbfbf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30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10" style:family="table-cell" style:parent-style-name="Default" style:data-style-name="N0">
      <style:table-cell-properties fo:border-bottom="none" fo:background-color="#bfbfbf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311" style:family="table-cell" style:parent-style-name="Default" style:data-style-name="N112">
      <style:table-cell-properties fo:border="0.06pt solid #000000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312" style:family="table-cell" style:parent-style-name="Default" style:data-style-name="N0">
      <style:table-cell-properties fo:background-color="#bfbfbf" style:text-align-source="fix" style:repeat-content="false" fo:border="0.06pt solid #000000" style:vertical-align="middle"/>
      <style:paragraph-properties fo:text-align="center"/>
      <style:text-properties style:font-name="Courier New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ce313" style:family="table-cell" style:parent-style-name="Default" style:data-style-name="N1"/>
    <style:style style:name="ce314" style:family="table-cell" style:parent-style-name="Default" style:data-style-name="N0">
      <style:table-cell-properties fo:background-color="#9bc2e6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315" style:family="table-cell" style:parent-style-name="Default" style:data-style-name="N0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16" style:family="table-cell" style:parent-style-name="Default" style:data-style-name="N1">
      <style:table-cell-properties fo:background-color="#d9e1f2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17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fo:color="#000000" style:font-name="Courier New" fo:font-size="12pt" style:font-name-asian="Courier New1" style:font-size-asian="12pt" style:font-name-complex="Courier New1" style:font-size-complex="12pt"/>
    </style:style>
    <style:style style:name="ce318" style:family="table-cell" style:parent-style-name="Default" style:data-style-name="N0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19" style:family="table-cell" style:parent-style-name="Default" style:data-style-name="N1">
      <style:table-cell-properties fo:background-color="#e2efda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style:font-name="Courier New" fo:font-size="12pt" style:font-name-asian="Courier New1" style:font-size-asian="12pt" style:font-name-complex="Courier New1" style:font-size-complex="12pt"/>
    </style:style>
    <style:style style:name="ce320" style:family="table-cell" style:parent-style-name="Default" style:data-style-name="N1">
      <style:table-cell-properties fo:background-color="#e2efda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21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322" style:family="table-cell" style:parent-style-name="Default" style:data-style-name="N0">
      <style:table-cell-properties fo:background-color="#bfbfbf" fo:border="0.06pt solid #000000"/>
      <style:text-properties style:font-name="Courier New" fo:font-size="12pt" style:font-name-asian="Courier New1" style:font-size-asian="12pt" style:font-name-complex="Courier New1" style:font-size-complex="12pt"/>
    </style:style>
    <style:style style:name="ce323" style:family="table-cell" style:parent-style-name="Default" style:data-style-name="N0">
      <style:text-properties style:font-name="Courier New" fo:font-size="12pt" style:font-name-asian="Courier New1" style:font-size-asian="12pt" style:font-name-complex="Courier New1" style:font-size-complex="12pt"/>
    </style:style>
    <style:style style:name="ce32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ourier New" fo:font-size="12pt" style:font-name-asian="Courier New1" style:font-size-asian="12pt" style:font-name-complex="Courier New1" style:font-size-complex="12pt"/>
    </style:style>
    <style:style style:name="ce325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Courier New" fo:font-size="12pt" style:font-name-asian="Courier New1" style:font-size-asian="12pt" style:font-name-complex="Courier New1" style:font-size-complex="12pt"/>
    </style:style>
    <style:style style:name="ce326" style:family="table-cell" style:parent-style-name="Default" style:data-style-name="N0">
      <style:text-properties fo:color="#ff0000"/>
    </style:style>
    <style:style style:name="ce327" style:family="table-cell" style:parent-style-name="Default" style:data-style-name="N117"/>
    <style:style style:name="ce328" style:family="table-cell" style:parent-style-name="Default" style:data-style-name="N0">
      <style:table-cell-properties fo:background-color="#ff00ff"/>
      <style:text-properties fo:color="#ffffff" fo:font-size="14pt" fo:font-weight="bold" style:font-size-asian="14pt" style:font-weight-asian="bold" style:font-size-complex="14pt" style:font-weight-complex="bold"/>
    </style:style>
    <style:style style:name="ce329" style:family="table-cell" style:parent-style-name="Default" style:data-style-name="N0">
      <style:table-cell-properties fo:background-color="#ff0000"/>
      <style:text-properties fo:color="#ffffff"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0">
      <style:table-cell-properties fo:wrap-option="wrap" style:vertical-align="middle"/>
    </style:style>
    <style:style style:name="ce331" style:family="table-cell" style:parent-style-name="Default" style:data-style-name="N4">
      <style:table-cell-properties fo:wrap-option="wrap" style:vertical-align="middle"/>
      <style:paragraph-properties fo:margin-left="0cm" style:writing-mode="lr-tb"/>
    </style:style>
    <style:style style:name="ce332" style:family="table-cell" style:parent-style-name="Default" style:data-style-name="N4"/>
    <style:style style:name="ce333" style:family="table-cell" style:parent-style-name="Default" style:data-style-name="N4">
      <style:table-cell-properties fo:wrap-option="wrap" style:vertical-align="middle"/>
    </style:style>
    <style:style style:name="ce334" style:family="table-cell" style:parent-style-name="Default" style:data-style-name="N118">
      <style:table-cell-properties fo:wrap-option="wrap" style:vertical-align="middle"/>
    </style:style>
    <style:style style:name="ce335" style:family="table-cell" style:parent-style-name="Default" style:data-style-name="N3">
      <style:table-cell-properties fo:wrap-option="wrap" style:vertical-align="middle"/>
    </style:style>
    <style:style style:name="ce336" style:family="table-cell" style:parent-style-name="Default" style:data-style-name="N111"/>
    <style:style style:name="ce337" style:family="table-cell" style:parent-style-name="Default" style:data-style-name="N11">
      <style:table-cell-properties fo:wrap-option="wrap" style:vertical-align="middle"/>
      <style:paragraph-properties fo:margin-left="0cm" style:writing-mode="lr-tb"/>
    </style:style>
    <style:style style:name="ce338" style:family="table-cell" style:parent-style-name="Default" style:data-style-name="N0">
      <style:table-cell-properties fo:background-color="#ff00ff"/>
      <style:text-properties fo:font-size="14pt" style:font-size-asian="14pt" style:font-size-complex="14pt"/>
    </style:style>
    <style:style style:name="ce339" style:family="table-cell" style:parent-style-name="Default" style:data-style-name="N0">
      <style:table-cell-properties fo:background-color="#ff0000"/>
      <style:text-properties fo:font-size="14pt" style:font-size-asian="14pt" style:font-size-complex="14pt"/>
    </style:style>
    <style:style style:name="ce340" style:family="table-cell" style:parent-style-name="Default" style:data-style-name="N0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Yearly" table:style-name="ta3">
        <table:table-column table:style-name="co13" table:default-cell-style-name="ce200"/>
        <table:table-column table:style-name="co14" table:default-cell-style-name="ce200"/>
        <table:table-column table:style-name="co15" table:number-columns-repeated="3" table:default-cell-style-name="ce200"/>
        <table:table-column table:style-name="co16" table:default-cell-style-name="ce200"/>
        <table:table-column table:style-name="co5" table:default-cell-style-name="ce200"/>
        <table:table-column table:style-name="co17" table:default-cell-style-name="ce200"/>
        <table:table-column table:style-name="co12" table:default-cell-style-name="ce200"/>
        <table:table-column table:style-name="co18" table:default-cell-style-name="ce200"/>
        <table:table-column table:style-name="co19" table:default-cell-style-name="ce200"/>
        <table:table-column table:style-name="co20" table:default-cell-style-name="ce200"/>
        <table:table-column table:style-name="co11" table:default-cell-style-name="ce200"/>
        <table:table-column table:style-name="co12" table:default-cell-style-name="ce200"/>
        <table:table-column table:style-name="co15" table:number-columns-repeated="2" table:default-cell-style-name="ce200"/>
        <table:table-column table:style-name="co14" table:default-cell-style-name="ce200"/>
        <table:table-column table:style-name="co15" table:number-columns-repeated="2" table:default-cell-style-name="ce200"/>
        <table:table-column table:style-name="co21" table:default-cell-style-name="ce200"/>
        <table:table-column table:style-name="co5" table:default-cell-style-name="ce229"/>
        <table:table-column table:style-name="co22" table:default-cell-style-name="ce200"/>
        <table:table-column table:style-name="co23" table:default-cell-style-name="ce200"/>
        <table:table-column table:style-name="co24" table:default-cell-style-name="ce200"/>
        <table:table-column table:style-name="co14" table:number-columns-repeated="2" table:default-cell-style-name="ce200"/>
        <table:table-column table:style-name="co25" table:number-columns-repeated="2" table:default-cell-style-name="ce200"/>
        <table:table-column table:style-name="co26" table:default-cell-style-name="ce200"/>
        <table:table-column table:style-name="co27" table:number-columns-repeated="3" table:default-cell-style-name="ce200"/>
        <table:table-column table:style-name="co28" table:number-columns-repeated="4" table:default-cell-style-name="ce200"/>
        <table:table-column table:style-name="co29" table:default-cell-style-name="ce200"/>
        <table:table-column table:style-name="co28" table:default-cell-style-name="ce200"/>
        <table:table-column table:style-name="co13" table:default-cell-style-name="ce200"/>
        <table:table-column table:style-name="co28" table:number-columns-repeated="7" table:default-cell-style-name="ce200"/>
        <table:table-column table:style-name="co30" table:number-columns-repeated="7" table:default-cell-style-name="ce200"/>
        <table:table-column table:style-name="co31" table:number-columns-repeated="2" table:default-cell-style-name="ce200"/>
        <table:table-column table:style-name="co5" table:default-cell-style-name="ce200"/>
        <table:table-column table:style-name="co32" table:default-cell-style-name="ce200"/>
        <table:table-column table:style-name="co33" table:default-cell-style-name="ce200"/>
        <table:table-column table:style-name="co34" table:number-columns-repeated="6" table:default-cell-style-name="ce200"/>
        <table:table-column table:style-name="co28" table:default-cell-style-name="ce200"/>
        <table:table-column table:style-name="co36" table:default-cell-style-name="ce200"/>
        <table:table-column table:style-name="co37" table:default-cell-style-name="ce200"/>
        <table:table-column table:style-name="co38" table:default-cell-style-name="ce200"/>
        <table:table-column table:style-name="co33" table:number-columns-repeated="17" table:default-cell-style-name="ce200"/>
        <table:table-column table:style-name="co39" table:default-cell-style-name="ce200"/>
        <table:table-column table:style-name="co40" table:number-columns-repeated="5" table:default-cell-style-name="ce200"/>
        <table:table-column table:style-name="co41" table:number-columns-repeated="3" table:default-cell-style-name="ce200"/>
        <table:table-column table:style-name="co35" table:number-columns-repeated="2" table:default-cell-style-name="ce200"/>
        <table:table-column table:style-name="co28" table:default-cell-style-name="ce200"/>
        <table:table-column table:style-name="co42" table:default-cell-style-name="ce200"/>
        <table:table-column table:style-name="co19" table:default-cell-style-name="ce200"/>
        <table:table-column table:style-name="co28" table:number-columns-repeated="3" table:default-cell-style-name="ce200"/>
        <table:table-column table:style-name="co43" table:default-cell-style-name="ce200"/>
        <table:table-column table:style-name="co15" table:default-cell-style-name="ce200"/>
        <table:table-column table:style-name="co21" table:default-cell-style-name="ce200"/>
        <table:table-column table:style-name="co12" table:default-cell-style-name="ce200"/>
        <table:table-column table:style-name="co15" table:default-cell-style-name="ce200"/>
        <table:table-column table:style-name="co44" table:default-cell-style-name="ce200"/>
        <table:table-column table:style-name="co45" table:default-cell-style-name="ce200"/>
        <table:table-column table:style-name="co15" table:default-cell-style-name="ce200"/>
        <table:table-column table:style-name="co14" table:number-columns-repeated="2" table:default-cell-style-name="ce200"/>
        <table:table-column table:style-name="co24" table:number-columns-repeated="2" table:default-cell-style-name="ce200"/>
        <table:table-column table:style-name="co47" table:default-cell-style-name="ce200"/>
        <table:table-column table:style-name="co48" table:default-cell-style-name="ce200"/>
        <table:table-column table:style-name="co49" table:default-cell-style-name="ce200"/>
        <table:table-column table:style-name="co14" table:default-cell-style-name="ce200"/>
        <table:table-column table:style-name="co50" table:number-columns-repeated="2" table:default-cell-style-name="ce200"/>
        <table:table-column table:style-name="co32" table:number-columns-repeated="3" table:default-cell-style-name="ce200"/>
        <table:table-column table:style-name="co51" table:number-columns-repeated="3" table:default-cell-style-name="ce200"/>
        <table:table-column table:style-name="co52" table:default-cell-style-name="ce200"/>
        <table:table-column table:style-name="co47" table:default-cell-style-name="ce2"/>
        <table:table-column table:style-name="co46" table:default-cell-style-name="ce200"/>
        <table:table-column table:style-name="co42" table:number-columns-repeated="2" table:default-cell-style-name="ce200"/>
        <table:table-column table:style-name="co46" table:default-cell-style-name="ce200"/>
        <table:table-column table:style-name="co42" table:default-cell-style-name="ce200"/>
        <table:table-column table:style-name="co22" table:default-cell-style-name="ce200"/>
        <table:table-column table:style-name="co12" table:default-cell-style-name="ce200"/>
        <table:table-column table:style-name="co28" table:default-cell-style-name="ce200"/>
        <table:table-column table:style-name="co43" table:default-cell-style-name="ce200"/>
        <table:table-column table:style-name="co40" table:default-cell-style-name="ce200"/>
        <table:table-column table:style-name="co18" table:default-cell-style-name="ce200"/>
        <table:table-column table:style-name="co58" table:default-cell-style-name="ce200"/>
        <table:table-column table:style-name="co17" table:default-cell-style-name="ce200"/>
        <table:table-column table:style-name="co51" table:default-cell-style-name="ce200"/>
        <table:table-column table:style-name="co59" table:default-cell-style-name="ce200"/>
        <table:table-column table:style-name="co60" table:default-cell-style-name="ce200"/>
        <table:table-column table:style-name="co59" table:default-cell-style-name="ce200"/>
        <table:table-column table:style-name="co11" table:default-cell-style-name="ce200"/>
        <table:table-column table:style-name="co61" table:default-cell-style-name="ce200"/>
        <table:table-column table:style-name="co62" table:default-cell-style-name="ce200"/>
        <table:table-column table:style-name="co53" table:number-columns-repeated="876" table:default-cell-style-name="ce200"/>
        <table:table-row table:style-name="ro7">
          <table:table-cell table:style-name="ce18" office:value-type="string" calcext:value-type="string">
            <text:p>Topic</text:p>
          </table:table-cell>
          <table:table-cell table:style-name="ce108" office:value-type="string" calcext:value-type="string">
            <text:p>Demographic limits</text:p>
          </table:table-cell>
          <table:table-cell table:style-name="ce108" table:number-columns-repeated="12"/>
          <table:table-cell table:style-name="ce21" office:value-type="string" calcext:value-type="string">
            <text:p>Sales and Inheritances</text:p>
          </table:table-cell>
          <table:table-cell table:style-name="ce21" table:number-columns-repeated="4"/>
          <table:table-cell table:style-name="ce109" office:value-type="string" calcext:value-type="string">
            <text:p>Mortgages and interest rates</text:p>
          </table:table-cell>
          <table:table-cell table:style-name="ce109" table:number-columns-repeated="15"/>
          <table:table-cell table:style-name="ce21" office:value-type="string" calcext:value-type="string">
            <text:p>Money</text:p>
          </table:table-cell>
          <table:table-cell table:style-name="ce21" table:number-columns-repeated="10"/>
          <table:table-cell table:style-name="ce109" office:value-type="string" calcext:value-type="string">
            <text:p>Wage</text:p>
          </table:table-cell>
          <table:table-cell table:style-name="ce109" table:number-columns-repeated="10"/>
          <table:table-cell table:style-name="ce21" office:value-type="string" calcext:value-type="string">
            <text:p>Land</text:p>
          </table:table-cell>
          <table:table-cell table:style-name="ce21" table:number-columns-repeated="7"/>
          <table:table-cell table:style-name="ce109" office:value-type="string" calcext:value-type="string">
            <text:p>Building permits</text:p>
          </table:table-cell>
          <table:table-cell table:style-name="ce109" table:number-columns-repeated="6"/>
          <table:table-cell table:style-name="ce21" office:value-type="string" calcext:value-type="string">
            <text:p>Houses by type and cost of building</text:p>
          </table:table-cell>
          <table:table-cell table:style-name="ce21" table:number-columns-repeated="12"/>
          <table:table-cell table:style-name="ce109" office:value-type="string" calcext:value-type="string">
            <text:p>Stock and cement</text:p>
          </table:table-cell>
          <table:table-cell table:style-name="ce109" table:number-columns-repeated="17"/>
          <table:table-cell table:style-name="ce21" office:value-type="string" calcext:value-type="string">
            <text:p>Buyers</text:p>
          </table:table-cell>
          <table:table-cell table:style-name="ce21" table:number-columns-repeated="3"/>
          <table:table-cell table:style-name="ce109" office:value-type="string" calcext:value-type="string">
            <text:p>Tenure</text:p>
          </table:table-cell>
          <table:table-cell table:style-name="ce109" table:number-columns-repeated="3"/>
          <table:table-cell table:style-name="ce21" office:value-type="string" calcext:value-type="string">
            <text:p>Rent </text:p>
          </table:table-cell>
          <table:table-cell table:style-name="ce21" table:number-columns-repeated="8"/>
          <table:table-cell table:style-name="ce109" office:value-type="string" calcext:value-type="string">
            <text:p>Price</text:p>
          </table:table-cell>
          <table:table-cell table:style-name="ce109" table:number-columns-repeated="5"/>
          <table:table-cell table:style-name="ce21" office:value-type="string" calcext:value-type="string">
            <text:p>Multivariate model</text:p>
          </table:table-cell>
          <table:table-cell table:style-name="ce21" table:number-columns-repeated="12"/>
          <table:table-cell table:style-name="ce109" office:value-type="string" calcext:value-type="string">
            <text:p>Rainbow model</text:p>
          </table:table-cell>
          <table:table-cell table:style-name="ce109" table:number-columns-repeated="5"/>
          <table:table-cell table:style-name="ce21" office:value-type="string" calcext:value-type="string">
            <text:p>Energy</text:p>
          </table:table-cell>
          <table:table-cell table:style-name="ce21" table:number-columns-repeated="2"/>
          <table:table-cell table:number-columns-repeated="876"/>
        </table:table-row>
        <table:table-row table:style-name="ro8">
          <table:table-cell table:style-name="ce18" office:value-type="string" calcext:value-type="string">
            <text:p>Year</text:p>
          </table:table-cell>
          <table:table-cell table:style-name="ce158" office:value-type="string" calcext:value-type="string">
            <text:p>Total_population</text:p>
          </table:table-cell>
          <table:table-cell table:style-name="ce158" office:value-type="string" calcext:value-type="string">
            <text:p>Population_25_50</text:p>
          </table:table-cell>
          <table:table-cell table:style-name="ce158" office:value-type="string" calcext:value-type="string">
            <text:p>Population_25_60</text:p>
          </table:table-cell>
          <table:table-cell table:style-name="ce114" office:value-type="string" calcext:value-type="string">
            <text:p>Population_over18</text:p>
          </table:table-cell>
          <table:table-cell table:style-name="ce158" office:value-type="string" calcext:value-type="string">
            <text:p>Upper_limit</text:p>
          </table:table-cell>
          <table:table-cell table:style-name="ce158" office:value-type="string" calcext:value-type="string">
            <text:p>Lower_limit</text:p>
          </table:table-cell>
          <table:table-cell table:style-name="ce20" office:value-type="string" calcext:value-type="string">
            <text:p>Optimal</text:p>
          </table:table-cell>
          <table:table-cell table:style-name="ce20" office:value-type="string" calcext:value-type="string">
            <text:p>Age_30</text:p>
          </table:table-cell>
          <table:table-cell table:style-name="ce20" office:value-type="string" calcext:value-type="string">
            <text:p>Age_30halved</text:p>
          </table:table-cell>
          <table:table-cell table:style-name="ce20" office:value-type="string" calcext:value-type="string">
            <text:p>Age_40</text:p>
          </table:table-cell>
          <table:table-cell table:style-name="ce20" office:value-type="string" calcext:value-type="string">
            <text:p>Age_40halved</text:p>
          </table:table-cell>
          <table:table-cell table:style-name="ce20" office:value-type="string" calcext:value-type="string">
            <text:p>Age_50</text:p>
          </table:table-cell>
          <table:table-cell table:style-name="ce20" office:value-type="string" calcext:value-type="string">
            <text:p>Age_50halved</text:p>
          </table:table-cell>
          <table:table-cell table:style-name="ce158" office:value-type="string" calcext:value-type="string">
            <text:p>Home_sales</text:p>
          </table:table-cell>
          <table:table-cell table:style-name="ce158" office:value-type="string" calcext:value-type="string">
            <text:p>Inheritances</text:p>
          </table:table-cell>
          <table:table-cell table:style-name="ce20" office:value-type="string" calcext:value-type="string">
            <text:p>Donations</text:p>
          </table:table-cell>
          <table:table-cell table:style-name="ce20" office:value-type="string" calcext:value-type="string">
            <text:p>Swaps</text:p>
          </table:table-cell>
          <table:table-cell table:style-name="ce20" office:value-type="string" calcext:value-type="string">
            <text:p>Others</text:p>
          </table:table-cell>
          <table:table-cell table:style-name="ce20" office:value-type="string" calcext:value-type="string">
            <text:p>Approved</text:p>
          </table:table-cell>
          <table:table-cell table:style-name="ce20" office:value-type="string" calcext:value-type="string">
            <text:p>Releases</text:p>
          </table:table-cell>
          <table:table-cell table:style-name="ce158" office:value-type="string" calcext:value-type="string">
            <text:p>Total_amount</text:p>
          </table:table-cell>
          <table:table-cell table:style-name="ce158" office:value-type="string" calcext:value-type="string">
            <text:p>Average_amount</text:p>
          </table:table-cell>
          <table:table-cell table:style-name="ce158" office:value-type="string" calcext:value-type="string">
            <text:p>Creditor_subrogation</text:p>
          </table:table-cell>
          <table:table-cell table:style-name="ce158" office:value-type="string" calcext:value-type="string">
            <text:p>Consumer_subrogation</text:p>
          </table:table-cell>
          <table:table-cell table:style-name="ce158" office:value-type="string" calcext:value-type="string">
            <text:p>Ratio_subrogations</text:p>
          </table:table-cell>
          <table:table-cell table:style-name="ce158" office:value-type="string" calcext:value-type="string">
            <text:p>Ratio_mortgages_sales</text:p>
          </table:table-cell>
          <table:table-cell table:style-name="ce158" office:value-type="string" calcext:value-type="string">
            <text:p>Loan_to_value</text:p>
          </table:table-cell>
          <table:table-cell table:style-name="ce158" office:value-type="string" calcext:value-type="string">
            <text:p>Real_credit_movement</text:p>
          </table:table-cell>
          <table:table-cell table:style-name="ce158" office:value-type="string" calcext:value-type="string">
            <text:p>Average_mortgage_rate</text:p>
          </table:table-cell>
          <table:table-cell table:style-name="ce158" office:value-type="string" calcext:value-type="string">
            <text:p>Fixed_mortgages</text:p>
          </table:table-cell>
          <table:table-cell table:style-name="ce158" office:value-type="string" calcext:value-type="string">
            <text:p>Variable_mortgages</text:p>
          </table:table-cell>
          <table:table-cell table:style-name="ce158" office:value-type="string" calcext:value-type="string">
            <text:p>Years_mortgage</text:p>
          </table:table-cell>
          <table:table-cell table:style-name="ce157" office:value-type="string" calcext:value-type="string">
            <text:p>Euribor_1year</text:p>
          </table:table-cell>
          <table:table-cell table:style-name="ce158" office:value-type="string" calcext:value-type="string">
            <text:p>Dif_rates</text:p>
          </table:table-cell>
          <table:table-cell table:style-name="ce158" office:value-type="string" calcext:value-type="string">
            <text:p>EURUSD_year_ave</text:p>
          </table:table-cell>
          <table:table-cell table:style-name="ce158" office:value-type="string" calcext:value-type="string">
            <text:p>EUR_house</text:p>
          </table:table-cell>
          <table:table-cell table:style-name="ce158" office:value-type="string" calcext:value-type="string">
            <text:p>USD_house</text:p>
          </table:table-cell>
          <table:table-cell table:style-name="ce158" office:value-type="string" calcext:value-type="string">
            <text:p>Euro_M3</text:p>
          </table:table-cell>
          <table:table-cell table:style-name="ce158" office:value-type="string" calcext:value-type="string">
            <text:p>Euro_M3_stock_per</text:p>
          </table:table-cell>
          <table:table-cell table:style-name="ce158" office:value-type="string" calcext:value-type="string">
            <text:p>Euro_M3_avg</text:p>
          </table:table-cell>
          <table:table-cell table:style-name="ce158" office:value-type="string" calcext:value-type="string">
            <text:p>BTCEUR_year_ave</text:p>
          </table:table-cell>
          <table:table-cell table:style-name="ce158" office:value-type="string" calcext:value-type="string">
            <text:p>BTC_house</text:p>
          </table:table-cell>
          <table:table-cell table:style-name="ce158" office:value-type="string" calcext:value-type="string">
            <text:p>AUEUR_year_ave</text:p>
          </table:table-cell>
          <table:table-cell table:style-name="ce158" office:value-type="string" calcext:value-type="string">
            <text:p>Gold_house</text:p>
          </table:table-cell>
          <table:table-cell table:style-name="ce158" office:value-type="string" calcext:value-type="string">
            <text:p>GDP_eurozone</text:p>
          </table:table-cell>
          <table:table-cell table:style-name="ce158" office:value-type="string" calcext:value-type="string">
            <text:p>Household_net_income</text:p>
          </table:table-cell>
          <table:table-cell table:style-name="ce158" office:value-type="string" calcext:value-type="string">
            <text:p>Disposable_income_over18</text:p>
          </table:table-cell>
          <table:table-cell table:style-name="ce158" office:value-type="string" calcext:value-type="string">
            <text:p>Income_constant_inflation</text:p>
          </table:table-cell>
          <table:table-cell table:style-name="ce158" office:value-type="string" calcext:value-type="string">
            <text:p>Income_constant_mortgage</text:p>
          </table:table-cell>
          <table:table-cell table:style-name="ce158" office:value-type="string" calcext:value-type="string">
            <text:p>Income_constant_housing</text:p>
          </table:table-cell>
          <table:table-cell table:style-name="ce158" office:value-type="string" calcext:value-type="string">
            <text:p>Income_vs_livingstandard</text:p>
          </table:table-cell>
          <table:table-cell table:style-name="ce158" office:value-type="string" calcext:value-type="string">
            <text:p>Housing_affordability</text:p>
          </table:table-cell>
          <table:table-cell table:style-name="ce158" office:value-type="string" calcext:value-type="string">
            <text:p>Wage_norm_IPVVR</text:p>
          </table:table-cell>
          <table:table-cell table:style-name="ce158" office:value-type="string" calcext:value-type="string">
            <text:p>Dif_Wage_IPVVR</text:p>
          </table:table-cell>
          <table:table-cell table:style-name="ce158" office:value-type="string" calcext:value-type="string">
            <text:p>Ideal_wage</text:p>
          </table:table-cell>
          <table:table-cell table:style-name="ce158" office:value-type="string" calcext:value-type="string">
            <text:p>W_M_disconnect</text:p>
          </table:table-cell>
          <table:table-cell table:style-name="ce158" office:value-type="string" calcext:value-type="string">
            <text:p>Price_urban_land</text:p>
          </table:table-cell>
          <table:table-cell table:style-name="ce158" office:value-type="string" calcext:value-type="string">
            <text:p>Tx_land</text:p>
          </table:table-cell>
          <table:table-cell table:style-name="ce157" office:value-type="string" calcext:value-type="string">
            <text:p>Tx_juridicas_m2</text:p>
          </table:table-cell>
          <table:table-cell table:style-name="ce157" office:value-type="string" calcext:value-type="string">
            <text:p>Tx_fisica_m2</text:p>
          </table:table-cell>
          <table:table-cell table:style-name="ce157" office:value-type="string" calcext:value-type="string">
            <text:p>Free_urbanland_km2</text:p>
          </table:table-cell>
          <table:table-cell table:style-name="ce157" office:value-type="string" calcext:value-type="string">
            <text:p>Urbanland_km2</text:p>
          </table:table-cell>
          <table:table-cell table:style-name="ce157" office:value-type="string" calcext:value-type="string">
            <text:p>Land_velocity_years</text:p>
          </table:table-cell>
          <table:table-cell table:style-name="ce150" office:value-type="string" calcext:value-type="string">
            <text:p>House_velocity_years</text:p>
          </table:table-cell>
          <table:table-cell table:style-name="ce157" office:value-type="string" calcext:value-type="string">
            <text:p>Building_permits</text:p>
          </table:table-cell>
          <table:table-cell table:style-name="ce20" office:value-type="string" calcext:value-type="string">
            <text:p>Build</text:p>
          </table:table-cell>
          <table:table-cell table:style-name="ce20" office:value-type="string" calcext:value-type="string">
            <text:p>Reform</text:p>
          </table:table-cell>
          <table:table-cell table:style-name="ce20" office:value-type="string" calcext:value-type="string">
            <text:p>Demolish</text:p>
          </table:table-cell>
          <table:table-cell table:style-name="ce158" office:value-type="string" calcext:value-type="string">
            <text:p>Permits_legalentity</text:p>
          </table:table-cell>
          <table:table-cell table:style-name="ce158" office:value-type="string" calcext:value-type="string">
            <text:p>Permits_individuals</text:p>
          </table:table-cell>
          <table:table-cell table:style-name="ce158" office:value-type="string" calcext:value-type="string">
            <text:p>Permits_publicadmin</text:p>
          </table:table-cell>
          <table:table-cell table:style-name="ce158" office:value-type="string" calcext:value-type="string">
            <text:p>Single_family</text:p>
          </table:table-cell>
          <table:table-cell table:style-name="ce158" office:value-type="string" calcext:value-type="string">
            <text:p>Single_family_m2</text:p>
          </table:table-cell>
          <table:table-cell table:style-name="ce158" office:value-type="string" calcext:value-type="string">
            <text:p>SF_cost</text:p>
          </table:table-cell>
          <table:table-cell table:style-name="ce158" office:value-type="string" calcext:value-type="string">
            <text:p>SF_cost_ave</text:p>
          </table:table-cell>
          <table:table-cell table:style-name="ce158" office:value-type="string" calcext:value-type="string">
            <text:p>SF_cost_m2</text:p>
          </table:table-cell>
          <table:table-cell table:style-name="ce158" office:value-type="string" calcext:value-type="string">
            <text:p>Condominiums</text:p>
          </table:table-cell>
          <table:table-cell table:style-name="ce158" office:value-type="string" calcext:value-type="string">
            <text:p>Condos_m2</text:p>
          </table:table-cell>
          <table:table-cell table:style-name="ce158" office:value-type="string" calcext:value-type="string">
            <text:p>Condos_cost</text:p>
          </table:table-cell>
          <table:table-cell table:style-name="ce158" office:value-type="string" calcext:value-type="string">
            <text:p>Condos_cost_ave</text:p>
          </table:table-cell>
          <table:table-cell table:style-name="ce158" office:value-type="string" calcext:value-type="string">
            <text:p>Condos_cost_m2</text:p>
          </table:table-cell>
          <table:table-cell table:style-name="ce158" office:value-type="string" calcext:value-type="string">
            <text:p>Ratio_price_cost</text:p>
          </table:table-cell>
          <table:table-cell table:style-name="ce158" office:value-type="string" calcext:value-type="string">
            <text:p>Cost_production_ave</text:p>
          </table:table-cell>
          <table:table-cell table:style-name="ce158" office:value-type="string" calcext:value-type="string">
            <text:p>Cost_edification</text:p>
          </table:table-cell>
          <table:table-cell table:style-name="ce158" office:value-type="string" calcext:value-type="string">
            <text:p>Total_homes</text:p>
          </table:table-cell>
          <table:table-cell table:style-name="ce158" office:value-type="string" calcext:value-type="string">
            <text:p>New_homes</text:p>
          </table:table-cell>
          <table:table-cell table:style-name="ce158" office:value-type="string" calcext:value-type="string">
            <text:p>Private_housing</text:p>
          </table:table-cell>
          <table:table-cell table:style-name="ce158" office:value-type="string" calcext:value-type="string">
            <text:p>Public_housing</text:p>
          </table:table-cell>
          <table:table-cell table:style-name="ce158" office:value-type="string" calcext:value-type="string">
            <text:p>Private_housing_per</text:p>
          </table:table-cell>
          <table:table-cell table:style-name="ce158" office:value-type="string" calcext:value-type="string">
            <text:p>Public_housing_per</text:p>
          </table:table-cell>
          <table:table-cell table:style-name="ce158" office:value-type="string" calcext:value-type="string">
            <text:p>Inhabitants_per_home</text:p>
          </table:table-cell>
          <table:table-cell table:style-name="ce158" office:value-type="string" calcext:value-type="string">
            <text:p>Average_people_home</text:p>
          </table:table-cell>
          <table:table-cell table:style-name="ce158" office:value-type="string" calcext:value-type="string">
            <text:p>Dif_IH_AH</text:p>
          </table:table-cell>
          <table:table-cell table:style-name="ce158" office:value-type="string" calcext:value-type="string">
            <text:p>Per_new_homes</text:p>
          </table:table-cell>
          <table:table-cell table:style-name="ce158" office:value-type="string" calcext:value-type="string">
            <text:p>New_homes_avg</text:p>
          </table:table-cell>
          <table:table-cell table:style-name="ce158" office:value-type="string" calcext:value-type="string">
            <text:p>Pop_abs_yoy</text:p>
          </table:table-cell>
          <table:table-cell table:style-name="ce20" office:value-type="string" calcext:value-type="string">
            <text:p>Population_yoy</text:p>
          </table:table-cell>
          <table:table-cell table:style-name="ce158" office:value-type="string" calcext:value-type="string">
            <text:p>Balance</text:p>
          </table:table-cell>
          <table:table-cell table:style-name="ce158" office:value-type="string" calcext:value-type="string">
            <text:p>Employed_constr</text:p>
          </table:table-cell>
          <table:table-cell table:style-name="ce158" office:value-type="string" calcext:value-type="string">
            <text:p>Workers_per_home</text:p>
          </table:table-cell>
          <table:table-cell table:style-name="ce158" office:value-type="string" calcext:value-type="string">
            <text:p>Workers_per_100_inhab</text:p>
          </table:table-cell>
          <table:table-cell table:style-name="ce150" office:value-type="string" calcext:value-type="string">
            <text:p>Cement_mt</text:p>
          </table:table-cell>
          <table:table-cell table:style-name="ce157" office:value-type="string" calcext:value-type="string">
            <text:p>Legal_entity</text:p>
          </table:table-cell>
          <table:table-cell table:style-name="ce25" office:value-type="string" calcext:value-type="string">
            <text:p>Nationals</text:p>
          </table:table-cell>
          <table:table-cell table:style-name="ce20" office:value-type="string" calcext:value-type="string">
            <text:p>Foreigners</text:p>
          </table:table-cell>
          <table:table-cell table:style-name="ce158" office:value-type="string" calcext:value-type="string">
            <text:p>Foreigner_raw</text:p>
          </table:table-cell>
          <table:table-cell table:style-name="ce20" office:value-type="string" calcext:value-type="string">
            <text:p>Owned_per</text:p>
          </table:table-cell>
          <table:table-cell table:style-name="ce158" office:value-type="string" calcext:value-type="string">
            <text:p>Rented_per</text:p>
          </table:table-cell>
          <table:table-cell table:style-name="ce20" office:value-type="string" calcext:value-type="string">
            <text:p>Rented_low</text:p>
          </table:table-cell>
          <table:table-cell table:style-name="ce158" office:value-type="string" calcext:value-type="string">
            <text:p>Freely_loaned_per</text:p>
          </table:table-cell>
          <table:table-cell table:style-name="ce158" office:value-type="string" calcext:value-type="string">
            <text:p>Rent_price_IPVA</text:p>
          </table:table-cell>
          <table:table-cell table:style-name="ce158" office:value-type="string" calcext:value-type="string">
            <text:p>Idealista_rent_100</text:p>
          </table:table-cell>
          <table:table-cell table:style-name="ce158" office:value-type="string" calcext:value-type="string">
            <text:p>Rent_price_eum2</text:p>
          </table:table-cell>
          <table:table-cell table:style-name="ce20" office:value-type="string" calcext:value-type="string">
            <text:p>Price_per</text:p>
          </table:table-cell>
          <table:table-cell table:style-name="ce158" office:value-type="string" calcext:value-type="string">
            <text:p>Rent_ROI_gross</text:p>
          </table:table-cell>
          <table:table-cell table:style-name="ce158" office:value-type="string" calcext:value-type="string">
            <text:p>Rent_ROI_gross_per</text:p>
          </table:table-cell>
          <table:table-cell table:style-name="ce158" office:value-type="string" calcext:value-type="string">
            <text:p>Rent_ROI_net</text:p>
          </table:table-cell>
          <table:table-cell table:style-name="ce158" office:value-type="string" calcext:value-type="string">
            <text:p>Rent_ROI_net_per</text:p>
          </table:table-cell>
          <table:table-cell table:style-name="ce158" office:value-type="string" calcext:value-type="string">
            <text:p>ratio_idealista</text:p>
          </table:table-cell>
          <table:table-cell table:style-name="ce158" office:value-type="string" calcext:value-type="string">
            <text:p>Idealista_price</text:p>
          </table:table-cell>
          <table:table-cell table:style-name="ce158" office:value-type="string" calcext:value-type="string">
            <text:p>Idealista_house_100</text:p>
          </table:table-cell>
          <table:table-cell table:style-name="ce158" office:value-type="string" calcext:value-type="string">
            <text:p>Idealista_rent_100m</text:p>
          </table:table-cell>
          <table:table-cell table:style-name="ce158" office:value-type="string" calcext:value-type="string">
            <text:p>Price_eum2</text:p>
          </table:table-cell>
          <table:table-cell table:style-name="ce158" office:value-type="string" calcext:value-type="string">
            <text:p>Price_IPVVR</text:p>
          </table:table-cell>
          <table:table-cell table:style-name="ce158" office:value-type="string" calcext:value-type="string">
            <text:p>Price_IPV</text:p>
          </table:table-cell>
          <table:table-cell table:style-name="ce158" office:value-type="string" calcext:value-type="string">
            <text:p>Inflation_CPI</text:p>
          </table:table-cell>
          <table:table-cell table:style-name="ce158" office:value-type="string" calcext:value-type="string">
            <text:p>CPI_1985</text:p>
          </table:table-cell>
          <table:table-cell table:style-name="ce26" office:value-type="string" calcext:value-type="string">
            <text:p>Overrated_inflation</text:p>
          </table:table-cell>
          <table:table-cell table:style-name="ce26" office:value-type="string" calcext:value-type="string">
            <text:p>Real_price_over</text:p>
          </table:table-cell>
          <table:table-cell table:style-name="ce26" office:value-type="string" calcext:value-type="string">
            <text:p>Real_price</text:p>
          </table:table-cell>
          <table:table-cell table:style-name="ce26" office:value-type="string" calcext:value-type="string">
            <text:p>Accum_Inflation</text:p>
          </table:table-cell>
          <table:table-cell table:style-name="ce158" office:value-type="string" calcext:value-type="string">
            <text:p>IR_yoy_per</text:p>
          </table:table-cell>
          <table:table-cell table:style-name="ce158" office:value-type="string" calcext:value-type="string">
            <text:p>Nominal_price_yoy_per</text:p>
          </table:table-cell>
          <table:table-cell table:style-name="ce158" office:value-type="string" calcext:value-type="string">
            <text:p>Real_price_yoy_per</text:p>
          </table:table-cell>
          <table:table-cell table:style-name="ce20" office:value-type="string" calcext:value-type="string">
            <text:p>Sales_yoy_per</text:p>
          </table:table-cell>
          <table:table-cell table:style-name="ce158" office:value-type="string" calcext:value-type="string">
            <text:p>Credit_yoy_per</text:p>
          </table:table-cell>
          <table:table-cell table:style-name="ce158" office:value-type="string" calcext:value-type="string">
            <text:p>Unemployment_yoy_per</text:p>
          </table:table-cell>
          <table:table-cell table:style-name="ce158" office:value-type="string" calcext:value-type="string">
            <text:p>Net_ROI_yoy_per</text:p>
          </table:table-cell>
          <table:table-cell table:style-name="ce158" office:value-type="string" calcext:value-type="string">
            <text:p>Rainbow_curve</text:p>
          </table:table-cell>
          <table:table-cell table:style-name="ce20" office:value-type="string" calcext:value-type="string">
            <text:p>RC_plus50</text:p>
          </table:table-cell>
          <table:table-cell table:style-name="ce20" office:value-type="string" calcext:value-type="string">
            <text:p>RC_minus50</text:p>
          </table:table-cell>
          <table:table-cell table:style-name="ce20" office:value-type="string" calcext:value-type="string">
            <text:p>RC_plus100</text:p>
          </table:table-cell>
          <table:table-cell table:style-name="ce20" office:value-type="string" calcext:value-type="string">
            <text:p>RC_minus100</text:p>
          </table:table-cell>
          <table:table-cell table:style-name="ce158" office:value-type="string" calcext:value-type="string">
            <text:p>Alt_rainbow</text:p>
          </table:table-cell>
          <table:table-cell table:style-name="ce158" office:value-type="string" calcext:value-type="string">
            <text:p>US_gasoline_litre_usd</text:p>
          </table:table-cell>
          <table:table-cell table:style-name="ce135" office:value-type="string" calcext:value-type="string">
            <text:p>US_gasoline_yoy_per</text:p>
          </table:table-cell>
          <table:table-cell table:style-name="ce158" office:value-type="string" calcext:value-type="string">
            <text:p>Spain_gasoline_litre_usd</text:p>
          </table:table-cell>
          <table:table-cell table:number-columns-repeated="876"/>
        </table:table-row>
        <table:table-row table:style-name="ro9">
          <table:table-cell table:style-name="ce158" office:value-type="float" office:value="1900" calcext:value-type="float">
            <text:p>1900</text:p>
          </table:table-cell>
          <table:table-cell table:style-name="ce107" office:value-type="float" office:value="18618086" calcext:value-type="float">
            <text:p>18618086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]-[.CI4]" office:value-type="float" office:value="3102810.15922819" calcext:value-type="float">
            <text:p>3102810</text:p>
          </table:table-cell>
          <table:table-cell table:style-name="ce136" table:formula="of:=[.CV3]/9" office:value-type="float" office:value="33032.6596616606" calcext:value-type="float">
            <text:p>33033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]/[.CH3]" office:value-type="float" office:value="6.00039481778388" calcext:value-type="float">
            <text:p>6.00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69" office:value-type="float" office:value="90000" calcext:value-type="float">
            <text:p>90000</text:p>
          </table:table-cell>
          <table:table-cell table:style-name="ce34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36" office:value-type="float" office:value="297293.936954945" calcext:value-type="float">
            <text:p>297294</text:p>
          </table:table-cell>
          <table:table-cell table:style-name="ce170" office:value-type="float" office:value="8.5" calcext:value-type="float">
            <text:p>8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1" calcext:value-type="float">
            <text:p>1901</text:p>
          </table:table-cell>
          <table:table-cell table:style-name="ce172" office:value-type="float" office:value="18738562.6598272" calcext:value-type="float">
            <text:p>18738563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5]-[.CI5]" office:value-type="float" office:value="3140199.69339574" calcext:value-type="float">
            <text:p>3140200</text:p>
          </table:table-cell>
          <table:table-cell table:style-name="ce136" table:formula="of:=[.CV4]/8" office:value-type="float" office:value="37389.534167552" calcext:value-type="float">
            <text:p>37390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]/[.CH4]" office:value-type="float" office:value="5.96731561347417" calcext:value-type="float">
            <text:p>5.9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]-[.B3])" office:value-type="float" office:value="120476.659827214" calcext:value-type="float">
            <text:p>120477</text:p>
          </table:table-cell>
          <table:table-cell table:style-name="ce148" table:formula="of:=([.B4]*100/[.B3])-100" office:value-type="float" office:value="0.647094764881913" calcext:value-type="float">
            <text:p>0.65</text:p>
          </table:table-cell>
          <table:table-cell table:style-name="ce136" table:formula="of:=[.CI4]-([.CS4]/2)" office:value-type="float" office:value="-22848.7957460549" calcext:value-type="float">
            <text:p>-22849</text:p>
          </table:table-cell>
          <table:table-cell table:style-name="ce136" office:value-type="float" office:value="299116.273340416" calcext:value-type="float">
            <text:p>299116</text:p>
          </table:table-cell>
          <table:table-cell table:style-name="ce170" table:formula="of:=[.CV4]/[.CI4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2" calcext:value-type="float">
            <text:p>1902</text:p>
          </table:table-cell>
          <table:table-cell table:style-name="ce172" office:value-type="float" office:value="18849145.2440605" calcext:value-type="float">
            <text:p>18849145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6]-[.CI6]" office:value-type="float" office:value="3177845.04722399" calcext:value-type="float">
            <text:p>3177845</text:p>
          </table:table-cell>
          <table:table-cell table:style-name="ce136" table:formula="of:=[.CV5]/8" office:value-type="float" office:value="37645.353828246" calcext:value-type="float">
            <text:p>37645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]/[.CH5]" office:value-type="float" office:value="5.9314236421081" calcext:value-type="float">
            <text:p>5.93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]-[.B4])" office:value-type="float" office:value="110582.584233258" calcext:value-type="float">
            <text:p>110583</text:p>
          </table:table-cell>
          <table:table-cell table:style-name="ce148" table:formula="of:=([.B5]*100/[.B4])-100" office:value-type="float" office:value="0.590133759140073" calcext:value-type="float">
            <text:p>0.59</text:p>
          </table:table-cell>
          <table:table-cell table:style-name="ce136" table:formula="of:=[.CI5]-([.CS5]/2)" office:value-type="float" office:value="-17645.938288383" calcext:value-type="float">
            <text:p>-17646</text:p>
          </table:table-cell>
          <table:table-cell table:style-name="ce136" office:value-type="float" office:value="301162.830625968" calcext:value-type="float">
            <text:p>301163</text:p>
          </table:table-cell>
          <table:table-cell table:style-name="ce170" table:formula="of:=[.CV5]/[.CI5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3" calcext:value-type="float">
            <text:p>1903</text:p>
          </table:table-cell>
          <table:table-cell table:style-name="ce172" office:value-type="float" office:value="18939621.9038877" calcext:value-type="float">
            <text:p>18939622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7]-[.CI7]" office:value-type="float" office:value="3215815.97427774" calcext:value-type="float">
            <text:p>3215816</text:p>
          </table:table-cell>
          <table:table-cell table:style-name="ce136" table:formula="of:=[.CV6]/8" office:value-type="float" office:value="37970.9270537518" calcext:value-type="float">
            <text:p>3797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]/[.CH6]" office:value-type="float" office:value="5.88952292524807" calcext:value-type="float">
            <text:p>5.8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]-[.B5])" office:value-type="float" office:value="90476.6598272137" calcext:value-type="float">
            <text:p>90477</text:p>
          </table:table-cell>
          <table:table-cell table:style-name="ce148" table:formula="of:=([.B6]*100/[.B5])-100" office:value-type="float" office:value="0.480004046102422" calcext:value-type="float">
            <text:p>0.48</text:p>
          </table:table-cell>
          <table:table-cell table:style-name="ce136" table:formula="of:=[.CI6]-([.CS6]/2)" office:value-type="float" office:value="-7267.40285985503" calcext:value-type="float">
            <text:p>-7267</text:p>
          </table:table-cell>
          <table:table-cell table:style-name="ce136" office:value-type="float" office:value="303767.416430015" calcext:value-type="float">
            <text:p>303767</text:p>
          </table:table-cell>
          <table:table-cell table:style-name="ce170" table:formula="of:=[.CV6]/[.CI6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4" calcext:value-type="float">
            <text:p>1904</text:p>
          </table:table-cell>
          <table:table-cell table:style-name="ce172" office:value-type="float" office:value="19110522.2613391" calcext:value-type="float">
            <text:p>19110522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8]-[.CI8]" office:value-type="float" office:value="3254040.23293208" calcext:value-type="float">
            <text:p>3254040</text:p>
          </table:table-cell>
          <table:table-cell table:style-name="ce136" table:formula="of:=[.CV7]/8" office:value-type="float" office:value="38224.2586543404" calcext:value-type="float">
            <text:p>38224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7]/[.CH7]" office:value-type="float" office:value="5.87285985831816" calcext:value-type="float">
            <text:p>5.8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7]-[.B6])" office:value-type="float" office:value="170900.357451405" calcext:value-type="float">
            <text:p>170900</text:p>
          </table:table-cell>
          <table:table-cell table:style-name="ce148" table:formula="of:=([.B7]*100/[.B6])-100" office:value-type="float" office:value="0.902343026268781" calcext:value-type="float">
            <text:p>0.90</text:p>
          </table:table-cell>
          <table:table-cell table:style-name="ce136" table:formula="of:=[.CI7]-([.CS7]/2)" office:value-type="float" office:value="-47225.9200713623" calcext:value-type="float">
            <text:p>-47226</text:p>
          </table:table-cell>
          <table:table-cell table:style-name="ce136" office:value-type="float" office:value="305794.069234723" calcext:value-type="float">
            <text:p>305794</text:p>
          </table:table-cell>
          <table:table-cell table:style-name="ce170" table:formula="of:=[.CV7]/[.CI7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5" calcext:value-type="float">
            <text:p>1905</text:p>
          </table:table-cell>
          <table:table-cell table:style-name="ce172" office:value-type="float" office:value="19241210.7699784" calcext:value-type="float">
            <text:p>19241211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9]-[.CI9]" office:value-type="float" office:value="3292494.84084415" calcext:value-type="float">
            <text:p>3292495</text:p>
          </table:table-cell>
          <table:table-cell table:style-name="ce136" table:formula="of:=[.CV8]/8" office:value-type="float" office:value="38454.6079120758" calcext:value-type="float">
            <text:p>38455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8]/[.CH8]" office:value-type="float" office:value="5.84396079571235" calcext:value-type="float">
            <text:p>5.8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8]-[.B7])" office:value-type="float" office:value="130688.50863931" calcext:value-type="float">
            <text:p>130689</text:p>
          </table:table-cell>
          <table:table-cell table:style-name="ce148" table:formula="of:=([.B8]*100/[.B7])-100" office:value-type="float" office:value="0.68385629054049" calcext:value-type="float">
            <text:p>0.68</text:p>
          </table:table-cell>
          <table:table-cell table:style-name="ce136" table:formula="of:=[.CI8]-([.CS8]/2)" office:value-type="float" office:value="-26889.646407579" calcext:value-type="float">
            <text:p>-26890</text:p>
          </table:table-cell>
          <table:table-cell table:style-name="ce136" office:value-type="float" office:value="307636.863296607" calcext:value-type="float">
            <text:p>307637</text:p>
          </table:table-cell>
          <table:table-cell table:style-name="ce170" table:formula="of:=[.CV8]/[.CI8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6" calcext:value-type="float">
            <text:p>1906</text:p>
          </table:table-cell>
          <table:table-cell table:style-name="ce172" office:value-type="float" office:value="19381952.2408207" calcext:value-type="float">
            <text:p>19381952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0]-[.CI10]" office:value-type="float" office:value="3330928.77210309" calcext:value-type="float">
            <text:p>3330929</text:p>
          </table:table-cell>
          <table:table-cell table:style-name="ce136" table:formula="of:=[.CV9]/8" office:value-type="float" office:value="38433.9312589409" calcext:value-type="float">
            <text:p>38434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9]/[.CH9]" office:value-type="float" office:value="5.81878315836315" calcext:value-type="float">
            <text:p>5.82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9]-[.B8])" office:value-type="float" office:value="140741.470842332" calcext:value-type="float">
            <text:p>140741</text:p>
          </table:table-cell>
          <table:table-cell table:style-name="ce148" table:formula="of:=([.B9]*100/[.B8])-100" office:value-type="float" office:value="0.731458495646891" calcext:value-type="float">
            <text:p>0.73</text:p>
          </table:table-cell>
          <table:table-cell table:style-name="ce136" table:formula="of:=[.CI9]-([.CS9]/2)" office:value-type="float" office:value="-31936.804162225" calcext:value-type="float">
            <text:p>-31937</text:p>
          </table:table-cell>
          <table:table-cell table:style-name="ce136" office:value-type="float" office:value="307471.450071527" calcext:value-type="float">
            <text:p>307471</text:p>
          </table:table-cell>
          <table:table-cell table:style-name="ce170" table:formula="of:=[.CV9]/[.CI9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7" calcext:value-type="float">
            <text:p>1907</text:p>
          </table:table-cell>
          <table:table-cell table:style-name="ce172" office:value-type="float" office:value="19512640.74946" calcext:value-type="float">
            <text:p>19512641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1]-[.CI11]" office:value-type="float" office:value="3369472.1683675" calcext:value-type="float">
            <text:p>3369472</text:p>
          </table:table-cell>
          <table:table-cell table:style-name="ce136" table:formula="of:=[.CV10]/8" office:value-type="float" office:value="38543.396264406" calcext:value-type="float">
            <text:p>38543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0]/[.CH10]" office:value-type="float" office:value="5.7910081384984" calcext:value-type="float">
            <text:p>5.7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0]-[.B9])" office:value-type="float" office:value="130688.50863931" calcext:value-type="float">
            <text:p>130689</text:p>
          </table:table-cell>
          <table:table-cell table:style-name="ce148" table:formula="of:=([.B10]*100/[.B9])-100" office:value-type="float" office:value="0.674279386387425" calcext:value-type="float">
            <text:p>0.67</text:p>
          </table:table-cell>
          <table:table-cell table:style-name="ce136" table:formula="of:=[.CI10]-([.CS10]/2)" office:value-type="float" office:value="-26800.8580552487" calcext:value-type="float">
            <text:p>-26801</text:p>
          </table:table-cell>
          <table:table-cell table:style-name="ce136" office:value-type="float" office:value="308347.170115248" calcext:value-type="float">
            <text:p>308347</text:p>
          </table:table-cell>
          <table:table-cell table:style-name="ce170" table:formula="of:=[.CV10]/[.CI10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8" calcext:value-type="float">
            <text:p>1908</text:p>
          </table:table-cell>
          <table:table-cell table:style-name="ce172" office:value-type="float" office:value="19663435.1825054" calcext:value-type="float">
            <text:p>19663435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2]-[.CI12]" office:value-type="float" office:value="3408154.59492623" calcext:value-type="float">
            <text:p>3408155</text:p>
          </table:table-cell>
          <table:table-cell table:style-name="ce136" table:formula="of:=[.CV11]/8" office:value-type="float" office:value="38682.4265587344" calcext:value-type="float">
            <text:p>38682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1]/[.CH11]" office:value-type="float" office:value="5.76952559950732" calcext:value-type="float">
            <text:p>5.7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1]-[.B10])" office:value-type="float" office:value="150794.433045357" calcext:value-type="float">
            <text:p>150794</text:p>
          </table:table-cell>
          <table:table-cell table:style-name="ce148" table:formula="of:=([.B11]*100/[.B10])-100" office:value-type="float" office:value="0.772803819747097" calcext:value-type="float">
            <text:p>0.77</text:p>
          </table:table-cell>
          <table:table-cell table:style-name="ce136" table:formula="of:=[.CI11]-([.CS11]/2)" office:value-type="float" office:value="-36714.7899639443" calcext:value-type="float">
            <text:p>-36715</text:p>
          </table:table-cell>
          <table:table-cell table:style-name="ce136" office:value-type="float" office:value="309459.412469875" calcext:value-type="float">
            <text:p>309459</text:p>
          </table:table-cell>
          <table:table-cell table:style-name="ce170" table:formula="of:=[.CV11]/[.CI11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09" calcext:value-type="float">
            <text:p>1909</text:p>
          </table:table-cell>
          <table:table-cell table:style-name="ce172" office:value-type="float" office:value="19804176.6533477" calcext:value-type="float">
            <text:p>1980417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3]-[.CI13]" office:value-type="float" office:value="3446986.96414981" calcext:value-type="float">
            <text:p>3446987</text:p>
          </table:table-cell>
          <table:table-cell table:style-name="ce136" table:formula="of:=[.CV12]/8" office:value-type="float" office:value="38832.3692235699" calcext:value-type="float">
            <text:p>38832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2]/[.CH12]" office:value-type="float" office:value="5.74535873193603" calcext:value-type="float">
            <text:p>5.7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2]-[.B11])" office:value-type="float" office:value="140741.470842335" calcext:value-type="float">
            <text:p>140741</text:p>
          </table:table-cell>
          <table:table-cell table:style-name="ce148" table:formula="of:=([.B12]*100/[.B11])-100" office:value-type="float" office:value="0.715752204719323" calcext:value-type="float">
            <text:p>0.72</text:p>
          </table:table-cell>
          <table:table-cell table:style-name="ce136" table:formula="of:=[.CI12]-([.CS12]/2)" office:value-type="float" office:value="-31538.3661975978" calcext:value-type="float">
            <text:p>-31538</text:p>
          </table:table-cell>
          <table:table-cell table:style-name="ce136" office:value-type="float" office:value="310658.953788559" calcext:value-type="float">
            <text:p>310659</text:p>
          </table:table-cell>
          <table:table-cell table:style-name="ce170" table:formula="of:=[.CV12]/[.CI12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0" calcext:value-type="float">
            <text:p>1910</text:p>
          </table:table-cell>
          <table:table-cell table:style-name="ce17" office:value-type="float" office:value="19995686" calcext:value-type="float">
            <text:p>19995686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4]-[.CI14]" office:value-type="float" office:value="3485956.11403338" calcext:value-type="float">
            <text:p>3485956</text:p>
          </table:table-cell>
          <table:table-cell table:style-name="ce136" table:formula="of:=[.CV13]/8" office:value-type="float" office:value="38969.1498835788" calcext:value-type="float">
            <text:p>3896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3]/[.CH13]" office:value-type="float" office:value="5.73606934393222" calcext:value-type="float">
            <text:p>5.7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3]-[.B12])" office:value-type="float" office:value="191509.346652266" calcext:value-type="float">
            <text:p>191509</text:p>
          </table:table-cell>
          <table:table-cell table:style-name="ce148" table:formula="of:=([.B13]*100/[.B12])-100" office:value-type="float" office:value="0.967014938335709" calcext:value-type="float">
            <text:p>0.97</text:p>
          </table:table-cell>
          <table:table-cell table:style-name="ce136" table:formula="of:=[.CI13]-([.CS13]/2)" office:value-type="float" office:value="-56785.5234425541" calcext:value-type="float">
            <text:p>-56786</text:p>
          </table:table-cell>
          <table:table-cell table:style-name="ce136" office:value-type="float" office:value="311753.19906863" calcext:value-type="float">
            <text:p>311753</text:p>
          </table:table-cell>
          <table:table-cell table:style-name="ce170" table:formula="of:=[.CV13]/[.CI13]" office:value-type="float" office:value="8" calcext:value-type="float">
            <text:p>8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1" calcext:value-type="float">
            <text:p>1911</text:p>
          </table:table-cell>
          <table:table-cell table:style-name="ce172" office:value-type="float" office:value="20105659.5950324" calcext:value-type="float">
            <text:p>20105660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5]-[.CI15]" office:value-type="float" office:value="3527786.1532318" calcext:value-type="float">
            <text:p>3527786</text:p>
          </table:table-cell>
          <table:table-cell table:style-name="ce136" table:formula="of:=[.CV14]/7.5" office:value-type="float" office:value="41830.0391984124" calcext:value-type="float">
            <text:p>41830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4]/[.CH14]" office:value-type="float" office:value="5.69922855913861" calcext:value-type="float">
            <text:p>5.7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4]-[.B13])" office:value-type="float" office:value="109973.595032398" calcext:value-type="float">
            <text:p>109974</text:p>
          </table:table-cell>
          <table:table-cell table:style-name="ce148" table:formula="of:=([.B14]*100/[.B13])-100" office:value-type="float" office:value="0.549986607273183" calcext:value-type="float">
            <text:p>0.55</text:p>
          </table:table-cell>
          <table:table-cell table:style-name="ce136" table:formula="of:=[.CI14]-([.CS14]/2)" office:value-type="float" office:value="-13156.7583177864" calcext:value-type="float">
            <text:p>-13157</text:p>
          </table:table-cell>
          <table:table-cell table:style-name="ce136" office:value-type="float" office:value="313725.293988093" calcext:value-type="float">
            <text:p>313725</text:p>
          </table:table-cell>
          <table:table-cell table:style-name="ce170" table:formula="of:=[.CV14]/[.CI14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2" calcext:value-type="float">
            <text:p>1912</text:p>
          </table:table-cell>
          <table:table-cell table:style-name="ce172" office:value-type="float" office:value="20196361.8187694" calcext:value-type="float">
            <text:p>20196362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6]-[.CI16]" office:value-type="float" office:value="3569904.37241125" calcext:value-type="float">
            <text:p>3569904</text:p>
          </table:table-cell>
          <table:table-cell table:style-name="ce136" table:formula="of:=[.CV15]/7.5" office:value-type="float" office:value="42118.2191794513" calcext:value-type="float">
            <text:p>4211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5]/[.CH15]" office:value-type="float" office:value="5.65739574842673" calcext:value-type="float">
            <text:p>5.6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5]-[.B14])" office:value-type="float" office:value="90702.2237369903" calcext:value-type="float">
            <text:p>90702</text:p>
          </table:table-cell>
          <table:table-cell table:style-name="ce148" table:formula="of:=([.B15]*100/[.B14])-100" office:value-type="float" office:value="0.451127819548887" calcext:value-type="float">
            <text:p>0.45</text:p>
          </table:table-cell>
          <table:table-cell table:style-name="ce136" table:formula="of:=[.CI15]-([.CS15]/2)" office:value-type="float" office:value="-3232.89268904387" calcext:value-type="float">
            <text:p>-3233</text:p>
          </table:table-cell>
          <table:table-cell table:style-name="ce136" office:value-type="float" office:value="315886.643845884" calcext:value-type="float">
            <text:p>315887</text:p>
          </table:table-cell>
          <table:table-cell table:style-name="ce170" table:formula="of:=[.CV15]/[.CI15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3" calcext:value-type="float">
            <text:p>1913</text:p>
          </table:table-cell>
          <table:table-cell table:style-name="ce172" office:value-type="float" office:value="20327376.141945" calcext:value-type="float">
            <text:p>20327376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7]-[.CI17]" office:value-type="float" office:value="3612353.70637279" calcext:value-type="float">
            <text:p>3612354</text:p>
          </table:table-cell>
          <table:table-cell table:style-name="ce136" table:formula="of:=[.CV16]/7.5" office:value-type="float" office:value="42449.3339615474" calcext:value-type="float">
            <text:p>4244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6]/[.CH16]" office:value-type="float" office:value="5.62718321466809" calcext:value-type="float">
            <text:p>5.63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6]-[.B15])" office:value-type="float" office:value="131014.32317565" calcext:value-type="float">
            <text:p>131014</text:p>
          </table:table-cell>
          <table:table-cell table:style-name="ce148" table:formula="of:=([.B16]*100/[.B15])-100" office:value-type="float" office:value="0.648702594810374" calcext:value-type="float">
            <text:p>0.65</text:p>
          </table:table-cell>
          <table:table-cell table:style-name="ce136" table:formula="of:=[.CI16]-([.CS16]/2)" office:value-type="float" office:value="-23057.8276262777" calcext:value-type="float">
            <text:p>-23058</text:p>
          </table:table-cell>
          <table:table-cell table:style-name="ce136" office:value-type="float" office:value="318370.004711605" calcext:value-type="float">
            <text:p>318370</text:p>
          </table:table-cell>
          <table:table-cell table:style-name="ce170" table:formula="of:=[.CV16]/[.CI16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4" calcext:value-type="float">
            <text:p>1914</text:p>
          </table:table-cell>
          <table:table-cell table:style-name="ce172" office:value-type="float" office:value="20468468.4899803" calcext:value-type="float">
            <text:p>20468468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8]-[.CI18]" office:value-type="float" office:value="3655304.01890649" calcext:value-type="float">
            <text:p>3655304</text:p>
          </table:table-cell>
          <table:table-cell table:style-name="ce136" table:formula="of:=[.CV17]/7.5" office:value-type="float" office:value="42950.3125336995" calcext:value-type="float">
            <text:p>42950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7]/[.CH17]" office:value-type="float" office:value="5.59966240403271" calcext:value-type="float">
            <text:p>5.6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7]-[.B16])" office:value-type="float" office:value="141092.348035313" calcext:value-type="float">
            <text:p>141092</text:p>
          </table:table-cell>
          <table:table-cell table:style-name="ce148" table:formula="of:=([.B17]*100/[.B16])-100" office:value-type="float" office:value="0.694100148735743" calcext:value-type="float">
            <text:p>0.69</text:p>
          </table:table-cell>
          <table:table-cell table:style-name="ce136" table:formula="of:=[.CI17]-([.CS17]/2)" office:value-type="float" office:value="-27595.8614839571" calcext:value-type="float">
            <text:p>-27596</text:p>
          </table:table-cell>
          <table:table-cell table:style-name="ce136" office:value-type="float" office:value="322127.344002746" calcext:value-type="float">
            <text:p>322127</text:p>
          </table:table-cell>
          <table:table-cell table:style-name="ce170" table:formula="of:=[.CV17]/[.CI17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5" calcext:value-type="float">
            <text:p>1915</text:p>
          </table:table-cell>
          <table:table-cell table:style-name="ce172" office:value-type="float" office:value="20589404.7882963" calcext:value-type="float">
            <text:p>20589405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19]-[.CI19]" office:value-type="float" office:value="3698901.19993191" calcext:value-type="float">
            <text:p>3698901</text:p>
          </table:table-cell>
          <table:table-cell table:style-name="ce136" table:formula="of:=[.CV18]/7.5" office:value-type="float" office:value="43597.1810254131" calcext:value-type="float">
            <text:p>4359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8]/[.CH18]" office:value-type="float" office:value="5.5663570545424" calcext:value-type="float">
            <text:p>5.5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8]-[.B17])" office:value-type="float" office:value="120936.298315983" calcext:value-type="float">
            <text:p>120936</text:p>
          </table:table-cell>
          <table:table-cell table:style-name="ce148" table:formula="of:=([.B18]*100/[.B17])-100" office:value-type="float" office:value="0.590841949778437" calcext:value-type="float">
            <text:p>0.59</text:p>
          </table:table-cell>
          <table:table-cell table:style-name="ce136" table:formula="of:=[.CI18]-([.CS18]/2)" office:value-type="float" office:value="-16870.9681325785" calcext:value-type="float">
            <text:p>-16871</text:p>
          </table:table-cell>
          <table:table-cell table:style-name="ce136" office:value-type="float" office:value="326978.857690599" calcext:value-type="float">
            <text:p>326979</text:p>
          </table:table-cell>
          <table:table-cell table:style-name="ce170" table:formula="of:=[.CV18]/[.CI18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6" calcext:value-type="float">
            <text:p>1916</text:p>
          </table:table-cell>
          <table:table-cell table:style-name="ce172" office:value-type="float" office:value="20770809.2357703" calcext:value-type="float">
            <text:p>20770809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0]-[.CI20]" office:value-type="float" office:value="3743062.33585822" calcext:value-type="float">
            <text:p>3743062</text:p>
          </table:table-cell>
          <table:table-cell table:style-name="ce136" table:formula="of:=[.CV19]/7.5" office:value-type="float" office:value="44161.1359263163" calcext:value-type="float">
            <text:p>4416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19]/[.CH19]" office:value-type="float" office:value="5.5491486307315" calcext:value-type="float">
            <text:p>5.5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19]-[.B18])" office:value-type="float" office:value="181404.447473977" calcext:value-type="float">
            <text:p>181404</text:p>
          </table:table-cell>
          <table:table-cell table:style-name="ce148" table:formula="of:=([.B19]*100/[.B18])-100" office:value-type="float" office:value="0.881057268722472" calcext:value-type="float">
            <text:p>0.88</text:p>
          </table:table-cell>
          <table:table-cell table:style-name="ce136" table:formula="of:=[.CI19]-([.CS19]/2)" office:value-type="float" office:value="-46541.0878106721" calcext:value-type="float">
            <text:p>-46541</text:p>
          </table:table-cell>
          <table:table-cell table:style-name="ce136" office:value-type="float" office:value="331208.519447372" calcext:value-type="float">
            <text:p>331209</text:p>
          </table:table-cell>
          <table:table-cell table:style-name="ce170" table:formula="of:=[.CV19]/[.CI19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7" calcext:value-type="float">
            <text:p>1917</text:p>
          </table:table-cell>
          <table:table-cell table:style-name="ce172" office:value-type="float" office:value="20901823.558946" calcext:value-type="float">
            <text:p>20901824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1]-[.CI21]" office:value-type="float" office:value="3787650.69097807" calcext:value-type="float">
            <text:p>3787651</text:p>
          </table:table-cell>
          <table:table-cell table:style-name="ce136" table:formula="of:=[.CV20]/7.5" office:value-type="float" office:value="44588.3551198495" calcext:value-type="float">
            <text:p>4458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0]/[.CH20]" office:value-type="float" office:value="5.51841372509157" calcext:value-type="float">
            <text:p>5.52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0]-[.B19])" office:value-type="float" office:value="131014.32317565" calcext:value-type="float">
            <text:p>131014</text:p>
          </table:table-cell>
          <table:table-cell table:style-name="ce148" table:formula="of:=([.B20]*100/[.B19])-100" office:value-type="float" office:value="0.630761766132949" calcext:value-type="float">
            <text:p>0.63</text:p>
          </table:table-cell>
          <table:table-cell table:style-name="ce136" table:formula="of:=[.CI20]-([.CS20]/2)" office:value-type="float" office:value="-20918.8064679755" calcext:value-type="float">
            <text:p>-20919</text:p>
          </table:table-cell>
          <table:table-cell table:style-name="ce136" office:value-type="float" office:value="334412.663398871" calcext:value-type="float">
            <text:p>334413</text:p>
          </table:table-cell>
          <table:table-cell table:style-name="ce170" table:formula="of:=[.CV20]/[.CI20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8" calcext:value-type="float">
            <text:p>1918</text:p>
          </table:table-cell>
          <table:table-cell table:style-name="ce172" office:value-type="float" office:value="21073149.9815603" calcext:value-type="float">
            <text:p>21073150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2]-[.CI22]" office:value-type="float" office:value="3832400.97355307" calcext:value-type="float">
            <text:p>3832401</text:p>
          </table:table-cell>
          <table:table-cell table:style-name="ce136" table:formula="of:=[.CV21]/7.5" office:value-type="float" office:value="44750.2825749922" calcext:value-type="float">
            <text:p>44750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1]/[.CH21]" office:value-type="float" office:value="5.49868088620776" calcext:value-type="float">
            <text:p>5.5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1]-[.B20])" office:value-type="float" office:value="171326.42261431" calcext:value-type="float">
            <text:p>171326</text:p>
          </table:table-cell>
          <table:table-cell table:style-name="ce148" table:formula="of:=([.B21]*100/[.B20])-100" office:value-type="float" office:value="0.819672131147527" calcext:value-type="float">
            <text:p>0.82</text:p>
          </table:table-cell>
          <table:table-cell table:style-name="ce136" table:formula="of:=[.CI21]-([.CS21]/2)" office:value-type="float" office:value="-40912.9287321628" calcext:value-type="float">
            <text:p>-40913</text:p>
          </table:table-cell>
          <table:table-cell table:style-name="ce136" office:value-type="float" office:value="335627.119312441" calcext:value-type="float">
            <text:p>335627</text:p>
          </table:table-cell>
          <table:table-cell table:style-name="ce170" table:formula="of:=[.CV21]/[.CI21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19" calcext:value-type="float">
            <text:p>1919</text:p>
          </table:table-cell>
          <table:table-cell table:style-name="ce172" office:value-type="float" office:value="21193852.2052973" calcext:value-type="float">
            <text:p>21193852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3]-[.CI23]" office:value-type="float" office:value="3877313.39110913" calcext:value-type="float">
            <text:p>3877313</text:p>
          </table:table-cell>
          <table:table-cell table:style-name="ce136" table:formula="of:=[.CV22]/7.5" office:value-type="float" office:value="44912.4175560664" calcext:value-type="float">
            <text:p>44912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2]/[.CH22]" office:value-type="float" office:value="5.46611791914882" calcext:value-type="float">
            <text:p>5.4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2]-[.B21])" office:value-type="float" office:value="120702.223737028" calcext:value-type="float">
            <text:p>120702</text:p>
          </table:table-cell>
          <table:table-cell table:style-name="ce148" table:formula="of:=([.B22]*100/[.B21])-100" office:value-type="float" office:value="0.572777320156916" calcext:value-type="float">
            <text:p>0.57</text:p>
          </table:table-cell>
          <table:table-cell table:style-name="ce136" table:formula="of:=[.CI22]-([.CS22]/2)" office:value-type="float" office:value="-15438.6943124474" calcext:value-type="float">
            <text:p>-15439</text:p>
          </table:table-cell>
          <table:table-cell table:style-name="ce136" office:value-type="float" office:value="336843.131670498" calcext:value-type="float">
            <text:p>336843</text:p>
          </table:table-cell>
          <table:table-cell table:style-name="ce170" table:formula="of:=[.CV22]/[.CI22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0" calcext:value-type="float">
            <text:p>1920</text:p>
          </table:table-cell>
          <table:table-cell table:style-name="ce17" office:value-type="float" office:value="21389842" calcext:value-type="float">
            <text:p>21389842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4]-[.CI24]" office:value-type="float" office:value="3922564.61516929" calcext:value-type="float">
            <text:p>3922565</text:p>
          </table:table-cell>
          <table:table-cell table:style-name="ce136" table:formula="of:=[.CV23]/7.5" office:value-type="float" office:value="45251.2240601549" calcext:value-type="float">
            <text:p>4525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3]/[.CH23]" office:value-type="float" office:value="5.45302476784742" calcext:value-type="float">
            <text:p>5.4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3]-[.B22])" office:value-type="float" office:value="195989.794702701" calcext:value-type="float">
            <text:p>195990</text:p>
          </table:table-cell>
          <table:table-cell table:style-name="ce148" table:formula="of:=([.B23]*100/[.B22])-100" office:value-type="float" office:value="0.924748331753079" calcext:value-type="float">
            <text:p>0.92</text:p>
          </table:table-cell>
          <table:table-cell table:style-name="ce136" table:formula="of:=[.CI23]-([.CS23]/2)" office:value-type="float" office:value="-52743.6732911957" calcext:value-type="float">
            <text:p>-52744</text:p>
          </table:table-cell>
          <table:table-cell table:style-name="ce136" office:value-type="float" office:value="339384.180451162" calcext:value-type="float">
            <text:p>339384</text:p>
          </table:table-cell>
          <table:table-cell table:style-name="ce170" table:formula="of:=[.CV23]/[.CI23]" office:value-type="float" office:value="7.5" calcext:value-type="float">
            <text:p>7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1" calcext:value-type="float">
            <text:p>1921</text:p>
          </table:table-cell>
          <table:table-cell table:style-name="ce172" office:value-type="float" office:value="21632650.6058315" calcext:value-type="float">
            <text:p>21632651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5]-[.CI25]" office:value-type="float" office:value="3972771.56795496" calcext:value-type="float">
            <text:p>3972772</text:p>
          </table:table-cell>
          <table:table-cell table:style-name="ce136" table:formula="of:=[.CV24]/7" office:value-type="float" office:value="50206.9527856763" calcext:value-type="float">
            <text:p>5020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4]/[.CH24]" office:value-type="float" office:value="5.44522891281343" calcext:value-type="float">
            <text:p>5.4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4]-[.B23])" office:value-type="float" office:value="242808.60583153" calcext:value-type="float">
            <text:p>242809</text:p>
          </table:table-cell>
          <table:table-cell table:style-name="ce148" table:formula="of:=([.B24]*100/[.B23])-100" office:value-type="float" office:value="1.13515848238396" calcext:value-type="float">
            <text:p>1.14</text:p>
          </table:table-cell>
          <table:table-cell table:style-name="ce136" table:formula="of:=[.CI24]-([.CS24]/2)" office:value-type="float" office:value="-71197.3501300887" calcext:value-type="float">
            <text:p>-71197</text:p>
          </table:table-cell>
          <table:table-cell table:style-name="ce136" office:value-type="float" office:value="351448.669499734" calcext:value-type="float">
            <text:p>351449</text:p>
          </table:table-cell>
          <table:table-cell table:style-name="ce170" table:formula="of:=[.CV24]/[.CI24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2" calcext:value-type="float">
            <text:p>1922</text:p>
          </table:table-cell>
          <table:table-cell table:style-name="ce172" office:value-type="float" office:value="21876742.5731752" calcext:value-type="float">
            <text:p>21876743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6]-[.CI26]" office:value-type="float" office:value="4024783.48493699" calcext:value-type="float">
            <text:p>4024783</text:p>
          </table:table-cell>
          <table:table-cell table:style-name="ce136" table:formula="of:=[.CV25]/7" office:value-type="float" office:value="52011.9169820217" calcext:value-type="float">
            <text:p>52012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5]/[.CH25]" office:value-type="float" office:value="5.43550793602943" calcext:value-type="float">
            <text:p>5.4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5]-[.B24])" office:value-type="float" office:value="244091.967343654" calcext:value-type="float">
            <text:p>244092</text:p>
          </table:table-cell>
          <table:table-cell table:style-name="ce148" table:formula="of:=([.B25]*100/[.B24])-100" office:value-type="float" office:value="1.12834978843439" calcext:value-type="float">
            <text:p>1.13</text:p>
          </table:table-cell>
          <table:table-cell table:style-name="ce136" table:formula="of:=[.CI25]-([.CS25]/2)" office:value-type="float" office:value="-70034.0666898056" calcext:value-type="float">
            <text:p>-70034</text:p>
          </table:table-cell>
          <table:table-cell table:style-name="ce136" office:value-type="float" office:value="364083.418874152" calcext:value-type="float">
            <text:p>364083</text:p>
          </table:table-cell>
          <table:table-cell table:style-name="ce170" table:formula="of:=[.CV25]/[.CI25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3" calcext:value-type="float">
            <text:p>1923</text:p>
          </table:table-cell>
          <table:table-cell table:style-name="ce172" office:value-type="float" office:value="22110664.0418795" calcext:value-type="float">
            <text:p>22110664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7]-[.CI27]" office:value-type="float" office:value="4078551.58183801" calcext:value-type="float">
            <text:p>4078552</text:p>
          </table:table-cell>
          <table:table-cell table:style-name="ce136" table:formula="of:=[.CV26]/7" office:value-type="float" office:value="53768.0969010238" calcext:value-type="float">
            <text:p>5376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6]/[.CH26]" office:value-type="float" office:value="5.42120495431255" calcext:value-type="float">
            <text:p>5.42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6]-[.B25])" office:value-type="float" office:value="233921.468704339" calcext:value-type="float">
            <text:p>233921</text:p>
          </table:table-cell>
          <table:table-cell table:style-name="ce148" table:formula="of:=([.B26]*100/[.B25])-100" office:value-type="float" office:value="1.06927010692702" calcext:value-type="float">
            <text:p>1.07</text:p>
          </table:table-cell>
          <table:table-cell table:style-name="ce136" table:formula="of:=[.CI26]-([.CS26]/2)" office:value-type="float" office:value="-63192.6374511457" calcext:value-type="float">
            <text:p>-63193</text:p>
          </table:table-cell>
          <table:table-cell table:style-name="ce136" office:value-type="float" office:value="376376.678307167" calcext:value-type="float">
            <text:p>376377</text:p>
          </table:table-cell>
          <table:table-cell table:style-name="ce170" table:formula="of:=[.CV26]/[.CI26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4" calcext:value-type="float">
            <text:p>1924</text:p>
          </table:table-cell>
          <table:table-cell table:style-name="ce172" office:value-type="float" office:value="22364926.5078625" calcext:value-type="float">
            <text:p>2236492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8]-[.CI28]" office:value-type="float" office:value="4134098.70512466" calcext:value-type="float">
            <text:p>4134099</text:p>
          </table:table-cell>
          <table:table-cell table:style-name="ce136" table:formula="of:=[.CV27]/7" office:value-type="float" office:value="55547.1232866496" calcext:value-type="float">
            <text:p>5554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7]/[.CH27]" office:value-type="float" office:value="5.40986756802366" calcext:value-type="float">
            <text:p>5.4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7]-[.B26])" office:value-type="float" office:value="254262.465982974" calcext:value-type="float">
            <text:p>254262</text:p>
          </table:table-cell>
          <table:table-cell table:style-name="ce148" table:formula="of:=([.B27]*100/[.B26])-100" office:value-type="float" office:value="1.14995400183992" calcext:value-type="float">
            <text:p>1.15</text:p>
          </table:table-cell>
          <table:table-cell table:style-name="ce136" table:formula="of:=[.CI27]-([.CS27]/2)" office:value-type="float" office:value="-71584.1097048372" calcext:value-type="float">
            <text:p>-71584</text:p>
          </table:table-cell>
          <table:table-cell table:style-name="ce136" office:value-type="float" office:value="388829.863006547" calcext:value-type="float">
            <text:p>388830</text:p>
          </table:table-cell>
          <table:table-cell table:style-name="ce170" table:formula="of:=[.CV27]/[.CI27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5" calcext:value-type="float">
            <text:p>1925</text:p>
          </table:table-cell>
          <table:table-cell table:style-name="ce172" office:value-type="float" office:value="22537824.9847309" calcext:value-type="float">
            <text:p>22537825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29]-[.CI29]" office:value-type="float" office:value="4191552.45020692" calcext:value-type="float">
            <text:p>4191552</text:p>
          </table:table-cell>
          <table:table-cell table:style-name="ce136" table:formula="of:=[.CV28]/7" office:value-type="float" office:value="57453.7450822633" calcext:value-type="float">
            <text:p>57454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8]/[.CH28]" office:value-type="float" office:value="5.37696360774832" calcext:value-type="float">
            <text:p>5.38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8]-[.B27])" office:value-type="float" office:value="172898.476868421" calcext:value-type="float">
            <text:p>172898</text:p>
          </table:table-cell>
          <table:table-cell table:style-name="ce148" table:formula="of:=([.B28]*100/[.B27])-100" office:value-type="float" office:value="0.773078672123674" calcext:value-type="float">
            <text:p>0.77</text:p>
          </table:table-cell>
          <table:table-cell table:style-name="ce136" table:formula="of:=[.CI28]-([.CS28]/2)" office:value-type="float" office:value="-28995.4933519471" calcext:value-type="float">
            <text:p>-28995</text:p>
          </table:table-cell>
          <table:table-cell table:style-name="ce136" office:value-type="float" office:value="402176.215575843" calcext:value-type="float">
            <text:p>402176</text:p>
          </table:table-cell>
          <table:table-cell table:style-name="ce170" table:formula="of:=[.CV28]/[.CI28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6" calcext:value-type="float">
            <text:p>1926</text:p>
          </table:table-cell>
          <table:table-cell table:style-name="ce172" office:value-type="float" office:value="22781916.9520746" calcext:value-type="float">
            <text:p>2278191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0]-[.CI30]" office:value-type="float" office:value="4251092.64492558" calcext:value-type="float">
            <text:p>4251093</text:p>
          </table:table-cell>
          <table:table-cell table:style-name="ce136" table:formula="of:=[.CV29]/7" office:value-type="float" office:value="59540.194718658" calcext:value-type="float">
            <text:p>59540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29]/[.CH29]" office:value-type="float" office:value="5.35907326773242" calcext:value-type="float">
            <text:p>5.3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29]-[.B28])" office:value-type="float" office:value="244091.967343654" calcext:value-type="float">
            <text:p>244092</text:p>
          </table:table-cell>
          <table:table-cell table:style-name="ce148" table:formula="of:=([.B29]*100/[.B28])-100" office:value-type="float" office:value="1.08303249097472" calcext:value-type="float">
            <text:p>1.08</text:p>
          </table:table-cell>
          <table:table-cell table:style-name="ce136" table:formula="of:=[.CI29]-([.CS29]/2)" office:value-type="float" office:value="-62505.7889531693" calcext:value-type="float">
            <text:p>-62506</text:p>
          </table:table-cell>
          <table:table-cell table:style-name="ce136" office:value-type="float" office:value="416781.363030606" calcext:value-type="float">
            <text:p>416781</text:p>
          </table:table-cell>
          <table:table-cell table:style-name="ce170" table:formula="of:=[.CV29]/[.CI29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7" calcext:value-type="float">
            <text:p>1927</text:p>
          </table:table-cell>
          <table:table-cell table:style-name="ce172" office:value-type="float" office:value="22995497.4235003" calcext:value-type="float">
            <text:p>2299549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1]-[.CI31]" office:value-type="float" office:value="4312829.85394669" calcext:value-type="float">
            <text:p>4312830</text:p>
          </table:table-cell>
          <table:table-cell table:style-name="ce136" table:formula="of:=[.CV30]/7" office:value-type="float" office:value="61737.2090211121" calcext:value-type="float">
            <text:p>6173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0]/[.CH30]" office:value-type="float" office:value="5.33188143336027" calcext:value-type="float">
            <text:p>5.33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0]-[.B29])" office:value-type="float" office:value="213580.471425697" calcext:value-type="float">
            <text:p>213580</text:p>
          </table:table-cell>
          <table:table-cell table:style-name="ce148" table:formula="of:=([.B30]*100/[.B29])-100" office:value-type="float" office:value="0.9375" calcext:value-type="float">
            <text:p>0.94</text:p>
          </table:table-cell>
          <table:table-cell table:style-name="ce136" table:formula="of:=[.CI30]-([.CS30]/2)" office:value-type="float" office:value="-45053.0266917365" calcext:value-type="float">
            <text:p>-45053</text:p>
          </table:table-cell>
          <table:table-cell table:style-name="ce136" office:value-type="float" office:value="432160.463147785" calcext:value-type="float">
            <text:p>432160</text:p>
          </table:table-cell>
          <table:table-cell table:style-name="ce170" table:formula="of:=[.CV30]/[.CI30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8" calcext:value-type="float">
            <text:p>1928</text:p>
          </table:table-cell>
          <table:table-cell table:style-name="ce172" office:value-type="float" office:value="23249759.8894832" calcext:value-type="float">
            <text:p>23249760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2]-[.CI32]" office:value-type="float" office:value="4376831.4842805" calcext:value-type="float">
            <text:p>4376831</text:p>
          </table:table-cell>
          <table:table-cell table:style-name="ce136" table:formula="of:=[.CV31]/7" office:value-type="float" office:value="64001.6303338048" calcext:value-type="float">
            <text:p>64002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1]/[.CH31]" office:value-type="float" office:value="5.31200709302731" calcext:value-type="float">
            <text:p>5.3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1]-[.B30])" office:value-type="float" office:value="254262.465982974" calcext:value-type="float">
            <text:p>254262</text:p>
          </table:table-cell>
          <table:table-cell table:style-name="ce148" table:formula="of:=([.B31]*100/[.B30])-100" office:value-type="float" office:value="1.10570544007075" calcext:value-type="float">
            <text:p>1.11</text:p>
          </table:table-cell>
          <table:table-cell table:style-name="ce136" table:formula="of:=[.CI31]-([.CS31]/2)" office:value-type="float" office:value="-63129.602657682" calcext:value-type="float">
            <text:p>-63130</text:p>
          </table:table-cell>
          <table:table-cell table:style-name="ce136" office:value-type="float" office:value="448011.412336634" calcext:value-type="float">
            <text:p>448011</text:p>
          </table:table-cell>
          <table:table-cell table:style-name="ce170" table:formula="of:=[.CV31]/[.CI31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29" calcext:value-type="float">
            <text:p>1929</text:p>
          </table:table-cell>
          <table:table-cell table:style-name="ce172" office:value-type="float" office:value="23514192.8541055" calcext:value-type="float">
            <text:p>23514193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3]-[.CI33]" office:value-type="float" office:value="4443167.98295028" calcext:value-type="float">
            <text:p>4443168</text:p>
          </table:table-cell>
          <table:table-cell table:style-name="ce136" table:formula="of:=[.CV32]/7" office:value-type="float" office:value="66336.4986697867" calcext:value-type="float">
            <text:p>66336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2]/[.CH32]" office:value-type="float" office:value="5.2922133361458" calcext:value-type="float">
            <text:p>5.2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2]-[.B31])" office:value-type="float" office:value="264432.964622296" calcext:value-type="float">
            <text:p>264433</text:p>
          </table:table-cell>
          <table:table-cell table:style-name="ce148" table:formula="of:=([.B32]*100/[.B31])-100" office:value-type="float" office:value="1.13735783027123" calcext:value-type="float">
            <text:p>1.14</text:p>
          </table:table-cell>
          <table:table-cell table:style-name="ce136" table:formula="of:=[.CI32]-([.CS32]/2)" office:value-type="float" office:value="-65879.9836413615" calcext:value-type="float">
            <text:p>-65880</text:p>
          </table:table-cell>
          <table:table-cell table:style-name="ce136" office:value-type="float" office:value="464355.490688507" calcext:value-type="float">
            <text:p>464355</text:p>
          </table:table-cell>
          <table:table-cell table:style-name="ce170" table:formula="of:=[.CV32]/[.CI32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0" calcext:value-type="float">
            <text:p>1930</text:p>
          </table:table-cell>
          <table:table-cell table:style-name="ce17" office:value-type="float" office:value="23677794" calcext:value-type="float">
            <text:p>23677794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4]-[.CI34]" office:value-type="float" office:value="4512077.8905666" calcext:value-type="float">
            <text:p>4512078</text:p>
          </table:table-cell>
          <table:table-cell table:style-name="ce136" table:formula="of:=[.CV33]/7" office:value-type="float" office:value="68909.9076163191" calcext:value-type="float">
            <text:p>68910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3]/[.CH33]" office:value-type="float" office:value="5.24764744188108" calcext:value-type="float">
            <text:p>5.2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3]-[.B32])" office:value-type="float" office:value="163601.14589446" calcext:value-type="float">
            <text:p>163601</text:p>
          </table:table-cell>
          <table:table-cell table:style-name="ce148" table:formula="of:=([.B33]*100/[.B32])-100" office:value-type="float" office:value="0.695754886886945" calcext:value-type="float">
            <text:p>0.70</text:p>
          </table:table-cell>
          <table:table-cell table:style-name="ce136" table:formula="of:=[.CI33]-([.CS33]/2)" office:value-type="float" office:value="-12890.6653309111" calcext:value-type="float">
            <text:p>-12891</text:p>
          </table:table-cell>
          <table:table-cell table:style-name="ce136" office:value-type="float" office:value="482369.353314234" calcext:value-type="float">
            <text:p>482369</text:p>
          </table:table-cell>
          <table:table-cell table:style-name="ce170" table:formula="of:=[.CV33]/[.CI33]" office:value-type="float" office:value="7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1" calcext:value-type="float">
            <text:p>1931</text:p>
          </table:table-cell>
          <table:table-cell table:style-name="ce172" office:value-type="float" office:value="23937584.3333333" calcext:value-type="float">
            <text:p>23937584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5]-[.CI35]" office:value-type="float" office:value="4588265.716545" calcext:value-type="float">
            <text:p>4588266</text:p>
          </table:table-cell>
          <table:table-cell table:style-name="ce136" table:formula="of:=[.CV34]/6.6" office:value-type="float" office:value="76187.8259783932" calcext:value-type="float">
            <text:p>7618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4]/[.CH34]" office:value-type="float" office:value="5.21713122389924" calcext:value-type="float">
            <text:p>5.22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4]-[.B33])" office:value-type="float" office:value="259790.333333332" calcext:value-type="float">
            <text:p>259790</text:p>
          </table:table-cell>
          <table:table-cell table:style-name="ce148" table:formula="of:=([.B34]*100/[.B33])-100" office:value-type="float" office:value="1.09718976917077" calcext:value-type="float">
            <text:p>1.10</text:p>
          </table:table-cell>
          <table:table-cell table:style-name="ce136" table:formula="of:=[.CI34]-([.CS34]/2)" office:value-type="float" office:value="-53707.3406882728" calcext:value-type="float">
            <text:p>-53707</text:p>
          </table:table-cell>
          <table:table-cell table:style-name="ce136" office:value-type="float" office:value="502839.651457395" calcext:value-type="float">
            <text:p>502840</text:p>
          </table:table-cell>
          <table:table-cell table:style-name="ce170" table:formula="of:=[.CV34]/[.CI34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2" calcext:value-type="float">
            <text:p>1932</text:p>
          </table:table-cell>
          <table:table-cell table:style-name="ce172" office:value-type="float" office:value="24102963.5070967" calcext:value-type="float">
            <text:p>24102964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6]-[.CI36]" office:value-type="float" office:value="4667790.23560156" calcext:value-type="float">
            <text:p>4667790</text:p>
          </table:table-cell>
          <table:table-cell table:style-name="ce136" table:formula="of:=[.CV35]/6.6" office:value-type="float" office:value="79524.5190565658" calcext:value-type="float">
            <text:p>79525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5]/[.CH35]" office:value-type="float" office:value="5.1636775198812" calcext:value-type="float">
            <text:p>5.1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5]-[.B34])" office:value-type="float" office:value="165379.173763406" calcext:value-type="float">
            <text:p>165379</text:p>
          </table:table-cell>
          <table:table-cell table:style-name="ce148" table:formula="of:=([.B35]*100/[.B34])-100" office:value-type="float" office:value="0.690876620884069" calcext:value-type="float">
            <text:p>0.69</text:p>
          </table:table-cell>
          <table:table-cell table:style-name="ce136" table:formula="of:=[.CI35]-([.CS35]/2)" office:value-type="float" office:value="-3165.06782513695" calcext:value-type="float">
            <text:p>-3165</text:p>
          </table:table-cell>
          <table:table-cell table:style-name="ce136" office:value-type="float" office:value="524861.825773334" calcext:value-type="float">
            <text:p>524862</text:p>
          </table:table-cell>
          <table:table-cell table:style-name="ce170" table:formula="of:=[.CV35]/[.CI35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3" calcext:value-type="float">
            <text:p>1933</text:p>
          </table:table-cell>
          <table:table-cell table:style-name="ce172" office:value-type="float" office:value="24336236.3688889" calcext:value-type="float">
            <text:p>24336236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7]-[.CI37]" office:value-type="float" office:value="4750777.05854605" calcext:value-type="float">
            <text:p>4750777</text:p>
          </table:table-cell>
          <table:table-cell table:style-name="ce136" table:formula="of:=[.CV36]/6.6" office:value-type="float" office:value="82986.8229444853" calcext:value-type="float">
            <text:p>8298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6]/[.CH36]" office:value-type="float" office:value="5.12258017351311" calcext:value-type="float">
            <text:p>5.12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6]-[.B35])" office:value-type="float" office:value="233272.861792155" calcext:value-type="float">
            <text:p>233273</text:p>
          </table:table-cell>
          <table:table-cell table:style-name="ce148" table:formula="of:=([.B36]*100/[.B35])-100" office:value-type="float" office:value="0.967818176065663" calcext:value-type="float">
            <text:p>0.97</text:p>
          </table:table-cell>
          <table:table-cell table:style-name="ce136" table:formula="of:=[.CI36]-([.CS36]/2)" office:value-type="float" office:value="-33649.607951592" calcext:value-type="float">
            <text:p>-33650</text:p>
          </table:table-cell>
          <table:table-cell table:style-name="ce136" office:value-type="float" office:value="547713.031433603" calcext:value-type="float">
            <text:p>547713</text:p>
          </table:table-cell>
          <table:table-cell table:style-name="ce170" table:formula="of:=[.CV36]/[.CI36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4" calcext:value-type="float">
            <text:p>1934</text:p>
          </table:table-cell>
          <table:table-cell table:style-name="ce172" office:value-type="float" office:value="24526811.2574369" calcext:value-type="float">
            <text:p>24526811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8]-[.CI38]" office:value-type="float" office:value="4837255.77741391" calcext:value-type="float">
            <text:p>4837256</text:p>
          </table:table-cell>
          <table:table-cell table:style-name="ce136" table:formula="of:=[.CV37]/6.6" office:value-type="float" office:value="86478.7188678613" calcext:value-type="float">
            <text:p>8647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7]/[.CH37]" office:value-type="float" office:value="5.07039784250346" calcext:value-type="float">
            <text:p>5.0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7]-[.B36])" office:value-type="float" office:value="190574.888547968" calcext:value-type="float">
            <text:p>190575</text:p>
          </table:table-cell>
          <table:table-cell table:style-name="ce148" table:formula="of:=([.B37]*100/[.B36])-100" office:value-type="float" office:value="0.783091048505753" calcext:value-type="float">
            <text:p>0.78</text:p>
          </table:table-cell>
          <table:table-cell table:style-name="ce136" table:formula="of:=[.CI37]-([.CS37]/2)" office:value-type="float" office:value="-8808.72540612272" calcext:value-type="float">
            <text:p>-8809</text:p>
          </table:table-cell>
          <table:table-cell table:style-name="ce136" office:value-type="float" office:value="570759.544527885" calcext:value-type="float">
            <text:p>570760</text:p>
          </table:table-cell>
          <table:table-cell table:style-name="ce170" table:formula="of:=[.CV37]/[.CI37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5" calcext:value-type="float">
            <text:p>1935</text:p>
          </table:table-cell>
          <table:table-cell table:style-name="ce172" office:value-type="float" office:value="24698768.0051913" calcext:value-type="float">
            <text:p>24698768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39]-[.CI39]" office:value-type="float" office:value="4927280.68045237" calcext:value-type="float">
            <text:p>4927281</text:p>
          </table:table-cell>
          <table:table-cell table:style-name="ce136" table:formula="of:=[.CV38]/6.6" office:value-type="float" office:value="90024.9030384583" calcext:value-type="float">
            <text:p>90025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8]/[.CH38]" office:value-type="float" office:value="5.01265700230492" calcext:value-type="float">
            <text:p>5.0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8]-[.B37])" office:value-type="float" office:value="171956.747754466" calcext:value-type="float">
            <text:p>171957</text:p>
          </table:table-cell>
          <table:table-cell table:style-name="ce148" table:formula="of:=([.B38]*100/[.B37])-100" office:value-type="float" office:value="0.701097040090474" calcext:value-type="float">
            <text:p>0.70</text:p>
          </table:table-cell>
          <table:table-cell table:style-name="ce136" table:formula="of:=[.CI38]-([.CS38]/2)" office:value-type="float" office:value="4046.52916122544" calcext:value-type="float">
            <text:p>4047</text:p>
          </table:table-cell>
          <table:table-cell table:style-name="ce136" office:value-type="float" office:value="594164.360053825" calcext:value-type="float">
            <text:p>594164</text:p>
          </table:table-cell>
          <table:table-cell table:style-name="ce170" table:formula="of:=[.CV38]/[.CI38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6" calcext:value-type="float">
            <text:p>1936</text:p>
          </table:table-cell>
          <table:table-cell table:style-name="ce172" office:value-type="float" office:value="24892371.7898729" calcext:value-type="float">
            <text:p>24892372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0]-[.CI40]" office:value-type="float" office:value="5015478.9677994" calcext:value-type="float">
            <text:p>5015479</text:p>
          </table:table-cell>
          <table:table-cell table:style-name="ce136" table:formula="of:=[.CV39]/6.6" office:value-type="float" office:value="88198.2873470334" calcext:value-type="float">
            <text:p>8819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39]/[.CH39]" office:value-type="float" office:value="4.96310959525262" calcext:value-type="float">
            <text:p>4.9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39]-[.B38])" office:value-type="float" office:value="193603.784681607" calcext:value-type="float">
            <text:p>193604</text:p>
          </table:table-cell>
          <table:table-cell table:style-name="ce148" table:formula="of:=([.B39]*100/[.B38])-100" office:value-type="float" office:value="0.783860088247778" calcext:value-type="float">
            <text:p>0.78</text:p>
          </table:table-cell>
          <table:table-cell table:style-name="ce136" table:formula="of:=[.CI39]-([.CS39]/2)" office:value-type="float" office:value="-8603.60499377007" calcext:value-type="float">
            <text:p>-8604</text:p>
          </table:table-cell>
          <table:table-cell table:style-name="ce136" office:value-type="float" office:value="582108.696490421" calcext:value-type="float">
            <text:p>582109</text:p>
          </table:table-cell>
          <table:table-cell table:style-name="ce170" table:formula="of:=[.CV39]/[.CI39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7" calcext:value-type="float">
            <text:p>1937</text:p>
          </table:table-cell>
          <table:table-cell table:style-name="ce172" office:value-type="float" office:value="25029740.3275853" calcext:value-type="float">
            <text:p>25029740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1]-[.CI41]" office:value-type="float" office:value="5101346.39271802" calcext:value-type="float">
            <text:p>5101346</text:p>
          </table:table-cell>
          <table:table-cell table:style-name="ce136" table:formula="of:=[.CV40]/6.6" office:value-type="float" office:value="85867.4249186146" calcext:value-type="float">
            <text:p>8586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0]/[.CH40]" office:value-type="float" office:value="4.90649691291584" calcext:value-type="float">
            <text:p>4.9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0]-[.B39])" office:value-type="float" office:value="137368.537712384" calcext:value-type="float">
            <text:p>137369</text:p>
          </table:table-cell>
          <table:table-cell table:style-name="ce148" table:formula="of:=([.B40]*100/[.B39])-100" office:value-type="float" office:value="0.551849935682981" calcext:value-type="float">
            <text:p>0.55</text:p>
          </table:table-cell>
          <table:table-cell table:style-name="ce136" table:formula="of:=[.CI40]-([.CS40]/2)" office:value-type="float" office:value="17183.1560624226" calcext:value-type="float">
            <text:p>17183</text:p>
          </table:table-cell>
          <table:table-cell table:style-name="ce136" office:value-type="float" office:value="566725.004462856" calcext:value-type="float">
            <text:p>566725</text:p>
          </table:table-cell>
          <table:table-cell table:style-name="ce170" table:formula="of:=[.CV40]/[.CI40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8" calcext:value-type="float">
            <text:p>1938</text:p>
          </table:table-cell>
          <table:table-cell table:style-name="ce172" office:value-type="float" office:value="25126743.2011252" calcext:value-type="float">
            <text:p>25126743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2]-[.CI42]" office:value-type="float" office:value="5184631.88230531" calcext:value-type="float">
            <text:p>5184632</text:p>
          </table:table-cell>
          <table:table-cell table:style-name="ce136" table:formula="of:=[.CV41]/6.6" office:value-type="float" office:value="83285.4895872889" calcext:value-type="float">
            <text:p>83285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1]/[.CH41]" office:value-type="float" office:value="4.84638905355664" calcext:value-type="float">
            <text:p>4.8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1]-[.B40])" office:value-type="float" office:value="97002.8735398576" calcext:value-type="float">
            <text:p>97003</text:p>
          </table:table-cell>
          <table:table-cell table:style-name="ce148" table:formula="of:=([.B41]*100/[.B40])-100" office:value-type="float" office:value="0.387550459055106" calcext:value-type="float">
            <text:p>0.39</text:p>
          </table:table-cell>
          <table:table-cell table:style-name="ce136" table:formula="of:=[.CI41]-([.CS41]/2)" office:value-type="float" office:value="34784.0528173601" calcext:value-type="float">
            <text:p>34784</text:p>
          </table:table-cell>
          <table:table-cell table:style-name="ce136" office:value-type="float" office:value="549684.231276107" calcext:value-type="float">
            <text:p>549684</text:p>
          </table:table-cell>
          <table:table-cell table:style-name="ce170" table:formula="of:=[.CV41]/[.CI41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39" calcext:value-type="float">
            <text:p>1939</text:p>
          </table:table-cell>
          <table:table-cell table:style-name="ce172" office:value-type="float" office:value="25222013.9365427" calcext:value-type="float">
            <text:p>25222014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3]-[.CI43]" office:value-type="float" office:value="5264581.67078976" calcext:value-type="float">
            <text:p>5264582</text:p>
          </table:table-cell>
          <table:table-cell table:style-name="ce136" table:formula="of:=[.CV42]/6.6" office:value-type="float" office:value="79949.7884844502" calcext:value-type="float">
            <text:p>79950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2]/[.CH42]" office:value-type="float" office:value="4.7908866295086" calcext:value-type="float">
            <text:p>4.7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2]-[.B41])" office:value-type="float" office:value="95270.7354174815" calcext:value-type="float">
            <text:p>95271</text:p>
          </table:table-cell>
          <table:table-cell table:style-name="ce148" table:formula="of:=([.B42]*100/[.B41])-100" office:value-type="float" office:value="0.379160700035385" calcext:value-type="float">
            <text:p>0.38</text:p>
          </table:table-cell>
          <table:table-cell table:style-name="ce136" table:formula="of:=[.CI42]-([.CS42]/2)" office:value-type="float" office:value="32314.4207757094" calcext:value-type="float">
            <text:p>32314</text:p>
          </table:table-cell>
          <table:table-cell table:style-name="ce136" office:value-type="float" office:value="527668.603997371" calcext:value-type="float">
            <text:p>527669</text:p>
          </table:table-cell>
          <table:table-cell table:style-name="ce170" table:formula="of:=[.CV42]/[.CI42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0" calcext:value-type="float">
            <text:p>1940</text:p>
          </table:table-cell>
          <table:table-cell table:style-name="ce17" office:value-type="float" office:value="25415907" calcext:value-type="float">
            <text:p>2541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4]-[.CI44]" office:value-type="float" office:value="5341217.80232335" calcext:value-type="float">
            <text:p>5341218</text:p>
          </table:table-cell>
          <table:table-cell table:style-name="ce136" table:formula="of:=[.CV43]/6.6" office:value-type="float" office:value="76636.1315335958" calcext:value-type="float">
            <text:p>76636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3]/[.CH43]" office:value-type="float" office:value="4.75844796835367" calcext:value-type="float">
            <text:p>4.7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3]-[.B42])" office:value-type="float" office:value="193893.063457344" calcext:value-type="float">
            <text:p>193893</text:p>
          </table:table-cell>
          <table:table-cell table:style-name="ce148" table:formula="of:=([.B43]*100/[.B42])-100" office:value-type="float" office:value="0.768745366429371" calcext:value-type="float">
            <text:p>0.77</text:p>
          </table:table-cell>
          <table:table-cell table:style-name="ce136" table:formula="of:=[.CI43]-([.CS43]/2)" office:value-type="float" office:value="-20310.4001950761" calcext:value-type="float">
            <text:p>-20310</text:p>
          </table:table-cell>
          <table:table-cell table:style-name="ce136" office:value-type="float" office:value="505798.468121732" calcext:value-type="float">
            <text:p>505798</text:p>
          </table:table-cell>
          <table:table-cell table:style-name="ce170" table:formula="of:=[.CV43]/[.CI43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1" calcext:value-type="float">
            <text:p>1941</text:p>
          </table:table-cell>
          <table:table-cell table:style-name="ce172" office:value-type="float" office:value="25615907" calcext:value-type="float">
            <text:p>2561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5]-[.CI45]" office:value-type="float" office:value="5420166.59494995" calcext:value-type="float">
            <text:p>5420167</text:p>
          </table:table-cell>
          <table:table-cell table:style-name="ce136" table:formula="of:=[.CV44]/6.6" office:value-type="float" office:value="78948.7926265976" calcext:value-type="float">
            <text:p>7894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4]/[.CH44]" office:value-type="float" office:value="4.72603683876926" calcext:value-type="float">
            <text:p>4.73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4]-[.B43])" office:value-type="float" office:value="200000" calcext:value-type="float">
            <text:p>200000</text:p>
          </table:table-cell>
          <table:table-cell table:style-name="ce148" table:formula="of:=([.B44]*100/[.B43])-100" office:value-type="float" office:value="0.786908765443627" calcext:value-type="float">
            <text:p>0.79</text:p>
          </table:table-cell>
          <table:table-cell table:style-name="ce136" table:formula="of:=[.CI44]-([.CS44]/2)" office:value-type="float" office:value="-21051.2073734024" calcext:value-type="float">
            <text:p>-21051</text:p>
          </table:table-cell>
          <table:table-cell table:style-name="ce136" office:value-type="float" office:value="521062.031335544" calcext:value-type="float">
            <text:p>521062</text:p>
          </table:table-cell>
          <table:table-cell table:style-name="ce170" table:formula="of:=[.CV44]/[.CI44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2" calcext:value-type="float">
            <text:p>1942</text:p>
          </table:table-cell>
          <table:table-cell table:style-name="ce172" office:value-type="float" office:value="25865907" calcext:value-type="float">
            <text:p>2586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6]-[.CI46]" office:value-type="float" office:value="5501603.76232233" calcext:value-type="float">
            <text:p>5501604</text:p>
          </table:table-cell>
          <table:table-cell table:style-name="ce136" table:formula="of:=[.CV45]/6.6" office:value-type="float" office:value="81437.1673723823" calcext:value-type="float">
            <text:p>8143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5]/[.CH45]" office:value-type="float" office:value="4.70152125042926" calcext:value-type="float">
            <text:p>4.7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5]-[.B44])" office:value-type="float" office:value="250000" calcext:value-type="float">
            <text:p>250000</text:p>
          </table:table-cell>
          <table:table-cell table:style-name="ce148" table:formula="of:=([.B45]*100/[.B44])-100" office:value-type="float" office:value="0.975956072919843" calcext:value-type="float">
            <text:p>0.98</text:p>
          </table:table-cell>
          <table:table-cell table:style-name="ce136" table:formula="of:=[.CI45]-([.CS45]/2)" office:value-type="float" office:value="-43562.8326276177" calcext:value-type="float">
            <text:p>-43563</text:p>
          </table:table-cell>
          <table:table-cell table:style-name="ce136" office:value-type="float" office:value="537485.304657723" calcext:value-type="float">
            <text:p>537485</text:p>
          </table:table-cell>
          <table:table-cell table:style-name="ce170" table:formula="of:=[.CV45]/[.CI45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3" calcext:value-type="float">
            <text:p>1943</text:p>
          </table:table-cell>
          <table:table-cell table:style-name="ce172" office:value-type="float" office:value="26045907" calcext:value-type="float">
            <text:p>2604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7]-[.CI47]" office:value-type="float" office:value="5586226.99541519" calcext:value-type="float">
            <text:p>5586227</text:p>
          </table:table-cell>
          <table:table-cell table:style-name="ce136" table:formula="of:=[.CV46]/6.6" office:value-type="float" office:value="84623.233092862" calcext:value-type="float">
            <text:p>84623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6]/[.CH46]" office:value-type="float" office:value="4.66252213191064" calcext:value-type="float">
            <text:p>4.6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6]-[.B45])" office:value-type="float" office:value="180000" calcext:value-type="float">
            <text:p>180000</text:p>
          </table:table-cell>
          <table:table-cell table:style-name="ce148" table:formula="of:=([.B46]*100/[.B45])-100" office:value-type="float" office:value="0.695896726142252" calcext:value-type="float">
            <text:p>0.70</text:p>
          </table:table-cell>
          <table:table-cell table:style-name="ce136" table:formula="of:=[.CI46]-([.CS46]/2)" office:value-type="float" office:value="-5376.76690713798" calcext:value-type="float">
            <text:p>-5377</text:p>
          </table:table-cell>
          <table:table-cell table:style-name="ce136" office:value-type="float" office:value="558513.338412889" calcext:value-type="float">
            <text:p>558513</text:p>
          </table:table-cell>
          <table:table-cell table:style-name="ce170" table:formula="of:=[.CV46]/[.CI46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4" calcext:value-type="float">
            <text:p>1944</text:p>
          </table:table-cell>
          <table:table-cell table:style-name="ce172" office:value-type="float" office:value="26275907" calcext:value-type="float">
            <text:p>2627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9" table:style-name="ce149" office:value-type="string" calcext:value-type="string">
            <text:p>null</text:p>
          </table:table-cell>
          <table:table-cell table:style-name="ce136" table:formula="of:=[.CH48]-[.CI48]" office:value-type="float" office:value="5674429.27372318" calcext:value-type="float">
            <text:p>5674429</text:p>
          </table:table-cell>
          <table:table-cell table:style-name="ce136" table:formula="of:=[.CV47]/6.6" office:value-type="float" office:value="88202.2783079828" calcext:value-type="float">
            <text:p>88202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7]/[.CH47]" office:value-type="float" office:value="4.63058146158892" calcext:value-type="float">
            <text:p>4.63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7]-[.B46])" office:value-type="float" office:value="230000" calcext:value-type="float">
            <text:p>230000</text:p>
          </table:table-cell>
          <table:table-cell table:style-name="ce148" table:formula="of:=([.B47]*100/[.B46])-100" office:value-type="float" office:value="0.883056213016502" calcext:value-type="float">
            <text:p>0.88</text:p>
          </table:table-cell>
          <table:table-cell table:style-name="ce136" table:formula="of:=[.CI47]-([.CS47]/2)" office:value-type="float" office:value="-26797.7216920172" calcext:value-type="float">
            <text:p>-26798</text:p>
          </table:table-cell>
          <table:table-cell table:style-name="ce136" office:value-type="float" office:value="582135.036832686" calcext:value-type="float">
            <text:p>582135</text:p>
          </table:table-cell>
          <table:table-cell table:style-name="ce170" table:formula="of:=[.CV47]/[.CI47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5" calcext:value-type="float">
            <text:p>1945</text:p>
          </table:table-cell>
          <table:table-cell table:style-name="ce172" office:value-type="float" office:value="26515907" calcext:value-type="float">
            <text:p>2651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49]-[.CI49]" office:value-type="float" office:value="5766398.51907881" calcext:value-type="float">
            <text:p>5766399</text:p>
          </table:table-cell>
          <table:table-cell table:style-name="ce136" table:formula="of:=[.CV48]/6.6" office:value-type="float" office:value="91969.2453556333" calcext:value-type="float">
            <text:p>9196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8]/[.CH48]" office:value-type="float" office:value="4.59834798310748" calcext:value-type="float">
            <text:p>4.6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8]-[.B47])" office:value-type="float" office:value="240000" calcext:value-type="float">
            <text:p>240000</text:p>
          </table:table-cell>
          <table:table-cell table:style-name="ce148" table:formula="of:=([.B48]*100/[.B47])-100" office:value-type="float" office:value="0.91338426490853" calcext:value-type="float">
            <text:p>0.91</text:p>
          </table:table-cell>
          <table:table-cell table:style-name="ce136" table:formula="of:=[.CI48]-([.CS48]/2)" office:value-type="float" office:value="-28030.7546443667" calcext:value-type="float">
            <text:p>-28031</text:p>
          </table:table-cell>
          <table:table-cell table:style-name="ce136" office:value-type="float" office:value="606997.01934718" calcext:value-type="float">
            <text:p>606997</text:p>
          </table:table-cell>
          <table:table-cell table:style-name="ce170" table:formula="of:=[.CV48]/[.CI48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6" calcext:value-type="float">
            <text:p>1946</text:p>
          </table:table-cell>
          <table:table-cell table:style-name="ce172" office:value-type="float" office:value="26795907" calcext:value-type="float">
            <text:p>2679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0]-[.CI50]" office:value-type="float" office:value="5862316.62660972" calcext:value-type="float">
            <text:p>5862317</text:p>
          </table:table-cell>
          <table:table-cell table:style-name="ce136" table:formula="of:=[.CV49]/6.6" office:value-type="float" office:value="95918.1075309142" calcext:value-type="float">
            <text:p>9591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49]/[.CH49]" office:value-type="float" office:value="4.57087337766274" calcext:value-type="float">
            <text:p>4.5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49]-[.B48])" office:value-type="float" office:value="280000" calcext:value-type="float">
            <text:p>280000</text:p>
          </table:table-cell>
          <table:table-cell table:style-name="ce148" table:formula="of:=([.B49]*100/[.B48])-100" office:value-type="float" office:value="1.05596991270184" calcext:value-type="float">
            <text:p>1.06</text:p>
          </table:table-cell>
          <table:table-cell table:style-name="ce136" table:formula="of:=[.CI49]-([.CS49]/2)" office:value-type="float" office:value="-44081.8924690858" calcext:value-type="float">
            <text:p>-44082</text:p>
          </table:table-cell>
          <table:table-cell table:style-name="ce136" office:value-type="float" office:value="633059.509704034" calcext:value-type="float">
            <text:p>633060</text:p>
          </table:table-cell>
          <table:table-cell table:style-name="ce170" table:formula="of:=[.CV49]/[.CI49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7" calcext:value-type="float">
            <text:p>1947</text:p>
          </table:table-cell>
          <table:table-cell table:style-name="ce172" office:value-type="float" office:value="27025907" calcext:value-type="float">
            <text:p>2702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1]-[.CI51]" office:value-type="float" office:value="5962405.79655276" calcext:value-type="float">
            <text:p>5962406</text:p>
          </table:table-cell>
          <table:table-cell table:style-name="ce136" table:formula="of:=[.CV50]/6.6" office:value-type="float" office:value="100089.16994304" calcext:value-type="float">
            <text:p>10008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0]/[.CH50]" office:value-type="float" office:value="4.53271849018149" calcext:value-type="float">
            <text:p>4.53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0]-[.B49])" office:value-type="float" office:value="230000" calcext:value-type="float">
            <text:p>230000</text:p>
          </table:table-cell>
          <table:table-cell table:style-name="ce148" table:formula="of:=([.B50]*100/[.B49])-100" office:value-type="float" office:value="0.858340044246305" calcext:value-type="float">
            <text:p>0.86</text:p>
          </table:table-cell>
          <table:table-cell table:style-name="ce136" table:formula="of:=[.CI50]-([.CS50]/2)" office:value-type="float" office:value="-14910.83005696" calcext:value-type="float">
            <text:p>-14911</text:p>
          </table:table-cell>
          <table:table-cell table:style-name="ce136" office:value-type="float" office:value="660588.521624064" calcext:value-type="float">
            <text:p>660589</text:p>
          </table:table-cell>
          <table:table-cell table:style-name="ce170" table:formula="of:=[.CV50]/[.CI50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8" calcext:value-type="float">
            <text:p>1948</text:p>
          </table:table-cell>
          <table:table-cell table:style-name="ce172" office:value-type="float" office:value="27295907" calcext:value-type="float">
            <text:p>2729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2]-[.CI52]" office:value-type="float" office:value="6067338.12928664" calcext:value-type="float">
            <text:p>6067338</text:p>
          </table:table-cell>
          <table:table-cell table:style-name="ce136" table:formula="of:=[.CV51]/6.6" office:value-type="float" office:value="104932.332733872" calcext:value-type="float">
            <text:p>104932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1]/[.CH51]" office:value-type="float" office:value="4.49882739652245" calcext:value-type="float">
            <text:p>4.5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1]-[.B50])" office:value-type="float" office:value="270000" calcext:value-type="float">
            <text:p>270000</text:p>
          </table:table-cell>
          <table:table-cell table:style-name="ce148" table:formula="of:=([.B51]*100/[.B50])-100" office:value-type="float" office:value="0.99904140127471" calcext:value-type="float">
            <text:p>1.00</text:p>
          </table:table-cell>
          <table:table-cell table:style-name="ce136" table:formula="of:=[.CI51]-([.CS51]/2)" office:value-type="float" office:value="-30067.6672661279" calcext:value-type="float">
            <text:p>-30068</text:p>
          </table:table-cell>
          <table:table-cell table:style-name="ce136" office:value-type="float" office:value="692553.396043556" calcext:value-type="float">
            <text:p>692553</text:p>
          </table:table-cell>
          <table:table-cell table:style-name="ce170" table:formula="of:=[.CV51]/[.CI51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49" calcext:value-type="float">
            <text:p>1949</text:p>
          </table:table-cell>
          <table:table-cell table:style-name="ce172" office:value-type="float" office:value="27675907" calcext:value-type="float">
            <text:p>2767590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3]-[.CI53]" office:value-type="float" office:value="6177522.90374704" calcext:value-type="float">
            <text:p>6177523</text:p>
          </table:table-cell>
          <table:table-cell table:style-name="ce136" table:formula="of:=[.CV52]/6.6" office:value-type="float" office:value="110184.774460404" calcext:value-type="float">
            <text:p>110185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2]/[.CH52]" office:value-type="float" office:value="4.48009783714649" calcext:value-type="float">
            <text:p>4.48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2]-[.B51])" office:value-type="float" office:value="380000" calcext:value-type="float">
            <text:p>380000</text:p>
          </table:table-cell>
          <table:table-cell table:style-name="ce148" table:formula="of:=([.B52]*100/[.B51])-100" office:value-type="float" office:value="1.39215011246924" calcext:value-type="float">
            <text:p>1.39</text:p>
          </table:table-cell>
          <table:table-cell table:style-name="ce136" table:formula="of:=[.CI52]-([.CS52]/2)" office:value-type="float" office:value="-79815.2255395961" calcext:value-type="float">
            <text:p>-79815</text:p>
          </table:table-cell>
          <table:table-cell table:style-name="ce136" office:value-type="float" office:value="727219.511438666" calcext:value-type="float">
            <text:p>727220</text:p>
          </table:table-cell>
          <table:table-cell table:style-name="ce170" table:formula="of:=[.CV52]/[.CI52]" office:value-type="float" office:value="6.6" calcext:value-type="float">
            <text:p>6.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0" calcext:value-type="float">
            <text:p>1950</text:p>
          </table:table-cell>
          <table:table-cell table:style-name="ce17" office:value-type="float" office:value="27976755" calcext:value-type="float">
            <text:p>27976755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07" office:value-type="float" office:value="6287490" calcext:value-type="float">
            <text:p>6287490</text:p>
          </table:table-cell>
          <table:table-cell table:style-name="ce136" table:formula="of:=[.CV53]/6.9" office:value-type="float" office:value="109967.09625296" calcext:value-type="float">
            <text:p>10996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3]/[.CH53]" office:value-type="float" office:value="4.44959037708211" calcext:value-type="float">
            <text:p>4.4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3]-[.B52])" office:value-type="float" office:value="300848" calcext:value-type="float">
            <text:p>300848</text:p>
          </table:table-cell>
          <table:table-cell table:style-name="ce148" table:formula="of:=([.B53]*100/[.B52])-100" office:value-type="float" office:value="1.08703935159198" calcext:value-type="float">
            <text:p>1.09</text:p>
          </table:table-cell>
          <table:table-cell table:style-name="ce136" table:formula="of:=[.CI53]-([.CS53]/2)" office:value-type="float" office:value="-40456.9037470396" calcext:value-type="float">
            <text:p>-40457</text:p>
          </table:table-cell>
          <table:table-cell table:style-name="ce136" office:value-type="float" office:value="758772.964145427" calcext:value-type="float">
            <text:p>758773</text:p>
          </table:table-cell>
          <table:table-cell table:style-name="ce170" table:formula="of:=[.CV53]/[.CI53]" office:value-type="float" office:value="6.9" calcext:value-type="float">
            <text:p>6.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1" calcext:value-type="float">
            <text:p>1951</text:p>
          </table:table-cell>
          <table:table-cell table:style-name="ce172" office:value-type="float" office:value="28208795.8825234" calcext:value-type="float">
            <text:p>28208796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5]-[.CI55]" office:value-type="float" office:value="6396042.16014923" calcext:value-type="float">
            <text:p>6396042</text:p>
          </table:table-cell>
          <table:table-cell table:style-name="ce136" table:formula="of:=[.CV54]/7.0342" office:value-type="float" office:value="108552.563760543" calcext:value-type="float">
            <text:p>108553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4]/[.CH54]" office:value-type="float" office:value="4.41035177320739" calcext:value-type="float">
            <text:p>4.4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4]-[.B53])" office:value-type="float" office:value="232040.882523399" calcext:value-type="float">
            <text:p>232041</text:p>
          </table:table-cell>
          <table:table-cell table:style-name="ce148" table:formula="of:=([.B54]*100/[.B53])-100" office:value-type="float" office:value="0.829405992665684" calcext:value-type="float">
            <text:p>0.83</text:p>
          </table:table-cell>
          <table:table-cell table:style-name="ce136" table:formula="of:=[.CI54]-([.CS54]/2)" office:value-type="float" office:value="-7467.87750115665" calcext:value-type="float">
            <text:p>-7468</text:p>
          </table:table-cell>
          <table:table-cell table:style-name="ce136" office:value-type="float" office:value="763580.44400441" calcext:value-type="float">
            <text:p>763580</text:p>
          </table:table-cell>
          <table:table-cell table:style-name="ce170" table:formula="of:=[.CV54]/[.CI54]" office:value-type="float" office:value="7.0342" calcext:value-type="float">
            <text:p>7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2" calcext:value-type="float">
            <text:p>1952</text:p>
          </table:table-cell>
          <table:table-cell table:style-name="ce172" office:value-type="float" office:value="28477792.3878568" calcext:value-type="float">
            <text:p>28477792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6]-[.CI56]" office:value-type="float" office:value="6507419.99709639" calcext:value-type="float">
            <text:p>6507420</text:p>
          </table:table-cell>
          <table:table-cell table:style-name="ce136" table:formula="of:=[.CV55]/6.9" office:value-type="float" office:value="111377.836947156" calcext:value-type="float">
            <text:p>11137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5]/[.CH55]" office:value-type="float" office:value="4.37620322655731" calcext:value-type="float">
            <text:p>4.38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5]-[.B54])" office:value-type="float" office:value="268996.505333405" calcext:value-type="float">
            <text:p>268997</text:p>
          </table:table-cell>
          <table:table-cell table:style-name="ce148" table:formula="of:=([.B55]*100/[.B54])-100" office:value-type="float" office:value="0.953590881559251" calcext:value-type="float">
            <text:p>0.95</text:p>
          </table:table-cell>
          <table:table-cell table:style-name="ce136" table:formula="of:=[.CI55]-([.CS55]/2)" office:value-type="float" office:value="-23120.4157195468" calcext:value-type="float">
            <text:p>-23120</text:p>
          </table:table-cell>
          <table:table-cell table:style-name="ce136" office:value-type="float" office:value="768507.074935375" calcext:value-type="float">
            <text:p>768507</text:p>
          </table:table-cell>
          <table:table-cell table:style-name="ce170" table:formula="of:=[.CV55]/[.CI55]" office:value-type="float" office:value="6.9" calcext:value-type="float">
            <text:p>6.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3" calcext:value-type="float">
            <text:p>1953</text:p>
          </table:table-cell>
          <table:table-cell table:style-name="ce172" office:value-type="float" office:value="28757459.7978808" calcext:value-type="float">
            <text:p>28757460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7]-[.CI57]" office:value-type="float" office:value="6619718.80697764" calcext:value-type="float">
            <text:p>6619719</text:p>
          </table:table-cell>
          <table:table-cell table:style-name="ce136" table:formula="of:=[.CV56]/6.9" office:value-type="float" office:value="112298.809881245" calcext:value-type="float">
            <text:p>11229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6]/[.CH56]" office:value-type="float" office:value="4.34421168578467" calcext:value-type="float">
            <text:p>4.3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6]-[.B55])" office:value-type="float" office:value="279667.410024006" calcext:value-type="float">
            <text:p>279667</text:p>
          </table:table-cell>
          <table:table-cell table:style-name="ce148" table:formula="of:=([.B56]*100/[.B55])-100" office:value-type="float" office:value="0.982054388960506" calcext:value-type="float">
            <text:p>0.98</text:p>
          </table:table-cell>
          <table:table-cell table:style-name="ce136" table:formula="of:=[.CI56]-([.CS56]/2)" office:value-type="float" office:value="-27534.8951307578" calcext:value-type="float">
            <text:p>-27535</text:p>
          </table:table-cell>
          <table:table-cell table:style-name="ce136" office:value-type="float" office:value="774861.788180592" calcext:value-type="float">
            <text:p>774862</text:p>
          </table:table-cell>
          <table:table-cell table:style-name="ce170" table:formula="of:=[.CV56]/[.CI56]" office:value-type="float" office:value="6.9" calcext:value-type="float">
            <text:p>6.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4" calcext:value-type="float">
            <text:p>1954</text:p>
          </table:table-cell>
          <table:table-cell table:style-name="ce172" office:value-type="float" office:value="29030917.66246" calcext:value-type="float">
            <text:p>29030918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8]-[.CI58]" office:value-type="float" office:value="6736319.47028597" calcext:value-type="float">
            <text:p>6736319</text:p>
          </table:table-cell>
          <table:table-cell table:style-name="ce136" table:formula="of:=[.CV57]/6.7" office:value-type="float" office:value="116600.663308334" calcext:value-type="float">
            <text:p>11660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7]/[.CH57]" office:value-type="float" office:value="4.30961117424966" calcext:value-type="float">
            <text:p>4.3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7]-[.B56])" office:value-type="float" office:value="273457.864579175" calcext:value-type="float">
            <text:p>273458</text:p>
          </table:table-cell>
          <table:table-cell table:style-name="ce148" table:formula="of:=([.B57]*100/[.B56])-100" office:value-type="float" office:value="0.950911055778732" calcext:value-type="float">
            <text:p>0.95</text:p>
          </table:table-cell>
          <table:table-cell table:style-name="ce136" table:formula="of:=[.CI57]-([.CS57]/2)" office:value-type="float" office:value="-20128.2689812531" calcext:value-type="float">
            <text:p>-20128</text:p>
          </table:table-cell>
          <table:table-cell table:style-name="ce136" office:value-type="float" office:value="781224.44416584" calcext:value-type="float">
            <text:p>781224</text:p>
          </table:table-cell>
          <table:table-cell table:style-name="ce170" table:formula="of:=[.CV57]/[.CI57]" office:value-type="float" office:value="6.7" calcext:value-type="float">
            <text:p>6.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5" calcext:value-type="float">
            <text:p>1955</text:p>
          </table:table-cell>
          <table:table-cell table:style-name="ce172" office:value-type="float" office:value="29327447.3213203" calcext:value-type="float">
            <text:p>2932744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59]-[.CI59]" office:value-type="float" office:value="6861073.8568601" calcext:value-type="float">
            <text:p>6861074</text:p>
          </table:table-cell>
          <table:table-cell table:style-name="ce136" table:formula="of:=[.CV58]/6.5" office:value-type="float" office:value="124754.386574127" calcext:value-type="float">
            <text:p>124754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8]/[.CH58]" office:value-type="float" office:value="4.27446897281204" calcext:value-type="float">
            <text:p>4.2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8]-[.B57])" office:value-type="float" office:value="296529.658860315" calcext:value-type="float">
            <text:p>296530</text:p>
          </table:table-cell>
          <table:table-cell table:style-name="ce148" table:formula="of:=([.B58]*100/[.B57])-100" office:value-type="float" office:value="1.02142709475477" calcext:value-type="float">
            <text:p>1.02</text:p>
          </table:table-cell>
          <table:table-cell table:style-name="ce136" table:formula="of:=[.CI58]-([.CS58]/2)" office:value-type="float" office:value="-23510.4428560305" calcext:value-type="float">
            <text:p>-23510</text:p>
          </table:table-cell>
          <table:table-cell table:style-name="ce136" office:value-type="float" office:value="810903.512731824" calcext:value-type="float">
            <text:p>810904</text:p>
          </table:table-cell>
          <table:table-cell table:style-name="ce170" table:formula="of:=[.CV58]/[.CI58]" office:value-type="float" office:value="6.5" calcext:value-type="float">
            <text:p>6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6" calcext:value-type="float">
            <text:p>1956</text:p>
          </table:table-cell>
          <table:table-cell table:style-name="ce172" office:value-type="float" office:value="29587064.9815381" calcext:value-type="float">
            <text:p>29587065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0]-[.CI60]" office:value-type="float" office:value="7002031.91428115" calcext:value-type="float">
            <text:p>7002032</text:p>
          </table:table-cell>
          <table:table-cell table:style-name="ce136" table:formula="of:=[.CV59]/6" office:value-type="float" office:value="140958.057421051" calcext:value-type="float">
            <text:p>14095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59]/[.CH59]" office:value-type="float" office:value="4.22549701911429" calcext:value-type="float">
            <text:p>4.23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59]-[.B58])" office:value-type="float" office:value="259617.660217788" calcext:value-type="float">
            <text:p>259618</text:p>
          </table:table-cell>
          <table:table-cell table:style-name="ce148" table:formula="of:=([.B59]*100/[.B58])-100" office:value-type="float" office:value="0.885237836669987" calcext:value-type="float">
            <text:p>0.89</text:p>
          </table:table-cell>
          <table:table-cell table:style-name="ce136" table:formula="of:=[.CI59]-([.CS59]/2)" office:value-type="float" office:value="11149.2273121573" calcext:value-type="float">
            <text:p>11149</text:p>
          </table:table-cell>
          <table:table-cell table:style-name="ce136" office:value-type="float" office:value="845748.344526308" calcext:value-type="float">
            <text:p>845748</text:p>
          </table:table-cell>
          <table:table-cell table:style-name="ce170" table:formula="of:=[.CV59]/[.CI59]" office:value-type="float" office:value="6" calcext:value-type="float">
            <text:p>6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7" calcext:value-type="float">
            <text:p>1957</text:p>
          </table:table-cell>
          <table:table-cell table:style-name="ce172" office:value-type="float" office:value="29869786.9564297" calcext:value-type="float">
            <text:p>2986978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1]-[.CI61]" office:value-type="float" office:value="7155886.0231037" calcext:value-type="float">
            <text:p>7155886</text:p>
          </table:table-cell>
          <table:table-cell table:style-name="ce136" table:formula="of:=[.CV60]/5.7" office:value-type="float" office:value="153854.108822558" calcext:value-type="float">
            <text:p>153854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0]/[.CH60]" office:value-type="float" office:value="4.17415633228243" calcext:value-type="float">
            <text:p>4.1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0]-[.B59])" office:value-type="float" office:value="282721.974891577" calcext:value-type="float">
            <text:p>282722</text:p>
          </table:table-cell>
          <table:table-cell table:style-name="ce148" table:formula="of:=([.B60]*100/[.B59])-100" office:value-type="float" office:value="0.955559380654989" calcext:value-type="float">
            <text:p>0.96</text:p>
          </table:table-cell>
          <table:table-cell table:style-name="ce136" table:formula="of:=[.CI60]-([.CS60]/2)" office:value-type="float" office:value="12493.1213767697" calcext:value-type="float">
            <text:p>12493</text:p>
          </table:table-cell>
          <table:table-cell table:style-name="ce136" office:value-type="float" office:value="876968.420288582" calcext:value-type="float">
            <text:p>876968</text:p>
          </table:table-cell>
          <table:table-cell table:style-name="ce170" table:formula="of:=[.CV60]/[.CI60]" office:value-type="float" office:value="5.7" calcext:value-type="float">
            <text:p>5.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8" calcext:value-type="float">
            <text:p>1958</text:p>
          </table:table-cell>
          <table:table-cell table:style-name="ce172" office:value-type="float" office:value="30105420.9248838" calcext:value-type="float">
            <text:p>30105421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2]-[.CI62]" office:value-type="float" office:value="7322429.58241939" calcext:value-type="float">
            <text:p>7322430</text:p>
          </table:table-cell>
          <table:table-cell table:style-name="ce136" table:formula="of:=[.CV61]/5.5" office:value-type="float" office:value="166543.559315681" calcext:value-type="float">
            <text:p>166544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1]/[.CH61]" office:value-type="float" office:value="4.1113978067013" calcext:value-type="float">
            <text:p>4.1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1]-[.B60])" office:value-type="float" office:value="235633.968454137" calcext:value-type="float">
            <text:p>235634</text:p>
          </table:table-cell>
          <table:table-cell table:style-name="ce148" table:formula="of:=([.B61]*100/[.B60])-100" office:value-type="float" office:value="0.788870602920099" calcext:value-type="float">
            <text:p>0.79</text:p>
          </table:table-cell>
          <table:table-cell table:style-name="ce136" table:formula="of:=[.CI61]-([.CS61]/2)" office:value-type="float" office:value="48726.5750886123" calcext:value-type="float">
            <text:p>48727</text:p>
          </table:table-cell>
          <table:table-cell table:style-name="ce136" office:value-type="float" office:value="915989.576236245" calcext:value-type="float">
            <text:p>915990</text:p>
          </table:table-cell>
          <table:table-cell table:style-name="ce170" table:formula="of:=[.CV61]/[.CI61]" office:value-type="float" office:value="5.5" calcext:value-type="float">
            <text:p>5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59" calcext:value-type="float">
            <text:p>1959</text:p>
          </table:table-cell>
          <table:table-cell table:style-name="ce172" office:value-type="float" office:value="30309290.9524698" calcext:value-type="float">
            <text:p>30309291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3]-[.CI63]" office:value-type="float" office:value="7509441.03521198" calcext:value-type="float">
            <text:p>7509441</text:p>
          </table:table-cell>
          <table:table-cell table:style-name="ce136" table:formula="of:=[.CV62]/4.9" office:value-type="float" office:value="187011.452792596" calcext:value-type="float">
            <text:p>18701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2]/[.CH62]" office:value-type="float" office:value="4.03615805894855" calcext:value-type="float">
            <text:p>4.0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2]-[.B61])" office:value-type="float" office:value="203870.027585998" calcext:value-type="float">
            <text:p>203870</text:p>
          </table:table-cell>
          <table:table-cell table:style-name="ce148" table:formula="of:=([.B62]*100/[.B61])-100" office:value-type="float" office:value="0.677187102265322" calcext:value-type="float">
            <text:p>0.68</text:p>
          </table:table-cell>
          <table:table-cell table:style-name="ce136" table:formula="of:=[.CI62]-([.CS62]/2)" office:value-type="float" office:value="85076.4389995966" calcext:value-type="float">
            <text:p>85076</text:p>
          </table:table-cell>
          <table:table-cell table:style-name="ce136" office:value-type="float" office:value="916356.118683719" calcext:value-type="float">
            <text:p>916356</text:p>
          </table:table-cell>
          <table:table-cell table:style-name="ce170" table:formula="of:=[.CV62]/[.CI62]" office:value-type="float" office:value="4.9" calcext:value-type="float">
            <text:p>4.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0" calcext:value-type="float">
            <text:p>1960</text:p>
          </table:table-cell>
          <table:table-cell table:style-name="ce17" office:value-type="float" office:value="30528539" calcext:value-type="float">
            <text:p>30528539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07" office:value-type="float" office:value="7710522" calcext:value-type="float">
            <text:p>7710522</text:p>
          </table:table-cell>
          <table:table-cell table:style-name="ce136" table:formula="of:=[.CV63]/4.5" office:value-type="float" office:value="201080.964788019" calcext:value-type="float">
            <text:p>20108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3]/[.CH63]" office:value-type="float" office:value="3.95933491921818" calcext:value-type="float">
            <text:p>3.9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3]-[.B62])" office:value-type="float" office:value="219248.0475302" calcext:value-type="float">
            <text:p>219248</text:p>
          </table:table-cell>
          <table:table-cell table:style-name="ce148" table:formula="of:=([.B63]*100/[.B62])-100" office:value-type="float" office:value="0.723369107756497" calcext:value-type="float">
            <text:p>0.72</text:p>
          </table:table-cell>
          <table:table-cell table:style-name="ce136" table:formula="of:=[.CI63]-([.CS63]/2)" office:value-type="float" office:value="91456.9410229185" calcext:value-type="float">
            <text:p>91457</text:p>
          </table:table-cell>
          <table:table-cell table:style-name="ce136" office:value-type="float" office:value="904864.341546084" calcext:value-type="float">
            <text:p>904864</text:p>
          </table:table-cell>
          <table:table-cell table:style-name="ce170" table:formula="of:=[.CV63]/[.CI63]" office:value-type="float" office:value="4.5" calcext:value-type="float">
            <text:p>4.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1" calcext:value-type="float">
            <text:p>1961</text:p>
          </table:table-cell>
          <table:table-cell table:style-name="ce172" office:value-type="float" office:value="30762645.152486" calcext:value-type="float">
            <text:p>30762645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5]-[.CI65]" office:value-type="float" office:value="7958608.13854347" calcext:value-type="float">
            <text:p>7958608</text:p>
          </table:table-cell>
          <table:table-cell table:style-name="ce136" table:formula="of:=[.CV64]/3.835524" office:value-type="float" office:value="244018.14860167" calcext:value-type="float">
            <text:p>244018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4]/[.CH64]" office:value-type="float" office:value="3.86532979347265" calcext:value-type="float">
            <text:p>3.8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4]-[.B63])" office:value-type="float" office:value="234106.152486" calcext:value-type="float">
            <text:p>234106</text:p>
          </table:table-cell>
          <table:table-cell table:style-name="ce148" table:formula="of:=([.B64]*100/[.B63])-100" office:value-type="float" office:value="0.766843616348623" calcext:value-type="float">
            <text:p>0.77</text:p>
          </table:table-cell>
          <table:table-cell table:style-name="ce136" table:formula="of:=[.CI64]-([.CS64]/2)" office:value-type="float" office:value="126965.07235867" calcext:value-type="float">
            <text:p>126965</text:p>
          </table:table-cell>
          <table:table-cell table:style-name="ce136" office:value-type="float" office:value="935937.465397273" calcext:value-type="float">
            <text:p>935937</text:p>
          </table:table-cell>
          <table:table-cell table:style-name="ce170" table:formula="of:=[.CV64]/[.CI64]" office:value-type="float" office:value="3.835524" calcext:value-type="float">
            <text:p>3.8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2" calcext:value-type="float">
            <text:p>1962</text:p>
          </table:table-cell>
          <table:table-cell table:style-name="ce172" office:value-type="float" office:value="31092552.5617585" calcext:value-type="float">
            <text:p>31092553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6]-[.CI66]" office:value-type="float" office:value="8203669.26794159" calcext:value-type="float">
            <text:p>8203669</text:p>
          </table:table-cell>
          <table:table-cell table:style-name="ce136" table:formula="of:=[.CV65]/4" office:value-type="float" office:value="245061.129398113" calcext:value-type="float">
            <text:p>24506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5]/[.CH65]" office:value-type="float" office:value="3.79007874967149" calcext:value-type="float">
            <text:p>3.79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5]-[.B64])" office:value-type="float" office:value="329907.409272499" calcext:value-type="float">
            <text:p>329907</text:p>
          </table:table-cell>
          <table:table-cell table:style-name="ce148" table:formula="of:=([.B65]*100/[.B64])-100" office:value-type="float" office:value="1.07242861476051" calcext:value-type="float">
            <text:p>1.07</text:p>
          </table:table-cell>
          <table:table-cell table:style-name="ce136" table:formula="of:=[.CI65]-([.CS65]/2)" office:value-type="float" office:value="80107.4247618632" calcext:value-type="float">
            <text:p>80107</text:p>
          </table:table-cell>
          <table:table-cell table:style-name="ce136" office:value-type="float" office:value="980244.517592451" calcext:value-type="float">
            <text:p>980245</text:p>
          </table:table-cell>
          <table:table-cell table:style-name="ce170" table:formula="of:=[.CV65]/[.CI65]" office:value-type="float" office:value="4" calcext:value-type="float">
            <text:p>4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3" calcext:value-type="float">
            <text:p>1963</text:p>
          </table:table-cell>
          <table:table-cell table:style-name="ce172" office:value-type="float" office:value="31412266.7174131" calcext:value-type="float">
            <text:p>31412267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07" office:value-type="string" calcext:value-type="string">
            <text:p>null</text:p>
          </table:table-cell>
          <table:table-cell table:style-name="ce171" office:value-type="string" calcext:value-type="string">
            <text:p>null</text:p>
          </table:table-cell>
          <table:table-cell table:number-columns-repeated="2" table:style-name="ce13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59" office:value-type="string" calcext:value-type="string">
            <text:p>null</text:p>
          </table:table-cell>
          <table:table-cell table:number-columns-repeated="12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7]-[.CI67]" office:value-type="float" office:value="8458622.58608361" calcext:value-type="float">
            <text:p>8458623</text:p>
          </table:table-cell>
          <table:table-cell table:style-name="ce136" table:formula="of:=[.CV66]/4" office:value-type="float" office:value="254953.318142023" calcext:value-type="float">
            <text:p>254953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6]/[.CH66]" office:value-type="float" office:value="3.71363852657212" calcext:value-type="float">
            <text:p>3.7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6]-[.B65])" office:value-type="float" office:value="319714.15565465" calcext:value-type="float">
            <text:p>319714</text:p>
          </table:table-cell>
          <table:table-cell table:style-name="ce148" table:formula="of:=([.B66]*100/[.B65])-100" office:value-type="float" office:value="1.02826602936381" calcext:value-type="float">
            <text:p>1.03</text:p>
          </table:table-cell>
          <table:table-cell table:style-name="ce136" table:formula="of:=[.CI66]-([.CS66]/2)" office:value-type="float" office:value="95096.2403146982" calcext:value-type="float">
            <text:p>95096</text:p>
          </table:table-cell>
          <table:table-cell table:style-name="ce136" office:value-type="float" office:value="1019813.27256809" calcext:value-type="float">
            <text:p>1019813</text:p>
          </table:table-cell>
          <table:table-cell table:style-name="ce170" table:formula="of:=[.CV66]/[.CI66]" office:value-type="float" office:value="4" calcext:value-type="float">
            <text:p>4.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62" office:value-type="string" calcext:value-type="string">
            <text:p>null</text:p>
          </table:table-cell>
          <table:table-cell table:style-name="ce163" office:value-type="string" calcext:value-type="string">
            <text:p>null</text:p>
          </table:table-cell>
          <table:table-cell table:number-columns-repeated="2" table:style-name="ce164" office:value-type="string" calcext:value-type="string">
            <text:p>null</text:p>
          </table:table-cell>
          <table:table-cell table:style-name="ce165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number-columns-repeated="6" table:style-name="ce138" office:value-type="string" calcext:value-type="string">
            <text:p>null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4" calcext:value-type="float">
            <text:p>1964</text:p>
          </table:table-cell>
          <table:table-cell table:style-name="ce112" office:value-type="float" office:value="31723000" calcext:value-type="float">
            <text:p>31723000</text:p>
          </table:table-cell>
          <table:table-cell table:style-name="ce136" table:formula="of:=[.C68]*[.B67]/[.B68]" office:value-type="float" office:value="10721598.9115034" calcext:value-type="float">
            <text:p>10721599</text:p>
          </table:table-cell>
          <table:table-cell table:style-name="ce136" table:formula="of:=[.D68]*[.C67]/[.C68]" office:value-type="float" office:value="13770897.7815852" calcext:value-type="float">
            <text:p>13770898</text:p>
          </table:table-cell>
          <table:table-cell table:style-name="ce102" office:value-type="string" calcext:value-type="string">
            <text:p>null</text:p>
          </table:table-cell>
          <table:table-cell table:style-name="ce136" table:formula="of:=[.C67]/26" office:value-type="float" office:value="412369.188903977" calcext:value-type="float">
            <text:p>412369</text:p>
          </table:table-cell>
          <table:table-cell table:style-name="ce136" table:formula="of:=[.F67]/2" office:value-type="float" office:value="206184.594451988" calcext:value-type="float">
            <text:p>206185</text:p>
          </table:table-cell>
          <table:table-cell table:style-name="ce136" table:formula="of:=[.G67]*1.5" office:value-type="float" office:value="309276.891677982" calcext:value-type="float">
            <text:p>309277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7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8]-[.CI68]" office:value-type="float" office:value="8726149.6775233" calcext:value-type="float">
            <text:p>8726150</text:p>
          </table:table-cell>
          <table:table-cell table:style-name="ce136" table:formula="of:=[.CV67]/4" office:value-type="float" office:value="267527.091439689" calcext:value-type="float">
            <text:p>267527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7]/[.CH67]" office:value-type="float" office:value="3.63539489606873" calcext:value-type="float">
            <text:p>3.6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7]-[.B66])" office:value-type="float" office:value="310733.28258685" calcext:value-type="float">
            <text:p>310733</text:p>
          </table:table-cell>
          <table:table-cell table:style-name="ce148" table:formula="of:=([.B67]*100/[.B66])-100" office:value-type="float" office:value="0.989209996789555" calcext:value-type="float">
            <text:p>0.99</text:p>
          </table:table-cell>
          <table:table-cell table:style-name="ce136" table:formula="of:=[.CI67]-([.CS67]/2)" office:value-type="float" office:value="112160.450146264" calcext:value-type="float">
            <text:p>112160</text:p>
          </table:table-cell>
          <table:table-cell table:style-name="ce136" office:value-type="float" office:value="1070108.36575875" calcext:value-type="float">
            <text:p>1070108</text:p>
          </table:table-cell>
          <table:table-cell table:style-name="ce170" table:formula="of:=[.CV67]/[.CI67]" office:value-type="float" office:value="4" calcext:value-type="float">
            <text:p>4.0</text:p>
          </table:table-cell>
          <table:table-cell table:style-name="ce29" office:value-type="string" calcext:value-type="string">
            <text:p>null</text:p>
          </table:table-cell>
          <table:table-cell table:style-name="ce209" office:value-type="float" office:value="9917.2" calcext:value-type="float">
            <text:p>9917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6.95" calcext:value-type="float">
            <text:p>6.95</text:p>
          </table:table-cell>
          <table:table-cell table:style-name="ce162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67]/88" office:value-type="float" office:value="112.695454545455" calcext:value-type="float">
            <text:p>112.7</text:p>
          </table:table-cell>
          <table:table-cell table:style-name="ce30" office:value-type="float" office:value="112.695454545455" calcext:value-type="float">
            <text:p>112.7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0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67]-1963)^2)+8.5*([.A67]-1963)+140" office:value-type="float" office:value="148.44" calcext:value-type="float">
            <text:p>148.4</text:p>
          </table:table-cell>
          <table:table-cell table:style-name="ce138" table:formula="of:=[.EJ67]+50" office:value-type="float" office:value="198.44" calcext:value-type="float">
            <text:p>198.4</text:p>
          </table:table-cell>
          <table:table-cell table:style-name="ce138" table:formula="of:=[.EJ67]-50" office:value-type="float" office:value="98.44" calcext:value-type="float">
            <text:p>98.4</text:p>
          </table:table-cell>
          <table:table-cell table:style-name="ce138" table:formula="of:=[.EJ67]+100" office:value-type="float" office:value="248.44" calcext:value-type="float">
            <text:p>248.4</text:p>
          </table:table-cell>
          <table:table-cell table:style-name="ce138" table:formula="of:=[.EJ67]-100" office:value-type="float" office:value="48.44" calcext:value-type="float">
            <text:p>48.4</text:p>
          </table:table-cell>
          <table:table-cell table:style-name="ce138" table:formula="of:=-0.025*(([.A67]-1963)^2)+5.5*([.A67]-1963)+175" office:value-type="float" office:value="180.475" calcext:value-type="float">
            <text:p>180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5" calcext:value-type="float">
            <text:p>1965</text:p>
          </table:table-cell>
          <table:table-cell table:style-name="ce112" office:value-type="float" office:value="32056000" calcext:value-type="float">
            <text:p>32056000</text:p>
          </table:table-cell>
          <table:table-cell table:style-name="ce136" table:formula="of:=[.C69]*[.B68]/[.B69]" office:value-type="float" office:value="10834144.7753098" calcext:value-type="float">
            <text:p>10834145</text:p>
          </table:table-cell>
          <table:table-cell table:style-name="ce136" table:formula="of:=[.D69]*[.C68]/[.C69]" office:value-type="float" office:value="13915452.4883049" calcext:value-type="float">
            <text:p>13915452</text:p>
          </table:table-cell>
          <table:table-cell table:style-name="ce102" office:value-type="string" calcext:value-type="string">
            <text:p>null</text:p>
          </table:table-cell>
          <table:table-cell table:style-name="ce136" table:formula="of:=[.C68]/26" office:value-type="float" office:value="416697.875973454" calcext:value-type="float">
            <text:p>416698</text:p>
          </table:table-cell>
          <table:table-cell table:style-name="ce136" table:formula="of:=[.F68]/2" office:value-type="float" office:value="208348.937986727" calcext:value-type="float">
            <text:p>208349</text:p>
          </table:table-cell>
          <table:table-cell table:style-name="ce136" table:formula="of:=[.G68]*1.5" office:value-type="float" office:value="312523.40698009" calcext:value-type="float">
            <text:p>312523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7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69]-[.CI69]" office:value-type="float" office:value="9011828.39834042" calcext:value-type="float">
            <text:p>9011828</text:p>
          </table:table-cell>
          <table:table-cell table:style-name="ce136" table:formula="of:=[.CV68]/4" office:value-type="float" office:value="285678.720817121" calcext:value-type="float">
            <text:p>28567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8]/[.CH68]" office:value-type="float" office:value="3.55710279679796" calcext:value-type="float">
            <text:p>3.5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8]-[.B67])" office:value-type="float" office:value="333000" calcext:value-type="float">
            <text:p>333000</text:p>
          </table:table-cell>
          <table:table-cell table:style-name="ce148" table:formula="of:=([.B68]*100/[.B67])-100" office:value-type="float" office:value="1.04971156574095" calcext:value-type="float">
            <text:p>1.05</text:p>
          </table:table-cell>
          <table:table-cell table:style-name="ce136" table:formula="of:=[.CI68]-([.CS68]/2)" office:value-type="float" office:value="119178.720817121" calcext:value-type="float">
            <text:p>119179</text:p>
          </table:table-cell>
          <table:table-cell table:style-name="ce136" office:value-type="float" office:value="1142714.88326848" calcext:value-type="float">
            <text:p>1142715</text:p>
          </table:table-cell>
          <table:table-cell table:style-name="ce170" table:formula="of:=[.CV68]/[.CI68]" office:value-type="float" office:value="4" calcext:value-type="float">
            <text:p>4.0</text:p>
          </table:table-cell>
          <table:table-cell table:style-name="ce29" office:value-type="string" calcext:value-type="string">
            <text:p>null</text:p>
          </table:table-cell>
          <table:table-cell table:style-name="ce209" office:value-type="float" office:value="11388.9" calcext:value-type="float">
            <text:p>11389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3.32" calcext:value-type="float">
            <text:p>13.32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68]/88" office:value-type="float" office:value="129.419318181818" calcext:value-type="float">
            <text:p>129.4</text:p>
          </table:table-cell>
          <table:table-cell table:style-name="ce30" office:value-type="float" office:value="129.419318181818" calcext:value-type="float">
            <text:p>129.4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68]-1963)^2)+8.5*([.A68]-1963)+140" office:value-type="float" office:value="156.76" calcext:value-type="float">
            <text:p>156.8</text:p>
          </table:table-cell>
          <table:table-cell table:style-name="ce138" table:formula="of:=[.EJ68]+50" office:value-type="float" office:value="206.76" calcext:value-type="float">
            <text:p>206.8</text:p>
          </table:table-cell>
          <table:table-cell table:style-name="ce138" table:formula="of:=[.EJ68]-50" office:value-type="float" office:value="106.76" calcext:value-type="float">
            <text:p>106.8</text:p>
          </table:table-cell>
          <table:table-cell table:style-name="ce138" table:formula="of:=[.EJ68]+100" office:value-type="float" office:value="256.76" calcext:value-type="float">
            <text:p>256.8</text:p>
          </table:table-cell>
          <table:table-cell table:style-name="ce138" table:formula="of:=[.EJ68]-100" office:value-type="float" office:value="56.76" calcext:value-type="float">
            <text:p>56.8</text:p>
          </table:table-cell>
          <table:table-cell table:style-name="ce138" table:formula="of:=-0.025*(([.A68]-1963)^2)+5.5*([.A68]-1963)+175" office:value-type="float" office:value="185.9" calcext:value-type="float">
            <text:p>185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6" calcext:value-type="float">
            <text:p>1966</text:p>
          </table:table-cell>
          <table:table-cell table:style-name="ce112" office:value-type="float" office:value="32394000" calcext:value-type="float">
            <text:p>32394000</text:p>
          </table:table-cell>
          <table:table-cell table:style-name="ce136" table:formula="of:=[.C70]*[.B69]/[.B70]" office:value-type="float" office:value="10948380.5169511" calcext:value-type="float">
            <text:p>10948381</text:p>
          </table:table-cell>
          <table:table-cell table:style-name="ce136" table:formula="of:=[.D70]*[.C69]/[.C70]" office:value-type="float" office:value="14062177.6861164" calcext:value-type="float">
            <text:p>14062178</text:p>
          </table:table-cell>
          <table:table-cell table:style-name="ce102" office:value-type="string" calcext:value-type="string">
            <text:p>null</text:p>
          </table:table-cell>
          <table:table-cell table:style-name="ce136" table:formula="of:=[.C69]/26" office:value-type="float" office:value="421091.558344275" calcext:value-type="float">
            <text:p>421092</text:p>
          </table:table-cell>
          <table:table-cell table:style-name="ce136" table:formula="of:=[.F69]/2" office:value-type="float" office:value="210545.779172137" calcext:value-type="float">
            <text:p>210546</text:p>
          </table:table-cell>
          <table:table-cell table:style-name="ce136" table:formula="of:=[.G69]*1.5" office:value-type="float" office:value="315818.668758206" calcext:value-type="float">
            <text:p>315819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7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70]-[.CI70]" office:value-type="float" office:value="9308677.35262057" calcext:value-type="float">
            <text:p>9308677</text:p>
          </table:table-cell>
          <table:table-cell table:style-name="ce136" table:formula="of:=[.CV69]/4" office:value-type="float" office:value="296848.954280156" calcext:value-type="float">
            <text:p>296849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69]/[.CH69]" office:value-type="float" office:value="3.47997881684883" calcext:value-type="float">
            <text:p>3.48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69]-[.B68])" office:value-type="float" office:value="338000" calcext:value-type="float">
            <text:p>338000</text:p>
          </table:table-cell>
          <table:table-cell table:style-name="ce148" table:formula="of:=([.B69]*100/[.B68])-100" office:value-type="float" office:value="1.05440479161467" calcext:value-type="float">
            <text:p>1.05</text:p>
          </table:table-cell>
          <table:table-cell table:style-name="ce136" table:formula="of:=[.CI69]-([.CS69]/2)" office:value-type="float" office:value="127848.954280156" calcext:value-type="float">
            <text:p>127849</text:p>
          </table:table-cell>
          <table:table-cell table:style-name="ce136" office:value-type="float" office:value="1187395.81712062" calcext:value-type="float">
            <text:p>1187396</text:p>
          </table:table-cell>
          <table:table-cell table:style-name="ce170" table:formula="of:=[.CV69]/[.CI69]" office:value-type="float" office:value="4" calcext:value-type="float">
            <text:p>4.0</text:p>
          </table:table-cell>
          <table:table-cell table:style-name="ce29" office:value-type="string" calcext:value-type="string">
            <text:p>null</text:p>
          </table:table-cell>
          <table:table-cell table:style-name="ce209" office:value-type="float" office:value="13053.4" calcext:value-type="float">
            <text:p>13053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6.25" calcext:value-type="float">
            <text:p>6.25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69]/88" office:value-type="float" office:value="148.334090909091" calcext:value-type="float">
            <text:p>148.3</text:p>
          </table:table-cell>
          <table:table-cell table:style-name="ce30" office:value-type="float" office:value="148.334090909091" calcext:value-type="float">
            <text:p>148.3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69]-1963)^2)+8.5*([.A69]-1963)+140" office:value-type="float" office:value="164.96" calcext:value-type="float">
            <text:p>165.0</text:p>
          </table:table-cell>
          <table:table-cell table:style-name="ce138" table:formula="of:=[.EJ69]+50" office:value-type="float" office:value="214.96" calcext:value-type="float">
            <text:p>215.0</text:p>
          </table:table-cell>
          <table:table-cell table:style-name="ce138" table:formula="of:=[.EJ69]-50" office:value-type="float" office:value="114.96" calcext:value-type="float">
            <text:p>115.0</text:p>
          </table:table-cell>
          <table:table-cell table:style-name="ce138" table:formula="of:=[.EJ69]+100" office:value-type="float" office:value="264.96" calcext:value-type="float">
            <text:p>265.0</text:p>
          </table:table-cell>
          <table:table-cell table:style-name="ce138" table:formula="of:=[.EJ69]-100" office:value-type="float" office:value="64.96" calcext:value-type="float">
            <text:p>65.0</text:p>
          </table:table-cell>
          <table:table-cell table:style-name="ce138" table:formula="of:=-0.025*(([.A69]-1963)^2)+5.5*([.A69]-1963)+175" office:value-type="float" office:value="191.275" calcext:value-type="float">
            <text:p>191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7" calcext:value-type="float">
            <text:p>1967</text:p>
          </table:table-cell>
          <table:table-cell table:style-name="ce112" office:value-type="float" office:value="32734000" calcext:value-type="float">
            <text:p>32734000</text:p>
          </table:table-cell>
          <table:table-cell table:style-name="ce136" table:formula="of:=[.C71]*[.B70]/[.B71]" office:value-type="float" office:value="11063292.2097264" calcext:value-type="float">
            <text:p>11063292</text:p>
          </table:table-cell>
          <table:table-cell table:style-name="ce136" table:formula="of:=[.D71]*[.C70]/[.C71]" office:value-type="float" office:value="14209771.0803647" calcext:value-type="float">
            <text:p>14209771</text:p>
          </table:table-cell>
          <table:table-cell table:style-name="ce102" office:value-type="string" calcext:value-type="string">
            <text:p>null</text:p>
          </table:table-cell>
          <table:table-cell table:style-name="ce136" table:formula="of:=[.C70]/26" office:value-type="float" office:value="425511.238835633" calcext:value-type="float">
            <text:p>425511</text:p>
          </table:table-cell>
          <table:table-cell table:style-name="ce136" table:formula="of:=[.F70]/2" office:value-type="float" office:value="212755.619417816" calcext:value-type="float">
            <text:p>212756</text:p>
          </table:table-cell>
          <table:table-cell table:style-name="ce136" table:formula="of:=[.G70]*1.5" office:value-type="float" office:value="319133.429126724" calcext:value-type="float">
            <text:p>319133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7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71]-[.CI71]" office:value-type="float" office:value="9624308.05201197" calcext:value-type="float">
            <text:p>9624308</text:p>
          </table:table-cell>
          <table:table-cell table:style-name="ce136" table:formula="of:=[.CV70]/3.9" office:value-type="float" office:value="315630.6993914" calcext:value-type="float">
            <text:p>31563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70]/[.CH70]" office:value-type="float" office:value="3.40117957811595" calcext:value-type="float">
            <text:p>3.4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70]-[.B69])" office:value-type="float" office:value="340000" calcext:value-type="float">
            <text:p>340000</text:p>
          </table:table-cell>
          <table:table-cell table:style-name="ce148" table:formula="of:=([.B70]*100/[.B69])-100" office:value-type="float" office:value="1.04957708217572" calcext:value-type="float">
            <text:p>1.05</text:p>
          </table:table-cell>
          <table:table-cell table:style-name="ce136" table:formula="of:=[.CI70]-([.CS70]/2)" office:value-type="float" office:value="145630.6993914" calcext:value-type="float">
            <text:p>145631</text:p>
          </table:table-cell>
          <table:table-cell table:style-name="ce136" office:value-type="float" office:value="1230959.72762646" calcext:value-type="float">
            <text:p>1230960</text:p>
          </table:table-cell>
          <table:table-cell table:style-name="ce170" table:formula="of:=[.CV70]/[.CI70]" office:value-type="float" office:value="3.9" calcext:value-type="float">
            <text:p>3.9</text:p>
          </table:table-cell>
          <table:table-cell table:style-name="ce29" office:value-type="string" calcext:value-type="string">
            <text:p>null</text:p>
          </table:table-cell>
          <table:table-cell table:style-name="ce209" office:value-type="float" office:value="14071.4" calcext:value-type="float">
            <text:p>14071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6.39" calcext:value-type="float">
            <text:p>6.39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0]/88" office:value-type="float" office:value="159.902272727273" calcext:value-type="float">
            <text:p>159.9</text:p>
          </table:table-cell>
          <table:table-cell table:style-name="ce30" office:value-type="float" office:value="159.902272727273" calcext:value-type="float">
            <text:p>159.9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0]-1963)^2)+8.5*([.A70]-1963)+140" office:value-type="float" office:value="173.04" calcext:value-type="float">
            <text:p>173.0</text:p>
          </table:table-cell>
          <table:table-cell table:style-name="ce138" table:formula="of:=[.EJ70]+50" office:value-type="float" office:value="223.04" calcext:value-type="float">
            <text:p>223.0</text:p>
          </table:table-cell>
          <table:table-cell table:style-name="ce138" table:formula="of:=[.EJ70]-50" office:value-type="float" office:value="123.04" calcext:value-type="float">
            <text:p>123.0</text:p>
          </table:table-cell>
          <table:table-cell table:style-name="ce138" table:formula="of:=[.EJ70]+100" office:value-type="float" office:value="273.04" calcext:value-type="float">
            <text:p>273.0</text:p>
          </table:table-cell>
          <table:table-cell table:style-name="ce138" table:formula="of:=[.EJ70]-100" office:value-type="float" office:value="73.04" calcext:value-type="float">
            <text:p>73.0</text:p>
          </table:table-cell>
          <table:table-cell table:style-name="ce138" table:formula="of:=-0.025*(([.A70]-1963)^2)+5.5*([.A70]-1963)+175" office:value-type="float" office:value="196.6" calcext:value-type="float">
            <text:p>196.6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8" calcext:value-type="float">
            <text:p>1968</text:p>
          </table:table-cell>
          <table:table-cell table:style-name="ce112" office:value-type="float" office:value="33079000" calcext:value-type="float">
            <text:p>33079000</text:p>
          </table:table-cell>
          <table:table-cell table:style-name="ce136" table:formula="of:=[.C72]*[.B71]/[.B72]" office:value-type="float" office:value="11179893.7803367" calcext:value-type="float">
            <text:p>11179894</text:p>
          </table:table-cell>
          <table:table-cell table:style-name="ce136" table:formula="of:=[.D72]*[.C71]/[.C72]" office:value-type="float" office:value="14359534.9657049" calcext:value-type="float">
            <text:p>14359535</text:p>
          </table:table-cell>
          <table:table-cell table:style-name="ce102" office:value-type="string" calcext:value-type="string">
            <text:p>null</text:p>
          </table:table-cell>
          <table:table-cell table:style-name="ce136" table:formula="of:=[.C71]/26" office:value-type="float" office:value="429995.914628334" calcext:value-type="float">
            <text:p>429996</text:p>
          </table:table-cell>
          <table:table-cell table:style-name="ce136" table:formula="of:=[.F71]/2" office:value-type="float" office:value="214997.957314167" calcext:value-type="float">
            <text:p>214998</text:p>
          </table:table-cell>
          <table:table-cell table:style-name="ce136" table:formula="of:=[.G71]*1.5" office:value-type="float" office:value="322496.935971251" calcext:value-type="float">
            <text:p>322497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7" table:style-name="ce29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72]-[.CI72]" office:value-type="float" office:value="9956769.47429336" calcext:value-type="float">
            <text:p>9956769</text:p>
          </table:table-cell>
          <table:table-cell table:style-name="ce136" table:formula="of:=[.CV71]/3.8" office:value-type="float" office:value="332461.422281384" calcext:value-type="float">
            <text:p>332461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71]/[.CH71]" office:value-type="float" office:value="3.32226231463972" calcext:value-type="float">
            <text:p>3.32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71]-[.B70])" office:value-type="float" office:value="345000" calcext:value-type="float">
            <text:p>345000</text:p>
          </table:table-cell>
          <table:table-cell table:style-name="ce148" table:formula="of:=([.B71]*100/[.B70])-100" office:value-type="float" office:value="1.05395002138449" calcext:value-type="float">
            <text:p>1.05</text:p>
          </table:table-cell>
          <table:table-cell table:style-name="ce136" table:formula="of:=[.CI71]-([.CS71]/2)" office:value-type="float" office:value="159961.422281384" calcext:value-type="float">
            <text:p>159961</text:p>
          </table:table-cell>
          <table:table-cell table:style-name="ce136" office:value-type="float" office:value="1263353.40466926" calcext:value-type="float">
            <text:p>1263353</text:p>
          </table:table-cell>
          <table:table-cell table:style-name="ce170" table:formula="of:=[.CV71]/[.CI71]" office:value-type="float" office:value="3.8" calcext:value-type="float">
            <text:p>3.8</text:p>
          </table:table-cell>
          <table:table-cell table:style-name="ce29" office:value-type="string" calcext:value-type="string">
            <text:p>null</text:p>
          </table:table-cell>
          <table:table-cell table:style-name="ce209" office:value-type="float" office:value="15284.3" calcext:value-type="float">
            <text:p>15284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number-columns-repeated="3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4.98" calcext:value-type="float">
            <text:p>4.98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1]/76" office:value-type="float" office:value="201.109210526316" calcext:value-type="float">
            <text:p>201.1</text:p>
          </table:table-cell>
          <table:table-cell table:style-name="ce30" office:value-type="float" office:value="201.109210526316" calcext:value-type="float">
            <text:p>201.1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1]-1963)^2)+8.5*([.A71]-1963)+140" office:value-type="float" office:value="181" calcext:value-type="float">
            <text:p>181.0</text:p>
          </table:table-cell>
          <table:table-cell table:style-name="ce138" table:formula="of:=[.EJ71]+50" office:value-type="float" office:value="231" calcext:value-type="float">
            <text:p>231.0</text:p>
          </table:table-cell>
          <table:table-cell table:style-name="ce138" table:formula="of:=[.EJ71]-50" office:value-type="float" office:value="131" calcext:value-type="float">
            <text:p>131.0</text:p>
          </table:table-cell>
          <table:table-cell table:style-name="ce138" table:formula="of:=[.EJ71]+100" office:value-type="float" office:value="281" calcext:value-type="float">
            <text:p>281.0</text:p>
          </table:table-cell>
          <table:table-cell table:style-name="ce138" table:formula="of:=[.EJ71]-100" office:value-type="float" office:value="81" calcext:value-type="float">
            <text:p>81.0</text:p>
          </table:table-cell>
          <table:table-cell table:style-name="ce138" table:formula="of:=-0.025*(([.A71]-1963)^2)+5.5*([.A71]-1963)+175" office:value-type="float" office:value="201.875" calcext:value-type="float">
            <text:p>201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69" calcext:value-type="float">
            <text:p>1969</text:p>
          </table:table-cell>
          <table:table-cell table:style-name="ce112" office:value-type="float" office:value="33427000" calcext:value-type="float">
            <text:p>33427000</text:p>
          </table:table-cell>
          <table:table-cell table:style-name="ce136" table:formula="of:=[.C73]*[.B72]/[.B73]" office:value-type="float" office:value="11297509.2776479" calcext:value-type="float">
            <text:p>11297509</text:p>
          </table:table-cell>
          <table:table-cell table:style-name="ce136" table:formula="of:=[.D73]*[.C72]/[.C73]" office:value-type="float" office:value="14510601.1457003" calcext:value-type="float">
            <text:p>14510601</text:p>
          </table:table-cell>
          <table:table-cell table:style-name="ce102" office:value-type="string" calcext:value-type="string">
            <text:p>null</text:p>
          </table:table-cell>
          <table:table-cell table:style-name="ce136" table:formula="of:=[.C72]/26" office:value-type="float" office:value="434519.587601842" calcext:value-type="float">
            <text:p>434520</text:p>
          </table:table-cell>
          <table:table-cell table:style-name="ce136" table:formula="of:=[.F72]/2" office:value-type="float" office:value="217259.793800921" calcext:value-type="float">
            <text:p>217260</text:p>
          </table:table-cell>
          <table:table-cell table:style-name="ce136" table:formula="of:=[.G72]*1.5" office:value-type="float" office:value="325889.690701381" calcext:value-type="float">
            <text:p>325890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22.24" calcext:value-type="float">
            <text:p>22</text:p>
          </table:table-cell>
          <table:table-cell table:number-columns-repeated="2" table:style-name="ce107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table:formula="of:=[.CH73]-[.CI73]" office:value-type="float" office:value="10302744.8134457" calcext:value-type="float">
            <text:p>10302745</text:p>
          </table:table-cell>
          <table:table-cell table:style-name="ce136" table:formula="of:=[.CV72]/3.7" office:value-type="float" office:value="345975.339152382" calcext:value-type="float">
            <text:p>345975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48" table:formula="of:=[.B72]/[.CH72]" office:value-type="float" office:value="3.24447519619972" calcext:value-type="float">
            <text:p>3.2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72]-[.B71])" office:value-type="float" office:value="348000" calcext:value-type="float">
            <text:p>348000</text:p>
          </table:table-cell>
          <table:table-cell table:style-name="ce148" table:formula="of:=([.B72]*100/[.B71])-100" office:value-type="float" office:value="1.05202696574867" calcext:value-type="float">
            <text:p>1.05</text:p>
          </table:table-cell>
          <table:table-cell table:style-name="ce136" table:formula="of:=[.CI72]-([.CS72]/2)" office:value-type="float" office:value="171975.339152382" calcext:value-type="float">
            <text:p>171975</text:p>
          </table:table-cell>
          <table:table-cell table:style-name="ce136" office:value-type="float" office:value="1280108.75486381" calcext:value-type="float">
            <text:p>1280109</text:p>
          </table:table-cell>
          <table:table-cell table:style-name="ce170" table:formula="of:=[.CV72]/[.CI72]" office:value-type="float" office:value="3.7" calcext:value-type="float">
            <text:p>3.7</text:p>
          </table:table-cell>
          <table:table-cell table:style-name="ce29" office:value-type="string" calcext:value-type="string">
            <text:p>null</text:p>
          </table:table-cell>
          <table:table-cell table:style-name="ce209" office:value-type="float" office:value="16222.3" calcext:value-type="float">
            <text:p>16222</text:p>
          </table:table-cell>
          <table:table-cell table:style-name="ce73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2.16" calcext:value-type="float">
            <text:p>2.16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2]/76" office:value-type="float" office:value="213.451315789474" calcext:value-type="float">
            <text:p>213.5</text:p>
          </table:table-cell>
          <table:table-cell table:style-name="ce30" office:value-type="float" office:value="213.451315789474" calcext:value-type="float">
            <text:p>213.5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2]-1963)^2)+8.5*([.A72]-1963)+140" office:value-type="float" office:value="188.84" calcext:value-type="float">
            <text:p>188.8</text:p>
          </table:table-cell>
          <table:table-cell table:style-name="ce138" table:formula="of:=[.EJ72]+50" office:value-type="float" office:value="238.84" calcext:value-type="float">
            <text:p>238.8</text:p>
          </table:table-cell>
          <table:table-cell table:style-name="ce138" table:formula="of:=[.EJ72]-50" office:value-type="float" office:value="138.84" calcext:value-type="float">
            <text:p>138.8</text:p>
          </table:table-cell>
          <table:table-cell table:style-name="ce138" table:formula="of:=[.EJ72]+100" office:value-type="float" office:value="288.84" calcext:value-type="float">
            <text:p>288.8</text:p>
          </table:table-cell>
          <table:table-cell table:style-name="ce138" table:formula="of:=[.EJ72]-100" office:value-type="float" office:value="88.84" calcext:value-type="float">
            <text:p>88.8</text:p>
          </table:table-cell>
          <table:table-cell table:style-name="ce138" table:formula="of:=-0.025*(([.A72]-1963)^2)+5.5*([.A72]-1963)+175" office:value-type="float" office:value="207.1" calcext:value-type="float">
            <text:p>207.1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0" calcext:value-type="float">
            <text:p>1970</text:p>
          </table:table-cell>
          <table:table-cell table:style-name="ce112" office:value-type="float" office:value="33779000" calcext:value-type="float">
            <text:p>33779000</text:p>
          </table:table-cell>
          <table:table-cell table:style-name="ce136" table:formula="of:=[.C74]*[.B73]/[.B74]" office:value-type="float" office:value="11416476.677227" calcext:value-type="float">
            <text:p>11416477</text:p>
          </table:table-cell>
          <table:table-cell table:style-name="ce136" table:formula="of:=[.D74]*[.C73]/[.C74]" office:value-type="float" office:value="14663403.7185691" calcext:value-type="float">
            <text:p>14663404</text:p>
          </table:table-cell>
          <table:table-cell table:style-name="ce102" office:value-type="string" calcext:value-type="string">
            <text:p>null</text:p>
          </table:table-cell>
          <table:table-cell table:style-name="ce136" table:formula="of:=[.C73]/26" office:value-type="float" office:value="439095.256816424" calcext:value-type="float">
            <text:p>439095</text:p>
          </table:table-cell>
          <table:table-cell table:style-name="ce136" table:formula="of:=[.F73]/2" office:value-type="float" office:value="219547.628408212" calcext:value-type="float">
            <text:p>219548</text:p>
          </table:table-cell>
          <table:table-cell table:style-name="ce136" table:formula="of:=[.G73]*1.5" office:value-type="float" office:value="329321.442612318" calcext:value-type="float">
            <text:p>329321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23.7891666666667" calcext:value-type="float">
            <text:p>24</text:p>
          </table:table-cell>
          <table:table-cell table:number-columns-repeated="2" table:style-name="ce107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16" office:value-type="float" office:value="10659882" calcext:value-type="float">
            <text:p>10659882</text:p>
          </table:table-cell>
          <table:table-cell table:style-name="ce136" table:formula="of:=[.CV73]/3.6" office:value-type="float" office:value="357137.186554258" calcext:value-type="float">
            <text:p>357137</text:p>
          </table:table-cell>
          <table:table-cell table:style-name="ce29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102" table:formula="of:=([.B73]/[.CH73])" office:value-type="float" office:value="3.16879680281639" calcext:value-type="float">
            <text:p>3.1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70" office:value-type="string" calcext:value-type="string">
            <text:p>null</text:p>
          </table:table-cell>
          <table:table-cell table:style-name="ce29" office:value-type="string" calcext:value-type="string">
            <text:p>null</text:p>
          </table:table-cell>
          <table:table-cell table:style-name="ce169" table:formula="of:=([.B73]-[.B72])" office:value-type="float" office:value="352000" calcext:value-type="float">
            <text:p>352000</text:p>
          </table:table-cell>
          <table:table-cell table:style-name="ce148" table:formula="of:=([.B73]*100/[.B72])-100" office:value-type="float" office:value="1.05304095491668" calcext:value-type="float">
            <text:p>1.05</text:p>
          </table:table-cell>
          <table:table-cell table:style-name="ce136" table:formula="of:=[.CI73]-([.CS73]/2)" office:value-type="float" office:value="181137.186554258" calcext:value-type="float">
            <text:p>181137</text:p>
          </table:table-cell>
          <table:table-cell table:style-name="ce136" office:value-type="float" office:value="1285693.87159533" calcext:value-type="float">
            <text:p>1285694</text:p>
          </table:table-cell>
          <table:table-cell table:style-name="ce170" table:formula="of:=[.CV73]/[.CI73]" office:value-type="float" office:value="3.6" calcext:value-type="float">
            <text:p>3.6</text:p>
          </table:table-cell>
          <table:table-cell table:style-name="ce29" office:value-type="string" calcext:value-type="string">
            <text:p>null</text:p>
          </table:table-cell>
          <table:table-cell table:style-name="ce209" office:value-type="float" office:value="16573.4" calcext:value-type="float">
            <text:p>16573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5.72" calcext:value-type="float">
            <text:p>5.72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3]/71" office:value-type="float" office:value="233.428169014085" calcext:value-type="float">
            <text:p>233.4</text:p>
          </table:table-cell>
          <table:table-cell table:style-name="ce30" office:value-type="float" office:value="233.428169014085" calcext:value-type="float">
            <text:p>233.4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3]-1963)^2)+8.5*([.A73]-1963)+140" office:value-type="float" office:value="196.56" calcext:value-type="float">
            <text:p>196.6</text:p>
          </table:table-cell>
          <table:table-cell table:style-name="ce138" table:formula="of:=[.EJ73]+50" office:value-type="float" office:value="246.56" calcext:value-type="float">
            <text:p>246.6</text:p>
          </table:table-cell>
          <table:table-cell table:style-name="ce138" table:formula="of:=[.EJ73]-50" office:value-type="float" office:value="146.56" calcext:value-type="float">
            <text:p>146.6</text:p>
          </table:table-cell>
          <table:table-cell table:style-name="ce138" table:formula="of:=[.EJ73]+100" office:value-type="float" office:value="296.56" calcext:value-type="float">
            <text:p>296.6</text:p>
          </table:table-cell>
          <table:table-cell table:style-name="ce138" table:formula="of:=[.EJ73]-100" office:value-type="float" office:value="96.56" calcext:value-type="float">
            <text:p>96.6</text:p>
          </table:table-cell>
          <table:table-cell table:style-name="ce138" table:formula="of:=-0.025*(([.A73]-1963)^2)+5.5*([.A73]-1963)+175" office:value-type="float" office:value="212.275" calcext:value-type="float">
            <text:p>212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1" calcext:value-type="float">
            <text:p>1971</text:p>
          </table:table-cell>
          <table:table-cell table:style-name="ce112" office:value-type="float" office:value="34216000" calcext:value-type="float">
            <text:p>34216000</text:p>
          </table:table-cell>
          <table:table-cell table:style-name="ce112" office:value-type="float" office:value="11564172" calcext:value-type="float">
            <text:p>11564172</text:p>
          </table:table-cell>
          <table:table-cell table:style-name="ce112" office:value-type="float" office:value="14853104.64" calcext:value-type="float">
            <text:p>14853104.64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74]/26" office:value-type="float" office:value="444775.846153846" calcext:value-type="float">
            <text:p>444776</text:p>
          </table:table-cell>
          <table:table-cell table:style-name="ce107" table:formula="of:=[.F74]/2" office:value-type="float" office:value="222387.923076923" calcext:value-type="float">
            <text:p>222388</text:p>
          </table:table-cell>
          <table:table-cell table:style-name="ce209" table:formula="of:=[.G74]*1.5" office:value-type="float" office:value="333581.884615385" calcext:value-type="float">
            <text:p>333582</text:p>
          </table:table-cell>
          <table:table-cell table:style-name="ce115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26.6108333333333" calcext:value-type="float">
            <text:p>27</text:p>
          </table:table-cell>
          <table:table-cell table:number-columns-repeated="2" table:style-name="ce107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12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1042601.752" calcext:value-type="float">
            <text:p>11042602</text:p>
          </table:table-cell>
          <table:table-cell table:style-name="ce136" table:formula="of:=[.CH74]-[.CH73]" office:value-type="float" office:value="382719.752" calcext:value-type="float">
            <text:p>382720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74]/[.CH74])" office:value-type="float" office:value="3.09854514075932" calcext:value-type="float">
            <text:p>3.10</text:p>
          </table:table-cell>
          <table:table-cell table:style-name="ce102" office:value-type="float" office:value="3.82" calcext:value-type="float">
            <text:p>3.82</text:p>
          </table:table-cell>
          <table:table-cell table:style-name="ce102" table:formula="of:=([.CO74]-[.CN74])" office:value-type="float" office:value="0.721454859240676" calcext:value-type="float">
            <text:p>0.72</text:p>
          </table:table-cell>
          <table:table-cell table:style-name="ce138" table:formula="of:=([.CH74]*100/[.CH73])-100" office:value-type="float" office:value="3.59028131831103" calcext:value-type="float">
            <text:p>3.6</text:p>
          </table:table-cell>
          <table:table-cell table:style-name="ce101" table:formula="of:=AVERAGE([.$CQ$74:.CQ74])" office:value-type="float" office:value="3.59028131831103" calcext:value-type="float">
            <text:p>3.59</text:p>
          </table:table-cell>
          <table:table-cell table:style-name="ce104" table:formula="of:=([.B74]-[.B73])" office:value-type="float" office:value="437000" calcext:value-type="float">
            <text:p>437000</text:p>
          </table:table-cell>
          <table:table-cell table:style-name="ce34" table:formula="of:=([.B74]*100/[.B73])-100" office:value-type="float" office:value="1.29370318837147" calcext:value-type="float">
            <text:p>1.29</text:p>
          </table:table-cell>
          <table:table-cell table:style-name="ce209" table:formula="of:=[.CI74]-([.CS74]/2)" office:value-type="float" office:value="164219.752" calcext:value-type="float">
            <text:p>164220</text:p>
          </table:table-cell>
          <table:table-cell table:style-name="ce136" office:value-type="float" office:value="1314736.47859922" calcext:value-type="float">
            <text:p>1314736</text:p>
          </table:table-cell>
          <table:table-cell table:style-name="ce170" table:formula="of:=[.CV74]/[.CI74]" office:value-type="float" office:value="3.43524595145333" calcext:value-type="float">
            <text:p>3.4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6604.8" calcext:value-type="float">
            <text:p>16605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8.24" calcext:value-type="float">
            <text:p>8.24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4]/69" office:value-type="float" office:value="240.649275362319" calcext:value-type="float">
            <text:p>240.6</text:p>
          </table:table-cell>
          <table:table-cell table:style-name="ce30" office:value-type="float" office:value="240.649275362319" calcext:value-type="float">
            <text:p>240.6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4]-1963)^2)+8.5*([.A74]-1963)+140" office:value-type="float" office:value="204.16" calcext:value-type="float">
            <text:p>204.2</text:p>
          </table:table-cell>
          <table:table-cell table:style-name="ce138" table:formula="of:=[.EJ74]+50" office:value-type="float" office:value="254.16" calcext:value-type="float">
            <text:p>254.2</text:p>
          </table:table-cell>
          <table:table-cell table:style-name="ce138" table:formula="of:=[.EJ74]-50" office:value-type="float" office:value="154.16" calcext:value-type="float">
            <text:p>154.2</text:p>
          </table:table-cell>
          <table:table-cell table:style-name="ce138" table:formula="of:=[.EJ74]+100" office:value-type="float" office:value="304.16" calcext:value-type="float">
            <text:p>304.2</text:p>
          </table:table-cell>
          <table:table-cell table:style-name="ce138" table:formula="of:=[.EJ74]-100" office:value-type="float" office:value="104.16" calcext:value-type="float">
            <text:p>104.2</text:p>
          </table:table-cell>
          <table:table-cell table:style-name="ce138" table:formula="of:=-0.025*(([.A74]-1963)^2)+5.5*([.A74]-1963)+175" office:value-type="float" office:value="217.4" calcext:value-type="float">
            <text:p>217.4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2" calcext:value-type="float">
            <text:p>1972</text:p>
          </table:table-cell>
          <table:table-cell table:style-name="ce112" office:value-type="float" office:value="34572000" calcext:value-type="float">
            <text:p>34572000</text:p>
          </table:table-cell>
          <table:table-cell table:style-name="ce112" office:value-type="float" office:value="11620299" calcext:value-type="float">
            <text:p>11620299</text:p>
          </table:table-cell>
          <table:table-cell table:style-name="ce112" office:value-type="float" office:value="14954372.827852" calcext:value-type="float">
            <text:p>14954372.827852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75]/26" office:value-type="float" office:value="446934.576923077" calcext:value-type="float">
            <text:p>446935</text:p>
          </table:table-cell>
          <table:table-cell table:style-name="ce107" table:formula="of:=[.F75]/2" office:value-type="float" office:value="223467.288461538" calcext:value-type="float">
            <text:p>223467</text:p>
          </table:table-cell>
          <table:table-cell table:style-name="ce209" table:formula="of:=[.G75]*1.5" office:value-type="float" office:value="335200.932692308" calcext:value-type="float">
            <text:p>335201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35.91" calcext:value-type="float">
            <text:p>36</text:p>
          </table:table-cell>
          <table:table-cell table:number-columns-repeated="2" table:style-name="ce107" office:value-type="string" calcext:value-type="string">
            <text:p>null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1462220.618576" calcext:value-type="float">
            <text:p>11462221</text:p>
          </table:table-cell>
          <table:table-cell table:style-name="ce136" table:formula="of:=[.CH75]-[.CH74]" office:value-type="float" office:value="419618.866576001" calcext:value-type="float">
            <text:p>419619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75]/[.CH75])" office:value-type="float" office:value="3.01616947975784" calcext:value-type="float">
            <text:p>3.02</text:p>
          </table:table-cell>
          <table:table-cell table:style-name="ce148" table:formula="of:=[.CO74]-(([.$CO$74]-[.$CO$84])/10)" office:value-type="float" office:value="3.797" calcext:value-type="float">
            <text:p>3.80</text:p>
          </table:table-cell>
          <table:table-cell table:style-name="ce102" table:formula="of:=([.CO75]-[.CN75])" office:value-type="float" office:value="0.780830520242157" calcext:value-type="float">
            <text:p>0.78</text:p>
          </table:table-cell>
          <table:table-cell table:style-name="ce138" table:formula="of:=([.CH75]*100/[.CH74])-100" office:value-type="float" office:value="3.80000000000001" calcext:value-type="float">
            <text:p>3.8</text:p>
          </table:table-cell>
          <table:table-cell table:style-name="ce101" table:formula="of:=AVERAGE([.$CQ$74:.CQ75])" office:value-type="float" office:value="3.69514065915552" calcext:value-type="float">
            <text:p>3.70</text:p>
          </table:table-cell>
          <table:table-cell table:style-name="ce104" table:formula="of:=([.B75]-[.B74])" office:value-type="float" office:value="356000" calcext:value-type="float">
            <text:p>356000</text:p>
          </table:table-cell>
          <table:table-cell table:style-name="ce34" table:formula="of:=([.B75]*100/[.B74])-100" office:value-type="float" office:value="1.04044891278934" calcext:value-type="float">
            <text:p>1.04</text:p>
          </table:table-cell>
          <table:table-cell table:style-name="ce209" table:formula="of:=[.CI75]-([.CS75]/2)" office:value-type="float" office:value="241618.866576001" calcext:value-type="float">
            <text:p>241619</text:p>
          </table:table-cell>
          <table:table-cell table:style-name="ce136" office:value-type="float" office:value="1330374.80544747" calcext:value-type="float">
            <text:p>1330375</text:p>
          </table:table-cell>
          <table:table-cell table:style-name="ce170" table:formula="of:=[.CV75]/[.CI75]" office:value-type="float" office:value="3.17043610622907" calcext:value-type="float">
            <text:p>3.2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8872.1" calcext:value-type="float">
            <text:p>18872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8.27" calcext:value-type="float">
            <text:p>8.27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5]/69" office:value-type="float" office:value="273.508695652174" calcext:value-type="float">
            <text:p>273.5</text:p>
          </table:table-cell>
          <table:table-cell table:style-name="ce30" office:value-type="float" office:value="273.508695652174" calcext:value-type="float">
            <text:p>273.5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5]-1963)^2)+8.5*([.A75]-1963)+140" office:value-type="float" office:value="211.64" calcext:value-type="float">
            <text:p>211.6</text:p>
          </table:table-cell>
          <table:table-cell table:style-name="ce138" table:formula="of:=[.EJ75]+50" office:value-type="float" office:value="261.64" calcext:value-type="float">
            <text:p>261.6</text:p>
          </table:table-cell>
          <table:table-cell table:style-name="ce138" table:formula="of:=[.EJ75]-50" office:value-type="float" office:value="161.64" calcext:value-type="float">
            <text:p>161.6</text:p>
          </table:table-cell>
          <table:table-cell table:style-name="ce138" table:formula="of:=[.EJ75]+100" office:value-type="float" office:value="311.64" calcext:value-type="float">
            <text:p>311.6</text:p>
          </table:table-cell>
          <table:table-cell table:style-name="ce138" table:formula="of:=[.EJ75]-100" office:value-type="float" office:value="111.64" calcext:value-type="float">
            <text:p>111.6</text:p>
          </table:table-cell>
          <table:table-cell table:style-name="ce138" table:formula="of:=-0.025*(([.A75]-1963)^2)+5.5*([.A75]-1963)+175" office:value-type="float" office:value="222.475" calcext:value-type="float">
            <text:p>222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3" calcext:value-type="float">
            <text:p>1973</text:p>
          </table:table-cell>
          <table:table-cell table:style-name="ce112" office:value-type="float" office:value="34921000" calcext:value-type="float">
            <text:p>34921000</text:p>
          </table:table-cell>
          <table:table-cell table:style-name="ce112" office:value-type="float" office:value="11702665" calcext:value-type="float">
            <text:p>11702665</text:p>
          </table:table-cell>
          <table:table-cell table:style-name="ce112" office:value-type="float" office:value="15102980.0135" calcext:value-type="float">
            <text:p>15102980.013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76]/26" office:value-type="float" office:value="450102.5" calcext:value-type="float">
            <text:p>450103</text:p>
          </table:table-cell>
          <table:table-cell table:style-name="ce107" table:formula="of:=[.F76]/2" office:value-type="float" office:value="225051.25" calcext:value-type="float">
            <text:p>225051</text:p>
          </table:table-cell>
          <table:table-cell table:style-name="ce209" table:formula="of:=[.G76]*1.5" office:value-type="float" office:value="337576.875" calcext:value-type="float">
            <text:p>337577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56.7475" calcext:value-type="float">
            <text:p>57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6.15160699216517" calcext:value-type="float">
            <text:p>6.2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1909247.2227005" calcext:value-type="float">
            <text:p>11909247</text:p>
          </table:table-cell>
          <table:table-cell table:style-name="ce136" table:formula="of:=[.CH76]-[.CH75]" office:value-type="float" office:value="447026.604124464" calcext:value-type="float">
            <text:p>447027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76]/[.CH76])" office:value-type="float" office:value="2.9322592223492" calcext:value-type="float">
            <text:p>2.93</text:p>
          </table:table-cell>
          <table:table-cell table:style-name="ce148" table:formula="of:=[.CO75]-(([.$CO$74]-[.$CO$84])/10)" office:value-type="float" office:value="3.774" calcext:value-type="float">
            <text:p>3.77</text:p>
          </table:table-cell>
          <table:table-cell table:style-name="ce102" table:formula="of:=([.CO76]-[.CN76])" office:value-type="float" office:value="0.841740777650803" calcext:value-type="float">
            <text:p>0.84</text:p>
          </table:table-cell>
          <table:table-cell table:style-name="ce138" table:formula="of:=([.CH76]*100/[.CH75])-100" office:value-type="float" office:value="3.89999999999999" calcext:value-type="float">
            <text:p>3.9</text:p>
          </table:table-cell>
          <table:table-cell table:style-name="ce101" table:formula="of:=AVERAGE([.$CQ$74:.CQ76])" office:value-type="float" office:value="3.76342710610368" calcext:value-type="float">
            <text:p>3.76</text:p>
          </table:table-cell>
          <table:table-cell table:style-name="ce104" table:formula="of:=([.B76]-[.B75])" office:value-type="float" office:value="349000" calcext:value-type="float">
            <text:p>349000</text:p>
          </table:table-cell>
          <table:table-cell table:style-name="ce34" table:formula="of:=([.B76]*100/[.B75])-100" office:value-type="float" office:value="1.00948744648849" calcext:value-type="float">
            <text:p>1.01</text:p>
          </table:table-cell>
          <table:table-cell table:style-name="ce209" table:formula="of:=[.CI76]-([.CS76]/2)" office:value-type="float" office:value="272526.604124464" calcext:value-type="float">
            <text:p>272527</text:p>
          </table:table-cell>
          <table:table-cell table:style-name="ce136" office:value-type="float" office:value="1367236.57587549" calcext:value-type="float">
            <text:p>1367237</text:p>
          </table:table-cell>
          <table:table-cell table:style-name="ce170" table:formula="of:=[.CV76]/[.CI76]" office:value-type="float" office:value="3.05851276693772" calcext:value-type="float">
            <text:p>3.1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1606.8" calcext:value-type="float">
            <text:p>21607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1.37" calcext:value-type="float">
            <text:p>11.37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6]/69" office:value-type="float" office:value="313.142028985507" calcext:value-type="float">
            <text:p>313.1</text:p>
          </table:table-cell>
          <table:table-cell table:style-name="ce30" office:value-type="float" office:value="313.142028985507" calcext:value-type="float">
            <text:p>313.1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6]-1963)^2)+8.5*([.A76]-1963)+140" office:value-type="float" office:value="219" calcext:value-type="float">
            <text:p>219.0</text:p>
          </table:table-cell>
          <table:table-cell table:style-name="ce138" table:formula="of:=[.EJ76]+50" office:value-type="float" office:value="269" calcext:value-type="float">
            <text:p>269.0</text:p>
          </table:table-cell>
          <table:table-cell table:style-name="ce138" table:formula="of:=[.EJ76]-50" office:value-type="float" office:value="169" calcext:value-type="float">
            <text:p>169.0</text:p>
          </table:table-cell>
          <table:table-cell table:style-name="ce138" table:formula="of:=[.EJ76]+100" office:value-type="float" office:value="319" calcext:value-type="float">
            <text:p>319.0</text:p>
          </table:table-cell>
          <table:table-cell table:style-name="ce138" table:formula="of:=[.EJ76]-100" office:value-type="float" office:value="119" calcext:value-type="float">
            <text:p>119.0</text:p>
          </table:table-cell>
          <table:table-cell table:style-name="ce138" table:formula="of:=-0.025*(([.A76]-1963)^2)+5.5*([.A76]-1963)+175" office:value-type="float" office:value="227.5" calcext:value-type="float">
            <text:p>227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4" calcext:value-type="float">
            <text:p>1974</text:p>
          </table:table-cell>
          <table:table-cell table:style-name="ce112" office:value-type="float" office:value="35288000" calcext:value-type="float">
            <text:p>35288000</text:p>
          </table:table-cell>
          <table:table-cell table:style-name="ce112" office:value-type="float" office:value="11800401" calcext:value-type="float">
            <text:p>11800401</text:p>
          </table:table-cell>
          <table:table-cell table:style-name="ce112" office:value-type="float" office:value="15283174.483626" calcext:value-type="float">
            <text:p>15283174.483626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77]/26" office:value-type="float" office:value="453861.576923077" calcext:value-type="float">
            <text:p>453862</text:p>
          </table:table-cell>
          <table:table-cell table:style-name="ce107" table:formula="of:=[.F77]/2" office:value-type="float" office:value="226930.788461538" calcext:value-type="float">
            <text:p>226931</text:p>
          </table:table-cell>
          <table:table-cell table:style-name="ce209" table:formula="of:=[.G77]*1.5" office:value-type="float" office:value="340396.182692308" calcext:value-type="float">
            <text:p>340396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95.5941666666667" calcext:value-type="float">
            <text:p>96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3.21372785394448" calcext:value-type="float">
            <text:p>3.2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2326070.875495" calcext:value-type="float">
            <text:p>12326071</text:p>
          </table:table-cell>
          <table:table-cell table:style-name="ce136" table:formula="of:=[.CH77]-[.CH76]" office:value-type="float" office:value="416823.652794516" calcext:value-type="float">
            <text:p>416824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77]/[.CH77])" office:value-type="float" office:value="2.86287498720738" calcext:value-type="float">
            <text:p>2.86</text:p>
          </table:table-cell>
          <table:table-cell table:style-name="ce148" table:formula="of:=[.CO76]-(([.$CO$74]-[.$CO$84])/10)" office:value-type="float" office:value="3.751" calcext:value-type="float">
            <text:p>3.75</text:p>
          </table:table-cell>
          <table:table-cell table:style-name="ce102" table:formula="of:=([.CO77]-[.CN77])" office:value-type="float" office:value="0.888125012792615" calcext:value-type="float">
            <text:p>0.89</text:p>
          </table:table-cell>
          <table:table-cell table:style-name="ce138" table:formula="of:=([.CH77]*100/[.CH76])-100" office:value-type="float" office:value="3.49999999999999" calcext:value-type="float">
            <text:p>3.5</text:p>
          </table:table-cell>
          <table:table-cell table:style-name="ce101" table:formula="of:=AVERAGE([.$CQ$74:.CQ77])" office:value-type="float" office:value="3.69757032957775" calcext:value-type="float">
            <text:p>3.70</text:p>
          </table:table-cell>
          <table:table-cell table:style-name="ce104" table:formula="of:=([.B77]-[.B76])" office:value-type="float" office:value="367000" calcext:value-type="float">
            <text:p>367000</text:p>
          </table:table-cell>
          <table:table-cell table:style-name="ce34" table:formula="of:=([.B77]*100/[.B76])-100" office:value-type="float" office:value="1.05094355831734" calcext:value-type="float">
            <text:p>1.05</text:p>
          </table:table-cell>
          <table:table-cell table:style-name="ce209" table:formula="of:=[.CI77]-([.CS77]/2)" office:value-type="float" office:value="233323.652794516" calcext:value-type="float">
            <text:p>233324</text:p>
          </table:table-cell>
          <table:table-cell table:style-name="ce136" office:value-type="float" office:value="1390694.06614786" calcext:value-type="float">
            <text:p>1390694</text:p>
          </table:table-cell>
          <table:table-cell table:style-name="ce170" table:formula="of:=[.CV77]/[.CI77]" office:value-type="float" office:value="3.33640871103214" calcext:value-type="float">
            <text:p>3.3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2147.3" calcext:value-type="float">
            <text:p>22147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5.66" calcext:value-type="float">
            <text:p>15.66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7]/69" office:value-type="float" office:value="320.975362318841" calcext:value-type="float">
            <text:p>321.0</text:p>
          </table:table-cell>
          <table:table-cell table:style-name="ce30" office:value-type="float" office:value="320.975362318841" calcext:value-type="float">
            <text:p>321.0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7]-1963)^2)+8.5*([.A77]-1963)+140" office:value-type="float" office:value="226.24" calcext:value-type="float">
            <text:p>226.2</text:p>
          </table:table-cell>
          <table:table-cell table:style-name="ce138" table:formula="of:=[.EJ77]+50" office:value-type="float" office:value="276.24" calcext:value-type="float">
            <text:p>276.2</text:p>
          </table:table-cell>
          <table:table-cell table:style-name="ce138" table:formula="of:=[.EJ77]-50" office:value-type="float" office:value="176.24" calcext:value-type="float">
            <text:p>176.2</text:p>
          </table:table-cell>
          <table:table-cell table:style-name="ce138" table:formula="of:=[.EJ77]+100" office:value-type="float" office:value="326.24" calcext:value-type="float">
            <text:p>326.2</text:p>
          </table:table-cell>
          <table:table-cell table:style-name="ce138" table:formula="of:=[.EJ77]-100" office:value-type="float" office:value="126.24" calcext:value-type="float">
            <text:p>126.2</text:p>
          </table:table-cell>
          <table:table-cell table:style-name="ce138" table:formula="of:=-0.025*(([.A77]-1963)^2)+5.5*([.A77]-1963)+175" office:value-type="float" office:value="232.475" calcext:value-type="float">
            <text:p>232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5" calcext:value-type="float">
            <text:p>1975</text:p>
          </table:table-cell>
          <table:table-cell table:style-name="ce112" office:value-type="float" office:value="35688000" calcext:value-type="float">
            <text:p>35688000</text:p>
          </table:table-cell>
          <table:table-cell table:style-name="ce112" office:value-type="float" office:value="11872022" calcext:value-type="float">
            <text:p>11872022</text:p>
          </table:table-cell>
          <table:table-cell table:style-name="ce112" office:value-type="float" office:value="15433334.768084" calcext:value-type="float">
            <text:p>15433334.768084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78]/26" office:value-type="float" office:value="456616.230769231" calcext:value-type="float">
            <text:p>456616</text:p>
          </table:table-cell>
          <table:table-cell table:style-name="ce107" table:formula="of:=[.F78]/2" office:value-type="float" office:value="228308.115384615" calcext:value-type="float">
            <text:p>228308</text:p>
          </table:table-cell>
          <table:table-cell table:style-name="ce209" table:formula="of:=[.G78]*1.5" office:value-type="float" office:value="342462.173076923" calcext:value-type="float">
            <text:p>342462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92.1566666666667" calcext:value-type="float">
            <text:p>92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-0.772401799142571" calcext:value-type="float">
            <text:p>-0.8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2695853.0017598" calcext:value-type="float">
            <text:p>12695853</text:p>
          </table:table-cell>
          <table:table-cell table:style-name="ce136" table:formula="of:=[.CH78]-[.CH77]" office:value-type="float" office:value="369782.12626485" calcext:value-type="float">
            <text:p>369782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78]/[.CH78])" office:value-type="float" office:value="2.81099662976982" calcext:value-type="float">
            <text:p>2.81</text:p>
          </table:table-cell>
          <table:table-cell table:style-name="ce148" table:formula="of:=[.CO77]-(([.$CO$74]-[.$CO$84])/10)" office:value-type="float" office:value="3.728" calcext:value-type="float">
            <text:p>3.73</text:p>
          </table:table-cell>
          <table:table-cell table:style-name="ce102" table:formula="of:=([.CO78]-[.CN78])" office:value-type="float" office:value="0.917003370230174" calcext:value-type="float">
            <text:p>0.92</text:p>
          </table:table-cell>
          <table:table-cell table:style-name="ce138" table:formula="of:=([.CH78]*100/[.CH77])-100" office:value-type="float" office:value="3.00000000000001" calcext:value-type="float">
            <text:p>3.0</text:p>
          </table:table-cell>
          <table:table-cell table:style-name="ce101" table:formula="of:=AVERAGE([.$CQ$74:.CQ78])" office:value-type="float" office:value="3.55805626366221" calcext:value-type="float">
            <text:p>3.56</text:p>
          </table:table-cell>
          <table:table-cell table:style-name="ce104" table:formula="of:=([.B78]-[.B77])" office:value-type="float" office:value="400000" calcext:value-type="float">
            <text:p>400000</text:p>
          </table:table-cell>
          <table:table-cell table:style-name="ce34" table:formula="of:=([.B78]*100/[.B77])-100" office:value-type="float" office:value="1.13352981183405" calcext:value-type="float">
            <text:p>1.13</text:p>
          </table:table-cell>
          <table:table-cell table:style-name="ce209" table:formula="of:=[.CI78]-([.CS78]/2)" office:value-type="float" office:value="169782.12626485" calcext:value-type="float">
            <text:p>169782</text:p>
          </table:table-cell>
          <table:table-cell table:style-name="ce136" office:value-type="float" office:value="1350481.22568093" calcext:value-type="float">
            <text:p>1350481</text:p>
          </table:table-cell>
          <table:table-cell table:style-name="ce170" table:formula="of:=[.CV78]/[.CI78]" office:value-type="float" office:value="3.65209979000899" calcext:value-type="float">
            <text:p>3.7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0849.3" calcext:value-type="float">
            <text:p>20849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7.02" calcext:value-type="float">
            <text:p>17.02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8]/63" office:value-type="float" office:value="330.94126984127" calcext:value-type="float">
            <text:p>330.9</text:p>
          </table:table-cell>
          <table:table-cell table:style-name="ce30" office:value-type="float" office:value="330.94126984127" calcext:value-type="float">
            <text:p>330.9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8]-1963)^2)+8.5*([.A78]-1963)+140" office:value-type="float" office:value="233.36" calcext:value-type="float">
            <text:p>233.4</text:p>
          </table:table-cell>
          <table:table-cell table:style-name="ce138" table:formula="of:=[.EJ78]+50" office:value-type="float" office:value="283.36" calcext:value-type="float">
            <text:p>283.4</text:p>
          </table:table-cell>
          <table:table-cell table:style-name="ce138" table:formula="of:=[.EJ78]-50" office:value-type="float" office:value="183.36" calcext:value-type="float">
            <text:p>183.4</text:p>
          </table:table-cell>
          <table:table-cell table:style-name="ce138" table:formula="of:=[.EJ78]+100" office:value-type="float" office:value="333.36" calcext:value-type="float">
            <text:p>333.4</text:p>
          </table:table-cell>
          <table:table-cell table:style-name="ce138" table:formula="of:=[.EJ78]-100" office:value-type="float" office:value="133.36" calcext:value-type="float">
            <text:p>133.4</text:p>
          </table:table-cell>
          <table:table-cell table:style-name="ce138" table:formula="of:=-0.025*(([.A78]-1963)^2)+5.5*([.A78]-1963)+175" office:value-type="float" office:value="237.4" calcext:value-type="float">
            <text:p>237.4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6" calcext:value-type="float">
            <text:p>1976</text:p>
          </table:table-cell>
          <table:table-cell table:style-name="ce112" office:value-type="float" office:value="36118000" calcext:value-type="float">
            <text:p>36118000</text:p>
          </table:table-cell>
          <table:table-cell table:style-name="ce112" office:value-type="float" office:value="11926333" calcext:value-type="float">
            <text:p>11926333</text:p>
          </table:table-cell>
          <table:table-cell table:style-name="ce112" office:value-type="float" office:value="15569723.74848" calcext:value-type="float">
            <text:p>15569723.74848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79]/26" office:value-type="float" office:value="458705.115384615" calcext:value-type="float">
            <text:p>458705</text:p>
          </table:table-cell>
          <table:table-cell table:style-name="ce107" table:formula="of:=[.F79]/2" office:value-type="float" office:value="229352.557692308" calcext:value-type="float">
            <text:p>229353</text:p>
          </table:table-cell>
          <table:table-cell table:style-name="ce209" table:formula="of:=[.G79]*1.5" office:value-type="float" office:value="344028.836538462" calcext:value-type="float">
            <text:p>344029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82.5425" calcext:value-type="float">
            <text:p>83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5.02702680037213" calcext:value-type="float">
            <text:p>5.0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3064032.7388109" calcext:value-type="float">
            <text:p>13064033</text:p>
          </table:table-cell>
          <table:table-cell table:style-name="ce136" table:formula="of:=[.CH79]-[.CH78]" office:value-type="float" office:value="368179.737051034" calcext:value-type="float">
            <text:p>368180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79]/[.CH79])" office:value-type="float" office:value="2.76468994851031" calcext:value-type="float">
            <text:p>2.76</text:p>
          </table:table-cell>
          <table:table-cell table:style-name="ce148" table:formula="of:=[.CO78]-(([.$CO$74]-[.$CO$84])/10)" office:value-type="float" office:value="3.705" calcext:value-type="float">
            <text:p>3.71</text:p>
          </table:table-cell>
          <table:table-cell table:style-name="ce102" table:formula="of:=([.CO79]-[.CN79])" office:value-type="float" office:value="0.94031005148969" calcext:value-type="float">
            <text:p>0.94</text:p>
          </table:table-cell>
          <table:table-cell table:style-name="ce138" table:formula="of:=([.CH79]*100/[.CH78])-100" office:value-type="float" office:value="2.90000000000001" calcext:value-type="float">
            <text:p>2.9</text:p>
          </table:table-cell>
          <table:table-cell table:style-name="ce101" table:formula="of:=AVERAGE([.$CQ$74:.CQ79])" office:value-type="float" office:value="3.44838021971851" calcext:value-type="float">
            <text:p>3.45</text:p>
          </table:table-cell>
          <table:table-cell table:style-name="ce104" table:formula="of:=([.B79]-[.B78])" office:value-type="float" office:value="430000" calcext:value-type="float">
            <text:p>430000</text:p>
          </table:table-cell>
          <table:table-cell table:style-name="ce34" table:formula="of:=([.B79]*100/[.B78])-100" office:value-type="float" office:value="1.20488679668236" calcext:value-type="float">
            <text:p>1.20</text:p>
          </table:table-cell>
          <table:table-cell table:style-name="ce209" table:formula="of:=[.CI79]-([.CS79]/2)" office:value-type="float" office:value="153179.737051034" calcext:value-type="float">
            <text:p>153180</text:p>
          </table:table-cell>
          <table:table-cell table:style-name="ce136" office:value-type="float" office:value="1346013.13229572" calcext:value-type="float">
            <text:p>1346013</text:p>
          </table:table-cell>
          <table:table-cell table:style-name="ce170" table:formula="of:=[.CV79]/[.CI79]" office:value-type="float" office:value="3.65585880167312" calcext:value-type="float">
            <text:p>3.7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1293" calcext:value-type="float">
            <text:p>21293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7.56" calcext:value-type="float">
            <text:p>17.56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79]/66" office:value-type="float" office:value="322.621212121212" calcext:value-type="float">
            <text:p>322.6</text:p>
          </table:table-cell>
          <table:table-cell table:style-name="ce30" office:value-type="float" office:value="322.621212121212" calcext:value-type="float">
            <text:p>322.6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79]-1963)^2)+8.5*([.A79]-1963)+140" office:value-type="float" office:value="240.36" calcext:value-type="float">
            <text:p>240.4</text:p>
          </table:table-cell>
          <table:table-cell table:style-name="ce138" table:formula="of:=[.EJ79]+50" office:value-type="float" office:value="290.36" calcext:value-type="float">
            <text:p>290.4</text:p>
          </table:table-cell>
          <table:table-cell table:style-name="ce138" table:formula="of:=[.EJ79]-50" office:value-type="float" office:value="190.36" calcext:value-type="float">
            <text:p>190.4</text:p>
          </table:table-cell>
          <table:table-cell table:style-name="ce138" table:formula="of:=[.EJ79]+100" office:value-type="float" office:value="340.36" calcext:value-type="float">
            <text:p>340.4</text:p>
          </table:table-cell>
          <table:table-cell table:style-name="ce138" table:formula="of:=[.EJ79]-100" office:value-type="float" office:value="140.36" calcext:value-type="float">
            <text:p>140.4</text:p>
          </table:table-cell>
          <table:table-cell table:style-name="ce138" table:formula="of:=-0.025*(([.A79]-1963)^2)+5.5*([.A79]-1963)+175" office:value-type="float" office:value="242.275" calcext:value-type="float">
            <text:p>242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7" calcext:value-type="float">
            <text:p>1977</text:p>
          </table:table-cell>
          <table:table-cell table:style-name="ce112" office:value-type="float" office:value="36564000" calcext:value-type="float">
            <text:p>36564000</text:p>
          </table:table-cell>
          <table:table-cell table:style-name="ce112" office:value-type="float" office:value="11966578" calcext:value-type="float">
            <text:p>11966578</text:p>
          </table:table-cell>
          <table:table-cell table:style-name="ce112" office:value-type="float" office:value="15701264.189243" calcext:value-type="float">
            <text:p>15701264.189243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0]/26" office:value-type="float" office:value="460253" calcext:value-type="float">
            <text:p>460253</text:p>
          </table:table-cell>
          <table:table-cell table:style-name="ce107" table:formula="of:=[.F80]/2" office:value-type="float" office:value="230126.5" calcext:value-type="float">
            <text:p>230127</text:p>
          </table:table-cell>
          <table:table-cell table:style-name="ce209" table:formula="of:=[.G80]*1.5" office:value-type="float" office:value="345189.75" calcext:value-type="float">
            <text:p>345190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102.251666666667" calcext:value-type="float">
            <text:p>102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3.08578274575137" calcext:value-type="float">
            <text:p>3.1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3429825.6554976" calcext:value-type="float">
            <text:p>13429826</text:p>
          </table:table-cell>
          <table:table-cell table:style-name="ce136" table:formula="of:=[.CH80]-[.CH79]" office:value-type="float" office:value="365792.916686704" calcext:value-type="float">
            <text:p>365793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0]/[.CH80])" office:value-type="float" office:value="2.72259677362471" calcext:value-type="float">
            <text:p>2.72</text:p>
          </table:table-cell>
          <table:table-cell table:style-name="ce148" table:formula="of:=[.CO79]-(([.$CO$74]-[.$CO$84])/10)" office:value-type="float" office:value="3.682" calcext:value-type="float">
            <text:p>3.68</text:p>
          </table:table-cell>
          <table:table-cell table:style-name="ce102" table:formula="of:=([.CO80]-[.CN80])" office:value-type="float" office:value="0.959403226375292" calcext:value-type="float">
            <text:p>0.96</text:p>
          </table:table-cell>
          <table:table-cell table:style-name="ce138" table:formula="of:=([.CH80]*100/[.CH79])-100" office:value-type="float" office:value="2.80000000000001" calcext:value-type="float">
            <text:p>2.8</text:p>
          </table:table-cell>
          <table:table-cell table:style-name="ce101" table:formula="of:=AVERAGE([.$CQ$74:.CQ80])" office:value-type="float" office:value="3.35575447404444" calcext:value-type="float">
            <text:p>3.36</text:p>
          </table:table-cell>
          <table:table-cell table:style-name="ce104" table:formula="of:=([.B80]-[.B79])" office:value-type="float" office:value="446000" calcext:value-type="float">
            <text:p>446000</text:p>
          </table:table-cell>
          <table:table-cell table:style-name="ce34" table:formula="of:=([.B80]*100/[.B79])-100" office:value-type="float" office:value="1.23484135334182" calcext:value-type="float">
            <text:p>1.23</text:p>
          </table:table-cell>
          <table:table-cell table:style-name="ce209" table:formula="of:=[.CI80]-([.CS80]/2)" office:value-type="float" office:value="142792.916686704" calcext:value-type="float">
            <text:p>142793</text:p>
          </table:table-cell>
          <table:table-cell table:style-name="ce136" office:value-type="float" office:value="1417502.62645914" calcext:value-type="float">
            <text:p>1417503</text:p>
          </table:table-cell>
          <table:table-cell table:style-name="ce170" table:formula="of:=[.CV80]/[.CI80]" office:value-type="float" office:value="3.87515056141235" calcext:value-type="float">
            <text:p>3.9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1710" calcext:value-type="float">
            <text:p>21710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24.44" calcext:value-type="float">
            <text:p>24.44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80]/69" office:value-type="float" office:value="314.63768115942" calcext:value-type="float">
            <text:p>314.6</text:p>
          </table:table-cell>
          <table:table-cell table:style-name="ce30" office:value-type="float" office:value="314.63768115942" calcext:value-type="float">
            <text:p>314.6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80]-1963)^2)+8.5*([.A80]-1963)+140" office:value-type="float" office:value="247.24" calcext:value-type="float">
            <text:p>247.2</text:p>
          </table:table-cell>
          <table:table-cell table:style-name="ce138" table:formula="of:=[.EJ80]+50" office:value-type="float" office:value="297.24" calcext:value-type="float">
            <text:p>297.2</text:p>
          </table:table-cell>
          <table:table-cell table:style-name="ce138" table:formula="of:=[.EJ80]-50" office:value-type="float" office:value="197.24" calcext:value-type="float">
            <text:p>197.2</text:p>
          </table:table-cell>
          <table:table-cell table:style-name="ce138" table:formula="of:=[.EJ80]+100" office:value-type="float" office:value="347.24" calcext:value-type="float">
            <text:p>347.2</text:p>
          </table:table-cell>
          <table:table-cell table:style-name="ce138" table:formula="of:=[.EJ80]-100" office:value-type="float" office:value="147.24" calcext:value-type="float">
            <text:p>147.2</text:p>
          </table:table-cell>
          <table:table-cell table:style-name="ce138" table:formula="of:=-0.025*(([.A80]-1963)^2)+5.5*([.A80]-1963)+175" office:value-type="float" office:value="247.1" calcext:value-type="float">
            <text:p>247.1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8" calcext:value-type="float">
            <text:p>1978</text:p>
          </table:table-cell>
          <table:table-cell table:style-name="ce112" office:value-type="float" office:value="36741000" calcext:value-type="float">
            <text:p>36741000</text:p>
          </table:table-cell>
          <table:table-cell table:style-name="ce112" office:value-type="float" office:value="12024081" calcext:value-type="float">
            <text:p>12024081</text:p>
          </table:table-cell>
          <table:table-cell table:style-name="ce112" office:value-type="float" office:value="15869336.209646" calcext:value-type="float">
            <text:p>15869336.209646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1]/26" office:value-type="float" office:value="462464.653846154" calcext:value-type="float">
            <text:p>462465</text:p>
          </table:table-cell>
          <table:table-cell table:style-name="ce107" table:formula="of:=[.F81]/2" office:value-type="float" office:value="231232.326923077" calcext:value-type="float">
            <text:p>231232</text:p>
          </table:table-cell>
          <table:table-cell table:style-name="ce209" table:formula="of:=[.G81]*1.5" office:value-type="float" office:value="346848.490384615" calcext:value-type="float">
            <text:p>346848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14" table:style-name="ce29" office:value-type="string" calcext:value-type="string">
            <text:p>null</text:p>
          </table:table-cell>
          <table:table-cell table:style-name="ce104" office:value-type="float" office:value="125.8875" calcext:value-type="float">
            <text:p>126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3.12368468431725" calcext:value-type="float">
            <text:p>3.1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3792430.948196" calcext:value-type="float">
            <text:p>13792431</text:p>
          </table:table-cell>
          <table:table-cell table:style-name="ce136" table:formula="of:=[.CH81]-[.CH80]" office:value-type="float" office:value="362605.292698434" calcext:value-type="float">
            <text:p>362605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1]/[.CH81])" office:value-type="float" office:value="2.663852379468" calcext:value-type="float">
            <text:p>2.66</text:p>
          </table:table-cell>
          <table:table-cell table:style-name="ce148" table:formula="of:=[.CO80]-(([.$CO$74]-[.$CO$84])/10)" office:value-type="float" office:value="3.659" calcext:value-type="float">
            <text:p>3.66</text:p>
          </table:table-cell>
          <table:table-cell table:style-name="ce102" table:formula="of:=([.CO81]-[.CN81])" office:value-type="float" office:value="0.995147620531999" calcext:value-type="float">
            <text:p>1.00</text:p>
          </table:table-cell>
          <table:table-cell table:style-name="ce138" table:formula="of:=([.CH81]*100/[.CH80])-100" office:value-type="float" office:value="2.7" calcext:value-type="float">
            <text:p>2.7</text:p>
          </table:table-cell>
          <table:table-cell table:style-name="ce101" table:formula="of:=AVERAGE([.$CQ$74:.CQ81])" office:value-type="float" office:value="3.27378516478888" calcext:value-type="float">
            <text:p>3.27</text:p>
          </table:table-cell>
          <table:table-cell table:style-name="ce104" table:formula="of:=([.B81]-[.B80])" office:value-type="float" office:value="177000" calcext:value-type="float">
            <text:p>177000</text:p>
          </table:table-cell>
          <table:table-cell table:style-name="ce34" table:formula="of:=([.B81]*100/[.B80])-100" office:value-type="float" office:value="0.484082704299311" calcext:value-type="float">
            <text:p>0.48</text:p>
          </table:table-cell>
          <table:table-cell table:style-name="ce209" table:formula="of:=[.CI81]-([.CS81]/2)" office:value-type="float" office:value="274105.292698434" calcext:value-type="float">
            <text:p>274105</text:p>
          </table:table-cell>
          <table:table-cell table:style-name="ce136" office:value-type="float" office:value="1329257.78210117" calcext:value-type="float">
            <text:p>1329258</text:p>
          </table:table-cell>
          <table:table-cell table:style-name="ce170" table:formula="of:=[.CV81]/[.CI81]" office:value-type="float" office:value="3.6658532262701" calcext:value-type="float">
            <text:p>3.7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2028" calcext:value-type="float">
            <text:p>22028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9.98" calcext:value-type="float">
            <text:p>19.98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81]/76" office:value-type="float" office:value="289.842105263158" calcext:value-type="float">
            <text:p>289.8</text:p>
          </table:table-cell>
          <table:table-cell table:style-name="ce30" office:value-type="float" office:value="289.842105263158" calcext:value-type="float">
            <text:p>289.8</text:p>
          </table:table-cell>
          <table:table-cell table:style-name="ce90" office:value-type="string" calcext:value-type="string">
            <text:p>null</text:p>
          </table:table-cell>
          <table:table-cell table:style-name="ce166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81]-1963)^2)+8.5*([.A81]-1963)+140" office:value-type="float" office:value="254" calcext:value-type="float">
            <text:p>254.0</text:p>
          </table:table-cell>
          <table:table-cell table:style-name="ce138" table:formula="of:=[.EJ81]+50" office:value-type="float" office:value="304" calcext:value-type="float">
            <text:p>304.0</text:p>
          </table:table-cell>
          <table:table-cell table:style-name="ce138" table:formula="of:=[.EJ81]-50" office:value-type="float" office:value="204" calcext:value-type="float">
            <text:p>204.0</text:p>
          </table:table-cell>
          <table:table-cell table:style-name="ce138" table:formula="of:=[.EJ81]+100" office:value-type="float" office:value="354" calcext:value-type="float">
            <text:p>354.0</text:p>
          </table:table-cell>
          <table:table-cell table:style-name="ce138" table:formula="of:=[.EJ81]-100" office:value-type="float" office:value="154" calcext:value-type="float">
            <text:p>154.0</text:p>
          </table:table-cell>
          <table:table-cell table:style-name="ce138" table:formula="of:=-0.025*(([.A81]-1963)^2)+5.5*([.A81]-1963)+175" office:value-type="float" office:value="251.875" calcext:value-type="float">
            <text:p>251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79" calcext:value-type="float">
            <text:p>1979</text:p>
          </table:table-cell>
          <table:table-cell table:style-name="ce112" office:value-type="float" office:value="37289000" calcext:value-type="float">
            <text:p>37289000</text:p>
          </table:table-cell>
          <table:table-cell table:style-name="ce112" office:value-type="float" office:value="12074990" calcext:value-type="float">
            <text:p>12074990</text:p>
          </table:table-cell>
          <table:table-cell table:style-name="ce112" office:value-type="float" office:value="16022183.180546" calcext:value-type="float">
            <text:p>16022183.180546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2]/26" office:value-type="float" office:value="464422.692307692" calcext:value-type="float">
            <text:p>464423</text:p>
          </table:table-cell>
          <table:table-cell table:style-name="ce107" table:formula="of:=[.F82]/2" office:value-type="float" office:value="232211.346153846" calcext:value-type="float">
            <text:p>232211</text:p>
          </table:table-cell>
          <table:table-cell table:style-name="ce209" table:formula="of:=[.G82]*1.5" office:value-type="float" office:value="348317.019230769" calcext:value-type="float">
            <text:p>348317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7.5165" calcext:value-type="float">
            <text:p>17.52</text:p>
          </table:table-cell>
          <table:table-cell table:style-name="ce92" office:value-type="string" calcext:value-type="string">
            <text:p>null</text:p>
          </table:table-cell>
          <table:table-cell table:number-columns-repeated="8" table:style-name="ce29" office:value-type="string" calcext:value-type="string">
            <text:p>null</text:p>
          </table:table-cell>
          <table:table-cell table:style-name="ce104" office:value-type="float" office:value="193.336666666667" calcext:value-type="float">
            <text:p>193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3.87345409299897" calcext:value-type="float">
            <text:p>3.9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4137241.7219009" calcext:value-type="float">
            <text:p>14137242</text:p>
          </table:table-cell>
          <table:table-cell table:style-name="ce136" table:formula="of:=[.CH82]-[.CH81]" office:value-type="float" office:value="344810.773704899" calcext:value-type="float">
            <text:p>344811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2]/[.CH82])" office:value-type="float" office:value="2.63764323575463" calcext:value-type="float">
            <text:p>2.64</text:p>
          </table:table-cell>
          <table:table-cell table:style-name="ce148" table:formula="of:=[.CO81]-(([.$CO$74]-[.$CO$84])/10)" office:value-type="float" office:value="3.636" calcext:value-type="float">
            <text:p>3.64</text:p>
          </table:table-cell>
          <table:table-cell table:style-name="ce102" table:formula="of:=([.CO82]-[.CN82])" office:value-type="float" office:value="0.998356764245373" calcext:value-type="float">
            <text:p>1.00</text:p>
          </table:table-cell>
          <table:table-cell table:style-name="ce138" table:formula="of:=([.CH82]*100/[.CH81])-100" office:value-type="float" office:value="2.49999999999999" calcext:value-type="float">
            <text:p>2.5</text:p>
          </table:table-cell>
          <table:table-cell table:style-name="ce101" table:formula="of:=AVERAGE([.$CQ$74:.CQ82])" office:value-type="float" office:value="3.18780903536789" calcext:value-type="float">
            <text:p>3.19</text:p>
          </table:table-cell>
          <table:table-cell table:style-name="ce104" table:formula="of:=([.B82]-[.B81])" office:value-type="float" office:value="548000" calcext:value-type="float">
            <text:p>548000</text:p>
          </table:table-cell>
          <table:table-cell table:style-name="ce34" table:formula="of:=([.B82]*100/[.B81])-100" office:value-type="float" office:value="1.49152173321357" calcext:value-type="float">
            <text:p>1.49</text:p>
          </table:table-cell>
          <table:table-cell table:style-name="ce209" table:formula="of:=[.CI82]-([.CS82]/2)" office:value-type="float" office:value="70810.7737048995" calcext:value-type="float">
            <text:p>70811</text:p>
          </table:table-cell>
          <table:table-cell table:style-name="ce136" office:value-type="float" office:value="1249949.12451362" calcext:value-type="float">
            <text:p>1249949</text:p>
          </table:table-cell>
          <table:table-cell table:style-name="ce170" table:formula="of:=[.CV82]/[.CI82]" office:value-type="float" office:value="3.62502920394061" calcext:value-type="float">
            <text:p>3.6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0773" calcext:value-type="float">
            <text:p>20773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5.68" calcext:value-type="float">
            <text:p>15.68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82]/76" office:value-type="float" office:value="273.328947368421" calcext:value-type="float">
            <text:p>273.3</text:p>
          </table:table-cell>
          <table:table-cell table:style-name="ce30" office:value-type="float" office:value="273.328947368421" calcext:value-type="float">
            <text:p>273.3</text:p>
          </table:table-cell>
          <table:table-cell table:style-name="ce90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82]-1963)^2)+8.5*([.A82]-1963)+140" office:value-type="float" office:value="260.64" calcext:value-type="float">
            <text:p>260.6</text:p>
          </table:table-cell>
          <table:table-cell table:style-name="ce138" table:formula="of:=[.EJ82]+50" office:value-type="float" office:value="310.64" calcext:value-type="float">
            <text:p>310.6</text:p>
          </table:table-cell>
          <table:table-cell table:style-name="ce138" table:formula="of:=[.EJ82]-50" office:value-type="float" office:value="210.64" calcext:value-type="float">
            <text:p>210.6</text:p>
          </table:table-cell>
          <table:table-cell table:style-name="ce138" table:formula="of:=[.EJ82]+100" office:value-type="float" office:value="360.64" calcext:value-type="float">
            <text:p>360.6</text:p>
          </table:table-cell>
          <table:table-cell table:style-name="ce138" table:formula="of:=[.EJ82]-100" office:value-type="float" office:value="160.64" calcext:value-type="float">
            <text:p>160.6</text:p>
          </table:table-cell>
          <table:table-cell table:style-name="ce138" table:formula="of:=-0.025*(([.A82]-1963)^2)+5.5*([.A82]-1963)+175" office:value-type="float" office:value="256.6" calcext:value-type="float">
            <text:p>256.6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0" calcext:value-type="float">
            <text:p>1980</text:p>
          </table:table-cell>
          <table:table-cell table:style-name="ce112" office:value-type="float" office:value="37527000" calcext:value-type="float">
            <text:p>37527000</text:p>
          </table:table-cell>
          <table:table-cell table:style-name="ce112" office:value-type="float" office:value="12092821" calcext:value-type="float">
            <text:p>12092821</text:p>
          </table:table-cell>
          <table:table-cell table:style-name="ce112" office:value-type="float" office:value="16153924.175536" calcext:value-type="float">
            <text:p>16153924.175536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3]/26" office:value-type="float" office:value="465108.5" calcext:value-type="float">
            <text:p>465109</text:p>
          </table:table-cell>
          <table:table-cell table:style-name="ce107" table:formula="of:=[.F83]/2" office:value-type="float" office:value="232554.25" calcext:value-type="float">
            <text:p>232554</text:p>
          </table:table-cell>
          <table:table-cell table:style-name="ce209" table:formula="of:=[.G83]*1.5" office:value-type="float" office:value="348831.375" calcext:value-type="float">
            <text:p>348831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5.84175" calcext:value-type="float">
            <text:p>15.84</text:p>
          </table:table-cell>
          <table:table-cell table:style-name="ce92" office:value-type="string" calcext:value-type="string">
            <text:p>null</text:p>
          </table:table-cell>
          <table:table-cell table:number-columns-repeated="3" table:style-name="ce29" office:value-type="string" calcext:value-type="string">
            <text:p>null</text:p>
          </table:table-cell>
          <table:table-cell table:style-name="ce123" office:value-type="float" office:value="1230451000000" calcext:value-type="float">
            <text:p>1.23E+12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04" office:value-type="float" office:value="374.741666666667" calcext:value-type="float">
            <text:p>375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2.15934808339446" calcext:value-type="float">
            <text:p>2.2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4476535.5232265" calcext:value-type="float">
            <text:p>14476536</text:p>
          </table:table-cell>
          <table:table-cell table:style-name="ce136" table:formula="of:=[.CH83]-[.CH82]" office:value-type="float" office:value="339293.801325621" calcext:value-type="float">
            <text:p>339294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3]/[.CH83])" office:value-type="float" office:value="2.59226387002544" calcext:value-type="float">
            <text:p>2.59</text:p>
          </table:table-cell>
          <table:table-cell table:style-name="ce148" table:formula="of:=[.CO82]-(([.$CO$74]-[.$CO$84])/10)" office:value-type="float" office:value="3.613" calcext:value-type="float">
            <text:p>3.61</text:p>
          </table:table-cell>
          <table:table-cell table:style-name="ce102" table:formula="of:=([.CO83]-[.CN83])" office:value-type="float" office:value="1.02073612997456" calcext:value-type="float">
            <text:p>1.02</text:p>
          </table:table-cell>
          <table:table-cell table:style-name="ce138" table:formula="of:=([.CH83]*100/[.CH82])-100" office:value-type="float" office:value="2.39999999999999" calcext:value-type="float">
            <text:p>2.4</text:p>
          </table:table-cell>
          <table:table-cell table:style-name="ce101" table:formula="of:=AVERAGE([.$CQ$74:.CQ83])" office:value-type="float" office:value="3.1090281318311" calcext:value-type="float">
            <text:p>3.11</text:p>
          </table:table-cell>
          <table:table-cell table:style-name="ce104" table:formula="of:=([.B83]-[.B82])" office:value-type="float" office:value="238000" calcext:value-type="float">
            <text:p>238000</text:p>
          </table:table-cell>
          <table:table-cell table:style-name="ce34" table:formula="of:=([.B83]*100/[.B82])-100" office:value-type="float" office:value="0.63825793129341" calcext:value-type="float">
            <text:p>0.64</text:p>
          </table:table-cell>
          <table:table-cell table:style-name="ce209" table:formula="of:=[.CI83]-([.CS83]/2)" office:value-type="float" office:value="220293.801325621" calcext:value-type="float">
            <text:p>220294</text:p>
          </table:table-cell>
          <table:table-cell table:style-name="ce136" office:value-type="float" office:value="1148300" calcext:value-type="float">
            <text:p>1148300</text:p>
          </table:table-cell>
          <table:table-cell table:style-name="ce170" table:formula="of:=[.CV83]/[.CI83]" office:value-type="float" office:value="3.38438248949315" calcext:value-type="float">
            <text:p>3.4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9725" calcext:value-type="float">
            <text:p>19725</text:p>
          </table:table-cell>
          <table:table-cell table:style-name="ce138" office:value-type="string" calcext:value-type="string">
            <text:p>null</text:p>
          </table:table-cell>
          <table:table-cell table:style-name="ce74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5.59" calcext:value-type="float">
            <text:p>15.59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83]/76" office:value-type="float" office:value="259.539473684211" calcext:value-type="float">
            <text:p>259.5</text:p>
          </table:table-cell>
          <table:table-cell table:style-name="ce30" office:value-type="float" office:value="259.539473684211" calcext:value-type="float">
            <text:p>259.5</text:p>
          </table:table-cell>
          <table:table-cell table:style-name="ce90" office:value-type="string" calcext:value-type="string">
            <text:p>null</text:p>
          </table:table-cell>
          <table:table-cell table:style-name="ce34" table:formula="of:=([.AH83]-[.AH82])" office:value-type="float" office:value="-1.67475" calcext:value-type="float">
            <text:p>-1.67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83]-1963)^2)+8.5*([.A83]-1963)+140" office:value-type="float" office:value="267.16" calcext:value-type="float">
            <text:p>267.2</text:p>
          </table:table-cell>
          <table:table-cell table:style-name="ce138" table:formula="of:=[.EJ83]+50" office:value-type="float" office:value="317.16" calcext:value-type="float">
            <text:p>317.2</text:p>
          </table:table-cell>
          <table:table-cell table:style-name="ce138" table:formula="of:=[.EJ83]-50" office:value-type="float" office:value="217.16" calcext:value-type="float">
            <text:p>217.2</text:p>
          </table:table-cell>
          <table:table-cell table:style-name="ce138" table:formula="of:=[.EJ83]+100" office:value-type="float" office:value="367.16" calcext:value-type="float">
            <text:p>367.2</text:p>
          </table:table-cell>
          <table:table-cell table:style-name="ce138" table:formula="of:=[.EJ83]-100" office:value-type="float" office:value="167.16" calcext:value-type="float">
            <text:p>167.2</text:p>
          </table:table-cell>
          <table:table-cell table:style-name="ce138" table:formula="of:=-0.025*(([.A83]-1963)^2)+5.5*([.A83]-1963)+175" office:value-type="float" office:value="261.275" calcext:value-type="float">
            <text:p>261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1" calcext:value-type="float">
            <text:p>1981</text:p>
          </table:table-cell>
          <table:table-cell table:style-name="ce112" office:value-type="float" office:value="37741000" calcext:value-type="float">
            <text:p>37741000</text:p>
          </table:table-cell>
          <table:table-cell table:style-name="ce112" office:value-type="float" office:value="12135566" calcext:value-type="float">
            <text:p>12135566</text:p>
          </table:table-cell>
          <table:table-cell table:style-name="ce112" office:value-type="float" office:value="16310425.597622" calcext:value-type="float">
            <text:p>16310425.597622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4]/26" office:value-type="float" office:value="466752.538461538" calcext:value-type="float">
            <text:p>466753</text:p>
          </table:table-cell>
          <table:table-cell table:style-name="ce107" table:formula="of:=[.F84]/2" office:value-type="float" office:value="233376.269230769" calcext:value-type="float">
            <text:p>233376</text:p>
          </table:table-cell>
          <table:table-cell table:style-name="ce209" table:formula="of:=[.G84]*1.5" office:value-type="float" office:value="350064.403846154" calcext:value-type="float">
            <text:p>350064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6.8624545454545" calcext:value-type="float">
            <text:p>16.86</text:p>
          </table:table-cell>
          <table:table-cell table:style-name="ce92" office:value-type="string" calcext:value-type="string">
            <text:p>null</text:p>
          </table:table-cell>
          <table:table-cell table:number-columns-repeated="3" table:style-name="ce29" office:value-type="string" calcext:value-type="string">
            <text:p>null</text:p>
          </table:table-cell>
          <table:table-cell table:style-name="ce123" office:value-type="float" office:value="1356895000000" calcext:value-type="float">
            <text:p>1.36E+12</text:p>
          </table:table-cell>
          <table:table-cell table:style-name="ce101" table:formula="of:=([.AM84]*100/[.AM83])-100" office:value-type="float" office:value="10.276232048249" calcext:value-type="float">
            <text:p>10.28</text:p>
          </table:table-cell>
          <table:table-cell table:style-name="ce101" table:formula="of:=AVERAGE([.$AN$84:.AN84])" office:value-type="float" office:value="10.276232048249" calcext:value-type="float">
            <text:p>10.28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56.03" calcext:value-type="float">
            <text:p>356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0.52395862262469" calcext:value-type="float">
            <text:p>0.5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16" office:value-type="float" office:value="14726000" calcext:value-type="float">
            <text:p>14726000</text:p>
          </table:table-cell>
          <table:table-cell table:style-name="ce136" table:formula="of:=[.CH84]-[.CH83]" office:value-type="float" office:value="249464.476773476" calcext:value-type="float">
            <text:p>249464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4]/[.CH84])" office:value-type="float" office:value="2.56288197745484" calcext:value-type="float">
            <text:p>2.56</text:p>
          </table:table-cell>
          <table:table-cell table:style-name="ce102" office:value-type="float" office:value="3.59" calcext:value-type="float">
            <text:p>3.59</text:p>
          </table:table-cell>
          <table:table-cell table:style-name="ce102" table:formula="of:=([.CO84]-[.CN84])" office:value-type="float" office:value="1.02711802254516" calcext:value-type="float">
            <text:p>1.03</text:p>
          </table:table-cell>
          <table:table-cell table:style-name="ce138" table:formula="of:=([.CH84]*100/[.CH83])-100" office:value-type="float" office:value="1.72323327202996" calcext:value-type="float">
            <text:p>1.7</text:p>
          </table:table-cell>
          <table:table-cell table:style-name="ce101" table:formula="of:=AVERAGE([.$CQ$74:.CQ84])" office:value-type="float" office:value="2.98304678094009" calcext:value-type="float">
            <text:p>2.98</text:p>
          </table:table-cell>
          <table:table-cell table:style-name="ce104" table:formula="of:=([.B84]-[.B83])" office:value-type="float" office:value="214000" calcext:value-type="float">
            <text:p>214000</text:p>
          </table:table-cell>
          <table:table-cell table:style-name="ce34" table:formula="of:=([.B84]*100/[.B83])-100" office:value-type="float" office:value="0.570256082287415" calcext:value-type="float">
            <text:p>0.57</text:p>
          </table:table-cell>
          <table:table-cell table:style-name="ce209" table:formula="of:=[.CI84]-([.CS84]/2)" office:value-type="float" office:value="142464.476773476" calcext:value-type="float">
            <text:p>142464</text:p>
          </table:table-cell>
          <table:table-cell table:style-name="ce136" office:value-type="float" office:value="1061463.34493753" calcext:value-type="float">
            <text:p>1061463</text:p>
          </table:table-cell>
          <table:table-cell table:style-name="ce170" table:formula="of:=[.CV84]/[.CI84]" office:value-type="float" office:value="4.25496791633939" calcext:value-type="float">
            <text:p>4.3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8487" calcext:value-type="float">
            <text:p>18487</text:p>
          </table:table-cell>
          <table:table-cell table:style-name="ce73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4.56" calcext:value-type="float">
            <text:p>14.56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84]/88" office:value-type="float" office:value="210.079545454545" calcext:value-type="float">
            <text:p>210.1</text:p>
          </table:table-cell>
          <table:table-cell table:style-name="ce30" office:value-type="float" office:value="210.079545454545" calcext:value-type="float">
            <text:p>210.1</text:p>
          </table:table-cell>
          <table:table-cell table:style-name="ce90" office:value-type="string" calcext:value-type="string">
            <text:p>null</text:p>
          </table:table-cell>
          <table:table-cell table:style-name="ce34" table:formula="of:=([.AH84]-[.AH83])" office:value-type="float" office:value="1.02070454545454" calcext:value-type="float">
            <text:p>1.02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84]-1963)^2)+8.5*([.A84]-1963)+140" office:value-type="float" office:value="273.56" calcext:value-type="float">
            <text:p>273.6</text:p>
          </table:table-cell>
          <table:table-cell table:style-name="ce138" table:formula="of:=[.EJ84]+50" office:value-type="float" office:value="323.56" calcext:value-type="float">
            <text:p>323.6</text:p>
          </table:table-cell>
          <table:table-cell table:style-name="ce138" table:formula="of:=[.EJ84]-50" office:value-type="float" office:value="223.56" calcext:value-type="float">
            <text:p>223.6</text:p>
          </table:table-cell>
          <table:table-cell table:style-name="ce138" table:formula="of:=[.EJ84]+100" office:value-type="float" office:value="373.56" calcext:value-type="float">
            <text:p>373.6</text:p>
          </table:table-cell>
          <table:table-cell table:style-name="ce138" table:formula="of:=[.EJ84]-100" office:value-type="float" office:value="173.56" calcext:value-type="float">
            <text:p>173.6</text:p>
          </table:table-cell>
          <table:table-cell table:style-name="ce138" table:formula="of:=-0.025*(([.A84]-1963)^2)+5.5*([.A84]-1963)+175" office:value-type="float" office:value="265.9" calcext:value-type="float">
            <text:p>265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2" calcext:value-type="float">
            <text:p>1982</text:p>
          </table:table-cell>
          <table:table-cell table:style-name="ce112" office:value-type="float" office:value="37942000" calcext:value-type="float">
            <text:p>37942000</text:p>
          </table:table-cell>
          <table:table-cell table:style-name="ce112" office:value-type="float" office:value="12166940" calcext:value-type="float">
            <text:p>12166940</text:p>
          </table:table-cell>
          <table:table-cell table:style-name="ce112" office:value-type="float" office:value="16431397.080511" calcext:value-type="float">
            <text:p>16431397.080511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5]/26" office:value-type="float" office:value="467959.230769231" calcext:value-type="float">
            <text:p>467959</text:p>
          </table:table-cell>
          <table:table-cell table:style-name="ce107" table:formula="of:=[.F85]/2" office:value-type="float" office:value="233979.615384615" calcext:value-type="float">
            <text:p>233980</text:p>
          </table:table-cell>
          <table:table-cell table:style-name="ce209" table:formula="of:=[.G85]*1.5" office:value-type="float" office:value="350969.423076923" calcext:value-type="float">
            <text:p>350969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6.5890909090909" calcext:value-type="float">
            <text:p>16.59</text:p>
          </table:table-cell>
          <table:table-cell table:style-name="ce92" office:value-type="string" calcext:value-type="string">
            <text:p>null</text:p>
          </table:table-cell>
          <table:table-cell table:number-columns-repeated="3" table:style-name="ce29" office:value-type="string" calcext:value-type="string">
            <text:p>null</text:p>
          </table:table-cell>
          <table:table-cell table:style-name="ce123" office:value-type="float" office:value="1511643000000" calcext:value-type="float">
            <text:p>1.51E+12</text:p>
          </table:table-cell>
          <table:table-cell table:style-name="ce101" table:formula="of:=([.AM85]*100/[.AM84])-100" office:value-type="float" office:value="11.4045670446129" calcext:value-type="float">
            <text:p>11.40</text:p>
          </table:table-cell>
          <table:table-cell table:style-name="ce101" table:formula="of:=AVERAGE([.$AN$84:.AN85])" office:value-type="float" office:value="10.8403995464309" calcext:value-type="float">
            <text:p>10.8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48.660833333333" calcext:value-type="float">
            <text:p>349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0.712752716999887" calcext:value-type="float">
            <text:p>0.7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4951835.8917321" calcext:value-type="float">
            <text:p>14951836</text:p>
          </table:table-cell>
          <table:table-cell table:style-name="ce136" table:formula="of:=[.CH85]-[.CH84]" office:value-type="float" office:value="225835.891732119" calcext:value-type="float">
            <text:p>225836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5]/[.CH85])" office:value-type="float" office:value="2.53761479692141" calcext:value-type="float">
            <text:p>2.54</text:p>
          </table:table-cell>
          <table:table-cell table:style-name="ce148" table:formula="of:=[.CO84]-(([.$CO$84]-[.$CO$94])/10)" office:value-type="float" office:value="3.557" calcext:value-type="float">
            <text:p>3.56</text:p>
          </table:table-cell>
          <table:table-cell table:style-name="ce102" table:formula="of:=([.CO85]-[.CN85])" office:value-type="float" office:value="1.01938520307859" calcext:value-type="float">
            <text:p>1.02</text:p>
          </table:table-cell>
          <table:table-cell table:style-name="ce138" table:formula="of:=([.CH85]*100/[.CH84])-100" office:value-type="float" office:value="1.53358611796902" calcext:value-type="float">
            <text:p>1.5</text:p>
          </table:table-cell>
          <table:table-cell table:style-name="ce101" table:formula="of:=AVERAGE([.$CQ$74:.CQ85])" office:value-type="float" office:value="2.86225839235917" calcext:value-type="float">
            <text:p>2.86</text:p>
          </table:table-cell>
          <table:table-cell table:style-name="ce104" table:formula="of:=([.B85]-[.B84])" office:value-type="float" office:value="201000" calcext:value-type="float">
            <text:p>201000</text:p>
          </table:table-cell>
          <table:table-cell table:style-name="ce34" table:formula="of:=([.B85]*100/[.B84])-100" office:value-type="float" office:value="0.53257730319811" calcext:value-type="float">
            <text:p>0.53</text:p>
          </table:table-cell>
          <table:table-cell table:style-name="ce209" table:formula="of:=[.CI85]-([.CS85]/2)" office:value-type="float" office:value="125335.891732119" calcext:value-type="float">
            <text:p>125336</text:p>
          </table:table-cell>
          <table:table-cell table:style-name="ce136" office:value-type="float" office:value="1044934.00842157" calcext:value-type="float">
            <text:p>1044934</text:p>
          </table:table-cell>
          <table:table-cell table:style-name="ce170" table:formula="of:=[.CV85]/[.CI85]" office:value-type="float" office:value="4.62696164195654" calcext:value-type="float">
            <text:p>4.6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8528" calcext:value-type="float">
            <text:p>18528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4.43" calcext:value-type="float">
            <text:p>14.43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85]/88" office:value-type="float" office:value="210.545454545455" calcext:value-type="float">
            <text:p>210.5</text:p>
          </table:table-cell>
          <table:table-cell table:style-name="ce30" office:value-type="float" office:value="210.545454545455" calcext:value-type="float">
            <text:p>210.5</text:p>
          </table:table-cell>
          <table:table-cell table:style-name="ce90" office:value-type="string" calcext:value-type="string">
            <text:p>null</text:p>
          </table:table-cell>
          <table:table-cell table:style-name="ce34" table:formula="of:=([.AH85]-[.AH84])" office:value-type="float" office:value="-0.273363636363634" calcext:value-type="float">
            <text:p>-0.27</text:p>
          </table:table-cell>
          <table:table-cell table:style-name="ce126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85]-1963)^2)+8.5*([.A85]-1963)+140" office:value-type="float" office:value="279.84" calcext:value-type="float">
            <text:p>279.8</text:p>
          </table:table-cell>
          <table:table-cell table:style-name="ce138" table:formula="of:=[.EJ85]+50" office:value-type="float" office:value="329.84" calcext:value-type="float">
            <text:p>329.8</text:p>
          </table:table-cell>
          <table:table-cell table:style-name="ce138" table:formula="of:=[.EJ85]-50" office:value-type="float" office:value="229.84" calcext:value-type="float">
            <text:p>229.8</text:p>
          </table:table-cell>
          <table:table-cell table:style-name="ce138" table:formula="of:=[.EJ85]+100" office:value-type="float" office:value="379.84" calcext:value-type="float">
            <text:p>379.8</text:p>
          </table:table-cell>
          <table:table-cell table:style-name="ce138" table:formula="of:=[.EJ85]-100" office:value-type="float" office:value="179.84" calcext:value-type="float">
            <text:p>179.8</text:p>
          </table:table-cell>
          <table:table-cell table:style-name="ce138" table:formula="of:=-0.025*(([.A85]-1963)^2)+5.5*([.A85]-1963)+175" office:value-type="float" office:value="270.475" calcext:value-type="float">
            <text:p>270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3" calcext:value-type="float">
            <text:p>1983</text:p>
          </table:table-cell>
          <table:table-cell table:style-name="ce112" office:value-type="float" office:value="38122000" calcext:value-type="float">
            <text:p>38122000</text:p>
          </table:table-cell>
          <table:table-cell table:style-name="ce112" office:value-type="float" office:value="12255611" calcext:value-type="float">
            <text:p>12255611</text:p>
          </table:table-cell>
          <table:table-cell table:style-name="ce112" office:value-type="float" office:value="16581081.861881" calcext:value-type="float">
            <text:p>16581081.861881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6]/26" office:value-type="float" office:value="471369.653846154" calcext:value-type="float">
            <text:p>471370</text:p>
          </table:table-cell>
          <table:table-cell table:style-name="ce107" table:formula="of:=[.F86]/2" office:value-type="float" office:value="235684.826923077" calcext:value-type="float">
            <text:p>235685</text:p>
          </table:table-cell>
          <table:table-cell table:style-name="ce209" table:formula="of:=[.G86]*1.5" office:value-type="float" office:value="353527.240384615" calcext:value-type="float">
            <text:p>353527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8.5143333333333" calcext:value-type="float">
            <text:p>18.51</text:p>
          </table:table-cell>
          <table:table-cell table:style-name="ce92" office:value-type="string" calcext:value-type="string">
            <text:p>null</text:p>
          </table:table-cell>
          <table:table-cell table:number-columns-repeated="3" table:style-name="ce29" office:value-type="string" calcext:value-type="string">
            <text:p>null</text:p>
          </table:table-cell>
          <table:table-cell table:style-name="ce123" office:value-type="float" office:value="1647621000000" calcext:value-type="float">
            <text:p>1.65E+12</text:p>
          </table:table-cell>
          <table:table-cell table:style-name="ce101" table:formula="of:=([.AM86]*100/[.AM85])-100" office:value-type="float" office:value="8.99537787691935" calcext:value-type="float">
            <text:p>9.00</text:p>
          </table:table-cell>
          <table:table-cell table:style-name="ce101" table:formula="of:=AVERAGE([.$AN$84:.AN86])" office:value-type="float" office:value="10.2253923232604" calcext:value-type="float">
            <text:p>10.23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437.628333333333" calcext:value-type="float">
            <text:p>438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1.39014796489982" calcext:value-type="float">
            <text:p>1.4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5170301.1571835" calcext:value-type="float">
            <text:p>15170301</text:p>
          </table:table-cell>
          <table:table-cell table:style-name="ce136" table:formula="of:=[.CH86]-[.CH85]" office:value-type="float" office:value="218465.265451333" calcext:value-type="float">
            <text:p>218465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6]/[.CH86])" office:value-type="float" office:value="2.51293626968957" calcext:value-type="float">
            <text:p>2.51</text:p>
          </table:table-cell>
          <table:table-cell table:style-name="ce148" table:formula="of:=[.CO85]-(([.$CO$84]-[.$CO$94])/10)" office:value-type="float" office:value="3.524" calcext:value-type="float">
            <text:p>3.52</text:p>
          </table:table-cell>
          <table:table-cell table:style-name="ce102" table:formula="of:=([.CO86]-[.CN86])" office:value-type="float" office:value="1.01106373031043" calcext:value-type="float">
            <text:p>1.01</text:p>
          </table:table-cell>
          <table:table-cell table:style-name="ce138" table:formula="of:=([.CH86]*100/[.CH85])-100" office:value-type="float" office:value="1.46112669396095" calcext:value-type="float">
            <text:p>1.5</text:p>
          </table:table-cell>
          <table:table-cell table:style-name="ce101" table:formula="of:=AVERAGE([.$CQ$74:.CQ86])" office:value-type="float" office:value="2.75447903094392" calcext:value-type="float">
            <text:p>2.75</text:p>
          </table:table-cell>
          <table:table-cell table:style-name="ce104" table:formula="of:=([.B86]-[.B85])" office:value-type="float" office:value="180000" calcext:value-type="float">
            <text:p>180000</text:p>
          </table:table-cell>
          <table:table-cell table:style-name="ce34" table:formula="of:=([.B86]*100/[.B85])-100" office:value-type="float" office:value="0.474408307416581" calcext:value-type="float">
            <text:p>0.47</text:p>
          </table:table-cell>
          <table:table-cell table:style-name="ce209" table:formula="of:=[.CI86]-([.CS86]/2)" office:value-type="float" office:value="128465.265451333" calcext:value-type="float">
            <text:p>128465</text:p>
          </table:table-cell>
          <table:table-cell table:style-name="ce136" office:value-type="float" office:value="1015020.94667463" calcext:value-type="float">
            <text:p>1015021</text:p>
          </table:table-cell>
          <table:table-cell table:style-name="ce170" table:formula="of:=[.CV86]/[.CI86]" office:value-type="float" office:value="4.64614337925835" calcext:value-type="float">
            <text:p>4.6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7923.3" calcext:value-type="float">
            <text:p>17923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2.19" calcext:value-type="float">
            <text:p>12.19</text:p>
          </table:table-cell>
          <table:table-cell table:style-name="ce138" office:value-type="string" calcext:value-type="string">
            <text:p>null</text:p>
          </table:table-cell>
          <table:table-cell table:style-name="ce148" office:value-type="string" calcext:value-type="string">
            <text:p>null</text:p>
          </table:table-cell>
          <table:table-cell table:style-name="ce30" table:formula="of:=[.CY86]/88" office:value-type="float" office:value="203.673863636364" calcext:value-type="float">
            <text:p>203.7</text:p>
          </table:table-cell>
          <table:table-cell table:style-name="ce30" office:value-type="float" office:value="203.673863636364" calcext:value-type="float">
            <text:p>203.7</text:p>
          </table:table-cell>
          <table:table-cell table:style-name="ce90" office:value-type="string" calcext:value-type="string">
            <text:p>null</text:p>
          </table:table-cell>
          <table:table-cell table:style-name="ce34" table:formula="of:=([.AH86]-[.AH85])" office:value-type="float" office:value="1.92524242424243" calcext:value-type="float">
            <text:p>1.93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86]-1963)^2)+8.5*([.A86]-1963)+140" office:value-type="float" office:value="286" calcext:value-type="float">
            <text:p>286.0</text:p>
          </table:table-cell>
          <table:table-cell table:style-name="ce138" table:formula="of:=[.EJ86]+50" office:value-type="float" office:value="336" calcext:value-type="float">
            <text:p>336.0</text:p>
          </table:table-cell>
          <table:table-cell table:style-name="ce138" table:formula="of:=[.EJ86]-50" office:value-type="float" office:value="236" calcext:value-type="float">
            <text:p>236.0</text:p>
          </table:table-cell>
          <table:table-cell table:style-name="ce138" table:formula="of:=[.EJ86]+100" office:value-type="float" office:value="386" calcext:value-type="float">
            <text:p>386.0</text:p>
          </table:table-cell>
          <table:table-cell table:style-name="ce138" table:formula="of:=[.EJ86]-100" office:value-type="float" office:value="186" calcext:value-type="float">
            <text:p>186.0</text:p>
          </table:table-cell>
          <table:table-cell table:style-name="ce138" table:formula="of:=-0.025*(([.A86]-1963)^2)+5.5*([.A86]-1963)+175" office:value-type="float" office:value="275" calcext:value-type="float">
            <text:p>275.0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4" calcext:value-type="float">
            <text:p>1984</text:p>
          </table:table-cell>
          <table:table-cell table:style-name="ce112" office:value-type="float" office:value="38279000" calcext:value-type="float">
            <text:p>38279000</text:p>
          </table:table-cell>
          <table:table-cell table:style-name="ce112" office:value-type="float" office:value="12336331" calcext:value-type="float">
            <text:p>12336331</text:p>
          </table:table-cell>
          <table:table-cell table:style-name="ce112" office:value-type="float" office:value="16716163.316961" calcext:value-type="float">
            <text:p>16716163.316961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7]/26" office:value-type="float" office:value="474474.269230769" calcext:value-type="float">
            <text:p>474474</text:p>
          </table:table-cell>
          <table:table-cell table:style-name="ce107" table:formula="of:=[.F87]/2" office:value-type="float" office:value="237237.134615385" calcext:value-type="float">
            <text:p>237237</text:p>
          </table:table-cell>
          <table:table-cell table:style-name="ce209" table:formula="of:=[.G87]*1.5" office:value-type="float" office:value="355855.701923077" calcext:value-type="float">
            <text:p>355856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4.03825" calcext:value-type="float">
            <text:p>14.04</text:p>
          </table:table-cell>
          <table:table-cell table:style-name="ce92" office:value-type="string" calcext:value-type="string">
            <text:p>null</text:p>
          </table:table-cell>
          <table:table-cell table:number-columns-repeated="3" table:style-name="ce29" office:value-type="string" calcext:value-type="string">
            <text:p>null</text:p>
          </table:table-cell>
          <table:table-cell table:style-name="ce123" office:value-type="float" office:value="1788789000000" calcext:value-type="float">
            <text:p>1.79E+12</text:p>
          </table:table-cell>
          <table:table-cell table:style-name="ce101" table:formula="of:=([.AM87]*100/[.AM86])-100" office:value-type="float" office:value="8.56798984717966" calcext:value-type="float">
            <text:p>8.57</text:p>
          </table:table-cell>
          <table:table-cell table:style-name="ce101" table:formula="of:=AVERAGE([.$AN$84:.AN87])" office:value-type="float" office:value="9.81104170424022" calcext:value-type="float">
            <text:p>9.81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424.698333333333" calcext:value-type="float">
            <text:p>425</text:p>
          </table:table-cell>
          <table:table-cell table:style-name="ce107" office:value-type="string" calcext:value-type="string">
            <text:p>null</text:p>
          </table:table-cell>
          <table:table-cell table:style-name="ce140" office:value-type="float" office:value="2.37874076141695" calcext:value-type="float">
            <text:p>2.4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5368227.5210068" calcext:value-type="float">
            <text:p>15368228</text:p>
          </table:table-cell>
          <table:table-cell table:style-name="ce136" table:formula="of:=[.CH87]-[.CH86]" office:value-type="float" office:value="197926.363823352" calcext:value-type="float">
            <text:p>197926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7]/[.CH87])" office:value-type="float" office:value="2.49078821534081" calcext:value-type="float">
            <text:p>2.49</text:p>
          </table:table-cell>
          <table:table-cell table:style-name="ce148" table:formula="of:=[.CO86]-(([.$CO$84]-[.$CO$94])/10)" office:value-type="float" office:value="3.491" calcext:value-type="float">
            <text:p>3.49</text:p>
          </table:table-cell>
          <table:table-cell table:style-name="ce102" table:formula="of:=([.CO87]-[.CN87])" office:value-type="float" office:value="1.00021178465919" calcext:value-type="float">
            <text:p>1.00</text:p>
          </table:table-cell>
          <table:table-cell table:style-name="ce138" table:formula="of:=([.CH87]*100/[.CH86])-100" office:value-type="float" office:value="1.30469633906793" calcext:value-type="float">
            <text:p>1.3</text:p>
          </table:table-cell>
          <table:table-cell table:style-name="ce101" table:formula="of:=AVERAGE([.$CQ$74:.CQ87])" office:value-type="float" office:value="2.65092312438135" calcext:value-type="float">
            <text:p>2.65</text:p>
          </table:table-cell>
          <table:table-cell table:style-name="ce104" table:formula="of:=([.B87]-[.B86])" office:value-type="float" office:value="157000" calcext:value-type="float">
            <text:p>157000</text:p>
          </table:table-cell>
          <table:table-cell table:style-name="ce34" table:formula="of:=([.B87]*100/[.B86])-100" office:value-type="float" office:value="0.411835685430987" calcext:value-type="float">
            <text:p>0.41</text:p>
          </table:table-cell>
          <table:table-cell table:style-name="ce209" table:formula="of:=[.CI87]-([.CS87]/2)" office:value-type="float" office:value="119426.363823352" calcext:value-type="float">
            <text:p>119426</text:p>
          </table:table-cell>
          <table:table-cell table:style-name="ce136" office:value-type="float" office:value="882912.349382499" calcext:value-type="float">
            <text:p>882912</text:p>
          </table:table-cell>
          <table:table-cell table:style-name="ce170" table:formula="of:=[.CV87]/[.CI87]" office:value-type="float" office:value="4.46081225526121" calcext:value-type="float">
            <text:p>4.5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6238.25" calcext:value-type="float">
            <text:p>16238</text:p>
          </table:table-cell>
          <table:table-cell table:number-columns-repeated="2"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style-name="ce120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5" table:style-name="ce115" office:value-type="string" calcext:value-type="string">
            <text:p>null</text:p>
          </table:table-cell>
          <table:table-cell table:number-columns-repeated="3" table:style-name="ce136" office:value-type="string" calcext:value-type="string">
            <text:p>null</text:p>
          </table:table-cell>
          <table:table-cell table:style-name="ce34" office:value-type="float" office:value="11.3" calcext:value-type="float">
            <text:p>11.30</text:p>
          </table:table-cell>
          <table:table-cell table:style-name="ce138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style-name="ce78" table:formula="of:=([.DZ88]*(([.CY87]*100/[.CY88])/100))" office:value-type="float" office:value="182.535010208325" calcext:value-type="float">
            <text:p>182.5</text:p>
          </table:table-cell>
          <table:table-cell table:style-name="ce89" office:value-type="float" office:value="182.535010208325" calcext:value-type="float">
            <text:p>182.5</text:p>
          </table:table-cell>
          <table:table-cell table:style-name="ce138" office:value-type="string" calcext:value-type="string">
            <text:p>null</text:p>
          </table:table-cell>
          <table:table-cell table:style-name="ce34" table:formula="of:=([.AH87]-[.AH86])" office:value-type="float" office:value="-4.47608333333334" calcext:value-type="float">
            <text:p>-4.48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138" table:formula="of:=-0.06*(([.A87]-1963)^2)+8.5*([.A87]-1963)+140" office:value-type="float" office:value="292.04" calcext:value-type="float">
            <text:p>292.0</text:p>
          </table:table-cell>
          <table:table-cell table:style-name="ce138" table:formula="of:=[.EJ87]+50" office:value-type="float" office:value="342.04" calcext:value-type="float">
            <text:p>342.0</text:p>
          </table:table-cell>
          <table:table-cell table:style-name="ce138" table:formula="of:=[.EJ87]-50" office:value-type="float" office:value="242.04" calcext:value-type="float">
            <text:p>242.0</text:p>
          </table:table-cell>
          <table:table-cell table:style-name="ce138" table:formula="of:=[.EJ87]+100" office:value-type="float" office:value="392.04" calcext:value-type="float">
            <text:p>392.0</text:p>
          </table:table-cell>
          <table:table-cell table:style-name="ce138" table:formula="of:=[.EJ87]-100" office:value-type="float" office:value="192.04" calcext:value-type="float">
            <text:p>192.0</text:p>
          </table:table-cell>
          <table:table-cell table:style-name="ce138" table:formula="of:=-0.025*(([.A87]-1963)^2)+5.5*([.A87]-1963)+175" office:value-type="float" office:value="279.475" calcext:value-type="float">
            <text:p>279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5" calcext:value-type="float">
            <text:p>1985</text:p>
          </table:table-cell>
          <table:table-cell table:style-name="ce13" office:value-type="float" office:value="38419000" calcext:value-type="float">
            <text:p>38419000</text:p>
          </table:table-cell>
          <table:table-cell table:style-name="ce112" office:value-type="float" office:value="12422212" calcext:value-type="float">
            <text:p>12422212</text:p>
          </table:table-cell>
          <table:table-cell table:style-name="ce112" office:value-type="float" office:value="16858354.513331" calcext:value-type="float">
            <text:p>16858354.513331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8]/26" office:value-type="float" office:value="477777.384615385" calcext:value-type="float">
            <text:p>477777</text:p>
          </table:table-cell>
          <table:table-cell table:style-name="ce107" table:formula="of:=[.F88]/2" office:value-type="float" office:value="238888.692307692" calcext:value-type="float">
            <text:p>238889</text:p>
          </table:table-cell>
          <table:table-cell table:style-name="ce209" table:formula="of:=[.G88]*1.5" office:value-type="float" office:value="358333.038461538" calcext:value-type="float">
            <text:p>358333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3.0960833333333" calcext:value-type="float">
            <text:p>13.10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0.777945454545455" calcext:value-type="float">
            <text:p>0.78</text:p>
          </table:table-cell>
          <table:table-cell table:style-name="ce104" table:formula="of:=[.DT88]*100" office:value-type="float" office:value="20400" calcext:value-type="float">
            <text:p>20400</text:p>
          </table:table-cell>
          <table:table-cell table:style-name="ce104" table:formula="of:=([.DT88]*100)*[.AJ88]" office:value-type="float" office:value="15870.0872727273" calcext:value-type="float">
            <text:p>15870</text:p>
          </table:table-cell>
          <table:table-cell table:style-name="ce123" office:value-type="float" office:value="1927935000000" calcext:value-type="float">
            <text:p>1.93E+12</text:p>
          </table:table-cell>
          <table:table-cell table:style-name="ce101" table:formula="of:=([.AM88]*100/[.AM87])-100" office:value-type="float" office:value="7.77878218168829" calcext:value-type="float">
            <text:p>7.78</text:p>
          </table:table-cell>
          <table:table-cell table:style-name="ce101" table:formula="of:=AVERAGE([.$AN$84:.AN88])" office:value-type="float" office:value="9.40458979972983" calcext:value-type="float">
            <text:p>9.4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91.071666666667" calcext:value-type="float">
            <text:p>391</text:p>
          </table:table-cell>
          <table:table-cell table:style-name="ce107" table:formula="of:=[.DT88]*100/[.AR88]" office:value-type="float" office:value="52.1643518025255" calcext:value-type="float">
            <text:p>52</text:p>
          </table:table-cell>
          <table:table-cell table:style-name="ce140" office:value-type="float" office:value="2.31288615901848" calcext:value-type="float">
            <text:p>2.3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5569896.7295665" calcext:value-type="float">
            <text:p>15569897</text:p>
          </table:table-cell>
          <table:table-cell table:style-name="ce136" table:formula="of:=[.CH88]-[.CH87]" office:value-type="float" office:value="201669.208559653" calcext:value-type="float">
            <text:p>201669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8]/[.CH88])" office:value-type="float" office:value="2.46751797184655" calcext:value-type="float">
            <text:p>2.47</text:p>
          </table:table-cell>
          <table:table-cell table:style-name="ce148" table:formula="of:=[.CO87]-(([.$CO$84]-[.$CO$94])/10)" office:value-type="float" office:value="3.458" calcext:value-type="float">
            <text:p>3.46</text:p>
          </table:table-cell>
          <table:table-cell table:style-name="ce102" table:formula="of:=([.CO88]-[.CN88])" office:value-type="float" office:value="0.990482028153454" calcext:value-type="float">
            <text:p>0.99</text:p>
          </table:table-cell>
          <table:table-cell table:style-name="ce138" table:formula="of:=([.CH88]*100/[.CH87])-100" office:value-type="float" office:value="1.31224767647403" calcext:value-type="float">
            <text:p>1.3</text:p>
          </table:table-cell>
          <table:table-cell table:style-name="ce101" table:formula="of:=AVERAGE([.$CQ$74:.CQ88])" office:value-type="float" office:value="2.56167809452086" calcext:value-type="float">
            <text:p>2.56</text:p>
          </table:table-cell>
          <table:table-cell table:style-name="ce104" table:formula="of:=([.B88]-[.B87])" office:value-type="float" office:value="140000" calcext:value-type="float">
            <text:p>140000</text:p>
          </table:table-cell>
          <table:table-cell table:style-name="ce34" table:formula="of:=([.B88]*100/[.B87])-100" office:value-type="float" office:value="0.365735782021474" calcext:value-type="float">
            <text:p>0.37</text:p>
          </table:table-cell>
          <table:table-cell table:style-name="ce209" table:formula="of:=[.CI88]-([.CS88]/2)" office:value-type="float" office:value="131669.208559653" calcext:value-type="float">
            <text:p>131669</text:p>
          </table:table-cell>
          <table:table-cell table:style-name="ce136" office:value-type="float" office:value="840362.780610394" calcext:value-type="float">
            <text:p>840363</text:p>
          </table:table-cell>
          <table:table-cell table:style-name="ce170" table:formula="of:=[.CV88]/[.CI88]" office:value-type="float" office:value="4.16703564521511" calcext:value-type="float">
            <text:p>4.2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6545.32" calcext:value-type="float">
            <text:p>16545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0" table:style-name="ce115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2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204" calcext:value-type="float">
            <text:p>204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8.83" calcext:value-type="float">
            <text:p>8.83</text:p>
          </table:table-cell>
          <table:table-cell table:style-name="ce138" office:value-type="float" office:value="100" calcext:value-type="float">
            <text:p>100.0</text:p>
          </table:table-cell>
          <table:table-cell table:style-name="ce138" table:formula="of:=(([.DT88]*[.DW88])/100)" office:value-type="float" office:value="18.0132" calcext:value-type="float">
            <text:p>18.0</text:p>
          </table:table-cell>
          <table:table-cell table:style-name="ce138" table:formula="of:=[.DT88]-[.DY88]" office:value-type="float" office:value="185.9868" calcext:value-type="float">
            <text:p>186.0</text:p>
          </table:table-cell>
          <table:table-cell table:style-name="ce138" table:formula="of:=[.DT88]/[.DX88]*[.$DX$88]" office:value-type="float" office:value="204" calcext:value-type="float">
            <text:p>204.0</text:p>
          </table:table-cell>
          <table:table-cell table:style-name="ce138" table:formula="of:=[.DT88]-[.EA88]" office:value-type="float" office:value="0" calcext:value-type="float">
            <text:p>0.0</text:p>
          </table:table-cell>
          <table:table-cell table:style-name="ce34" table:formula="of:=([.AH88]-[.AH87])" office:value-type="float" office:value="-0.942166666666667" calcext:value-type="float">
            <text:p>-0.94</text:p>
          </table:table-cell>
          <table:table-cell table:style-name="ce127" office:value-type="string" calcext:value-type="string">
            <text:p>null</text:p>
          </table:table-cell>
          <table:table-cell table:style-name="ce111" office:value-type="string" calcext:value-type="string">
            <text:p>null</text:p>
          </table:table-cell>
          <table:table-cell table:number-columns-repeated="3" table:style-name="ce2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38" table:formula="of:=-0.06*(([.A88]-1963)^2)+8.5*([.A88]-1963)+140" office:value-type="float" office:value="297.96" calcext:value-type="float">
            <text:p>298.0</text:p>
          </table:table-cell>
          <table:table-cell table:style-name="ce138" table:formula="of:=[.EJ88]+50" office:value-type="float" office:value="347.96" calcext:value-type="float">
            <text:p>348.0</text:p>
          </table:table-cell>
          <table:table-cell table:style-name="ce138" table:formula="of:=[.EJ88]-50" office:value-type="float" office:value="247.96" calcext:value-type="float">
            <text:p>248.0</text:p>
          </table:table-cell>
          <table:table-cell table:style-name="ce138" table:formula="of:=[.EJ88]+100" office:value-type="float" office:value="397.96" calcext:value-type="float">
            <text:p>398.0</text:p>
          </table:table-cell>
          <table:table-cell table:style-name="ce138" table:formula="of:=[.EJ88]-100" office:value-type="float" office:value="197.96" calcext:value-type="float">
            <text:p>198.0</text:p>
          </table:table-cell>
          <table:table-cell table:style-name="ce138" table:formula="of:=-0.025*(([.A88]-1963)^2)+5.5*([.A88]-1963)+175" office:value-type="float" office:value="283.9" calcext:value-type="float">
            <text:p>283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6" calcext:value-type="float">
            <text:p>1986</text:p>
          </table:table-cell>
          <table:table-cell table:style-name="ce13" office:value-type="float" office:value="38536000" calcext:value-type="float">
            <text:p>38536000</text:p>
          </table:table-cell>
          <table:table-cell table:style-name="ce112" office:value-type="float" office:value="12546626" calcext:value-type="float">
            <text:p>12546626</text:p>
          </table:table-cell>
          <table:table-cell table:style-name="ce112" office:value-type="float" office:value="17006709.148548" calcext:value-type="float">
            <text:p>17006709.148548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89]/26" office:value-type="float" office:value="482562.538461538" calcext:value-type="float">
            <text:p>482563</text:p>
          </table:table-cell>
          <table:table-cell table:style-name="ce107" table:formula="of:=[.F89]/2" office:value-type="float" office:value="241281.269230769" calcext:value-type="float">
            <text:p>241281</text:p>
          </table:table-cell>
          <table:table-cell table:style-name="ce209" table:formula="of:=[.G89]*1.5" office:value-type="float" office:value="361921.903846154" calcext:value-type="float">
            <text:p>361922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1.719" calcext:value-type="float">
            <text:p>11.72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0.993541666666667" calcext:value-type="float">
            <text:p>0.99</text:p>
          </table:table-cell>
          <table:table-cell table:style-name="ce104" table:formula="of:=[.DT89]*100" office:value-type="float" office:value="24400" calcext:value-type="float">
            <text:p>24400</text:p>
          </table:table-cell>
          <table:table-cell table:style-name="ce104" table:formula="of:=([.DT89]*100)*[.AJ89]" office:value-type="float" office:value="24242.4166666667" calcext:value-type="float">
            <text:p>24242</text:p>
          </table:table-cell>
          <table:table-cell table:style-name="ce123" office:value-type="float" office:value="2058939000000" calcext:value-type="float">
            <text:p>2.06E+12</text:p>
          </table:table-cell>
          <table:table-cell table:style-name="ce101" table:formula="of:=([.AM89]*100/[.AM88])-100" office:value-type="float" office:value="6.79504236398012" calcext:value-type="float">
            <text:p>6.80</text:p>
          </table:table-cell>
          <table:table-cell table:style-name="ce101" table:formula="of:=AVERAGE([.$AN$84:.AN89])" office:value-type="float" office:value="8.96966522710488" calcext:value-type="float">
            <text:p>8.9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47.989166666667" calcext:value-type="float">
            <text:p>348</text:p>
          </table:table-cell>
          <table:table-cell table:style-name="ce107" table:formula="of:=[.DT89]*100/[.AR89]" office:value-type="float" office:value="70.1171252936514" calcext:value-type="float">
            <text:p>70</text:p>
          </table:table-cell>
          <table:table-cell table:style-name="ce140" office:value-type="float" office:value="2.50751441910654" calcext:value-type="float">
            <text:p>2.5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5792181.264141" calcext:value-type="float">
            <text:p>15792181</text:p>
          </table:table-cell>
          <table:table-cell table:style-name="ce136" table:formula="of:=[.CH89]-[.CH88]" office:value-type="float" office:value="222284.53457457" calcext:value-type="float">
            <text:p>222285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89]/[.CH89])" office:value-type="float" office:value="2.4401948885619" calcext:value-type="float">
            <text:p>2.44</text:p>
          </table:table-cell>
          <table:table-cell table:style-name="ce148" table:formula="of:=[.CO88]-(([.$CO$84]-[.$CO$94])/10)" office:value-type="float" office:value="3.425" calcext:value-type="float">
            <text:p>3.43</text:p>
          </table:table-cell>
          <table:table-cell table:style-name="ce102" table:formula="of:=([.CO89]-[.CN89])" office:value-type="float" office:value="0.984805111438096" calcext:value-type="float">
            <text:p>0.98</text:p>
          </table:table-cell>
          <table:table-cell table:style-name="ce138" table:formula="of:=([.CH89]*100/[.CH88])-100" office:value-type="float" office:value="1.4276558055293" calcext:value-type="float">
            <text:p>1.4</text:p>
          </table:table-cell>
          <table:table-cell table:style-name="ce101" table:formula="of:=AVERAGE([.$CQ$74:.CQ89])" office:value-type="float" office:value="2.49080170145889" calcext:value-type="float">
            <text:p>2.49</text:p>
          </table:table-cell>
          <table:table-cell table:style-name="ce104" table:formula="of:=([.B89]-[.B88])" office:value-type="float" office:value="117000" calcext:value-type="float">
            <text:p>117000</text:p>
          </table:table-cell>
          <table:table-cell table:style-name="ce34" table:formula="of:=([.B89]*100/[.B88])-100" office:value-type="float" office:value="0.304536817720404" calcext:value-type="float">
            <text:p>0.30</text:p>
          </table:table-cell>
          <table:table-cell table:style-name="ce209" table:formula="of:=[.CI89]-([.CS89]/2)" office:value-type="float" office:value="163784.53457457" calcext:value-type="float">
            <text:p>163785</text:p>
          </table:table-cell>
          <table:table-cell table:style-name="ce136" office:value-type="float" office:value="902267.354788398" calcext:value-type="float">
            <text:p>902267</text:p>
          </table:table-cell>
          <table:table-cell table:style-name="ce170" table:formula="of:=[.CV89]/[.CI89]" office:value-type="float" office:value="4.05906491207427" calcext:value-type="float">
            <text:p>4.1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18236.64" calcext:value-type="float">
            <text:p>18237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0" table:style-name="ce115" office:value-type="string" calcext:value-type="string">
            <text:p>null</text:p>
          </table:table-cell>
          <table:table-cell table:style-name="ce161" office:value-type="string" calcext:value-type="string">
            <text:p>null</text:p>
          </table:table-cell>
          <table:table-cell table:number-columns-repeated="2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244" calcext:value-type="float">
            <text:p>244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8.8" calcext:value-type="float">
            <text:p>8.80</text:p>
          </table:table-cell>
          <table:table-cell table:style-name="ce138" table:formula="of:=[.DX88]+[.DW89]" office:value-type="float" office:value="108.8" calcext:value-type="float">
            <text:p>108.8</text:p>
          </table:table-cell>
          <table:table-cell table:style-name="ce138" table:formula="of:=(([.DT89]*[.DW89])/100)+[.DY88]" office:value-type="float" office:value="39.4852" calcext:value-type="float">
            <text:p>39.5</text:p>
          </table:table-cell>
          <table:table-cell table:style-name="ce138" table:formula="of:=[.DT89]-[.DY89]" office:value-type="float" office:value="204.5148" calcext:value-type="float">
            <text:p>204.5</text:p>
          </table:table-cell>
          <table:table-cell table:style-name="ce138" table:formula="of:=[.DT89]/[.DX89]*[.$DX$88]" office:value-type="float" office:value="224.264705882353" calcext:value-type="float">
            <text:p>224.3</text:p>
          </table:table-cell>
          <table:table-cell table:style-name="ce138" table:formula="of:=[.DT89]-[.EA89]" office:value-type="float" office:value="19.735294117647" calcext:value-type="float">
            <text:p>19.7</text:p>
          </table:table-cell>
          <table:table-cell table:style-name="ce34" table:formula="of:=([.AH89]-[.AH88])" office:value-type="float" office:value="-1.37708333333333" calcext:value-type="float">
            <text:p>-1.38</text:p>
          </table:table-cell>
          <table:table-cell table:style-name="ce34" table:formula="of:=([.DT89]*100/[.DT88])-100" office:value-type="float" office:value="19.6078431372549" calcext:value-type="float">
            <text:p>19.61</text:p>
          </table:table-cell>
          <table:table-cell table:style-name="ce34" table:formula="of:=[.ED89]-[.DW89]" office:value-type="float" office:value="10.8078431372549" calcext:value-type="float">
            <text:p>10.81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20.975" calcext:value-type="float">
            <text:p>21.0</text:p>
          </table:table-cell>
          <table:table-cell table:style-name="ce138" table:formula="of:=([.ED89])+(4)" office:value-type="float" office:value="23.6078431372549" calcext:value-type="float">
            <text:p>23.6</text:p>
          </table:table-cell>
          <table:table-cell table:style-name="ce138" table:formula="of:=-0.06*(([.A89]-1963)^2)+8.5*([.A89]-1963)+140" office:value-type="float" office:value="303.76" calcext:value-type="float">
            <text:p>303.8</text:p>
          </table:table-cell>
          <table:table-cell table:style-name="ce138" table:formula="of:=[.EJ89]+50" office:value-type="float" office:value="353.76" calcext:value-type="float">
            <text:p>353.8</text:p>
          </table:table-cell>
          <table:table-cell table:style-name="ce138" table:formula="of:=[.EJ89]-50" office:value-type="float" office:value="253.76" calcext:value-type="float">
            <text:p>253.8</text:p>
          </table:table-cell>
          <table:table-cell table:style-name="ce138" table:formula="of:=[.EJ89]+100" office:value-type="float" office:value="403.76" calcext:value-type="float">
            <text:p>403.8</text:p>
          </table:table-cell>
          <table:table-cell table:style-name="ce138" table:formula="of:=[.EJ89]-100" office:value-type="float" office:value="203.76" calcext:value-type="float">
            <text:p>203.8</text:p>
          </table:table-cell>
          <table:table-cell table:style-name="ce138" table:formula="of:=-0.025*(([.A89]-1963)^2)+5.5*([.A89]-1963)+175" office:value-type="float" office:value="288.275" calcext:value-type="float">
            <text:p>288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7" calcext:value-type="float">
            <text:p>1987</text:p>
          </table:table-cell>
          <table:table-cell table:style-name="ce13" office:value-type="float" office:value="38631000" calcext:value-type="float">
            <text:p>38631000</text:p>
          </table:table-cell>
          <table:table-cell table:style-name="ce112" office:value-type="float" office:value="12668258" calcext:value-type="float">
            <text:p>12668258</text:p>
          </table:table-cell>
          <table:table-cell table:style-name="ce112" office:value-type="float" office:value="17144739.832664" calcext:value-type="float">
            <text:p>17144739.832664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0]/26" office:value-type="float" office:value="487240.692307692" calcext:value-type="float">
            <text:p>487241</text:p>
          </table:table-cell>
          <table:table-cell table:style-name="ce107" table:formula="of:=[.F90]/2" office:value-type="float" office:value="243620.346153846" calcext:value-type="float">
            <text:p>243620</text:p>
          </table:table-cell>
          <table:table-cell table:style-name="ce209" table:formula="of:=[.G90]*1.5" office:value-type="float" office:value="365430.519230769" calcext:value-type="float">
            <text:p>365431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4.5693333333333" calcext:value-type="float">
            <text:p>14.57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1.16463333333333" calcext:value-type="float">
            <text:p>1.16</text:p>
          </table:table-cell>
          <table:table-cell table:style-name="ce104" table:formula="of:=[.DT90]*100" office:value-type="float" office:value="30800" calcext:value-type="float">
            <text:p>30800</text:p>
          </table:table-cell>
          <table:table-cell table:style-name="ce104" table:formula="of:=([.DT90]*100)*[.AJ90]" office:value-type="float" office:value="35870.7066666667" calcext:value-type="float">
            <text:p>35871</text:p>
          </table:table-cell>
          <table:table-cell table:style-name="ce123" office:value-type="float" office:value="2221564000000" calcext:value-type="float">
            <text:p>2.22E+12</text:p>
          </table:table-cell>
          <table:table-cell table:style-name="ce101" table:formula="of:=([.AM90]*100/[.AM89])-100" office:value-type="float" office:value="7.89848557922309" calcext:value-type="float">
            <text:p>7.90</text:p>
          </table:table-cell>
          <table:table-cell table:style-name="ce101" table:formula="of:=AVERAGE([.$AN$84:.AN90])" office:value-type="float" office:value="8.81663956312177" calcext:value-type="float">
            <text:p>8.82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65.611666666667" calcext:value-type="float">
            <text:p>366</text:p>
          </table:table-cell>
          <table:table-cell table:style-name="ce107" table:formula="of:=[.DT90]*100/[.AR90]" office:value-type="float" office:value="84.2423883264119" calcext:value-type="float">
            <text:p>84</text:p>
          </table:table-cell>
          <table:table-cell table:style-name="ce140" office:value-type="float" office:value="2.53357014951088" calcext:value-type="float">
            <text:p>2.5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6038832.8673619" calcext:value-type="float">
            <text:p>16038833</text:p>
          </table:table-cell>
          <table:table-cell table:style-name="ce136" table:formula="of:=[.CH90]-[.CH89]" office:value-type="float" office:value="246651.603220915" calcext:value-type="float">
            <text:p>246652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90]/[.CH90])" office:value-type="float" office:value="2.40859171733199" calcext:value-type="float">
            <text:p>2.41</text:p>
          </table:table-cell>
          <table:table-cell table:style-name="ce148" table:formula="of:=[.CO89]-(([.$CO$84]-[.$CO$94])/10)" office:value-type="float" office:value="3.392" calcext:value-type="float">
            <text:p>3.39</text:p>
          </table:table-cell>
          <table:table-cell table:style-name="ce102" table:formula="of:=([.CO90]-[.CN90])" office:value-type="float" office:value="0.983408282668015" calcext:value-type="float">
            <text:p>0.98</text:p>
          </table:table-cell>
          <table:table-cell table:style-name="ce138" table:formula="of:=([.CH90]*100/[.CH89])-100" office:value-type="float" office:value="1.56185899272181" calcext:value-type="float">
            <text:p>1.6</text:p>
          </table:table-cell>
          <table:table-cell table:style-name="ce101" table:formula="of:=AVERAGE([.$CQ$74:.CQ90])" office:value-type="float" office:value="2.43615801270965" calcext:value-type="float">
            <text:p>2.44</text:p>
          </table:table-cell>
          <table:table-cell table:style-name="ce104" table:formula="of:=([.B90]-[.B89])" office:value-type="float" office:value="95000" calcext:value-type="float">
            <text:p>95000</text:p>
          </table:table-cell>
          <table:table-cell table:style-name="ce34" table:formula="of:=([.B90]*100/[.B89])-100" office:value-type="float" office:value="0.246522731990865" calcext:value-type="float">
            <text:p>0.25</text:p>
          </table:table-cell>
          <table:table-cell table:style-name="ce209" table:formula="of:=[.CI90]-([.CS90]/2)" office:value-type="float" office:value="199151.603220915" calcext:value-type="float">
            <text:p>199152</text:p>
          </table:table-cell>
          <table:table-cell table:style-name="ce136" office:value-type="float" office:value="1009348.69390782" calcext:value-type="float">
            <text:p>1009349</text:p>
          </table:table-cell>
          <table:table-cell table:style-name="ce170" table:formula="of:=[.CV90]/[.CI90]" office:value-type="float" office:value="4.09220406730456" calcext:value-type="float">
            <text:p>4.1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0235.76" calcext:value-type="float">
            <text:p>20236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308" calcext:value-type="float">
            <text:p>308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5.26" calcext:value-type="float">
            <text:p>5.26</text:p>
          </table:table-cell>
          <table:table-cell table:style-name="ce138" table:formula="of:=[.DX89]+[.DW90]" office:value-type="float" office:value="114.06" calcext:value-type="float">
            <text:p>114.1</text:p>
          </table:table-cell>
          <table:table-cell table:style-name="ce138" table:formula="of:=(([.DT90]*[.DW90])/100)+[.DY89]" office:value-type="float" office:value="55.686" calcext:value-type="float">
            <text:p>55.7</text:p>
          </table:table-cell>
          <table:table-cell table:style-name="ce138" table:formula="of:=[.DT90]-[.DY90]" office:value-type="float" office:value="252.314" calcext:value-type="float">
            <text:p>252.3</text:p>
          </table:table-cell>
          <table:table-cell table:style-name="ce138" table:formula="of:=[.DT90]/[.DX90]*[.$DX$88]" office:value-type="float" office:value="270.033315798702" calcext:value-type="float">
            <text:p>270.0</text:p>
          </table:table-cell>
          <table:table-cell table:style-name="ce138" table:formula="of:=[.DT90]-[.EA90]" office:value-type="float" office:value="37.9666842012975" calcext:value-type="float">
            <text:p>38.0</text:p>
          </table:table-cell>
          <table:table-cell table:style-name="ce34" table:formula="of:=([.AH90]-[.AH89])" office:value-type="float" office:value="2.85033333333333" calcext:value-type="float">
            <text:p>2.85</text:p>
          </table:table-cell>
          <table:table-cell table:style-name="ce34" table:formula="of:=([.DT90]*100/[.DT89])-100" office:value-type="float" office:value="26.2295081967213" calcext:value-type="float">
            <text:p>26.23</text:p>
          </table:table-cell>
          <table:table-cell table:style-name="ce34" table:formula="of:=[.ED90]-[.DW90]" office:value-type="float" office:value="20.9695081967213" calcext:value-type="float">
            <text:p>20.97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20.2225" calcext:value-type="float">
            <text:p>20.2</text:p>
          </table:table-cell>
          <table:table-cell table:style-name="ce138" table:formula="of:=[.ED90]+4" office:value-type="float" office:value="30.2295081967213" calcext:value-type="float">
            <text:p>30.2</text:p>
          </table:table-cell>
          <table:table-cell table:style-name="ce138" table:formula="of:=-0.06*(([.A90]-1963)^2)+8.5*([.A90]-1963)+140" office:value-type="float" office:value="309.44" calcext:value-type="float">
            <text:p>309.4</text:p>
          </table:table-cell>
          <table:table-cell table:style-name="ce138" table:formula="of:=[.EJ90]+50" office:value-type="float" office:value="359.44" calcext:value-type="float">
            <text:p>359.4</text:p>
          </table:table-cell>
          <table:table-cell table:style-name="ce138" table:formula="of:=[.EJ90]-50" office:value-type="float" office:value="259.44" calcext:value-type="float">
            <text:p>259.4</text:p>
          </table:table-cell>
          <table:table-cell table:style-name="ce138" table:formula="of:=[.EJ90]+100" office:value-type="float" office:value="409.44" calcext:value-type="float">
            <text:p>409.4</text:p>
          </table:table-cell>
          <table:table-cell table:style-name="ce138" table:formula="of:=[.EJ90]-100" office:value-type="float" office:value="209.44" calcext:value-type="float">
            <text:p>209.4</text:p>
          </table:table-cell>
          <table:table-cell table:style-name="ce138" table:formula="of:=-0.025*(([.A90]-1963)^2)+5.5*([.A90]-1963)+175" office:value-type="float" office:value="292.6" calcext:value-type="float">
            <text:p>292.6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8" calcext:value-type="float">
            <text:p>1988</text:p>
          </table:table-cell>
          <table:table-cell table:style-name="ce13" office:value-type="float" office:value="38716000" calcext:value-type="float">
            <text:p>38716000</text:p>
          </table:table-cell>
          <table:table-cell table:style-name="ce112" office:value-type="float" office:value="12781018" calcext:value-type="float">
            <text:p>12781018</text:p>
          </table:table-cell>
          <table:table-cell table:style-name="ce112" office:value-type="float" office:value="17276762.044735" calcext:value-type="float">
            <text:p>17276762.04473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1]/26" office:value-type="float" office:value="491577.615384615" calcext:value-type="float">
            <text:p>491578</text:p>
          </table:table-cell>
          <table:table-cell table:style-name="ce107" table:formula="of:=[.F91]/2" office:value-type="float" office:value="245788.807692308" calcext:value-type="float">
            <text:p>245789</text:p>
          </table:table-cell>
          <table:table-cell table:style-name="ce209" table:formula="of:=[.G91]*1.5" office:value-type="float" office:value="368683.211538461" calcext:value-type="float">
            <text:p>368683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1.8065833333333" calcext:value-type="float">
            <text:p>11.81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1.17839166666667" calcext:value-type="float">
            <text:p>1.18</text:p>
          </table:table-cell>
          <table:table-cell table:style-name="ce104" table:formula="of:=[.DT91]*100" office:value-type="float" office:value="40375" calcext:value-type="float">
            <text:p>40375</text:p>
          </table:table-cell>
          <table:table-cell table:style-name="ce104" table:formula="of:=([.DT91]*100)*[.AJ91]" office:value-type="float" office:value="47577.5635416667" calcext:value-type="float">
            <text:p>47578</text:p>
          </table:table-cell>
          <table:table-cell table:style-name="ce123" office:value-type="float" office:value="2410010000000" calcext:value-type="float">
            <text:p>2.41E+12</text:p>
          </table:table-cell>
          <table:table-cell table:style-name="ce101" table:formula="of:=([.AM91]*100/[.AM90])-100" office:value-type="float" office:value="8.48258254094863" calcext:value-type="float">
            <text:p>8.48</text:p>
          </table:table-cell>
          <table:table-cell table:style-name="ce101" table:formula="of:=AVERAGE([.$AN$84:.AN91])" office:value-type="float" office:value="8.77488243535012" calcext:value-type="float">
            <text:p>8.77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49.534166666667" calcext:value-type="float">
            <text:p>350</text:p>
          </table:table-cell>
          <table:table-cell table:style-name="ce107" table:formula="of:=[.DT91]*100/[.AR91]" office:value-type="float" office:value="115.510882341021" calcext:value-type="float">
            <text:p>116</text:p>
          </table:table-cell>
          <table:table-cell table:style-name="ce140" office:value-type="float" office:value="4.3059185450587" calcext:value-type="float">
            <text:p>4.3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6265162.6075099" calcext:value-type="float">
            <text:p>16265163</text:p>
          </table:table-cell>
          <table:table-cell table:style-name="ce136" table:formula="of:=[.CH91]-[.CH90]" office:value-type="float" office:value="226329.740147958" calcext:value-type="float">
            <text:p>226330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91]/[.CH91])" office:value-type="float" office:value="2.38030205625637" calcext:value-type="float">
            <text:p>2.38</text:p>
          </table:table-cell>
          <table:table-cell table:style-name="ce148" table:formula="of:=[.CO90]-(([.$CO$84]-[.$CO$94])/10)" office:value-type="float" office:value="3.359" calcext:value-type="float">
            <text:p>3.36</text:p>
          </table:table-cell>
          <table:table-cell table:style-name="ce102" table:formula="of:=([.CO91]-[.CN91])" office:value-type="float" office:value="0.978697943743632" calcext:value-type="float">
            <text:p>0.98</text:p>
          </table:table-cell>
          <table:table-cell table:style-name="ce138" table:formula="of:=([.CH91]*100/[.CH90])-100" office:value-type="float" office:value="1.4111359724218" calcext:value-type="float">
            <text:p>1.4</text:p>
          </table:table-cell>
          <table:table-cell table:style-name="ce101" table:formula="of:=AVERAGE([.$CQ$74:.CQ91])" office:value-type="float" office:value="2.37921234380477" calcext:value-type="float">
            <text:p>2.38</text:p>
          </table:table-cell>
          <table:table-cell table:style-name="ce104" table:formula="of:=([.B91]-[.B90])" office:value-type="float" office:value="85000" calcext:value-type="float">
            <text:p>85000</text:p>
          </table:table-cell>
          <table:table-cell table:style-name="ce34" table:formula="of:=([.B91]*100/[.B90])-100" office:value-type="float" office:value="0.22003054541689" calcext:value-type="float">
            <text:p>0.22</text:p>
          </table:table-cell>
          <table:table-cell table:style-name="ce209" table:formula="of:=[.CI91]-([.CS91]/2)" office:value-type="float" office:value="183829.740147958" calcext:value-type="float">
            <text:p>183830</text:p>
          </table:table-cell>
          <table:table-cell table:style-name="ce136" office:value-type="float" office:value="1112389.37820868" calcext:value-type="float">
            <text:p>1112389</text:p>
          </table:table-cell>
          <table:table-cell table:style-name="ce170" table:formula="of:=[.CV91]/[.CI91]" office:value-type="float" office:value="4.91490591329926" calcext:value-type="float">
            <text:p>4.9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2670.61" calcext:value-type="float">
            <text:p>22671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403.75" calcext:value-type="float">
            <text:p>404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4.83" calcext:value-type="float">
            <text:p>4.83</text:p>
          </table:table-cell>
          <table:table-cell table:style-name="ce138" table:formula="of:=[.DX90]+[.DW91]" office:value-type="float" office:value="118.89" calcext:value-type="float">
            <text:p>118.9</text:p>
          </table:table-cell>
          <table:table-cell table:style-name="ce138" table:formula="of:=(([.DT91]*[.DW91])/100)+[.DY90]" office:value-type="float" office:value="75.187125" calcext:value-type="float">
            <text:p>75.2</text:p>
          </table:table-cell>
          <table:table-cell table:style-name="ce138" table:formula="of:=[.DT91]-[.DY91]" office:value-type="float" office:value="328.562875" calcext:value-type="float">
            <text:p>328.6</text:p>
          </table:table-cell>
          <table:table-cell table:style-name="ce138" table:formula="of:=[.DT91]/[.DX91]*[.$DX$88]" office:value-type="float" office:value="339.599629910001" calcext:value-type="float">
            <text:p>339.6</text:p>
          </table:table-cell>
          <table:table-cell table:style-name="ce138" table:formula="of:=[.DT91]-[.EA91]" office:value-type="float" office:value="64.1503700899992" calcext:value-type="float">
            <text:p>64.2</text:p>
          </table:table-cell>
          <table:table-cell table:style-name="ce34" table:formula="of:=([.AH91]-[.AH90])" office:value-type="float" office:value="-2.76275" calcext:value-type="float">
            <text:p>-2.76</text:p>
          </table:table-cell>
          <table:table-cell table:style-name="ce34" table:formula="of:=([.DT91]*100/[.DT90])-100" office:value-type="float" office:value="31.0876623376623" calcext:value-type="float">
            <text:p>31.09</text:p>
          </table:table-cell>
          <table:table-cell table:style-name="ce34" table:formula="of:=[.ED91]-[.DW91]" office:value-type="float" office:value="26.2576623376624" calcext:value-type="float">
            <text:p>26.26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19.2375" calcext:value-type="float">
            <text:p>19.2</text:p>
          </table:table-cell>
          <table:table-cell table:style-name="ce138" table:formula="of:=[.ED91]+4" office:value-type="float" office:value="35.0876623376624" calcext:value-type="float">
            <text:p>35.1</text:p>
          </table:table-cell>
          <table:table-cell table:style-name="ce138" table:formula="of:=-0.06*(([.A91]-1963)^2)+8.5*([.A91]-1963)+140" office:value-type="float" office:value="315" calcext:value-type="float">
            <text:p>315.0</text:p>
          </table:table-cell>
          <table:table-cell table:style-name="ce138" table:formula="of:=[.EJ91]+50" office:value-type="float" office:value="365" calcext:value-type="float">
            <text:p>365.0</text:p>
          </table:table-cell>
          <table:table-cell table:style-name="ce138" table:formula="of:=[.EJ91]-50" office:value-type="float" office:value="265" calcext:value-type="float">
            <text:p>265.0</text:p>
          </table:table-cell>
          <table:table-cell table:style-name="ce138" table:formula="of:=[.EJ91]+100" office:value-type="float" office:value="415" calcext:value-type="float">
            <text:p>415.0</text:p>
          </table:table-cell>
          <table:table-cell table:style-name="ce138" table:formula="of:=[.EJ91]-100" office:value-type="float" office:value="215" calcext:value-type="float">
            <text:p>215.0</text:p>
          </table:table-cell>
          <table:table-cell table:style-name="ce138" table:formula="of:=-0.025*(([.A91]-1963)^2)+5.5*([.A91]-1963)+175" office:value-type="float" office:value="296.875" calcext:value-type="float">
            <text:p>296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89" calcext:value-type="float">
            <text:p>1989</text:p>
          </table:table-cell>
          <table:table-cell table:style-name="ce13" office:value-type="float" office:value="38792000" calcext:value-type="float">
            <text:p>38792000</text:p>
          </table:table-cell>
          <table:table-cell table:style-name="ce112" office:value-type="float" office:value="12966912" calcext:value-type="float">
            <text:p>12966912</text:p>
          </table:table-cell>
          <table:table-cell table:style-name="ce112" office:value-type="float" office:value="17431226.309064" calcext:value-type="float">
            <text:p>17431226.309064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2]/26" office:value-type="float" office:value="498727.384615385" calcext:value-type="float">
            <text:p>498727</text:p>
          </table:table-cell>
          <table:table-cell table:style-name="ce107" table:formula="of:=[.F92]/2" office:value-type="float" office:value="249363.692307692" calcext:value-type="float">
            <text:p>249364</text:p>
          </table:table-cell>
          <table:table-cell table:style-name="ce209" table:formula="of:=[.G92]*1.5" office:value-type="float" office:value="374045.538461539" calcext:value-type="float">
            <text:p>374046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5.14775" calcext:value-type="float">
            <text:p>15.15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1.10668333333333" calcext:value-type="float">
            <text:p>1.11</text:p>
          </table:table-cell>
          <table:table-cell table:style-name="ce104" table:formula="of:=[.DT92]*100" office:value-type="float" office:value="50250" calcext:value-type="float">
            <text:p>50250</text:p>
          </table:table-cell>
          <table:table-cell table:style-name="ce104" table:formula="of:=([.DT92]*100)*[.AJ92]" office:value-type="float" office:value="55610.8375" calcext:value-type="float">
            <text:p>55611</text:p>
          </table:table-cell>
          <table:table-cell table:style-name="ce123" office:value-type="float" office:value="2659927000000" calcext:value-type="float">
            <text:p>2.66E+12</text:p>
          </table:table-cell>
          <table:table-cell table:style-name="ce101" table:formula="of:=([.AM92]*100/[.AM91])-100" office:value-type="float" office:value="10.3699569711329" calcext:value-type="float">
            <text:p>10.37</text:p>
          </table:table-cell>
          <table:table-cell table:style-name="ce101" table:formula="of:=AVERAGE([.$AN$84:.AN92])" office:value-type="float" office:value="8.95211293932599" calcext:value-type="float">
            <text:p>8.95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22.0125" calcext:value-type="float">
            <text:p>322</text:p>
          </table:table-cell>
          <table:table-cell table:style-name="ce107" table:formula="of:=[.DT92]*100/[.AR92]" office:value-type="float" office:value="156.049842785606" calcext:value-type="float">
            <text:p>156</text:p>
          </table:table-cell>
          <table:table-cell table:style-name="ce140" office:value-type="float" office:value="4.09959325735633" calcext:value-type="float">
            <text:p>4.1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4" table:style-name="ce149" office:value-type="string" calcext:value-type="string">
            <text:p>null</text:p>
          </table:table-cell>
          <table:table-cell table:style-name="ce192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6" office:value-type="float" office:value="16552406.6977991" calcext:value-type="float">
            <text:p>16552407</text:p>
          </table:table-cell>
          <table:table-cell table:style-name="ce136" table:formula="of:=[.CH92]-[.CH91]" office:value-type="float" office:value="287244.0902892" calcext:value-type="float">
            <text:p>287244</text:p>
          </table:table-cell>
          <table:table-cell table:number-columns-repeated="4" table:style-name="ce136" office:value-type="string" calcext:value-type="string">
            <text:p>null</text:p>
          </table:table-cell>
          <table:table-cell table:style-name="ce102" table:formula="of:=([.B92]/[.CH92])" office:value-type="float" office:value="2.34358668852415" calcext:value-type="float">
            <text:p>2.34</text:p>
          </table:table-cell>
          <table:table-cell table:style-name="ce148" table:formula="of:=[.CO91]-(([.$CO$84]-[.$CO$94])/10)" office:value-type="float" office:value="3.326" calcext:value-type="float">
            <text:p>3.33</text:p>
          </table:table-cell>
          <table:table-cell table:style-name="ce102" table:formula="of:=([.CO92]-[.CN92])" office:value-type="float" office:value="0.982413311475847" calcext:value-type="float">
            <text:p>0.98</text:p>
          </table:table-cell>
          <table:table-cell table:style-name="ce138" table:formula="of:=([.CH92]*100/[.CH91])-100" office:value-type="float" office:value="1.76600810714658" calcext:value-type="float">
            <text:p>1.8</text:p>
          </table:table-cell>
          <table:table-cell table:style-name="ce101" table:formula="of:=AVERAGE([.$CQ$74:.CQ92])" office:value-type="float" office:value="2.34693843661223" calcext:value-type="float">
            <text:p>2.35</text:p>
          </table:table-cell>
          <table:table-cell table:style-name="ce104" table:formula="of:=([.B92]-[.B91])" office:value-type="float" office:value="76000" calcext:value-type="float">
            <text:p>76000</text:p>
          </table:table-cell>
          <table:table-cell table:style-name="ce34" table:formula="of:=([.B92]*100/[.B91])-100" office:value-type="float" office:value="0.196301270792432" calcext:value-type="float">
            <text:p>0.20</text:p>
          </table:table-cell>
          <table:table-cell table:style-name="ce209" table:formula="of:=[.CI92]-([.CS92]/2)" office:value-type="float" office:value="249244.0902892" calcext:value-type="float">
            <text:p>249244</text:p>
          </table:table-cell>
          <table:table-cell table:style-name="ce136" office:value-type="float" office:value="1235842.98763687" calcext:value-type="float">
            <text:p>1235843</text:p>
          </table:table-cell>
          <table:table-cell table:style-name="ce170" table:formula="of:=[.CV92]/[.CI92]" office:value-type="float" office:value="4.3024139727039" calcext:value-type="float">
            <text:p>4.3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float" office:value="26027.3" calcext:value-type="float">
            <text:p>26027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502.5" calcext:value-type="float">
            <text:p>503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6.79" calcext:value-type="float">
            <text:p>6.79</text:p>
          </table:table-cell>
          <table:table-cell table:style-name="ce138" table:formula="of:=[.DX91]+[.DW92]" office:value-type="float" office:value="125.68" calcext:value-type="float">
            <text:p>125.7</text:p>
          </table:table-cell>
          <table:table-cell table:style-name="ce138" table:formula="of:=(([.DT92]*[.DW92])/100)+[.DY91]" office:value-type="float" office:value="109.306875" calcext:value-type="float">
            <text:p>109.3</text:p>
          </table:table-cell>
          <table:table-cell table:style-name="ce138" table:formula="of:=[.DT92]-[.DY92]" office:value-type="float" office:value="393.193125" calcext:value-type="float">
            <text:p>393.2</text:p>
          </table:table-cell>
          <table:table-cell table:style-name="ce138" table:formula="of:=[.DT92]/[.DX92]*[.$DX$88]" office:value-type="float" office:value="399.824952259707" calcext:value-type="float">
            <text:p>399.8</text:p>
          </table:table-cell>
          <table:table-cell table:style-name="ce138" table:formula="of:=[.DT92]-[.EA92]" office:value-type="float" office:value="102.675047740293" calcext:value-type="float">
            <text:p>102.7</text:p>
          </table:table-cell>
          <table:table-cell table:style-name="ce34" table:formula="of:=([.AH92]-[.AH91])" office:value-type="float" office:value="3.34116666666667" calcext:value-type="float">
            <text:p>3.34</text:p>
          </table:table-cell>
          <table:table-cell table:style-name="ce34" table:formula="of:=([.DT92]*100/[.DT91])-100" office:value-type="float" office:value="24.4582043343653" calcext:value-type="float">
            <text:p>24.46</text:p>
          </table:table-cell>
          <table:table-cell table:style-name="ce34" table:formula="of:=[.ED92]-[.DW92]" office:value-type="float" office:value="17.6682043343653" calcext:value-type="float">
            <text:p>17.67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17.24" calcext:value-type="float">
            <text:p>17.2</text:p>
          </table:table-cell>
          <table:table-cell table:style-name="ce138" table:formula="of:=[.ED92]+4" office:value-type="float" office:value="28.4582043343653" calcext:value-type="float">
            <text:p>28.5</text:p>
          </table:table-cell>
          <table:table-cell table:style-name="ce138" table:formula="of:=-0.06*(([.A92]-1963)^2)+8.5*([.A92]-1963)+140" office:value-type="float" office:value="320.44" calcext:value-type="float">
            <text:p>320.4</text:p>
          </table:table-cell>
          <table:table-cell table:style-name="ce138" table:formula="of:=[.EJ92]+50" office:value-type="float" office:value="370.44" calcext:value-type="float">
            <text:p>370.4</text:p>
          </table:table-cell>
          <table:table-cell table:style-name="ce138" table:formula="of:=[.EJ92]-50" office:value-type="float" office:value="270.44" calcext:value-type="float">
            <text:p>270.4</text:p>
          </table:table-cell>
          <table:table-cell table:style-name="ce138" table:formula="of:=[.EJ92]+100" office:value-type="float" office:value="420.44" calcext:value-type="float">
            <text:p>420.4</text:p>
          </table:table-cell>
          <table:table-cell table:style-name="ce138" table:formula="of:=[.EJ92]-100" office:value-type="float" office:value="220.44" calcext:value-type="float">
            <text:p>220.4</text:p>
          </table:table-cell>
          <table:table-cell table:style-name="ce138" table:formula="of:=-0.025*(([.A92]-1963)^2)+5.5*([.A92]-1963)+175" office:value-type="float" office:value="301.1" calcext:value-type="float">
            <text:p>301.1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1990" calcext:value-type="float">
            <text:p>1990</text:p>
          </table:table-cell>
          <table:table-cell table:style-name="ce13" office:value-type="float" office:value="38851000" calcext:value-type="float">
            <text:p>38851000</text:p>
          </table:table-cell>
          <table:table-cell table:style-name="ce112" office:value-type="float" office:value="13222820" calcext:value-type="float">
            <text:p>13222820</text:p>
          </table:table-cell>
          <table:table-cell table:style-name="ce112" office:value-type="float" office:value="17583744.759444" calcext:value-type="float">
            <text:p>17583744.759444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3]/26" office:value-type="float" office:value="508570" calcext:value-type="float">
            <text:p>508570</text:p>
          </table:table-cell>
          <table:table-cell table:style-name="ce107" table:formula="of:=[.F93]/2" office:value-type="float" office:value="254285" calcext:value-type="float">
            <text:p>254285</text:p>
          </table:table-cell>
          <table:table-cell table:style-name="ce209" table:formula="of:=[.G93]*1.5" office:value-type="float" office:value="381427.5" calcext:value-type="float">
            <text:p>381428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5.4428333333333" calcext:value-type="float">
            <text:p>15.44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1.27708333333333" calcext:value-type="float">
            <text:p>1.28</text:p>
          </table:table-cell>
          <table:table-cell table:style-name="ce104" table:formula="of:=[.DT93]*100" office:value-type="float" office:value="57250" calcext:value-type="float">
            <text:p>57250</text:p>
          </table:table-cell>
          <table:table-cell table:style-name="ce104" table:formula="of:=([.DT93]*100)*[.AJ93]" office:value-type="float" office:value="73113.0208333333" calcext:value-type="float">
            <text:p>73113</text:p>
          </table:table-cell>
          <table:table-cell table:style-name="ce123" office:value-type="float" office:value="2979949000000" calcext:value-type="float">
            <text:p>2.98E+12</text:p>
          </table:table-cell>
          <table:table-cell table:style-name="ce101" table:formula="of:=([.AM93]*100/[.AM92])-100" office:value-type="float" office:value="12.0312324360781" calcext:value-type="float">
            <text:p>12.03</text:p>
          </table:table-cell>
          <table:table-cell table:style-name="ce101" table:formula="of:=AVERAGE([.$AN$84:.AN93])" office:value-type="float" office:value="9.2600248890012" calcext:value-type="float">
            <text:p>9.26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281.57" calcext:value-type="float">
            <text:p>282</text:p>
          </table:table-cell>
          <table:table-cell table:style-name="ce107" table:formula="of:=[.DT93]*100/[.AR93]" office:value-type="float" office:value="203.324217778883" calcext:value-type="float">
            <text:p>203</text:p>
          </table:table-cell>
          <table:table-cell table:style-name="ce140" office:value-type="float" office:value="3.60385354604129" calcext:value-type="float">
            <text:p>3.6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5" table:style-name="ce160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7" table:style-name="ce115" office:value-type="string" calcext:value-type="string">
            <text:p>null</text:p>
          </table:table-cell>
          <table:table-cell table:style-name="ce193" office:value-type="string" calcext:value-type="string">
            <text:p>null</text:p>
          </table:table-cell>
          <table:table-cell table:number-columns-repeated="4" table:style-name="ce115" office:value-type="string" calcext:value-type="string">
            <text:p>null</text:p>
          </table:table-cell>
          <table:table-cell table:style-name="ce193" office:value-type="string" calcext:value-type="string">
            <text:p>null</text:p>
          </table:table-cell>
          <table:table-cell table:number-columns-repeated="6" table:style-name="ce115" office:value-type="string" calcext:value-type="string">
            <text:p>null</text:p>
          </table:table-cell>
          <table:table-cell table:style-name="ce136" office:value-type="float" office:value="16880663.8530628" calcext:value-type="float">
            <text:p>16880664</text:p>
          </table:table-cell>
          <table:table-cell table:style-name="ce136" table:formula="of:=[.CH93]-[.CH92]" office:value-type="float" office:value="328257.155263701" calcext:value-type="float">
            <text:p>328257</text:p>
          </table:table-cell>
          <table:table-cell table:style-name="ce136" office:value-type="string" calcext:value-type="string">
            <text:p>null</text:p>
          </table:table-cell>
          <table:table-cell table:number-columns-repeated="3" table:style-name="ce107" office:value-type="string" calcext:value-type="string">
            <text:p>null</text:p>
          </table:table-cell>
          <table:table-cell table:style-name="ce102" table:formula="of:=([.B93]/[.CH93])" office:value-type="float" office:value="2.30150901280763" calcext:value-type="float">
            <text:p>2.30</text:p>
          </table:table-cell>
          <table:table-cell table:style-name="ce148" table:formula="of:=[.CO92]-(([.$CO$84]-[.$CO$94])/10)" office:value-type="float" office:value="3.293" calcext:value-type="float">
            <text:p>3.29</text:p>
          </table:table-cell>
          <table:table-cell table:style-name="ce102" table:formula="of:=([.CO93]-[.CN93])" office:value-type="float" office:value="0.991490987192371" calcext:value-type="float">
            <text:p>0.99</text:p>
          </table:table-cell>
          <table:table-cell table:style-name="ce138" table:formula="of:=([.CH93]*100/[.CH92])-100" office:value-type="float" office:value="1.98313853240055" calcext:value-type="float">
            <text:p>2.0</text:p>
          </table:table-cell>
          <table:table-cell table:style-name="ce101" table:formula="of:=AVERAGE([.$CQ$74:.CQ93])" office:value-type="float" office:value="2.32874844140165" calcext:value-type="float">
            <text:p>2.33</text:p>
          </table:table-cell>
          <table:table-cell table:style-name="ce104" table:formula="of:=([.B93]-[.B92])" office:value-type="float" office:value="59000" calcext:value-type="float">
            <text:p>59000</text:p>
          </table:table-cell>
          <table:table-cell table:style-name="ce34" table:formula="of:=([.B93]*100/[.B92])-100" office:value-type="float" office:value="0.152093215095903" calcext:value-type="float">
            <text:p>0.15</text:p>
          </table:table-cell>
          <table:table-cell table:style-name="ce209" table:formula="of:=[.CI93]-([.CS93]/2)" office:value-type="float" office:value="298757.155263701" calcext:value-type="float">
            <text:p>298757</text:p>
          </table:table-cell>
          <table:table-cell table:style-name="ce209" office:value-type="float" office:value="1276000" calcext:value-type="float">
            <text:p>1276000</text:p>
          </table:table-cell>
          <table:table-cell table:style-name="ce138" table:formula="of:=[.CV93]/[.CI93]" office:value-type="float" office:value="3.88719630185956" calcext:value-type="float">
            <text:p>3.9</text:p>
          </table:table-cell>
          <table:table-cell table:style-name="ce138" table:formula="of:=[.CV93]/[.B93]*100" office:value-type="float" office:value="3.28434274536048" calcext:value-type="float">
            <text:p>3.3</text:p>
          </table:table-cell>
          <table:table-cell table:style-name="ce209" office:value-type="float" office:value="28571.67" calcext:value-type="float">
            <text:p>28572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572.5" calcext:value-type="float">
            <text:p>573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6.72" calcext:value-type="float">
            <text:p>6.72</text:p>
          </table:table-cell>
          <table:table-cell table:style-name="ce138" table:formula="of:=[.DX92]+[.DW93]" office:value-type="float" office:value="132.4" calcext:value-type="float">
            <text:p>132.4</text:p>
          </table:table-cell>
          <table:table-cell table:style-name="ce138" table:formula="of:=(([.DT93]*[.DW93])/100)+[.DY92]" office:value-type="float" office:value="147.778875" calcext:value-type="float">
            <text:p>147.8</text:p>
          </table:table-cell>
          <table:table-cell table:style-name="ce138" table:formula="of:=[.DT93]-[.DY93]" office:value-type="float" office:value="424.721125" calcext:value-type="float">
            <text:p>424.7</text:p>
          </table:table-cell>
          <table:table-cell table:style-name="ce138" table:formula="of:=[.DT93]/[.DX93]*[.$DX$88]" office:value-type="float" office:value="432.401812688822" calcext:value-type="float">
            <text:p>432.4</text:p>
          </table:table-cell>
          <table:table-cell table:style-name="ce138" table:formula="of:=[.DT93]-[.EA93]" office:value-type="float" office:value="140.098187311178" calcext:value-type="float">
            <text:p>140.1</text:p>
          </table:table-cell>
          <table:table-cell table:style-name="ce34" table:formula="of:=([.AH93]-[.AH92])" office:value-type="float" office:value="0.295083333333332" calcext:value-type="float">
            <text:p>0.30</text:p>
          </table:table-cell>
          <table:table-cell table:style-name="ce34" table:formula="of:=([.DT93]*100/[.DT92])-100" office:value-type="float" office:value="13.9303482587065" calcext:value-type="float">
            <text:p>13.93</text:p>
          </table:table-cell>
          <table:table-cell table:style-name="ce34" table:formula="of:=[.ED93]-[.DW93]" office:value-type="float" office:value="7.21034825870647" calcext:value-type="float">
            <text:p>7.21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16.2375" calcext:value-type="float">
            <text:p>16.2</text:p>
          </table:table-cell>
          <table:table-cell table:style-name="ce138" table:formula="of:=[.ED93]+4" office:value-type="float" office:value="17.9303482587065" calcext:value-type="float">
            <text:p>17.9</text:p>
          </table:table-cell>
          <table:table-cell table:style-name="ce138" table:formula="of:=-0.06*(([.A93]-1963)^2)+8.5*([.A93]-1963)+140" office:value-type="float" office:value="325.76" calcext:value-type="float">
            <text:p>325.8</text:p>
          </table:table-cell>
          <table:table-cell table:style-name="ce138" table:formula="of:=[.EJ93]+50" office:value-type="float" office:value="375.76" calcext:value-type="float">
            <text:p>375.8</text:p>
          </table:table-cell>
          <table:table-cell table:style-name="ce138" table:formula="of:=[.EJ93]-50" office:value-type="float" office:value="275.76" calcext:value-type="float">
            <text:p>275.8</text:p>
          </table:table-cell>
          <table:table-cell table:style-name="ce138" table:formula="of:=[.EJ93]+100" office:value-type="float" office:value="425.76" calcext:value-type="float">
            <text:p>425.8</text:p>
          </table:table-cell>
          <table:table-cell table:style-name="ce138" table:formula="of:=[.EJ93]-100" office:value-type="float" office:value="225.76" calcext:value-type="float">
            <text:p>225.8</text:p>
          </table:table-cell>
          <table:table-cell table:style-name="ce138" table:formula="of:=-0.025*(([.A93]-1963)^2)+5.5*([.A93]-1963)+175" office:value-type="float" office:value="305.275" calcext:value-type="float">
            <text:p>305.3</text:p>
          </table:table-cell>
          <table:table-cell table:style-name="ce92" table:formula="of:=1.298875*0.264172052" office:value-type="float" office:value="0.3431264740415" calcext:value-type="float">
            <text:p>0.34</text:p>
          </table:table-cell>
          <table:table-cell table:style-name="ce131" office:value-type="string" calcext:value-type="string">
            <text:p>null</text:p>
          </table:table-cell>
          <table:table-cell table:style-name="ce92" office:value-type="float" office:value="0.73" calcext:value-type="float">
            <text:p>0.73</text:p>
          </table:table-cell>
          <table:table-cell table:number-columns-repeated="876"/>
        </table:table-row>
        <table:table-row table:style-name="ro9">
          <table:table-cell table:style-name="ce158" office:value-type="float" office:value="1991" calcext:value-type="float">
            <text:p>1991</text:p>
          </table:table-cell>
          <table:table-cell table:style-name="ce13" office:value-type="float" office:value="38940000" calcext:value-type="float">
            <text:p>38940000</text:p>
          </table:table-cell>
          <table:table-cell table:style-name="ce112" office:value-type="float" office:value="13511072" calcext:value-type="float">
            <text:p>13511072</text:p>
          </table:table-cell>
          <table:table-cell table:style-name="ce112" office:value-type="float" office:value="17725855.180836" calcext:value-type="float">
            <text:p>17725855.180836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4]/26" office:value-type="float" office:value="519656.615384615" calcext:value-type="float">
            <text:p>519657</text:p>
          </table:table-cell>
          <table:table-cell table:style-name="ce107" table:formula="of:=[.F94]/2" office:value-type="float" office:value="259828.307692308" calcext:value-type="float">
            <text:p>259828</text:p>
          </table:table-cell>
          <table:table-cell table:style-name="ce209" table:formula="of:=[.G94]*1.5" office:value-type="float" office:value="389742.461538461" calcext:value-type="float">
            <text:p>389742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3.0811666666667" calcext:value-type="float">
            <text:p>13.08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1.23851666666667" calcext:value-type="float">
            <text:p>1.24</text:p>
          </table:table-cell>
          <table:table-cell table:style-name="ce104" table:formula="of:=[.DT94]*100" office:value-type="float" office:value="58218.75" calcext:value-type="float">
            <text:p>58219</text:p>
          </table:table-cell>
          <table:table-cell table:style-name="ce104" table:formula="of:=([.DT94]*100)*[.AJ94]" office:value-type="float" office:value="72104.8921875" calcext:value-type="float">
            <text:p>72105</text:p>
          </table:table-cell>
          <table:table-cell table:style-name="ce123" office:value-type="float" office:value="3204633000000" calcext:value-type="float">
            <text:p>3.20E+12</text:p>
          </table:table-cell>
          <table:table-cell table:style-name="ce101" table:formula="of:=([.AM94]*100/[.AM93])-100" office:value-type="float" office:value="7.5398605815066" calcext:value-type="float">
            <text:p>7.54</text:p>
          </table:table-cell>
          <table:table-cell table:style-name="ce101" table:formula="of:=AVERAGE([.$AN$84:.AN94])" office:value-type="float" office:value="9.1036463155926" calcext:value-type="float">
            <text:p>9.10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276.578333333333" calcext:value-type="float">
            <text:p>277</text:p>
          </table:table-cell>
          <table:table-cell table:style-name="ce107" table:formula="of:=[.DT94]*100/[.AR94]" office:value-type="float" office:value="210.496423556919" calcext:value-type="float">
            <text:p>210</text:p>
          </table:table-cell>
          <table:table-cell table:style-name="ce140" office:value-type="float" office:value="2.67737775872527" calcext:value-type="float">
            <text:p>2.7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20" office:value-type="float" office:value="81900" calcext:value-type="float">
            <text:p>81900</text:p>
          </table:table-cell>
          <table:table-cell table:style-name="ce115" office:value-type="float" office:value="55104" calcext:value-type="float">
            <text:p>55104</text:p>
          </table:table-cell>
          <table:table-cell table:style-name="ce115" office:value-type="float" office:value="26124" calcext:value-type="float">
            <text:p>26124</text:p>
          </table:table-cell>
          <table:table-cell table:style-name="ce115" office:value-type="float" office:value="672" calcext:value-type="float">
            <text:p>672</text:p>
          </table:table-cell>
          <table:table-cell table:style-name="ce115" office:value-type="float" office:value="164268" calcext:value-type="float">
            <text:p>164268</text:p>
          </table:table-cell>
          <table:table-cell table:style-name="ce115" office:value-type="float" office:value="88674" calcext:value-type="float">
            <text:p>88674</text:p>
          </table:table-cell>
          <table:table-cell table:style-name="ce115" office:value-type="float" office:value="5274" calcext:value-type="float">
            <text:p>5274</text:p>
          </table:table-cell>
          <table:table-cell table:style-name="ce115" office:value-type="float" office:value="61098" calcext:value-type="float">
            <text:p>61098</text:p>
          </table:table-cell>
          <table:table-cell table:style-name="ce194" office:value-type="float" office:value="162.39090328286" calcext:value-type="float">
            <text:p>162</text:p>
          </table:table-cell>
          <table:table-cell table:style-name="ce115" office:value-type="float" office:value="2692233600" calcext:value-type="float">
            <text:p>2692233600</text:p>
          </table:table-cell>
          <table:table-cell table:style-name="ce120" table:formula="of:=[.BW94]/[.BU94]" office:value-type="float" office:value="44064.185407051" calcext:value-type="float">
            <text:p>44064</text:p>
          </table:table-cell>
          <table:table-cell table:style-name="ce120" table:formula="of:=[.BX94]/[.BV94]" office:value-type="float" office:value="271.346390199566" calcext:value-type="float">
            <text:p>271</text:p>
          </table:table-cell>
          <table:table-cell table:style-name="ce115" office:value-type="float" office:value="176142" calcext:value-type="float">
            <text:p>176142</text:p>
          </table:table-cell>
          <table:table-cell table:style-name="ce194" office:value-type="float" office:value="111.147774233454" calcext:value-type="float">
            <text:p>111</text:p>
          </table:table-cell>
          <table:table-cell table:style-name="ce115" office:value-type="float" office:value="5773451400" calcext:value-type="float">
            <text:p>5773451400</text:p>
          </table:table-cell>
          <table:table-cell table:style-name="ce81" table:formula="of:=[.CB94]/[.BZ94]" office:value-type="float" office:value="32777.2558503934" calcext:value-type="float">
            <text:p>32777</text:p>
          </table:table-cell>
          <table:table-cell table:style-name="ce81" table:formula="of:=[.CC94]/[.CA94]" office:value-type="float" office:value="294.897995721879" calcext:value-type="float">
            <text:p>295</text:p>
          </table:table-cell>
          <table:table-cell table:style-name="ce84" table:formula="of:=[.DT94]/(([.CD94]+[.BY94])/2)" office:value-type="float" office:value="2.05631177800593" calcext:value-type="float">
            <text:p>2.06</text:p>
          </table:table-cell>
          <table:table-cell table:style-name="ce83" office:value-type="string" calcext:value-type="string">
            <text:p>null</text:p>
          </table:table-cell>
          <table:table-cell table:style-name="ce81" office:value-type="string" calcext:value-type="string">
            <text:p>null</text:p>
          </table:table-cell>
          <table:table-cell table:style-name="ce116" office:value-type="float" office:value="17206000" calcext:value-type="float">
            <text:p>17206000</text:p>
          </table:table-cell>
          <table:table-cell table:style-name="ce136" table:formula="of:=[.CH94]-[.CH93]" office:value-type="float" office:value="325336.146937199" calcext:value-type="float">
            <text:p>325336</text:p>
          </table:table-cell>
          <table:table-cell table:style-name="ce107" office:value-type="float" office:value="227970" calcext:value-type="float">
            <text:p>227970</text:p>
          </table:table-cell>
          <table:table-cell table:style-name="ce107" office:value-type="float" office:value="44514" calcext:value-type="float">
            <text:p>44514</text:p>
          </table:table-cell>
          <table:table-cell table:style-name="ce107" table:formula="of:=100-[.CM94]" office:value-type="float" office:value="83.6636279561369" calcext:value-type="float">
            <text:p>84</text:p>
          </table:table-cell>
          <table:table-cell table:style-name="ce107" table:formula="of:=([.CK94]*100)/([.CJ94]+[.CK94])" office:value-type="float" office:value="16.3363720438631" calcext:value-type="float">
            <text:p>16</text:p>
          </table:table-cell>
          <table:table-cell table:style-name="ce102" table:formula="of:=([.B94]/[.CH94])" office:value-type="float" office:value="2.26316401255376" calcext:value-type="float">
            <text:p>2.26</text:p>
          </table:table-cell>
          <table:table-cell table:style-name="ce102" office:value-type="float" office:value="3.26" calcext:value-type="float">
            <text:p>3.26</text:p>
          </table:table-cell>
          <table:table-cell table:style-name="ce102" table:formula="of:=([.CO94]-[.CN94])" office:value-type="float" office:value="0.996835987446239" calcext:value-type="float">
            <text:p>1.00</text:p>
          </table:table-cell>
          <table:table-cell table:style-name="ce138" table:formula="of:=([.CH94]*100/[.CH93])-100" office:value-type="float" office:value="1.92727104673772" calcext:value-type="float">
            <text:p>1.9</text:p>
          </table:table-cell>
          <table:table-cell table:style-name="ce101" table:formula="of:=AVERAGE([.$CQ$74:.CQ94])" office:value-type="float" office:value="2.30963047022717" calcext:value-type="float">
            <text:p>2.31</text:p>
          </table:table-cell>
          <table:table-cell table:style-name="ce104" table:formula="of:=([.B94]-[.B93])" office:value-type="float" office:value="89000" calcext:value-type="float">
            <text:p>89000</text:p>
          </table:table-cell>
          <table:table-cell table:style-name="ce34" table:formula="of:=([.B94]*100/[.B93])-100" office:value-type="float" office:value="0.22908033255257" calcext:value-type="float">
            <text:p>0.23</text:p>
          </table:table-cell>
          <table:table-cell table:style-name="ce209" table:formula="of:=[.CI94]-([.CS94]/2)" office:value-type="float" office:value="280836.146937199" calcext:value-type="float">
            <text:p>280836</text:p>
          </table:table-cell>
          <table:table-cell table:style-name="ce209" office:value-type="float" office:value="1339000" calcext:value-type="float">
            <text:p>1339000</text:p>
          </table:table-cell>
          <table:table-cell table:style-name="ce138" table:formula="of:=[.CV94]/[.CI94]" office:value-type="float" office:value="4.11574309404504" calcext:value-type="float">
            <text:p>4.1</text:p>
          </table:table-cell>
          <table:table-cell table:style-name="ce138" table:formula="of:=[.CV94]/[.B94]*100" office:value-type="float" office:value="3.43862352336929" calcext:value-type="float">
            <text:p>3.4</text:p>
          </table:table-cell>
          <table:table-cell table:style-name="ce209" office:value-type="float" office:value="28797.27" calcext:value-type="float">
            <text:p>28797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582.1875" calcext:value-type="float">
            <text:p>582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5.94" calcext:value-type="float">
            <text:p>5.94</text:p>
          </table:table-cell>
          <table:table-cell table:style-name="ce138" table:formula="of:=[.DX93]+[.DW94]" office:value-type="float" office:value="138.34" calcext:value-type="float">
            <text:p>138.3</text:p>
          </table:table-cell>
          <table:table-cell table:style-name="ce138" table:formula="of:=(([.DT94]*[.DW94])/100)+[.DY93]" office:value-type="float" office:value="182.3608125" calcext:value-type="float">
            <text:p>182.4</text:p>
          </table:table-cell>
          <table:table-cell table:style-name="ce138" table:formula="of:=[.DT94]-[.DY94]" office:value-type="float" office:value="399.8266875" calcext:value-type="float">
            <text:p>399.8</text:p>
          </table:table-cell>
          <table:table-cell table:style-name="ce138" table:formula="of:=[.DT94]/[.DX94]*[.$DX$88]" office:value-type="float" office:value="420.838152378199" calcext:value-type="float">
            <text:p>420.8</text:p>
          </table:table-cell>
          <table:table-cell table:style-name="ce138" table:formula="of:=[.DT94]-[.EA94]" office:value-type="float" office:value="161.349347621801" calcext:value-type="float">
            <text:p>161.3</text:p>
          </table:table-cell>
          <table:table-cell table:style-name="ce34" table:formula="of:=([.AH94]-[.AH93])" office:value-type="float" office:value="-2.36166666666666" calcext:value-type="float">
            <text:p>-2.36</text:p>
          </table:table-cell>
          <table:table-cell table:style-name="ce34" table:formula="of:=([.DT94]*100/[.DT93])-100" office:value-type="float" office:value="1.69213973799127" calcext:value-type="float">
            <text:p>1.69</text:p>
          </table:table-cell>
          <table:table-cell table:style-name="ce34" table:formula="of:=[.ED94]-[.DW94]" office:value-type="float" office:value="-4.24786026200873" calcext:value-type="float">
            <text:p>-4.25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16.3125" calcext:value-type="float">
            <text:p>16.3</text:p>
          </table:table-cell>
          <table:table-cell table:style-name="ce138" table:formula="of:=[.ED94]+4" office:value-type="float" office:value="5.69213973799127" calcext:value-type="float">
            <text:p>5.7</text:p>
          </table:table-cell>
          <table:table-cell table:style-name="ce138" table:formula="of:=-0.06*(([.A94]-1963)^2)+8.5*([.A94]-1963)+140" office:value-type="float" office:value="330.96" calcext:value-type="float">
            <text:p>331.0</text:p>
          </table:table-cell>
          <table:table-cell table:style-name="ce138" table:formula="of:=[.EJ94]+50" office:value-type="float" office:value="380.96" calcext:value-type="float">
            <text:p>381.0</text:p>
          </table:table-cell>
          <table:table-cell table:style-name="ce138" table:formula="of:=[.EJ94]-50" office:value-type="float" office:value="280.96" calcext:value-type="float">
            <text:p>281.0</text:p>
          </table:table-cell>
          <table:table-cell table:style-name="ce138" table:formula="of:=[.EJ94]+100" office:value-type="float" office:value="430.96" calcext:value-type="float">
            <text:p>431.0</text:p>
          </table:table-cell>
          <table:table-cell table:style-name="ce138" table:formula="of:=[.EJ94]-100" office:value-type="float" office:value="230.96" calcext:value-type="float">
            <text:p>231.0</text:p>
          </table:table-cell>
          <table:table-cell table:style-name="ce138" table:formula="of:=-0.025*(([.A94]-1963)^2)+5.5*([.A94]-1963)+175" office:value-type="float" office:value="309.4" calcext:value-type="float">
            <text:p>309.4</text:p>
          </table:table-cell>
          <table:table-cell table:style-name="ce92" table:formula="of:=1.09812*0.264172052" office:value-type="float" office:value="0.29009261374224" calcext:value-type="float">
            <text:p>0.29</text:p>
          </table:table-cell>
          <table:table-cell table:style-name="ce304" table:formula="of:=([.EP94]*100/[.EP93])-100" office:value-type="float" office:value="-15.4560677509383" calcext:value-type="float">
            <text:p>-15.5</text:p>
          </table:table-cell>
          <table:table-cell table:style-name="ce92" office:value-type="float" office:value="0.82" calcext:value-type="float">
            <text:p>0.82</text:p>
          </table:table-cell>
          <table:table-cell table:number-columns-repeated="876"/>
        </table:table-row>
        <table:table-row table:style-name="ro9">
          <table:table-cell table:style-name="ce158" office:value-type="float" office:value="1992" calcext:value-type="float">
            <text:p>1992</text:p>
          </table:table-cell>
          <table:table-cell table:style-name="ce13" office:value-type="float" office:value="39068000" calcext:value-type="float">
            <text:p>39068000</text:p>
          </table:table-cell>
          <table:table-cell table:style-name="ce112" office:value-type="float" office:value="13710030" calcext:value-type="float">
            <text:p>13710030</text:p>
          </table:table-cell>
          <table:table-cell table:style-name="ce112" office:value-type="float" office:value="17922997.984375" calcext:value-type="float">
            <text:p>17922997.98437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5]/26" office:value-type="float" office:value="527308.846153846" calcext:value-type="float">
            <text:p>527309</text:p>
          </table:table-cell>
          <table:table-cell table:style-name="ce107" table:formula="of:=[.F95]/2" office:value-type="float" office:value="263654.423076923" calcext:value-type="float">
            <text:p>263654</text:p>
          </table:table-cell>
          <table:table-cell table:style-name="ce209" table:formula="of:=[.G95]*1.5" office:value-type="float" office:value="395481.634615385" calcext:value-type="float">
            <text:p>395482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3.309" calcext:value-type="float">
            <text:p>13.31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1.29561666666667" calcext:value-type="float">
            <text:p>1.30</text:p>
          </table:table-cell>
          <table:table-cell table:style-name="ce104" table:formula="of:=[.DT95]*100" office:value-type="float" office:value="57656.25" calcext:value-type="float">
            <text:p>57656</text:p>
          </table:table-cell>
          <table:table-cell table:style-name="ce104" table:formula="of:=([.DT95]*100)*[.AJ95]" office:value-type="float" office:value="74700.3984375" calcext:value-type="float">
            <text:p>74700</text:p>
          </table:table-cell>
          <table:table-cell table:style-name="ce123" office:value-type="float" office:value="3433178000000" calcext:value-type="float">
            <text:p>3.43E+12</text:p>
          </table:table-cell>
          <table:table-cell table:style-name="ce101" table:formula="of:=([.AM95]*100/[.AM94])-100" office:value-type="float" office:value="7.13170587708483" calcext:value-type="float">
            <text:p>7.13</text:p>
          </table:table-cell>
          <table:table-cell table:style-name="ce101" table:formula="of:=AVERAGE([.$AN$84:.AN95])" office:value-type="float" office:value="8.93931794571695" calcext:value-type="float">
            <text:p>8.9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253.611666666667" calcext:value-type="float">
            <text:p>254</text:p>
          </table:table-cell>
          <table:table-cell table:style-name="ce107" table:formula="of:=[.DT95]*100/[.AR95]" office:value-type="float" office:value="227.3406849054" calcext:value-type="float">
            <text:p>227</text:p>
          </table:table-cell>
          <table:table-cell table:style-name="ce140" office:value-type="float" office:value="1.41768340785895" calcext:value-type="float">
            <text:p>1.4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59" office:value-type="float" office:value="81380" calcext:value-type="float">
            <text:p>81380</text:p>
          </table:table-cell>
          <table:table-cell table:style-name="ce115" office:value-type="float" office:value="52825" calcext:value-type="float">
            <text:p>52825</text:p>
          </table:table-cell>
          <table:table-cell table:style-name="ce115" office:value-type="float" office:value="27296" calcext:value-type="float">
            <text:p>27296</text:p>
          </table:table-cell>
          <table:table-cell table:style-name="ce115" office:value-type="float" office:value="1259" calcext:value-type="float">
            <text:p>1259</text:p>
          </table:table-cell>
          <table:table-cell table:style-name="ce115" office:value-type="float" office:value="148965" calcext:value-type="float">
            <text:p>148965</text:p>
          </table:table-cell>
          <table:table-cell table:style-name="ce115" office:value-type="float" office:value="84458" calcext:value-type="float">
            <text:p>84458</text:p>
          </table:table-cell>
          <table:table-cell table:style-name="ce115" office:value-type="float" office:value="6558" calcext:value-type="float">
            <text:p>6558</text:p>
          </table:table-cell>
          <table:table-cell table:style-name="ce115" office:value-type="float" office:value="66137" calcext:value-type="float">
            <text:p>66137</text:p>
          </table:table-cell>
          <table:table-cell table:style-name="ce194" office:value-type="float" office:value="156.493203625868" calcext:value-type="float">
            <text:p>156</text:p>
          </table:table-cell>
          <table:table-cell table:style-name="ce115" office:value-type="float" office:value="2929328500" calcext:value-type="float">
            <text:p>2929328500</text:p>
          </table:table-cell>
          <table:table-cell table:style-name="ce120" table:formula="of:=[.BW95]/[.BU95]" office:value-type="float" office:value="44291.8260580311" calcext:value-type="float">
            <text:p>44292</text:p>
          </table:table-cell>
          <table:table-cell table:style-name="ce120" table:formula="of:=[.BX95]/[.BV95]" office:value-type="float" office:value="283.027154098784" calcext:value-type="float">
            <text:p>283</text:p>
          </table:table-cell>
          <table:table-cell table:style-name="ce115" office:value-type="float" office:value="152483" calcext:value-type="float">
            <text:p>152483</text:p>
          </table:table-cell>
          <table:table-cell table:style-name="ce194" office:value-type="float" office:value="109.625364628464" calcext:value-type="float">
            <text:p>110</text:p>
          </table:table-cell>
          <table:table-cell table:style-name="ce115" office:value-type="float" office:value="5082786000" calcext:value-type="float">
            <text:p>5082786000</text:p>
          </table:table-cell>
          <table:table-cell table:style-name="ce81" table:formula="of:=[.CB95]/[.BZ95]" office:value-type="float" office:value="33333.4601234236" calcext:value-type="float">
            <text:p>33333</text:p>
          </table:table-cell>
          <table:table-cell table:style-name="ce81" table:formula="of:=[.CC95]/[.CA95]" office:value-type="float" office:value="304.067039926347" calcext:value-type="float">
            <text:p>304</text:p>
          </table:table-cell>
          <table:table-cell table:style-name="ce84" table:formula="of:=[.DT95]/(([.CD95]+[.BY95])/2)" office:value-type="float" office:value="1.96412264290019" calcext:value-type="float">
            <text:p>1.96</text:p>
          </table:table-cell>
          <table:table-cell table:style-name="ce83" table:formula="of:=(([.BY95]+[.CD95])*100/([.BY94]+[.CD94]))-100" office:value-type="float" office:value="3.68212182267527" calcext:value-type="float">
            <text:p>3.7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17558891.1496784" calcext:value-type="float">
            <text:p>17558891</text:p>
          </table:table-cell>
          <table:table-cell table:style-name="ce136" table:formula="of:=[.CH95]-[.CH94]" office:value-type="float" office:value="352891.149678409" calcext:value-type="float">
            <text:p>352891</text:p>
          </table:table-cell>
          <table:table-cell table:style-name="ce107" office:value-type="float" office:value="178501" calcext:value-type="float">
            <text:p>178501</text:p>
          </table:table-cell>
          <table:table-cell table:style-name="ce107" office:value-type="float" office:value="35695" calcext:value-type="float">
            <text:p>35695</text:p>
          </table:table-cell>
          <table:table-cell table:style-name="ce107" table:formula="of:=100-[.CM95]" office:value-type="float" office:value="83.3353564025472" calcext:value-type="float">
            <text:p>83</text:p>
          </table:table-cell>
          <table:table-cell table:style-name="ce107" table:formula="of:=([.CK95]*100)/([.CJ95]+[.CK95])" office:value-type="float" office:value="16.6646435974528" calcext:value-type="float">
            <text:p>17</text:p>
          </table:table-cell>
          <table:table-cell table:style-name="ce102" table:formula="of:=([.B95]/[.CH95])" office:value-type="float" office:value="2.22496965594069" calcext:value-type="float">
            <text:p>2.22</text:p>
          </table:table-cell>
          <table:table-cell table:style-name="ce148" table:formula="of:=[.CO94]-(([.$CO$94]-[.$CO$104])/10)" office:value-type="float" office:value="3.22" calcext:value-type="float">
            <text:p>3.22</text:p>
          </table:table-cell>
          <table:table-cell table:style-name="ce102" table:formula="of:=([.CO95]-[.CN95])" office:value-type="float" office:value="0.995030344059309" calcext:value-type="float">
            <text:p>1.00</text:p>
          </table:table-cell>
          <table:table-cell table:style-name="ce138" table:formula="of:=([.CH95]*100/[.CH94])-100" office:value-type="float" office:value="2.0509772735" calcext:value-type="float">
            <text:p>2.1</text:p>
          </table:table-cell>
          <table:table-cell table:style-name="ce101" table:formula="of:=AVERAGE([.$CQ$74:.CQ95])" office:value-type="float" office:value="2.29787350673958" calcext:value-type="float">
            <text:p>2.30</text:p>
          </table:table-cell>
          <table:table-cell table:style-name="ce104" table:formula="of:=([.B95]-[.B94])" office:value-type="float" office:value="128000" calcext:value-type="float">
            <text:p>128000</text:p>
          </table:table-cell>
          <table:table-cell table:style-name="ce34" table:formula="of:=([.B95]*100/[.B94])-100" office:value-type="float" office:value="0.328710837185412" calcext:value-type="float">
            <text:p>0.33</text:p>
          </table:table-cell>
          <table:table-cell table:style-name="ce209" table:formula="of:=[.CI95]-([.CS95]/2)" office:value-type="float" office:value="288891.149678409" calcext:value-type="float">
            <text:p>288891</text:p>
          </table:table-cell>
          <table:table-cell table:style-name="ce209" office:value-type="float" office:value="1255000" calcext:value-type="float">
            <text:p>1255000</text:p>
          </table:table-cell>
          <table:table-cell table:style-name="ce138" table:formula="of:=[.CV95]/[.CI95]" office:value-type="float" office:value="3.5563374177666" calcext:value-type="float">
            <text:p>3.6</text:p>
          </table:table-cell>
          <table:table-cell table:style-name="ce138" table:formula="of:=[.CV95]/[.B95]*100" office:value-type="float" office:value="3.21234770144364" calcext:value-type="float">
            <text:p>3.2</text:p>
          </table:table-cell>
          <table:table-cell table:style-name="ce209" office:value-type="float" office:value="26051.13" calcext:value-type="float">
            <text:p>26051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576.5625" calcext:value-type="float">
            <text:p>577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5.93" calcext:value-type="float">
            <text:p>5.93</text:p>
          </table:table-cell>
          <table:table-cell table:style-name="ce138" table:formula="of:=[.DX94]+[.DW95]" office:value-type="float" office:value="144.27" calcext:value-type="float">
            <text:p>144.3</text:p>
          </table:table-cell>
          <table:table-cell table:style-name="ce138" table:formula="of:=(([.DT95]*[.DW95])/100)+[.DY94]" office:value-type="float" office:value="216.55096875" calcext:value-type="float">
            <text:p>216.6</text:p>
          </table:table-cell>
          <table:table-cell table:style-name="ce138" table:formula="of:=[.DT95]-[.DY95]" office:value-type="float" office:value="360.01153125" calcext:value-type="float">
            <text:p>360.0</text:p>
          </table:table-cell>
          <table:table-cell table:style-name="ce138" table:formula="of:=[.DT95]/[.DX95]*[.$DX$88]" office:value-type="float" office:value="399.641297567062" calcext:value-type="float">
            <text:p>399.6</text:p>
          </table:table-cell>
          <table:table-cell table:style-name="ce138" table:formula="of:=[.DT95]-[.EA95]" office:value-type="float" office:value="176.921202432938" calcext:value-type="float">
            <text:p>176.9</text:p>
          </table:table-cell>
          <table:table-cell table:style-name="ce34" table:formula="of:=([.AH95]-[.AH94])" office:value-type="float" office:value="0.227833333333331" calcext:value-type="float">
            <text:p>0.23</text:p>
          </table:table-cell>
          <table:table-cell table:style-name="ce34" table:formula="of:=([.DT95]*100/[.DT94])-100" office:value-type="float" office:value="-0.966183574879224" calcext:value-type="float">
            <text:p>-0.97</text:p>
          </table:table-cell>
          <table:table-cell table:style-name="ce34" table:formula="of:=[.ED95]-[.DW95]" office:value-type="float" office:value="-6.89618357487922" calcext:value-type="float">
            <text:p>-6.90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18.3525" calcext:value-type="float">
            <text:p>18.4</text:p>
          </table:table-cell>
          <table:table-cell table:style-name="ce138" table:formula="of:=[.ED95]+4" office:value-type="float" office:value="3.03381642512078" calcext:value-type="float">
            <text:p>3.0</text:p>
          </table:table-cell>
          <table:table-cell table:style-name="ce138" table:formula="of:=-0.06*(([.A95]-1963)^2)+8.5*([.A95]-1963)+140" office:value-type="float" office:value="336.04" calcext:value-type="float">
            <text:p>336.0</text:p>
          </table:table-cell>
          <table:table-cell table:style-name="ce138" table:formula="of:=[.EJ95]+50" office:value-type="float" office:value="386.04" calcext:value-type="float">
            <text:p>386.0</text:p>
          </table:table-cell>
          <table:table-cell table:style-name="ce138" table:formula="of:=[.EJ95]-50" office:value-type="float" office:value="286.04" calcext:value-type="float">
            <text:p>286.0</text:p>
          </table:table-cell>
          <table:table-cell table:style-name="ce138" table:formula="of:=[.EJ95]+100" office:value-type="float" office:value="436.04" calcext:value-type="float">
            <text:p>436.0</text:p>
          </table:table-cell>
          <table:table-cell table:style-name="ce138" table:formula="of:=[.EJ95]-100" office:value-type="float" office:value="236.04" calcext:value-type="float">
            <text:p>236.0</text:p>
          </table:table-cell>
          <table:table-cell table:style-name="ce138" table:formula="of:=-0.025*(([.A95]-1963)^2)+5.5*([.A95]-1963)+175" office:value-type="float" office:value="313.475" calcext:value-type="float">
            <text:p>313.5</text:p>
          </table:table-cell>
          <table:table-cell table:style-name="ce92" table:formula="of:=1.0865*0.264172052" office:value-type="float" office:value="0.287022934498" calcext:value-type="float">
            <text:p>0.29</text:p>
          </table:table-cell>
          <table:table-cell table:style-name="ce304" table:formula="of:=([.EP95]*100/[.EP94])-100" office:value-type="float" office:value="-1.05817214876335" calcext:value-type="float">
            <text:p>-1.1</text:p>
          </table:table-cell>
          <table:table-cell table:style-name="ce92" office:value-type="float" office:value="0.92" calcext:value-type="float">
            <text:p>0.92</text:p>
          </table:table-cell>
          <table:table-cell table:number-columns-repeated="876"/>
        </table:table-row>
        <table:table-row table:style-name="ro9">
          <table:table-cell table:style-name="ce158" office:value-type="float" office:value="1993" calcext:value-type="float">
            <text:p>1993</text:p>
          </table:table-cell>
          <table:table-cell table:style-name="ce13" office:value-type="float" office:value="39190000" calcext:value-type="float">
            <text:p>39190000</text:p>
          </table:table-cell>
          <table:table-cell table:style-name="ce112" office:value-type="float" office:value="14031422" calcext:value-type="float">
            <text:p>14031422</text:p>
          </table:table-cell>
          <table:table-cell table:style-name="ce112" office:value-type="float" office:value="18163606.59375" calcext:value-type="float">
            <text:p>18163606.5937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6]/26" office:value-type="float" office:value="539670.076923077" calcext:value-type="float">
            <text:p>539670</text:p>
          </table:table-cell>
          <table:table-cell table:style-name="ce107" table:formula="of:=[.F96]/2" office:value-type="float" office:value="269835.038461538" calcext:value-type="float">
            <text:p>269835</text:p>
          </table:table-cell>
          <table:table-cell table:style-name="ce209" table:formula="of:=[.G96]*1.5" office:value-type="float" office:value="404752.557692308" calcext:value-type="float">
            <text:p>404753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10.9133333333333" calcext:value-type="float">
            <text:p>10.91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1.16333333333333" calcext:value-type="float">
            <text:p>1.16</text:p>
          </table:table-cell>
          <table:table-cell table:style-name="ce104" table:formula="of:=[.DT96]*100" office:value-type="float" office:value="57343.75" calcext:value-type="float">
            <text:p>57344</text:p>
          </table:table-cell>
          <table:table-cell table:style-name="ce104" table:formula="of:=([.DT96]*100)*[.AJ96]" office:value-type="float" office:value="66709.8958333333" calcext:value-type="float">
            <text:p>66710</text:p>
          </table:table-cell>
          <table:table-cell table:style-name="ce123" office:value-type="float" office:value="3651774000000" calcext:value-type="float">
            <text:p>3.65E+12</text:p>
          </table:table-cell>
          <table:table-cell table:style-name="ce101" table:formula="of:=([.AM96]*100/[.AM95])-100" office:value-type="float" office:value="6.36716185411883" calcext:value-type="float">
            <text:p>6.37</text:p>
          </table:table-cell>
          <table:table-cell table:style-name="ce101" table:formula="of:=AVERAGE([.$AN$84:.AN96])" office:value-type="float" office:value="8.74145978482479" calcext:value-type="float">
            <text:p>8.74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06.666666666667" calcext:value-type="float">
            <text:p>307</text:p>
          </table:table-cell>
          <table:table-cell table:style-name="ce107" table:formula="of:=[.DT96]*100/[.AR96]" office:value-type="float" office:value="186.990489130435" calcext:value-type="float">
            <text:p>187</text:p>
          </table:table-cell>
          <table:table-cell table:style-name="ce140" office:value-type="float" office:value="-0.661437253556016" calcext:value-type="float">
            <text:p>-0.7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59" office:value-type="float" office:value="74158" calcext:value-type="float">
            <text:p>74158</text:p>
          </table:table-cell>
          <table:table-cell table:style-name="ce115" office:value-type="float" office:value="48588" calcext:value-type="float">
            <text:p>48588</text:p>
          </table:table-cell>
          <table:table-cell table:style-name="ce115" office:value-type="float" office:value="24533" calcext:value-type="float">
            <text:p>24533</text:p>
          </table:table-cell>
          <table:table-cell table:style-name="ce115" office:value-type="float" office:value="1037" calcext:value-type="float">
            <text:p>1037</text:p>
          </table:table-cell>
          <table:table-cell table:style-name="ce115" office:value-type="float" office:value="149460" calcext:value-type="float">
            <text:p>149460</text:p>
          </table:table-cell>
          <table:table-cell table:style-name="ce115" office:value-type="float" office:value="77311" calcext:value-type="float">
            <text:p>77311</text:p>
          </table:table-cell>
          <table:table-cell table:style-name="ce115" office:value-type="float" office:value="8093" calcext:value-type="float">
            <text:p>8093</text:p>
          </table:table-cell>
          <table:table-cell table:style-name="ce115" office:value-type="float" office:value="66788" calcext:value-type="float">
            <text:p>66788</text:p>
          </table:table-cell>
          <table:table-cell table:style-name="ce194" office:value-type="float" office:value="148.967712192724" calcext:value-type="float">
            <text:p>149</text:p>
          </table:table-cell>
          <table:table-cell table:style-name="ce115" office:value-type="float" office:value="2966748400" calcext:value-type="float">
            <text:p>2966748400</text:p>
          </table:table-cell>
          <table:table-cell table:style-name="ce120" table:formula="of:=[.BW96]/[.BU96]" office:value-type="float" office:value="44420.3809067497" calcext:value-type="float">
            <text:p>44420</text:p>
          </table:table-cell>
          <table:table-cell table:style-name="ce120" table:formula="of:=[.BX96]/[.BV96]" office:value-type="float" office:value="298.187978139059" calcext:value-type="float">
            <text:p>298</text:p>
          </table:table-cell>
          <table:table-cell table:style-name="ce115" office:value-type="float" office:value="147981" calcext:value-type="float">
            <text:p>147981</text:p>
          </table:table-cell>
          <table:table-cell table:style-name="ce194" office:value-type="float" office:value="108.077985963098" calcext:value-type="float">
            <text:p>108</text:p>
          </table:table-cell>
          <table:table-cell table:style-name="ce115" office:value-type="float" office:value="5170784200" calcext:value-type="float">
            <text:p>5170784200</text:p>
          </table:table-cell>
          <table:table-cell table:style-name="ce81" table:formula="of:=[.CB96]/[.BZ96]" office:value-type="float" office:value="34942.2169062244" calcext:value-type="float">
            <text:p>34942</text:p>
          </table:table-cell>
          <table:table-cell table:style-name="ce81" table:formula="of:=[.CC96]/[.CA96]" office:value-type="float" office:value="323.305588967536" calcext:value-type="float">
            <text:p>323</text:p>
          </table:table-cell>
          <table:table-cell table:style-name="ce84" table:formula="of:=[.DT96]/(([.CD96]+[.BY96])/2)" office:value-type="float" office:value="1.84535297016726" calcext:value-type="float">
            <text:p>1.85</text:p>
          </table:table-cell>
          <table:table-cell table:style-name="ce83" table:formula="of:=(([.BY96]+[.CD96])*100/([.BY95]+[.CD95]))-100" office:value-type="float" office:value="5.8592596267424" calcext:value-type="float">
            <text:p>5.9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17865724.2128929" calcext:value-type="float">
            <text:p>17865724</text:p>
          </table:table-cell>
          <table:table-cell table:style-name="ce136" table:formula="of:=[.CH96]-[.CH95]" office:value-type="float" office:value="306833.063214537" calcext:value-type="float">
            <text:p>306833</text:p>
          </table:table-cell>
          <table:table-cell table:style-name="ce107" office:value-type="float" office:value="170403" calcext:value-type="float">
            <text:p>170403</text:p>
          </table:table-cell>
          <table:table-cell table:style-name="ce107" office:value-type="float" office:value="45795" calcext:value-type="float">
            <text:p>45795</text:p>
          </table:table-cell>
          <table:table-cell table:style-name="ce107" table:formula="of:=100-[.CM96]" office:value-type="float" office:value="78.8180279188522" calcext:value-type="float">
            <text:p>79</text:p>
          </table:table-cell>
          <table:table-cell table:style-name="ce107" table:formula="of:=([.CK96]*100)/([.CJ96]+[.CK96])" office:value-type="float" office:value="21.1819720811478" calcext:value-type="float">
            <text:p>21</text:p>
          </table:table-cell>
          <table:table-cell table:style-name="ce102" table:formula="of:=([.B96]/[.CH96])" office:value-type="float" office:value="2.19358585932487" calcext:value-type="float">
            <text:p>2.19</text:p>
          </table:table-cell>
          <table:table-cell table:style-name="ce148" table:formula="of:=[.CO95]-(([.$CO$94]-[.$CO$104])/10)" office:value-type="float" office:value="3.18" calcext:value-type="float">
            <text:p>3.18</text:p>
          </table:table-cell>
          <table:table-cell table:style-name="ce102" table:formula="of:=([.CO96]-[.CN96])" office:value-type="float" office:value="0.986414140675125" calcext:value-type="float">
            <text:p>0.99</text:p>
          </table:table-cell>
          <table:table-cell table:style-name="ce138" table:formula="of:=([.CH96]*100/[.CH95])-100" office:value-type="float" office:value="1.74745125189841" calcext:value-type="float">
            <text:p>1.7</text:p>
          </table:table-cell>
          <table:table-cell table:style-name="ce101" table:formula="of:=AVERAGE([.$CQ$74:.CQ96])" office:value-type="float" office:value="2.27394210435518" calcext:value-type="float">
            <text:p>2.27</text:p>
          </table:table-cell>
          <table:table-cell table:style-name="ce104" table:formula="of:=([.B96]-[.B95])" office:value-type="float" office:value="122000" calcext:value-type="float">
            <text:p>122000</text:p>
          </table:table-cell>
          <table:table-cell table:style-name="ce34" table:formula="of:=([.B96]*100/[.B95])-100" office:value-type="float" office:value="0.312276031534765" calcext:value-type="float">
            <text:p>0.31</text:p>
          </table:table-cell>
          <table:table-cell table:style-name="ce209" table:formula="of:=[.CI96]-([.CS96]/2)" office:value-type="float" office:value="245833.063214537" calcext:value-type="float">
            <text:p>245833</text:p>
          </table:table-cell>
          <table:table-cell table:style-name="ce209" office:value-type="float" office:value="1144000" calcext:value-type="float">
            <text:p>1144000</text:p>
          </table:table-cell>
          <table:table-cell table:style-name="ce138" table:formula="of:=[.CV96]/[.CI96]" office:value-type="float" office:value="3.72841175593948" calcext:value-type="float">
            <text:p>3.7</text:p>
          </table:table-cell>
          <table:table-cell table:style-name="ce138" table:formula="of:=[.CV96]/[.B96]*100" office:value-type="float" office:value="2.91911201837203" calcext:value-type="float">
            <text:p>2.9</text:p>
          </table:table-cell>
          <table:table-cell table:style-name="ce209" office:value-type="float" office:value="22651.03" calcext:value-type="float">
            <text:p>22651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573.4375" calcext:value-type="float">
            <text:p>573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34" office:value-type="float" office:value="4.57" calcext:value-type="float">
            <text:p>4.57</text:p>
          </table:table-cell>
          <table:table-cell table:style-name="ce138" table:formula="of:=[.DX95]+[.DW96]" office:value-type="float" office:value="148.84" calcext:value-type="float">
            <text:p>148.8</text:p>
          </table:table-cell>
          <table:table-cell table:style-name="ce138" table:formula="of:=(([.DT96]*[.DW96])/100)+[.DY95]" office:value-type="float" office:value="242.7570625" calcext:value-type="float">
            <text:p>242.8</text:p>
          </table:table-cell>
          <table:table-cell table:style-name="ce138" table:formula="of:=[.DT96]-[.DY96]" office:value-type="float" office:value="330.6804375" calcext:value-type="float">
            <text:p>330.7</text:p>
          </table:table-cell>
          <table:table-cell table:style-name="ce138" table:formula="of:=[.DT96]/[.DX96]*[.$DX$88]" office:value-type="float" office:value="385.271096479441" calcext:value-type="float">
            <text:p>385.3</text:p>
          </table:table-cell>
          <table:table-cell table:style-name="ce138" table:formula="of:=[.DT96]-[.EA96]" office:value-type="float" office:value="188.166403520559" calcext:value-type="float">
            <text:p>188.2</text:p>
          </table:table-cell>
          <table:table-cell table:style-name="ce34" table:formula="of:=([.AH96]-[.AH95])" office:value-type="float" office:value="-2.39566666666666" calcext:value-type="float">
            <text:p>-2.40</text:p>
          </table:table-cell>
          <table:table-cell table:style-name="ce34" table:formula="of:=([.DT96]*100/[.DT95])-100" office:value-type="float" office:value="-0.542005420054196" calcext:value-type="float">
            <text:p>-0.54</text:p>
          </table:table-cell>
          <table:table-cell table:style-name="ce34" table:formula="of:=[.ED96]-[.DW96]" office:value-type="float" office:value="-5.1120054200542" calcext:value-type="float">
            <text:p>-5.11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22.64" calcext:value-type="float">
            <text:p>22.6</text:p>
          </table:table-cell>
          <table:table-cell table:style-name="ce138" table:formula="of:=[.ED96]+4" office:value-type="float" office:value="3.4579945799458" calcext:value-type="float">
            <text:p>3.5</text:p>
          </table:table-cell>
          <table:table-cell table:style-name="ce138" table:formula="of:=-0.06*(([.A96]-1963)^2)+8.5*([.A96]-1963)+140" office:value-type="float" office:value="341" calcext:value-type="float">
            <text:p>341.0</text:p>
          </table:table-cell>
          <table:table-cell table:style-name="ce138" table:formula="of:=[.EJ96]+50" office:value-type="float" office:value="391" calcext:value-type="float">
            <text:p>391.0</text:p>
          </table:table-cell>
          <table:table-cell table:style-name="ce138" table:formula="of:=[.EJ96]-50" office:value-type="float" office:value="291" calcext:value-type="float">
            <text:p>291.0</text:p>
          </table:table-cell>
          <table:table-cell table:style-name="ce138" table:formula="of:=[.EJ96]+100" office:value-type="float" office:value="441" calcext:value-type="float">
            <text:p>441.0</text:p>
          </table:table-cell>
          <table:table-cell table:style-name="ce138" table:formula="of:=[.EJ96]-100" office:value-type="float" office:value="241" calcext:value-type="float">
            <text:p>241.0</text:p>
          </table:table-cell>
          <table:table-cell table:style-name="ce138" table:formula="of:=-0.025*(([.A96]-1963)^2)+5.5*([.A96]-1963)+175" office:value-type="float" office:value="317.5" calcext:value-type="float">
            <text:p>317.5</text:p>
          </table:table-cell>
          <table:table-cell table:style-name="ce92" table:formula="of:=1.06730769230769*0.264172052" office:value-type="float" office:value="0.281952863192307" calcext:value-type="float">
            <text:p>0.28</text:p>
          </table:table-cell>
          <table:table-cell table:style-name="ce304" table:formula="of:=([.EP96]*100/[.EP95])-100" office:value-type="float" office:value="-1.76643421006074" calcext:value-type="float">
            <text:p>-1.8</text:p>
          </table:table-cell>
          <table:table-cell table:style-name="ce92" office:value-type="float" office:value="0.8" calcext:value-type="float">
            <text:p>0.80</text:p>
          </table:table-cell>
          <table:table-cell table:number-columns-repeated="876"/>
        </table:table-row>
        <table:table-row table:style-name="ro9">
          <table:table-cell table:style-name="ce158" office:value-type="float" office:value="1994" calcext:value-type="float">
            <text:p>1994</text:p>
          </table:table-cell>
          <table:table-cell table:style-name="ce13" office:value-type="float" office:value="39295000" calcext:value-type="float">
            <text:p>39295000</text:p>
          </table:table-cell>
          <table:table-cell table:style-name="ce112" office:value-type="float" office:value="14319606" calcext:value-type="float">
            <text:p>14319606</text:p>
          </table:table-cell>
          <table:table-cell table:style-name="ce112" office:value-type="float" office:value="18384993.4375" calcext:value-type="float">
            <text:p>18384993.437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7]/26" office:value-type="float" office:value="550754.076923077" calcext:value-type="float">
            <text:p>550754</text:p>
          </table:table-cell>
          <table:table-cell table:style-name="ce107" table:formula="of:=[.F97]/2" office:value-type="float" office:value="275377.038461538" calcext:value-type="float">
            <text:p>275377</text:p>
          </table:table-cell>
          <table:table-cell table:style-name="ce209" table:formula="of:=[.G97]*1.5" office:value-type="float" office:value="413065.557692308" calcext:value-type="float">
            <text:p>413066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49" office:value-type="string" calcext:value-type="string">
            <text:p>null</text:p>
          </table:table-cell>
          <table:table-cell table:number-columns-repeated="9" table:style-name="ce115" office:value-type="string" calcext:value-type="string">
            <text:p>null</text:p>
          </table:table-cell>
          <table:table-cell table:number-columns-repeated="4" table:style-name="ce29" office:value-type="string" calcext:value-type="string">
            <text:p>null</text:p>
          </table:table-cell>
          <table:table-cell table:style-name="ce92" office:value-type="float" office:value="9.07725" calcext:value-type="float">
            <text:p>9.08</text:p>
          </table:table-cell>
          <table:table-cell table:style-name="ce92" office:value-type="string" calcext:value-type="string">
            <text:p>null</text:p>
          </table:table-cell>
          <table:table-cell table:style-name="ce101" office:value-type="float" office:value="1.192325" calcext:value-type="float">
            <text:p>1.19</text:p>
          </table:table-cell>
          <table:table-cell table:style-name="ce104" table:formula="of:=[.DT97]*100" office:value-type="float" office:value="59093.75" calcext:value-type="float">
            <text:p>59094</text:p>
          </table:table-cell>
          <table:table-cell table:style-name="ce104" table:formula="of:=([.DT97]*100)*[.AJ97]" office:value-type="float" office:value="70458.95546875" calcext:value-type="float">
            <text:p>70459</text:p>
          </table:table-cell>
          <table:table-cell table:style-name="ce123" office:value-type="float" office:value="3735799000000" calcext:value-type="float">
            <text:p>3.74E+12</text:p>
          </table:table-cell>
          <table:table-cell table:style-name="ce101" table:formula="of:=([.AM97]*100/[.AM96])-100" office:value-type="float" office:value="2.30093647635368" calcext:value-type="float">
            <text:p>2.30</text:p>
          </table:table-cell>
          <table:table-cell table:style-name="ce101" table:formula="of:=AVERAGE([.$AN$84:.AN97])" office:value-type="float" office:value="8.28142240564828" calcext:value-type="float">
            <text:p>8.28</text:p>
          </table:table-cell>
          <table:table-cell table:number-columns-repeated="2" table:style-name="ce29" office:value-type="string" calcext:value-type="string">
            <text:p>null</text:p>
          </table:table-cell>
          <table:table-cell table:style-name="ce104" office:value-type="float" office:value="318.251666666667" calcext:value-type="float">
            <text:p>318</text:p>
          </table:table-cell>
          <table:table-cell table:style-name="ce107" table:formula="of:=[.DT97]*100/[.AR97]" office:value-type="float" office:value="185.682452566365" calcext:value-type="float">
            <text:p>186</text:p>
          </table:table-cell>
          <table:table-cell table:style-name="ce140" office:value-type="float" office:value="2.46020132412789" calcext:value-type="float">
            <text:p>2.5</text:p>
          </table:table-cell>
          <table:table-cell table:style-name="ce117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2" table:style-name="ce120" office:value-type="string" calcext:value-type="string">
            <text:p>null</text:p>
          </table:table-cell>
          <table:table-cell table:number-columns-repeated="8"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59" office:value-type="float" office:value="85789" calcext:value-type="float">
            <text:p>85789</text:p>
          </table:table-cell>
          <table:table-cell table:style-name="ce115" office:value-type="float" office:value="56532" calcext:value-type="float">
            <text:p>56532</text:p>
          </table:table-cell>
          <table:table-cell table:style-name="ce115" office:value-type="float" office:value="28118" calcext:value-type="float">
            <text:p>28118</text:p>
          </table:table-cell>
          <table:table-cell table:style-name="ce115" office:value-type="float" office:value="1139" calcext:value-type="float">
            <text:p>1139</text:p>
          </table:table-cell>
          <table:table-cell table:style-name="ce115" office:value-type="float" office:value="192695" calcext:value-type="float">
            <text:p>192695</text:p>
          </table:table-cell>
          <table:table-cell table:style-name="ce115" office:value-type="float" office:value="89860" calcext:value-type="float">
            <text:p>89860</text:p>
          </table:table-cell>
          <table:table-cell table:style-name="ce115" office:value-type="float" office:value="11732" calcext:value-type="float">
            <text:p>11732</text:p>
          </table:table-cell>
          <table:table-cell table:style-name="ce115" office:value-type="float" office:value="86187" calcext:value-type="float">
            <text:p>86187</text:p>
          </table:table-cell>
          <table:table-cell table:style-name="ce194" office:value-type="float" office:value="148.880986408859" calcext:value-type="float">
            <text:p>149</text:p>
          </table:table-cell>
          <table:table-cell table:style-name="ce115" office:value-type="float" office:value="4025289700" calcext:value-type="float">
            <text:p>4025289700</text:p>
          </table:table-cell>
          <table:table-cell table:style-name="ce120" table:formula="of:=[.BW97]/[.BU97]" office:value-type="float" office:value="46704.139835474" calcext:value-type="float">
            <text:p>46704</text:p>
          </table:table-cell>
          <table:table-cell table:style-name="ce120" table:formula="of:=[.BX97]/[.BV97]" office:value-type="float" office:value="313.701171398842" calcext:value-type="float">
            <text:p>314</text:p>
          </table:table-cell>
          <table:table-cell table:style-name="ce115" office:value-type="float" office:value="180702" calcext:value-type="float">
            <text:p>180702</text:p>
          </table:table-cell>
          <table:table-cell table:style-name="ce194" office:value-type="float" office:value="107.317394845021" calcext:value-type="float">
            <text:p>107</text:p>
          </table:table-cell>
          <table:table-cell table:style-name="ce115" office:value-type="float" office:value="6401262300" calcext:value-type="float">
            <text:p>6401262300</text:p>
          </table:table-cell>
          <table:table-cell table:style-name="ce81" table:formula="of:=[.CB97]/[.BZ97]" office:value-type="float" office:value="35424.4131221569" calcext:value-type="float">
            <text:p>35424</text:p>
          </table:table-cell>
          <table:table-cell table:style-name="ce81" table:formula="of:=[.CC97]/[.CA97]" office:value-type="float" office:value="330.090132856039" calcext:value-type="float">
            <text:p>330</text:p>
          </table:table-cell>
          <table:table-cell table:style-name="ce84" table:formula="of:=[.DT97]/(([.CD97]+[.BY97])/2)" office:value-type="float" office:value="1.83580454129913" calcext:value-type="float">
            <text:p>1.84</text:p>
          </table:table-cell>
          <table:table-cell table:style-name="ce83" table:formula="of:=(([.BY97]+[.CD97])*100/([.BY96]+[.CD96]))-100" office:value-type="float" office:value="3.5877663629078" calcext:value-type="float">
            <text:p>3.6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18191342.462421" calcext:value-type="float">
            <text:p>18191342</text:p>
          </table:table-cell>
          <table:table-cell table:style-name="ce136" table:formula="of:=[.CH97]-[.CH96]" office:value-type="float" office:value="325618.249528069" calcext:value-type="float">
            <text:p>325618</text:p>
          </table:table-cell>
          <table:table-cell table:style-name="ce107" office:value-type="float" office:value="174793" calcext:value-type="float">
            <text:p>174793</text:p>
          </table:table-cell>
          <table:table-cell table:style-name="ce107" office:value-type="float" office:value="67639" calcext:value-type="float">
            <text:p>67639</text:p>
          </table:table-cell>
          <table:table-cell table:style-name="ce107" table:formula="of:=100-[.CM97]" office:value-type="float" office:value="72.0998053062302" calcext:value-type="float">
            <text:p>72</text:p>
          </table:table-cell>
          <table:table-cell table:style-name="ce107" table:formula="of:=([.CK97]*100)/([.CJ97]+[.CK97])" office:value-type="float" office:value="27.9001946937698" calcext:value-type="float">
            <text:p>28</text:p>
          </table:table-cell>
          <table:table-cell table:style-name="ce102" table:formula="of:=([.B97]/[.CH97])" office:value-type="float" office:value="2.16009346650332" calcext:value-type="float">
            <text:p>2.16</text:p>
          </table:table-cell>
          <table:table-cell table:style-name="ce148" table:formula="of:=[.CO96]-(([.$CO$94]-[.$CO$104])/10)" office:value-type="float" office:value="3.14" calcext:value-type="float">
            <text:p>3.14</text:p>
          </table:table-cell>
          <table:table-cell table:style-name="ce102" table:formula="of:=([.CO97]-[.CN97])" office:value-type="float" office:value="0.979906533496682" calcext:value-type="float">
            <text:p>0.98</text:p>
          </table:table-cell>
          <table:table-cell table:style-name="ce138" table:formula="of:=([.CH97]*100/[.CH96])-100" office:value-type="float" office:value="1.82258634269684" calcext:value-type="float">
            <text:p>1.8</text:p>
          </table:table-cell>
          <table:table-cell table:style-name="ce101" table:formula="of:=AVERAGE([.$CQ$74:.CQ97])" office:value-type="float" office:value="2.25513561428608" calcext:value-type="float">
            <text:p>2.26</text:p>
          </table:table-cell>
          <table:table-cell table:style-name="ce104" table:formula="of:=([.B97]-[.B96])" office:value-type="float" office:value="105000" calcext:value-type="float">
            <text:p>105000</text:p>
          </table:table-cell>
          <table:table-cell table:style-name="ce34" table:formula="of:=([.B97]*100/[.B96])-100" office:value-type="float" office:value="0.267925491196735" calcext:value-type="float">
            <text:p>0.27</text:p>
          </table:table-cell>
          <table:table-cell table:style-name="ce209" table:formula="of:=[.CI97]-([.CS97]/2)" office:value-type="float" office:value="273118.249528069" calcext:value-type="float">
            <text:p>273118</text:p>
          </table:table-cell>
          <table:table-cell table:style-name="ce209" office:value-type="float" office:value="1118000" calcext:value-type="float">
            <text:p>1118000</text:p>
          </table:table-cell>
          <table:table-cell table:style-name="ce138" table:formula="of:=[.CV97]/[.CI97]" office:value-type="float" office:value="3.43346849146312" calcext:value-type="float">
            <text:p>3.4</text:p>
          </table:table-cell>
          <table:table-cell table:style-name="ce138" table:formula="of:=[.CV97]/[.B97]*100" office:value-type="float" office:value="2.84514569283624" calcext:value-type="float">
            <text:p>2.8</text:p>
          </table:table-cell>
          <table:table-cell table:style-name="ce209" office:value-type="float" office:value="24037.79" calcext:value-type="float">
            <text:p>24038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590.9375" calcext:value-type="float">
            <text:p>591</text:p>
          </table:table-cell>
          <table:table-cell table:style-name="ce209" office:value-type="float" office:value="38.8225" calcext:value-type="float">
            <text:p>39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4.72" calcext:value-type="float">
            <text:p>4.72</text:p>
          </table:table-cell>
          <table:table-cell table:style-name="ce138" table:formula="of:=[.DX96]+[.DW97]" office:value-type="float" office:value="153.56" calcext:value-type="float">
            <text:p>153.6</text:p>
          </table:table-cell>
          <table:table-cell table:style-name="ce138" table:formula="of:=(([.DT97]*[.DW97])/100)+[.DY96]" office:value-type="float" office:value="270.6493125" calcext:value-type="float">
            <text:p>270.6</text:p>
          </table:table-cell>
          <table:table-cell table:style-name="ce138" table:formula="of:=[.DT97]-[.DY97]" office:value-type="float" office:value="320.2881875" calcext:value-type="float">
            <text:p>320.3</text:p>
          </table:table-cell>
          <table:table-cell table:style-name="ce138" table:formula="of:=[.DT97]/[.DX97]*[.$DX$88]" office:value-type="float" office:value="384.825149778588" calcext:value-type="float">
            <text:p>384.8</text:p>
          </table:table-cell>
          <table:table-cell table:style-name="ce138" table:formula="of:=[.DT97]-[.EA97]" office:value-type="float" office:value="206.112350221412" calcext:value-type="float">
            <text:p>206.1</text:p>
          </table:table-cell>
          <table:table-cell table:style-name="ce34" table:formula="of:=([.AH97]-[.AH96])" office:value-type="float" office:value="-1.83608333333334" calcext:value-type="float">
            <text:p>-1.84</text:p>
          </table:table-cell>
          <table:table-cell table:style-name="ce34" table:formula="of:=([.DT97]*100/[.DT96])-100" office:value-type="float" office:value="3.05177111716621" calcext:value-type="float">
            <text:p>3.05</text:p>
          </table:table-cell>
          <table:table-cell table:style-name="ce34" table:formula="of:=[.ED97]-[.DW97]" office:value-type="float" office:value="-1.66822888283379" calcext:value-type="float">
            <text:p>-1.67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24.1175" calcext:value-type="float">
            <text:p>24.1</text:p>
          </table:table-cell>
          <table:table-cell table:style-name="ce138" table:formula="of:=[.ED97]+4" office:value-type="float" office:value="7.05177111716621" calcext:value-type="float">
            <text:p>7.1</text:p>
          </table:table-cell>
          <table:table-cell table:style-name="ce138" table:formula="of:=-0.06*(([.A97]-1963)^2)+8.5*([.A97]-1963)+140" office:value-type="float" office:value="345.84" calcext:value-type="float">
            <text:p>345.8</text:p>
          </table:table-cell>
          <table:table-cell table:style-name="ce138" table:formula="of:=[.EJ97]+50" office:value-type="float" office:value="395.84" calcext:value-type="float">
            <text:p>395.8</text:p>
          </table:table-cell>
          <table:table-cell table:style-name="ce138" table:formula="of:=[.EJ97]-50" office:value-type="float" office:value="295.84" calcext:value-type="float">
            <text:p>295.8</text:p>
          </table:table-cell>
          <table:table-cell table:style-name="ce138" table:formula="of:=[.EJ97]+100" office:value-type="float" office:value="445.84" calcext:value-type="float">
            <text:p>445.8</text:p>
          </table:table-cell>
          <table:table-cell table:style-name="ce138" table:formula="of:=[.EJ97]-100" office:value-type="float" office:value="245.84" calcext:value-type="float">
            <text:p>245.8</text:p>
          </table:table-cell>
          <table:table-cell table:style-name="ce138" table:formula="of:=-0.025*(([.A97]-1963)^2)+5.5*([.A97]-1963)+175" office:value-type="float" office:value="321.475" calcext:value-type="float">
            <text:p>321.5</text:p>
          </table:table-cell>
          <table:table-cell table:style-name="ce92" table:formula="of:=1.07184615384615*0.264172052" office:value-type="float" office:value="0.283151797889845" calcext:value-type="float">
            <text:p>0.28</text:p>
          </table:table-cell>
          <table:table-cell table:style-name="ce304" table:formula="of:=([.EP97]*100/[.EP96])-100" office:value-type="float" office:value="0.425225225225063" calcext:value-type="float">
            <text:p>0.4</text:p>
          </table:table-cell>
          <table:table-cell table:style-name="ce92" office:value-type="float" office:value="0.8" calcext:value-type="float">
            <text:p>0.80</text:p>
          </table:table-cell>
          <table:table-cell table:number-columns-repeated="876"/>
        </table:table-row>
        <table:table-row table:style-name="ro9">
          <table:table-cell table:style-name="ce158" office:value-type="float" office:value="1995" calcext:value-type="float">
            <text:p>1995</text:p>
          </table:table-cell>
          <table:table-cell table:style-name="ce13" office:value-type="float" office:value="39387000" calcext:value-type="float">
            <text:p>39387000</text:p>
          </table:table-cell>
          <table:table-cell table:style-name="ce112" office:value-type="float" office:value="14555126" calcext:value-type="float">
            <text:p>14555126</text:p>
          </table:table-cell>
          <table:table-cell table:style-name="ce112" office:value-type="float" office:value="18613771.359375" calcext:value-type="float">
            <text:p>18613771.35937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8]/26" office:value-type="float" office:value="559812.538461539" calcext:value-type="float">
            <text:p>559813</text:p>
          </table:table-cell>
          <table:table-cell table:style-name="ce107" table:formula="of:=[.F98]/2" office:value-type="float" office:value="279906.269230769" calcext:value-type="float">
            <text:p>279906</text:p>
          </table:table-cell>
          <table:table-cell table:style-name="ce209" table:formula="of:=[.G98]*1.5" office:value-type="float" office:value="419859.403846154" calcext:value-type="float">
            <text:p>419859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16" office:value-type="float" office:value="403587" calcext:value-type="float">
            <text:p>403587</text:p>
          </table:table-cell>
          <table:table-cell table:style-name="ce136" table:formula="of:=[.T98]/1.5" office:value-type="float" office:value="269058" calcext:value-type="float">
            <text:p>269058</text:p>
          </table:table-cell>
          <table:table-cell table:style-name="ce122" office:value-type="float" office:value="17899907000" calcext:value-type="float">
            <text:p>1.8E+10</text:p>
          </table:table-cell>
          <table:table-cell table:style-name="ce107" table:formula="of:=[.V98]/[.T98]" office:value-type="float" office:value="44352.0405761335" calcext:value-type="float">
            <text:p>44352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34" table:formula="of:=([.W98]*100)/([.DT98]*(([.CA98]*([.BZ98]/([.BU98]+[.BZ98])))+([.BV98]*([.BU98]/([.BU98]+[.BZ98])))))" office:value-type="float" office:value="60.1332880161085" calcext:value-type="float">
            <text:p>60.13</text:p>
          </table:table-cell>
          <table:table-cell table:style-name="ce191" office:value-type="string" calcext:value-type="string">
            <text:p>null</text:p>
          </table:table-cell>
          <table:table-cell table:number-columns-repeated="4" table:style-name="ce34" office:value-type="string" calcext:value-type="string">
            <text:p>null</text:p>
          </table:table-cell>
          <table:table-cell table:style-name="ce92" office:value-type="float" office:value="9.99733333333334" calcext:value-type="float">
            <text:p>10.00</text:p>
          </table:table-cell>
          <table:table-cell table:style-name="ce92" office:value-type="string" calcext:value-type="string">
            <text:p>null</text:p>
          </table:table-cell>
          <table:table-cell table:style-name="ce102" office:value-type="float" office:value="1.297625" calcext:value-type="float">
            <text:p>1.30</text:p>
          </table:table-cell>
          <table:table-cell table:style-name="ce104" table:formula="of:=[.DT98]*100" office:value-type="float" office:value="61343.75" calcext:value-type="float">
            <text:p>61344</text:p>
          </table:table-cell>
          <table:table-cell table:style-name="ce104" table:formula="of:=([.DT98]*100)*[.AJ98]" office:value-type="float" office:value="79601.18359375" calcext:value-type="float">
            <text:p>79601</text:p>
          </table:table-cell>
          <table:table-cell table:style-name="ce123" office:value-type="float" office:value="3937403000000" calcext:value-type="float">
            <text:p>3.94E+12</text:p>
          </table:table-cell>
          <table:table-cell table:style-name="ce101" table:formula="of:=([.AM98]*100/[.AM97])-100" office:value-type="float" office:value="5.39654301529606" calcext:value-type="float">
            <text:p>5.40</text:p>
          </table:table-cell>
          <table:table-cell table:style-name="ce101" table:formula="of:=AVERAGE([.$AN$84:.AN98])" office:value-type="float" office:value="8.08909711295813" calcext:value-type="float">
            <text:p>8.09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07" office:value-type="float" office:value="290.5225" calcext:value-type="float">
            <text:p>291</text:p>
          </table:table-cell>
          <table:table-cell table:style-name="ce107" table:formula="of:=[.DT98]*100/[.AR98]" office:value-type="float" office:value="211.14973883262" calcext:value-type="float">
            <text:p>211</text:p>
          </table:table-cell>
          <table:table-cell table:style-name="ce140" office:value-type="float" office:value="2.42035296798215" calcext:value-type="float">
            <text:p>2.4</text:p>
          </table:table-cell>
          <table:table-cell table:style-name="ce118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59" office:value-type="float" office:value="87673" calcext:value-type="float">
            <text:p>87673</text:p>
          </table:table-cell>
          <table:table-cell table:style-name="ce115" office:value-type="float" office:value="57527" calcext:value-type="float">
            <text:p>57527</text:p>
          </table:table-cell>
          <table:table-cell table:style-name="ce115" office:value-type="float" office:value="28991" calcext:value-type="float">
            <text:p>28991</text:p>
          </table:table-cell>
          <table:table-cell table:style-name="ce115" office:value-type="float" office:value="1155" calcext:value-type="float">
            <text:p>1155</text:p>
          </table:table-cell>
          <table:table-cell table:style-name="ce115" office:value-type="float" office:value="231398" calcext:value-type="float">
            <text:p>231398</text:p>
          </table:table-cell>
          <table:table-cell table:style-name="ce115" office:value-type="float" office:value="85346" calcext:value-type="float">
            <text:p>85346</text:p>
          </table:table-cell>
          <table:table-cell table:style-name="ce115" office:value-type="float" office:value="13517" calcext:value-type="float">
            <text:p>13517</text:p>
          </table:table-cell>
          <table:table-cell table:style-name="ce115" office:value-type="float" office:value="92749" calcext:value-type="float">
            <text:p>92749</text:p>
          </table:table-cell>
          <table:table-cell table:style-name="ce194" office:value-type="float" office:value="150.395873956614" calcext:value-type="float">
            <text:p>150</text:p>
          </table:table-cell>
          <table:table-cell table:style-name="ce115" office:value-type="float" office:value="4421153500" calcext:value-type="float">
            <text:p>4421153500</text:p>
          </table:table-cell>
          <table:table-cell table:style-name="ce120" table:formula="of:=[.BW98]/[.BU98]" office:value-type="float" office:value="47667.9371206159" calcext:value-type="float">
            <text:p>47668</text:p>
          </table:table-cell>
          <table:table-cell table:style-name="ce120" table:formula="of:=[.BX98]/[.BV98]" office:value-type="float" office:value="316.94976641691" calcext:value-type="float">
            <text:p>317</text:p>
          </table:table-cell>
          <table:table-cell table:style-name="ce115" office:value-type="float" office:value="214997" calcext:value-type="float">
            <text:p>214997</text:p>
          </table:table-cell>
          <table:table-cell table:style-name="ce194" office:value-type="float" office:value="107.222677845717" calcext:value-type="float">
            <text:p>107</text:p>
          </table:table-cell>
          <table:table-cell table:style-name="ce115" office:value-type="float" office:value="7875175900" calcext:value-type="float">
            <text:p>7875175900</text:p>
          </table:table-cell>
          <table:table-cell table:style-name="ce81" table:formula="of:=[.CB98]/[.BZ98]" office:value-type="float" office:value="36629.2362219008" calcext:value-type="float">
            <text:p>36629</text:p>
          </table:table-cell>
          <table:table-cell table:style-name="ce81" table:formula="of:=[.CC98]/[.CA98]" office:value-type="float" office:value="341.618368034108" calcext:value-type="float">
            <text:p>342</text:p>
          </table:table-cell>
          <table:table-cell table:style-name="ce84" table:formula="of:=[.DT98]/(([.CD98]+[.BY98])/2)" office:value-type="float" office:value="1.86294315776867" calcext:value-type="float">
            <text:p>1.86</text:p>
          </table:table-cell>
          <table:table-cell table:style-name="ce83" table:formula="of:=(([.BY98]+[.CD98])*100/([.BY97]+[.CD97]))-100" office:value-type="float" office:value="2.29528266357069" calcext:value-type="float">
            <text:p>2.3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18536203.4854397" calcext:value-type="float">
            <text:p>18536203</text:p>
          </table:table-cell>
          <table:table-cell table:style-name="ce136" table:formula="of:=[.CH98]-[.CH97]" office:value-type="float" office:value="344861.023018669" calcext:value-type="float">
            <text:p>344861</text:p>
          </table:table-cell>
          <table:table-cell table:style-name="ce107" office:value-type="float" office:value="155902" calcext:value-type="float">
            <text:p>155902</text:p>
          </table:table-cell>
          <table:table-cell table:style-name="ce107" office:value-type="float" office:value="71141" calcext:value-type="float">
            <text:p>71141</text:p>
          </table:table-cell>
          <table:table-cell table:style-name="ce107" table:formula="of:=100-[.CM98]" office:value-type="float" office:value="68.6662878837929" calcext:value-type="float">
            <text:p>69</text:p>
          </table:table-cell>
          <table:table-cell table:style-name="ce107" table:formula="of:=([.CK98]*100)/([.CJ98]+[.CK98])" office:value-type="float" office:value="31.3337121162071" calcext:value-type="float">
            <text:p>31</text:p>
          </table:table-cell>
          <table:table-cell table:style-name="ce102" table:formula="of:=([.B98]/[.CH98])" office:value-type="float" office:value="2.12486877536378" calcext:value-type="float">
            <text:p>2.12</text:p>
          </table:table-cell>
          <table:table-cell table:style-name="ce148" table:formula="of:=[.CO97]-(([.$CO$94]-[.$CO$104])/10)" office:value-type="float" office:value="3.1" calcext:value-type="float">
            <text:p>3.10</text:p>
          </table:table-cell>
          <table:table-cell table:style-name="ce102" table:formula="of:=([.CO98]-[.CN98])" office:value-type="float" office:value="0.975131224636222" calcext:value-type="float">
            <text:p>0.98</text:p>
          </table:table-cell>
          <table:table-cell table:style-name="ce138" table:formula="of:=([.CH98]*100/[.CH97])-100" office:value-type="float" office:value="1.89574256947265" calcext:value-type="float">
            <text:p>1.9</text:p>
          </table:table-cell>
          <table:table-cell table:style-name="ce101" table:formula="of:=AVERAGE([.$CQ$74:.CQ98])" office:value-type="float" office:value="2.24075989249354" calcext:value-type="float">
            <text:p>2.24</text:p>
          </table:table-cell>
          <table:table-cell table:style-name="ce104" table:formula="of:=([.B98]-[.B97])" office:value-type="float" office:value="92000" calcext:value-type="float">
            <text:p>92000</text:p>
          </table:table-cell>
          <table:table-cell table:style-name="ce34" table:formula="of:=([.B98]*100/[.B97])-100" office:value-type="float" office:value="0.234126479195822" calcext:value-type="float">
            <text:p>0.23</text:p>
          </table:table-cell>
          <table:table-cell table:style-name="ce209" table:formula="of:=[.CI98]-([.CS98]/2)" office:value-type="float" office:value="298861.023018669" calcext:value-type="float">
            <text:p>298861</text:p>
          </table:table-cell>
          <table:table-cell table:style-name="ce209" office:value-type="float" office:value="1193000" calcext:value-type="float">
            <text:p>1193000</text:p>
          </table:table-cell>
          <table:table-cell table:style-name="ce138" table:formula="of:=[.CV98]/[.CI98]" office:value-type="float" office:value="3.45936455664755" calcext:value-type="float">
            <text:p>3.5</text:p>
          </table:table-cell>
          <table:table-cell table:style-name="ce138" table:formula="of:=[.CV98]/[.B98]*100" office:value-type="float" office:value="3.02891817097012" calcext:value-type="float">
            <text:p>3.0</text:p>
          </table:table-cell>
          <table:table-cell table:style-name="ce209" office:value-type="float" office:value="25458.33" calcext:value-type="float">
            <text:p>25458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613.4375" calcext:value-type="float">
            <text:p>613</text:p>
          </table:table-cell>
          <table:table-cell table:style-name="ce209" office:value-type="float" office:value="39.115" calcext:value-type="float">
            <text:p>39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4.67" calcext:value-type="float">
            <text:p>4.67</text:p>
          </table:table-cell>
          <table:table-cell table:style-name="ce138" table:formula="of:=[.DX97]+[.DW98]" office:value-type="float" office:value="158.23" calcext:value-type="float">
            <text:p>158.2</text:p>
          </table:table-cell>
          <table:table-cell table:style-name="ce138" table:formula="of:=(([.DT98]*[.DW98])/100)+[.DY97]" office:value-type="float" office:value="299.29684375" calcext:value-type="float">
            <text:p>299.3</text:p>
          </table:table-cell>
          <table:table-cell table:style-name="ce138" table:formula="of:=[.DT98]-[.DY98]" office:value-type="float" office:value="314.14065625" calcext:value-type="float">
            <text:p>314.1</text:p>
          </table:table-cell>
          <table:table-cell table:style-name="ce138" table:formula="of:=[.DT98]/[.DX98]*[.$DX$88]" office:value-type="float" office:value="387.687227453707" calcext:value-type="float">
            <text:p>387.7</text:p>
          </table:table-cell>
          <table:table-cell table:style-name="ce138" table:formula="of:=[.DT98]-[.EA98]" office:value-type="float" office:value="225.750272546293" calcext:value-type="float">
            <text:p>225.8</text:p>
          </table:table-cell>
          <table:table-cell table:style-name="ce34" table:formula="of:=([.AH98]-[.AH97])" office:value-type="float" office:value="0.920083333333336" calcext:value-type="float">
            <text:p>0.92</text:p>
          </table:table-cell>
          <table:table-cell table:style-name="ce34" table:formula="of:=([.DT98]*100/[.DT97])-100" office:value-type="float" office:value="3.80750925436277" calcext:value-type="float">
            <text:p>3.81</text:p>
          </table:table-cell>
          <table:table-cell table:style-name="ce34" table:formula="of:=[.ED98]-[.DW98]" office:value-type="float" office:value="-0.86249074563723" calcext:value-type="float">
            <text:p>-0.86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8" office:value-type="float" office:value="22.9" calcext:value-type="float">
            <text:p>22.9</text:p>
          </table:table-cell>
          <table:table-cell table:style-name="ce138" table:formula="of:=[.ED98]+4" office:value-type="float" office:value="7.80750925436277" calcext:value-type="float">
            <text:p>7.8</text:p>
          </table:table-cell>
          <table:table-cell table:style-name="ce138" table:formula="of:=-0.06*(([.A98]-1963)^2)+8.5*([.A98]-1963)+140" office:value-type="float" office:value="350.56" calcext:value-type="float">
            <text:p>350.6</text:p>
          </table:table-cell>
          <table:table-cell table:style-name="ce138" table:formula="of:=[.EJ98]+50" office:value-type="float" office:value="400.56" calcext:value-type="float">
            <text:p>400.6</text:p>
          </table:table-cell>
          <table:table-cell table:style-name="ce138" table:formula="of:=[.EJ98]-50" office:value-type="float" office:value="300.56" calcext:value-type="float">
            <text:p>300.6</text:p>
          </table:table-cell>
          <table:table-cell table:style-name="ce138" table:formula="of:=[.EJ98]+100" office:value-type="float" office:value="450.56" calcext:value-type="float">
            <text:p>450.6</text:p>
          </table:table-cell>
          <table:table-cell table:style-name="ce138" table:formula="of:=[.EJ98]-100" office:value-type="float" office:value="250.56" calcext:value-type="float">
            <text:p>250.6</text:p>
          </table:table-cell>
          <table:table-cell table:style-name="ce138" table:formula="of:=-0.025*(([.A98]-1963)^2)+5.5*([.A98]-1963)+175" office:value-type="float" office:value="325.4" calcext:value-type="float">
            <text:p>325.4</text:p>
          </table:table-cell>
          <table:table-cell table:style-name="ce92" table:formula="of:=1.10330769230769*0.264172052" office:value-type="float" office:value="0.291463057064307" calcext:value-type="float">
            <text:p>0.29</text:p>
          </table:table-cell>
          <table:table-cell table:style-name="ce304" table:formula="of:=([.EP98]*100/[.EP97])-100" office:value-type="float" office:value="2.93526625520326" calcext:value-type="float">
            <text:p>2.9</text:p>
          </table:table-cell>
          <table:table-cell table:style-name="ce92" office:value-type="float" office:value="0.86" calcext:value-type="float">
            <text:p>0.86</text:p>
          </table:table-cell>
          <table:table-cell table:number-columns-repeated="876"/>
        </table:table-row>
        <table:table-row table:style-name="ro9">
          <table:table-cell table:style-name="ce158" office:value-type="float" office:value="1996" calcext:value-type="float">
            <text:p>1996</text:p>
          </table:table-cell>
          <table:table-cell table:style-name="ce13" office:value-type="float" office:value="39478000" calcext:value-type="float">
            <text:p>39478000</text:p>
          </table:table-cell>
          <table:table-cell table:style-name="ce112" office:value-type="float" office:value="14798908" calcext:value-type="float">
            <text:p>14798908</text:p>
          </table:table-cell>
          <table:table-cell table:style-name="ce112" office:value-type="float" office:value="18872892.640625" calcext:value-type="float">
            <text:p>18872892.64062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99]/26" office:value-type="float" office:value="569188.769230769" calcext:value-type="float">
            <text:p>569189</text:p>
          </table:table-cell>
          <table:table-cell table:style-name="ce107" table:formula="of:=[.F99]/2" office:value-type="float" office:value="284594.384615385" calcext:value-type="float">
            <text:p>284594</text:p>
          </table:table-cell>
          <table:table-cell table:style-name="ce209" table:formula="of:=[.G99]*1.5" office:value-type="float" office:value="426891.576923077" calcext:value-type="float">
            <text:p>426892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16" office:value-type="float" office:value="412982" calcext:value-type="float">
            <text:p>412982</text:p>
          </table:table-cell>
          <table:table-cell table:style-name="ce136" table:formula="of:=[.T99]/1.5" office:value-type="float" office:value="275321.333333333" calcext:value-type="float">
            <text:p>275321</text:p>
          </table:table-cell>
          <table:table-cell table:style-name="ce122" office:value-type="float" office:value="19566189000" calcext:value-type="float">
            <text:p>2.0E+10</text:p>
          </table:table-cell>
          <table:table-cell table:style-name="ce107" table:formula="of:=[.V99]/[.T99]" office:value-type="float" office:value="47377.8251836642" calcext:value-type="float">
            <text:p>47378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34" table:formula="of:=([.W99]*100)/([.DT99]*(([.CA99]*([.BZ99]/([.BU99]+[.BZ99])))+([.BV99]*([.BU99]/([.BU99]+[.BZ99])))))" office:value-type="float" office:value="63.9273913089108" calcext:value-type="float">
            <text:p>63.93</text:p>
          </table:table-cell>
          <table:table-cell table:style-name="ce103" table:formula="of:=(([.V99]*100/[.V98])-100)-[.DW99]" office:value-type="float" office:value="5.74888635343189" calcext:value-type="float">
            <text:p>5.75</text:p>
          </table:table-cell>
          <table:table-cell table:number-columns-repeated="4" table:style-name="ce34" office:value-type="string" calcext:value-type="string">
            <text:p>null</text:p>
          </table:table-cell>
          <table:table-cell table:style-name="ce92" office:value-type="float" office:value="7.356" calcext:value-type="float">
            <text:p>7.36</text:p>
          </table:table-cell>
          <table:table-cell table:style-name="ce92" office:value-type="string" calcext:value-type="string">
            <text:p>null</text:p>
          </table:table-cell>
          <table:table-cell table:style-name="ce102" office:value-type="float" office:value="1.25218333333333" calcext:value-type="float">
            <text:p>1.25</text:p>
          </table:table-cell>
          <table:table-cell table:style-name="ce104" table:formula="of:=[.DT99]*100" office:value-type="float" office:value="62406.25" calcext:value-type="float">
            <text:p>62406</text:p>
          </table:table-cell>
          <table:table-cell table:style-name="ce104" table:formula="of:=([.DT99]*100)*[.AJ99]" office:value-type="float" office:value="78144.0661458334" calcext:value-type="float">
            <text:p>78144</text:p>
          </table:table-cell>
          <table:table-cell table:style-name="ce123" office:value-type="float" office:value="4090345000000" calcext:value-type="float">
            <text:p>4.09E+12</text:p>
          </table:table-cell>
          <table:table-cell table:style-name="ce101" table:formula="of:=([.AM99]*100/[.AM98])-100" office:value-type="float" office:value="3.884336960174" calcext:value-type="float">
            <text:p>3.88</text:p>
          </table:table-cell>
          <table:table-cell table:style-name="ce101" table:formula="of:=AVERAGE([.$AN$84:.AN99])" office:value-type="float" office:value="7.82629960340913" calcext:value-type="float">
            <text:p>7.83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07" office:value-type="float" office:value="300.0875" calcext:value-type="float">
            <text:p>300</text:p>
          </table:table-cell>
          <table:table-cell table:style-name="ce107" table:formula="of:=[.DT99]*100/[.AR99]" office:value-type="float" office:value="207.960178281335" calcext:value-type="float">
            <text:p>208</text:p>
          </table:table-cell>
          <table:table-cell table:style-name="ce140" office:value-type="float" office:value="1.69043933903565" calcext:value-type="float">
            <text:p>1.7</text:p>
          </table:table-cell>
          <table:table-cell table:style-name="ce118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59" office:value-type="float" office:value="89323" calcext:value-type="float">
            <text:p>89323</text:p>
          </table:table-cell>
          <table:table-cell table:style-name="ce115" office:value-type="float" office:value="56928" calcext:value-type="float">
            <text:p>56928</text:p>
          </table:table-cell>
          <table:table-cell table:style-name="ce115" office:value-type="float" office:value="31111" calcext:value-type="float">
            <text:p>31111</text:p>
          </table:table-cell>
          <table:table-cell table:style-name="ce115" office:value-type="float" office:value="1284" calcext:value-type="float">
            <text:p>1284</text:p>
          </table:table-cell>
          <table:table-cell table:style-name="ce115" office:value-type="float" office:value="218775" calcext:value-type="float">
            <text:p>218775</text:p>
          </table:table-cell>
          <table:table-cell table:style-name="ce115" office:value-type="float" office:value="80828" calcext:value-type="float">
            <text:p>80828</text:p>
          </table:table-cell>
          <table:table-cell table:style-name="ce115" office:value-type="float" office:value="6959" calcext:value-type="float">
            <text:p>6959</text:p>
          </table:table-cell>
          <table:table-cell table:style-name="ce115" office:value-type="float" office:value="88707" calcext:value-type="float">
            <text:p>88707</text:p>
          </table:table-cell>
          <table:table-cell table:style-name="ce194" office:value-type="float" office:value="146.294920176569" calcext:value-type="float">
            <text:p>146</text:p>
          </table:table-cell>
          <table:table-cell table:style-name="ce115" office:value-type="float" office:value="4368693100" calcext:value-type="float">
            <text:p>4368693100</text:p>
          </table:table-cell>
          <table:table-cell table:style-name="ce120" table:formula="of:=[.BW99]/[.BU99]" office:value-type="float" office:value="49248.5722659993" calcext:value-type="float">
            <text:p>49249</text:p>
          </table:table-cell>
          <table:table-cell table:style-name="ce120" table:formula="of:=[.BX99]/[.BV99]" office:value-type="float" office:value="336.638976982656" calcext:value-type="float">
            <text:p>337</text:p>
          </table:table-cell>
          <table:table-cell table:style-name="ce115" office:value-type="float" office:value="192120" calcext:value-type="float">
            <text:p>192120</text:p>
          </table:table-cell>
          <table:table-cell table:style-name="ce194" office:value-type="float" office:value="106.042330839139" calcext:value-type="float">
            <text:p>106</text:p>
          </table:table-cell>
          <table:table-cell table:style-name="ce115" office:value-type="float" office:value="7125463000" calcext:value-type="float">
            <text:p>7125463000</text:p>
          </table:table-cell>
          <table:table-cell table:style-name="ce81" table:formula="of:=[.CB99]/[.BZ99]" office:value-type="float" office:value="37088.6060795336" calcext:value-type="float">
            <text:p>37089</text:p>
          </table:table-cell>
          <table:table-cell table:style-name="ce81" table:formula="of:=[.CC99]/[.CA99]" office:value-type="float" office:value="349.75283724945" calcext:value-type="float">
            <text:p>350</text:p>
          </table:table-cell>
          <table:table-cell table:style-name="ce84" table:formula="of:=[.DT99]/(([.CD99]+[.BY99])/2)" office:value-type="float" office:value="1.81838561317391" calcext:value-type="float">
            <text:p>1.82</text:p>
          </table:table-cell>
          <table:table-cell table:style-name="ce83" table:formula="of:=(([.BY99]+[.CD99])*100/([.BY98]+[.CD98]))-100" office:value-type="float" office:value="4.22487489533344" calcext:value-type="float">
            <text:p>4.2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18971157.2990536" calcext:value-type="float">
            <text:p>18971157</text:p>
          </table:table-cell>
          <table:table-cell table:style-name="ce136" table:formula="of:=[.CH99]-[.CH98]" office:value-type="float" office:value="434953.813613914" calcext:value-type="float">
            <text:p>434954</text:p>
          </table:table-cell>
          <table:table-cell table:style-name="ce107" office:value-type="float" office:value="194871" calcext:value-type="float">
            <text:p>194871</text:p>
          </table:table-cell>
          <table:table-cell table:style-name="ce107" office:value-type="float" office:value="77544" calcext:value-type="float">
            <text:p>77544</text:p>
          </table:table-cell>
          <table:table-cell table:style-name="ce107" table:formula="of:=100-[.CM99]" office:value-type="float" office:value="71.5346071251583" calcext:value-type="float">
            <text:p>72</text:p>
          </table:table-cell>
          <table:table-cell table:style-name="ce107" table:formula="of:=([.CK99]*100)/([.CJ99]+[.CK99])" office:value-type="float" office:value="28.4653928748417" calcext:value-type="float">
            <text:p>28</text:p>
          </table:table-cell>
          <table:table-cell table:style-name="ce102" table:formula="of:=([.B99]/[.CH99])" office:value-type="float" office:value="2.08094843017138" calcext:value-type="float">
            <text:p>2.08</text:p>
          </table:table-cell>
          <table:table-cell table:style-name="ce148" table:formula="of:=[.CO98]-(([.$CO$94]-[.$CO$104])/10)" office:value-type="float" office:value="3.06" calcext:value-type="float">
            <text:p>3.06</text:p>
          </table:table-cell>
          <table:table-cell table:style-name="ce102" table:formula="of:=([.CO99]-[.CN99])" office:value-type="float" office:value="0.979051569828615" calcext:value-type="float">
            <text:p>0.98</text:p>
          </table:table-cell>
          <table:table-cell table:style-name="ce138" table:formula="of:=([.CH99]*100/[.CH98])-100" office:value-type="float" office:value="2.34650970440398" calcext:value-type="float">
            <text:p>2.3</text:p>
          </table:table-cell>
          <table:table-cell table:style-name="ce101" table:formula="of:=AVERAGE([.$CQ$74:.CQ99])" office:value-type="float" office:value="2.24482719295164" calcext:value-type="float">
            <text:p>2.24</text:p>
          </table:table-cell>
          <table:table-cell table:style-name="ce104" table:formula="of:=([.B99]-[.B98])" office:value-type="float" office:value="91000" calcext:value-type="float">
            <text:p>91000</text:p>
          </table:table-cell>
          <table:table-cell table:style-name="ce34" table:formula="of:=([.B99]*100/[.B98])-100" office:value-type="float" office:value="0.231040698707702" calcext:value-type="float">
            <text:p>0.23</text:p>
          </table:table-cell>
          <table:table-cell table:style-name="ce209" table:formula="of:=[.CI99]-([.CS99]/2)" office:value-type="float" office:value="389453.813613914" calcext:value-type="float">
            <text:p>389454</text:p>
          </table:table-cell>
          <table:table-cell table:style-name="ce209" office:value-type="float" office:value="1228000" calcext:value-type="float">
            <text:p>1228000</text:p>
          </table:table-cell>
          <table:table-cell table:style-name="ce138" table:formula="of:=[.CV99]/[.CI99]" office:value-type="float" office:value="2.82328827007373" calcext:value-type="float">
            <text:p>2.8</text:p>
          </table:table-cell>
          <table:table-cell table:style-name="ce138" table:formula="of:=[.CV99]/[.B99]*100" office:value-type="float" office:value="3.11059324180556" calcext:value-type="float">
            <text:p>3.1</text:p>
          </table:table-cell>
          <table:table-cell table:style-name="ce209" office:value-type="float" office:value="24726.96" calcext:value-type="float">
            <text:p>24727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624.0625" calcext:value-type="float">
            <text:p>624</text:p>
          </table:table-cell>
          <table:table-cell table:style-name="ce209" office:value-type="float" office:value="40.535" calcext:value-type="float">
            <text:p>41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3.56" calcext:value-type="float">
            <text:p>3.56</text:p>
          </table:table-cell>
          <table:table-cell table:style-name="ce138" table:formula="of:=[.DX98]+[.DW99]" office:value-type="float" office:value="161.79" calcext:value-type="float">
            <text:p>161.8</text:p>
          </table:table-cell>
          <table:table-cell table:style-name="ce138" table:formula="of:=(([.DT99]*[.DW99])/100)+[.DY98]" office:value-type="float" office:value="321.51346875" calcext:value-type="float">
            <text:p>321.5</text:p>
          </table:table-cell>
          <table:table-cell table:style-name="ce138" table:formula="of:=[.DT99]-[.DY99]" office:value-type="float" office:value="302.54903125" calcext:value-type="float">
            <text:p>302.5</text:p>
          </table:table-cell>
          <table:table-cell table:style-name="ce138" table:formula="of:=[.DT99]/[.DX99]*[.$DX$88]" office:value-type="float" office:value="385.723777736572" calcext:value-type="float">
            <text:p>385.7</text:p>
          </table:table-cell>
          <table:table-cell table:style-name="ce138" table:formula="of:=[.DT99]-[.EA99]" office:value-type="float" office:value="238.338722263428" calcext:value-type="float">
            <text:p>238.3</text:p>
          </table:table-cell>
          <table:table-cell table:style-name="ce34" table:formula="of:=([.AH99]-[.AH98])" office:value-type="float" office:value="-2.64133333333333" calcext:value-type="float">
            <text:p>-2.64</text:p>
          </table:table-cell>
          <table:table-cell table:style-name="ce34" table:formula="of:=([.DT99]*100/[.DT98])-100" office:value-type="float" office:value="1.73204279164544" calcext:value-type="float">
            <text:p>1.73</text:p>
          </table:table-cell>
          <table:table-cell table:style-name="ce34" table:formula="of:=[.ED99]-[.DW99]" office:value-type="float" office:value="-1.82795720835456" calcext:value-type="float">
            <text:p>-1.83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2.33" calcext:value-type="float">
            <text:p>2.33</text:p>
          </table:table-cell>
          <table:table-cell table:style-name="ce138" office:value-type="float" office:value="22.08" calcext:value-type="float">
            <text:p>22.1</text:p>
          </table:table-cell>
          <table:table-cell table:style-name="ce138" table:formula="of:=[.ED99]+4" office:value-type="float" office:value="5.73204279164544" calcext:value-type="float">
            <text:p>5.7</text:p>
          </table:table-cell>
          <table:table-cell table:style-name="ce138" table:formula="of:=-0.06*(([.A99]-1963)^2)+8.5*([.A99]-1963)+140" office:value-type="float" office:value="355.16" calcext:value-type="float">
            <text:p>355.2</text:p>
          </table:table-cell>
          <table:table-cell table:style-name="ce138" table:formula="of:=[.EJ99]+50" office:value-type="float" office:value="405.16" calcext:value-type="float">
            <text:p>405.2</text:p>
          </table:table-cell>
          <table:table-cell table:style-name="ce138" table:formula="of:=[.EJ99]-50" office:value-type="float" office:value="305.16" calcext:value-type="float">
            <text:p>305.2</text:p>
          </table:table-cell>
          <table:table-cell table:style-name="ce138" table:formula="of:=[.EJ99]+100" office:value-type="float" office:value="455.16" calcext:value-type="float">
            <text:p>455.2</text:p>
          </table:table-cell>
          <table:table-cell table:style-name="ce138" table:formula="of:=[.EJ99]-100" office:value-type="float" office:value="255.16" calcext:value-type="float">
            <text:p>255.2</text:p>
          </table:table-cell>
          <table:table-cell table:style-name="ce138" table:formula="of:=-0.025*(([.A99]-1963)^2)+5.5*([.A99]-1963)+175" office:value-type="float" office:value="329.275" calcext:value-type="float">
            <text:p>329.3</text:p>
          </table:table-cell>
          <table:table-cell table:style-name="ce92" table:formula="of:=1.19413461538462*0.264172052" office:value-type="float" office:value="0.315456991710386" calcext:value-type="float">
            <text:p>0.32</text:p>
          </table:table-cell>
          <table:table-cell table:style-name="ce304" table:formula="of:=([.EP99]*100/[.EP98])-100" office:value-type="float" office:value="8.23223872272253" calcext:value-type="float">
            <text:p>8.2</text:p>
          </table:table-cell>
          <table:table-cell table:style-name="ce92" office:value-type="float" office:value="0.881537066666667" calcext:value-type="float">
            <text:p>0.88</text:p>
          </table:table-cell>
          <table:table-cell table:number-columns-repeated="876"/>
        </table:table-row>
        <table:table-row table:style-name="ro9">
          <table:table-cell table:style-name="ce158" office:value-type="float" office:value="1997" calcext:value-type="float">
            <text:p>1997</text:p>
          </table:table-cell>
          <table:table-cell table:style-name="ce13" office:value-type="float" office:value="39582000" calcext:value-type="float">
            <text:p>39582000</text:p>
          </table:table-cell>
          <table:table-cell table:style-name="ce112" office:value-type="float" office:value="15027010" calcext:value-type="float">
            <text:p>15027010</text:p>
          </table:table-cell>
          <table:table-cell table:style-name="ce112" office:value-type="float" office:value="19143359.265625" calcext:value-type="float">
            <text:p>19143359.26562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100]/26" office:value-type="float" office:value="577961.923076923" calcext:value-type="float">
            <text:p>577962</text:p>
          </table:table-cell>
          <table:table-cell table:style-name="ce107" table:formula="of:=[.F100]/2" office:value-type="float" office:value="288980.961538462" calcext:value-type="float">
            <text:p>288981</text:p>
          </table:table-cell>
          <table:table-cell table:style-name="ce209" table:formula="of:=[.G100]*1.5" office:value-type="float" office:value="433471.442307692" calcext:value-type="float">
            <text:p>433471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16" office:value-type="float" office:value="479237" calcext:value-type="float">
            <text:p>479237</text:p>
          </table:table-cell>
          <table:table-cell table:style-name="ce136" table:formula="of:=[.T100]/1.5" office:value-type="float" office:value="319491.333333333" calcext:value-type="float">
            <text:p>319491</text:p>
          </table:table-cell>
          <table:table-cell table:style-name="ce122" office:value-type="float" office:value="24338352000" calcext:value-type="float">
            <text:p>2.4E+10</text:p>
          </table:table-cell>
          <table:table-cell table:style-name="ce107" table:formula="of:=[.V100]/[.T100]" office:value-type="float" office:value="50785.6279878223" calcext:value-type="float">
            <text:p>50786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34" table:formula="of:=([.W100]*100)/([.DT100]*(([.CA100]*([.BZ100]/([.BU100]+[.BZ100])))+([.BV100]*([.BU100]/([.BU100]+[.BZ100])))))" office:value-type="float" office:value="67.2452557279442" calcext:value-type="float">
            <text:p>67.25</text:p>
          </table:table-cell>
          <table:table-cell table:style-name="ce103" table:formula="of:=(([.V100]*100/[.V99])-100)-[.DW100]" office:value-type="float" office:value="22.4198441336736" calcext:value-type="float">
            <text:p>22.42</text:p>
          </table:table-cell>
          <table:table-cell table:number-columns-repeated="4" table:style-name="ce34" office:value-type="string" calcext:value-type="string">
            <text:p>null</text:p>
          </table:table-cell>
          <table:table-cell table:style-name="ce92" office:value-type="float" office:value="5.19791666666667" calcext:value-type="float">
            <text:p>5.20</text:p>
          </table:table-cell>
          <table:table-cell table:style-name="ce92" office:value-type="string" calcext:value-type="string">
            <text:p>null</text:p>
          </table:table-cell>
          <table:table-cell table:style-name="ce102" office:value-type="float" office:value="1.12700833333333" calcext:value-type="float">
            <text:p>1.13</text:p>
          </table:table-cell>
          <table:table-cell table:style-name="ce104" table:formula="of:=[.DT100]*100" office:value-type="float" office:value="64250" calcext:value-type="float">
            <text:p>64250</text:p>
          </table:table-cell>
          <table:table-cell table:style-name="ce104" table:formula="of:=([.DT100]*100)*[.AJ100]" office:value-type="float" office:value="72410.2854166667" calcext:value-type="float">
            <text:p>72410</text:p>
          </table:table-cell>
          <table:table-cell table:style-name="ce123" office:value-type="float" office:value="4267311000000" calcext:value-type="float">
            <text:p>4.27E+12</text:p>
          </table:table-cell>
          <table:table-cell table:style-name="ce101" table:formula="of:=([.AM100]*100/[.AM99])-100" office:value-type="float" office:value="4.32643212247379" calcext:value-type="float">
            <text:p>4.33</text:p>
          </table:table-cell>
          <table:table-cell table:style-name="ce101" table:formula="of:=AVERAGE([.$AN$84:.AN100])" office:value-type="float" office:value="7.62042504570705" calcext:value-type="float">
            <text:p>7.62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07" office:value-type="float" office:value="291.965833333333" calcext:value-type="float">
            <text:p>292</text:p>
          </table:table-cell>
          <table:table-cell table:style-name="ce107" table:formula="of:=[.DT100]*100/[.AR100]" office:value-type="float" office:value="220.059995604509" calcext:value-type="float">
            <text:p>220</text:p>
          </table:table-cell>
          <table:table-cell table:style-name="ce140" office:value-type="float" office:value="2.70782288904117" calcext:value-type="float">
            <text:p>2.7</text:p>
          </table:table-cell>
          <table:table-cell table:style-name="ce118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59" office:value-type="float" office:value="104790" calcext:value-type="float">
            <text:p>104790</text:p>
          </table:table-cell>
          <table:table-cell table:style-name="ce115" office:value-type="float" office:value="66740" calcext:value-type="float">
            <text:p>66740</text:p>
          </table:table-cell>
          <table:table-cell table:style-name="ce115" office:value-type="float" office:value="36487" calcext:value-type="float">
            <text:p>36487</text:p>
          </table:table-cell>
          <table:table-cell table:style-name="ce115" office:value-type="float" office:value="1563" calcext:value-type="float">
            <text:p>1563</text:p>
          </table:table-cell>
          <table:table-cell table:style-name="ce115" office:value-type="float" office:value="270731" calcext:value-type="float">
            <text:p>270731</text:p>
          </table:table-cell>
          <table:table-cell table:style-name="ce115" office:value-type="float" office:value="87826" calcext:value-type="float">
            <text:p>87826</text:p>
          </table:table-cell>
          <table:table-cell table:style-name="ce115" office:value-type="float" office:value="9702" calcext:value-type="float">
            <text:p>9702</text:p>
          </table:table-cell>
          <table:table-cell table:style-name="ce115" office:value-type="float" office:value="104094" calcext:value-type="float">
            <text:p>104094</text:p>
          </table:table-cell>
          <table:table-cell table:style-name="ce194" office:value-type="float" office:value="148.009386699932" calcext:value-type="float">
            <text:p>148</text:p>
          </table:table-cell>
          <table:table-cell table:style-name="ce115" office:value-type="float" office:value="5435822700" calcext:value-type="float">
            <text:p>5435822700</text:p>
          </table:table-cell>
          <table:table-cell table:style-name="ce120" table:formula="of:=[.BW100]/[.BU100]" office:value-type="float" office:value="52220.3268199896" calcext:value-type="float">
            <text:p>52220</text:p>
          </table:table-cell>
          <table:table-cell table:style-name="ce120" table:formula="of:=[.BX100]/[.BV100]" office:value-type="float" office:value="352.817669097291" calcext:value-type="float">
            <text:p>353</text:p>
          </table:table-cell>
          <table:table-cell table:style-name="ce115" office:value-type="float" office:value="231524" calcext:value-type="float">
            <text:p>231524</text:p>
          </table:table-cell>
          <table:table-cell table:style-name="ce194" office:value-type="float" office:value="103.848844881996" calcext:value-type="float">
            <text:p>104</text:p>
          </table:table-cell>
          <table:table-cell table:style-name="ce115" office:value-type="float" office:value="8764069200" calcext:value-type="float">
            <text:p>8764069200</text:p>
          </table:table-cell>
          <table:table-cell table:style-name="ce81" table:formula="of:=[.CB100]/[.BZ100]" office:value-type="float" office:value="37853.8259532489" calcext:value-type="float">
            <text:p>37854</text:p>
          </table:table-cell>
          <table:table-cell table:style-name="ce81" table:formula="of:=[.CC100]/[.CA100]" office:value-type="float" office:value="364.508878228377" calcext:value-type="float">
            <text:p>365</text:p>
          </table:table-cell>
          <table:table-cell table:style-name="ce84" table:formula="of:=[.DT100]/(([.CD100]+[.BY100])/2)" office:value-type="float" office:value="1.79137382380553" calcext:value-type="float">
            <text:p>1.79</text:p>
          </table:table-cell>
          <table:table-cell table:style-name="ce83" table:formula="of:=(([.BY100]+[.CD100])*100/([.BY99]+[.CD99]))-100" office:value-type="float" office:value="4.50686218164917" calcext:value-type="float">
            <text:p>4.5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19334119.5659178" calcext:value-type="float">
            <text:p>19334120</text:p>
          </table:table-cell>
          <table:table-cell table:style-name="ce136" table:formula="of:=[.CH100]-[.CH99]" office:value-type="float" office:value="362962.266864203" calcext:value-type="float">
            <text:p>362962</text:p>
          </table:table-cell>
          <table:table-cell table:style-name="ce107" office:value-type="float" office:value="224332" calcext:value-type="float">
            <text:p>224332</text:p>
          </table:table-cell>
          <table:table-cell table:style-name="ce107" office:value-type="float" office:value="85028" calcext:value-type="float">
            <text:p>85028</text:p>
          </table:table-cell>
          <table:table-cell table:style-name="ce107" table:formula="of:=100-[.CM100]" office:value-type="float" office:value="72.5148694078097" calcext:value-type="float">
            <text:p>73</text:p>
          </table:table-cell>
          <table:table-cell table:style-name="ce107" table:formula="of:=([.CK100]*100)/([.CJ100]+[.CK100])" office:value-type="float" office:value="27.4851305921903" calcext:value-type="float">
            <text:p>27</text:p>
          </table:table-cell>
          <table:table-cell table:style-name="ce102" table:formula="of:=([.B100]/[.CH100])" office:value-type="float" office:value="2.04726157118502" calcext:value-type="float">
            <text:p>2.05</text:p>
          </table:table-cell>
          <table:table-cell table:style-name="ce148" table:formula="of:=[.CO99]-(([.$CO$94]-[.$CO$104])/10)" office:value-type="float" office:value="3.02" calcext:value-type="float">
            <text:p>3.02</text:p>
          </table:table-cell>
          <table:table-cell table:style-name="ce102" table:formula="of:=([.CO100]-[.CN100])" office:value-type="float" office:value="0.972738428814975" calcext:value-type="float">
            <text:p>0.97</text:p>
          </table:table-cell>
          <table:table-cell table:style-name="ce138" table:formula="of:=([.CH100]*100/[.CH99])-100" office:value-type="float" office:value="1.91323207721392" calcext:value-type="float">
            <text:p>1.9</text:p>
          </table:table-cell>
          <table:table-cell table:style-name="ce101" table:formula="of:=AVERAGE([.$CQ$74:.CQ100])" office:value-type="float" office:value="2.23254589236876" calcext:value-type="float">
            <text:p>2.23</text:p>
          </table:table-cell>
          <table:table-cell table:style-name="ce104" table:formula="of:=([.B100]-[.B99])" office:value-type="float" office:value="104000" calcext:value-type="float">
            <text:p>104000</text:p>
          </table:table-cell>
          <table:table-cell table:style-name="ce34" table:formula="of:=([.B100]*100/[.B99])-100" office:value-type="float" office:value="0.263437864126857" calcext:value-type="float">
            <text:p>0.26</text:p>
          </table:table-cell>
          <table:table-cell table:style-name="ce209" table:formula="of:=[.CI100]-([.CS100]/2)" office:value-type="float" office:value="310962.266864203" calcext:value-type="float">
            <text:p>310962</text:p>
          </table:table-cell>
          <table:table-cell table:style-name="ce209" office:value-type="float" office:value="1306000" calcext:value-type="float">
            <text:p>1306000</text:p>
          </table:table-cell>
          <table:table-cell table:style-name="ce138" table:formula="of:=[.CV100]/[.CI100]" office:value-type="float" office:value="3.59817016596004" calcext:value-type="float">
            <text:p>3.6</text:p>
          </table:table-cell>
          <table:table-cell table:style-name="ce138" table:formula="of:=[.CV100]/[.B100]*100" office:value-type="float" office:value="3.29947956141681" calcext:value-type="float">
            <text:p>3.3</text:p>
          </table:table-cell>
          <table:table-cell table:style-name="ce209" office:value-type="float" office:value="26794.6" calcext:value-type="float">
            <text:p>26795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642.5" calcext:value-type="float">
            <text:p>643</text:p>
          </table:table-cell>
          <table:table-cell table:style-name="ce209" office:value-type="float" office:value="43.2875" calcext:value-type="float">
            <text:p>43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1.97" calcext:value-type="float">
            <text:p>1.97</text:p>
          </table:table-cell>
          <table:table-cell table:style-name="ce138" table:formula="of:=[.DX99]+[.DW100]" office:value-type="float" office:value="163.76" calcext:value-type="float">
            <text:p>163.8</text:p>
          </table:table-cell>
          <table:table-cell table:style-name="ce138" table:formula="of:=(([.DT100]*[.DW100])/100)+[.DY99]" office:value-type="float" office:value="334.17071875" calcext:value-type="float">
            <text:p>334.2</text:p>
          </table:table-cell>
          <table:table-cell table:style-name="ce138" table:formula="of:=[.DT100]-[.DY100]" office:value-type="float" office:value="308.32928125" calcext:value-type="float">
            <text:p>308.3</text:p>
          </table:table-cell>
          <table:table-cell table:style-name="ce138" table:formula="of:=[.DT100]/[.DX100]*[.$DX$88]" office:value-type="float" office:value="392.342452369321" calcext:value-type="float">
            <text:p>392.3</text:p>
          </table:table-cell>
          <table:table-cell table:style-name="ce138" table:formula="of:=[.DT100]-[.EA100]" office:value-type="float" office:value="250.157547630679" calcext:value-type="float">
            <text:p>250.2</text:p>
          </table:table-cell>
          <table:table-cell table:style-name="ce34" table:formula="of:=([.AH100]-[.AH99])" office:value-type="float" office:value="-2.15808333333333" calcext:value-type="float">
            <text:p>-2.16</text:p>
          </table:table-cell>
          <table:table-cell table:style-name="ce34" table:formula="of:=([.DT100]*100/[.DT99])-100" office:value-type="float" office:value="2.95443164747121" calcext:value-type="float">
            <text:p>2.95</text:p>
          </table:table-cell>
          <table:table-cell table:style-name="ce34" table:formula="of:=[.ED100]-[.DW100]" office:value-type="float" office:value="0.98443164747121" calcext:value-type="float">
            <text:p>0.98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16.04" calcext:value-type="float">
            <text:p>16.04</text:p>
          </table:table-cell>
          <table:table-cell table:style-name="ce138" office:value-type="float" office:value="20.61" calcext:value-type="float">
            <text:p>20.6</text:p>
          </table:table-cell>
          <table:table-cell table:style-name="ce138" table:formula="of:=[.ED100]+4" office:value-type="float" office:value="6.95443164747121" calcext:value-type="float">
            <text:p>7.0</text:p>
          </table:table-cell>
          <table:table-cell table:style-name="ce138" table:formula="of:=-0.06*(([.A100]-1963)^2)+8.5*([.A100]-1963)+140" office:value-type="float" office:value="359.64" calcext:value-type="float">
            <text:p>359.6</text:p>
          </table:table-cell>
          <table:table-cell table:style-name="ce138" table:formula="of:=[.EJ100]+50" office:value-type="float" office:value="409.64" calcext:value-type="float">
            <text:p>409.6</text:p>
          </table:table-cell>
          <table:table-cell table:style-name="ce138" table:formula="of:=[.EJ100]-50" office:value-type="float" office:value="309.64" calcext:value-type="float">
            <text:p>309.6</text:p>
          </table:table-cell>
          <table:table-cell table:style-name="ce138" table:formula="of:=[.EJ100]+100" office:value-type="float" office:value="459.64" calcext:value-type="float">
            <text:p>459.6</text:p>
          </table:table-cell>
          <table:table-cell table:style-name="ce138" table:formula="of:=[.EJ100]-100" office:value-type="float" office:value="259.64" calcext:value-type="float">
            <text:p>259.6</text:p>
          </table:table-cell>
          <table:table-cell table:style-name="ce138" table:formula="of:=-0.025*(([.A100]-1963)^2)+5.5*([.A100]-1963)+175" office:value-type="float" office:value="333.1" calcext:value-type="float">
            <text:p>333.1</text:p>
          </table:table-cell>
          <table:table-cell table:style-name="ce92" table:formula="of:=1.18869230769231*0.264172052" office:value-type="float" office:value="0.314019286119693" calcext:value-type="float">
            <text:p>0.31</text:p>
          </table:table-cell>
          <table:table-cell table:style-name="ce304" table:formula="of:=([.EP100]*100/[.EP99])-100" office:value-type="float" office:value="-0.455753281262773" calcext:value-type="float">
            <text:p>-0.5</text:p>
          </table:table-cell>
          <table:table-cell table:style-name="ce92" office:value-type="float" office:value="0.79" calcext:value-type="float">
            <text:p>0.79</text:p>
          </table:table-cell>
          <table:table-cell table:number-columns-repeated="876"/>
        </table:table-row>
        <table:table-row table:style-name="ro9">
          <table:table-cell table:style-name="ce158" office:value-type="float" office:value="1998" calcext:value-type="float">
            <text:p>1998</text:p>
          </table:table-cell>
          <table:table-cell table:style-name="ce13" office:value-type="float" office:value="39721000" calcext:value-type="float">
            <text:p>39721000</text:p>
          </table:table-cell>
          <table:table-cell table:style-name="ce112" office:value-type="float" office:value="15300398" calcext:value-type="float">
            <text:p>15300398</text:p>
          </table:table-cell>
          <table:table-cell table:style-name="ce112" office:value-type="float" office:value="19418779.78125" calcext:value-type="float">
            <text:p>19418779.78125</text:p>
          </table:table-cell>
          <table:table-cell table:style-name="ce107" office:value-type="string" calcext:value-type="string">
            <text:p>null</text:p>
          </table:table-cell>
          <table:table-cell table:style-name="ce107" table:formula="of:=[.C101]/26" office:value-type="float" office:value="588476.846153846" calcext:value-type="float">
            <text:p>588477</text:p>
          </table:table-cell>
          <table:table-cell table:style-name="ce107" table:formula="of:=[.F101]/2" office:value-type="float" office:value="294238.423076923" calcext:value-type="float">
            <text:p>294238</text:p>
          </table:table-cell>
          <table:table-cell table:style-name="ce209" table:formula="of:=[.G101]*1.5" office:value-type="float" office:value="441357.634615385" calcext:value-type="float">
            <text:p>441358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16" office:value-type="float" office:value="529565" calcext:value-type="float">
            <text:p>529565</text:p>
          </table:table-cell>
          <table:table-cell table:style-name="ce136" table:formula="of:=[.T101]/1.5" office:value-type="float" office:value="353043.333333333" calcext:value-type="float">
            <text:p>353043</text:p>
          </table:table-cell>
          <table:table-cell table:style-name="ce122" office:value-type="float" office:value="29595669000" calcext:value-type="float">
            <text:p>3.0E+10</text:p>
          </table:table-cell>
          <table:table-cell table:style-name="ce107" table:formula="of:=[.V101]/[.T101]" office:value-type="float" office:value="55886.7542228055" calcext:value-type="float">
            <text:p>55887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34" table:formula="of:=([.W101]*100)/([.DT101]*(([.CA101]*([.BZ101]/([.BU101]+[.BZ101])))+([.BV101]*([.BU101]/([.BU101]+[.BZ101])))))" office:value-type="float" office:value="70.203244120506" calcext:value-type="float">
            <text:p>70.20</text:p>
          </table:table-cell>
          <table:table-cell table:style-name="ce103" table:formula="of:=(([.V101]*100/[.V100])-100)-[.DW101]" office:value-type="float" office:value="19.7709572053194" calcext:value-type="float">
            <text:p>19.77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136" office:value-type="string" calcext:value-type="string">
            <text:p>null</text:p>
          </table:table-cell>
          <table:table-cell table:style-name="ce103" office:value-type="float" office:value="4.00491666666667" calcext:value-type="float">
            <text:p>4.00</text:p>
          </table:table-cell>
          <table:table-cell table:style-name="ce103" office:value-type="string" calcext:value-type="string">
            <text:p>null</text:p>
          </table:table-cell>
          <table:table-cell table:style-name="ce102" office:value-type="float" office:value="1.12371666666667" calcext:value-type="float">
            <text:p>1.12</text:p>
          </table:table-cell>
          <table:table-cell table:style-name="ce104" table:formula="of:=[.DT101]*100" office:value-type="float" office:value="67093.75" calcext:value-type="float">
            <text:p>67094</text:p>
          </table:table-cell>
          <table:table-cell table:style-name="ce104" table:formula="of:=([.DT101]*100)*[.AJ101]" office:value-type="float" office:value="75394.3651041667" calcext:value-type="float">
            <text:p>75394</text:p>
          </table:table-cell>
          <table:table-cell table:style-name="ce123" office:value-type="float" office:value="4471961000000" calcext:value-type="float">
            <text:p>4.47E+12</text:p>
          </table:table-cell>
          <table:table-cell table:style-name="ce101" table:formula="of:=([.AM101]*100/[.AM100])-100" office:value-type="float" office:value="4.79576014028505" calcext:value-type="float">
            <text:p>4.80</text:p>
          </table:table-cell>
          <table:table-cell table:style-name="ce101" table:formula="of:=AVERAGE([.$AN$84:.AN101])" office:value-type="float" office:value="7.46349921762805" calcext:value-type="float">
            <text:p>7.46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07" office:value-type="float" office:value="264.714166666667" calcext:value-type="float">
            <text:p>265</text:p>
          </table:table-cell>
          <table:table-cell table:style-name="ce107" table:formula="of:=[.DT101]*100/[.AR101]" office:value-type="float" office:value="253.457345501594" calcext:value-type="float">
            <text:p>253</text:p>
          </table:table-cell>
          <table:table-cell table:style-name="ce140" office:value-type="float" office:value="3.03635678056094" calcext:value-type="float">
            <text:p>3.0</text:p>
          </table:table-cell>
          <table:table-cell table:style-name="ce118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59" office:value-type="float" office:value="120765" calcext:value-type="float">
            <text:p>120765</text:p>
          </table:table-cell>
          <table:table-cell table:style-name="ce115" office:value-type="float" office:value="79803" calcext:value-type="float">
            <text:p>79803</text:p>
          </table:table-cell>
          <table:table-cell table:style-name="ce115" office:value-type="float" office:value="39195" calcext:value-type="float">
            <text:p>39195</text:p>
          </table:table-cell>
          <table:table-cell table:style-name="ce115" office:value-type="float" office:value="1767" calcext:value-type="float">
            <text:p>1767</text:p>
          </table:table-cell>
          <table:table-cell table:style-name="ce115" office:value-type="float" office:value="356651" calcext:value-type="float">
            <text:p>356651</text:p>
          </table:table-cell>
          <table:table-cell table:style-name="ce115" office:value-type="float" office:value="100332" calcext:value-type="float">
            <text:p>100332</text:p>
          </table:table-cell>
          <table:table-cell table:style-name="ce115" office:value-type="float" office:value="6116" calcext:value-type="float">
            <text:p>6116</text:p>
          </table:table-cell>
          <table:table-cell table:style-name="ce115" office:value-type="float" office:value="136282" calcext:value-type="float">
            <text:p>136282</text:p>
          </table:table-cell>
          <table:table-cell table:style-name="ce194" office:value-type="float" office:value="149.19655531869" calcext:value-type="float">
            <text:p>149</text:p>
          </table:table-cell>
          <table:table-cell table:style-name="ce115" office:value-type="float" office:value="7090628000" calcext:value-type="float">
            <text:p>7090628000</text:p>
          </table:table-cell>
          <table:table-cell table:style-name="ce120" table:formula="of:=[.BW101]/[.BU101]" office:value-type="float" office:value="52029.086746599" calcext:value-type="float">
            <text:p>52029</text:p>
          </table:table-cell>
          <table:table-cell table:style-name="ce120" table:formula="of:=[.BX101]/[.BV101]" office:value-type="float" office:value="348.728471883701" calcext:value-type="float">
            <text:p>349</text:p>
          </table:table-cell>
          <table:table-cell table:style-name="ce115" office:value-type="float" office:value="291165" calcext:value-type="float">
            <text:p>291165</text:p>
          </table:table-cell>
          <table:table-cell table:style-name="ce194" office:value-type="float" office:value="104.35321266365" calcext:value-type="float">
            <text:p>104</text:p>
          </table:table-cell>
          <table:table-cell table:style-name="ce115" office:value-type="float" office:value="10917020500" calcext:value-type="float">
            <text:p>10917020500</text:p>
          </table:table-cell>
          <table:table-cell table:style-name="ce81" table:formula="of:=[.CB101]/[.BZ101]" office:value-type="float" office:value="37494.2747239538" calcext:value-type="float">
            <text:p>37494</text:p>
          </table:table-cell>
          <table:table-cell table:style-name="ce81" table:formula="of:=[.CC101]/[.CA101]" office:value-type="float" office:value="359.301585134757" calcext:value-type="float">
            <text:p>359</text:p>
          </table:table-cell>
          <table:table-cell table:style-name="ce84" table:formula="of:=[.DT101]/(([.CD101]+[.BY101])/2)" office:value-type="float" office:value="1.89522321361707" calcext:value-type="float">
            <text:p>1.90</text:p>
          </table:table-cell>
          <table:table-cell table:style-name="ce83" table:formula="of:=(([.BY101]+[.CD101])*100/([.BY100]+[.CD100]))-100" office:value-type="float" office:value="-1.29599139218654" calcext:value-type="float">
            <text:p>-1.3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19753914.3498192" calcext:value-type="float">
            <text:p>19753914</text:p>
          </table:table-cell>
          <table:table-cell table:style-name="ce136" table:formula="of:=[.CH101]-[.CH100]" office:value-type="float" office:value="419794.783901397" calcext:value-type="float">
            <text:p>419795</text:p>
          </table:table-cell>
          <table:table-cell table:style-name="ce107" office:value-type="float" office:value="226631" calcext:value-type="float">
            <text:p>226631</text:p>
          </table:table-cell>
          <table:table-cell table:style-name="ce107" office:value-type="float" office:value="74597" calcext:value-type="float">
            <text:p>74597</text:p>
          </table:table-cell>
          <table:table-cell table:style-name="ce107" table:formula="of:=100-[.CM101]" office:value-type="float" office:value="75.2357018603848" calcext:value-type="float">
            <text:p>75</text:p>
          </table:table-cell>
          <table:table-cell table:style-name="ce107" table:formula="of:=([.CK101]*100)/([.CJ101]+[.CK101])" office:value-type="float" office:value="24.7642981396152" calcext:value-type="float">
            <text:p>25</text:p>
          </table:table-cell>
          <table:table-cell table:style-name="ce102" table:formula="of:=([.B101]/[.CH101])" office:value-type="float" office:value="2.01079134477282" calcext:value-type="float">
            <text:p>2.01</text:p>
          </table:table-cell>
          <table:table-cell table:style-name="ce148" table:formula="of:=[.CO100]-(([.$CO$94]-[.$CO$104])/10)" office:value-type="float" office:value="2.98" calcext:value-type="float">
            <text:p>2.98</text:p>
          </table:table-cell>
          <table:table-cell table:style-name="ce102" table:formula="of:=([.CO101]-[.CN101])" office:value-type="float" office:value="0.969208655227182" calcext:value-type="float">
            <text:p>0.97</text:p>
          </table:table-cell>
          <table:table-cell table:style-name="ce138" table:formula="of:=([.CH101]*100/[.CH100])-100" office:value-type="float" office:value="2.17126403129011" calcext:value-type="float">
            <text:p>2.2</text:p>
          </table:table-cell>
          <table:table-cell table:style-name="ce101" table:formula="of:=AVERAGE([.$CQ$74:.CQ101])" office:value-type="float" office:value="2.23035725447309" calcext:value-type="float">
            <text:p>2.23</text:p>
          </table:table-cell>
          <table:table-cell table:style-name="ce104" table:formula="of:=([.B101]-[.B100])" office:value-type="float" office:value="139000" calcext:value-type="float">
            <text:p>139000</text:p>
          </table:table-cell>
          <table:table-cell table:style-name="ce34" table:formula="of:=([.B101]*100/[.B100])-100" office:value-type="float" office:value="0.351169723611747" calcext:value-type="float">
            <text:p>0.35</text:p>
          </table:table-cell>
          <table:table-cell table:style-name="ce209" table:formula="of:=[.CI101]-([.CS101]/2)" office:value-type="float" office:value="350294.783901397" calcext:value-type="float">
            <text:p>350295</text:p>
          </table:table-cell>
          <table:table-cell table:style-name="ce209" office:value-type="float" office:value="1386000" calcext:value-type="float">
            <text:p>1386000</text:p>
          </table:table-cell>
          <table:table-cell table:style-name="ce138" table:formula="of:=[.CV101]/[.CI101]" office:value-type="float" office:value="3.30161320042878" calcext:value-type="float">
            <text:p>3.3</text:p>
          </table:table-cell>
          <table:table-cell table:style-name="ce138" table:formula="of:=[.CV101]/[.B101]*100" office:value-type="float" office:value="3.48933813348103" calcext:value-type="float">
            <text:p>3.5</text:p>
          </table:table-cell>
          <table:table-cell table:style-name="ce209" office:value-type="float" office:value="30990.09" calcext:value-type="float">
            <text:p>30990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670.9375" calcext:value-type="float">
            <text:p>671</text:p>
          </table:table-cell>
          <table:table-cell table:style-name="ce209" office:value-type="float" office:value="46.3575" calcext:value-type="float">
            <text:p>46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1.83" calcext:value-type="float">
            <text:p>1.83</text:p>
          </table:table-cell>
          <table:table-cell table:style-name="ce138" table:formula="of:=[.DX100]+[.DW101]" office:value-type="float" office:value="165.59" calcext:value-type="float">
            <text:p>165.6</text:p>
          </table:table-cell>
          <table:table-cell table:style-name="ce138" table:formula="of:=(([.DT101]*[.DW101])/100)+[.DY100]" office:value-type="float" office:value="346.448875" calcext:value-type="float">
            <text:p>346.4</text:p>
          </table:table-cell>
          <table:table-cell table:style-name="ce138" table:formula="of:=[.DT101]-[.DY101]" office:value-type="float" office:value="324.488625" calcext:value-type="float">
            <text:p>324.5</text:p>
          </table:table-cell>
          <table:table-cell table:style-name="ce138" table:formula="of:=[.DT101]/[.DX101]*[.$DX$88]" office:value-type="float" office:value="405.179962558126" calcext:value-type="float">
            <text:p>405.2</text:p>
          </table:table-cell>
          <table:table-cell table:style-name="ce138" table:formula="of:=[.DT101]-[.EA101]" office:value-type="float" office:value="265.757537441874" calcext:value-type="float">
            <text:p>265.8</text:p>
          </table:table-cell>
          <table:table-cell table:style-name="ce34" table:formula="of:=([.AH101]-[.AH100])" office:value-type="float" office:value="-1.193" calcext:value-type="float">
            <text:p>-1.19</text:p>
          </table:table-cell>
          <table:table-cell table:style-name="ce34" table:formula="of:=([.DT101]*100/[.DT100])-100" office:value-type="float" office:value="4.42607003891051" calcext:value-type="float">
            <text:p>4.43</text:p>
          </table:table-cell>
          <table:table-cell table:style-name="ce34" table:formula="of:=[.ED101]-[.DW101]" office:value-type="float" office:value="2.59607003891051" calcext:value-type="float">
            <text:p>2.60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10.5" calcext:value-type="float">
            <text:p>10.50</text:p>
          </table:table-cell>
          <table:table-cell table:style-name="ce138" office:value-type="float" office:value="18.61" calcext:value-type="float">
            <text:p>18.6</text:p>
          </table:table-cell>
          <table:table-cell table:style-name="ce138" table:formula="of:=[.ED101]+4" office:value-type="float" office:value="8.42607003891051" calcext:value-type="float">
            <text:p>8.4</text:p>
          </table:table-cell>
          <table:table-cell table:style-name="ce138" table:formula="of:=-0.06*(([.A101]-1963)^2)+8.5*([.A101]-1963)+140" office:value-type="float" office:value="364" calcext:value-type="float">
            <text:p>364.0</text:p>
          </table:table-cell>
          <table:table-cell table:style-name="ce138" table:formula="of:=[.EJ101]+50" office:value-type="float" office:value="414" calcext:value-type="float">
            <text:p>414.0</text:p>
          </table:table-cell>
          <table:table-cell table:style-name="ce138" table:formula="of:=[.EJ101]-50" office:value-type="float" office:value="314" calcext:value-type="float">
            <text:p>314.0</text:p>
          </table:table-cell>
          <table:table-cell table:style-name="ce138" table:formula="of:=[.EJ101]+100" office:value-type="float" office:value="464" calcext:value-type="float">
            <text:p>464.0</text:p>
          </table:table-cell>
          <table:table-cell table:style-name="ce138" table:formula="of:=[.EJ101]-100" office:value-type="float" office:value="264" calcext:value-type="float">
            <text:p>264.0</text:p>
          </table:table-cell>
          <table:table-cell table:style-name="ce138" table:formula="of:=-0.025*(([.A101]-1963)^2)+5.5*([.A101]-1963)+175" office:value-type="float" office:value="336.875" calcext:value-type="float">
            <text:p>336.9</text:p>
          </table:table-cell>
          <table:table-cell table:style-name="ce92" table:formula="of:=1.01665384615385*0.264172052" office:value-type="float" office:value="0.268571532712155" calcext:value-type="float">
            <text:p>0.27</text:p>
          </table:table-cell>
          <table:table-cell table:style-name="ce304" table:formula="of:=([.EP101]*100/[.EP100])-100" office:value-type="float" office:value="-14.4729178800231" calcext:value-type="float">
            <text:p>-14.5</text:p>
          </table:table-cell>
          <table:table-cell table:style-name="ce92" office:value-type="float" office:value="0.74" calcext:value-type="float">
            <text:p>0.74</text:p>
          </table:table-cell>
          <table:table-cell table:number-columns-repeated="876"/>
        </table:table-row>
        <table:table-row table:style-name="ro9">
          <table:table-cell table:style-name="ce158" office:value-type="float" office:value="1999" calcext:value-type="float">
            <text:p>1999</text:p>
          </table:table-cell>
          <table:table-cell table:style-name="ce13" office:value-type="float" office:value="39927000" calcext:value-type="float">
            <text:p>39927000</text:p>
          </table:table-cell>
          <table:table-cell table:style-name="ce112" office:value-type="float" office:value="15557958" calcext:value-type="float">
            <text:p>15557958</text:p>
          </table:table-cell>
          <table:table-cell table:style-name="ce112" office:value-type="float" office:value="19747448.4375" calcext:value-type="float">
            <text:p>19747448.4375</text:p>
          </table:table-cell>
          <table:table-cell table:style-name="ce112" office:value-type="float" office:value="32632826" calcext:value-type="float">
            <text:p>32632826</text:p>
          </table:table-cell>
          <table:table-cell table:style-name="ce107" table:formula="of:=[.C102]/26" office:value-type="float" office:value="598383" calcext:value-type="float">
            <text:p>598383</text:p>
          </table:table-cell>
          <table:table-cell table:style-name="ce107" table:formula="of:=[.F102]/2" office:value-type="float" office:value="299191.5" calcext:value-type="float">
            <text:p>299192</text:p>
          </table:table-cell>
          <table:table-cell table:style-name="ce209" table:formula="of:=[.G102]*1.5" office:value-type="float" office:value="448787.25" calcext:value-type="float">
            <text:p>448787</text:p>
          </table:table-cell>
          <table:table-cell table:number-columns-repeated="11" table:style-name="ce115" office:value-type="string" calcext:value-type="string">
            <text:p>null</text:p>
          </table:table-cell>
          <table:table-cell table:style-name="ce116" office:value-type="float" office:value="585782" calcext:value-type="float">
            <text:p>585782</text:p>
          </table:table-cell>
          <table:table-cell table:style-name="ce136" table:formula="of:=[.T102]/1.5" office:value-type="float" office:value="390521.333333333" calcext:value-type="float">
            <text:p>390521</text:p>
          </table:table-cell>
          <table:table-cell table:style-name="ce122" office:value-type="float" office:value="36218444000" calcext:value-type="float">
            <text:p>3.6E+10</text:p>
          </table:table-cell>
          <table:table-cell table:style-name="ce107" table:formula="of:=[.V102]/[.T102]" office:value-type="float" office:value="61829.2197438638" calcext:value-type="float">
            <text:p>61829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34" table:formula="of:=([.W102]*100)/([.DT102]*(([.CA102]*([.BZ102]/([.BU102]+[.BZ102])))+([.BV102]*([.BU102]/([.BU102]+[.BZ102])))))" office:value-type="float" office:value="71.6853414763916" calcext:value-type="float">
            <text:p>71.69</text:p>
          </table:table-cell>
          <table:table-cell table:style-name="ce103" table:formula="of:=(([.V102]*100/[.V101])-100)-[.DW102]" office:value-type="float" office:value="20.0675140882945" calcext:value-type="float">
            <text:p>20.07</text:p>
          </table:table-cell>
          <table:table-cell table:style-name="ce102" office:value-type="float" office:value="4.724" calcext:value-type="float">
            <text:p>4.72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6" office:value-type="float" office:value="23" calcext:value-type="float">
            <text:p>23</text:p>
          </table:table-cell>
          <table:table-cell table:style-name="ce102" office:value-type="float" office:value="3.15491666666667" calcext:value-type="float">
            <text:p>3.15</text:p>
          </table:table-cell>
          <table:table-cell table:style-name="ce102" table:formula="of:=[.AD102]-[.AH102]" office:value-type="float" office:value="1.56908333333333" calcext:value-type="float">
            <text:p>1.57</text:p>
          </table:table-cell>
          <table:table-cell table:style-name="ce102" office:value-type="float" office:value="1.05985833333333" calcext:value-type="float">
            <text:p>1.06</text:p>
          </table:table-cell>
          <table:table-cell table:style-name="ce104" table:formula="of:=[.DT102]*100" office:value-type="float" office:value="72906.25" calcext:value-type="float">
            <text:p>72906</text:p>
          </table:table-cell>
          <table:table-cell table:style-name="ce104" table:formula="of:=([.DT102]*100)*[.AJ102]" office:value-type="float" office:value="77270.2966145833" calcext:value-type="float">
            <text:p>77270</text:p>
          </table:table-cell>
          <table:table-cell table:style-name="ce123" office:value-type="float" office:value="4708947000000" calcext:value-type="float">
            <text:p>4.71E+12</text:p>
          </table:table-cell>
          <table:table-cell table:style-name="ce101" table:formula="of:=([.AM102]*100/[.AM101])-100" office:value-type="float" office:value="5.2993753746958" calcext:value-type="float">
            <text:p>5.30</text:p>
          </table:table-cell>
          <table:table-cell table:style-name="ce101" table:formula="of:=AVERAGE([.$AN$84:.AN102])" office:value-type="float" office:value="7.34959796273688" calcext:value-type="float">
            <text:p>7.35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07" office:value-type="float" office:value="264.783333333333" calcext:value-type="float">
            <text:p>265</text:p>
          </table:table-cell>
          <table:table-cell table:style-name="ce107" table:formula="of:=[.DT102]*100/[.AR102]" office:value-type="float" office:value="275.34304777491" calcext:value-type="float">
            <text:p>275</text:p>
          </table:table-cell>
          <table:table-cell table:style-name="ce140" office:value-type="float" office:value="2.96492683158674" calcext:value-type="float">
            <text:p>3.0</text:p>
          </table:table-cell>
          <table:table-cell table:style-name="ce119" office:value-type="float" office:value="376354000000" calcext:value-type="float">
            <text:p>3.76E+11</text:p>
          </table:table-cell>
          <table:table-cell table:style-name="ce107" table:formula="of:=[.AU102]/[.E102]" office:value-type="float" office:value="11532.9882860896" calcext:value-type="float">
            <text:p>11533</text:p>
          </table:table-cell>
          <table:table-cell table:style-name="ce107" table:formula="of:=[.AV102]" office:value-type="float" office:value="11532.9882860896" calcext:value-type="float">
            <text:p>11533</text:p>
          </table:table-cell>
          <table:table-cell table:style-name="ce107" table:formula="of:=[.AV102]+(12*PMT([.AD102]/100/12;[.AG102]*12;([.AV102]*5)*-1))" office:value-type="float" office:value="15648.6082536211" calcext:value-type="float">
            <text:p>15649</text:p>
          </table:table-cell>
          <table:table-cell table:style-name="ce107" table:formula="of:=[.AV102]" office:value-type="float" office:value="11532.9882860896" calcext:value-type="float">
            <text:p>11533</text:p>
          </table:table-cell>
          <table:table-cell table:style-name="ce107" table:formula="of:=(([.AY102]+([.AW102]-[.AV102])+([.AX102]-[.AV102]))-[.AV102])+[.$AV$102]" office:value-type="float" office:value="15648.6082536211" calcext:value-type="float">
            <text:p>15649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office:value-type="float" office:value="51" calcext:value-type="float">
            <text:p>51</text:p>
          </table:table-cell>
          <table:table-cell table:style-name="ce107" table:formula="of:=[.DU102]-[.BB102]" office:value-type="float" office:value="-0.422499999999999" calcext:value-type="float">
            <text:p>0</text:p>
          </table:table-cell>
          <table:table-cell table:style-name="ce107" table:formula="of:=[.W102]/5" office:value-type="float" office:value="12365.8439487728" calcext:value-type="float">
            <text:p>12366</text:p>
          </table:table-cell>
          <table:table-cell table:style-name="ce107" table:formula="of:=100-(([.AV102]*100)/[.BD102])" office:value-type="float" office:value="6.73512997684087" calcext:value-type="float">
            <text:p>7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49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59" office:value-type="float" office:value="141338" calcext:value-type="float">
            <text:p>141338</text:p>
          </table:table-cell>
          <table:table-cell table:style-name="ce115" office:value-type="float" office:value="91284" calcext:value-type="float">
            <text:p>91284</text:p>
          </table:table-cell>
          <table:table-cell table:style-name="ce115" office:value-type="float" office:value="47753" calcext:value-type="float">
            <text:p>47753</text:p>
          </table:table-cell>
          <table:table-cell table:style-name="ce115" office:value-type="float" office:value="2301" calcext:value-type="float">
            <text:p>2301</text:p>
          </table:table-cell>
          <table:table-cell table:style-name="ce115" office:value-type="float" office:value="432522" calcext:value-type="float">
            <text:p>432522</text:p>
          </table:table-cell>
          <table:table-cell table:style-name="ce115" office:value-type="float" office:value="118399" calcext:value-type="float">
            <text:p>118399</text:p>
          </table:table-cell>
          <table:table-cell table:style-name="ce115" office:value-type="float" office:value="7339" calcext:value-type="float">
            <text:p>7339</text:p>
          </table:table-cell>
          <table:table-cell table:style-name="ce115" office:value-type="float" office:value="158487" calcext:value-type="float">
            <text:p>158487</text:p>
          </table:table-cell>
          <table:table-cell table:style-name="ce194" office:value-type="float" office:value="146.329304342161" calcext:value-type="float">
            <text:p>146</text:p>
          </table:table-cell>
          <table:table-cell table:style-name="ce115" office:value-type="float" office:value="8253696800" calcext:value-type="float">
            <text:p>8253696800</text:p>
          </table:table-cell>
          <table:table-cell table:style-name="ce120" table:formula="of:=[.BW102]/[.BU102]" office:value-type="float" office:value="52078.0682327257" calcext:value-type="float">
            <text:p>52078</text:p>
          </table:table-cell>
          <table:table-cell table:style-name="ce120" table:formula="of:=[.BX102]/[.BV102]" office:value-type="float" office:value="355.896369950287" calcext:value-type="float">
            <text:p>356</text:p>
          </table:table-cell>
          <table:table-cell table:style-name="ce115" office:value-type="float" office:value="354324" calcext:value-type="float">
            <text:p>354324</text:p>
          </table:table-cell>
          <table:table-cell table:style-name="ce194" office:value-type="float" office:value="105.768141239497" calcext:value-type="float">
            <text:p>106</text:p>
          </table:table-cell>
          <table:table-cell table:style-name="ce115" office:value-type="float" office:value="13636129600" calcext:value-type="float">
            <text:p>13636129600</text:p>
          </table:table-cell>
          <table:table-cell table:style-name="ce81" table:formula="of:=[.CB102]/[.BZ102]" office:value-type="float" office:value="38484.9166299771" calcext:value-type="float">
            <text:p>38485</text:p>
          </table:table-cell>
          <table:table-cell table:style-name="ce81" table:formula="of:=[.CC102]/[.CA102]" office:value-type="float" office:value="363.861141729186" calcext:value-type="float">
            <text:p>364</text:p>
          </table:table-cell>
          <table:table-cell table:style-name="ce84" table:formula="of:=[.DT102]/(([.CD102]+[.BY102])/2)" office:value-type="float" office:value="2.02585589776983" calcext:value-type="float">
            <text:p>2.03</text:p>
          </table:table-cell>
          <table:table-cell table:style-name="ce83" table:formula="of:=(([.BY102]+[.CD102])*100/([.BY101]+[.CD101]))-100" office:value-type="float" office:value="1.65634983215257" calcext:value-type="float">
            <text:p>1.7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20222974.8006361" calcext:value-type="float">
            <text:p>20222975</text:p>
          </table:table-cell>
          <table:table-cell table:style-name="ce136" table:formula="of:=[.CH102]-[.CH101]" office:value-type="float" office:value="469060.450816903" calcext:value-type="float">
            <text:p>469060</text:p>
          </table:table-cell>
          <table:table-cell table:style-name="ce107" office:value-type="float" office:value="296250" calcext:value-type="float">
            <text:p>296250</text:p>
          </table:table-cell>
          <table:table-cell table:style-name="ce107" office:value-type="float" office:value="55972" calcext:value-type="float">
            <text:p>55972</text:p>
          </table:table-cell>
          <table:table-cell table:style-name="ce107" table:formula="of:=100-[.CM102]" office:value-type="float" office:value="84.1088858731141" calcext:value-type="float">
            <text:p>84</text:p>
          </table:table-cell>
          <table:table-cell table:style-name="ce107" table:formula="of:=([.CK102]*100)/([.CJ102]+[.CK102])" office:value-type="float" office:value="15.8911141268859" calcext:value-type="float">
            <text:p>16</text:p>
          </table:table-cell>
          <table:table-cell table:style-name="ce102" table:formula="of:=([.B102]/[.CH102])" office:value-type="float" office:value="1.97433861207917" calcext:value-type="float">
            <text:p>1.97</text:p>
          </table:table-cell>
          <table:table-cell table:style-name="ce148" table:formula="of:=[.CO101]-(([.$CO$94]-[.$CO$104])/10)" office:value-type="float" office:value="2.94" calcext:value-type="float">
            <text:p>2.94</text:p>
          </table:table-cell>
          <table:table-cell table:style-name="ce102" table:formula="of:=([.CO102]-[.CN102])" office:value-type="float" office:value="0.965661387920825" calcext:value-type="float">
            <text:p>0.97</text:p>
          </table:table-cell>
          <table:table-cell table:style-name="ce138" table:formula="of:=([.CH102]*100/[.CH101])-100" office:value-type="float" office:value="2.37451900676686" calcext:value-type="float">
            <text:p>2.4</text:p>
          </table:table-cell>
          <table:table-cell table:style-name="ce101" table:formula="of:=AVERAGE([.$CQ$74:.CQ102])" office:value-type="float" office:value="2.23532834937977" calcext:value-type="float">
            <text:p>2.24</text:p>
          </table:table-cell>
          <table:table-cell table:style-name="ce104" table:formula="of:=([.B102]-[.B101])" office:value-type="float" office:value="206000" calcext:value-type="float">
            <text:p>206000</text:p>
          </table:table-cell>
          <table:table-cell table:style-name="ce34" table:formula="of:=([.B102]*100/[.B101])-100" office:value-type="float" office:value="0.518617356058513" calcext:value-type="float">
            <text:p>0.52</text:p>
          </table:table-cell>
          <table:table-cell table:style-name="ce209" table:formula="of:=[.CI102]-([.CS102]/2)" office:value-type="float" office:value="366060.450816903" calcext:value-type="float">
            <text:p>366060</text:p>
          </table:table-cell>
          <table:table-cell table:style-name="ce209" office:value-type="float" office:value="1573000" calcext:value-type="float">
            <text:p>1573000</text:p>
          </table:table-cell>
          <table:table-cell table:style-name="ce138" table:formula="of:=[.CV102]/[.CI102]" office:value-type="float" office:value="3.35351231863719" calcext:value-type="float">
            <text:p>3.4</text:p>
          </table:table-cell>
          <table:table-cell table:style-name="ce138" table:formula="of:=[.CV102]/[.B102]*100" office:value-type="float" office:value="3.93968993412979" calcext:value-type="float">
            <text:p>3.9</text:p>
          </table:table-cell>
          <table:table-cell table:style-name="ce209" office:value-type="float" office:value="34626.98" calcext:value-type="float">
            <text:p>34627</text:p>
          </table:table-cell>
          <table:table-cell table:style-name="ce71" office:value-type="string" calcext:value-type="string">
            <text:p>null</text:p>
          </table:table-cell>
          <table:table-cell table:style-name="ce160" office:value-type="string" calcext:value-type="string">
            <text:p>null</text:p>
          </table:table-cell>
          <table:table-cell table:number-columns-repeated="2" table:style-name="ce149" office:value-type="string" calcext:value-type="string">
            <text:p>null</text:p>
          </table:table-cell>
          <table:table-cell table:number-columns-repeated="13" table:style-name="ce115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729.0625" calcext:value-type="float">
            <text:p>729</text:p>
          </table:table-cell>
          <table:table-cell table:style-name="ce209" office:value-type="float" office:value="50.5775" calcext:value-type="float">
            <text:p>51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2.31" calcext:value-type="float">
            <text:p>2.31</text:p>
          </table:table-cell>
          <table:table-cell table:style-name="ce138" table:formula="of:=[.DX101]+[.DW102]" office:value-type="float" office:value="167.9" calcext:value-type="float">
            <text:p>167.9</text:p>
          </table:table-cell>
          <table:table-cell table:style-name="ce138" table:formula="of:=(([.DT102]*[.DW102])/100)+[.DY101]" office:value-type="float" office:value="363.29021875" calcext:value-type="float">
            <text:p>363.3</text:p>
          </table:table-cell>
          <table:table-cell table:style-name="ce138" table:formula="of:=[.DT102]-[.DY102]" office:value-type="float" office:value="365.77228125" calcext:value-type="float">
            <text:p>365.8</text:p>
          </table:table-cell>
          <table:table-cell table:style-name="ce138" table:formula="of:=[.DT102]/[.DX102]*[.$DX$88]" office:value-type="float" office:value="434.224240619416" calcext:value-type="float">
            <text:p>434.2</text:p>
          </table:table-cell>
          <table:table-cell table:style-name="ce138" table:formula="of:=[.DT102]-[.EA102]" office:value-type="float" office:value="294.838259380584" calcext:value-type="float">
            <text:p>294.8</text:p>
          </table:table-cell>
          <table:table-cell table:style-name="ce34" table:formula="of:=([.AH102]-[.AH101])" office:value-type="float" office:value="-0.85" calcext:value-type="float">
            <text:p>-0.85</text:p>
          </table:table-cell>
          <table:table-cell table:style-name="ce34" table:formula="of:=([.DT102]*100/[.DT101])-100" office:value-type="float" office:value="8.66325104797392" calcext:value-type="float">
            <text:p>8.66</text:p>
          </table:table-cell>
          <table:table-cell table:style-name="ce34" table:formula="of:=[.ED102]-[.DW102]" office:value-type="float" office:value="6.35325104797392" calcext:value-type="float">
            <text:p>6.35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10.62" calcext:value-type="float">
            <text:p>10.62</text:p>
          </table:table-cell>
          <table:table-cell table:style-name="ce138" office:value-type="float" office:value="15.64" calcext:value-type="float">
            <text:p>15.6</text:p>
          </table:table-cell>
          <table:table-cell table:style-name="ce138" table:formula="of:=[.ED102]+4" office:value-type="float" office:value="12.6632510479739" calcext:value-type="float">
            <text:p>12.7</text:p>
          </table:table-cell>
          <table:table-cell table:style-name="ce138" table:formula="of:=-0.06*(([.A102]-1963)^2)+8.5*([.A102]-1963)+140" office:value-type="float" office:value="368.24" calcext:value-type="float">
            <text:p>368.2</text:p>
          </table:table-cell>
          <table:table-cell table:style-name="ce138" table:formula="of:=[.EJ102]+50" office:value-type="float" office:value="418.24" calcext:value-type="float">
            <text:p>418.2</text:p>
          </table:table-cell>
          <table:table-cell table:style-name="ce138" table:formula="of:=[.EJ102]-50" office:value-type="float" office:value="318.24" calcext:value-type="float">
            <text:p>318.2</text:p>
          </table:table-cell>
          <table:table-cell table:style-name="ce138" table:formula="of:=[.EJ102]+100" office:value-type="float" office:value="468.24" calcext:value-type="float">
            <text:p>468.2</text:p>
          </table:table-cell>
          <table:table-cell table:style-name="ce138" table:formula="of:=[.EJ102]-100" office:value-type="float" office:value="268.24" calcext:value-type="float">
            <text:p>268.2</text:p>
          </table:table-cell>
          <table:table-cell table:style-name="ce138" table:formula="of:=-0.025*(([.A102]-1963)^2)+5.5*([.A102]-1963)+175" office:value-type="float" office:value="340.6" calcext:value-type="float">
            <text:p>340.6</text:p>
          </table:table-cell>
          <table:table-cell table:style-name="ce92" table:formula="of:=1.11598076923077*0.264172052" office:value-type="float" office:value="0.294810929800231" calcext:value-type="float">
            <text:p>0.29</text:p>
          </table:table-cell>
          <table:table-cell table:style-name="ce304" table:formula="of:=([.EP102]*100/[.EP101])-100" office:value-type="float" office:value="9.76998448908526" calcext:value-type="float">
            <text:p>9.8</text:p>
          </table:table-cell>
          <table:table-cell table:style-name="ce92" office:value-type="float" office:value="0.75" calcext:value-type="float">
            <text:p>0.75</text:p>
          </table:table-cell>
          <table:table-cell table:number-columns-repeated="876"/>
        </table:table-row>
        <table:table-row table:style-name="ro9">
          <table:table-cell table:style-name="ce158" office:value-type="float" office:value="2000" calcext:value-type="float">
            <text:p>2000</text:p>
          </table:table-cell>
          <table:table-cell table:style-name="ce13" office:value-type="float" office:value="40264000" calcext:value-type="float">
            <text:p>40264000</text:p>
          </table:table-cell>
          <table:table-cell table:style-name="ce112" office:value-type="float" office:value="15786797" calcext:value-type="float">
            <text:p>15786797</text:p>
          </table:table-cell>
          <table:table-cell table:style-name="ce112" office:value-type="float" office:value="20138439.421875" calcext:value-type="float">
            <text:p>20138439.421875</text:p>
          </table:table-cell>
          <table:table-cell table:style-name="ce112" office:value-type="float" office:value="32954866" calcext:value-type="float">
            <text:p>32954866</text:p>
          </table:table-cell>
          <table:table-cell table:style-name="ce107" table:formula="of:=[.C103]/26" office:value-type="float" office:value="607184.5" calcext:value-type="float">
            <text:p>607185</text:p>
          </table:table-cell>
          <table:table-cell table:style-name="ce107" table:formula="of:=[.F103]/2" office:value-type="float" office:value="303592.25" calcext:value-type="float">
            <text:p>303592</text:p>
          </table:table-cell>
          <table:table-cell table:style-name="ce209" table:formula="of:=[.G103]*1.5" office:value-type="float" office:value="455388.375" calcext:value-type="float">
            <text:p>455388</text:p>
          </table:table-cell>
          <table:table-cell table:number-columns-repeated="11" table:style-name="ce116" office:value-type="string" calcext:value-type="string">
            <text:p>null</text:p>
          </table:table-cell>
          <table:table-cell table:style-name="ce116" office:value-type="float" office:value="612852" calcext:value-type="float">
            <text:p>612852</text:p>
          </table:table-cell>
          <table:table-cell table:style-name="ce136" table:formula="of:=[.T103]/1.5" office:value-type="float" office:value="408568" calcext:value-type="float">
            <text:p>408568</text:p>
          </table:table-cell>
          <table:table-cell table:style-name="ce122" office:value-type="float" office:value="42325628000" calcext:value-type="float">
            <text:p>4.2E+10</text:p>
          </table:table-cell>
          <table:table-cell table:style-name="ce107" table:formula="of:=[.V103]/[.T103]" office:value-type="float" office:value="69063.3758232004" calcext:value-type="float">
            <text:p>69063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34" table:formula="of:=([.W103]*100)/([.DT103]*(([.CA103]*([.BZ103]/([.BU103]+[.BZ103])))+([.BV103]*([.BU103]/([.BU103]+[.BZ103])))))" office:value-type="float" office:value="72.0731179844207" calcext:value-type="float">
            <text:p>72.07</text:p>
          </table:table-cell>
          <table:table-cell table:style-name="ce103" table:formula="of:=(([.V103]*100/[.V102])-100)-[.DW103]" office:value-type="float" office:value="13.432082755405" calcext:value-type="float">
            <text:p>13.43</text:p>
          </table:table-cell>
          <table:table-cell table:style-name="ce102" office:value-type="float" office:value="5.764" calcext:value-type="float">
            <text:p>5.76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6" office:value-type="float" office:value="23" calcext:value-type="float">
            <text:p>23</text:p>
          </table:table-cell>
          <table:table-cell table:style-name="ce102" office:value-type="float" office:value="4.77308333333333" calcext:value-type="float">
            <text:p>4.77</text:p>
          </table:table-cell>
          <table:table-cell table:style-name="ce102" table:formula="of:=[.AD103]-[.AH103]" office:value-type="float" office:value="0.990916666666666" calcext:value-type="float">
            <text:p>0.99</text:p>
          </table:table-cell>
          <table:table-cell table:style-name="ce102" office:value-type="float" office:value="0.921358333333333" calcext:value-type="float">
            <text:p>0.92</text:p>
          </table:table-cell>
          <table:table-cell table:style-name="ce104" table:formula="of:=[.DT103]*100" office:value-type="float" office:value="81218.75" calcext:value-type="float">
            <text:p>81219</text:p>
          </table:table-cell>
          <table:table-cell table:style-name="ce104" table:formula="of:=([.DT103]*100)*[.AJ103]" office:value-type="float" office:value="74831.5721354167" calcext:value-type="float">
            <text:p>74832</text:p>
          </table:table-cell>
          <table:table-cell table:style-name="ce123" office:value-type="float" office:value="4910328000000" calcext:value-type="float">
            <text:p>4.91E+12</text:p>
          </table:table-cell>
          <table:table-cell table:style-name="ce101" table:formula="of:=([.AM103]*100/[.AM102])-100" office:value-type="float" office:value="4.27656119298008" calcext:value-type="float">
            <text:p>4.28</text:p>
          </table:table-cell>
          <table:table-cell table:style-name="ce101" table:formula="of:=AVERAGE([.$AN$84:.AN103])" office:value-type="float" office:value="7.19594612424904" calcext:value-type="float">
            <text:p>7.20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07" office:value-type="float" office:value="301.128333333333" calcext:value-type="float">
            <text:p>301</text:p>
          </table:table-cell>
          <table:table-cell table:style-name="ce107" table:formula="of:=[.DT103]*100/[.AR103]" office:value-type="float" office:value="269.714739562866" calcext:value-type="float">
            <text:p>270</text:p>
          </table:table-cell>
          <table:table-cell table:style-name="ce140" office:value-type="float" office:value="3.8651626898674" calcext:value-type="float">
            <text:p>3.9</text:p>
          </table:table-cell>
          <table:table-cell table:style-name="ce119" office:value-type="float" office:value="410675000000" calcext:value-type="float">
            <text:p>4.11E+11</text:p>
          </table:table-cell>
          <table:table-cell table:style-name="ce107" table:formula="of:=[.AU103]/[.E103]" office:value-type="float" office:value="12461.7408549014" calcext:value-type="float">
            <text:p>12462</text:p>
          </table:table-cell>
          <table:table-cell table:style-name="ce107" table:formula="of:=[.AW102]*(1+([.DW103]/100))" office:value-type="float" office:value="11928.5697843025" calcext:value-type="float">
            <text:p>11929</text:p>
          </table:table-cell>
          <table:table-cell table:style-name="ce107" table:formula="of:=[.AV103]+(12*PMT([.AD103]/100/12;[.AG103]*12;([.AV103]*5)*-1))" office:value-type="float" office:value="17357.7983836955" calcext:value-type="float">
            <text:p>17358</text:p>
          </table:table-cell>
          <table:table-cell table:style-name="ce107" table:formula="of:=[.AY102]*(1+(([.DU103]-[.DU102])/100))" office:value-type="float" office:value="12222.0843361835" calcext:value-type="float">
            <text:p>12222</text:p>
          </table:table-cell>
          <table:table-cell table:style-name="ce107" table:formula="of:=(([.AY103]+([.AW103]-[.AV103])+([.AX103]-[.AV103]))-[.AV103])+[.$AV$102]" office:value-type="float" office:value="15656.2182255669" calcext:value-type="float">
            <text:p>15656</text:p>
          </table:table-cell>
          <table:table-cell table:style-name="ce107" table:formula="of:=[.AZ103]*[.$BA$102]/[.$AZ$102]" office:value-type="float" office:value="100.048630343494" calcext:value-type="float">
            <text:p>100</text:p>
          </table:table-cell>
          <table:table-cell table:style-name="ce107" table:formula="of:=[.AV103]*[.$BB$102]/[.$AV$102]" office:value-type="float" office:value="55.1070345199718" calcext:value-type="float">
            <text:p>55</text:p>
          </table:table-cell>
          <table:table-cell table:style-name="ce107" table:formula="of:=[.DU103]-[.BB103]" office:value-type="float" office:value="1.44546548002821" calcext:value-type="float">
            <text:p>1</text:p>
          </table:table-cell>
          <table:table-cell table:style-name="ce107" table:formula="of:=[.W103]/5" office:value-type="float" office:value="13812.6751646401" calcext:value-type="float">
            <text:p>13813</text:p>
          </table:table-cell>
          <table:table-cell table:style-name="ce107" table:formula="of:=100-(([.AV103]*100)/[.BD103])" office:value-type="float" office:value="9.78039585841452" calcext:value-type="float">
            <text:p>10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16" office:value-type="float" office:value="143902" calcext:value-type="float">
            <text:p>143902</text:p>
          </table:table-cell>
          <table:table-cell table:style-name="ce116" office:value-type="float" office:value="89889" calcext:value-type="float">
            <text:p>89889</text:p>
          </table:table-cell>
          <table:table-cell table:style-name="ce116" office:value-type="float" office:value="51570" calcext:value-type="float">
            <text:p>51570</text:p>
          </table:table-cell>
          <table:table-cell table:style-name="ce116" office:value-type="float" office:value="2443" calcext:value-type="float">
            <text:p>2443</text:p>
          </table:table-cell>
          <table:table-cell table:style-name="ce116" office:value-type="float" office:value="466875" calcext:value-type="float">
            <text:p>466875</text:p>
          </table:table-cell>
          <table:table-cell table:style-name="ce116" office:value-type="float" office:value="121732" calcext:value-type="float">
            <text:p>121732</text:p>
          </table:table-cell>
          <table:table-cell table:style-name="ce116" office:value-type="float" office:value="6213" calcext:value-type="float">
            <text:p>6213</text:p>
          </table:table-cell>
          <table:table-cell table:style-name="ce116" office:value-type="float" office:value="165400" calcext:value-type="float">
            <text:p>165400</text:p>
          </table:table-cell>
          <table:table-cell table:style-name="ce259" office:value-type="float" office:value="146.04556760124" calcext:value-type="float">
            <text:p>146</text:p>
          </table:table-cell>
          <table:table-cell table:style-name="ce116" office:value-type="float" office:value="8895955000" calcext:value-type="float">
            <text:p>8895955000</text:p>
          </table:table-cell>
          <table:table-cell table:style-name="ce120" table:formula="of:=[.BW103]/[.BU103]" office:value-type="float" office:value="53784.492140266" calcext:value-type="float">
            <text:p>53784</text:p>
          </table:table-cell>
          <table:table-cell table:style-name="ce120" table:formula="of:=[.BX103]/[.BV103]" office:value-type="float" office:value="368.271992253254" calcext:value-type="float">
            <text:p>368</text:p>
          </table:table-cell>
          <table:table-cell table:style-name="ce116" office:value-type="float" office:value="365833" calcext:value-type="float">
            <text:p>365833</text:p>
          </table:table-cell>
          <table:table-cell table:style-name="ce259" office:value-type="float" office:value="105.294893134623" calcext:value-type="float">
            <text:p>105</text:p>
          </table:table-cell>
          <table:table-cell table:style-name="ce116" office:value-type="float" office:value="14670248900" calcext:value-type="float">
            <text:p>14670248900</text:p>
          </table:table-cell>
          <table:table-cell table:style-name="ce81" table:formula="of:=[.CB103]/[.BZ103]" office:value-type="float" office:value="40100.9446933437" calcext:value-type="float">
            <text:p>40101</text:p>
          </table:table-cell>
          <table:table-cell table:style-name="ce81" table:formula="of:=[.CC103]/[.CA103]" office:value-type="float" office:value="380.844155870629" calcext:value-type="float">
            <text:p>381</text:p>
          </table:table-cell>
          <table:table-cell table:style-name="ce84" table:formula="of:=[.DT103]/(([.CD103]+[.BY103])/2)" office:value-type="float" office:value="2.16838871257568" calcext:value-type="float">
            <text:p>2.17</text:p>
          </table:table-cell>
          <table:table-cell table:style-name="ce83" table:formula="of:=(([.BY103]+[.CD103])*100/([.BY102]+[.CD102]))-100" office:value-type="float" office:value="4.07896214600181" calcext:value-type="float">
            <text:p>4.1</text:p>
          </table:table-cell>
          <table:table-cell table:style-name="ce81" office:value-type="string" calcext:value-type="string">
            <text:p>null</text:p>
          </table:table-cell>
          <table:table-cell table:style-name="ce136" office:value-type="float" office:value="20643668.3698469" calcext:value-type="float">
            <text:p>20643668</text:p>
          </table:table-cell>
          <table:table-cell table:style-name="ce136" table:formula="of:=[.CH103]-[.CH102]" office:value-type="float" office:value="420693.569210831" calcext:value-type="float">
            <text:p>420694</text:p>
          </table:table-cell>
          <table:table-cell table:style-name="ce107" office:value-type="float" office:value="362940" calcext:value-type="float">
            <text:p>362940</text:p>
          </table:table-cell>
          <table:table-cell table:style-name="ce107" office:value-type="float" office:value="52318" calcext:value-type="float">
            <text:p>52318</text:p>
          </table:table-cell>
          <table:table-cell table:style-name="ce107" table:formula="of:=100-[.CM103]" office:value-type="float" office:value="87.4010855901632" calcext:value-type="float">
            <text:p>87</text:p>
          </table:table-cell>
          <table:table-cell table:style-name="ce107" table:formula="of:=([.CK103]*100)/([.CJ103]+[.CK103])" office:value-type="float" office:value="12.5989144098368" calcext:value-type="float">
            <text:p>13</text:p>
          </table:table-cell>
          <table:table-cell table:style-name="ce102" table:formula="of:=([.B103]/[.CH103])" office:value-type="float" office:value="1.9504285419936" calcext:value-type="float">
            <text:p>1.95</text:p>
          </table:table-cell>
          <table:table-cell table:style-name="ce148" table:formula="of:=[.CO102]-(([.$CO$94]-[.$CO$104])/10)" office:value-type="float" office:value="2.9" calcext:value-type="float">
            <text:p>2.90</text:p>
          </table:table-cell>
          <table:table-cell table:style-name="ce102" table:formula="of:=([.CO103]-[.CN103])" office:value-type="float" office:value="0.949571458006397" calcext:value-type="float">
            <text:p>0.95</text:p>
          </table:table-cell>
          <table:table-cell table:style-name="ce138" table:formula="of:=([.CH103]*100/[.CH102])-100" office:value-type="float" office:value="2.08027539646442" calcext:value-type="float">
            <text:p>2.1</text:p>
          </table:table-cell>
          <table:table-cell table:style-name="ce101" table:formula="of:=AVERAGE([.$CQ$74:.CQ103])" office:value-type="float" office:value="2.23015991761593" calcext:value-type="float">
            <text:p>2.23</text:p>
          </table:table-cell>
          <table:table-cell table:style-name="ce104" table:formula="of:=([.B103]-[.B102])" office:value-type="float" office:value="337000" calcext:value-type="float">
            <text:p>337000</text:p>
          </table:table-cell>
          <table:table-cell table:style-name="ce34" table:formula="of:=([.B103]*100/[.B102])-100" office:value-type="float" office:value="0.844040373681963" calcext:value-type="float">
            <text:p>0.84</text:p>
          </table:table-cell>
          <table:table-cell table:style-name="ce209" table:formula="of:=[.CI103]-([.CS103]/2)" office:value-type="float" office:value="252193.569210831" calcext:value-type="float">
            <text:p>252194</text:p>
          </table:table-cell>
          <table:table-cell table:style-name="ce209" office:value-type="float" office:value="1722000" calcext:value-type="float">
            <text:p>1722000</text:p>
          </table:table-cell>
          <table:table-cell table:style-name="ce138" table:formula="of:=[.CV103]/[.CI103]" office:value-type="float" office:value="4.09324060557963" calcext:value-type="float">
            <text:p>4.1</text:p>
          </table:table-cell>
          <table:table-cell table:style-name="ce138" table:formula="of:=[.CV103]/[.B103]*100" office:value-type="float" office:value="4.27677329624478" calcext:value-type="float">
            <text:p>4.3</text:p>
          </table:table-cell>
          <table:table-cell table:style-name="ce209" office:value-type="float" office:value="38438.64" calcext:value-type="float">
            <text:p>38439</text:p>
          </table:table-cell>
          <table:table-cell table:style-name="ce72" office:value-type="string" calcext:value-type="string">
            <text:p>null</text:p>
          </table:table-cell>
          <table:table-cell table:number-columns-repeated="8" table:style-name="ce116" office:value-type="string" calcext:value-type="string">
            <text:p>null</text:p>
          </table:table-cell>
          <table:table-cell table:number-columns-repeated="8" table:style-name="ce138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812.1875" calcext:value-type="float">
            <text:p>812</text:p>
          </table:table-cell>
          <table:table-cell table:style-name="ce209" office:value-type="float" office:value="56.5525" calcext:value-type="float">
            <text:p>57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3.43" calcext:value-type="float">
            <text:p>3.43</text:p>
          </table:table-cell>
          <table:table-cell table:style-name="ce138" table:formula="of:=[.DX102]+[.DW103]" office:value-type="float" office:value="171.33" calcext:value-type="float">
            <text:p>171.3</text:p>
          </table:table-cell>
          <table:table-cell table:style-name="ce138" table:formula="of:=(([.DT103]*[.DW103])/100)+[.DY102]" office:value-type="float" office:value="391.14825" calcext:value-type="float">
            <text:p>391.1</text:p>
          </table:table-cell>
          <table:table-cell table:style-name="ce138" table:formula="of:=[.DT103]-[.DY103]" office:value-type="float" office:value="421.03925" calcext:value-type="float">
            <text:p>421.0</text:p>
          </table:table-cell>
          <table:table-cell table:style-name="ce138" table:formula="of:=[.DT103]/[.DX103]*[.$DX$88]" office:value-type="float" office:value="474.04861962295" calcext:value-type="float">
            <text:p>474.0</text:p>
          </table:table-cell>
          <table:table-cell table:style-name="ce138" table:formula="of:=[.DT103]-[.EA103]" office:value-type="float" office:value="338.13888037705" calcext:value-type="float">
            <text:p>338.1</text:p>
          </table:table-cell>
          <table:table-cell table:style-name="ce34" table:formula="of:=([.AH103]-[.AH102])" office:value-type="float" office:value="1.61816666666667" calcext:value-type="float">
            <text:p>1.62</text:p>
          </table:table-cell>
          <table:table-cell table:style-name="ce34" table:formula="of:=([.DT103]*100/[.DT102])-100" office:value-type="float" office:value="11.4016288041149" calcext:value-type="float">
            <text:p>11.40</text:p>
          </table:table-cell>
          <table:table-cell table:style-name="ce34" table:formula="of:=[.ED103]-[.DW103]" office:value-type="float" office:value="7.97162880411488" calcext:value-type="float">
            <text:p>7.97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4.62" calcext:value-type="float">
            <text:p>4.62</text:p>
          </table:table-cell>
          <table:table-cell table:style-name="ce138" office:value-type="float" office:value="13.87" calcext:value-type="float">
            <text:p>13.9</text:p>
          </table:table-cell>
          <table:table-cell table:style-name="ce138" table:formula="of:=[.ED103]+4" office:value-type="float" office:value="15.4016288041149" calcext:value-type="float">
            <text:p>15.4</text:p>
          </table:table-cell>
          <table:table-cell table:style-name="ce138" table:formula="of:=-0.06*(([.A103]-1963)^2)+8.5*([.A103]-1963)+140" office:value-type="float" office:value="372.36" calcext:value-type="float">
            <text:p>372.4</text:p>
          </table:table-cell>
          <table:table-cell table:style-name="ce138" table:formula="of:=[.EJ103]+50" office:value-type="float" office:value="422.36" calcext:value-type="float">
            <text:p>422.4</text:p>
          </table:table-cell>
          <table:table-cell table:style-name="ce138" table:formula="of:=[.EJ103]-50" office:value-type="float" office:value="322.36" calcext:value-type="float">
            <text:p>322.4</text:p>
          </table:table-cell>
          <table:table-cell table:style-name="ce138" table:formula="of:=[.EJ103]+100" office:value-type="float" office:value="472.36" calcext:value-type="float">
            <text:p>472.4</text:p>
          </table:table-cell>
          <table:table-cell table:style-name="ce138" table:formula="of:=[.EJ103]-100" office:value-type="float" office:value="272.36" calcext:value-type="float">
            <text:p>272.4</text:p>
          </table:table-cell>
          <table:table-cell table:style-name="ce138" table:formula="of:=-0.025*(([.A103]-1963)^2)+5.5*([.A103]-1963)+175" office:value-type="float" office:value="344.275" calcext:value-type="float">
            <text:p>344.3</text:p>
          </table:table-cell>
          <table:table-cell table:style-name="ce92" table:formula="of:=1.46230769230769*0.264172052" office:value-type="float" office:value="0.386300823732307" calcext:value-type="float">
            <text:p>0.39</text:p>
          </table:table-cell>
          <table:table-cell table:style-name="ce304" table:formula="of:=([.EP103]*100/[.EP102])-100" office:value-type="float" office:value="31.0334131757162" calcext:value-type="float">
            <text:p>31.0</text:p>
          </table:table-cell>
          <table:table-cell table:style-name="ce92" office:value-type="float" office:value="0.76" calcext:value-type="float">
            <text:p>0.76</text:p>
          </table:table-cell>
          <table:table-cell table:number-columns-repeated="876"/>
        </table:table-row>
        <table:table-row table:style-name="ro9">
          <table:table-cell table:style-name="ce158" office:value-type="float" office:value="2001" calcext:value-type="float">
            <text:p>2001</text:p>
          </table:table-cell>
          <table:table-cell table:style-name="ce13" office:value-type="float" office:value="40476000" calcext:value-type="float">
            <text:p>40476000</text:p>
          </table:table-cell>
          <table:table-cell table:style-name="ce112" office:value-type="float" office:value="16049762" calcext:value-type="float">
            <text:p>16049762</text:p>
          </table:table-cell>
          <table:table-cell table:style-name="ce112" office:value-type="float" office:value="20583404.03125" calcext:value-type="float">
            <text:p>20583404.03125</text:p>
          </table:table-cell>
          <table:table-cell table:style-name="ce112" office:value-type="float" office:value="33263433" calcext:value-type="float">
            <text:p>33263433</text:p>
          </table:table-cell>
          <table:table-cell table:style-name="ce107" table:formula="of:=[.C104]/26" office:value-type="float" office:value="617298.538461538" calcext:value-type="float">
            <text:p>617299</text:p>
          </table:table-cell>
          <table:table-cell table:style-name="ce107" table:formula="of:=[.F104]/2" office:value-type="float" office:value="308649.269230769" calcext:value-type="float">
            <text:p>308649</text:p>
          </table:table-cell>
          <table:table-cell table:style-name="ce209" table:formula="of:=[.G104]*1.5" office:value-type="float" office:value="462973.903846154" calcext:value-type="float">
            <text:p>462974</text:p>
          </table:table-cell>
          <table:table-cell table:number-columns-repeated="11" table:style-name="ce116" office:value-type="string" calcext:value-type="string">
            <text:p>null</text:p>
          </table:table-cell>
          <table:table-cell table:style-name="ce116" office:value-type="float" office:value="615703" calcext:value-type="float">
            <text:p>615703</text:p>
          </table:table-cell>
          <table:table-cell table:style-name="ce136" table:formula="of:=[.T104]/1.5" office:value-type="float" office:value="410468.666666667" calcext:value-type="float">
            <text:p>410469</text:p>
          </table:table-cell>
          <table:table-cell table:style-name="ce122" office:value-type="float" office:value="46574600000" calcext:value-type="float">
            <text:p>4.7E+10</text:p>
          </table:table-cell>
          <table:table-cell table:style-name="ce107" table:formula="of:=[.V104]/[.T104]" office:value-type="float" office:value="75644.5883810863" calcext:value-type="float">
            <text:p>75645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34" table:formula="of:=([.W104]*100)/([.DT104]*(([.CA104]*([.BZ104]/([.BU104]+[.BZ104])))+([.BV104]*([.BU104]/([.BU104]+[.BZ104])))))" office:value-type="float" office:value="71.9889638736342" calcext:value-type="float">
            <text:p>71.99</text:p>
          </table:table-cell>
          <table:table-cell table:style-name="ce103" table:formula="of:=(([.V104]*100/[.V103])-100)-[.DW104]" office:value-type="float" office:value="6.44876894632255" calcext:value-type="float">
            <text:p>6.45</text:p>
          </table:table-cell>
          <table:table-cell table:style-name="ce102" office:value-type="float" office:value="5.76" calcext:value-type="float">
            <text:p>5.76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6" office:value-type="float" office:value="23" calcext:value-type="float">
            <text:p>23</text:p>
          </table:table-cell>
          <table:table-cell table:style-name="ce102" office:value-type="float" office:value="4.07666666666667" calcext:value-type="float">
            <text:p>4.08</text:p>
          </table:table-cell>
          <table:table-cell table:style-name="ce102" table:formula="of:=[.AD104]-[.AH104]" office:value-type="float" office:value="1.68333333333333" calcext:value-type="float">
            <text:p>1.68</text:p>
          </table:table-cell>
          <table:table-cell table:style-name="ce102" office:value-type="float" office:value="0.892433333333333" calcext:value-type="float">
            <text:p>0.89</text:p>
          </table:table-cell>
          <table:table-cell table:style-name="ce104" table:formula="of:=[.DT104]*100" office:value-type="float" office:value="89250" calcext:value-type="float">
            <text:p>89250</text:p>
          </table:table-cell>
          <table:table-cell table:style-name="ce104" table:formula="of:=([.DT104]*100)*[.AJ104]" office:value-type="float" office:value="79649.675" calcext:value-type="float">
            <text:p>79650</text:p>
          </table:table-cell>
          <table:table-cell table:style-name="ce123" office:value-type="float" office:value="5446737000000" calcext:value-type="float">
            <text:p>5.45E+12</text:p>
          </table:table-cell>
          <table:table-cell table:style-name="ce101" table:formula="of:=([.AM104]*100/[.AM103])-100" office:value-type="float" office:value="10.9240971275239" calcext:value-type="float">
            <text:p>10.92</text:p>
          </table:table-cell>
          <table:table-cell table:style-name="ce101" table:formula="of:=AVERAGE([.$AN$84:.AN104])" office:value-type="float" office:value="7.37347712440498" calcext:value-type="float">
            <text:p>7.37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07" office:value-type="float" office:value="304.328333333333" calcext:value-type="float">
            <text:p>304</text:p>
          </table:table-cell>
          <table:table-cell table:style-name="ce107" table:formula="of:=[.DT104]*100/[.AR104]" office:value-type="float" office:value="293.268783167303" calcext:value-type="float">
            <text:p>293</text:p>
          </table:table-cell>
          <table:table-cell table:style-name="ce140" office:value-type="float" office:value="2.19576223331761" calcext:value-type="float">
            <text:p>2.2</text:p>
          </table:table-cell>
          <table:table-cell table:style-name="ce119" office:value-type="float" office:value="442044000000" calcext:value-type="float">
            <text:p>4.42E+11</text:p>
          </table:table-cell>
          <table:table-cell table:style-name="ce107" table:formula="of:=[.AU104]/[.E104]" office:value-type="float" office:value="13289.1875592035" calcext:value-type="float">
            <text:p>13289</text:p>
          </table:table-cell>
          <table:table-cell table:style-name="ce107" table:formula="of:=[.AW103]*(1+([.DW104]/100))" office:value-type="float" office:value="12356.8054395589" calcext:value-type="float">
            <text:p>12357</text:p>
          </table:table-cell>
          <table:table-cell table:style-name="ce107" table:formula="of:=[.AV104]+(12*PMT([.AD104]/100/12;[.AG104]*12;([.AV104]*5)*-1))" office:value-type="float" office:value="18508.451621596" calcext:value-type="float">
            <text:p>18508</text:p>
          </table:table-cell>
          <table:table-cell table:style-name="ce107" table:formula="of:=[.AY103]*(1+(([.DU104]-[.DU103])/100))" office:value-type="float" office:value="13063.8803948381" calcext:value-type="float">
            <text:p>13064</text:p>
          </table:table-cell>
          <table:table-cell table:style-name="ce107" table:formula="of:=(([.AY104]+([.AW104]-[.AV104])+([.AX104]-[.AV104]))-[.AV104])+[.$AV$102]" office:value-type="float" office:value="15594.563064472" calcext:value-type="float">
            <text:p>15595</text:p>
          </table:table-cell>
          <table:table-cell table:style-name="ce107" table:formula="of:=[.AZ104]*[.$BA$102]/[.$AZ$102]" office:value-type="float" office:value="99.6546326147784" calcext:value-type="float">
            <text:p>100</text:p>
          </table:table-cell>
          <table:table-cell table:style-name="ce107" table:formula="of:=[.AV104]*[.$BB$102]/[.$AV$102]" office:value-type="float" office:value="58.7660846180551" calcext:value-type="float">
            <text:p>59</text:p>
          </table:table-cell>
          <table:table-cell table:style-name="ce107" table:formula="of:=[.DU104]-[.BB104]" office:value-type="float" office:value="4.67391538194487" calcext:value-type="float">
            <text:p>5</text:p>
          </table:table-cell>
          <table:table-cell table:style-name="ce107" table:formula="of:=[.W104]/5" office:value-type="float" office:value="15128.9176762173" calcext:value-type="float">
            <text:p>15129</text:p>
          </table:table-cell>
          <table:table-cell table:style-name="ce107" table:formula="of:=100-(([.AV104]*100)/[.BD104])" office:value-type="float" office:value="12.1603551317211" calcext:value-type="float">
            <text:p>12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16" office:value-type="float" office:value="140616" calcext:value-type="float">
            <text:p>140616</text:p>
          </table:table-cell>
          <table:table-cell table:style-name="ce116" office:value-type="float" office:value="82802" calcext:value-type="float">
            <text:p>82802</text:p>
          </table:table-cell>
          <table:table-cell table:style-name="ce116" office:value-type="float" office:value="55042" calcext:value-type="float">
            <text:p>55042</text:p>
          </table:table-cell>
          <table:table-cell table:style-name="ce116" office:value-type="float" office:value="2772" calcext:value-type="float">
            <text:p>2772</text:p>
          </table:table-cell>
          <table:table-cell table:style-name="ce116" office:value-type="float" office:value="441623" calcext:value-type="float">
            <text:p>441623</text:p>
          </table:table-cell>
          <table:table-cell table:style-name="ce116" office:value-type="float" office:value="110467" calcext:value-type="float">
            <text:p>110467</text:p>
          </table:table-cell>
          <table:table-cell table:style-name="ce116" office:value-type="float" office:value="9082" calcext:value-type="float">
            <text:p>9082</text:p>
          </table:table-cell>
          <table:table-cell table:style-name="ce116" office:value-type="float" office:value="144937" calcext:value-type="float">
            <text:p>144937</text:p>
          </table:table-cell>
          <table:table-cell table:style-name="ce259" office:value-type="float" office:value="150.937631043785" calcext:value-type="float">
            <text:p>151</text:p>
          </table:table-cell>
          <table:table-cell table:style-name="ce116" office:value-type="float" office:value="8477207200" calcext:value-type="float">
            <text:p>8477207200</text:p>
          </table:table-cell>
          <table:table-cell table:style-name="ce120" table:formula="of:=[.BW104]/[.BU104]" office:value-type="float" office:value="58488.9103541539" calcext:value-type="float">
            <text:p>58489</text:p>
          </table:table-cell>
          <table:table-cell table:style-name="ce120" table:formula="of:=[.BX104]/[.BV104]" office:value-type="float" office:value="387.503831547396" calcext:value-type="float">
            <text:p>388</text:p>
          </table:table-cell>
          <table:table-cell table:style-name="ce116" office:value-type="float" office:value="354248" calcext:value-type="float">
            <text:p>354248</text:p>
          </table:table-cell>
          <table:table-cell table:style-name="ce259" office:value-type="float" office:value="104.149762999892" calcext:value-type="float">
            <text:p>104</text:p>
          </table:table-cell>
          <table:table-cell table:style-name="ce116" office:value-type="float" office:value="14853672300" calcext:value-type="float">
            <text:p>14853672300</text:p>
          </table:table-cell>
          <table:table-cell table:style-name="ce81" table:formula="of:=[.CB104]/[.BZ104]" office:value-type="float" office:value="41930.1514758023" calcext:value-type="float">
            <text:p>41930</text:p>
          </table:table-cell>
          <table:table-cell table:style-name="ce81" table:formula="of:=[.CC104]/[.CA104]" office:value-type="float" office:value="402.594785317425" calcext:value-type="float">
            <text:p>403</text:p>
          </table:table-cell>
          <table:table-cell table:style-name="ce84" table:formula="of:=[.DT104]/(([.CD104]+[.BY104])/2)" office:value-type="float" office:value="2.25921165016468" calcext:value-type="float">
            <text:p>2.26</text:p>
          </table:table-cell>
          <table:table-cell table:style-name="ce83" table:formula="of:=(([.BY104]+[.CD104])*100/([.BY103]+[.CD103]))-100" office:value-type="float" office:value="5.47077630666159" calcext:value-type="float">
            <text:p>5.5</text:p>
          </table:table-cell>
          <table:table-cell table:style-name="ce81" office:value-type="string" calcext:value-type="string">
            <text:p>null</text:p>
          </table:table-cell>
          <table:table-cell table:style-name="ce116" office:value-type="float" office:value="21033759" calcext:value-type="float">
            <text:p>21033759</text:p>
          </table:table-cell>
          <table:table-cell table:style-name="ce107" table:formula="of:=[.CH104]-[.CH103]" office:value-type="float" office:value="390090.630153067" calcext:value-type="float">
            <text:p>390091</text:p>
          </table:table-cell>
          <table:table-cell table:style-name="ce107" office:value-type="float" office:value="452252" calcext:value-type="float">
            <text:p>452252</text:p>
          </table:table-cell>
          <table:table-cell table:style-name="ce107" office:value-type="float" office:value="53413" calcext:value-type="float">
            <text:p>53413</text:p>
          </table:table-cell>
          <table:table-cell table:style-name="ce107" table:formula="of:=100-[.CM104]" office:value-type="float" office:value="89.4370779073102" calcext:value-type="float">
            <text:p>89</text:p>
          </table:table-cell>
          <table:table-cell table:style-name="ce107" table:formula="of:=([.CK104]*100)/([.CJ104]+[.CK104])" office:value-type="float" office:value="10.5629220926898" calcext:value-type="float">
            <text:p>11</text:p>
          </table:table-cell>
          <table:table-cell table:style-name="ce102" table:formula="of:=([.B104]/[.CH104])" office:value-type="float" office:value="1.9243350653585" calcext:value-type="float">
            <text:p>1.92</text:p>
          </table:table-cell>
          <table:table-cell table:style-name="ce102" office:value-type="float" office:value="2.86" calcext:value-type="float">
            <text:p>2.86</text:p>
          </table:table-cell>
          <table:table-cell table:style-name="ce102" table:formula="of:=([.CO104]-[.CN104])" office:value-type="float" office:value="0.935664934641497" calcext:value-type="float">
            <text:p>0.94</text:p>
          </table:table-cell>
          <table:table-cell table:style-name="ce138" table:formula="of:=([.CH104]*100/[.CH103])-100" office:value-type="float" office:value="1.88963813584049" calcext:value-type="float">
            <text:p>1.9</text:p>
          </table:table-cell>
          <table:table-cell table:style-name="ce101" table:formula="of:=AVERAGE([.$CQ$74:.CQ104])" office:value-type="float" office:value="2.21917534401027" calcext:value-type="float">
            <text:p>2.22</text:p>
          </table:table-cell>
          <table:table-cell table:style-name="ce104" table:formula="of:=([.B104]-[.B103])" office:value-type="float" office:value="212000" calcext:value-type="float">
            <text:p>212000</text:p>
          </table:table-cell>
          <table:table-cell table:style-name="ce34" table:formula="of:=([.B104]*100/[.B103])-100" office:value-type="float" office:value="0.526524935426181" calcext:value-type="float">
            <text:p>0.53</text:p>
          </table:table-cell>
          <table:table-cell table:style-name="ce209" table:formula="of:=[.CI104]-([.CS104]/2)" office:value-type="float" office:value="284090.630153067" calcext:value-type="float">
            <text:p>284091</text:p>
          </table:table-cell>
          <table:table-cell table:style-name="ce209" office:value-type="float" office:value="1876000" calcext:value-type="float">
            <text:p>1876000</text:p>
          </table:table-cell>
          <table:table-cell table:style-name="ce138" table:formula="of:=[.CV104]/[.CI104]" office:value-type="float" office:value="4.8091388384896" calcext:value-type="float">
            <text:p>4.8</text:p>
          </table:table-cell>
          <table:table-cell table:style-name="ce138" table:formula="of:=[.CV104]/[.B104]*100" office:value-type="float" office:value="4.63484534044866" calcext:value-type="float">
            <text:p>4.6</text:p>
          </table:table-cell>
          <table:table-cell table:style-name="ce209" office:value-type="float" office:value="42150.58" calcext:value-type="float">
            <text:p>42151</text:p>
          </table:table-cell>
          <table:table-cell table:number-columns-repeated="9" table:style-name="ce116" office:value-type="string" calcext:value-type="string">
            <text:p>null</text:p>
          </table:table-cell>
          <table:table-cell table:number-columns-repeated="8" table:style-name="ce138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892.5" calcext:value-type="float">
            <text:p>893</text:p>
          </table:table-cell>
          <table:table-cell table:style-name="ce209" office:value-type="float" office:value="63.44" calcext:value-type="float">
            <text:p>63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3.59" calcext:value-type="float">
            <text:p>3.59</text:p>
          </table:table-cell>
          <table:table-cell table:style-name="ce138" table:formula="of:=[.DX103]+[.DW104]" office:value-type="float" office:value="174.92" calcext:value-type="float">
            <text:p>174.9</text:p>
          </table:table-cell>
          <table:table-cell table:style-name="ce138" table:formula="of:=(([.DT104]*[.DW104])/100)+[.DY103]" office:value-type="float" office:value="423.189" calcext:value-type="float">
            <text:p>423.2</text:p>
          </table:table-cell>
          <table:table-cell table:style-name="ce138" table:formula="of:=[.DT104]-[.DY104]" office:value-type="float" office:value="469.311" calcext:value-type="float">
            <text:p>469.3</text:p>
          </table:table-cell>
          <table:table-cell table:style-name="ce138" table:formula="of:=[.DT104]/[.DX104]*[.$DX$88]" office:value-type="float" office:value="510.233249485479" calcext:value-type="float">
            <text:p>510.2</text:p>
          </table:table-cell>
          <table:table-cell table:style-name="ce138" table:formula="of:=[.DT104]-[.EA104]" office:value-type="float" office:value="382.266750514521" calcext:value-type="float">
            <text:p>382.3</text:p>
          </table:table-cell>
          <table:table-cell table:style-name="ce34" table:formula="of:=([.AH104]-[.AH103])" office:value-type="float" office:value="-0.696416666666667" calcext:value-type="float">
            <text:p>-0.70</text:p>
          </table:table-cell>
          <table:table-cell table:style-name="ce34" table:formula="of:=([.DT104]*100/[.DT103])-100" office:value-type="float" office:value="9.88841862254714" calcext:value-type="float">
            <text:p>9.89</text:p>
          </table:table-cell>
          <table:table-cell table:style-name="ce34" table:formula="of:=[.ED104]-[.DW104]" office:value-type="float" office:value="6.29841862254714" calcext:value-type="float">
            <text:p>6.30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0.47" calcext:value-type="float">
            <text:p>0.47</text:p>
          </table:table-cell>
          <table:table-cell table:style-name="ce138" office:value-type="float" office:value="10.55" calcext:value-type="float">
            <text:p>10.6</text:p>
          </table:table-cell>
          <table:table-cell table:style-name="ce138" table:formula="of:=[.ED104]+4" office:value-type="float" office:value="13.8884186225471" calcext:value-type="float">
            <text:p>13.9</text:p>
          </table:table-cell>
          <table:table-cell table:style-name="ce138" table:formula="of:=-0.06*(([.A104]-1963)^2)+8.5*([.A104]-1963)+140" office:value-type="float" office:value="376.36" calcext:value-type="float">
            <text:p>376.4</text:p>
          </table:table-cell>
          <table:table-cell table:style-name="ce138" table:formula="of:=[.EJ104]+50" office:value-type="float" office:value="426.36" calcext:value-type="float">
            <text:p>426.4</text:p>
          </table:table-cell>
          <table:table-cell table:style-name="ce138" table:formula="of:=[.EJ104]-50" office:value-type="float" office:value="326.36" calcext:value-type="float">
            <text:p>326.4</text:p>
          </table:table-cell>
          <table:table-cell table:style-name="ce138" table:formula="of:=[.EJ104]+100" office:value-type="float" office:value="476.36" calcext:value-type="float">
            <text:p>476.4</text:p>
          </table:table-cell>
          <table:table-cell table:style-name="ce138" table:formula="of:=[.EJ104]-100" office:value-type="float" office:value="276.36" calcext:value-type="float">
            <text:p>276.4</text:p>
          </table:table-cell>
          <table:table-cell table:style-name="ce138" table:formula="of:=-0.025*(([.A104]-1963)^2)+5.5*([.A104]-1963)+175" office:value-type="float" office:value="347.9" calcext:value-type="float">
            <text:p>347.9</text:p>
          </table:table-cell>
          <table:table-cell table:style-name="ce92" table:formula="of:=1.38383018867925*0.264172052" office:value-type="float" office:value="0.365569260562945" calcext:value-type="float">
            <text:p>0.37</text:p>
          </table:table-cell>
          <table:table-cell table:style-name="ce304" table:formula="of:=([.EP104]*100/[.EP103])-100" office:value-type="float" office:value="-5.36668883308641" calcext:value-type="float">
            <text:p>-5.4</text:p>
          </table:table-cell>
          <table:table-cell table:style-name="ce92" office:value-type="float" office:value="0.72" calcext:value-type="float">
            <text:p>0.72</text:p>
          </table:table-cell>
          <table:table-cell table:number-columns-repeated="876"/>
        </table:table-row>
        <table:table-row table:style-name="ro9">
          <table:table-cell table:style-name="ce158" office:value-type="float" office:value="2002" calcext:value-type="float">
            <text:p>2002</text:p>
          </table:table-cell>
          <table:table-cell table:style-name="ce13" office:value-type="float" office:value="41035000" calcext:value-type="float">
            <text:p>41035000</text:p>
          </table:table-cell>
          <table:table-cell table:style-name="ce112" office:value-type="float" office:value="16417960" calcext:value-type="float">
            <text:p>16417960</text:p>
          </table:table-cell>
          <table:table-cell table:style-name="ce112" office:value-type="float" office:value="20974128.361843" calcext:value-type="float">
            <text:p>20974128.361843</text:p>
          </table:table-cell>
          <table:table-cell table:style-name="ce112" office:value-type="float" office:value="33673695.183535" calcext:value-type="float">
            <text:p>33673695.183535</text:p>
          </table:table-cell>
          <table:table-cell table:style-name="ce107" table:formula="of:=[.C105]/26" office:value-type="float" office:value="631460" calcext:value-type="float">
            <text:p>631460</text:p>
          </table:table-cell>
          <table:table-cell table:style-name="ce107" table:formula="of:=[.F105]/2" office:value-type="float" office:value="315730" calcext:value-type="float">
            <text:p>315730</text:p>
          </table:table-cell>
          <table:table-cell table:style-name="ce209" table:formula="of:=[.G105]*1.5" office:value-type="float" office:value="473595" calcext:value-type="float">
            <text:p>473595</text:p>
          </table:table-cell>
          <table:table-cell table:number-columns-repeated="11" table:style-name="ce116" office:value-type="string" calcext:value-type="string">
            <text:p>null</text:p>
          </table:table-cell>
          <table:table-cell table:style-name="ce116" office:value-type="float" office:value="690230" calcext:value-type="float">
            <text:p>690230</text:p>
          </table:table-cell>
          <table:table-cell table:style-name="ce136" table:formula="of:=[.T105]/1.5" office:value-type="float" office:value="460153.333333333" calcext:value-type="float">
            <text:p>460153</text:p>
          </table:table-cell>
          <table:table-cell table:style-name="ce122" office:value-type="float" office:value="58985647000" calcext:value-type="float">
            <text:p>5.9E+10</text:p>
          </table:table-cell>
          <table:table-cell table:style-name="ce107" table:formula="of:=[.V105]/[.T105]" office:value-type="float" office:value="85457.9589412225" calcext:value-type="float">
            <text:p>85458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office:value-type="string" calcext:value-type="string">
            <text:p>null</text:p>
          </table:table-cell>
          <table:table-cell table:style-name="ce34" table:formula="of:=([.W105]*100)/([.DT105]*(([.CA105]*([.BZ105]/([.BU105]+[.BZ105])))+([.BV105]*([.BU105]/([.BU105]+[.BZ105])))))" office:value-type="float" office:value="71.9516895489429" calcext:value-type="float">
            <text:p>71.95</text:p>
          </table:table-cell>
          <table:table-cell table:style-name="ce103" table:formula="of:=(([.V105]*100/[.V104])-100)-[.DW105]" office:value-type="float" office:value="23.5776727658423" calcext:value-type="float">
            <text:p>23.58</text:p>
          </table:table-cell>
          <table:table-cell table:style-name="ce102" office:value-type="float" office:value="4.795" calcext:value-type="float">
            <text:p>4.80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39" office:value-type="float" office:value="23" calcext:value-type="float">
            <text:p>23</text:p>
          </table:table-cell>
          <table:table-cell table:style-name="ce34" office:value-type="float" office:value="3.4943" calcext:value-type="float">
            <text:p>3.49</text:p>
          </table:table-cell>
          <table:table-cell table:style-name="ce102" table:formula="of:=[.AD105]-[.AH105]" office:value-type="float" office:value="1.3007" calcext:value-type="float">
            <text:p>1.30</text:p>
          </table:table-cell>
          <table:table-cell table:style-name="ce102" office:value-type="float" office:value="0.950541666666667" calcext:value-type="float">
            <text:p>0.95</text:p>
          </table:table-cell>
          <table:table-cell table:style-name="ce104" table:formula="of:=[.DT105]*100" office:value-type="float" office:value="100875" calcext:value-type="float">
            <text:p>100875</text:p>
          </table:table-cell>
          <table:table-cell table:style-name="ce104" table:formula="of:=([.DT105]*100)*[.AJ105]" office:value-type="float" office:value="95885.890625" calcext:value-type="float">
            <text:p>95886</text:p>
          </table:table-cell>
          <table:table-cell table:style-name="ce123" office:value-type="float" office:value="5807825000000" calcext:value-type="float">
            <text:p>5.81E+12</text:p>
          </table:table-cell>
          <table:table-cell table:style-name="ce101" table:formula="of:=([.AM105]*100/[.AM104])-100" office:value-type="float" office:value="6.62943703725735" calcext:value-type="float">
            <text:p>6.63</text:p>
          </table:table-cell>
          <table:table-cell table:style-name="ce101" table:formula="of:=AVERAGE([.$AN$84:.AN105])" office:value-type="float" office:value="7.33965712044372" calcext:value-type="float">
            <text:p>7.34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07" office:value-type="float" office:value="329.956666666667" calcext:value-type="float">
            <text:p>330</text:p>
          </table:table-cell>
          <table:table-cell table:style-name="ce107" table:formula="of:=[.DT105]*100/[.AR105]" office:value-type="float" office:value="305.721963490155" calcext:value-type="float">
            <text:p>306</text:p>
          </table:table-cell>
          <table:table-cell table:style-name="ce140" office:value-type="float" office:value="0.940351556589221" calcext:value-type="float">
            <text:p>0.9</text:p>
          </table:table-cell>
          <table:table-cell table:style-name="ce119" office:value-type="float" office:value="467021000000" calcext:value-type="float">
            <text:p>4.67E+11</text:p>
          </table:table-cell>
          <table:table-cell table:style-name="ce107" table:formula="of:=[.AU105]/[.E105]" office:value-type="float" office:value="13869.0154868526" calcext:value-type="float">
            <text:p>13869</text:p>
          </table:table-cell>
          <table:table-cell table:style-name="ce107" table:formula="of:=[.AW104]*(1+([.DW105]/100))" office:value-type="float" office:value="12736.1593665534" calcext:value-type="float">
            <text:p>12736</text:p>
          </table:table-cell>
          <table:table-cell table:style-name="ce107" table:formula="of:=[.AV105]+(12*PMT([.AD105]/100/12;[.AG105]*12;([.AV105]*5)*-1))" office:value-type="float" office:value="18851.5827427199" calcext:value-type="float">
            <text:p>18852</text:p>
          </table:table-cell>
          <table:table-cell table:style-name="ce107" table:formula="of:=[.AY104]*(1+(([.DU105]-[.DU104])/100))" office:value-type="float" office:value="14164.1857210933" calcext:value-type="float">
            <text:p>14164</text:p>
          </table:table-cell>
          <table:table-cell table:style-name="ce107" table:formula="of:=(([.AY105]+([.AW105]-[.AV105])+([.AX105]-[.AV105]))-[.AV105])+[.$AV$102]" office:value-type="float" office:value="15677.8696558985" calcext:value-type="float">
            <text:p>15678</text:p>
          </table:table-cell>
          <table:table-cell table:style-name="ce107" table:formula="of:=[.AZ105]*[.$BA$102]/[.$AZ$102]" office:value-type="float" office:value="100.186990445432" calcext:value-type="float">
            <text:p>100</text:p>
          </table:table-cell>
          <table:table-cell table:style-name="ce107" table:formula="of:=[.AV105]*[.$BB$102]/[.$AV$102]" office:value-type="float" office:value="61.3301403143372" calcext:value-type="float">
            <text:p>61</text:p>
          </table:table-cell>
          <table:table-cell table:style-name="ce107" table:formula="of:=[.DU105]-[.BB105]" office:value-type="float" office:value="10.5323596856629" calcext:value-type="float">
            <text:p>11</text:p>
          </table:table-cell>
          <table:table-cell table:style-name="ce107" table:formula="of:=[.W105]/5" office:value-type="float" office:value="17091.5917882445" calcext:value-type="float">
            <text:p>17092</text:p>
          </table:table-cell>
          <table:table-cell table:style-name="ce107" table:formula="of:=100-(([.AV105]*100)/[.BD105])" office:value-type="float" office:value="18.8547464818835" calcext:value-type="float">
            <text:p>19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116" office:value-type="float" office:value="136544" calcext:value-type="float">
            <text:p>136544</text:p>
          </table:table-cell>
          <table:table-cell table:style-name="ce116" office:value-type="float" office:value="82569" calcext:value-type="float">
            <text:p>82569</text:p>
          </table:table-cell>
          <table:table-cell table:style-name="ce116" office:value-type="float" office:value="50771" calcext:value-type="float">
            <text:p>50771</text:p>
          </table:table-cell>
          <table:table-cell table:style-name="ce116" office:value-type="float" office:value="3204" calcext:value-type="float">
            <text:p>3204</text:p>
          </table:table-cell>
          <table:table-cell table:style-name="ce116" office:value-type="float" office:value="461464" calcext:value-type="float">
            <text:p>461464</text:p>
          </table:table-cell>
          <table:table-cell table:style-name="ce116" office:value-type="float" office:value="103394" calcext:value-type="float">
            <text:p>103394</text:p>
          </table:table-cell>
          <table:table-cell table:style-name="ce116" office:value-type="float" office:value="10687" calcext:value-type="float">
            <text:p>10687</text:p>
          </table:table-cell>
          <table:table-cell table:style-name="ce116" office:value-type="float" office:value="145368" calcext:value-type="float">
            <text:p>145368</text:p>
          </table:table-cell>
          <table:table-cell table:style-name="ce259" office:value-type="float" office:value="154.804001724761" calcext:value-type="float">
            <text:p>155</text:p>
          </table:table-cell>
          <table:table-cell table:style-name="ce116" office:value-type="float" office:value="9087576400" calcext:value-type="float">
            <text:p>9087576400</text:p>
          </table:table-cell>
          <table:table-cell table:style-name="ce120" table:formula="of:=[.BW105]/[.BU105]" office:value-type="float" office:value="62514.2837488305" calcext:value-type="float">
            <text:p>62514</text:p>
          </table:table-cell>
          <table:table-cell table:style-name="ce120" table:formula="of:=[.BX105]/[.BV105]" office:value-type="float" office:value="403.828602958081" calcext:value-type="float">
            <text:p>404</text:p>
          </table:table-cell>
          <table:table-cell table:style-name="ce116" office:value-type="float" office:value="375292" calcext:value-type="float">
            <text:p>375292</text:p>
          </table:table-cell>
          <table:table-cell table:style-name="ce259" office:value-type="float" office:value="103.384874948052" calcext:value-type="float">
            <text:p>103</text:p>
          </table:table-cell>
          <table:table-cell table:style-name="ce116" office:value-type="float" office:value="16380710700" calcext:value-type="float">
            <text:p>16380710700</text:p>
          </table:table-cell>
          <table:table-cell table:style-name="ce81" table:formula="of:=[.CB105]/[.BZ105]" office:value-type="float" office:value="43647.9080289481" calcext:value-type="float">
            <text:p>43648</text:p>
          </table:table-cell>
          <table:table-cell table:style-name="ce81" table:formula="of:=[.CC105]/[.CA105]" office:value-type="float" office:value="422.188526618423" calcext:value-type="float">
            <text:p>422</text:p>
          </table:table-cell>
          <table:table-cell table:style-name="ce84" table:formula="of:=[.DT105]/(([.CD105]+[.BY105])/2)" office:value-type="float" office:value="2.44244329537617" calcext:value-type="float">
            <text:p>2.44</text:p>
          </table:table-cell>
          <table:table-cell table:style-name="ce83" table:formula="of:=(([.BY105]+[.CD105])*100/([.BY104]+[.CD104]))-100" office:value-type="float" office:value="4.54607968486405" calcext:value-type="float">
            <text:p>4.5</text:p>
          </table:table-cell>
          <table:table-cell table:style-name="ce81" office:value-type="string" calcext:value-type="string">
            <text:p>null</text:p>
          </table:table-cell>
          <table:table-cell table:style-name="ce209" office:value-type="float" office:value="21487307" calcext:value-type="float">
            <text:p>21487307</text:p>
          </table:table-cell>
          <table:table-cell table:style-name="ce107" table:formula="of:=[.CH105]-[.CH104]" office:value-type="float" office:value="453548" calcext:value-type="float">
            <text:p>453548</text:p>
          </table:table-cell>
          <table:table-cell table:style-name="ce107" office:value-type="float" office:value="480729" calcext:value-type="float">
            <text:p>480729</text:p>
          </table:table-cell>
          <table:table-cell table:style-name="ce107" office:value-type="float" office:value="37544" calcext:value-type="float">
            <text:p>37544</text:p>
          </table:table-cell>
          <table:table-cell table:style-name="ce107" table:formula="of:=100-[.CM105]" office:value-type="float" office:value="92.7559413668086" calcext:value-type="float">
            <text:p>93</text:p>
          </table:table-cell>
          <table:table-cell table:style-name="ce107" table:formula="of:=([.CK105]*100)/([.CJ105]+[.CK105])" office:value-type="float" office:value="7.24405863319139" calcext:value-type="float">
            <text:p>7</text:p>
          </table:table-cell>
          <table:table-cell table:style-name="ce102" table:formula="of:=([.B105]/[.CH105])" office:value-type="float" office:value="1.90973210370197" calcext:value-type="float">
            <text:p>1.91</text:p>
          </table:table-cell>
          <table:table-cell table:style-name="ce102" office:value-type="float" office:value="2.86" calcext:value-type="float">
            <text:p>2.86</text:p>
          </table:table-cell>
          <table:table-cell table:style-name="ce102" table:formula="of:=([.CO105]-[.CN105])" office:value-type="float" office:value="0.950267896298033" calcext:value-type="float">
            <text:p>0.95</text:p>
          </table:table-cell>
          <table:table-cell table:style-name="ce138" table:formula="of:=([.CH105]*100/[.CH104])-100" office:value-type="float" office:value="2.15628599719146" calcext:value-type="float">
            <text:p>2.2</text:p>
          </table:table-cell>
          <table:table-cell table:style-name="ce101" table:formula="of:=AVERAGE([.$CQ$74:.CQ105])" office:value-type="float" office:value="2.21721005192218" calcext:value-type="float">
            <text:p>2.22</text:p>
          </table:table-cell>
          <table:table-cell table:style-name="ce104" table:formula="of:=([.B105]-[.B104])" office:value-type="float" office:value="559000" calcext:value-type="float">
            <text:p>559000</text:p>
          </table:table-cell>
          <table:table-cell table:style-name="ce34" table:formula="of:=([.B105]*100/[.B104])-100" office:value-type="float" office:value="1.38106532266035" calcext:value-type="float">
            <text:p>1.38</text:p>
          </table:table-cell>
          <table:table-cell table:style-name="ce209" table:formula="of:=[.CI105]-([.CS105]/2)" office:value-type="float" office:value="174048" calcext:value-type="float">
            <text:p>174048</text:p>
          </table:table-cell>
          <table:table-cell table:style-name="ce209" office:value-type="float" office:value="1981000" calcext:value-type="float">
            <text:p>1981000</text:p>
          </table:table-cell>
          <table:table-cell table:style-name="ce138" table:formula="of:=[.CV105]/[.CI105]" office:value-type="float" office:value="4.36778466667255" calcext:value-type="float">
            <text:p>4.4</text:p>
          </table:table-cell>
          <table:table-cell table:style-name="ce138" table:formula="of:=[.CV105]/[.B105]*100" office:value-type="float" office:value="4.82758620689655" calcext:value-type="float">
            <text:p>4.8</text:p>
          </table:table-cell>
          <table:table-cell table:style-name="ce209" office:value-type="float" office:value="44119.82" calcext:value-type="float">
            <text:p>44120</text:p>
          </table:table-cell>
          <table:table-cell table:number-columns-repeated="9" table:style-name="ce116" office:value-type="string" calcext:value-type="string">
            <text:p>null</text:p>
          </table:table-cell>
          <table:table-cell table:number-columns-repeated="8" table:style-name="ce138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1008.75" calcext:value-type="float">
            <text:p>1009</text:p>
          </table:table-cell>
          <table:table-cell table:style-name="ce209" office:value-type="float" office:value="71.8625" calcext:value-type="float">
            <text:p>72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3.07" calcext:value-type="float">
            <text:p>3.07</text:p>
          </table:table-cell>
          <table:table-cell table:style-name="ce138" table:formula="of:=[.DX104]+[.DW105]" office:value-type="float" office:value="177.99" calcext:value-type="float">
            <text:p>178.0</text:p>
          </table:table-cell>
          <table:table-cell table:style-name="ce138" table:formula="of:=(([.DT105]*[.DW105])/100)+[.DY104]" office:value-type="float" office:value="454.157625" calcext:value-type="float">
            <text:p>454.2</text:p>
          </table:table-cell>
          <table:table-cell table:style-name="ce138" table:formula="of:=[.DT105]-[.DY105]" office:value-type="float" office:value="554.592375" calcext:value-type="float">
            <text:p>554.6</text:p>
          </table:table-cell>
          <table:table-cell table:style-name="ce138" table:formula="of:=[.DT105]/[.DX105]*[.$DX$88]" office:value-type="float" office:value="566.745322770942" calcext:value-type="float">
            <text:p>566.7</text:p>
          </table:table-cell>
          <table:table-cell table:style-name="ce138" table:formula="of:=[.DT105]-[.EA105]" office:value-type="float" office:value="442.004677229058" calcext:value-type="float">
            <text:p>442.0</text:p>
          </table:table-cell>
          <table:table-cell table:style-name="ce34" table:formula="of:=([.AH105]-[.AH104])" office:value-type="float" office:value="-0.582366666666667" calcext:value-type="float">
            <text:p>-0.58</text:p>
          </table:table-cell>
          <table:table-cell table:style-name="ce34" table:formula="of:=([.DT105]*100/[.DT104])-100" office:value-type="float" office:value="13.0252100840336" calcext:value-type="float">
            <text:p>13.03</text:p>
          </table:table-cell>
          <table:table-cell table:style-name="ce34" table:formula="of:=[.ED105]-[.DW105]" office:value-type="float" office:value="9.95521008403362" calcext:value-type="float">
            <text:p>9.96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12.1" calcext:value-type="float">
            <text:p>12.10</text:p>
          </table:table-cell>
          <table:table-cell table:style-name="ce138" office:value-type="float" office:value="11.45" calcext:value-type="float">
            <text:p>11.5</text:p>
          </table:table-cell>
          <table:table-cell table:style-name="ce138" table:formula="of:=[.ED105]+4" office:value-type="float" office:value="17.0252100840336" calcext:value-type="float">
            <text:p>17.0</text:p>
          </table:table-cell>
          <table:table-cell table:style-name="ce138" table:formula="of:=-0.06*(([.A105]-1963)^2)+8.5*([.A105]-1963)+140" office:value-type="float" office:value="380.24" calcext:value-type="float">
            <text:p>380.2</text:p>
          </table:table-cell>
          <table:table-cell table:style-name="ce138" table:formula="of:=[.EJ105]+50" office:value-type="float" office:value="430.24" calcext:value-type="float">
            <text:p>430.2</text:p>
          </table:table-cell>
          <table:table-cell table:style-name="ce138" table:formula="of:=[.EJ105]-50" office:value-type="float" office:value="330.24" calcext:value-type="float">
            <text:p>330.2</text:p>
          </table:table-cell>
          <table:table-cell table:style-name="ce138" table:formula="of:=[.EJ105]+100" office:value-type="float" office:value="480.24" calcext:value-type="float">
            <text:p>480.2</text:p>
          </table:table-cell>
          <table:table-cell table:style-name="ce138" table:formula="of:=[.EJ105]-100" office:value-type="float" office:value="280.24" calcext:value-type="float">
            <text:p>280.2</text:p>
          </table:table-cell>
          <table:table-cell table:style-name="ce138" table:formula="of:=-0.025*(([.A105]-1963)^2)+5.5*([.A105]-1963)+175" office:value-type="float" office:value="351.475" calcext:value-type="float">
            <text:p>351.5</text:p>
          </table:table-cell>
          <table:table-cell table:style-name="ce92" table:formula="of:=1.31267307692308*0.264172052" office:value-type="float" office:value="0.346771540335924" calcext:value-type="float">
            <text:p>0.35</text:p>
          </table:table-cell>
          <table:table-cell table:style-name="ce304" table:formula="of:=([.EP105]*100/[.EP104])-100" office:value-type="float" office:value="-5.14204071701047" calcext:value-type="float">
            <text:p>-5.1</text:p>
          </table:table-cell>
          <table:table-cell table:style-name="ce92" office:value-type="float" office:value="0.77" calcext:value-type="float">
            <text:p>0.77</text:p>
          </table:table-cell>
          <table:table-cell table:number-columns-repeated="876"/>
        </table:table-row>
        <table:table-row table:style-name="ro9">
          <table:table-cell table:style-name="ce158" office:value-type="float" office:value="2003" calcext:value-type="float">
            <text:p>2003</text:p>
          </table:table-cell>
          <table:table-cell table:style-name="ce13" office:value-type="float" office:value="41827000" calcext:value-type="float">
            <text:p>41827000</text:p>
          </table:table-cell>
          <table:table-cell table:style-name="ce209" office:value-type="float" office:value="16984055" calcext:value-type="float">
            <text:p>16984055</text:p>
          </table:table-cell>
          <table:table-cell table:style-name="ce209" office:value-type="float" office:value="21681084.844793" calcext:value-type="float">
            <text:p>21681085</text:p>
          </table:table-cell>
          <table:table-cell table:style-name="ce209" office:value-type="float" office:value="34394751.119046" calcext:value-type="float">
            <text:p>34394751</text:p>
          </table:table-cell>
          <table:table-cell table:style-name="ce107" table:formula="of:=[.C106]/26" office:value-type="float" office:value="653232.884615385" calcext:value-type="float">
            <text:p>653233</text:p>
          </table:table-cell>
          <table:table-cell table:style-name="ce107" table:formula="of:=[.F106]/2" office:value-type="float" office:value="326616.442307692" calcext:value-type="float">
            <text:p>326616</text:p>
          </table:table-cell>
          <table:table-cell table:style-name="ce209" table:formula="of:=[.G106]*1.5" office:value-type="float" office:value="489924.663461539" calcext:value-type="float">
            <text:p>489925</text:p>
          </table:table-cell>
          <table:table-cell table:style-name="ce209" office:value-type="float" office:value="718536" calcext:value-type="float">
            <text:p>718536</text:p>
          </table:table-cell>
          <table:table-cell table:style-name="ce209" table:formula="of:=[.I106]/2" office:value-type="float" office:value="359268" calcext:value-type="float">
            <text:p>359268</text:p>
          </table:table-cell>
          <table:table-cell table:style-name="ce209" office:value-type="float" office:value="643990" calcext:value-type="float">
            <text:p>643990</text:p>
          </table:table-cell>
          <table:table-cell table:style-name="ce209" table:formula="of:=[.K106]/2" office:value-type="float" office:value="321995" calcext:value-type="float">
            <text:p>321995</text:p>
          </table:table-cell>
          <table:table-cell table:style-name="ce209" office:value-type="float" office:value="519454" calcext:value-type="float">
            <text:p>519454</text:p>
          </table:table-cell>
          <table:table-cell table:style-name="ce209" table:formula="of:=[.M106]/2" office:value-type="float" office:value="259727" calcext:value-type="float">
            <text:p>259727</text:p>
          </table:table-cell>
          <table:table-cell table:style-name="ce136" table:formula="of:=([.O107]*(([.T106]*100/[.T107])/100))" office:value-type="float" office:value="619193.033037639" calcext:value-type="float">
            <text:p>619193</text:p>
          </table:table-cell>
          <table:table-cell table:style-name="ce136" table:formula="of:=[.P107]*0.97" office:value-type="float" office:value="116138.90786547" calcext:value-type="float">
            <text:p>116139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16" office:value-type="float" office:value="989439" calcext:value-type="float">
            <text:p>989439</text:p>
          </table:table-cell>
          <table:table-cell table:style-name="ce136" table:formula="of:=[.T106]/2" office:value-type="float" office:value="494719.5" calcext:value-type="float">
            <text:p>494720</text:p>
          </table:table-cell>
          <table:table-cell table:style-name="ce122" office:value-type="float" office:value="96175561000" calcext:value-type="float">
            <text:p>9.6E+10</text:p>
          </table:table-cell>
          <table:table-cell table:style-name="ce107" table:formula="of:=[.V106]/[.T106]" office:value-type="float" office:value="97202.1125102204" calcext:value-type="float">
            <text:p>97202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table:formula="of:=[.T106]/[.O106]" office:value-type="float" office:value="1.59794918096221" calcext:value-type="float">
            <text:p>1.60</text:p>
          </table:table-cell>
          <table:table-cell table:style-name="ce34" table:formula="of:=([.W106]*100)/([.DT106]*(([.CA106]*([.BZ106]/([.BU106]+[.BZ106])))+([.BV106]*([.BU106]/([.BU106]+[.BZ106])))))" office:value-type="float" office:value="71.9252682314162" calcext:value-type="float">
            <text:p>71.93</text:p>
          </table:table-cell>
          <table:table-cell table:style-name="ce103" table:formula="of:=(([.V106]*100/[.V105])-100)-[.DW106]" office:value-type="float" office:value="60.0090905694397" calcext:value-type="float">
            <text:p>60.01</text:p>
          </table:table-cell>
          <table:table-cell table:style-name="ce103" office:value-type="float" office:value="3.713" calcext:value-type="float">
            <text:p>3.71</text:p>
          </table:table-cell>
          <table:table-cell table:style-name="ce103" office:value-type="float" office:value="2.9" calcext:value-type="float">
            <text:p>2.90</text:p>
          </table:table-cell>
          <table:table-cell table:style-name="ce103" table:formula="of:=100-[.AE106]" office:value-type="float" office:value="97.1" calcext:value-type="float">
            <text:p>97.1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2.30304545454545" calcext:value-type="float">
            <text:p>2.30</text:p>
          </table:table-cell>
          <table:table-cell table:style-name="ce102" table:formula="of:=[.AD106]-[.AH106]" office:value-type="float" office:value="1.40995454545455" calcext:value-type="float">
            <text:p>1.41</text:p>
          </table:table-cell>
          <table:table-cell table:style-name="ce103" office:value-type="float" office:value="1.14174166666667" calcext:value-type="float">
            <text:p>1.14</text:p>
          </table:table-cell>
          <table:table-cell table:style-name="ce104" table:formula="of:=[.DT106]*100" office:value-type="float" office:value="116656.25" calcext:value-type="float">
            <text:p>116656</text:p>
          </table:table-cell>
          <table:table-cell table:style-name="ce104" table:formula="of:=([.DT106]*100)*[.AJ106]" office:value-type="float" office:value="133191.301302083" calcext:value-type="float">
            <text:p>133191</text:p>
          </table:table-cell>
          <table:table-cell table:style-name="ce123" office:value-type="float" office:value="6180922000000" calcext:value-type="float">
            <text:p>6.18E+12</text:p>
          </table:table-cell>
          <table:table-cell table:style-name="ce101" table:formula="of:=([.AM106]*100/[.AM105])-100" office:value-type="float" office:value="6.4240399805435" calcext:value-type="float">
            <text:p>6.42</text:p>
          </table:table-cell>
          <table:table-cell table:style-name="ce101" table:formula="of:=AVERAGE([.$AN$84:.AN106])" office:value-type="float" office:value="7.2998476795785" calcext:value-type="float">
            <text:p>7.30</text:p>
          </table:table-cell>
          <table:table-cell table:number-columns-repeated="2" table:style-name="ce106" office:value-type="string" calcext:value-type="string">
            <text:p>null</text:p>
          </table:table-cell>
          <table:table-cell table:style-name="ce106" office:value-type="float" office:value="322.245" calcext:value-type="float">
            <text:p>322</text:p>
          </table:table-cell>
          <table:table-cell table:style-name="ce107" table:formula="of:=[.DT106]*100/[.AR106]" office:value-type="float" office:value="362.011047494918" calcext:value-type="float">
            <text:p>362</text:p>
          </table:table-cell>
          <table:table-cell table:style-name="ce140" office:value-type="float" office:value="0.68221001391268" calcext:value-type="float">
            <text:p>0.7</text:p>
          </table:table-cell>
          <table:table-cell table:style-name="ce119" office:value-type="float" office:value="500247000000" calcext:value-type="float">
            <text:p>5.00E+11</text:p>
          </table:table-cell>
          <table:table-cell table:style-name="ce107" table:formula="of:=[.AU106]/[.E106]" office:value-type="float" office:value="14544.2831747368" calcext:value-type="float">
            <text:p>14544</text:p>
          </table:table-cell>
          <table:table-cell table:style-name="ce107" table:formula="of:=[.AW105]*(1+([.DW106]/100))" office:value-type="float" office:value="13123.3386112966" calcext:value-type="float">
            <text:p>13123</text:p>
          </table:table-cell>
          <table:table-cell table:style-name="ce107" table:formula="of:=[.AV106]+(12*PMT([.AD106]/100/12;[.AG106]*12;([.AV106]*5)*-1))" office:value-type="float" office:value="19250.6221301119" calcext:value-type="float">
            <text:p>19251</text:p>
          </table:table-cell>
          <table:table-cell table:style-name="ce107" table:formula="of:=[.AY105]*(1+(([.DU106]-[.DU105])/100))" office:value-type="float" office:value="15501.2848531645" calcext:value-type="float">
            <text:p>15501</text:p>
          </table:table-cell>
          <table:table-cell table:style-name="ce107" table:formula="of:=(([.AY106]+([.AW106]-[.AV106])+([.AX106]-[.AV106]))-[.AV106])+[.$AV$102]" office:value-type="float" office:value="15775.3843564523" calcext:value-type="float">
            <text:p>15775</text:p>
          </table:table-cell>
          <table:table-cell table:style-name="ce107" table:formula="of:=[.AZ106]*[.$BA$102]/[.$AZ$102]" office:value-type="float" office:value="100.810142990204" calcext:value-type="float">
            <text:p>101</text:p>
          </table:table-cell>
          <table:table-cell table:style-name="ce107" table:formula="of:=[.AV106]*[.$BB$102]/[.$AV$102]" office:value-type="float" office:value="64.316239946783" calcext:value-type="float">
            <text:p>64</text:p>
          </table:table-cell>
          <table:table-cell table:style-name="ce107" table:formula="of:=[.DU106]-[.BB106]" office:value-type="float" office:value="16.986260053217" calcext:value-type="float">
            <text:p>17</text:p>
          </table:table-cell>
          <table:table-cell table:style-name="ce107" table:formula="of:=[.W106]/5" office:value-type="float" office:value="19440.4225020441" calcext:value-type="float">
            <text:p>19440</text:p>
          </table:table-cell>
          <table:table-cell table:style-name="ce107" table:formula="of:=100-(([.AV106]*100)/[.BD106])" office:value-type="float" office:value="25.1853545199056" calcext:value-type="float">
            <text:p>25</text:p>
          </table:table-cell>
          <table:table-cell table:style-name="ce115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209" table:formula="of:=[.CH106]/[.O106]" office:value-type="float" office:value="35.4112656798371" calcext:value-type="float">
            <text:p>35</text:p>
          </table:table-cell>
          <table:table-cell table:style-name="ce116" office:value-type="float" office:value="152785" calcext:value-type="float">
            <text:p>152785</text:p>
          </table:table-cell>
          <table:table-cell table:style-name="ce116" office:value-type="float" office:value="94476" calcext:value-type="float">
            <text:p>94476</text:p>
          </table:table-cell>
          <table:table-cell table:style-name="ce116" office:value-type="float" office:value="54505" calcext:value-type="float">
            <text:p>54505</text:p>
          </table:table-cell>
          <table:table-cell table:style-name="ce116" office:value-type="float" office:value="3804" calcext:value-type="float">
            <text:p>3804</text:p>
          </table:table-cell>
          <table:table-cell table:style-name="ce116" office:value-type="float" office:value="560775" calcext:value-type="float">
            <text:p>560775</text:p>
          </table:table-cell>
          <table:table-cell table:style-name="ce116" office:value-type="float" office:value="118531" calcext:value-type="float">
            <text:p>118531</text:p>
          </table:table-cell>
          <table:table-cell table:style-name="ce116" office:value-type="float" office:value="10900" calcext:value-type="float">
            <text:p>10900</text:p>
          </table:table-cell>
          <table:table-cell table:style-name="ce116" office:value-type="float" office:value="183411" calcext:value-type="float">
            <text:p>183411</text:p>
          </table:table-cell>
          <table:table-cell table:style-name="ce259" office:value-type="float" office:value="151.727476984174" calcext:value-type="float">
            <text:p>152</text:p>
          </table:table-cell>
          <table:table-cell table:style-name="ce116" office:value-type="float" office:value="11731425600" calcext:value-type="float">
            <text:p>11731425600</text:p>
          </table:table-cell>
          <table:table-cell table:style-name="ce120" table:formula="of:=[.BW106]/[.BU106]" office:value-type="float" office:value="63962.4973420351" calcext:value-type="float">
            <text:p>63962</text:p>
          </table:table-cell>
          <table:table-cell table:style-name="ce120" table:formula="of:=[.BX106]/[.BV106]" office:value-type="float" office:value="421.561727733118" calcext:value-type="float">
            <text:p>422</text:p>
          </table:table-cell>
          <table:table-cell table:style-name="ce116" office:value-type="float" office:value="448260" calcext:value-type="float">
            <text:p>448260</text:p>
          </table:table-cell>
          <table:table-cell table:style-name="ce259" office:value-type="float" office:value="101.166598987766" calcext:value-type="float">
            <text:p>101</text:p>
          </table:table-cell>
          <table:table-cell table:style-name="ce116" office:value-type="float" office:value="20112128800" calcext:value-type="float">
            <text:p>20112128800</text:p>
          </table:table-cell>
          <table:table-cell table:style-name="ce81" table:formula="of:=[.CB106]/[.BZ106]" office:value-type="float" office:value="44867.1056975862" calcext:value-type="float">
            <text:p>44867</text:p>
          </table:table-cell>
          <table:table-cell table:style-name="ce81" table:formula="of:=[.CC106]/[.CA106]" office:value-type="float" office:value="443.49722286317" calcext:value-type="float">
            <text:p>443</text:p>
          </table:table-cell>
          <table:table-cell table:style-name="ce84" table:formula="of:=[.DT106]/(([.CD106]+[.BY106])/2)" office:value-type="float" office:value="2.69707052726496" calcext:value-type="float">
            <text:p>2.70</text:p>
          </table:table-cell>
          <table:table-cell table:style-name="ce83" table:formula="of:=(([.BY106]+[.CD106])*100/([.BY105]+[.CD105]))-100" office:value-type="float" office:value="4.72651469586353" calcext:value-type="float">
            <text:p>4.7</text:p>
          </table:table-cell>
          <table:table-cell table:style-name="ce81" office:value-type="string" calcext:value-type="string">
            <text:p>null</text:p>
          </table:table-cell>
          <table:table-cell table:style-name="ce209" office:value-type="float" office:value="21926409" calcext:value-type="float">
            <text:p>21926409</text:p>
          </table:table-cell>
          <table:table-cell table:style-name="ce107" table:formula="of:=[.CH106]-[.CH105]" office:value-type="float" office:value="439102" calcext:value-type="float">
            <text:p>439102</text:p>
          </table:table-cell>
          <table:table-cell table:style-name="ce107" office:value-type="float" office:value="462730" calcext:value-type="float">
            <text:p>462730</text:p>
          </table:table-cell>
          <table:table-cell table:style-name="ce107" office:value-type="float" office:value="40994" calcext:value-type="float">
            <text:p>40994</text:p>
          </table:table-cell>
          <table:table-cell table:style-name="ce107" table:formula="of:=100-[.CM106]" office:value-type="float" office:value="91.8618132151734" calcext:value-type="float">
            <text:p>92</text:p>
          </table:table-cell>
          <table:table-cell table:style-name="ce107" table:formula="of:=([.CK106]*100)/([.CJ106]+[.CK106])" office:value-type="float" office:value="8.13818678482661" calcext:value-type="float">
            <text:p>8</text:p>
          </table:table-cell>
          <table:table-cell table:style-name="ce102" table:formula="of:=([.B106]/[.CH106])" office:value-type="float" office:value="1.90760830923112" calcext:value-type="float">
            <text:p>1.91</text:p>
          </table:table-cell>
          <table:table-cell table:style-name="ce102" office:value-type="float" office:value="2.82" calcext:value-type="float">
            <text:p>2.82</text:p>
          </table:table-cell>
          <table:table-cell table:style-name="ce102" table:formula="of:=([.CO106]-[.CN106])" office:value-type="float" office:value="0.91239169076888" calcext:value-type="float">
            <text:p>0.91</text:p>
          </table:table-cell>
          <table:table-cell table:style-name="ce138" table:formula="of:=([.CH106]*100/[.CH105])-100" office:value-type="float" office:value="2.04354133349517" calcext:value-type="float">
            <text:p>2.0</text:p>
          </table:table-cell>
          <table:table-cell table:style-name="ce101" table:formula="of:=AVERAGE([.$CQ$74:.CQ106])" office:value-type="float" office:value="2.211947363485" calcext:value-type="float">
            <text:p>2.21</text:p>
          </table:table-cell>
          <table:table-cell table:style-name="ce104" table:formula="of:=([.B106]-[.B105])" office:value-type="float" office:value="792000" calcext:value-type="float">
            <text:p>792000</text:p>
          </table:table-cell>
          <table:table-cell table:style-name="ce34" table:formula="of:=([.B106]*100/[.B105])-100" office:value-type="float" office:value="1.93005970512976" calcext:value-type="float">
            <text:p>1.93</text:p>
          </table:table-cell>
          <table:table-cell table:style-name="ce209" table:formula="of:=[.CI106]-([.CS106]/2)" office:value-type="float" office:value="43102" calcext:value-type="float">
            <text:p>43102</text:p>
          </table:table-cell>
          <table:table-cell table:style-name="ce209" office:value-type="float" office:value="2102000" calcext:value-type="float">
            <text:p>2102000</text:p>
          </table:table-cell>
          <table:table-cell table:style-name="ce138" table:formula="of:=[.CV106]/[.CI106]" office:value-type="float" office:value="4.78704264612778" calcext:value-type="float">
            <text:p>4.8</text:p>
          </table:table-cell>
          <table:table-cell table:style-name="ce138" table:formula="of:=[.CV106]/[.B106]*100" office:value-type="float" office:value="5.02546202213881" calcext:value-type="float">
            <text:p>5.0</text:p>
          </table:table-cell>
          <table:table-cell table:style-name="ce209" office:value-type="float" office:value="46223.24" calcext:value-type="float">
            <text:p>46223</text:p>
          </table:table-cell>
          <table:table-cell table:number-columns-repeated="9" table:style-name="ce116" office:value-type="string" calcext:value-type="string">
            <text:p>null</text:p>
          </table:table-cell>
          <table:table-cell table:number-columns-repeated="8" table:style-name="ce138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1166.5625" calcext:value-type="float">
            <text:p>1167</text:p>
          </table:table-cell>
          <table:table-cell table:style-name="ce209" office:value-type="float" office:value="81.3025" calcext:value-type="float">
            <text:p>81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3.04" calcext:value-type="float">
            <text:p>3.04</text:p>
          </table:table-cell>
          <table:table-cell table:style-name="ce138" table:formula="of:=[.DX105]+[.DW106]" office:value-type="float" office:value="181.03" calcext:value-type="float">
            <text:p>181.0</text:p>
          </table:table-cell>
          <table:table-cell table:style-name="ce138" table:formula="of:=(([.DT106]*[.DW106])/100)+[.DY105]" office:value-type="float" office:value="489.621125" calcext:value-type="float">
            <text:p>489.6</text:p>
          </table:table-cell>
          <table:table-cell table:style-name="ce138" table:formula="of:=[.DT106]-[.DY106]" office:value-type="float" office:value="676.941375" calcext:value-type="float">
            <text:p>676.9</text:p>
          </table:table-cell>
          <table:table-cell table:style-name="ce138" table:formula="of:=[.DT106]/[.DX106]*[.$DX$88]" office:value-type="float" office:value="644.402861404187" calcext:value-type="float">
            <text:p>644.4</text:p>
          </table:table-cell>
          <table:table-cell table:style-name="ce138" table:formula="of:=[.DT106]-[.EA106]" office:value-type="float" office:value="522.159638595813" calcext:value-type="float">
            <text:p>522.2</text:p>
          </table:table-cell>
          <table:table-cell table:style-name="ce34" table:formula="of:=([.AH106]-[.AH105])" office:value-type="float" office:value="-1.19125454545455" calcext:value-type="float">
            <text:p>-1.19</text:p>
          </table:table-cell>
          <table:table-cell table:style-name="ce34" table:formula="of:=([.DT106]*100/[.DT105])-100" office:value-type="float" office:value="15.6443618339529" calcext:value-type="float">
            <text:p>15.64</text:p>
          </table:table-cell>
          <table:table-cell table:style-name="ce34" table:formula="of:=[.ED106]-[.DW106]" office:value-type="float" office:value="12.6043618339529" calcext:value-type="float">
            <text:p>12.60</text:p>
          </table:table-cell>
          <table:table-cell table:style-name="ce34" office:value-type="string" calcext:value-type="string">
            <text:p>null</text:p>
          </table:table-cell>
          <table:table-cell table:style-name="ce34" office:value-type="float" office:value="14.45" calcext:value-type="float">
            <text:p>14.45</text:p>
          </table:table-cell>
          <table:table-cell table:style-name="ce138" office:value-type="float" office:value="11.49" calcext:value-type="float">
            <text:p>11.5</text:p>
          </table:table-cell>
          <table:table-cell table:style-name="ce138" table:formula="of:=[.ED106]+4" office:value-type="float" office:value="19.6443618339529" calcext:value-type="float">
            <text:p>19.6</text:p>
          </table:table-cell>
          <table:table-cell table:style-name="ce138" table:formula="of:=-0.06*(([.A106]-1963)^2)+8.5*([.A106]-1963)+140" office:value-type="float" office:value="384" calcext:value-type="float">
            <text:p>384.0</text:p>
          </table:table-cell>
          <table:table-cell table:style-name="ce138" table:formula="of:=[.EJ106]+50" office:value-type="float" office:value="434" calcext:value-type="float">
            <text:p>434.0</text:p>
          </table:table-cell>
          <table:table-cell table:style-name="ce138" table:formula="of:=[.EJ106]-50" office:value-type="float" office:value="334" calcext:value-type="float">
            <text:p>334.0</text:p>
          </table:table-cell>
          <table:table-cell table:style-name="ce138" table:formula="of:=[.EJ106]+100" office:value-type="float" office:value="484" calcext:value-type="float">
            <text:p>484.0</text:p>
          </table:table-cell>
          <table:table-cell table:style-name="ce138" table:formula="of:=[.EJ106]-100" office:value-type="float" office:value="284" calcext:value-type="float">
            <text:p>284.0</text:p>
          </table:table-cell>
          <table:table-cell table:style-name="ce138" table:formula="of:=-0.025*(([.A106]-1963)^2)+5.5*([.A106]-1963)+175" office:value-type="float" office:value="355" calcext:value-type="float">
            <text:p>355.0</text:p>
          </table:table-cell>
          <table:table-cell table:style-name="ce92" table:formula="of:=1.51580769230769*0.264172052" office:value-type="float" office:value="0.400434028514307" calcext:value-type="float">
            <text:p>0.40</text:p>
          </table:table-cell>
          <table:table-cell table:style-name="ce304" table:formula="of:=([.EP106]*100/[.EP105])-100" office:value-type="float" office:value="15.4748824330853" calcext:value-type="float">
            <text:p>15.5</text:p>
          </table:table-cell>
          <table:table-cell table:style-name="ce92" office:value-type="float" office:value="0.919102041666667" calcext:value-type="float">
            <text:p>0.92</text:p>
          </table:table-cell>
          <table:table-cell table:number-columns-repeated="876"/>
        </table:table-row>
        <table:table-row table:style-name="ro9">
          <table:table-cell table:style-name="ce158" office:value-type="float" office:value="2004" calcext:value-type="float">
            <text:p>2004</text:p>
          </table:table-cell>
          <table:table-cell table:style-name="ce13" office:value-type="float" office:value="42547000" calcext:value-type="float">
            <text:p>42547000</text:p>
          </table:table-cell>
          <table:table-cell table:style-name="ce209" office:value-type="float" office:value="17468532" calcext:value-type="float">
            <text:p>17468532</text:p>
          </table:table-cell>
          <table:table-cell table:style-name="ce209" office:value-type="float" office:value="22312466.315582" calcext:value-type="float">
            <text:p>22312466</text:p>
          </table:table-cell>
          <table:table-cell table:style-name="ce209" office:value-type="float" office:value="35021216.215986" calcext:value-type="float">
            <text:p>35021216</text:p>
          </table:table-cell>
          <table:table-cell table:style-name="ce107" table:formula="of:=[.C107]/26" office:value-type="float" office:value="671866.615384615" calcext:value-type="float">
            <text:p>671867</text:p>
          </table:table-cell>
          <table:table-cell table:style-name="ce107" table:formula="of:=[.F107]/2" office:value-type="float" office:value="335933.307692308" calcext:value-type="float">
            <text:p>335933</text:p>
          </table:table-cell>
          <table:table-cell table:style-name="ce209" table:formula="of:=[.G107]*1.5" office:value-type="float" office:value="503899.961538462" calcext:value-type="float">
            <text:p>503900</text:p>
          </table:table-cell>
          <table:table-cell table:style-name="ce209" office:value-type="float" office:value="736869" calcext:value-type="float">
            <text:p>736869</text:p>
          </table:table-cell>
          <table:table-cell table:style-name="ce209" table:formula="of:=[.I107]/2" office:value-type="float" office:value="368434.5" calcext:value-type="float">
            <text:p>368435</text:p>
          </table:table-cell>
          <table:table-cell table:style-name="ce209" office:value-type="float" office:value="674206" calcext:value-type="float">
            <text:p>674206</text:p>
          </table:table-cell>
          <table:table-cell table:style-name="ce209" table:formula="of:=[.K107]/2" office:value-type="float" office:value="337103" calcext:value-type="float">
            <text:p>337103</text:p>
          </table:table-cell>
          <table:table-cell table:style-name="ce209" office:value-type="float" office:value="523975" calcext:value-type="float">
            <text:p>523975</text:p>
          </table:table-cell>
          <table:table-cell table:style-name="ce209" table:formula="of:=[.M107]/2" office:value-type="float" office:value="261987.5" calcext:value-type="float">
            <text:p>261988</text:p>
          </table:table-cell>
          <table:table-cell table:style-name="ce136" table:formula="of:=([.O108]*(([.T107]*100/[.T108])/100))" office:value-type="float" office:value="693178.489777139" calcext:value-type="float">
            <text:p>693178</text:p>
          </table:table-cell>
          <table:table-cell table:style-name="ce136" table:formula="of:=[.P108]*0.97" office:value-type="float" office:value="119730.832851" calcext:value-type="float">
            <text:p>119731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16" office:value-type="float" office:value="1107664" calcext:value-type="float">
            <text:p>1107664</text:p>
          </table:table-cell>
          <table:table-cell table:style-name="ce136" table:formula="of:=[.T107]/2" office:value-type="float" office:value="553832" calcext:value-type="float">
            <text:p>553832</text:p>
          </table:table-cell>
          <table:table-cell table:style-name="ce122" office:value-type="float" office:value="122147451000" calcext:value-type="float">
            <text:p>1.2E+11</text:p>
          </table:table-cell>
          <table:table-cell table:style-name="ce107" table:formula="of:=[.V107]/[.T107]" office:value-type="float" office:value="110274.822509353" calcext:value-type="float">
            <text:p>110275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table:formula="of:=[.T107]/[.O107]" office:value-type="float" office:value="1.59794918096221" calcext:value-type="float">
            <text:p>1.60</text:p>
          </table:table-cell>
          <table:table-cell table:style-name="ce34" table:formula="of:=([.W107]*100)/([.DT107]*(([.CA107]*([.BZ107]/([.BU107]+[.BZ107])))+([.BV107]*([.BU107]/([.BU107]+[.BZ107])))))" office:value-type="float" office:value="69.0442453493994" calcext:value-type="float">
            <text:p>69.04</text:p>
          </table:table-cell>
          <table:table-cell table:style-name="ce103" table:formula="of:=(([.V107]*100/[.V106])-100)-[.DW107]" office:value-type="float" office:value="23.964667017227" calcext:value-type="float">
            <text:p>23.96</text:p>
          </table:table-cell>
          <table:table-cell table:style-name="ce103" office:value-type="float" office:value="3.356" calcext:value-type="float">
            <text:p>3.36</text:p>
          </table:table-cell>
          <table:table-cell table:style-name="ce103" office:value-type="float" office:value="2.9" calcext:value-type="float">
            <text:p>2.90</text:p>
          </table:table-cell>
          <table:table-cell table:style-name="ce103" table:formula="of:=100-[.AE107]" office:value-type="float" office:value="97.1" calcext:value-type="float">
            <text:p>97.1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2.27889090909091" calcext:value-type="float">
            <text:p>2.28</text:p>
          </table:table-cell>
          <table:table-cell table:style-name="ce102" table:formula="of:=[.AD107]-[.AH107]" office:value-type="float" office:value="1.07710909090909" calcext:value-type="float">
            <text:p>1.08</text:p>
          </table:table-cell>
          <table:table-cell table:style-name="ce103" office:value-type="float" office:value="1.24920833333333" calcext:value-type="float">
            <text:p>1.25</text:p>
          </table:table-cell>
          <table:table-cell table:style-name="ce104" table:formula="of:=[.DT107]*100" office:value-type="float" office:value="135531.25" calcext:value-type="float">
            <text:p>135531</text:p>
          </table:table-cell>
          <table:table-cell table:style-name="ce104" table:formula="of:=([.DT107]*100)*[.AJ107]" office:value-type="float" office:value="169306.766927083" calcext:value-type="float">
            <text:p>169307</text:p>
          </table:table-cell>
          <table:table-cell table:style-name="ce123" office:value-type="float" office:value="6568176000000" calcext:value-type="float">
            <text:p>6.57E+12</text:p>
          </table:table-cell>
          <table:table-cell table:style-name="ce101" table:formula="of:=([.AM107]*100/[.AM106])-100" office:value-type="float" office:value="6.26531122703054" calcext:value-type="float">
            <text:p>6.27</text:p>
          </table:table-cell>
          <table:table-cell table:style-name="ce101" table:formula="of:=AVERAGE([.$AN$84:.AN107])" office:value-type="float" office:value="7.25674199405567" calcext:value-type="float">
            <text:p>7.26</text:p>
          </table:table-cell>
          <table:table-cell table:number-columns-repeated="2" table:style-name="ce106" office:value-type="string" calcext:value-type="string">
            <text:p>null</text:p>
          </table:table-cell>
          <table:table-cell table:style-name="ce106" office:value-type="float" office:value="328.9675" calcext:value-type="float">
            <text:p>329</text:p>
          </table:table-cell>
          <table:table-cell table:style-name="ce107" table:formula="of:=[.DT107]*100/[.AR107]" office:value-type="float" office:value="411.989786225083" calcext:value-type="float">
            <text:p>412</text:p>
          </table:table-cell>
          <table:table-cell table:style-name="ce140" office:value-type="float" office:value="2.2939324924065" calcext:value-type="float">
            <text:p>2.3</text:p>
          </table:table-cell>
          <table:table-cell table:style-name="ce119" office:value-type="float" office:value="527648000000" calcext:value-type="float">
            <text:p>5.28E+11</text:p>
          </table:table-cell>
          <table:table-cell table:style-name="ce107" table:formula="of:=[.AU107]/[.E107]" office:value-type="float" office:value="15066.5241534115" calcext:value-type="float">
            <text:p>15067</text:p>
          </table:table-cell>
          <table:table-cell table:style-name="ce107" table:formula="of:=[.AW106]*(1+([.DW107]/100))" office:value-type="float" office:value="13522.28810508" calcext:value-type="float">
            <text:p>13522</text:p>
          </table:table-cell>
          <table:table-cell table:style-name="ce107" table:formula="of:=[.AV107]+(12*PMT([.AD107]/100/12;[.AG107]*12;([.AV107]*5)*-1))" office:value-type="float" office:value="19641.5059349601" calcext:value-type="float">
            <text:p>19642</text:p>
          </table:table-cell>
          <table:table-cell table:style-name="ce107" table:formula="of:=[.AY106]*(1+(([.DU107]-[.DU106])/100))" office:value-type="float" office:value="17154.1093506332" calcext:value-type="float">
            <text:p>17154</text:p>
          </table:table-cell>
          <table:table-cell table:style-name="ce107" table:formula="of:=(([.AY107]+([.AW107]-[.AV107])+([.AX107]-[.AV107]))-[.AV107])+[.$AV$102]" office:value-type="float" office:value="16651.3192165283" calcext:value-type="float">
            <text:p>16651</text:p>
          </table:table-cell>
          <table:table-cell table:style-name="ce107" table:formula="of:=[.AZ107]*[.$BA$102]/[.$AZ$102]" office:value-type="float" office:value="106.407668635166" calcext:value-type="float">
            <text:p>106</text:p>
          </table:table-cell>
          <table:table-cell table:style-name="ce107" table:formula="of:=[.AV107]*[.$BB$102]/[.$AV$102]" office:value-type="float" office:value="66.6256405333192" calcext:value-type="float">
            <text:p>67</text:p>
          </table:table-cell>
          <table:table-cell table:style-name="ce107" table:formula="of:=[.DU107]-[.BB107]" office:value-type="float" office:value="25.3393594666807" calcext:value-type="float">
            <text:p>25</text:p>
          </table:table-cell>
          <table:table-cell table:style-name="ce107" table:formula="of:=[.W107]/5" office:value-type="float" office:value="22054.9645018706" calcext:value-type="float">
            <text:p>22055</text:p>
          </table:table-cell>
          <table:table-cell table:style-name="ce107" table:formula="of:=100-(([.AV107]*100)/[.BD107])" office:value-type="float" office:value="31.6864728930594" calcext:value-type="float">
            <text:p>32</text:p>
          </table:table-cell>
          <table:table-cell table:style-name="ce209" office:value-type="float" office:value="227" calcext:value-type="float">
            <text:p>227</text:p>
          </table:table-cell>
          <table:table-cell table:style-name="ce116" office:value-type="float" office:value="86898" calcext:value-type="float">
            <text:p>86898</text:p>
          </table:table-cell>
          <table:table-cell table:style-name="ce209" office:value-type="float" office:value="61681" calcext:value-type="float">
            <text:p>61681</text:p>
          </table:table-cell>
          <table:table-cell table:style-name="ce209" office:value-type="float" office:value="55157.5" calcext:value-type="float">
            <text:p>55158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209" table:formula="of:=[.BJ109]/((([.BH107]+[.BI107])*1000)/1000000)" office:value-type="float" office:value="35.5934045712672" calcext:value-type="float">
            <text:p>36</text:p>
          </table:table-cell>
          <table:table-cell table:style-name="ce209" table:formula="of:=[.CH107]/[.O107]" office:value-type="float" office:value="32.3408044690012" calcext:value-type="float">
            <text:p>32</text:p>
          </table:table-cell>
          <table:table-cell table:style-name="ce116" office:value-type="float" office:value="166437" calcext:value-type="float">
            <text:p>166437</text:p>
          </table:table-cell>
          <table:table-cell table:style-name="ce116" office:value-type="float" office:value="102121" calcext:value-type="float">
            <text:p>102121</text:p>
          </table:table-cell>
          <table:table-cell table:style-name="ce116" office:value-type="float" office:value="59594" calcext:value-type="float">
            <text:p>59594</text:p>
          </table:table-cell>
          <table:table-cell table:style-name="ce116" office:value-type="float" office:value="4722" calcext:value-type="float">
            <text:p>4722</text:p>
          </table:table-cell>
          <table:table-cell table:style-name="ce116" office:value-type="float" office:value="609752" calcext:value-type="float">
            <text:p>609752</text:p>
          </table:table-cell>
          <table:table-cell table:style-name="ce116" office:value-type="float" office:value="121961" calcext:value-type="float">
            <text:p>121961</text:p>
          </table:table-cell>
          <table:table-cell table:style-name="ce116" office:value-type="float" office:value="7945" calcext:value-type="float">
            <text:p>7945</text:p>
          </table:table-cell>
          <table:table-cell table:style-name="ce116" office:value-type="float" office:value="186728" calcext:value-type="float">
            <text:p>186728</text:p>
          </table:table-cell>
          <table:table-cell table:style-name="ce259" office:value-type="float" office:value="158.916614292796" calcext:value-type="float">
            <text:p>159</text:p>
          </table:table-cell>
          <table:table-cell table:style-name="ce116" office:value-type="float" office:value="13060840900" calcext:value-type="float">
            <text:p>13060840900</text:p>
          </table:table-cell>
          <table:table-cell table:style-name="ce120" table:formula="of:=[.BW107]/[.BU107]" office:value-type="float" office:value="69945.8083415449" calcext:value-type="float">
            <text:p>69946</text:p>
          </table:table-cell>
          <table:table-cell table:style-name="ce120" table:formula="of:=[.BX107]/[.BV107]" office:value-type="float" office:value="440.141571432382" calcext:value-type="float">
            <text:p>440</text:p>
          </table:table-cell>
          <table:table-cell table:style-name="ce116" office:value-type="float" office:value="498250" calcext:value-type="float">
            <text:p>498250</text:p>
          </table:table-cell>
          <table:table-cell table:style-name="ce259" office:value-type="float" office:value="102.452042888042" calcext:value-type="float">
            <text:p>102</text:p>
          </table:table-cell>
          <table:table-cell table:style-name="ce116" office:value-type="float" office:value="23448077600" calcext:value-type="float">
            <text:p>23448077600</text:p>
          </table:table-cell>
          <table:table-cell table:style-name="ce81" table:formula="of:=[.CB107]/[.BZ107]" office:value-type="float" office:value="47060.8682388359" calcext:value-type="float">
            <text:p>47061</text:p>
          </table:table-cell>
          <table:table-cell table:style-name="ce81" table:formula="of:=[.CC107]/[.CA107]" office:value-type="float" office:value="459.345337703642" calcext:value-type="float">
            <text:p>459</text:p>
          </table:table-cell>
          <table:table-cell table:style-name="ce84" table:formula="of:=[.DT107]/(([.CD107]+[.BY107])/2)" office:value-type="float" office:value="3.01352356823471" calcext:value-type="float">
            <text:p>3.01</text:p>
          </table:table-cell>
          <table:table-cell table:style-name="ce83" table:formula="of:=(([.BY107]+[.CD107])*100/([.BY106]+[.CD106]))-100" office:value-type="float" office:value="3.97983958388097" calcext:value-type="float">
            <text:p>4.0</text:p>
          </table:table-cell>
          <table:table-cell table:style-name="ce81" office:value-type="string" calcext:value-type="string">
            <text:p>null</text:p>
          </table:table-cell>
          <table:table-cell table:style-name="ce209" office:value-type="float" office:value="22417950" calcext:value-type="float">
            <text:p>22417950</text:p>
          </table:table-cell>
          <table:table-cell table:style-name="ce107" table:formula="of:=[.CH107]-[.CH106]" office:value-type="float" office:value="491541" calcext:value-type="float">
            <text:p>491541</text:p>
          </table:table-cell>
          <table:table-cell table:style-name="ce107" office:value-type="float" office:value="509293" calcext:value-type="float">
            <text:p>509293</text:p>
          </table:table-cell>
          <table:table-cell table:style-name="ce107" office:value-type="float" office:value="54630" calcext:value-type="float">
            <text:p>54630</text:p>
          </table:table-cell>
          <table:table-cell table:style-name="ce107" table:formula="of:=100-[.CM107]" office:value-type="float" office:value="90.3125072039977" calcext:value-type="float">
            <text:p>90</text:p>
          </table:table-cell>
          <table:table-cell table:style-name="ce107" table:formula="of:=([.CK107]*100)/([.CJ107]+[.CK107])" office:value-type="float" office:value="9.68749279600229" calcext:value-type="float">
            <text:p>10</text:p>
          </table:table-cell>
          <table:table-cell table:style-name="ce102" table:formula="of:=([.B107]/[.CH107])" office:value-type="float" office:value="1.89789878200281" calcext:value-type="float">
            <text:p>1.90</text:p>
          </table:table-cell>
          <table:table-cell table:style-name="ce102" office:value-type="float" office:value="2.79" calcext:value-type="float">
            <text:p>2.79</text:p>
          </table:table-cell>
          <table:table-cell table:style-name="ce102" table:formula="of:=([.CO107]-[.CN107])" office:value-type="float" office:value="0.892101217997185" calcext:value-type="float">
            <text:p>0.89</text:p>
          </table:table-cell>
          <table:table-cell table:style-name="ce138" table:formula="of:=([.CH107]*100/[.CH106])-100" office:value-type="float" office:value="2.24177611573332" calcext:value-type="float">
            <text:p>2.2</text:p>
          </table:table-cell>
          <table:table-cell table:style-name="ce101" table:formula="of:=AVERAGE([.$CQ$74:.CQ107])" office:value-type="float" office:value="2.2128246797276" calcext:value-type="float">
            <text:p>2.21</text:p>
          </table:table-cell>
          <table:table-cell table:style-name="ce104" table:formula="of:=([.B107]-[.B106])" office:value-type="float" office:value="720000" calcext:value-type="float">
            <text:p>720000</text:p>
          </table:table-cell>
          <table:table-cell table:style-name="ce34" table:formula="of:=([.B107]*100/[.B106])-100" office:value-type="float" office:value="1.7213761445956" calcext:value-type="float">
            <text:p>1.72</text:p>
          </table:table-cell>
          <table:table-cell table:style-name="ce209" table:formula="of:=[.CI107]-([.CS107]/2)" office:value-type="float" office:value="131541" calcext:value-type="float">
            <text:p>131541</text:p>
          </table:table-cell>
          <table:table-cell table:style-name="ce209" office:value-type="float" office:value="2253000" calcext:value-type="float">
            <text:p>2253000</text:p>
          </table:table-cell>
          <table:table-cell table:style-name="ce138" table:formula="of:=[.CV107]/[.CI107]" office:value-type="float" office:value="4.58354440423078" calcext:value-type="float">
            <text:p>4.6</text:p>
          </table:table-cell>
          <table:table-cell table:style-name="ce138" table:formula="of:=[.CV107]/[.B107]*100" office:value-type="float" office:value="5.29532046912826" calcext:value-type="float">
            <text:p>5.3</text:p>
          </table:table-cell>
          <table:table-cell table:style-name="ce209" office:value-type="float" office:value="48003.11" calcext:value-type="float">
            <text:p>48003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6" office:value-type="float" office:value="79.5" calcext:value-type="float">
            <text:p>79.5</text:p>
          </table:table-cell>
          <table:table-cell table:style-name="ce116" office:value-type="float" office:value="13.9" calcext:value-type="float">
            <text:p>13.9</text:p>
          </table:table-cell>
          <table:table-cell table:style-name="ce116" office:value-type="float" office:value="3.9" calcext:value-type="float">
            <text:p>3.9</text:p>
          </table:table-cell>
          <table:table-cell table:style-name="ce116" office:value-type="float" office:value="6.7" calcext:value-type="float">
            <text:p>6.7</text:p>
          </table:table-cell>
          <table:table-cell table:style-name="ce116" office:value-type="string" calcext:value-type="string">
            <text:p>null</text:p>
          </table:table-cell>
          <table:table-cell table:number-columns-repeated="8" table:style-name="ce138" office:value-type="string" calcext:value-type="string">
            <text:p>null</text:p>
          </table:table-cell>
          <table:table-cell table:number-columns-repeated="3" table:style-name="ce161" office:value-type="string" calcext:value-type="string">
            <text:p>null</text:p>
          </table:table-cell>
          <table:table-cell table:style-name="ce209" office:value-type="float" office:value="1355.3125" calcext:value-type="float">
            <text:p>1355</text:p>
          </table:table-cell>
          <table:table-cell table:style-name="ce209" office:value-type="float" office:value="91.965" calcext:value-type="float">
            <text:p>92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3.04" calcext:value-type="float">
            <text:p>3.04</text:p>
          </table:table-cell>
          <table:table-cell table:style-name="ce138" table:formula="of:=[.DX106]+[.DW107]" office:value-type="float" office:value="184.07" calcext:value-type="float">
            <text:p>184.1</text:p>
          </table:table-cell>
          <table:table-cell table:style-name="ce138" table:formula="of:=(([.DT107]*[.DW107])/100)+[.DY106]" office:value-type="float" office:value="530.822625" calcext:value-type="float">
            <text:p>530.8</text:p>
          </table:table-cell>
          <table:table-cell table:style-name="ce138" table:formula="of:=[.DT107]-[.DY107]" office:value-type="float" office:value="824.489875" calcext:value-type="float">
            <text:p>824.5</text:p>
          </table:table-cell>
          <table:table-cell table:style-name="ce138" table:formula="of:=[.DT107]/[.DX107]*[.$DX$88]" office:value-type="float" office:value="736.30276525235" calcext:value-type="float">
            <text:p>736.3</text:p>
          </table:table-cell>
          <table:table-cell table:style-name="ce138" table:formula="of:=[.DT107]-[.EA107]" office:value-type="float" office:value="619.00973474765" calcext:value-type="float">
            <text:p>619.0</text:p>
          </table:table-cell>
          <table:table-cell table:style-name="ce34" table:formula="of:=([.AH107]-[.AH106])" office:value-type="float" office:value="-0.0241545454545449" calcext:value-type="float">
            <text:p>-0.02</text:p>
          </table:table-cell>
          <table:table-cell table:style-name="ce34" table:formula="of:=([.DT107]*100/[.DT106])-100" office:value-type="float" office:value="16.1800160728637" calcext:value-type="float">
            <text:p>16.18</text:p>
          </table:table-cell>
          <table:table-cell table:style-name="ce34" table:formula="of:=[.ED107]-[.DW107]" office:value-type="float" office:value="13.1400160728637" calcext:value-type="float">
            <text:p>13.14</text:p>
          </table:table-cell>
          <table:table-cell table:style-name="ce34" table:formula="of:=([.O107]*100/[.O106])-100" office:value-type="float" office:value="11.9486901163185" calcext:value-type="float">
            <text:p>11.95</text:p>
          </table:table-cell>
          <table:table-cell table:style-name="ce34" table:formula="of:=([.T107]*100/[.T106])-100" office:value-type="float" office:value="11.9486901163184" calcext:value-type="float">
            <text:p>11.95</text:p>
          </table:table-cell>
          <table:table-cell table:style-name="ce140" office:value-type="float" office:value="10.97" calcext:value-type="float">
            <text:p>11.0</text:p>
          </table:table-cell>
          <table:table-cell table:style-name="ce138" table:formula="of:=[.ED107]+4" office:value-type="float" office:value="20.1800160728637" calcext:value-type="float">
            <text:p>20.2</text:p>
          </table:table-cell>
          <table:table-cell table:style-name="ce138" table:formula="of:=-0.06*(([.A107]-1963)^2)+8.5*([.A107]-1963)+140" office:value-type="float" office:value="387.64" calcext:value-type="float">
            <text:p>387.6</text:p>
          </table:table-cell>
          <table:table-cell table:style-name="ce138" table:formula="of:=[.EJ107]+50" office:value-type="float" office:value="437.64" calcext:value-type="float">
            <text:p>437.6</text:p>
          </table:table-cell>
          <table:table-cell table:style-name="ce138" table:formula="of:=[.EJ107]-50" office:value-type="float" office:value="337.64" calcext:value-type="float">
            <text:p>337.6</text:p>
          </table:table-cell>
          <table:table-cell table:style-name="ce138" table:formula="of:=[.EJ107]+100" office:value-type="float" office:value="487.64" calcext:value-type="float">
            <text:p>487.6</text:p>
          </table:table-cell>
          <table:table-cell table:style-name="ce138" table:formula="of:=[.EJ107]-100" office:value-type="float" office:value="287.64" calcext:value-type="float">
            <text:p>287.6</text:p>
          </table:table-cell>
          <table:table-cell table:style-name="ce138" table:formula="of:=-0.025*(([.A107]-1963)^2)+5.5*([.A107]-1963)+175" office:value-type="float" office:value="358.475" calcext:value-type="float">
            <text:p>358.5</text:p>
          </table:table-cell>
          <table:table-cell table:style-name="ce92" table:formula="of:=1.81161538461538*0.264172052" office:value-type="float" office:value="0.478578153588614" calcext:value-type="float">
            <text:p>0.48</text:p>
          </table:table-cell>
          <table:table-cell table:style-name="ce304" table:formula="of:=([.EP107]*100/[.EP106])-100" office:value-type="float" office:value="19.5148562584049" calcext:value-type="float">
            <text:p>19.5</text:p>
          </table:table-cell>
          <table:table-cell table:style-name="ce92" office:value-type="float" office:value="0.9444015" calcext:value-type="float">
            <text:p>0.94</text:p>
          </table:table-cell>
          <table:table-cell table:number-columns-repeated="876"/>
        </table:table-row>
        <table:table-row table:style-name="ro9">
          <table:table-cell table:style-name="ce158" office:value-type="float" office:value="2005" calcext:value-type="float">
            <text:p>2005</text:p>
          </table:table-cell>
          <table:table-cell table:style-name="ce13" office:value-type="float" office:value="43296000" calcext:value-type="float">
            <text:p>43296000</text:p>
          </table:table-cell>
          <table:table-cell table:style-name="ce209" office:value-type="float" office:value="17953604" calcext:value-type="float">
            <text:p>17953604</text:p>
          </table:table-cell>
          <table:table-cell table:style-name="ce209" office:value-type="float" office:value="22889243.004324" calcext:value-type="float">
            <text:p>22889243</text:p>
          </table:table-cell>
          <table:table-cell table:style-name="ce209" office:value-type="float" office:value="35680161.197959" calcext:value-type="float">
            <text:p>35680161</text:p>
          </table:table-cell>
          <table:table-cell table:style-name="ce107" table:formula="of:=[.C108]/26" office:value-type="float" office:value="690523.230769231" calcext:value-type="float">
            <text:p>690523</text:p>
          </table:table-cell>
          <table:table-cell table:style-name="ce107" table:formula="of:=[.F108]/2" office:value-type="float" office:value="345261.615384615" calcext:value-type="float">
            <text:p>345262</text:p>
          </table:table-cell>
          <table:table-cell table:style-name="ce209" table:formula="of:=[.G108]*1.5" office:value-type="float" office:value="517892.423076923" calcext:value-type="float">
            <text:p>517892</text:p>
          </table:table-cell>
          <table:table-cell table:style-name="ce209" office:value-type="float" office:value="771189" calcext:value-type="float">
            <text:p>771189</text:p>
          </table:table-cell>
          <table:table-cell table:style-name="ce209" table:formula="of:=[.I108]/2" office:value-type="float" office:value="385594.5" calcext:value-type="float">
            <text:p>385595</text:p>
          </table:table-cell>
          <table:table-cell table:style-name="ce209" office:value-type="float" office:value="716343" calcext:value-type="float">
            <text:p>716343</text:p>
          </table:table-cell>
          <table:table-cell table:style-name="ce209" table:formula="of:=[.K108]/2" office:value-type="float" office:value="358171.5" calcext:value-type="float">
            <text:p>358172</text:p>
          </table:table-cell>
          <table:table-cell table:style-name="ce209" office:value-type="float" office:value="526025" calcext:value-type="float">
            <text:p>526025</text:p>
          </table:table-cell>
          <table:table-cell table:style-name="ce209" table:formula="of:=[.M108]/2" office:value-type="float" office:value="263012.5" calcext:value-type="float">
            <text:p>263013</text:p>
          </table:table-cell>
          <table:table-cell table:style-name="ce136" table:formula="of:=([.O109]*(([.T108]*100/[.T109])/100))" office:value-type="float" office:value="787016.89326736" calcext:value-type="float">
            <text:p>787017</text:p>
          </table:table-cell>
          <table:table-cell table:style-name="ce136" table:formula="of:=[.P109]*0.97" office:value-type="float" office:value="123433.8483" calcext:value-type="float">
            <text:p>123434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16" office:value-type="float" office:value="1257613" calcext:value-type="float">
            <text:p>1257613</text:p>
          </table:table-cell>
          <table:table-cell table:style-name="ce136" table:formula="of:=[.T108]/2" office:value-type="float" office:value="628806.5" calcext:value-type="float">
            <text:p>628807</text:p>
          </table:table-cell>
          <table:table-cell table:style-name="ce122" office:value-type="float" office:value="156946440000" calcext:value-type="float">
            <text:p>1.6E+11</text:p>
          </table:table-cell>
          <table:table-cell table:style-name="ce107" table:formula="of:=[.V108]/[.T108]" office:value-type="float" office:value="124797.087816363" calcext:value-type="float">
            <text:p>124797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34" table:formula="of:=[.T108]/[.O108]" office:value-type="float" office:value="1.59794918096221" calcext:value-type="float">
            <text:p>1.60</text:p>
          </table:table-cell>
          <table:table-cell table:style-name="ce34" table:formula="of:=([.W108]*100)/([.DT108]*(([.CA108]*([.BZ108]/([.BU108]+[.BZ108])))+([.BV108]*([.BU108]/([.BU108]+[.BZ108])))))" office:value-type="float" office:value="70.4181885034411" calcext:value-type="float">
            <text:p>70.42</text:p>
          </table:table-cell>
          <table:table-cell table:style-name="ce103" table:formula="of:=(([.V108]*100/[.V107])-100)-[.DW108]" office:value-type="float" office:value="25.1193288522247" calcext:value-type="float">
            <text:p>25.12</text:p>
          </table:table-cell>
          <table:table-cell table:style-name="ce103" office:value-type="float" office:value="3.283" calcext:value-type="float">
            <text:p>3.28</text:p>
          </table:table-cell>
          <table:table-cell table:style-name="ce103" office:value-type="float" office:value="3" calcext:value-type="float">
            <text:p>3.00</text:p>
          </table:table-cell>
          <table:table-cell table:style-name="ce103" table:formula="of:=100-[.AE108]" office:value-type="float" office:value="97" calcext:value-type="float">
            <text:p>97.00</text:p>
          </table:table-cell>
          <table:table-cell table:style-name="ce106" office:value-type="float" office:value="25" calcext:value-type="float">
            <text:p>25</text:p>
          </table:table-cell>
          <table:table-cell table:style-name="ce103" office:value-type="float" office:value="2.33615454545455" calcext:value-type="float">
            <text:p>2.34</text:p>
          </table:table-cell>
          <table:table-cell table:style-name="ce102" table:formula="of:=[.AD108]-[.AH108]" office:value-type="float" office:value="0.946845454545454" calcext:value-type="float">
            <text:p>0.95</text:p>
          </table:table-cell>
          <table:table-cell table:style-name="ce103" office:value-type="float" office:value="1.23869166666667" calcext:value-type="float">
            <text:p>1.24</text:p>
          </table:table-cell>
          <table:table-cell table:style-name="ce104" table:formula="of:=[.DT108]*100" office:value-type="float" office:value="153312.5" calcext:value-type="float">
            <text:p>153313</text:p>
          </table:table-cell>
          <table:table-cell table:style-name="ce104" table:formula="of:=([.DT108]*100)*[.AJ108]" office:value-type="float" office:value="189906.916145833" calcext:value-type="float">
            <text:p>189907</text:p>
          </table:table-cell>
          <table:table-cell table:style-name="ce123" office:value-type="float" office:value="7130670000000" calcext:value-type="float">
            <text:p>7.13E+12</text:p>
          </table:table-cell>
          <table:table-cell table:style-name="ce101" table:formula="of:=([.AM108]*100/[.AM107])-100" office:value-type="float" office:value="8.56393007739135" calcext:value-type="float">
            <text:p>8.56</text:p>
          </table:table-cell>
          <table:table-cell table:style-name="ce101" table:formula="of:=AVERAGE([.$AN$84:.AN108])" office:value-type="float" office:value="7.30902951738909" calcext:value-type="float">
            <text:p>7.31</text:p>
          </table:table-cell>
          <table:table-cell table:number-columns-repeated="2" table:style-name="ce106" office:value-type="string" calcext:value-type="string">
            <text:p>null</text:p>
          </table:table-cell>
          <table:table-cell table:style-name="ce106" office:value-type="float" office:value="363.45" calcext:value-type="float">
            <text:p>363</text:p>
          </table:table-cell>
          <table:table-cell table:style-name="ce107" table:formula="of:=[.DT108]*100/[.AR108]" office:value-type="float" office:value="421.825560599807" calcext:value-type="float">
            <text:p>422</text:p>
          </table:table-cell>
          <table:table-cell table:style-name="ce140" office:value-type="float" office:value="1.68149173000901" calcext:value-type="float">
            <text:p>1.7</text:p>
          </table:table-cell>
          <table:table-cell table:style-name="ce119" office:value-type="float" office:value="563143000000" calcext:value-type="float">
            <text:p>5.63E+11</text:p>
          </table:table-cell>
          <table:table-cell table:style-name="ce107" table:formula="of:=[.AU108]/[.E108]" office:value-type="float" office:value="15783.0845235142" calcext:value-type="float">
            <text:p>15783</text:p>
          </table:table-cell>
          <table:table-cell table:style-name="ce107" table:formula="of:=[.AW107]*(1+([.DW108]/100))" office:value-type="float" office:value="13977.9892142212" calcext:value-type="float">
            <text:p>13978</text:p>
          </table:table-cell>
          <table:table-cell table:style-name="ce107" table:formula="of:=[.AV108]+(12*PMT([.AD108]/100/12;[.AG108]*12;([.AV108]*5)*-1))" office:value-type="float" office:value="20414.4214850863" calcext:value-type="float">
            <text:p>20414</text:p>
          </table:table-cell>
          <table:table-cell table:style-name="ce107" table:formula="of:=[.AY107]*(1+(([.DU108]-[.DU107])/100))" office:value-type="float" office:value="19572.8387690725" calcext:value-type="float">
            <text:p>19573</text:p>
          </table:table-cell>
          <table:table-cell table:style-name="ce107" table:formula="of:=(([.AY108]+([.AW108]-[.AV108])+([.AX108]-[.AV108]))-[.AV108])+[.$AV$102]" office:value-type="float" office:value="18148.9841839268" calcext:value-type="float">
            <text:p>18149</text:p>
          </table:table-cell>
          <table:table-cell table:style-name="ce107" table:formula="of:=[.AZ108]*[.$BA$102]/[.$AZ$102]" office:value-type="float" office:value="115.978263943869" calcext:value-type="float">
            <text:p>116</text:p>
          </table:table-cell>
          <table:table-cell table:style-name="ce107" table:formula="of:=[.AV108]*[.$BB$102]/[.$AV$102]" office:value-type="float" office:value="69.794340437343" calcext:value-type="float">
            <text:p>70</text:p>
          </table:table-cell>
          <table:table-cell table:style-name="ce107" table:formula="of:=[.DU108]-[.BB108]" office:value-type="float" office:value="36.270659562657" calcext:value-type="float">
            <text:p>36</text:p>
          </table:table-cell>
          <table:table-cell table:style-name="ce107" table:formula="of:=[.W108]/5" office:value-type="float" office:value="24959.4175632726" calcext:value-type="float">
            <text:p>24959</text:p>
          </table:table-cell>
          <table:table-cell table:style-name="ce107" table:formula="of:=100-(([.AV108]*100)/[.BD108])" office:value-type="float" office:value="36.7650127111188" calcext:value-type="float">
            <text:p>37</text:p>
          </table:table-cell>
          <table:table-cell table:style-name="ce209" office:value-type="float" office:value="261" calcext:value-type="float">
            <text:p>261</text:p>
          </table:table-cell>
          <table:table-cell table:style-name="ce116" office:value-type="float" office:value="75538" calcext:value-type="float">
            <text:p>75538</text:p>
          </table:table-cell>
          <table:table-cell table:style-name="ce209" office:value-type="float" office:value="55064.4" calcext:value-type="float">
            <text:p>55064</text:p>
          </table:table-cell>
          <table:table-cell table:style-name="ce209" office:value-type="float" office:value="47859.6" calcext:value-type="float">
            <text:p>47860</text:p>
          </table:table-cell>
          <table:table-cell table:number-columns-repeated="2" table:style-name="ce209" office:value-type="string" calcext:value-type="string">
            <text:p>null</text:p>
          </table:table-cell>
          <table:table-cell table:style-name="ce209" table:formula="of:=[.BJ109]/((([.BH108]+[.BI108])*1000)/1000000)" office:value-type="float" office:value="40.4053476351483" calcext:value-type="float">
            <text:p>40</text:p>
          </table:table-cell>
          <table:table-cell table:style-name="ce209" table:formula="of:=[.CH108]/[.O108]" office:value-type="float" office:value="29.1320074526167" calcext:value-type="float">
            <text:p>29</text:p>
          </table:table-cell>
          <table:table-cell table:style-name="ce116" office:value-type="float" office:value="179257" calcext:value-type="float">
            <text:p>179257</text:p>
          </table:table-cell>
          <table:table-cell table:style-name="ce116" office:value-type="float" office:value="107577" calcext:value-type="float">
            <text:p>107577</text:p>
          </table:table-cell>
          <table:table-cell table:style-name="ce116" office:value-type="float" office:value="65368" calcext:value-type="float">
            <text:p>65368</text:p>
          </table:table-cell>
          <table:table-cell table:style-name="ce116" office:value-type="float" office:value="6312" calcext:value-type="float">
            <text:p>6312</text:p>
          </table:table-cell>
          <table:table-cell table:style-name="ce116" office:value-type="float" office:value="653968" calcext:value-type="float">
            <text:p>653968</text:p>
          </table:table-cell>
          <table:table-cell table:style-name="ce116" office:value-type="float" office:value="123234" calcext:value-type="float">
            <text:p>123234</text:p>
          </table:table-cell>
          <table:table-cell table:style-name="ce116" office:value-type="float" office:value="9055" calcext:value-type="float">
            <text:p>9055</text:p>
          </table:table-cell>
          <table:table-cell table:style-name="ce116" office:value-type="float" office:value="193468" calcext:value-type="float">
            <text:p>193468</text:p>
          </table:table-cell>
          <table:table-cell table:style-name="ce259" office:value-type="float" office:value="159.935567989538" calcext:value-type="float">
            <text:p>160</text:p>
          </table:table-cell>
          <table:table-cell table:style-name="ce116" office:value-type="float" office:value="14401052900" calcext:value-type="float">
            <text:p>14401052900</text:p>
          </table:table-cell>
          <table:table-cell table:style-name="ce120" table:formula="of:=[.BW108]/[.BU108]" office:value-type="float" office:value="74436.3558831435" calcext:value-type="float">
            <text:p>74436</text:p>
          </table:table-cell>
          <table:table-cell table:style-name="ce120" table:formula="of:=[.BX108]/[.BV108]" office:value-type="float" office:value="465.414646778338" calcext:value-type="float">
            <text:p>465</text:p>
          </table:table-cell>
          <table:table-cell table:style-name="ce116" office:value-type="float" office:value="534859" calcext:value-type="float">
            <text:p>534859</text:p>
          </table:table-cell>
          <table:table-cell table:style-name="ce259" office:value-type="float" office:value="99.5573118139121" calcext:value-type="float">
            <text:p>100</text:p>
          </table:table-cell>
          <table:table-cell table:style-name="ce116" office:value-type="float" office:value="25597812800" calcext:value-type="float">
            <text:p>25597812800</text:p>
          </table:table-cell>
          <table:table-cell table:style-name="ce81" table:formula="of:=[.CB108]/[.BZ108]" office:value-type="float" office:value="47858.9923699517" calcext:value-type="float">
            <text:p>47859</text:p>
          </table:table-cell>
          <table:table-cell table:style-name="ce81" table:formula="of:=[.CC108]/[.CA108]" office:value-type="float" office:value="480.718005518344" calcext:value-type="float">
            <text:p>481</text:p>
          </table:table-cell>
          <table:table-cell table:style-name="ce84" table:formula="of:=[.DT108]/(([.CD108]+[.BY108])/2)" office:value-type="float" office:value="3.24082462702968" calcext:value-type="float">
            <text:p>3.24</text:p>
          </table:table-cell>
          <table:table-cell table:style-name="ce83" table:formula="of:=(([.BY108]+[.CD108])*100/([.BY107]+[.CD107]))-100" office:value-type="float" office:value="5.18581679031458" calcext:value-type="float">
            <text:p>5.2</text:p>
          </table:table-cell>
          <table:table-cell table:style-name="ce82" office:value-type="float" office:value="76.6790897659155" calcext:value-type="float">
            <text:p>77</text:p>
          </table:table-cell>
          <table:table-cell table:style-name="ce209" office:value-type="float" office:value="22927382" calcext:value-type="float">
            <text:p>22927382</text:p>
          </table:table-cell>
          <table:table-cell table:style-name="ce107" table:formula="of:=[.CH108]-[.CH107]" office:value-type="float" office:value="509432" calcext:value-type="float">
            <text:p>509432</text:p>
          </table:table-cell>
          <table:table-cell table:style-name="ce107" office:value-type="float" office:value="528754" calcext:value-type="float">
            <text:p>528754</text:p>
          </table:table-cell>
          <table:table-cell table:style-name="ce107" office:value-type="float" office:value="62850" calcext:value-type="float">
            <text:p>62850</text:p>
          </table:table-cell>
          <table:table-cell table:style-name="ce107" table:formula="of:=100-[.CM108]" office:value-type="float" office:value="89.3763395785019" calcext:value-type="float">
            <text:p>89</text:p>
          </table:table-cell>
          <table:table-cell table:style-name="ce107" table:formula="of:=([.CK108]*100)/([.CJ108]+[.CK108])" office:value-type="float" office:value="10.6236604214982" calcext:value-type="float">
            <text:p>11</text:p>
          </table:table-cell>
          <table:table-cell table:style-name="ce102" table:formula="of:=([.B108]/[.CH108])" office:value-type="float" office:value="1.88839702675168" calcext:value-type="float">
            <text:p>1.89</text:p>
          </table:table-cell>
          <table:table-cell table:style-name="ce102" office:value-type="float" office:value="2.76" calcext:value-type="float">
            <text:p>2.76</text:p>
          </table:table-cell>
          <table:table-cell table:style-name="ce102" table:formula="of:=([.CO108]-[.CN108])" office:value-type="float" office:value="0.871602973248319" calcext:value-type="float">
            <text:p>0.87</text:p>
          </table:table-cell>
          <table:table-cell table:style-name="ce138" table:formula="of:=([.CH108]*100/[.CH107])-100" office:value-type="float" office:value="2.27242901335759" calcext:value-type="float">
            <text:p>2.3</text:p>
          </table:table-cell>
          <table:table-cell table:style-name="ce101" table:formula="of:=AVERAGE([.$CQ$74:.CQ108])" office:value-type="float" office:value="2.21452766068845" calcext:value-type="float">
            <text:p>2.21</text:p>
          </table:table-cell>
          <table:table-cell table:style-name="ce104" table:formula="of:=([.B108]-[.B107])" office:value-type="float" office:value="749000" calcext:value-type="float">
            <text:p>749000</text:p>
          </table:table-cell>
          <table:table-cell table:style-name="ce34" table:formula="of:=([.B108]*100/[.B107])-100" office:value-type="float" office:value="1.76040613909323" calcext:value-type="float">
            <text:p>1.76</text:p>
          </table:table-cell>
          <table:table-cell table:style-name="ce209" table:formula="of:=[.CI108]-([.CS108]/2)" office:value-type="float" office:value="134932" calcext:value-type="float">
            <text:p>134932</text:p>
          </table:table-cell>
          <table:table-cell table:style-name="ce209" office:value-type="float" office:value="2357000" calcext:value-type="float">
            <text:p>2357000</text:p>
          </table:table-cell>
          <table:table-cell table:style-name="ce138" table:formula="of:=[.CV108]/[.CI108]" office:value-type="float" office:value="4.62672152514958" calcext:value-type="float">
            <text:p>4.6</text:p>
          </table:table-cell>
          <table:table-cell table:style-name="ce138" table:formula="of:=[.CV108]/[.B108]*100" office:value-type="float" office:value="5.44392091648189" calcext:value-type="float">
            <text:p>5.4</text:p>
          </table:table-cell>
          <table:table-cell table:style-name="ce209" office:value-type="float" office:value="51509.64" calcext:value-type="float">
            <text:p>51510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6" office:value-type="float" office:value="80.5" calcext:value-type="float">
            <text:p>80.5</text:p>
          </table:table-cell>
          <table:table-cell table:style-name="ce116" office:value-type="float" office:value="13" calcext:value-type="float">
            <text:p>13</text:p>
          </table:table-cell>
          <table:table-cell table:style-name="ce116" office:value-type="float" office:value="3.5" calcext:value-type="float">
            <text:p>3.5</text:p>
          </table:table-cell>
          <table:table-cell table:style-name="ce116" office:value-type="float" office:value="6.4" calcext:value-type="float">
            <text:p>6.4</text:p>
          </table:table-cell>
          <table:table-cell table:style-name="ce116" office:value-type="string" calcext:value-type="string">
            <text:p>null</text:p>
          </table:table-cell>
          <table:table-cell table:number-columns-repeated="11" table:style-name="ce138" office:value-type="string" calcext:value-type="string">
            <text:p>null</text:p>
          </table:table-cell>
          <table:table-cell table:style-name="ce209" office:value-type="float" office:value="1533.125" calcext:value-type="float">
            <text:p>1533</text:p>
          </table:table-cell>
          <table:table-cell table:style-name="ce209" office:value-type="float" office:value="106.065" calcext:value-type="float">
            <text:p>106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3.37" calcext:value-type="float">
            <text:p>3.37</text:p>
          </table:table-cell>
          <table:table-cell table:style-name="ce138" table:formula="of:=[.DX107]+[.DW108]" office:value-type="float" office:value="187.44" calcext:value-type="float">
            <text:p>187.4</text:p>
          </table:table-cell>
          <table:table-cell table:style-name="ce138" table:formula="of:=(([.DT108]*[.DW108])/100)+[.DY107]" office:value-type="float" office:value="582.4889375" calcext:value-type="float">
            <text:p>582.5</text:p>
          </table:table-cell>
          <table:table-cell table:style-name="ce138" table:formula="of:=[.DT108]-[.DY108]" office:value-type="float" office:value="950.6360625" calcext:value-type="float">
            <text:p>950.6</text:p>
          </table:table-cell>
          <table:table-cell table:style-name="ce138" table:formula="of:=[.DT108]/[.DX108]*[.$DX$88]" office:value-type="float" office:value="817.928403755869" calcext:value-type="float">
            <text:p>817.9</text:p>
          </table:table-cell>
          <table:table-cell table:style-name="ce138" table:formula="of:=[.DT108]-[.EA108]" office:value-type="float" office:value="715.196596244132" calcext:value-type="float">
            <text:p>715.2</text:p>
          </table:table-cell>
          <table:table-cell table:style-name="ce34" table:formula="of:=([.AH108]-[.AH107])" office:value-type="float" office:value="0.0572636363636363" calcext:value-type="float">
            <text:p>0.06</text:p>
          </table:table-cell>
          <table:table-cell table:style-name="ce34" table:formula="of:=([.DT108]*100/[.DT107])-100" office:value-type="float" office:value="13.1196679732534" calcext:value-type="float">
            <text:p>13.12</text:p>
          </table:table-cell>
          <table:table-cell table:style-name="ce34" table:formula="of:=[.ED108]-[.DW108]" office:value-type="float" office:value="9.7496679732534" calcext:value-type="float">
            <text:p>9.75</text:p>
          </table:table-cell>
          <table:table-cell table:style-name="ce34" table:formula="of:=([.O108]*100/[.O107])-100" office:value-type="float" office:value="13.5374084559939" calcext:value-type="float">
            <text:p>13.54</text:p>
          </table:table-cell>
          <table:table-cell table:style-name="ce34" table:formula="of:=([.T108]*100/[.T107])-100" office:value-type="float" office:value="13.5374084559939" calcext:value-type="float">
            <text:p>13.54</text:p>
          </table:table-cell>
          <table:table-cell table:style-name="ce140" office:value-type="float" office:value="9.15" calcext:value-type="float">
            <text:p>9.2</text:p>
          </table:table-cell>
          <table:table-cell table:style-name="ce138" table:formula="of:=[.ED108]+4" office:value-type="float" office:value="17.1196679732534" calcext:value-type="float">
            <text:p>17.1</text:p>
          </table:table-cell>
          <table:table-cell table:style-name="ce138" table:formula="of:=-0.06*(([.A108]-1963)^2)+8.5*([.A108]-1963)+140" office:value-type="float" office:value="391.16" calcext:value-type="float">
            <text:p>391.2</text:p>
          </table:table-cell>
          <table:table-cell table:style-name="ce138" table:formula="of:=[.EJ108]+50" office:value-type="float" office:value="441.16" calcext:value-type="float">
            <text:p>441.2</text:p>
          </table:table-cell>
          <table:table-cell table:style-name="ce138" table:formula="of:=[.EJ108]-50" office:value-type="float" office:value="341.16" calcext:value-type="float">
            <text:p>341.2</text:p>
          </table:table-cell>
          <table:table-cell table:style-name="ce138" table:formula="of:=[.EJ108]+100" office:value-type="float" office:value="491.16" calcext:value-type="float">
            <text:p>491.2</text:p>
          </table:table-cell>
          <table:table-cell table:style-name="ce138" table:formula="of:=[.EJ108]-100" office:value-type="float" office:value="291.16" calcext:value-type="float">
            <text:p>291.2</text:p>
          </table:table-cell>
          <table:table-cell table:style-name="ce138" table:formula="of:=-0.025*(([.A108]-1963)^2)+5.5*([.A108]-1963)+175" office:value-type="float" office:value="361.9" calcext:value-type="float">
            <text:p>361.9</text:p>
          </table:table-cell>
          <table:table-cell table:style-name="ce92" table:formula="of:=2.23957692307692*0.264172052" office:value-type="float" office:value="0.591633631381076" calcext:value-type="float">
            <text:p>0.59</text:p>
          </table:table-cell>
          <table:table-cell table:style-name="ce304" table:formula="of:=([.EP108]*100/[.EP107])-100" office:value-type="float" office:value="23.6232007133456" calcext:value-type="float">
            <text:p>23.6</text:p>
          </table:table-cell>
          <table:table-cell table:style-name="ce92" office:value-type="float" office:value="1.03183015833333" calcext:value-type="float">
            <text:p>1.03</text:p>
          </table:table-cell>
          <table:table-cell table:number-columns-repeated="876"/>
        </table:table-row>
        <table:table-row table:style-name="ro9">
          <table:table-cell table:style-name="ce158" office:value-type="float" office:value="2006" calcext:value-type="float">
            <text:p>2006</text:p>
          </table:table-cell>
          <table:table-cell table:style-name="ce13" office:value-type="float" office:value="44009000" calcext:value-type="float">
            <text:p>44009000</text:p>
          </table:table-cell>
          <table:table-cell table:style-name="ce209" office:value-type="float" office:value="18401584" calcext:value-type="float">
            <text:p>18401584</text:p>
          </table:table-cell>
          <table:table-cell table:style-name="ce209" office:value-type="float" office:value="23421862.105553" calcext:value-type="float">
            <text:p>23421862</text:p>
          </table:table-cell>
          <table:table-cell table:style-name="ce209" office:value-type="float" office:value="36280525.295379" calcext:value-type="float">
            <text:p>36280525</text:p>
          </table:table-cell>
          <table:table-cell table:style-name="ce107" table:formula="of:=[.C109]/26" office:value-type="float" office:value="707753.230769231" calcext:value-type="float">
            <text:p>707753</text:p>
          </table:table-cell>
          <table:table-cell table:style-name="ce107" table:formula="of:=[.F109]/2" office:value-type="float" office:value="353876.615384615" calcext:value-type="float">
            <text:p>353877</text:p>
          </table:table-cell>
          <table:table-cell table:style-name="ce209" table:formula="of:=[.G109]*1.5" office:value-type="float" office:value="530814.923076923" calcext:value-type="float">
            <text:p>530815</text:p>
          </table:table-cell>
          <table:table-cell table:style-name="ce209" office:value-type="float" office:value="792819" calcext:value-type="float">
            <text:p>792819</text:p>
          </table:table-cell>
          <table:table-cell table:style-name="ce209" table:formula="of:=[.I109]/2" office:value-type="float" office:value="396409.5" calcext:value-type="float">
            <text:p>396410</text:p>
          </table:table-cell>
          <table:table-cell table:style-name="ce209" office:value-type="float" office:value="714420" calcext:value-type="float">
            <text:p>714420</text:p>
          </table:table-cell>
          <table:table-cell table:style-name="ce209" table:formula="of:=[.K109]/2" office:value-type="float" office:value="357210" calcext:value-type="float">
            <text:p>357210</text:p>
          </table:table-cell>
          <table:table-cell table:style-name="ce209" office:value-type="float" office:value="554330" calcext:value-type="float">
            <text:p>554330</text:p>
          </table:table-cell>
          <table:table-cell table:style-name="ce209" table:formula="of:=[.M109]/2" office:value-type="float" office:value="277165" calcext:value-type="float">
            <text:p>277165</text:p>
          </table:table-cell>
          <table:table-cell table:style-name="ce136" table:formula="of:=([.O110]*(([.T109]*100/[.T110])/100))" office:value-type="float" office:value="839933.469718861" calcext:value-type="float">
            <text:p>839933</text:p>
          </table:table-cell>
          <table:table-cell table:style-name="ce136" table:formula="of:=[.P110]*0.97" office:value-type="float" office:value="127251.39" calcext:value-type="float">
            <text:p>127251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16" office:value-type="float" office:value="1342171" calcext:value-type="float">
            <text:p>1342171</text:p>
          </table:table-cell>
          <table:table-cell table:style-name="ce116" office:value-type="float" office:value="650836" calcext:value-type="float">
            <text:p>650836</text:p>
          </table:table-cell>
          <table:table-cell table:style-name="ce122" office:value-type="float" office:value="188339112000" calcext:value-type="float">
            <text:p>1.9E+11</text:p>
          </table:table-cell>
          <table:table-cell table:style-name="ce107" table:formula="of:=[.V109]/[.T109]" office:value-type="float" office:value="140324.229923013" calcext:value-type="float">
            <text:p>140324</text:p>
          </table:table-cell>
          <table:table-cell table:style-name="ce116" office:value-type="float" office:value="44335" calcext:value-type="float">
            <text:p>44335</text:p>
          </table:table-cell>
          <table:table-cell table:style-name="ce116" office:value-type="float" office:value="17733" calcext:value-type="float">
            <text:p>17733</text:p>
          </table:table-cell>
          <table:table-cell table:style-name="ce34" table:formula="of:=[.X109]/[.Y109]" office:value-type="float" office:value="2.50014098009361" calcext:value-type="float">
            <text:p>2.50</text:p>
          </table:table-cell>
          <table:table-cell table:style-name="ce34" table:formula="of:=[.T109]/[.O109]" office:value-type="float" office:value="1.59794918096221" calcext:value-type="float">
            <text:p>1.60</text:p>
          </table:table-cell>
          <table:table-cell table:style-name="ce34" table:formula="of:=([.W109]*100)/([.DT109]*(([.CA109]*([.BZ109]/([.BU109]+[.BZ109])))+([.BV109]*([.BU109]/([.BU109]+[.BZ109])))))" office:value-type="float" office:value="73.6941108630014" calcext:value-type="float">
            <text:p>73.69</text:p>
          </table:table-cell>
          <table:table-cell table:style-name="ce103" table:formula="of:=(([.V109]*100/[.V108])-100)-[.DW109]" office:value-type="float" office:value="16.4821561495756" calcext:value-type="float">
            <text:p>16.48</text:p>
          </table:table-cell>
          <table:table-cell table:style-name="ce103" office:value-type="float" office:value="4.173" calcext:value-type="float">
            <text:p>4.17</text:p>
          </table:table-cell>
          <table:table-cell table:style-name="ce103" office:value-type="float" office:value="2.3" calcext:value-type="float">
            <text:p>2.30</text:p>
          </table:table-cell>
          <table:table-cell table:style-name="ce103" table:formula="of:=100-[.AE109]" office:value-type="float" office:value="97.7" calcext:value-type="float">
            <text:p>97.70</text:p>
          </table:table-cell>
          <table:table-cell table:style-name="ce106" office:value-type="float" office:value="27" calcext:value-type="float">
            <text:p>27</text:p>
          </table:table-cell>
          <table:table-cell table:style-name="ce103" office:value-type="float" office:value="3.49109090909091" calcext:value-type="float">
            <text:p>3.49</text:p>
          </table:table-cell>
          <table:table-cell table:style-name="ce102" table:formula="of:=[.AD109]-[.AH109]" office:value-type="float" office:value="0.681909090909091" calcext:value-type="float">
            <text:p>0.68</text:p>
          </table:table-cell>
          <table:table-cell table:style-name="ce103" office:value-type="float" office:value="1.26565" calcext:value-type="float">
            <text:p>1.27</text:p>
          </table:table-cell>
          <table:table-cell table:style-name="ce104" table:formula="of:=[.DT109]*100" office:value-type="float" office:value="169937.5" calcext:value-type="float">
            <text:p>169938</text:p>
          </table:table-cell>
          <table:table-cell table:style-name="ce104" table:formula="of:=([.DT109]*100)*[.AJ109]" office:value-type="float" office:value="215081.396875" calcext:value-type="float">
            <text:p>215081</text:p>
          </table:table-cell>
          <table:table-cell table:style-name="ce123" office:value-type="float" office:value="7801675000000" calcext:value-type="float">
            <text:p>7.80E+12</text:p>
          </table:table-cell>
          <table:table-cell table:style-name="ce101" table:formula="of:=([.AM109]*100/[.AM108])-100" office:value-type="float" office:value="9.41012555622403" calcext:value-type="float">
            <text:p>9.41</text:p>
          </table:table-cell>
          <table:table-cell table:style-name="ce101" table:formula="of:=AVERAGE([.$AN$84:.AN109])" office:value-type="float" office:value="7.38984090349813" calcext:value-type="float">
            <text:p>7.39</text:p>
          </table:table-cell>
          <table:table-cell table:number-columns-repeated="2" table:style-name="ce106" office:value-type="string" calcext:value-type="string">
            <text:p>null</text:p>
          </table:table-cell>
          <table:table-cell table:style-name="ce106" office:value-type="float" office:value="484.255" calcext:value-type="float">
            <text:p>484</text:p>
          </table:table-cell>
          <table:table-cell table:style-name="ce107" table:formula="of:=[.DT109]*100/[.AR109]" office:value-type="float" office:value="350.925648676833" calcext:value-type="float">
            <text:p>351</text:p>
          </table:table-cell>
          <table:table-cell table:style-name="ce140" office:value-type="float" office:value="3.23085543777462" calcext:value-type="float">
            <text:p>3.2</text:p>
          </table:table-cell>
          <table:table-cell table:style-name="ce119" office:value-type="float" office:value="594787000000" calcext:value-type="float">
            <text:p>5.95E+11</text:p>
          </table:table-cell>
          <table:table-cell table:style-name="ce107" table:formula="of:=[.AU109]/[.E109]" office:value-type="float" office:value="16394.1121347479" calcext:value-type="float">
            <text:p>16394</text:p>
          </table:table-cell>
          <table:table-cell table:style-name="ce107" table:formula="of:=[.AW108]*(1+([.DW109]/100))" office:value-type="float" office:value="14470.0144345618" calcext:value-type="float">
            <text:p>14470</text:p>
          </table:table-cell>
          <table:table-cell table:style-name="ce107" table:formula="of:=[.AV109]+(12*PMT([.AD109]/100/12;[.AG109]*12;([.AV109]*5)*-1))" office:value-type="float" office:value="21459.7021246303" calcext:value-type="float">
            <text:p>21460</text:p>
          </table:table-cell>
          <table:table-cell table:style-name="ce107" table:formula="of:=[.AY108]*(1+(([.DU109]-[.DU108])/100))" office:value-type="float" office:value="22663.8793316783" calcext:value-type="float">
            <text:p>22664</text:p>
          </table:table-cell>
          <table:table-cell table:style-name="ce107" table:formula="of:=(([.AY109]+([.AW109]-[.AV109])+([.AX109]-[.AV109]))-[.AV109])+[.$AV$102]" office:value-type="float" office:value="20944.2477727164" calcext:value-type="float">
            <text:p>20944</text:p>
          </table:table-cell>
          <table:table-cell table:style-name="ce107" table:formula="of:=[.AZ109]*[.$BA$102]/[.$AZ$102]" office:value-type="float" office:value="133.840961657851" calcext:value-type="float">
            <text:p>134</text:p>
          </table:table-cell>
          <table:table-cell table:style-name="ce107" table:formula="of:=[.AV109]*[.$BB$102]/[.$AV$102]" office:value-type="float" office:value="72.4963641800101" calcext:value-type="float">
            <text:p>72</text:p>
          </table:table-cell>
          <table:table-cell table:style-name="ce107" table:formula="of:=[.DU109]-[.BB109]" office:value-type="float" office:value="49.3611358199899" calcext:value-type="float">
            <text:p>49</text:p>
          </table:table-cell>
          <table:table-cell table:style-name="ce107" table:formula="of:=[.W109]/5" office:value-type="float" office:value="28064.8459846026" calcext:value-type="float">
            <text:p>28065</text:p>
          </table:table-cell>
          <table:table-cell table:style-name="ce107" table:formula="of:=100-(([.AV109]*100)/[.BD109])" office:value-type="float" office:value="41.5848847211123" calcext:value-type="float">
            <text:p>42</text:p>
          </table:table-cell>
          <table:table-cell table:style-name="ce209" office:value-type="float" office:value="269" calcext:value-type="float">
            <text:p>269</text:p>
          </table:table-cell>
          <table:table-cell table:style-name="ce116" office:value-type="float" office:value="58479" calcext:value-type="float">
            <text:p>58479</text:p>
          </table:table-cell>
          <table:table-cell table:style-name="ce209" office:value-type="float" office:value="39707.8" calcext:value-type="float">
            <text:p>39708</text:p>
          </table:table-cell>
          <table:table-cell table:style-name="ce209" office:value-type="float" office:value="41047.5" calcext:value-type="float">
            <text:p>41048</text:p>
          </table:table-cell>
          <table:table-cell table:style-name="ce209" office:value-type="float" office:value="4158.68" calcext:value-type="float">
            <text:p>4159</text:p>
          </table:table-cell>
          <table:table-cell table:style-name="ce209" office:value-type="float" office:value="9471.24" calcext:value-type="float">
            <text:p>9471</text:p>
          </table:table-cell>
          <table:table-cell table:style-name="ce209" table:formula="of:=([.BJ109])/((([.BH109]+[.BI109])*1000)/1000000)" office:value-type="float" office:value="51.4973011059336" calcext:value-type="float">
            <text:p>51</text:p>
          </table:table-cell>
          <table:table-cell table:style-name="ce209" table:formula="of:=[.CH109]/[.O109]" office:value-type="float" office:value="27.9709915689676" calcext:value-type="float">
            <text:p>28</text:p>
          </table:table-cell>
          <table:table-cell table:style-name="ce116" office:value-type="float" office:value="181702" calcext:value-type="float">
            <text:p>181702</text:p>
          </table:table-cell>
          <table:table-cell table:style-name="ce116" office:value-type="float" office:value="113041" calcext:value-type="float">
            <text:p>113041</text:p>
          </table:table-cell>
          <table:table-cell table:style-name="ce116" office:value-type="float" office:value="60548" calcext:value-type="float">
            <text:p>60548</text:p>
          </table:table-cell>
          <table:table-cell table:style-name="ce116" office:value-type="float" office:value="8113" calcext:value-type="float">
            <text:p>8113</text:p>
          </table:table-cell>
          <table:table-cell table:style-name="ce116" office:value-type="float" office:value="778969" calcext:value-type="float">
            <text:p>778969</text:p>
          </table:table-cell>
          <table:table-cell table:style-name="ce116" office:value-type="float" office:value="124138" calcext:value-type="float">
            <text:p>124138</text:p>
          </table:table-cell>
          <table:table-cell table:style-name="ce116" office:value-type="float" office:value="8461" calcext:value-type="float">
            <text:p>8461</text:p>
          </table:table-cell>
          <table:table-cell table:style-name="ce116" office:value-type="float" office:value="165988" calcext:value-type="float">
            <text:p>165988</text:p>
          </table:table-cell>
          <table:table-cell table:style-name="ce259" office:value-type="float" office:value="166.232403802109" calcext:value-type="float">
            <text:p>166</text:p>
          </table:table-cell>
          <table:table-cell table:style-name="ce116" office:value-type="float" office:value="14037838400" calcext:value-type="float">
            <text:p>14037838400</text:p>
          </table:table-cell>
          <table:table-cell table:style-name="ce120" table:formula="of:=[.BW109]/[.BU109]" office:value-type="float" office:value="84571.4051618189" calcext:value-type="float">
            <text:p>84571</text:p>
          </table:table-cell>
          <table:table-cell table:style-name="ce120" table:formula="of:=[.BX109]/[.BV109]" office:value-type="float" office:value="508.754028862489" calcext:value-type="float">
            <text:p>509</text:p>
          </table:table-cell>
          <table:table-cell table:style-name="ce116" office:value-type="float" office:value="699162" calcext:value-type="float">
            <text:p>699162</text:p>
          </table:table-cell>
          <table:table-cell table:style-name="ce259" office:value-type="float" office:value="99.1861758017072" calcext:value-type="float">
            <text:p>99</text:p>
          </table:table-cell>
          <table:table-cell table:style-name="ce116" office:value-type="float" office:value="35593133100" calcext:value-type="float">
            <text:p>35593133100</text:p>
          </table:table-cell>
          <table:table-cell table:style-name="ce81" table:formula="of:=[.CB109]/[.BZ109]" office:value-type="float" office:value="50908.2774807555" calcext:value-type="float">
            <text:p>50908</text:p>
          </table:table-cell>
          <table:table-cell table:style-name="ce81" table:formula="of:=[.CC109]/[.CA109]" office:value-type="float" office:value="513.259807319633" calcext:value-type="float">
            <text:p>513</text:p>
          </table:table-cell>
          <table:table-cell table:style-name="ce84" table:formula="of:=[.DT109]/(([.CD109]+[.BY109])/2)" office:value-type="float" office:value="3.32554206183403" calcext:value-type="float">
            <text:p>3.33</text:p>
          </table:table-cell>
          <table:table-cell table:style-name="ce83" table:formula="of:=[.CG109]-[.CG108]" office:value-type="float" office:value="3.82266849439056" calcext:value-type="float">
            <text:p>3.8</text:p>
          </table:table-cell>
          <table:table-cell table:style-name="ce82" office:value-type="float" office:value="80.5017582603061" calcext:value-type="float">
            <text:p>81</text:p>
          </table:table-cell>
          <table:table-cell table:style-name="ce209" office:value-type="float" office:value="23493772" calcext:value-type="float">
            <text:p>23493772</text:p>
          </table:table-cell>
          <table:table-cell table:style-name="ce107" table:formula="of:=[.CH109]-[.CH108]" office:value-type="float" office:value="566390" calcext:value-type="float">
            <text:p>566390</text:p>
          </table:table-cell>
          <table:table-cell table:style-name="ce107" office:value-type="float" office:value="597632" calcext:value-type="float">
            <text:p>597632</text:p>
          </table:table-cell>
          <table:table-cell table:style-name="ce107" office:value-type="float" office:value="60878" calcext:value-type="float">
            <text:p>60878</text:p>
          </table:table-cell>
          <table:table-cell table:style-name="ce107" table:formula="of:=100-[.CM109]" office:value-type="float" office:value="90.755189746549" calcext:value-type="float">
            <text:p>91</text:p>
          </table:table-cell>
          <table:table-cell table:style-name="ce107" table:formula="of:=([.CK109]*100)/([.CJ109]+[.CK109])" office:value-type="float" office:value="9.24481025345097" calcext:value-type="float">
            <text:p>9</text:p>
          </table:table-cell>
          <table:table-cell table:style-name="ce102" table:formula="of:=([.B109]/[.CH109])" office:value-type="float" office:value="1.87321984737061" calcext:value-type="float">
            <text:p>1.87</text:p>
          </table:table-cell>
          <table:table-cell table:style-name="ce102" office:value-type="float" office:value="2.73" calcext:value-type="float">
            <text:p>2.73</text:p>
          </table:table-cell>
          <table:table-cell table:style-name="ce102" table:formula="of:=([.CO109]-[.CN109])" office:value-type="float" office:value="0.856780152629386" calcext:value-type="float">
            <text:p>0.86</text:p>
          </table:table-cell>
          <table:table-cell table:style-name="ce138" table:formula="of:=([.CH109]*100/[.CH108])-100" office:value-type="float" office:value="2.47036491126636" calcext:value-type="float">
            <text:p>2.5</text:p>
          </table:table-cell>
          <table:table-cell table:style-name="ce101" table:formula="of:=AVERAGE([.$CQ$74:.CQ109])" office:value-type="float" office:value="2.22163425098228" calcext:value-type="float">
            <text:p>2.22</text:p>
          </table:table-cell>
          <table:table-cell table:style-name="ce104" table:formula="of:=([.B109]-[.B108])" office:value-type="float" office:value="713000" calcext:value-type="float">
            <text:p>713000</text:p>
          </table:table-cell>
          <table:table-cell table:style-name="ce34" table:formula="of:=([.B109]*100/[.B108])-100" office:value-type="float" office:value="1.64680339985217" calcext:value-type="float">
            <text:p>1.65</text:p>
          </table:table-cell>
          <table:table-cell table:style-name="ce209" table:formula="of:=[.CI109]-([.CS109]/2)" office:value-type="float" office:value="209890" calcext:value-type="float">
            <text:p>209890</text:p>
          </table:table-cell>
          <table:table-cell table:style-name="ce209" office:value-type="float" office:value="2542000" calcext:value-type="float">
            <text:p>2542000</text:p>
          </table:table-cell>
          <table:table-cell table:style-name="ce138" table:formula="of:=[.CV109]/[.CI109]" office:value-type="float" office:value="4.48807358886986" calcext:value-type="float">
            <text:p>4.5</text:p>
          </table:table-cell>
          <table:table-cell table:style-name="ce138" table:formula="of:=[.CV109]/[.B109]*100" office:value-type="float" office:value="5.77609125406167" calcext:value-type="float">
            <text:p>5.8</text:p>
          </table:table-cell>
          <table:table-cell table:style-name="ce209" office:value-type="float" office:value="55896.39" calcext:value-type="float">
            <text:p>55896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6" office:value-type="float" office:value="79.5" calcext:value-type="float">
            <text:p>79.5</text:p>
          </table:table-cell>
          <table:table-cell table:style-name="ce116" office:value-type="float" office:value="13.5" calcext:value-type="float">
            <text:p>13.5</text:p>
          </table:table-cell>
          <table:table-cell table:style-name="ce116" office:value-type="float" office:value="3.2" calcext:value-type="float">
            <text:p>3.2</text:p>
          </table:table-cell>
          <table:table-cell table:style-name="ce116" office:value-type="float" office:value="7" calcext:value-type="float">
            <text:p>7</text:p>
          </table:table-cell>
          <table:table-cell table:style-name="ce116" office:value-type="string" calcext:value-type="string">
            <text:p>null</text:p>
          </table:table-cell>
          <table:table-cell table:style-name="ce209" table:formula="of:=[.DJ109]*[.$DI$118]/[.$DJ$118]" office:value-type="float" office:value="123.648648648649" calcext:value-type="float">
            <text:p>124</text:p>
          </table:table-cell>
          <table:table-cell table:style-name="ce138" office:value-type="float" office:value="9.15" calcext:value-type="float">
            <text:p>9.2</text:p>
          </table:table-cell>
          <table:table-cell table:number-columns-repeated="8" table:style-name="ce138" office:value-type="string" calcext:value-type="string">
            <text:p>null</text:p>
          </table:table-cell>
          <table:table-cell table:style-name="ce209" table:formula="of:=[.DJ109]*100" office:value-type="float" office:value="915" calcext:value-type="float">
            <text:p>915</text:p>
          </table:table-cell>
          <table:table-cell table:style-name="ce209" office:value-type="float" office:value="1699.375" calcext:value-type="float">
            <text:p>1699</text:p>
          </table:table-cell>
          <table:table-cell table:style-name="ce209" office:value-type="float" office:value="121.8575" calcext:value-type="float">
            <text:p>122</text:p>
          </table:table-cell>
          <table:table-cell table:style-name="ce209" office:value-type="string" calcext:value-type="string">
            <text:p>null</text:p>
          </table:table-cell>
          <table:table-cell table:style-name="ce34" office:value-type="float" office:value="3.52" calcext:value-type="float">
            <text:p>3.52</text:p>
          </table:table-cell>
          <table:table-cell table:style-name="ce138" table:formula="of:=[.DX108]+[.DW109]" office:value-type="float" office:value="190.96" calcext:value-type="float">
            <text:p>191.0</text:p>
          </table:table-cell>
          <table:table-cell table:style-name="ce138" table:formula="of:=(([.DT109]*[.DW109])/100)+[.DY108]" office:value-type="float" office:value="642.3069375" calcext:value-type="float">
            <text:p>642.3</text:p>
          </table:table-cell>
          <table:table-cell table:style-name="ce138" table:formula="of:=[.DT109]-[.DY109]" office:value-type="float" office:value="1057.0680625" calcext:value-type="float">
            <text:p>1057.1</text:p>
          </table:table-cell>
          <table:table-cell table:style-name="ce138" table:formula="of:=[.DT109]/[.DX109]*[.$DX$88]" office:value-type="float" office:value="889.911499790532" calcext:value-type="float">
            <text:p>889.9</text:p>
          </table:table-cell>
          <table:table-cell table:style-name="ce138" table:formula="of:=[.DT109]-[.EA109]" office:value-type="float" office:value="809.463500209468" calcext:value-type="float">
            <text:p>809.5</text:p>
          </table:table-cell>
          <table:table-cell table:style-name="ce34" table:formula="of:=([.AH109]-[.AH108])" office:value-type="float" office:value="1.15493636363636" calcext:value-type="float">
            <text:p>1.15</text:p>
          </table:table-cell>
          <table:table-cell table:style-name="ce34" table:formula="of:=([.DT109]*100/[.DT108])-100" office:value-type="float" office:value="10.8438646555238" calcext:value-type="float">
            <text:p>10.84</text:p>
          </table:table-cell>
          <table:table-cell table:style-name="ce34" table:formula="of:=[.ED109]-[.DW109]" office:value-type="float" office:value="7.32386465552385" calcext:value-type="float">
            <text:p>7.32</text:p>
          </table:table-cell>
          <table:table-cell table:style-name="ce34" table:formula="of:=([.O109]*100/[.O108])-100" office:value-type="float" office:value="6.72369003819139" calcext:value-type="float">
            <text:p>6.72</text:p>
          </table:table-cell>
          <table:table-cell table:style-name="ce34" table:formula="of:=([.T109]*100/[.T108])-100" office:value-type="float" office:value="6.72369003819139" calcext:value-type="float">
            <text:p>6.72</text:p>
          </table:table-cell>
          <table:table-cell table:style-name="ce105" office:value-type="float" office:value="8.45" calcext:value-type="float">
            <text:p>8.5</text:p>
          </table:table-cell>
          <table:table-cell table:style-name="ce138" table:formula="of:=[.ED109]+4" office:value-type="float" office:value="14.8438646555238" calcext:value-type="float">
            <text:p>14.8</text:p>
          </table:table-cell>
          <table:table-cell table:style-name="ce138" table:formula="of:=-0.06*(([.A109]-1963)^2)+8.5*([.A109]-1963)+140" office:value-type="float" office:value="394.56" calcext:value-type="float">
            <text:p>394.6</text:p>
          </table:table-cell>
          <table:table-cell table:style-name="ce138" table:formula="of:=[.EJ109]+50" office:value-type="float" office:value="444.56" calcext:value-type="float">
            <text:p>444.6</text:p>
          </table:table-cell>
          <table:table-cell table:style-name="ce138" table:formula="of:=[.EJ109]-50" office:value-type="float" office:value="344.56" calcext:value-type="float">
            <text:p>344.6</text:p>
          </table:table-cell>
          <table:table-cell table:style-name="ce138" table:formula="of:=[.EJ109]+100" office:value-type="float" office:value="494.56" calcext:value-type="float">
            <text:p>494.6</text:p>
          </table:table-cell>
          <table:table-cell table:style-name="ce138" table:formula="of:=[.EJ109]-100" office:value-type="float" office:value="294.56" calcext:value-type="float">
            <text:p>294.6</text:p>
          </table:table-cell>
          <table:table-cell table:style-name="ce138" table:formula="of:=-0.025*(([.A109]-1963)^2)+5.5*([.A109]-1963)+175" office:value-type="float" office:value="365.275" calcext:value-type="float">
            <text:p>365.3</text:p>
          </table:table-cell>
          <table:table-cell table:style-name="ce92" table:formula="of:=2.53309615384615*0.264172052" office:value-type="float" office:value="0.669173208874845" calcext:value-type="float">
            <text:p>0.67</text:p>
          </table:table-cell>
          <table:table-cell table:style-name="ce304" table:formula="of:=([.EP109]*100/[.EP108])-100" office:value-type="float" office:value="13.1060124680142" calcext:value-type="float">
            <text:p>13.1</text:p>
          </table:table-cell>
          <table:table-cell table:style-name="ce92" office:value-type="float" office:value="1.1340224" calcext:value-type="float">
            <text:p>1.13</text:p>
          </table:table-cell>
          <table:table-cell table:number-columns-repeated="876"/>
        </table:table-row>
        <table:table-row table:style-name="ro9">
          <table:table-cell table:style-name="ce158" office:value-type="float" office:value="2007" calcext:value-type="float">
            <text:p>2007</text:p>
          </table:table-cell>
          <table:table-cell table:style-name="ce13" office:value-type="float" office:value="44784000" calcext:value-type="float">
            <text:p>44784000</text:p>
          </table:table-cell>
          <table:table-cell table:style-name="ce209" office:value-type="float" office:value="18807430" calcext:value-type="float">
            <text:p>18807430</text:p>
          </table:table-cell>
          <table:table-cell table:style-name="ce209" office:value-type="float" office:value="23916621.4733" calcext:value-type="float">
            <text:p>23916621</text:p>
          </table:table-cell>
          <table:table-cell table:style-name="ce209" office:value-type="float" office:value="36913702.206436" calcext:value-type="float">
            <text:p>36913702</text:p>
          </table:table-cell>
          <table:table-cell table:style-name="ce107" table:formula="of:=[.C110]/26" office:value-type="float" office:value="723362.692307692" calcext:value-type="float">
            <text:p>723363</text:p>
          </table:table-cell>
          <table:table-cell table:style-name="ce107" table:formula="of:=[.F110]/2" office:value-type="float" office:value="361681.346153846" calcext:value-type="float">
            <text:p>361681</text:p>
          </table:table-cell>
          <table:table-cell table:style-name="ce209" table:formula="of:=[.G110]*1.5" office:value-type="float" office:value="542522.019230769" calcext:value-type="float">
            <text:p>542522</text:p>
          </table:table-cell>
          <table:table-cell table:style-name="ce209" office:value-type="float" office:value="813429" calcext:value-type="float">
            <text:p>813429</text:p>
          </table:table-cell>
          <table:table-cell table:style-name="ce209" table:formula="of:=[.I110]/2" office:value-type="float" office:value="406714.5" calcext:value-type="float">
            <text:p>406715</text:p>
          </table:table-cell>
          <table:table-cell table:style-name="ce209" office:value-type="float" office:value="742545" calcext:value-type="float">
            <text:p>742545</text:p>
          </table:table-cell>
          <table:table-cell table:style-name="ce209" table:formula="of:=[.K110]/2" office:value-type="float" office:value="371272.5" calcext:value-type="float">
            <text:p>371273</text:p>
          </table:table-cell>
          <table:table-cell table:style-name="ce209" office:value-type="float" office:value="574966" calcext:value-type="float">
            <text:p>574966</text:p>
          </table:table-cell>
          <table:table-cell table:style-name="ce209" table:formula="of:=[.M110]/2" office:value-type="float" office:value="287483" calcext:value-type="float">
            <text:p>287483</text:p>
          </table:table-cell>
          <table:table-cell table:style-name="ce116" office:value-type="float" office:value="775300" calcext:value-type="float">
            <text:p>775300</text:p>
          </table:table-cell>
          <table:table-cell table:style-name="ce116" office:value-type="float" office:value="131187" calcext:value-type="float">
            <text:p>131187</text:p>
          </table:table-cell>
          <table:table-cell table:style-name="ce116" office:value-type="float" office:value="19567" calcext:value-type="float">
            <text:p>19567</text:p>
          </table:table-cell>
          <table:table-cell table:style-name="ce116" office:value-type="float" office:value="11231" calcext:value-type="float">
            <text:p>11231</text:p>
          </table:table-cell>
          <table:table-cell table:style-name="ce116" office:value-type="float" office:value="244856" calcext:value-type="float">
            <text:p>244856</text:p>
          </table:table-cell>
          <table:table-cell table:style-name="ce116" office:value-type="float" office:value="1238890" calcext:value-type="float">
            <text:p>1238890</text:p>
          </table:table-cell>
          <table:table-cell table:style-name="ce116" office:value-type="float" office:value="640693" calcext:value-type="float">
            <text:p>640693</text:p>
          </table:table-cell>
          <table:table-cell table:style-name="ce122" office:value-type="float" office:value="184427159000" calcext:value-type="float">
            <text:p>1.8E+11</text:p>
          </table:table-cell>
          <table:table-cell table:style-name="ce107" table:formula="of:=[.V110]/[.T110]" office:value-type="float" office:value="148864.837879069" calcext:value-type="float">
            <text:p>148865</text:p>
          </table:table-cell>
          <table:table-cell table:style-name="ce116" office:value-type="float" office:value="55159" calcext:value-type="float">
            <text:p>55159</text:p>
          </table:table-cell>
          <table:table-cell table:style-name="ce116" office:value-type="float" office:value="23084" calcext:value-type="float">
            <text:p>23084</text:p>
          </table:table-cell>
          <table:table-cell table:style-name="ce34" table:formula="of:=[.X110]/[.Y110]" office:value-type="float" office:value="2.38949055622942" calcext:value-type="float">
            <text:p>2.39</text:p>
          </table:table-cell>
          <table:table-cell table:style-name="ce34" table:formula="of:=[.T110]/[.O110]" office:value-type="float" office:value="1.59794918096221" calcext:value-type="float">
            <text:p>1.60</text:p>
          </table:table-cell>
          <table:table-cell table:style-name="ce34" table:formula="of:=([.W110]*100)/([.DT110]*(([.CA110]*([.BZ110]/([.BU110]+[.BZ110])))+([.BV110]*([.BU110]/([.BU110]+[.BZ110])))))" office:value-type="float" office:value="76.2589232137358" calcext:value-type="float">
            <text:p>76.26</text:p>
          </table:table-cell>
          <table:table-cell table:style-name="ce103" table:formula="of:=(([.V110]*100/[.V109])-100)-[.DW110]" office:value-type="float" office:value="-4.8670794544258" calcext:value-type="float">
            <text:p>-4.87</text:p>
          </table:table-cell>
          <table:table-cell table:style-name="ce103" office:value-type="float" office:value="5.242" calcext:value-type="float">
            <text:p>5.24</text:p>
          </table:table-cell>
          <table:table-cell table:style-name="ce103" office:value-type="float" office:value="1.9" calcext:value-type="float">
            <text:p>1.90</text:p>
          </table:table-cell>
          <table:table-cell table:style-name="ce103" table:formula="of:=100-[.AE110]" office:value-type="float" office:value="98.1" calcext:value-type="float">
            <text:p>98.10</text:p>
          </table:table-cell>
          <table:table-cell table:style-name="ce106" office:value-type="float" office:value="28" calcext:value-type="float">
            <text:p>28</text:p>
          </table:table-cell>
          <table:table-cell table:style-name="ce103" office:value-type="float" office:value="4.48470909090909" calcext:value-type="float">
            <text:p>4.48</text:p>
          </table:table-cell>
          <table:table-cell table:style-name="ce102" table:formula="of:=[.AD110]-[.AH110]" office:value-type="float" office:value="0.757290909090909" calcext:value-type="float">
            <text:p>0.76</text:p>
          </table:table-cell>
          <table:table-cell table:style-name="ce103" office:value-type="float" office:value="1.37955833333333" calcext:value-type="float">
            <text:p>1.38</text:p>
          </table:table-cell>
          <table:table-cell table:style-name="ce104" table:formula="of:=[.DT110]*100" office:value-type="float" office:value="179035.583333333" calcext:value-type="float">
            <text:p>179036</text:p>
          </table:table-cell>
          <table:table-cell table:style-name="ce104" table:formula="of:=([.DT110]*100)*[.AJ110]" office:value-type="float" office:value="246990.030950695" calcext:value-type="float">
            <text:p>246990</text:p>
          </table:table-cell>
          <table:table-cell table:style-name="ce123" office:value-type="float" office:value="8691439000000" calcext:value-type="float">
            <text:p>8.69E+12</text:p>
          </table:table-cell>
          <table:table-cell table:style-name="ce101" table:formula="of:=([.AM110]*100/[.AM109])-100" office:value-type="float" office:value="11.4047816654757" calcext:value-type="float">
            <text:p>11.40</text:p>
          </table:table-cell>
          <table:table-cell table:style-name="ce101" table:formula="of:=AVERAGE([.$AN$84:.AN110])" office:value-type="float" office:value="7.538542413201" calcext:value-type="float">
            <text:p>7.54</text:p>
          </table:table-cell>
          <table:table-cell table:number-columns-repeated="2" table:style-name="ce106" office:value-type="string" calcext:value-type="string">
            <text:p>null</text:p>
          </table:table-cell>
          <table:table-cell table:style-name="ce106" office:value-type="float" office:value="509.9475" calcext:value-type="float">
            <text:p>510</text:p>
          </table:table-cell>
          <table:table-cell table:style-name="ce107" table:formula="of:=[.DT110]*100/[.AR110]" office:value-type="float" office:value="351.086304635935" calcext:value-type="float">
            <text:p>351</text:p>
          </table:table-cell>
          <table:table-cell table:style-name="ce140" office:value-type="float" office:value="3.00164689280147" calcext:value-type="float">
            <text:p>3.0</text:p>
          </table:table-cell>
          <table:table-cell table:style-name="ce119" office:value-type="float" office:value="625389000000" calcext:value-type="float">
            <text:p>6.25E+11</text:p>
          </table:table-cell>
          <table:table-cell table:style-name="ce107" table:formula="of:=[.AU110]/[.E110]" office:value-type="float" office:value="16941.9202794284" calcext:value-type="float">
            <text:p>16942</text:p>
          </table:table-cell>
          <table:table-cell table:style-name="ce107" table:formula="of:=[.AW109]*(1+([.DW110]/100))" office:value-type="float" office:value="14873.7278372861" calcext:value-type="float">
            <text:p>14874</text:p>
          </table:table-cell>
          <table:table-cell table:style-name="ce107" table:formula="of:=[.AV110]+(12*PMT([.AD110]/100/12;[.AG110]*12;([.AV110]*5)*-1))" office:value-type="float" office:value="22717.6166280567" calcext:value-type="float">
            <text:p>22718</text:p>
          </table:table-cell>
          <table:table-cell table:style-name="ce107" table:formula="of:=[.AY109]*(1+(([.DU110]-[.DU109])/100))" office:value-type="float" office:value="24378.4018031197" calcext:value-type="float">
            <text:p>24378</text:p>
          </table:table-cell>
          <table:table-cell table:style-name="ce107" table:formula="of:=(([.AY110]+([.AW110]-[.AV110])+([.AX110]-[.AV110]))-[.AV110])+[.$AV$102]" office:value-type="float" office:value="22676.9737162668" calcext:value-type="float">
            <text:p>22677</text:p>
          </table:table-cell>
          <table:table-cell table:style-name="ce107" table:formula="of:=[.AZ110]*[.$BA$102]/[.$AZ$102]" office:value-type="float" office:value="144.913677617429" calcext:value-type="float">
            <text:p>145</text:p>
          </table:table-cell>
          <table:table-cell table:style-name="ce107" table:formula="of:=[.AV110]*[.$BB$102]/[.$AV$102]" office:value-type="float" office:value="74.9188252703769" calcext:value-type="float">
            <text:p>75</text:p>
          </table:table-cell>
          <table:table-cell table:style-name="ce107" table:formula="of:=[.DU110]-[.BB110]" office:value-type="float" office:value="54.5036747296232" calcext:value-type="float">
            <text:p>55</text:p>
          </table:table-cell>
          <table:table-cell table:style-name="ce107" table:formula="of:=[.W110]/5" office:value-type="float" office:value="29772.9675758138" calcext:value-type="float">
            <text:p>29773</text:p>
          </table:table-cell>
          <table:table-cell table:style-name="ce107" table:formula="of:=100-(([.AV110]*100)/[.BD110])" office:value-type="float" office:value="43.0962995667545" calcext:value-type="float">
            <text:p>43</text:p>
          </table:table-cell>
          <table:table-cell table:style-name="ce209" office:value-type="float" office:value="279" calcext:value-type="float">
            <text:p>279</text:p>
          </table:table-cell>
          <table:table-cell table:style-name="ce116" office:value-type="float" office:value="46437" calcext:value-type="float">
            <text:p>46437</text:p>
          </table:table-cell>
          <table:table-cell table:style-name="ce209" office:value-type="float" office:value="23304.29702" calcext:value-type="float">
            <text:p>23304</text:p>
          </table:table-cell>
          <table:table-cell table:style-name="ce209" office:value-type="float" office:value="46144.03961" calcext:value-type="float">
            <text:p>46144</text:p>
          </table:table-cell>
          <table:table-cell table:style-name="ce209" office:value-type="float" office:value="4258.65" calcext:value-type="float">
            <text:p>4259</text:p>
          </table:table-cell>
          <table:table-cell table:style-name="ce209" office:value-type="float" office:value="9676.88" calcext:value-type="float">
            <text:p>9677</text:p>
          </table:table-cell>
          <table:table-cell table:style-name="ce209" table:formula="of:=([.BJ110])/((([.BH110]+[.BI110])*1000)/1000000)" office:value-type="float" office:value="61.3211231060697" calcext:value-type="float">
            <text:p>61</text:p>
          </table:table-cell>
          <table:table-cell table:style-name="ce209" table:formula="of:=[.CH110]/[.O110]" office:value-type="float" office:value="31.0008590223139" calcext:value-type="float">
            <text:p>31</text:p>
          </table:table-cell>
          <table:table-cell table:style-name="ce116" office:value-type="float" office:value="151730" calcext:value-type="float">
            <text:p>151730</text:p>
          </table:table-cell>
          <table:table-cell table:style-name="ce116" office:value-type="float" office:value="86357" calcext:value-type="float">
            <text:p>86357</text:p>
          </table:table-cell>
          <table:table-cell table:style-name="ce116" office:value-type="float" office:value="58193" calcext:value-type="float">
            <text:p>58193</text:p>
          </table:table-cell>
          <table:table-cell table:style-name="ce116" office:value-type="float" office:value="7180" calcext:value-type="float">
            <text:p>7180</text:p>
          </table:table-cell>
          <table:table-cell table:style-name="ce116" office:value-type="float" office:value="579166" calcext:value-type="float">
            <text:p>579166</text:p>
          </table:table-cell>
          <table:table-cell table:style-name="ce116" office:value-type="float" office:value="100670" calcext:value-type="float">
            <text:p>100670</text:p>
          </table:table-cell>
          <table:table-cell table:style-name="ce116" office:value-type="float" office:value="9015" calcext:value-type="float">
            <text:p>9015</text:p>
          </table:table-cell>
          <table:table-cell table:style-name="ce116" office:value-type="float" office:value="101152" calcext:value-type="float">
            <text:p>101152</text:p>
          </table:table-cell>
          <table:table-cell table:style-name="ce259" office:value-type="float" office:value="167.616325113809" calcext:value-type="float">
            <text:p>168</text:p>
          </table:table-cell>
          <table:table-cell table:style-name="ce116" office:value-type="float" office:value="9562511100" calcext:value-type="float">
            <text:p>9562511100</text:p>
          </table:table-cell>
          <table:table-cell table:style-name="ce120" table:formula="of:=[.BW110]/[.BU110]" office:value-type="float" office:value="94536.0556390383" calcext:value-type="float">
            <text:p>94536</text:p>
          </table:table-cell>
          <table:table-cell table:style-name="ce120" table:formula="of:=[.BX110]/[.BV110]" office:value-type="float" office:value="564.002674410442" calcext:value-type="float">
            <text:p>564</text:p>
          </table:table-cell>
          <table:table-cell table:style-name="ce116" office:value-type="float" office:value="550093" calcext:value-type="float">
            <text:p>550093</text:p>
          </table:table-cell>
          <table:table-cell table:style-name="ce259" office:value-type="float" office:value="98.261833760132" calcext:value-type="float">
            <text:p>98</text:p>
          </table:table-cell>
          <table:table-cell table:style-name="ce116" office:value-type="float" office:value="29850899100" calcext:value-type="float">
            <text:p>29850899100</text:p>
          </table:table-cell>
          <table:table-cell table:style-name="ce81" table:formula="of:=[.CB110]/[.BZ110]" office:value-type="float" office:value="54265.1862503249" calcext:value-type="float">
            <text:p>54265</text:p>
          </table:table-cell>
          <table:table-cell table:style-name="ce81" table:formula="of:=[.CC110]/[.CA110]" office:value-type="float" office:value="552.250901227757" calcext:value-type="float">
            <text:p>552</text:p>
          </table:table-cell>
          <table:table-cell table:style-name="ce84" table:formula="of:=[.DT110]/(([.CD110]+[.BY110])/2)" office:value-type="float" office:value="3.2077941292322" calcext:value-type="float">
            <text:p>3.21</text:p>
          </table:table-cell>
          <table:table-cell table:style-name="ce83" table:formula="of:=[.CG110]-[.CG109]" office:value-type="float" office:value="4.41858070764782" calcext:value-type="float">
            <text:p>4.4</text:p>
          </table:table-cell>
          <table:table-cell table:style-name="ce82" office:value-type="float" office:value="84.9203389679539" calcext:value-type="float">
            <text:p>85</text:p>
          </table:table-cell>
          <table:table-cell table:style-name="ce209" office:value-type="float" office:value="24034966" calcext:value-type="float">
            <text:p>24034966</text:p>
          </table:table-cell>
          <table:table-cell table:style-name="ce107" table:formula="of:=[.CH110]-[.CH109]" office:value-type="float" office:value="541194" calcext:value-type="float">
            <text:p>541194</text:p>
          </table:table-cell>
          <table:table-cell table:style-name="ce107" office:value-type="float" office:value="579665" calcext:value-type="float">
            <text:p>579665</text:p>
          </table:table-cell>
          <table:table-cell table:style-name="ce107" office:value-type="float" office:value="67514" calcext:value-type="float">
            <text:p>67514</text:p>
          </table:table-cell>
          <table:table-cell table:style-name="ce107" table:formula="of:=100-[.CM110]" office:value-type="float" office:value="89.5679556969555" calcext:value-type="float">
            <text:p>90</text:p>
          </table:table-cell>
          <table:table-cell table:style-name="ce107" table:formula="of:=([.CK110]*100)/([.CJ110]+[.CK110])" office:value-type="float" office:value="10.4320443030444" calcext:value-type="float">
            <text:p>10</text:p>
          </table:table-cell>
          <table:table-cell table:style-name="ce102" table:formula="of:=([.B110]/[.CH110])" office:value-type="float" office:value="1.86328534852098" calcext:value-type="float">
            <text:p>1.86</text:p>
          </table:table-cell>
          <table:table-cell table:style-name="ce102" office:value-type="float" office:value="2.71" calcext:value-type="float">
            <text:p>2.71</text:p>
          </table:table-cell>
          <table:table-cell table:style-name="ce102" table:formula="of:=([.CO110]-[.CN110])" office:value-type="float" office:value="0.846714651479016" calcext:value-type="float">
            <text:p>0.85</text:p>
          </table:table-cell>
          <table:table-cell table:style-name="ce138" table:formula="of:=([.CH110]*100/[.CH109])-100" office:value-type="float" office:value="2.30356368487784" calcext:value-type="float">
            <text:p>2.3</text:p>
          </table:table-cell>
          <table:table-cell table:style-name="ce101" table:formula="of:=AVERAGE([.$CQ$74:.CQ110])" office:value-type="float" office:value="2.22384856000649" calcext:value-type="float">
            <text:p>2.22</text:p>
          </table:table-cell>
          <table:table-cell table:style-name="ce104" table:formula="of:=([.B110]-[.B109])" office:value-type="float" office:value="775000" calcext:value-type="float">
            <text:p>775000</text:p>
          </table:table-cell>
          <table:table-cell table:style-name="ce34" table:formula="of:=([.B110]*100/[.B109])-100" office:value-type="float" office:value="1.76100343111636" calcext:value-type="float">
            <text:p>1.76</text:p>
          </table:table-cell>
          <table:table-cell table:style-name="ce209" table:formula="of:=[.CI110]-([.CS110]/2)" office:value-type="float" office:value="153694" calcext:value-type="float">
            <text:p>153694</text:p>
          </table:table-cell>
          <table:table-cell table:style-name="ce209" office:value-type="float" office:value="2697000" calcext:value-type="float">
            <text:p>2697000</text:p>
          </table:table-cell>
          <table:table-cell table:style-name="ce138" table:formula="of:=[.CV110]/[.CI110]" office:value-type="float" office:value="4.98342553686848" calcext:value-type="float">
            <text:p>5.0</text:p>
          </table:table-cell>
          <table:table-cell table:style-name="ce138" table:formula="of:=[.CV110]/[.B110]*100" office:value-type="float" office:value="6.02224008574491" calcext:value-type="float">
            <text:p>6.0</text:p>
          </table:table-cell>
          <table:table-cell table:style-name="ce209" office:value-type="float" office:value="55997.07" calcext:value-type="float">
            <text:p>55997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6" office:value-type="float" office:value="80.1" calcext:value-type="float">
            <text:p>80.1</text:p>
          </table:table-cell>
          <table:table-cell table:style-name="ce116" office:value-type="float" office:value="13.6" calcext:value-type="float">
            <text:p>13.6</text:p>
          </table:table-cell>
          <table:table-cell table:style-name="ce116" office:value-type="float" office:value="3.2" calcext:value-type="float">
            <text:p>3.2</text:p>
          </table:table-cell>
          <table:table-cell table:style-name="ce116" office:value-type="float" office:value="6.3" calcext:value-type="float">
            <text:p>6.3</text:p>
          </table:table-cell>
          <table:table-cell table:style-name="ce116" office:value-type="string" calcext:value-type="string">
            <text:p>null</text:p>
          </table:table-cell>
          <table:table-cell table:style-name="ce209" table:formula="of:=[.DJ110]*[.$DI$118]/[.$DJ$118]" office:value-type="float" office:value="114.189189189189" calcext:value-type="float">
            <text:p>114</text:p>
          </table:table-cell>
          <table:table-cell table:style-name="ce138" office:value-type="float" office:value="8.45" calcext:value-type="float">
            <text:p>8.5</text:p>
          </table:table-cell>
          <table:table-cell table:style-name="ce138" table:formula="of:=(([.DJ110]*100)/[.DJ109])-100" office:value-type="float" office:value="-7.65027322404373" calcext:value-type="float">
            <text:p>-7.7</text:p>
          </table:table-cell>
          <table:table-cell table:style-name="ce138" table:formula="of:=[.DQ110]/([.DJ110]*12)" office:value-type="float" office:value="19.9704142011834" calcext:value-type="float">
            <text:p>20.0</text:p>
          </table:table-cell>
          <table:table-cell table:style-name="ce138" table:formula="of:=100/[.DL110]" office:value-type="float" office:value="5.00740740740741" calcext:value-type="float">
            <text:p>5.0</text:p>
          </table:table-cell>
          <table:table-cell table:style-name="ce138" table:formula="of:=[.DQ110]/(([.DJ110]*12)*0.75)" office:value-type="float" office:value="26.6272189349112" calcext:value-type="float">
            <text:p>26.6</text:p>
          </table:table-cell>
          <table:table-cell table:style-name="ce138" table:formula="of:=100/[.DN110]" office:value-type="float" office:value="3.75555555555555" calcext:value-type="float">
            <text:p>3.8</text:p>
          </table:table-cell>
          <table:table-cell table:style-name="ce209" table:formula="of:=([.DS110]/[.DQ110])*100" office:value-type="float" office:value="41.7283950617284" calcext:value-type="float">
            <text:p>42</text:p>
          </table:table-cell>
          <table:table-cell table:style-name="ce209" table:formula="of:=AVERAGE([Quarterly.E2:.E5])" office:value-type="float" office:value="2025" calcext:value-type="float">
            <text:p>2025</text:p>
          </table:table-cell>
          <table:table-cell table:style-name="ce209" table:formula="of:=[.DQ110]*[.$DR$118]/[.$DQ$118]" office:value-type="float" office:value="131.550454742313" calcext:value-type="float">
            <text:p>132</text:p>
          </table:table-cell>
          <table:table-cell table:style-name="ce209" table:formula="of:=[.DJ110]*100" office:value-type="float" office:value="845" calcext:value-type="float">
            <text:p>845</text:p>
          </table:table-cell>
          <table:table-cell table:style-name="ce209" office:value-type="float" office:value="1790.35583333333" calcext:value-type="float">
            <text:p>1790</text:p>
          </table:table-cell>
          <table:table-cell table:style-name="ce209" office:value-type="float" office:value="129.4225" calcext:value-type="float">
            <text:p>129</text:p>
          </table:table-cell>
          <table:table-cell table:style-name="ce209" office:value-type="float" office:value="149.599" calcext:value-type="float">
            <text:p>150</text:p>
          </table:table-cell>
          <table:table-cell table:style-name="ce34" office:value-type="float" office:value="2.79" calcext:value-type="float">
            <text:p>2.79</text:p>
          </table:table-cell>
          <table:table-cell table:style-name="ce138" table:formula="of:=[.DX109]+[.DW110]" office:value-type="float" office:value="193.75" calcext:value-type="float">
            <text:p>193.8</text:p>
          </table:table-cell>
          <table:table-cell table:style-name="ce138" table:formula="of:=(([.DT110]*[.DW110])/100)+[.DY109]" office:value-type="float" office:value="692.25786525" calcext:value-type="float">
            <text:p>692.3</text:p>
          </table:table-cell>
          <table:table-cell table:style-name="ce138" table:formula="of:=[.DT110]-[.DY110]" office:value-type="float" office:value="1098.09796808333" calcext:value-type="float">
            <text:p>1098.1</text:p>
          </table:table-cell>
          <table:table-cell table:style-name="ce138" table:formula="of:=[.DT110]/[.DX110]*[.$DX$88]" office:value-type="float" office:value="924.054623655914" calcext:value-type="float">
            <text:p>924.1</text:p>
          </table:table-cell>
          <table:table-cell table:style-name="ce138" table:formula="of:=[.DT110]-[.EA110]" office:value-type="float" office:value="866.301209677419" calcext:value-type="float">
            <text:p>866.3</text:p>
          </table:table-cell>
          <table:table-cell table:style-name="ce34" table:formula="of:=([.AH110]-[.AH109])" office:value-type="float" office:value="0.993618181818182" calcext:value-type="float">
            <text:p>0.99</text:p>
          </table:table-cell>
          <table:table-cell table:style-name="ce34" table:formula="of:=([.DT110]*100/[.DT109])-100" office:value-type="float" office:value="5.35378202770627" calcext:value-type="float">
            <text:p>5.35</text:p>
          </table:table-cell>
          <table:table-cell table:style-name="ce34" table:formula="of:=[.ED110]-[.DW110]" office:value-type="float" office:value="2.56378202770627" calcext:value-type="float">
            <text:p>2.56</text:p>
          </table:table-cell>
          <table:table-cell table:style-name="ce34" table:formula="of:=([.O110]*100/[.O109])-100" office:value-type="float" office:value="-7.69507015126985" calcext:value-type="float">
            <text:p>-7.70</text:p>
          </table:table-cell>
          <table:table-cell table:style-name="ce34" table:formula="of:=([.T110]*100/[.T109])-100" office:value-type="float" office:value="-7.69507015126985" calcext:value-type="float">
            <text:p>-7.70</text:p>
          </table:table-cell>
          <table:table-cell table:style-name="ce105" office:value-type="float" office:value="8.23" calcext:value-type="float">
            <text:p>8.2</text:p>
          </table:table-cell>
          <table:table-cell table:style-name="ce138" table:formula="of:=([.DO110]+[.ED110])" office:value-type="float" office:value="9.10933758326183" calcext:value-type="float">
            <text:p>9.1</text:p>
          </table:table-cell>
          <table:table-cell table:style-name="ce138" table:formula="of:=-0.06*(([.A110]-1963)^2)+8.5*([.A110]-1963)+140" office:value-type="float" office:value="397.84" calcext:value-type="float">
            <text:p>397.8</text:p>
          </table:table-cell>
          <table:table-cell table:style-name="ce138" table:formula="of:=[.EJ110]+50" office:value-type="float" office:value="447.84" calcext:value-type="float">
            <text:p>447.8</text:p>
          </table:table-cell>
          <table:table-cell table:style-name="ce138" table:formula="of:=[.EJ110]-50" office:value-type="float" office:value="347.84" calcext:value-type="float">
            <text:p>347.8</text:p>
          </table:table-cell>
          <table:table-cell table:style-name="ce138" table:formula="of:=[.EJ110]+100" office:value-type="float" office:value="497.84" calcext:value-type="float">
            <text:p>497.8</text:p>
          </table:table-cell>
          <table:table-cell table:style-name="ce138" table:formula="of:=[.EJ110]-100" office:value-type="float" office:value="297.84" calcext:value-type="float">
            <text:p>297.8</text:p>
          </table:table-cell>
          <table:table-cell table:style-name="ce138" table:formula="of:=-0.025*(([.A110]-1963)^2)+5.5*([.A110]-1963)+175" office:value-type="float" office:value="368.6" calcext:value-type="float">
            <text:p>368.6</text:p>
          </table:table-cell>
          <table:table-cell table:style-name="ce92" table:formula="of:=2.76705660377358*0.264172052" office:value-type="float" office:value="0.730979021019018" calcext:value-type="float">
            <text:p>0.73</text:p>
          </table:table-cell>
          <table:table-cell table:style-name="ce304" table:formula="of:=([.EP110]*100/[.EP109])-100" office:value-type="float" office:value="9.23614563830094" calcext:value-type="float">
            <text:p>9.2</text:p>
          </table:table-cell>
          <table:table-cell table:style-name="ce92" office:value-type="float" office:value="1.37128098333333" calcext:value-type="float">
            <text:p>1.37</text:p>
          </table:table-cell>
          <table:table-cell table:number-columns-repeated="876"/>
        </table:table-row>
        <table:table-row table:style-name="ro9">
          <table:table-cell table:style-name="ce158" office:value-type="float" office:value="2008" calcext:value-type="float">
            <text:p>2008</text:p>
          </table:table-cell>
          <table:table-cell table:style-name="ce13" office:value-type="float" office:value="45668000" calcext:value-type="float">
            <text:p>45668000</text:p>
          </table:table-cell>
          <table:table-cell table:style-name="ce209" office:value-type="float" office:value="19246126" calcext:value-type="float">
            <text:p>19246126</text:p>
          </table:table-cell>
          <table:table-cell table:style-name="ce209" office:value-type="float" office:value="24490354.573479" calcext:value-type="float">
            <text:p>24490355</text:p>
          </table:table-cell>
          <table:table-cell table:style-name="ce209" office:value-type="float" office:value="37631693.419524" calcext:value-type="float">
            <text:p>37631693</text:p>
          </table:table-cell>
          <table:table-cell table:style-name="ce107" table:formula="of:=[.C111]/26" office:value-type="float" office:value="740235.615384615" calcext:value-type="float">
            <text:p>740236</text:p>
          </table:table-cell>
          <table:table-cell table:style-name="ce107" table:formula="of:=[.F111]/2" office:value-type="float" office:value="370117.807692308" calcext:value-type="float">
            <text:p>370118</text:p>
          </table:table-cell>
          <table:table-cell table:style-name="ce209" table:formula="of:=[.G111]*1.5" office:value-type="float" office:value="555176.711538461" calcext:value-type="float">
            <text:p>555177</text:p>
          </table:table-cell>
          <table:table-cell table:style-name="ce209" office:value-type="float" office:value="817295" calcext:value-type="float">
            <text:p>817295</text:p>
          </table:table-cell>
          <table:table-cell table:style-name="ce209" table:formula="of:=[.I111]/2" office:value-type="float" office:value="408647.5" calcext:value-type="float">
            <text:p>408648</text:p>
          </table:table-cell>
          <table:table-cell table:style-name="ce209" office:value-type="float" office:value="760332" calcext:value-type="float">
            <text:p>760332</text:p>
          </table:table-cell>
          <table:table-cell table:style-name="ce209" table:formula="of:=[.K111]/2" office:value-type="float" office:value="380166" calcext:value-type="float">
            <text:p>380166</text:p>
          </table:table-cell>
          <table:table-cell table:style-name="ce209" office:value-type="float" office:value="620629" calcext:value-type="float">
            <text:p>620629</text:p>
          </table:table-cell>
          <table:table-cell table:style-name="ce209" table:formula="of:=[.M111]/2" office:value-type="float" office:value="310314.5" calcext:value-type="float">
            <text:p>310315</text:p>
          </table:table-cell>
          <table:table-cell table:style-name="ce116" office:value-type="float" office:value="552080" calcext:value-type="float">
            <text:p>552080</text:p>
          </table:table-cell>
          <table:table-cell table:style-name="ce116" office:value-type="float" office:value="130481" calcext:value-type="float">
            <text:p>130481</text:p>
          </table:table-cell>
          <table:table-cell table:style-name="ce116" office:value-type="float" office:value="23507" calcext:value-type="float">
            <text:p>23507</text:p>
          </table:table-cell>
          <table:table-cell table:style-name="ce116" office:value-type="float" office:value="10653" calcext:value-type="float">
            <text:p>10653</text:p>
          </table:table-cell>
          <table:table-cell table:style-name="ce116" office:value-type="float" office:value="208499" calcext:value-type="float">
            <text:p>208499</text:p>
          </table:table-cell>
          <table:table-cell table:style-name="ce116" office:value-type="float" office:value="836419" calcext:value-type="float">
            <text:p>836419</text:p>
          </table:table-cell>
          <table:table-cell table:style-name="ce116" office:value-type="float" office:value="481028" calcext:value-type="float">
            <text:p>481028</text:p>
          </table:table-cell>
          <table:table-cell table:style-name="ce122" office:value-type="float" office:value="116809939000" calcext:value-type="float">
            <text:p>1.2E+11</text:p>
          </table:table-cell>
          <table:table-cell table:style-name="ce107" table:formula="of:=[.V111]/[.T111]" office:value-type="float" office:value="139654.812958577" calcext:value-type="float">
            <text:p>139655</text:p>
          </table:table-cell>
          <table:table-cell table:style-name="ce116" office:value-type="float" office:value="59375" calcext:value-type="float">
            <text:p>59375</text:p>
          </table:table-cell>
          <table:table-cell table:style-name="ce116" office:value-type="float" office:value="43992" calcext:value-type="float">
            <text:p>43992</text:p>
          </table:table-cell>
          <table:table-cell table:style-name="ce34" table:formula="of:=[.X111]/[.Y111]" office:value-type="float" office:value="1.34967721403892" calcext:value-type="float">
            <text:p>1.35</text:p>
          </table:table-cell>
          <table:table-cell table:style-name="ce34" table:formula="of:=[.T111]/[.O111]" office:value-type="float" office:value="1.5150322417041" calcext:value-type="float">
            <text:p>1.52</text:p>
          </table:table-cell>
          <table:table-cell table:style-name="ce34" table:formula="of:=([.W111]*100)/([.DT111]*(([.CA111]*([.BZ111]/([.BU111]+[.BZ111])))+([.BV111]*([.BU111]/([.BU111]+[.BZ111])))))" office:value-type="float" office:value="70.534796393301" calcext:value-type="float">
            <text:p>70.53</text:p>
          </table:table-cell>
          <table:table-cell table:style-name="ce103" table:formula="of:=(([.V111]*100/[.V110])-100)-[.DW111]" office:value-type="float" office:value="-40.7433745087403" calcext:value-type="float">
            <text:p>-40.74</text:p>
          </table:table-cell>
          <table:table-cell table:style-name="ce103" office:value-type="float" office:value="5.835" calcext:value-type="float">
            <text:p>5.84</text:p>
          </table:table-cell>
          <table:table-cell table:style-name="ce103" office:value-type="float" office:value="2.1" calcext:value-type="float">
            <text:p>2.10</text:p>
          </table:table-cell>
          <table:table-cell table:style-name="ce103" table:formula="of:=100-[.AE111]" office:value-type="float" office:value="97.9" calcext:value-type="float">
            <text:p>97.90</text:p>
          </table:table-cell>
          <table:table-cell table:style-name="ce106" office:value-type="float" office:value="27" calcext:value-type="float">
            <text:p>27</text:p>
          </table:table-cell>
          <table:table-cell table:style-name="ce103" office:value-type="float" office:value="4.84216363636364" calcext:value-type="float">
            <text:p>4.84</text:p>
          </table:table-cell>
          <table:table-cell table:style-name="ce102" table:formula="of:=[.AD111]-[.AH111]" office:value-type="float" office:value="0.992836363636364" calcext:value-type="float">
            <text:p>0.99</text:p>
          </table:table-cell>
          <table:table-cell table:style-name="ce103" office:value-type="float" office:value="1.47115" calcext:value-type="float">
            <text:p>1.47</text:p>
          </table:table-cell>
          <table:table-cell table:style-name="ce104" table:formula="of:=[.DT111]*100" office:value-type="float" office:value="176600" calcext:value-type="float">
            <text:p>176600</text:p>
          </table:table-cell>
          <table:table-cell table:style-name="ce104" table:formula="of:=([.DT111]*100)*[.AJ111]" office:value-type="float" office:value="259805.09" calcext:value-type="float">
            <text:p>259805</text:p>
          </table:table-cell>
          <table:table-cell table:style-name="ce123" office:value-type="float" office:value="9423780000000" calcext:value-type="float">
            <text:p>9.42E+12</text:p>
          </table:table-cell>
          <table:table-cell table:style-name="ce101" table:formula="of:=([.AM111]*100/[.AM110])-100" office:value-type="float" office:value="8.42600402534032" calcext:value-type="float">
            <text:p>8.43</text:p>
          </table:table-cell>
          <table:table-cell table:style-name="ce101" table:formula="of:=AVERAGE([.$AN$84:.AN111])" office:value-type="float" office:value="7.57023747077741" calcext:value-type="float">
            <text:p>7.57</text:p>
          </table:table-cell>
          <table:table-cell table:number-columns-repeated="2" table:style-name="ce106" office:value-type="string" calcext:value-type="string">
            <text:p>null</text:p>
          </table:table-cell>
          <table:table-cell table:style-name="ce106" office:value-type="float" office:value="600.016666666667" calcext:value-type="float">
            <text:p>600</text:p>
          </table:table-cell>
          <table:table-cell table:style-name="ce107" table:formula="of:=[.DT111]*100/[.AR111]" office:value-type="float" office:value="294.32515763451" calcext:value-type="float">
            <text:p>294</text:p>
          </table:table-cell>
          <table:table-cell table:style-name="ce140" office:value-type="float" office:value="0.416671775464891" calcext:value-type="float">
            <text:p>0.4</text:p>
          </table:table-cell>
          <table:table-cell table:style-name="ce119" office:value-type="float" office:value="659028000000" calcext:value-type="float">
            <text:p>6.59E+11</text:p>
          </table:table-cell>
          <table:table-cell table:style-name="ce107" table:formula="of:=[.AU111]/[.E111]" office:value-type="float" office:value="17512.5788960133" calcext:value-type="float">
            <text:p>17513</text:p>
          </table:table-cell>
          <table:table-cell table:style-name="ce107" table:formula="of:=[.AW110]*(1+([.DW111]/100))" office:value-type="float" office:value="15480.5759330474" calcext:value-type="float">
            <text:p>15481</text:p>
          </table:table-cell>
          <table:table-cell table:style-name="ce107" table:formula="of:=[.AV111]+(12*PMT([.AD111]/100/12;[.AG111]*12;([.AV111]*5)*-1))" office:value-type="float" office:value="23961.3142894923" calcext:value-type="float">
            <text:p>23961</text:p>
          </table:table-cell>
          <table:table-cell table:style-name="ce107" table:formula="of:=[.AY110]*(1+(([.DU111]-[.DU110])/100))" office:value-type="float" office:value="23496.5131178919" calcext:value-type="float">
            <text:p>23497</text:p>
          </table:table-cell>
          <table:table-cell table:style-name="ce107" table:formula="of:=(([.AY111]+([.AW111]-[.AV111])+([.AX111]-[.AV111]))-[.AV111])+[.$AV$102]" office:value-type="float" office:value="21933.6549384811" calcext:value-type="float">
            <text:p>21934</text:p>
          </table:table-cell>
          <table:table-cell table:style-name="ce107" table:formula="of:=[.AZ111]*[.$BA$102]/[.$AZ$102]" office:value-type="float" office:value="140.163614444151" calcext:value-type="float">
            <text:p>140</text:p>
          </table:table-cell>
          <table:table-cell table:style-name="ce107" table:formula="of:=[.AV111]*[.$BB$102]/[.$AV$102]" office:value-type="float" office:value="77.442333378066" calcext:value-type="float">
            <text:p>77</text:p>
          </table:table-cell>
          <table:table-cell table:style-name="ce107" table:formula="of:=[.DU111]-[.BB111]" office:value-type="float" office:value="48.362666621934" calcext:value-type="float">
            <text:p>48</text:p>
          </table:table-cell>
          <table:table-cell table:style-name="ce107" table:formula="of:=[.W111]/5" office:value-type="float" office:value="27930.9625917154" calcext:value-type="float">
            <text:p>27931</text:p>
          </table:table-cell>
          <table:table-cell table:style-name="ce107" table:formula="of:=100-(([.AV111]*100)/[.BD111])" office:value-type="float" office:value="37.3004820778796" calcext:value-type="float">
            <text:p>37</text:p>
          </table:table-cell>
          <table:table-cell table:style-name="ce209" office:value-type="float" office:value="254.633333333333" calcext:value-type="float">
            <text:p>255</text:p>
          </table:table-cell>
          <table:table-cell table:style-name="ce116" office:value-type="float" office:value="31479" calcext:value-type="float">
            <text:p>31479</text:p>
          </table:table-cell>
          <table:table-cell table:style-name="ce209" office:value-type="float" office:value="16546.61" calcext:value-type="float">
            <text:p>16547</text:p>
          </table:table-cell>
          <table:table-cell table:style-name="ce209" office:value-type="float" office:value="32201.67" calcext:value-type="float">
            <text:p>32202</text:p>
          </table:table-cell>
          <table:table-cell table:style-name="ce209" office:value-type="float" office:value="4407.06" calcext:value-type="float">
            <text:p>4407</text:p>
          </table:table-cell>
          <table:table-cell table:style-name="ce209" office:value-type="float" office:value="9938.81" calcext:value-type="float">
            <text:p>9939</text:p>
          </table:table-cell>
          <table:table-cell table:style-name="ce209" table:formula="of:=([.BJ111])/((([.BH111]+[.BI111])*1000)/1000000)" office:value-type="float" office:value="90.4044204226283" calcext:value-type="float">
            <text:p>90</text:p>
          </table:table-cell>
          <table:table-cell table:style-name="ce209" table:formula="of:=[.CH111]/[.O111]" office:value-type="float" office:value="44.5039034197942" calcext:value-type="float">
            <text:p>45</text:p>
          </table:table-cell>
          <table:table-cell table:style-name="ce116" office:value-type="float" office:value="108332" calcext:value-type="float">
            <text:p>108332</text:p>
          </table:table-cell>
          <table:table-cell table:style-name="ce116" office:value-type="float" office:value="50959" calcext:value-type="float">
            <text:p>50959</text:p>
          </table:table-cell>
          <table:table-cell table:style-name="ce116" office:value-type="float" office:value="53623" calcext:value-type="float">
            <text:p>53623</text:p>
          </table:table-cell>
          <table:table-cell table:style-name="ce116" office:value-type="float" office:value="3750" calcext:value-type="float">
            <text:p>3750</text:p>
          </table:table-cell>
          <table:table-cell table:style-name="ce116" office:value-type="float" office:value="222539" calcext:value-type="float">
            <text:p>222539</text:p>
          </table:table-cell>
          <table:table-cell table:style-name="ce116" office:value-type="float" office:value="71642" calcext:value-type="float">
            <text:p>71642</text:p>
          </table:table-cell>
          <table:table-cell table:style-name="ce116" office:value-type="float" office:value="5370" calcext:value-type="float">
            <text:p>5370</text:p>
          </table:table-cell>
          <table:table-cell table:style-name="ce116" office:value-type="float" office:value="53031" calcext:value-type="float">
            <text:p>53031</text:p>
          </table:table-cell>
          <table:table-cell table:style-name="ce259" office:value-type="float" office:value="172.450457121594" calcext:value-type="float">
            <text:p>172</text:p>
          </table:table-cell>
          <table:table-cell table:style-name="ce116" office:value-type="float" office:value="5718860600" calcext:value-type="float">
            <text:p>5718860600</text:p>
          </table:table-cell>
          <table:table-cell table:style-name="ce120" table:formula="of:=[.BW111]/[.BU111]" office:value-type="float" office:value="107839.953989176" calcext:value-type="float">
            <text:p>107840</text:p>
          </table:table-cell>
          <table:table-cell table:style-name="ce120" table:formula="of:=[.BX111]/[.BV111]" office:value-type="float" office:value="625.338754034957" calcext:value-type="float">
            <text:p>625</text:p>
          </table:table-cell>
          <table:table-cell table:style-name="ce116" office:value-type="float" office:value="211758" calcext:value-type="float">
            <text:p>211758</text:p>
          </table:table-cell>
          <table:table-cell table:style-name="ce259" office:value-type="float" office:value="97.0044419215245" calcext:value-type="float">
            <text:p>97</text:p>
          </table:table-cell>
          <table:table-cell table:style-name="ce116" office:value-type="float" office:value="12685046800" calcext:value-type="float">
            <text:p>12685046800</text:p>
          </table:table-cell>
          <table:table-cell table:style-name="ce81" table:formula="of:=[.CB111]/[.BZ111]" office:value-type="float" office:value="59903.5068332719" calcext:value-type="float">
            <text:p>59904</text:p>
          </table:table-cell>
          <table:table-cell table:style-name="ce81" table:formula="of:=[.CC111]/[.CA111]" office:value-type="float" office:value="617.533647394551" calcext:value-type="float">
            <text:p>618</text:p>
          </table:table-cell>
          <table:table-cell table:style-name="ce84" table:formula="of:=[.DT111]/(([.CD111]+[.BY111])/2)" office:value-type="float" office:value="2.8418041915949" calcext:value-type="float">
            <text:p>2.84</text:p>
          </table:table-cell>
          <table:table-cell table:style-name="ce83" table:formula="of:=[.CG111]-[.CG110]" office:value-type="float" office:value="4.07852955762512" calcext:value-type="float">
            <text:p>4.1</text:p>
          </table:table-cell>
          <table:table-cell table:style-name="ce82" office:value-type="float" office:value="88.998868525579" calcext:value-type="float">
            <text:p>89</text:p>
          </table:table-cell>
          <table:table-cell table:style-name="ce209" office:value-type="float" office:value="24569715" calcext:value-type="float">
            <text:p>24569715</text:p>
          </table:table-cell>
          <table:table-cell table:style-name="ce107" table:formula="of:=[.CH111]-[.CH110]" office:value-type="float" office:value="534749" calcext:value-type="float">
            <text:p>534749</text:p>
          </table:table-cell>
          <table:table-cell table:style-name="ce107" office:value-type="float" office:value="563631" calcext:value-type="float">
            <text:p>563631</text:p>
          </table:table-cell>
          <table:table-cell table:style-name="ce107" office:value-type="float" office:value="68587" calcext:value-type="float">
            <text:p>68587</text:p>
          </table:table-cell>
          <table:table-cell table:style-name="ce107" table:formula="of:=100-[.CM111]" office:value-type="float" office:value="89.1513686734639" calcext:value-type="float">
            <text:p>89</text:p>
          </table:table-cell>
          <table:table-cell table:style-name="ce107" table:formula="of:=([.CK111]*100)/([.CJ111]+[.CK111])" office:value-type="float" office:value="10.8486313265361" calcext:value-type="float">
            <text:p>11</text:p>
          </table:table-cell>
          <table:table-cell table:style-name="ce102" table:formula="of:=([.B111]/[.CH111])" office:value-type="float" office:value="1.85871101882948" calcext:value-type="float">
            <text:p>1.86</text:p>
          </table:table-cell>
          <table:table-cell table:style-name="ce102" office:value-type="float" office:value="2.68" calcext:value-type="float">
            <text:p>2.68</text:p>
          </table:table-cell>
          <table:table-cell table:style-name="ce102" table:formula="of:=([.CO111]-[.CN111])" office:value-type="float" office:value="0.821288981170518" calcext:value-type="float">
            <text:p>0.82</text:p>
          </table:table-cell>
          <table:table-cell table:style-name="ce138" table:formula="of:=([.CH111]*100/[.CH110])-100" office:value-type="float" office:value="2.22487936949859" calcext:value-type="float">
            <text:p>2.2</text:p>
          </table:table-cell>
          <table:table-cell table:style-name="ce101" table:formula="of:=AVERAGE([.$CQ$74:.CQ111])" office:value-type="float" office:value="2.22387568657207" calcext:value-type="float">
            <text:p>2.22</text:p>
          </table:table-cell>
          <table:table-cell table:style-name="ce104" table:formula="of:=([.B111]-[.B110])" office:value-type="float" office:value="884000" calcext:value-type="float">
            <text:p>884000</text:p>
          </table:table-cell>
          <table:table-cell table:style-name="ce34" table:formula="of:=([.B111]*100/[.B110])-100" office:value-type="float" office:value="1.97391925687745" calcext:value-type="float">
            <text:p>1.97</text:p>
          </table:table-cell>
          <table:table-cell table:style-name="ce209" table:formula="of:=[.CI111]-([.CS111]/2)" office:value-type="float" office:value="92749" calcext:value-type="float">
            <text:p>92749</text:p>
          </table:table-cell>
          <table:table-cell table:style-name="ce209" office:value-type="float" office:value="1890000" calcext:value-type="float">
            <text:p>1890000</text:p>
          </table:table-cell>
          <table:table-cell table:style-name="ce138" table:formula="of:=[.CV111]/[.CI111]" office:value-type="float" office:value="3.53436846071708" calcext:value-type="float">
            <text:p>3.5</text:p>
          </table:table-cell>
          <table:table-cell table:style-name="ce138" table:formula="of:=[.CV111]/[.B111]*100" office:value-type="float" office:value="4.13856529736358" calcext:value-type="float">
            <text:p>4.1</text:p>
          </table:table-cell>
          <table:table-cell table:style-name="ce209" office:value-type="float" office:value="42695.54" calcext:value-type="float">
            <text:p>42696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6" office:value-type="float" office:value="79.6" calcext:value-type="float">
            <text:p>79.6</text:p>
          </table:table-cell>
          <table:table-cell table:style-name="ce116" office:value-type="float" office:value="14.2" calcext:value-type="float">
            <text:p>14.2</text:p>
          </table:table-cell>
          <table:table-cell table:style-name="ce116" office:value-type="float" office:value="3.2" calcext:value-type="float">
            <text:p>3.2</text:p>
          </table:table-cell>
          <table:table-cell table:style-name="ce116" office:value-type="float" office:value="6.1" calcext:value-type="float">
            <text:p>6.1</text:p>
          </table:table-cell>
          <table:table-cell table:style-name="ce116" office:value-type="string" calcext:value-type="string">
            <text:p>null</text:p>
          </table:table-cell>
          <table:table-cell table:style-name="ce209" table:formula="of:=[.DJ111]*[.$DI$118]/[.$DJ$118]" office:value-type="float" office:value="108.108108108108" calcext:value-type="float">
            <text:p>108</text:p>
          </table:table-cell>
          <table:table-cell table:style-name="ce138" office:value-type="float" office:value="8" calcext:value-type="float">
            <text:p>8.0</text:p>
          </table:table-cell>
          <table:table-cell table:style-name="ce138" table:formula="of:=(([.DJ111]*100)/[.DJ110])-100" office:value-type="float" office:value="-5.32544378698223" calcext:value-type="float">
            <text:p>-5.3</text:p>
          </table:table-cell>
          <table:table-cell table:style-name="ce138" table:formula="of:=[.DQ111]/([.DJ111]*12)" office:value-type="float" office:value="20.6276041666667" calcext:value-type="float">
            <text:p>20.6</text:p>
          </table:table-cell>
          <table:table-cell table:style-name="ce138" table:formula="of:=100/[.DL111]" office:value-type="float" office:value="4.84787274334049" calcext:value-type="float">
            <text:p>4.8</text:p>
          </table:table-cell>
          <table:table-cell table:style-name="ce138" table:formula="of:=[.DQ111]/(([.DJ111]*12)*0.75)" office:value-type="float" office:value="27.5034722222222" calcext:value-type="float">
            <text:p>27.5</text:p>
          </table:table-cell>
          <table:table-cell table:style-name="ce138" table:formula="of:=100/[.DN111]" office:value-type="float" office:value="3.63590455750537" calcext:value-type="float">
            <text:p>3.6</text:p>
          </table:table-cell>
          <table:table-cell table:style-name="ce209" table:formula="of:=([.DS111]/[.DQ111])*100" office:value-type="float" office:value="40.3989395278374" calcext:value-type="float">
            <text:p>40</text:p>
          </table:table-cell>
          <table:table-cell table:style-name="ce209" table:formula="of:=AVERAGE([Quarterly.E6:.E9])" office:value-type="float" office:value="1980.25" calcext:value-type="float">
            <text:p>1980</text:p>
          </table:table-cell>
          <table:table-cell table:style-name="ce209" table:formula="of:=[.DQ111]*[.$DR$118]/[.$DQ$118]" office:value-type="float" office:value="128.643352100476" calcext:value-type="float">
            <text:p>129</text:p>
          </table:table-cell>
          <table:table-cell table:style-name="ce209" table:formula="of:=[.DJ111]*100" office:value-type="float" office:value="800" calcext:value-type="float">
            <text:p>800</text:p>
          </table:table-cell>
          <table:table-cell table:style-name="ce107" office:value-type="float" office:value="1766" calcext:value-type="float">
            <text:p>1766</text:p>
          </table:table-cell>
          <table:table-cell table:style-name="ce107" office:value-type="float" office:value="125.805" calcext:value-type="float">
            <text:p>126</text:p>
          </table:table-cell>
          <table:table-cell table:style-name="ce209" office:value-type="float" office:value="147.336" calcext:value-type="float">
            <text:p>147</text:p>
          </table:table-cell>
          <table:table-cell table:style-name="ce34" office:value-type="float" office:value="4.08" calcext:value-type="float">
            <text:p>4.08</text:p>
          </table:table-cell>
          <table:table-cell table:style-name="ce138" table:formula="of:=[.DX110]+[.DW111]" office:value-type="float" office:value="197.83" calcext:value-type="float">
            <text:p>197.8</text:p>
          </table:table-cell>
          <table:table-cell table:style-name="ce138" table:formula="of:=(([.DT111]*[.DW111])/100)+[.DY110]" office:value-type="float" office:value="764.31066525" calcext:value-type="float">
            <text:p>764.3</text:p>
          </table:table-cell>
          <table:table-cell table:style-name="ce138" table:formula="of:=[.DT111]-[.DY111]" office:value-type="float" office:value="1001.68933475" calcext:value-type="float">
            <text:p>1001.7</text:p>
          </table:table-cell>
          <table:table-cell table:style-name="ce138" table:formula="of:=[.DT111]/[.DX111]*[.$DX$88]" office:value-type="float" office:value="892.685639185159" calcext:value-type="float">
            <text:p>892.7</text:p>
          </table:table-cell>
          <table:table-cell table:style-name="ce138" table:formula="of:=[.DT111]-[.EA111]" office:value-type="float" office:value="873.314360814841" calcext:value-type="float">
            <text:p>873.3</text:p>
          </table:table-cell>
          <table:table-cell table:style-name="ce34" table:formula="of:=([.AH111]-[.AH110])" office:value-type="float" office:value="0.357454545454544" calcext:value-type="float">
            <text:p>0.36</text:p>
          </table:table-cell>
          <table:table-cell table:style-name="ce34" table:formula="of:=([.DT111]*100/[.DT110])-100" office:value-type="float" office:value="-1.36039064860012" calcext:value-type="float">
            <text:p>-1.36</text:p>
          </table:table-cell>
          <table:table-cell table:style-name="ce34" table:formula="of:=[.ED111]-[.DW111]" office:value-type="float" office:value="-5.44039064860012" calcext:value-type="float">
            <text:p>-5.44</text:p>
          </table:table-cell>
          <table:table-cell table:style-name="ce34" table:formula="of:=([.O111]*100/[.O110])-100" office:value-type="float" office:value="-28.7914355733265" calcext:value-type="float">
            <text:p>-28.79</text:p>
          </table:table-cell>
          <table:table-cell table:style-name="ce34" table:formula="of:=([.T111]*100/[.T110])-100" office:value-type="float" office:value="-32.4864192946912" calcext:value-type="float">
            <text:p>-32.49</text:p>
          </table:table-cell>
          <table:table-cell table:style-name="ce105" office:value-type="float" office:value="11.25" calcext:value-type="float">
            <text:p>11.3</text:p>
          </table:table-cell>
          <table:table-cell table:style-name="ce138" table:formula="of:=([.DO111]+[.ED111])" office:value-type="float" office:value="2.27551390890525" calcext:value-type="float">
            <text:p>2.3</text:p>
          </table:table-cell>
          <table:table-cell table:style-name="ce138" table:formula="of:=-0.06*(([.A111]-1963)^2)+8.5*([.A111]-1963)+140" office:value-type="float" office:value="401" calcext:value-type="float">
            <text:p>401.0</text:p>
          </table:table-cell>
          <table:table-cell table:style-name="ce138" table:formula="of:=[.EJ111]+50" office:value-type="float" office:value="451" calcext:value-type="float">
            <text:p>451.0</text:p>
          </table:table-cell>
          <table:table-cell table:style-name="ce138" table:formula="of:=[.EJ111]-50" office:value-type="float" office:value="351" calcext:value-type="float">
            <text:p>351.0</text:p>
          </table:table-cell>
          <table:table-cell table:style-name="ce138" table:formula="of:=[.EJ111]+100" office:value-type="float" office:value="501" calcext:value-type="float">
            <text:p>501.0</text:p>
          </table:table-cell>
          <table:table-cell table:style-name="ce138" table:formula="of:=[.EJ111]-100" office:value-type="float" office:value="301" calcext:value-type="float">
            <text:p>301.0</text:p>
          </table:table-cell>
          <table:table-cell table:style-name="ce138" table:formula="of:=-0.025*(([.A111]-1963)^2)+5.5*([.A111]-1963)+175" office:value-type="float" office:value="371.875" calcext:value-type="float">
            <text:p>371.9</text:p>
          </table:table-cell>
          <table:table-cell table:style-name="ce92" table:formula="of:=3.21286538461538*0.264172052" office:value-type="float" office:value="0.848749241453614" calcext:value-type="float">
            <text:p>0.85</text:p>
          </table:table-cell>
          <table:table-cell table:style-name="ce304" table:formula="of:=([.EP111]*100/[.EP110])-100" office:value-type="float" office:value="16.1112996472073" calcext:value-type="float">
            <text:p>16.1</text:p>
          </table:table-cell>
          <table:table-cell table:style-name="ce92" office:value-type="float" office:value="1.62" calcext:value-type="float">
            <text:p>1.62</text:p>
          </table:table-cell>
          <table:table-cell table:number-columns-repeated="876"/>
        </table:table-row>
        <table:table-row table:style-name="ro9">
          <table:table-cell table:style-name="ce158" office:value-type="float" office:value="2009" calcext:value-type="float">
            <text:p>2009</text:p>
          </table:table-cell>
          <table:table-cell table:style-name="ce13" office:value-type="float" office:value="46239000" calcext:value-type="float">
            <text:p>46239000</text:p>
          </table:table-cell>
          <table:table-cell table:style-name="ce209" office:value-type="float" office:value="19428733" calcext:value-type="float">
            <text:p>19428733</text:p>
          </table:table-cell>
          <table:table-cell table:style-name="ce209" office:value-type="float" office:value="24810150.917161" calcext:value-type="float">
            <text:p>24810151</text:p>
          </table:table-cell>
          <table:table-cell table:style-name="ce209" office:value-type="float" office:value="38051704.392754" calcext:value-type="float">
            <text:p>38051704</text:p>
          </table:table-cell>
          <table:table-cell table:style-name="ce107" table:formula="of:=[.C112]/26" office:value-type="float" office:value="747258.961538462" calcext:value-type="float">
            <text:p>747259</text:p>
          </table:table-cell>
          <table:table-cell table:style-name="ce107" table:formula="of:=[.F112]/2" office:value-type="float" office:value="373629.480769231" calcext:value-type="float">
            <text:p>373629</text:p>
          </table:table-cell>
          <table:table-cell table:style-name="ce209" table:formula="of:=[.G112]*1.5" office:value-type="float" office:value="560444.221153846" calcext:value-type="float">
            <text:p>560444</text:p>
          </table:table-cell>
          <table:table-cell table:style-name="ce209" office:value-type="float" office:value="816375" calcext:value-type="float">
            <text:p>816375</text:p>
          </table:table-cell>
          <table:table-cell table:style-name="ce209" table:formula="of:=[.I112]/2" office:value-type="float" office:value="408187.5" calcext:value-type="float">
            <text:p>408188</text:p>
          </table:table-cell>
          <table:table-cell table:style-name="ce209" office:value-type="float" office:value="764551" calcext:value-type="float">
            <text:p>764551</text:p>
          </table:table-cell>
          <table:table-cell table:style-name="ce209" table:formula="of:=[.K112]/2" office:value-type="float" office:value="382275.5" calcext:value-type="float">
            <text:p>382276</text:p>
          </table:table-cell>
          <table:table-cell table:style-name="ce209" office:value-type="float" office:value="638318" calcext:value-type="float">
            <text:p>638318</text:p>
          </table:table-cell>
          <table:table-cell table:style-name="ce209" table:formula="of:=[.M112]/2" office:value-type="float" office:value="319159" calcext:value-type="float">
            <text:p>319159</text:p>
          </table:table-cell>
          <table:table-cell table:style-name="ce116" office:value-type="float" office:value="413393" calcext:value-type="float">
            <text:p>413393</text:p>
          </table:table-cell>
          <table:table-cell table:style-name="ce116" office:value-type="float" office:value="122546" calcext:value-type="float">
            <text:p>122546</text:p>
          </table:table-cell>
          <table:table-cell table:style-name="ce116" office:value-type="float" office:value="22765" calcext:value-type="float">
            <text:p>22765</text:p>
          </table:table-cell>
          <table:table-cell table:style-name="ce116" office:value-type="float" office:value="7512" calcext:value-type="float">
            <text:p>7512</text:p>
          </table:table-cell>
          <table:table-cell table:style-name="ce116" office:value-type="float" office:value="200749" calcext:value-type="float">
            <text:p>200749</text:p>
          </table:table-cell>
          <table:table-cell table:style-name="ce116" office:value-type="float" office:value="650889" calcext:value-type="float">
            <text:p>650889</text:p>
          </table:table-cell>
          <table:table-cell table:style-name="ce116" office:value-type="float" office:value="360397" calcext:value-type="float">
            <text:p>360397</text:p>
          </table:table-cell>
          <table:table-cell table:style-name="ce122" office:value-type="float" office:value="76677074000" calcext:value-type="float">
            <text:p>7.7E+10</text:p>
          </table:table-cell>
          <table:table-cell table:style-name="ce107" table:formula="of:=[.V112]/[.T112]" office:value-type="float" office:value="117803.610139363" calcext:value-type="float">
            <text:p>117804</text:p>
          </table:table-cell>
          <table:table-cell table:style-name="ce116" office:value-type="float" office:value="70471" calcext:value-type="float">
            <text:p>70471</text:p>
          </table:table-cell>
          <table:table-cell table:style-name="ce116" office:value-type="float" office:value="27640" calcext:value-type="float">
            <text:p>27640</text:p>
          </table:table-cell>
          <table:table-cell table:style-name="ce34" table:formula="of:=[.X112]/[.Y112]" office:value-type="float" office:value="2.5496020260492" calcext:value-type="float">
            <text:p>2.55</text:p>
          </table:table-cell>
          <table:table-cell table:style-name="ce34" table:formula="of:=[.T112]/[.O112]" office:value-type="float" office:value="1.57450416431822" calcext:value-type="float">
            <text:p>1.57</text:p>
          </table:table-cell>
          <table:table-cell table:style-name="ce34" table:formula="of:=([.W112]*100)/([.DT112]*(([.CA112]*([.BZ112]/([.BU112]+[.BZ112])))+([.BV112]*([.BU112]/([.BU112]+[.BZ112])))))" office:value-type="float" office:value="58.1677346502355" calcext:value-type="float">
            <text:p>58.17</text:p>
          </table:table-cell>
          <table:table-cell table:style-name="ce103" table:formula="of:=(([.V112]*100/[.V111])-100)-[.DW112]" office:value-type="float" office:value="-34.0674060080624" calcext:value-type="float">
            <text:p>-34.07</text:p>
          </table:table-cell>
          <table:table-cell table:style-name="ce103" office:value-type="float" office:value="3.439" calcext:value-type="float">
            <text:p>3.44</text:p>
          </table:table-cell>
          <table:table-cell table:style-name="ce103" office:value-type="float" office:value="3.1" calcext:value-type="float">
            <text:p>3.10</text:p>
          </table:table-cell>
          <table:table-cell table:style-name="ce103" table:formula="of:=100-[.AE112]" office:value-type="float" office:value="96.9" calcext:value-type="float">
            <text:p>96.9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1.52664545454545" calcext:value-type="float">
            <text:p>1.53</text:p>
          </table:table-cell>
          <table:table-cell table:style-name="ce102" table:formula="of:=[.AD112]-[.AH112]" office:value-type="float" office:value="1.91235454545455" calcext:value-type="float">
            <text:p>1.91</text:p>
          </table:table-cell>
          <table:table-cell table:style-name="ce103" office:value-type="float" office:value="1.39483333333333" calcext:value-type="float">
            <text:p>1.39</text:p>
          </table:table-cell>
          <table:table-cell table:style-name="ce104" table:formula="of:=[.DT112]*100" office:value-type="float" office:value="169200" calcext:value-type="float">
            <text:p>169200</text:p>
          </table:table-cell>
          <table:table-cell table:style-name="ce104" table:formula="of:=([.DT112]*100)*[.AJ112]" office:value-type="float" office:value="236005.8" calcext:value-type="float">
            <text:p>236006</text:p>
          </table:table-cell>
          <table:table-cell table:style-name="ce123" office:value-type="float" office:value="9382249000000" calcext:value-type="float">
            <text:p>9.38E+12</text:p>
          </table:table-cell>
          <table:table-cell table:style-name="ce101" table:formula="of:=([.AM112]*100/[.AM111])-100" office:value-type="float" office:value="-0.4407042609229" calcext:value-type="float">
            <text:p>-0.44</text:p>
          </table:table-cell>
          <table:table-cell table:style-name="ce101" table:formula="of:=AVERAGE([.$AN$84:.AN112])" office:value-type="float" office:value="7.29399810071878" calcext:value-type="float">
            <text:p>7.29</text:p>
          </table:table-cell>
          <table:table-cell table:number-columns-repeated="2" table:style-name="ce106" office:value-type="string" calcext:value-type="string">
            <text:p>null</text:p>
          </table:table-cell>
          <table:table-cell table:style-name="ce106" office:value-type="float" office:value="702.8925" calcext:value-type="float">
            <text:p>703</text:p>
          </table:table-cell>
          <table:table-cell table:style-name="ce107" table:formula="of:=[.DT112]*100/[.AR112]" office:value-type="float" office:value="240.719597947055" calcext:value-type="float">
            <text:p>241</text:p>
          </table:table-cell>
          <table:table-cell table:style-name="ce140" office:value-type="float" office:value="-4.5211394287207" calcext:value-type="float">
            <text:p>-4.5</text:p>
          </table:table-cell>
          <table:table-cell table:style-name="ce119" office:value-type="float" office:value="655007000000" calcext:value-type="float">
            <text:p>6.55E+11</text:p>
          </table:table-cell>
          <table:table-cell table:style-name="ce107" table:formula="of:=[.AU112]/[.E112]" office:value-type="float" office:value="17213.6047636471" calcext:value-type="float">
            <text:p>17214</text:p>
          </table:table-cell>
          <table:table-cell table:style-name="ce107" table:formula="of:=[.AW111]*(1+([.DW112]/100))" office:value-type="float" office:value="15435.6822628415" calcext:value-type="float">
            <text:p>15436</text:p>
          </table:table-cell>
          <table:table-cell table:style-name="ce107" table:formula="of:=[.AV112]+(12*PMT([.AD112]/100/12;[.AG112]*12;([.AV112]*5)*-1))" office:value-type="float" office:value="22485.8727854249" calcext:value-type="float">
            <text:p>22486</text:p>
          </table:table-cell>
          <table:table-cell table:style-name="ce107" table:formula="of:=[.AY111]*(1+(([.DU112]-[.DU111])/100))" office:value-type="float" office:value="22613.0442246591" calcext:value-type="float">
            <text:p>22613</text:p>
          </table:table-cell>
          <table:table-cell table:style-name="ce107" table:formula="of:=(([.AY112]+([.AW112]-[.AV112])+([.AX112]-[.AV112]))-[.AV112])+[.$AV$102]" office:value-type="float" office:value="20426.7732680739" calcext:value-type="float">
            <text:p>20427</text:p>
          </table:table-cell>
          <table:table-cell table:style-name="ce107" table:formula="of:=[.AZ112]*[.$BA$102]/[.$AZ$102]" office:value-type="float" office:value="130.534121226705" calcext:value-type="float">
            <text:p>131</text:p>
          </table:table-cell>
          <table:table-cell table:style-name="ce107" table:formula="of:=[.AV112]*[.$BB$102]/[.$AV$102]" office:value-type="float" office:value="76.1202405802201" calcext:value-type="float">
            <text:p>76</text:p>
          </table:table-cell>
          <table:table-cell table:style-name="ce107" table:formula="of:=[.DU112]-[.BB112]" office:value-type="float" office:value="45.9247594197799" calcext:value-type="float">
            <text:p>46</text:p>
          </table:table-cell>
          <table:table-cell table:style-name="ce107" table:formula="of:=[.W112]/5" office:value-type="float" office:value="23560.7220278726" calcext:value-type="float">
            <text:p>23561</text:p>
          </table:table-cell>
          <table:table-cell table:style-name="ce107" table:formula="of:=100-(([.AV112]*100)/[.BD112])" office:value-type="float" office:value="26.9394004849124" calcext:value-type="float">
            <text:p>27</text:p>
          </table:table-cell>
          <table:table-cell table:style-name="ce209" office:value-type="float" office:value="239.025" calcext:value-type="float">
            <text:p>239</text:p>
          </table:table-cell>
          <table:table-cell table:style-name="ce116" office:value-type="float" office:value="22656" calcext:value-type="float">
            <text:p>22656</text:p>
          </table:table-cell>
          <table:table-cell table:style-name="ce209" office:value-type="float" office:value="9002.43" calcext:value-type="float">
            <text:p>9002</text:p>
          </table:table-cell>
          <table:table-cell table:style-name="ce209" office:value-type="float" office:value="21931.48" calcext:value-type="float">
            <text:p>21931</text:p>
          </table:table-cell>
          <table:table-cell table:style-name="ce209" office:value-type="float" office:value="4695.11" calcext:value-type="float">
            <text:p>4695</text:p>
          </table:table-cell>
          <table:table-cell table:style-name="ce209" office:value-type="float" office:value="10499.24" calcext:value-type="float">
            <text:p>10499</text:p>
          </table:table-cell>
          <table:table-cell table:style-name="ce209" table:formula="of:=([.BJ112])/((([.BH112]+[.BI112])*1000)/1000000)" office:value-type="float" office:value="151.778743779884" calcext:value-type="float">
            <text:p>152</text:p>
          </table:table-cell>
          <table:table-cell table:style-name="ce209" table:formula="of:=[.CH112]/[.O112]" office:value-type="float" office:value="60.2528973640096" calcext:value-type="float">
            <text:p>60</text:p>
          </table:table-cell>
          <table:table-cell table:style-name="ce116" office:value-type="float" office:value="89108" calcext:value-type="float">
            <text:p>89108</text:p>
          </table:table-cell>
          <table:table-cell table:style-name="ce116" office:value-type="float" office:value="31595" calcext:value-type="float">
            <text:p>31595</text:p>
          </table:table-cell>
          <table:table-cell table:style-name="ce116" office:value-type="float" office:value="55012" calcext:value-type="float">
            <text:p>55012</text:p>
          </table:table-cell>
          <table:table-cell table:style-name="ce116" office:value-type="float" office:value="2501" calcext:value-type="float">
            <text:p>2501</text:p>
          </table:table-cell>
          <table:table-cell table:style-name="ce116" office:value-type="float" office:value="86219" calcext:value-type="float">
            <text:p>86219</text:p>
          </table:table-cell>
          <table:table-cell table:style-name="ce116" office:value-type="float" office:value="55323" calcext:value-type="float">
            <text:p>55323</text:p>
          </table:table-cell>
          <table:table-cell table:style-name="ce116" office:value-type="float" office:value="5098" calcext:value-type="float">
            <text:p>5098</text:p>
          </table:table-cell>
          <table:table-cell table:style-name="ce116" office:value-type="float" office:value="27072" calcext:value-type="float">
            <text:p>27072</text:p>
          </table:table-cell>
          <table:table-cell table:style-name="ce259" office:value-type="float" office:value="183.242478359652" calcext:value-type="float">
            <text:p>183</text:p>
          </table:table-cell>
          <table:table-cell table:style-name="ce116" office:value-type="float" office:value="3199472400" calcext:value-type="float">
            <text:p>3199472400</text:p>
          </table:table-cell>
          <table:table-cell table:style-name="ce120" table:formula="of:=[.BW112]/[.BU112]" office:value-type="float" office:value="118183.820921986" calcext:value-type="float">
            <text:p>118184</text:p>
          </table:table-cell>
          <table:table-cell table:style-name="ce120" table:formula="of:=[.BX112]/[.BV112]" office:value-type="float" office:value="644.958647033933" calcext:value-type="float">
            <text:p>645</text:p>
          </table:table-cell>
          <table:table-cell table:style-name="ce116" office:value-type="float" office:value="83750" calcext:value-type="float">
            <text:p>83750</text:p>
          </table:table-cell>
          <table:table-cell table:style-name="ce259" office:value-type="float" office:value="99.1534496268236" calcext:value-type="float">
            <text:p>99</text:p>
          </table:table-cell>
          <table:table-cell table:style-name="ce116" office:value-type="float" office:value="5318232000" calcext:value-type="float">
            <text:p>5318232000</text:p>
          </table:table-cell>
          <table:table-cell table:style-name="ce81" table:formula="of:=[.CB112]/[.BZ112]" office:value-type="float" office:value="63501.2776119403" calcext:value-type="float">
            <text:p>63501</text:p>
          </table:table-cell>
          <table:table-cell table:style-name="ce81" table:formula="of:=[.CC112]/[.CA112]" office:value-type="float" office:value="640.434375716985" calcext:value-type="float">
            <text:p>640</text:p>
          </table:table-cell>
          <table:table-cell table:style-name="ce84" table:formula="of:=[.DT112]/(([.CD112]+[.BY112])/2)" office:value-type="float" office:value="2.6326578253535" calcext:value-type="float">
            <text:p>2.63</text:p>
          </table:table-cell>
          <table:table-cell table:style-name="ce83" table:formula="of:=[.CG112]-[.CG111]" office:value-type="float" office:value="-0.47648921956619" calcext:value-type="float">
            <text:p>-0.5</text:p>
          </table:table-cell>
          <table:table-cell table:style-name="ce82" office:value-type="float" office:value="88.5223793060128" calcext:value-type="float">
            <text:p>89</text:p>
          </table:table-cell>
          <table:table-cell table:style-name="ce209" office:value-type="float" office:value="24908126" calcext:value-type="float">
            <text:p>24908126</text:p>
          </table:table-cell>
          <table:table-cell table:style-name="ce107" table:formula="of:=[.CH112]-[.CH111]" office:value-type="float" office:value="338411" calcext:value-type="float">
            <text:p>338411</text:p>
          </table:table-cell>
          <table:table-cell table:style-name="ce107" office:value-type="float" office:value="356555" calcext:value-type="float">
            <text:p>356555</text:p>
          </table:table-cell>
          <table:table-cell table:style-name="ce107" office:value-type="float" office:value="67904" calcext:value-type="float">
            <text:p>67904</text:p>
          </table:table-cell>
          <table:table-cell table:style-name="ce107" table:formula="of:=100-[.CM112]" office:value-type="float" office:value="84.0022240075013" calcext:value-type="float">
            <text:p>84</text:p>
          </table:table-cell>
          <table:table-cell table:style-name="ce107" table:formula="of:=([.CK112]*100)/([.CJ112]+[.CK112])" office:value-type="float" office:value="15.9977759924987" calcext:value-type="float">
            <text:p>16</text:p>
          </table:table-cell>
          <table:table-cell table:style-name="ce102" table:formula="of:=([.B112]/[.CH112])" office:value-type="float" office:value="1.85638213007273" calcext:value-type="float">
            <text:p>1.86</text:p>
          </table:table-cell>
          <table:table-cell table:style-name="ce102" office:value-type="float" office:value="2.66" calcext:value-type="float">
            <text:p>2.66</text:p>
          </table:table-cell>
          <table:table-cell table:style-name="ce102" table:formula="of:=([.CO112]-[.CN112])" office:value-type="float" office:value="0.803617869927268" calcext:value-type="float">
            <text:p>0.80</text:p>
          </table:table-cell>
          <table:table-cell table:style-name="ce138" table:formula="of:=([.CH112]*100/[.CH111])-100" office:value-type="float" office:value="1.37735012392288" calcext:value-type="float">
            <text:p>1.4</text:p>
          </table:table-cell>
          <table:table-cell table:style-name="ce101" table:formula="of:=AVERAGE([.$CQ$74:.CQ112])" office:value-type="float" office:value="2.2021699029144" calcext:value-type="float">
            <text:p>2.20</text:p>
          </table:table-cell>
          <table:table-cell table:style-name="ce104" table:formula="of:=([.B112]-[.B111])" office:value-type="float" office:value="571000" calcext:value-type="float">
            <text:p>571000</text:p>
          </table:table-cell>
          <table:table-cell table:style-name="ce34" table:formula="of:=([.B112]*100/[.B111])-100" office:value-type="float" office:value="1.25032845756328" calcext:value-type="float">
            <text:p>1.25</text:p>
          </table:table-cell>
          <table:table-cell table:style-name="ce209" table:formula="of:=[.CI112]-([.CS112]/2)" office:value-type="float" office:value="52911" calcext:value-type="float">
            <text:p>52911</text:p>
          </table:table-cell>
          <table:table-cell table:style-name="ce209" office:value-type="float" office:value="2460000" calcext:value-type="float">
            <text:p>2460000</text:p>
          </table:table-cell>
          <table:table-cell table:style-name="ce138" table:formula="of:=[.CV112]/[.CI112]" office:value-type="float" office:value="7.26926725195103" calcext:value-type="float">
            <text:p>7.3</text:p>
          </table:table-cell>
          <table:table-cell table:style-name="ce138" table:formula="of:=[.CV112]/[.B112]*100" office:value-type="float" office:value="5.32018426004023" calcext:value-type="float">
            <text:p>5.3</text:p>
          </table:table-cell>
          <table:table-cell table:style-name="ce209" office:value-type="float" office:value="28911.14" calcext:value-type="float">
            <text:p>28911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116" office:value-type="float" office:value="79.3" calcext:value-type="float">
            <text:p>79.3</text:p>
          </table:table-cell>
          <table:table-cell table:style-name="ce116" office:value-type="float" office:value="14.6" calcext:value-type="float">
            <text:p>14.6</text:p>
          </table:table-cell>
          <table:table-cell table:style-name="ce116" office:value-type="float" office:value="3.3" calcext:value-type="float">
            <text:p>3.3</text:p>
          </table:table-cell>
          <table:table-cell table:style-name="ce116" office:value-type="float" office:value="6.1" calcext:value-type="float">
            <text:p>6.1</text:p>
          </table:table-cell>
          <table:table-cell table:style-name="ce116" office:value-type="string" calcext:value-type="string">
            <text:p>null</text:p>
          </table:table-cell>
          <table:table-cell table:style-name="ce209" table:formula="of:=[.DJ112]*[.$DI$118]/[.$DJ$118]" office:value-type="float" office:value="103.378378378378" calcext:value-type="float">
            <text:p>103</text:p>
          </table:table-cell>
          <table:table-cell table:style-name="ce138" office:value-type="float" office:value="7.65" calcext:value-type="float">
            <text:p>7.7</text:p>
          </table:table-cell>
          <table:table-cell table:style-name="ce138" table:formula="of:=(([.DJ112]*100)/[.DJ111])-100" office:value-type="float" office:value="-4.375" calcext:value-type="float">
            <text:p>-4.4</text:p>
          </table:table-cell>
          <table:table-cell table:style-name="ce138" table:formula="of:=[.DQ112]/([.DJ112]*12)" office:value-type="float" office:value="20.6871822803195" calcext:value-type="float">
            <text:p>20.7</text:p>
          </table:table-cell>
          <table:table-cell table:style-name="ce138" table:formula="of:=100/[.DL112]" office:value-type="float" office:value="4.8339110974593" calcext:value-type="float">
            <text:p>4.8</text:p>
          </table:table-cell>
          <table:table-cell table:style-name="ce138" table:formula="of:=[.DQ112]/(([.DJ112]*12)*0.75)" office:value-type="float" office:value="27.5829097070927" calcext:value-type="float">
            <text:p>27.6</text:p>
          </table:table-cell>
          <table:table-cell table:style-name="ce138" table:formula="of:=100/[.DN112]" office:value-type="float" office:value="3.62543332309448" calcext:value-type="float">
            <text:p>3.6</text:p>
          </table:table-cell>
          <table:table-cell table:style-name="ce209" table:formula="of:=([.DS112]/[.DQ112])*100" office:value-type="float" office:value="40.2825924788275" calcext:value-type="float">
            <text:p>40</text:p>
          </table:table-cell>
          <table:table-cell table:style-name="ce209" table:formula="of:=AVERAGE([Quarterly.E10:.E13])" office:value-type="float" office:value="1899.08333333333" calcext:value-type="float">
            <text:p>1899</text:p>
          </table:table-cell>
          <table:table-cell table:style-name="ce209" table:formula="of:=[.DQ112]*[.$DR$118]/[.$DQ$118]" office:value-type="float" office:value="123.370506712863" calcext:value-type="float">
            <text:p>123</text:p>
          </table:table-cell>
          <table:table-cell table:style-name="ce209" table:formula="of:=[.DJ112]*100" office:value-type="float" office:value="765" calcext:value-type="float">
            <text:p>765</text:p>
          </table:table-cell>
          <table:table-cell table:style-name="ce107" office:value-type="float" office:value="1692" calcext:value-type="float">
            <text:p>1692</text:p>
          </table:table-cell>
          <table:table-cell table:style-name="ce107" office:value-type="float" office:value="122.045" calcext:value-type="float">
            <text:p>122</text:p>
          </table:table-cell>
          <table:table-cell table:style-name="ce107" office:value-type="float" office:value="137.483" calcext:value-type="float">
            <text:p>137</text:p>
          </table:table-cell>
          <table:table-cell table:style-name="ce34" office:value-type="float" office:value="-0.29" calcext:value-type="float">
            <text:p>-0.29</text:p>
          </table:table-cell>
          <table:table-cell table:style-name="ce138" table:formula="of:=[.DX111]+[.DW112]" office:value-type="float" office:value="197.54" calcext:value-type="float">
            <text:p>197.5</text:p>
          </table:table-cell>
          <table:table-cell table:style-name="ce138" table:formula="of:=(([.DT112]*[.DW112])/100)+[.DY111]" office:value-type="float" office:value="759.40386525" calcext:value-type="float">
            <text:p>759.4</text:p>
          </table:table-cell>
          <table:table-cell table:style-name="ce138" table:formula="of:=[.DT112]-[.DY112]" office:value-type="float" office:value="932.59613475" calcext:value-type="float">
            <text:p>932.6</text:p>
          </table:table-cell>
          <table:table-cell table:style-name="ce138" table:formula="of:=[.DT112]/[.DX112]*[.$DX$88]" office:value-type="float" office:value="856.535385238433" calcext:value-type="float">
            <text:p>856.5</text:p>
          </table:table-cell>
          <table:table-cell table:style-name="ce138" table:formula="of:=[.DT112]-[.EA112]" office:value-type="float" office:value="835.464614761567" calcext:value-type="float">
            <text:p>835.5</text:p>
          </table:table-cell>
          <table:table-cell table:style-name="ce34" table:formula="of:=([.AH112]-[.AH111])" office:value-type="float" office:value="-3.31551818181818" calcext:value-type="float">
            <text:p>-3.32</text:p>
          </table:table-cell>
          <table:table-cell table:style-name="ce34" table:formula="of:=([.DT112]*100/[.DT111])-100" office:value-type="float" office:value="-4.19026047565119" calcext:value-type="float">
            <text:p>-4.19</text:p>
          </table:table-cell>
          <table:table-cell table:style-name="ce34" table:formula="of:=[.ED112]-[.DW112]" office:value-type="float" office:value="-3.90026047565119" calcext:value-type="float">
            <text:p>-3.90</text:p>
          </table:table-cell>
          <table:table-cell table:style-name="ce34" table:formula="of:=([.O112]*100/[.O111])-100" office:value-type="float" office:value="-25.1208158237936" calcext:value-type="float">
            <text:p>-25.12</text:p>
          </table:table-cell>
          <table:table-cell table:style-name="ce34" table:formula="of:=([.T112]*100/[.T111])-100" office:value-type="float" office:value="-22.1814664659698" calcext:value-type="float">
            <text:p>-22.18</text:p>
          </table:table-cell>
          <table:table-cell table:style-name="ce105" office:value-type="float" office:value="17.86" calcext:value-type="float">
            <text:p>17.9</text:p>
          </table:table-cell>
          <table:table-cell table:style-name="ce138" table:formula="of:=([.DO112]+[.ED112])" office:value-type="float" office:value="-0.564827152556711" calcext:value-type="float">
            <text:p>-0.6</text:p>
          </table:table-cell>
          <table:table-cell table:style-name="ce138" table:formula="of:=-0.06*(([.A112]-1963)^2)+8.5*([.A112]-1963)+140" office:value-type="float" office:value="404.04" calcext:value-type="float">
            <text:p>404.0</text:p>
          </table:table-cell>
          <table:table-cell table:style-name="ce138" table:formula="of:=[.EJ112]+50" office:value-type="float" office:value="454.04" calcext:value-type="float">
            <text:p>454.0</text:p>
          </table:table-cell>
          <table:table-cell table:style-name="ce138" table:formula="of:=[.EJ112]-50" office:value-type="float" office:value="354.04" calcext:value-type="float">
            <text:p>354.0</text:p>
          </table:table-cell>
          <table:table-cell table:style-name="ce138" table:formula="of:=[.EJ112]+100" office:value-type="float" office:value="504.04" calcext:value-type="float">
            <text:p>504.0</text:p>
          </table:table-cell>
          <table:table-cell table:style-name="ce138" table:formula="of:=[.EJ112]-100" office:value-type="float" office:value="304.04" calcext:value-type="float">
            <text:p>304.0</text:p>
          </table:table-cell>
          <table:table-cell table:style-name="ce138" table:formula="of:=-0.025*(([.A112]-1963)^2)+5.5*([.A112]-1963)+175" office:value-type="float" office:value="375.1" calcext:value-type="float">
            <text:p>375.1</text:p>
          </table:table-cell>
          <table:table-cell table:style-name="ce92" table:formula="of:=2.3145*0.264172052" office:value-type="float" office:value="0.611426214354" calcext:value-type="float">
            <text:p>0.61</text:p>
          </table:table-cell>
          <table:table-cell table:style-name="ce304" table:formula="of:=([.EP112]*100/[.EP111])-100" office:value-type="float" office:value="-27.9615009367386" calcext:value-type="float">
            <text:p>-28.0</text:p>
          </table:table-cell>
          <table:table-cell table:style-name="ce92" office:value-type="float" office:value="1.35717283333333" calcext:value-type="float">
            <text:p>1.36</text:p>
          </table:table-cell>
          <table:table-cell table:number-columns-repeated="876"/>
        </table:table-row>
        <table:table-row table:style-name="ro9">
          <table:table-cell table:style-name="ce158" office:value-type="float" office:value="2010" calcext:value-type="float">
            <text:p>2010</text:p>
          </table:table-cell>
          <table:table-cell table:style-name="ce13" office:value-type="float" office:value="46486000" calcext:value-type="float">
            <text:p>46486000</text:p>
          </table:table-cell>
          <table:table-cell table:style-name="ce209" office:value-type="float" office:value="19403020" calcext:value-type="float">
            <text:p>19403020</text:p>
          </table:table-cell>
          <table:table-cell table:style-name="ce209" office:value-type="float" office:value="24881374.896898" calcext:value-type="float">
            <text:p>24881375</text:p>
          </table:table-cell>
          <table:table-cell table:style-name="ce209" office:value-type="float" office:value="38223381.611099" calcext:value-type="float">
            <text:p>38223382</text:p>
          </table:table-cell>
          <table:table-cell table:style-name="ce107" table:formula="of:=[.C113]/26" office:value-type="float" office:value="746270" calcext:value-type="float">
            <text:p>746270</text:p>
          </table:table-cell>
          <table:table-cell table:style-name="ce107" table:formula="of:=[.F113]/2" office:value-type="float" office:value="373135" calcext:value-type="float">
            <text:p>373135</text:p>
          </table:table-cell>
          <table:table-cell table:style-name="ce209" table:formula="of:=[.G113]*1.5" office:value-type="float" office:value="559702.5" calcext:value-type="float">
            <text:p>559703</text:p>
          </table:table-cell>
          <table:table-cell table:style-name="ce209" office:value-type="float" office:value="779876" calcext:value-type="float">
            <text:p>779876</text:p>
          </table:table-cell>
          <table:table-cell table:style-name="ce209" table:formula="of:=[.I113]/2" office:value-type="float" office:value="389938" calcext:value-type="float">
            <text:p>389938</text:p>
          </table:table-cell>
          <table:table-cell table:style-name="ce209" office:value-type="float" office:value="771872" calcext:value-type="float">
            <text:p>771872</text:p>
          </table:table-cell>
          <table:table-cell table:style-name="ce209" table:formula="of:=[.K113]/2" office:value-type="float" office:value="385936" calcext:value-type="float">
            <text:p>385936</text:p>
          </table:table-cell>
          <table:table-cell table:style-name="ce209" office:value-type="float" office:value="652384" calcext:value-type="float">
            <text:p>652384</text:p>
          </table:table-cell>
          <table:table-cell table:style-name="ce209" table:formula="of:=[.M113]/2" office:value-type="float" office:value="326192" calcext:value-type="float">
            <text:p>326192</text:p>
          </table:table-cell>
          <table:table-cell table:style-name="ce116" office:value-type="float" office:value="439591" calcext:value-type="float">
            <text:p>439591</text:p>
          </table:table-cell>
          <table:table-cell table:style-name="ce116" office:value-type="float" office:value="132407" calcext:value-type="float">
            <text:p>132407</text:p>
          </table:table-cell>
          <table:table-cell table:style-name="ce116" office:value-type="float" office:value="21986" calcext:value-type="float">
            <text:p>21986</text:p>
          </table:table-cell>
          <table:table-cell table:style-name="ce116" office:value-type="float" office:value="5885" calcext:value-type="float">
            <text:p>5885</text:p>
          </table:table-cell>
          <table:table-cell table:style-name="ce116" office:value-type="float" office:value="194221" calcext:value-type="float">
            <text:p>194221</text:p>
          </table:table-cell>
          <table:table-cell table:style-name="ce116" office:value-type="float" office:value="607535" calcext:value-type="float">
            <text:p>607535</text:p>
          </table:table-cell>
          <table:table-cell table:style-name="ce116" office:value-type="float" office:value="370543" calcext:value-type="float">
            <text:p>370543</text:p>
          </table:table-cell>
          <table:table-cell table:style-name="ce122" office:value-type="float" office:value="71041231000" calcext:value-type="float">
            <text:p>7.1E+10</text:p>
          </table:table-cell>
          <table:table-cell table:style-name="ce107" table:formula="of:=[.V113]/[.T113]" office:value-type="float" office:value="116933.561029406" calcext:value-type="float">
            <text:p>116934</text:p>
          </table:table-cell>
          <table:table-cell table:style-name="ce116" office:value-type="float" office:value="57697" calcext:value-type="float">
            <text:p>57697</text:p>
          </table:table-cell>
          <table:table-cell table:style-name="ce116" office:value-type="float" office:value="23852" calcext:value-type="float">
            <text:p>23852</text:p>
          </table:table-cell>
          <table:table-cell table:style-name="ce34" table:formula="of:=[.X113]/[.Y113]" office:value-type="float" office:value="2.41895857789703" calcext:value-type="float">
            <text:p>2.42</text:p>
          </table:table-cell>
          <table:table-cell table:style-name="ce34" table:formula="of:=[.T113]/[.O113]" office:value-type="float" office:value="1.38204603824919" calcext:value-type="float">
            <text:p>1.38</text:p>
          </table:table-cell>
          <table:table-cell table:style-name="ce34" table:formula="of:=([.W113]*100)/([.DT113]*(([.CA113]*([.BZ113]/([.BU113]+[.BZ113])))+([.BV113]*([.BU113]/([.BU113]+[.BZ113])))))" office:value-type="float" office:value="56.6497166788065" calcext:value-type="float">
            <text:p>56.65</text:p>
          </table:table-cell>
          <table:table-cell table:style-name="ce103" table:formula="of:=(([.V113]*100/[.V112])-100)-[.DW113]" office:value-type="float" office:value="-9.15010180487586" calcext:value-type="float">
            <text:p>-9.15</text:p>
          </table:table-cell>
          <table:table-cell table:style-name="ce103" office:value-type="float" office:value="2.77" calcext:value-type="float">
            <text:p>2.77</text:p>
          </table:table-cell>
          <table:table-cell table:style-name="ce103" office:value-type="float" office:value="2.7" calcext:value-type="float">
            <text:p>2.70</text:p>
          </table:table-cell>
          <table:table-cell table:style-name="ce103" table:formula="of:=100-[.AE113]" office:value-type="float" office:value="97.3" calcext:value-type="float">
            <text:p>97.3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1.36118181818182" calcext:value-type="float">
            <text:p>1.36</text:p>
          </table:table-cell>
          <table:table-cell table:style-name="ce102" table:formula="of:=[.AD113]-[.AH113]" office:value-type="float" office:value="1.40881818181818" calcext:value-type="float">
            <text:p>1.41</text:p>
          </table:table-cell>
          <table:table-cell table:style-name="ce103" office:value-type="float" office:value="1.32098333333333" calcext:value-type="float">
            <text:p>1.32</text:p>
          </table:table-cell>
          <table:table-cell table:style-name="ce104" table:formula="of:=[.DT113]*100" office:value-type="float" office:value="166200" calcext:value-type="float">
            <text:p>166200</text:p>
          </table:table-cell>
          <table:table-cell table:style-name="ce104" table:formula="of:=([.DT113]*100)*[.AJ113]" office:value-type="float" office:value="219547.43" calcext:value-type="float">
            <text:p>219547</text:p>
          </table:table-cell>
          <table:table-cell table:style-name="ce123" office:value-type="float" office:value="9320772000000" calcext:value-type="float">
            <text:p>9.32E+12</text:p>
          </table:table-cell>
          <table:table-cell table:style-name="ce101" table:formula="of:=([.AM113]*100/[.AM112])-100" office:value-type="float" office:value="-0.655248011430942" calcext:value-type="float">
            <text:p>-0.66</text:p>
          </table:table-cell>
          <table:table-cell table:style-name="ce101" table:formula="of:=AVERAGE([.$AN$84:.AN113])" office:value-type="float" office:value="7.02902323031378" calcext:value-type="float">
            <text:p>7.03</text:p>
          </table:table-cell>
          <table:table-cell table:style-name="ce105" office:value-type="float" office:value="0.0816666666666667" calcext:value-type="float">
            <text:p>0.1</text:p>
          </table:table-cell>
          <table:table-cell table:style-name="ce106" table:formula="of:=[.DT113]*100/[.AP113]" office:value-type="float" office:value="2035102.04081633" calcext:value-type="float">
            <text:p>2035102</text:p>
          </table:table-cell>
          <table:table-cell table:style-name="ce106" office:value-type="float" office:value="934.4525" calcext:value-type="float">
            <text:p>934</text:p>
          </table:table-cell>
          <table:table-cell table:style-name="ce107" table:formula="of:=[.DT113]*100/[.AR113]" office:value-type="float" office:value="177.858157584254" calcext:value-type="float">
            <text:p>178</text:p>
          </table:table-cell>
          <table:table-cell table:style-name="ce140" office:value-type="float" office:value="2.18067878817527" calcext:value-type="float">
            <text:p>2.2</text:p>
          </table:table-cell>
          <table:table-cell table:style-name="ce119" office:value-type="float" office:value="657840000000" calcext:value-type="float">
            <text:p>6.58E+11</text:p>
          </table:table-cell>
          <table:table-cell table:style-name="ce107" table:formula="of:=[.AU113]/[.E113]" office:value-type="float" office:value="17210.4081918535" calcext:value-type="float">
            <text:p>17210</text:p>
          </table:table-cell>
          <table:table-cell table:style-name="ce107" table:formula="of:=[.AW112]*(1+([.DW113]/100))" office:value-type="float" office:value="15713.5245435727" calcext:value-type="float">
            <text:p>15714</text:p>
          </table:table-cell>
          <table:table-cell table:style-name="ce107" table:formula="of:=[.AV113]+(12*PMT([.AD113]/100/12;[.AG113]*12;([.AV113]*5)*-1))" office:value-type="float" office:value="22122.8096242429" calcext:value-type="float">
            <text:p>22123</text:p>
          </table:table-cell>
          <table:table-cell table:style-name="ce107" table:formula="of:=[.AY112]*(1+(([.DU113]-[.DU112])/100))" office:value-type="float" office:value="21064.6160213756" calcext:value-type="float">
            <text:p>21065</text:p>
          </table:table-cell>
          <table:table-cell table:style-name="ce107" table:formula="of:=(([.AY113]+([.AW113]-[.AV113])+([.AX113]-[.AV113]))-[.AV113])+[.$AV$102]" office:value-type="float" office:value="18802.7138997203" calcext:value-type="float">
            <text:p>18803</text:p>
          </table:table-cell>
          <table:table-cell table:style-name="ce107" table:formula="of:=[.AZ113]*[.$BA$102]/[.$AZ$102]" office:value-type="float" office:value="120.155822134338" calcext:value-type="float">
            <text:p>120</text:p>
          </table:table-cell>
          <table:table-cell table:style-name="ce107" table:formula="of:=[.AV113]*[.$BB$102]/[.$AV$102]" office:value-type="float" office:value="76.1061050277138" calcext:value-type="float">
            <text:p>76</text:p>
          </table:table-cell>
          <table:table-cell table:style-name="ce107" table:formula="of:=[.DU113]-[.BB113]" office:value-type="float" office:value="39.0913949722862" calcext:value-type="float">
            <text:p>39</text:p>
          </table:table-cell>
          <table:table-cell table:style-name="ce107" table:formula="of:=[.W113]/5" office:value-type="float" office:value="23386.7122058811" calcext:value-type="float">
            <text:p>23387</text:p>
          </table:table-cell>
          <table:table-cell table:style-name="ce107" table:formula="of:=100-(([.AV113]*100)/[.BD113])" office:value-type="float" office:value="26.4094583268292" calcext:value-type="float">
            <text:p>26</text:p>
          </table:table-cell>
          <table:table-cell table:style-name="ce209" office:value-type="float" office:value="208.475" calcext:value-type="float">
            <text:p>208</text:p>
          </table:table-cell>
          <table:table-cell table:style-name="ce116" office:value-type="float" office:value="21220" calcext:value-type="float">
            <text:p>21220</text:p>
          </table:table-cell>
          <table:table-cell table:style-name="ce209" office:value-type="float" office:value="6569.31" calcext:value-type="float">
            <text:p>6569</text:p>
          </table:table-cell>
          <table:table-cell table:style-name="ce209" office:value-type="float" office:value="17108.22" calcext:value-type="float">
            <text:p>17108</text:p>
          </table:table-cell>
          <table:table-cell table:style-name="ce209" office:value-type="float" office:value="4788.91" calcext:value-type="float">
            <text:p>4789</text:p>
          </table:table-cell>
          <table:table-cell table:style-name="ce209" office:value-type="float" office:value="10738.58" calcext:value-type="float">
            <text:p>10739</text:p>
          </table:table-cell>
          <table:table-cell table:style-name="ce209" table:formula="of:=([.BJ113])/((([.BH113]+[.BI113])*1000)/1000000)" office:value-type="float" office:value="202.255471748954" calcext:value-type="float">
            <text:p>202</text:p>
          </table:table-cell>
          <table:table-cell table:style-name="ce209" table:formula="of:=[.CH113]/[.O113]" office:value-type="float" office:value="57.1127502610381" calcext:value-type="float">
            <text:p>57</text:p>
          </table:table-cell>
          <table:table-cell table:style-name="ce116" office:value-type="float" office:value="89788" calcext:value-type="float">
            <text:p>89788</text:p>
          </table:table-cell>
          <table:table-cell table:style-name="ce116" office:value-type="float" office:value="29715" calcext:value-type="float">
            <text:p>29715</text:p>
          </table:table-cell>
          <table:table-cell table:style-name="ce116" office:value-type="float" office:value="56957" calcext:value-type="float">
            <text:p>56957</text:p>
          </table:table-cell>
          <table:table-cell table:style-name="ce116" office:value-type="float" office:value="3116" calcext:value-type="float">
            <text:p>3116</text:p>
          </table:table-cell>
          <table:table-cell table:style-name="ce116" office:value-type="float" office:value="69223" calcext:value-type="float">
            <text:p>69223</text:p>
          </table:table-cell>
          <table:table-cell table:style-name="ce116" office:value-type="float" office:value="55692" calcext:value-type="float">
            <text:p>55692</text:p>
          </table:table-cell>
          <table:table-cell table:style-name="ce116" office:value-type="float" office:value="2628" calcext:value-type="float">
            <text:p>2628</text:p>
          </table:table-cell>
          <table:table-cell table:style-name="ce116" office:value-type="float" office:value="24633" calcext:value-type="float">
            <text:p>24633</text:p>
          </table:table-cell>
          <table:table-cell table:style-name="ce259" office:value-type="float" office:value="188.566569188917" calcext:value-type="float">
            <text:p>189</text:p>
          </table:table-cell>
          <table:table-cell table:style-name="ce116" office:value-type="float" office:value="3009437100" calcext:value-type="float">
            <text:p>3009437100</text:p>
          </table:table-cell>
          <table:table-cell table:style-name="ce120" table:formula="of:=[.BW113]/[.BU113]" office:value-type="float" office:value="122170.953598831" calcext:value-type="float">
            <text:p>122171</text:p>
          </table:table-cell>
          <table:table-cell table:style-name="ce120" table:formula="of:=[.BX113]/[.BV113]" office:value-type="float" office:value="647.892964931833" calcext:value-type="float">
            <text:p>648</text:p>
          </table:table-cell>
          <table:table-cell table:style-name="ce116" office:value-type="float" office:value="66994" calcext:value-type="float">
            <text:p>66994</text:p>
          </table:table-cell>
          <table:table-cell table:style-name="ce259" office:value-type="float" office:value="100.528705572892" calcext:value-type="float">
            <text:p>101</text:p>
          </table:table-cell>
          <table:table-cell table:style-name="ce116" office:value-type="float" office:value="4380167900" calcext:value-type="float">
            <text:p>4380167900</text:p>
          </table:table-cell>
          <table:table-cell table:style-name="ce81" table:formula="of:=[.CB113]/[.BZ113]" office:value-type="float" office:value="65381.4953577932" calcext:value-type="float">
            <text:p>65381</text:p>
          </table:table-cell>
          <table:table-cell table:style-name="ce81" table:formula="of:=[.CC113]/[.CA113]" office:value-type="float" office:value="650.376377425709" calcext:value-type="float">
            <text:p>650</text:p>
          </table:table-cell>
          <table:table-cell table:style-name="ce84" table:formula="of:=[.DT113]/(([.CD113]+[.BY113])/2)" office:value-type="float" office:value="2.56033158263131" calcext:value-type="float">
            <text:p>2.56</text:p>
          </table:table-cell>
          <table:table-cell table:style-name="ce83" table:formula="of:=[.CG113]-[.CG112]" office:value-type="float" office:value="0.812357657309136" calcext:value-type="float">
            <text:p>0.8</text:p>
          </table:table-cell>
          <table:table-cell table:style-name="ce82" office:value-type="float" office:value="89.3347369633219" calcext:value-type="float">
            <text:p>89</text:p>
          </table:table-cell>
          <table:table-cell table:style-name="ce209" office:value-type="float" office:value="25106251" calcext:value-type="float">
            <text:p>25106251</text:p>
          </table:table-cell>
          <table:table-cell table:style-name="ce107" table:formula="of:=[.CH113]-[.CH112]" office:value-type="float" office:value="198125" calcext:value-type="float">
            <text:p>198125</text:p>
          </table:table-cell>
          <table:table-cell table:style-name="ce107" office:value-type="float" office:value="218572" calcext:value-type="float">
            <text:p>218572</text:p>
          </table:table-cell>
          <table:table-cell table:style-name="ce107" office:value-type="float" office:value="58311" calcext:value-type="float">
            <text:p>58311</text:p>
          </table:table-cell>
          <table:table-cell table:style-name="ce107" table:formula="of:=100-[.CM113]" office:value-type="float" office:value="78.9402021792598" calcext:value-type="float">
            <text:p>79</text:p>
          </table:table-cell>
          <table:table-cell table:style-name="ce107" table:formula="of:=([.CK113]*100)/([.CJ113]+[.CK113])" office:value-type="float" office:value="21.0597978207402" calcext:value-type="float">
            <text:p>21</text:p>
          </table:table-cell>
          <table:table-cell table:style-name="ce102" table:formula="of:=([.B113]/[.CH113])" office:value-type="float" office:value="1.85157075024861" calcext:value-type="float">
            <text:p>1.85</text:p>
          </table:table-cell>
          <table:table-cell table:style-name="ce102" office:value-type="float" office:value="2.63" calcext:value-type="float">
            <text:p>2.63</text:p>
          </table:table-cell>
          <table:table-cell table:style-name="ce102" table:formula="of:=([.CO113]-[.CN113])" office:value-type="float" office:value="0.778429249751386" calcext:value-type="float">
            <text:p>0.78</text:p>
          </table:table-cell>
          <table:table-cell table:style-name="ce138" table:formula="of:=([.CH113]*100/[.CH112])-100" office:value-type="float" office:value="0.795423148252908" calcext:value-type="float">
            <text:p>0.8</text:p>
          </table:table-cell>
          <table:table-cell table:style-name="ce101" table:formula="of:=AVERAGE([.$CQ$74:.CQ113])" office:value-type="float" office:value="2.16700123404786" calcext:value-type="float">
            <text:p>2.17</text:p>
          </table:table-cell>
          <table:table-cell table:style-name="ce104" table:formula="of:=([.B113]-[.B112])" office:value-type="float" office:value="247000" calcext:value-type="float">
            <text:p>247000</text:p>
          </table:table-cell>
          <table:table-cell table:style-name="ce34" table:formula="of:=([.B113]*100/[.B112])-100" office:value-type="float" office:value="0.5341811025325" calcext:value-type="float">
            <text:p>0.53</text:p>
          </table:table-cell>
          <table:table-cell table:style-name="ce209" table:formula="of:=[.CI113]-([.CS113]/2)" office:value-type="float" office:value="74625" calcext:value-type="float">
            <text:p>74625</text:p>
          </table:table-cell>
          <table:table-cell table:style-name="ce209" office:value-type="float" office:value="1651000" calcext:value-type="float">
            <text:p>1651000</text:p>
          </table:table-cell>
          <table:table-cell table:style-name="ce138" table:formula="of:=[.CV113]/[.CI113]" office:value-type="float" office:value="8.33312302839117" calcext:value-type="float">
            <text:p>8.3</text:p>
          </table:table-cell>
          <table:table-cell table:style-name="ce138" table:formula="of:=[.CV113]/[.B113]*100" office:value-type="float" office:value="3.55160693542142" calcext:value-type="float">
            <text:p>3.6</text:p>
          </table:table-cell>
          <table:table-cell table:style-name="ce209" office:value-type="float" office:value="24456.01" calcext:value-type="float">
            <text:p>24456</text:p>
          </table:table-cell>
          <table:table-cell table:style-name="ce116" office:value-type="string" calcext:value-type="string">
            <text:p>null</text:p>
          </table:table-cell>
          <table:table-cell table:number-columns-repeated="2" table:style-name="ce34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style-name="ce116" office:value-type="float" office:value="79.4" calcext:value-type="float">
            <text:p>79.4</text:p>
          </table:table-cell>
          <table:table-cell table:style-name="ce116" office:value-type="float" office:value="14.5" calcext:value-type="float">
            <text:p>14.5</text:p>
          </table:table-cell>
          <table:table-cell table:style-name="ce116" office:value-type="float" office:value="3.1" calcext:value-type="float">
            <text:p>3.1</text:p>
          </table:table-cell>
          <table:table-cell table:style-name="ce116" office:value-type="float" office:value="6.1" calcext:value-type="float">
            <text:p>6.1</text:p>
          </table:table-cell>
          <table:table-cell table:style-name="ce116" office:value-type="string" calcext:value-type="string">
            <text:p>null</text:p>
          </table:table-cell>
          <table:table-cell table:style-name="ce209" table:formula="of:=[.DJ113]*[.$DI$118]/[.$DJ$118]" office:value-type="float" office:value="103.378378378378" calcext:value-type="float">
            <text:p>103</text:p>
          </table:table-cell>
          <table:table-cell table:style-name="ce138" office:value-type="float" office:value="7.65" calcext:value-type="float">
            <text:p>7.7</text:p>
          </table:table-cell>
          <table:table-cell table:style-name="ce138" table:formula="of:=(([.DJ113]*100)/[.DJ112])-100" office:value-type="float" office:value="0" calcext:value-type="float">
            <text:p>0.0</text:p>
          </table:table-cell>
          <table:table-cell table:style-name="ce138" table:formula="of:=[.DQ113]/([.DJ113]*12)" office:value-type="float" office:value="20.8759985475672" calcext:value-type="float">
            <text:p>20.9</text:p>
          </table:table-cell>
          <table:table-cell table:style-name="ce138" table:formula="of:=100/[.DL113]" office:value-type="float" office:value="4.79019002478584" calcext:value-type="float">
            <text:p>4.8</text:p>
          </table:table-cell>
          <table:table-cell table:style-name="ce138" table:formula="of:=[.DQ113]/(([.DJ113]*12)*0.75)" office:value-type="float" office:value="27.8346647300896" calcext:value-type="float">
            <text:p>27.8</text:p>
          </table:table-cell>
          <table:table-cell table:style-name="ce138" table:formula="of:=100/[.DN113]" office:value-type="float" office:value="3.59264251858938" calcext:value-type="float">
            <text:p>3.6</text:p>
          </table:table-cell>
          <table:table-cell table:style-name="ce209" table:formula="of:=([.DS113]/[.DQ113])*100" office:value-type="float" office:value="39.9182502065487" calcext:value-type="float">
            <text:p>40</text:p>
          </table:table-cell>
          <table:table-cell table:style-name="ce209" table:formula="of:=AVERAGE([Quarterly.E14:.E17])" office:value-type="float" office:value="1916.41666666667" calcext:value-type="float">
            <text:p>1916</text:p>
          </table:table-cell>
          <table:table-cell table:style-name="ce209" table:formula="of:=[.DQ113]*[.$DR$118]/[.$DQ$118]" office:value-type="float" office:value="124.496535296665" calcext:value-type="float">
            <text:p>124</text:p>
          </table:table-cell>
          <table:table-cell table:style-name="ce209" table:formula="of:=[.DJ113]*100" office:value-type="float" office:value="765" calcext:value-type="float">
            <text:p>765</text:p>
          </table:table-cell>
          <table:table-cell table:style-name="ce107" office:value-type="float" office:value="1662" calcext:value-type="float">
            <text:p>1662</text:p>
          </table:table-cell>
          <table:table-cell table:style-name="ce107" office:value-type="float" office:value="115.1975" calcext:value-type="float">
            <text:p>115</text:p>
          </table:table-cell>
          <table:table-cell table:style-name="ce107" office:value-type="float" office:value="134.745" calcext:value-type="float">
            <text:p>135</text:p>
          </table:table-cell>
          <table:table-cell table:style-name="ce34" office:value-type="float" office:value="1.8" calcext:value-type="float">
            <text:p>1.80</text:p>
          </table:table-cell>
          <table:table-cell table:style-name="ce138" table:formula="of:=[.DX112]+[.DW113]" office:value-type="float" office:value="199.34" calcext:value-type="float">
            <text:p>199.3</text:p>
          </table:table-cell>
          <table:table-cell table:style-name="ce138" table:formula="of:=(([.DT113]*[.DW113])/100)+[.DY112]" office:value-type="float" office:value="789.31986525" calcext:value-type="float">
            <text:p>789.3</text:p>
          </table:table-cell>
          <table:table-cell table:style-name="ce138" table:formula="of:=[.DT113]-[.DY113]" office:value-type="float" office:value="872.68013475" calcext:value-type="float">
            <text:p>872.7</text:p>
          </table:table-cell>
          <table:table-cell table:style-name="ce138" table:formula="of:=[.DT113]/[.DX113]*[.$DX$88]" office:value-type="float" office:value="833.751379552523" calcext:value-type="float">
            <text:p>833.8</text:p>
          </table:table-cell>
          <table:table-cell table:style-name="ce138" table:formula="of:=[.DT113]-[.EA113]" office:value-type="float" office:value="828.248620447477" calcext:value-type="float">
            <text:p>828.2</text:p>
          </table:table-cell>
          <table:table-cell table:style-name="ce34" table:formula="of:=([.AH113]-[.AH112])" office:value-type="float" office:value="-0.165463636363636" calcext:value-type="float">
            <text:p>-0.17</text:p>
          </table:table-cell>
          <table:table-cell table:style-name="ce34" table:formula="of:=([.DT113]*100/[.DT112])-100" office:value-type="float" office:value="-1.77304964539007" calcext:value-type="float">
            <text:p>-1.77</text:p>
          </table:table-cell>
          <table:table-cell table:style-name="ce34" table:formula="of:=[.ED113]-[.DW113]" office:value-type="float" office:value="-3.57304964539007" calcext:value-type="float">
            <text:p>-3.57</text:p>
          </table:table-cell>
          <table:table-cell table:style-name="ce34" table:formula="of:=([.O113]*100/[.O112])-100" office:value-type="float" office:value="6.33731098494653" calcext:value-type="float">
            <text:p>6.34</text:p>
          </table:table-cell>
          <table:table-cell table:style-name="ce34" table:formula="of:=([.T113]*100/[.T112])-100" office:value-type="float" office:value="-6.66073631602316" calcext:value-type="float">
            <text:p>-6.66</text:p>
          </table:table-cell>
          <table:table-cell table:style-name="ce105" office:value-type="float" office:value="19.86" calcext:value-type="float">
            <text:p>19.9</text:p>
          </table:table-cell>
          <table:table-cell table:style-name="ce138" table:formula="of:=([.DO113]+[.ED113])" office:value-type="float" office:value="1.81959287319931" calcext:value-type="float">
            <text:p>1.8</text:p>
          </table:table-cell>
          <table:table-cell table:style-name="ce138" table:formula="of:=-0.06*(([.A113]-1963)^2)+8.5*([.A113]-1963)+140" office:value-type="float" office:value="406.96" calcext:value-type="float">
            <text:p>407.0</text:p>
          </table:table-cell>
          <table:table-cell table:style-name="ce138" table:formula="of:=[.EJ113]+50" office:value-type="float" office:value="456.96" calcext:value-type="float">
            <text:p>457.0</text:p>
          </table:table-cell>
          <table:table-cell table:style-name="ce138" table:formula="of:=[.EJ113]-50" office:value-type="float" office:value="356.96" calcext:value-type="float">
            <text:p>357.0</text:p>
          </table:table-cell>
          <table:table-cell table:style-name="ce138" table:formula="of:=[.EJ113]+100" office:value-type="float" office:value="506.96" calcext:value-type="float">
            <text:p>507.0</text:p>
          </table:table-cell>
          <table:table-cell table:style-name="ce138" table:formula="of:=[.EJ113]-100" office:value-type="float" office:value="306.96" calcext:value-type="float">
            <text:p>307.0</text:p>
          </table:table-cell>
          <table:table-cell table:style-name="ce138" table:formula="of:=-0.025*(([.A113]-1963)^2)+5.5*([.A113]-1963)+175" office:value-type="float" office:value="378.275" calcext:value-type="float">
            <text:p>378.3</text:p>
          </table:table-cell>
          <table:table-cell table:style-name="ce92" table:formula="of:=2.74238461538462*0.264172052" office:value-type="float" office:value="0.724461371219386" calcext:value-type="float">
            <text:p>0.72</text:p>
          </table:table-cell>
          <table:table-cell table:style-name="ce304" table:formula="of:=([.EP113]*100/[.EP112])-100" office:value-type="float" office:value="18.4871296342458" calcext:value-type="float">
            <text:p>18.5</text:p>
          </table:table-cell>
          <table:table-cell table:style-name="ce92" office:value-type="float" office:value="1.54" calcext:value-type="float">
            <text:p>1.54</text:p>
          </table:table-cell>
          <table:table-cell table:number-columns-repeated="876"/>
        </table:table-row>
        <table:table-row table:style-name="ro9">
          <table:table-cell table:style-name="ce158" office:value-type="float" office:value="2011" calcext:value-type="float">
            <text:p>2011</text:p>
          </table:table-cell>
          <table:table-cell table:style-name="ce13" office:value-type="float" office:value="46667000" calcext:value-type="float">
            <text:p>46667000</text:p>
          </table:table-cell>
          <table:table-cell table:style-name="ce209" office:value-type="float" office:value="19304501" calcext:value-type="float">
            <text:p>19304501</text:p>
          </table:table-cell>
          <table:table-cell table:style-name="ce209" office:value-type="float" office:value="24916645.057879" calcext:value-type="float">
            <text:p>24916645</text:p>
          </table:table-cell>
          <table:table-cell table:style-name="ce209" office:value-type="float" office:value="38356621.864022" calcext:value-type="float">
            <text:p>38356622</text:p>
          </table:table-cell>
          <table:table-cell table:style-name="ce107" table:formula="of:=[.C114]/26" office:value-type="float" office:value="742480.807692308" calcext:value-type="float">
            <text:p>742481</text:p>
          </table:table-cell>
          <table:table-cell table:style-name="ce107" table:formula="of:=[.F114]/2" office:value-type="float" office:value="371240.403846154" calcext:value-type="float">
            <text:p>371240</text:p>
          </table:table-cell>
          <table:table-cell table:style-name="ce209" table:formula="of:=[.G114]*1.5" office:value-type="float" office:value="556860.605769231" calcext:value-type="float">
            <text:p>556861</text:p>
          </table:table-cell>
          <table:table-cell table:style-name="ce209" office:value-type="float" office:value="754073" calcext:value-type="float">
            <text:p>754073</text:p>
          </table:table-cell>
          <table:table-cell table:style-name="ce209" table:formula="of:=[.I114]/2" office:value-type="float" office:value="377036.5" calcext:value-type="float">
            <text:p>377037</text:p>
          </table:table-cell>
          <table:table-cell table:style-name="ce209" office:value-type="float" office:value="780597" calcext:value-type="float">
            <text:p>780597</text:p>
          </table:table-cell>
          <table:table-cell table:style-name="ce209" table:formula="of:=[.K114]/2" office:value-type="float" office:value="390298.5" calcext:value-type="float">
            <text:p>390299</text:p>
          </table:table-cell>
          <table:table-cell table:style-name="ce209" office:value-type="float" office:value="670579" calcext:value-type="float">
            <text:p>670579</text:p>
          </table:table-cell>
          <table:table-cell table:style-name="ce209" table:formula="of:=[.M114]/2" office:value-type="float" office:value="335289.5" calcext:value-type="float">
            <text:p>335290</text:p>
          </table:table-cell>
          <table:table-cell table:style-name="ce116" office:value-type="float" office:value="359824" calcext:value-type="float">
            <text:p>359824</text:p>
          </table:table-cell>
          <table:table-cell table:style-name="ce116" office:value-type="float" office:value="134536" calcext:value-type="float">
            <text:p>134536</text:p>
          </table:table-cell>
          <table:table-cell table:style-name="ce116" office:value-type="float" office:value="18875" calcext:value-type="float">
            <text:p>18875</text:p>
          </table:table-cell>
          <table:table-cell table:style-name="ce116" office:value-type="float" office:value="4310" calcext:value-type="float">
            <text:p>4310</text:p>
          </table:table-cell>
          <table:table-cell table:style-name="ce116" office:value-type="float" office:value="191539" calcext:value-type="float">
            <text:p>191539</text:p>
          </table:table-cell>
          <table:table-cell table:style-name="ce116" office:value-type="float" office:value="408461" calcext:value-type="float">
            <text:p>408461</text:p>
          </table:table-cell>
          <table:table-cell table:style-name="ce116" office:value-type="float" office:value="320866" calcext:value-type="float">
            <text:p>320866</text:p>
          </table:table-cell>
          <table:table-cell table:style-name="ce122" office:value-type="float" office:value="45715937000" calcext:value-type="float">
            <text:p>4.6E+10</text:p>
          </table:table-cell>
          <table:table-cell table:style-name="ce107" table:formula="of:=[.V114]/[.T114]" office:value-type="float" office:value="111922.40385251" calcext:value-type="float">
            <text:p>111922</text:p>
          </table:table-cell>
          <table:table-cell table:style-name="ce116" office:value-type="float" office:value="38155" calcext:value-type="float">
            <text:p>38155</text:p>
          </table:table-cell>
          <table:table-cell table:style-name="ce116" office:value-type="float" office:value="16266" calcext:value-type="float">
            <text:p>16266</text:p>
          </table:table-cell>
          <table:table-cell table:style-name="ce34" table:formula="of:=[.X114]/[.Y114]" office:value-type="float" office:value="2.34569039714742" calcext:value-type="float">
            <text:p>2.35</text:p>
          </table:table-cell>
          <table:table-cell table:style-name="ce34" table:formula="of:=[.T114]/[.O114]" office:value-type="float" office:value="1.13516886033172" calcext:value-type="float">
            <text:p>1.14</text:p>
          </table:table-cell>
          <table:table-cell table:style-name="ce34" table:formula="of:=([.W114]*100)/([.DT114]*(([.CA114]*([.BZ114]/([.BU114]+[.BZ114])))+([.BV114]*([.BU114]/([.BU114]+[.BZ114])))))" office:value-type="float" office:value="57.8043329698742" calcext:value-type="float">
            <text:p>57.80</text:p>
          </table:table-cell>
          <table:table-cell table:style-name="ce103" table:formula="of:=(([.V114]*100/[.V113])-100)-[.DW114]" office:value-type="float" office:value="-38.848726300928" calcext:value-type="float">
            <text:p>-38.85</text:p>
          </table:table-cell>
          <table:table-cell table:style-name="ce103" office:value-type="float" office:value="3.383" calcext:value-type="float">
            <text:p>3.38</text:p>
          </table:table-cell>
          <table:table-cell table:style-name="ce103" office:value-type="float" office:value="3.4" calcext:value-type="float">
            <text:p>3.40</text:p>
          </table:table-cell>
          <table:table-cell table:style-name="ce103" table:formula="of:=100-[.AE114]" office:value-type="float" office:value="96.6" calcext:value-type="float">
            <text:p>96.6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2.04717272727273" calcext:value-type="float">
            <text:p>2.05</text:p>
          </table:table-cell>
          <table:table-cell table:style-name="ce102" table:formula="of:=[.AD114]-[.AH114]" office:value-type="float" office:value="1.33582727272727" calcext:value-type="float">
            <text:p>1.34</text:p>
          </table:table-cell>
          <table:table-cell table:style-name="ce103" office:value-type="float" office:value="1.3979" calcext:value-type="float">
            <text:p>1.40</text:p>
          </table:table-cell>
          <table:table-cell table:style-name="ce104" table:formula="of:=[.DT114]*100" office:value-type="float" office:value="153800" calcext:value-type="float">
            <text:p>153800</text:p>
          </table:table-cell>
          <table:table-cell table:style-name="ce104" table:formula="of:=([.DT114]*100)*[.AJ114]" office:value-type="float" office:value="214997.02" calcext:value-type="float">
            <text:p>214997</text:p>
          </table:table-cell>
          <table:table-cell table:style-name="ce123" office:value-type="float" office:value="9535047000000" calcext:value-type="float">
            <text:p>9.54E+12</text:p>
          </table:table-cell>
          <table:table-cell table:style-name="ce101" table:formula="of:=([.AM114]*100/[.AM113])-100" office:value-type="float" office:value="2.29889755912922" calcext:value-type="float">
            <text:p>2.30</text:p>
          </table:table-cell>
          <table:table-cell table:style-name="ce101" table:formula="of:=AVERAGE([.$AN$84:.AN114])" office:value-type="float" office:value="6.87643853124331" calcext:value-type="float">
            <text:p>6.88</text:p>
          </table:table-cell>
          <table:table-cell table:style-name="ce105" office:value-type="float" office:value="3.5887" calcext:value-type="float">
            <text:p>3.6</text:p>
          </table:table-cell>
          <table:table-cell table:style-name="ce106" table:formula="of:=[.DT114]*100/[.AP114]" office:value-type="float" office:value="42856.7447822331" calcext:value-type="float">
            <text:p>42857</text:p>
          </table:table-cell>
          <table:table-cell table:style-name="ce106" office:value-type="float" office:value="1121.4075" calcext:value-type="float">
            <text:p>1121</text:p>
          </table:table-cell>
          <table:table-cell table:style-name="ce107" table:formula="of:=[.DT114]*100/[.AR114]" office:value-type="float" office:value="137.149073820177" calcext:value-type="float">
            <text:p>137</text:p>
          </table:table-cell>
          <table:table-cell table:style-name="ce140" office:value-type="float" office:value="1.71422892744009" calcext:value-type="float">
            <text:p>1.7</text:p>
          </table:table-cell>
          <table:table-cell table:style-name="ce119" office:value-type="float" office:value="663220000000" calcext:value-type="float">
            <text:p>6.63E+11</text:p>
          </table:table-cell>
          <table:table-cell table:style-name="ce107" table:formula="of:=[.AU114]/[.E114]" office:value-type="float" office:value="17290.8866258134" calcext:value-type="float">
            <text:p>17291</text:p>
          </table:table-cell>
          <table:table-cell table:style-name="ce107" table:formula="of:=[.AW113]*(1+([.DW114]/100))" office:value-type="float" office:value="16216.357328967" calcext:value-type="float">
            <text:p>16216</text:p>
          </table:table-cell>
          <table:table-cell table:style-name="ce107" table:formula="of:=[.AV114]+(12*PMT([.AD114]/100/12;[.AG114]*12;([.AV114]*5)*-1))" office:value-type="float" office:value="22556.0854429988" calcext:value-type="float">
            <text:p>22556</text:p>
          </table:table-cell>
          <table:table-cell table:style-name="ce107" table:formula="of:=[.AY113]*(1+(([.DU114]-[.DU113])/100))" office:value-type="float" office:value="19784.4139826765" calcext:value-type="float">
            <text:p>19784</text:p>
          </table:table-cell>
          <table:table-cell table:style-name="ce107" table:formula="of:=(([.AY114]+([.AW114]-[.AV114])+([.AX114]-[.AV114]))-[.AV114])+[.$AV$102]" office:value-type="float" office:value="18217.1851632916" calcext:value-type="float">
            <text:p>18217</text:p>
          </table:table-cell>
          <table:table-cell table:style-name="ce107" table:formula="of:=[.AZ114]*[.$BA$102]/[.$AZ$102]" office:value-type="float" office:value="116.414091707332" calcext:value-type="float">
            <text:p>116</text:p>
          </table:table-cell>
          <table:table-cell table:style-name="ce107" table:formula="of:=[.AV114]*[.$BB$102]/[.$AV$102]" office:value-type="float" office:value="76.4619885186306" calcext:value-type="float">
            <text:p>76</text:p>
          </table:table-cell>
          <table:table-cell table:style-name="ce107" table:formula="of:=[.DU114]-[.BB114]" office:value-type="float" office:value="32.6580114813694" calcext:value-type="float">
            <text:p>33</text:p>
          </table:table-cell>
          <table:table-cell table:style-name="ce107" table:formula="of:=[.W114]/5" office:value-type="float" office:value="22384.480770502" calcext:value-type="float">
            <text:p>22384</text:p>
          </table:table-cell>
          <table:table-cell table:style-name="ce107" table:formula="of:=100-(([.AV114]*100)/[.BD114])" office:value-type="float" office:value="22.7550247732386" calcext:value-type="float">
            <text:p>23</text:p>
          </table:table-cell>
          <table:table-cell table:style-name="ce209" office:value-type="float" office:value="194.6" calcext:value-type="float">
            <text:p>195</text:p>
          </table:table-cell>
          <table:table-cell table:style-name="ce116" office:value-type="float" office:value="16796" calcext:value-type="float">
            <text:p>16796</text:p>
          </table:table-cell>
          <table:table-cell table:style-name="ce209" office:value-type="float" office:value="11968.17" calcext:value-type="float">
            <text:p>11968</text:p>
          </table:table-cell>
          <table:table-cell table:style-name="ce209" office:value-type="float" office:value="11762.81" calcext:value-type="float">
            <text:p>11763</text:p>
          </table:table-cell>
          <table:table-cell table:style-name="ce209" office:value-type="float" office:value="4919.18" calcext:value-type="float">
            <text:p>4919</text:p>
          </table:table-cell>
          <table:table-cell table:style-name="ce209" office:value-type="float" office:value="10987.77" calcext:value-type="float">
            <text:p>10988</text:p>
          </table:table-cell>
          <table:table-cell table:style-name="ce209" table:formula="of:=([.BJ114])/((([.BH114]+[.BI114])*1000)/1000000)" office:value-type="float" office:value="207.28937448011" calcext:value-type="float">
            <text:p>207</text:p>
          </table:table-cell>
          <table:table-cell table:style-name="ce209" table:formula="of:=[.CH114]/[.O114]" office:value-type="float" office:value="70.1705639423718" calcext:value-type="float">
            <text:p>70</text:p>
          </table:table-cell>
          <table:table-cell table:style-name="ce116" office:value-type="float" office:value="76339" calcext:value-type="float">
            <text:p>76339</text:p>
          </table:table-cell>
          <table:table-cell table:style-name="ce116" office:value-type="float" office:value="24285" calcext:value-type="float">
            <text:p>24285</text:p>
          </table:table-cell>
          <table:table-cell table:style-name="ce116" office:value-type="float" office:value="49199" calcext:value-type="float">
            <text:p>49199</text:p>
          </table:table-cell>
          <table:table-cell table:style-name="ce116" office:value-type="float" office:value="2855" calcext:value-type="float">
            <text:p>2855</text:p>
          </table:table-cell>
          <table:table-cell table:style-name="ce116" office:value-type="float" office:value="57932" calcext:value-type="float">
            <text:p>57932</text:p>
          </table:table-cell>
          <table:table-cell table:style-name="ce116" office:value-type="float" office:value="49521" calcext:value-type="float">
            <text:p>49521</text:p>
          </table:table-cell>
          <table:table-cell table:style-name="ce116" office:value-type="float" office:value="2413" calcext:value-type="float">
            <text:p>2413</text:p>
          </table:table-cell>
          <table:table-cell table:style-name="ce116" office:value-type="float" office:value="19914" calcext:value-type="float">
            <text:p>19914</text:p>
          </table:table-cell>
          <table:table-cell table:style-name="ce259" office:value-type="float" office:value="189.775357069483" calcext:value-type="float">
            <text:p>190</text:p>
          </table:table-cell>
          <table:table-cell table:style-name="ce116" office:value-type="float" office:value="2440981800" calcext:value-type="float">
            <text:p>2440981800</text:p>
          </table:table-cell>
          <table:table-cell table:style-name="ce120" table:formula="of:=[.BW114]/[.BU114]" office:value-type="float" office:value="122576.167520337" calcext:value-type="float">
            <text:p>122576</text:p>
          </table:table-cell>
          <table:table-cell table:style-name="ce120" table:formula="of:=[.BX114]/[.BV114]" office:value-type="float" office:value="645.901393169074" calcext:value-type="float">
            <text:p>646</text:p>
          </table:table-cell>
          <table:table-cell table:style-name="ce116" office:value-type="float" office:value="58346" calcext:value-type="float">
            <text:p>58346</text:p>
          </table:table-cell>
          <table:table-cell table:style-name="ce259" office:value-type="float" office:value="104.088894066203" calcext:value-type="float">
            <text:p>104</text:p>
          </table:table-cell>
          <table:table-cell table:style-name="ce116" office:value-type="float" office:value="3923135000" calcext:value-type="float">
            <text:p>3923135000</text:p>
          </table:table-cell>
          <table:table-cell table:style-name="ce81" table:formula="of:=[.CB114]/[.BZ114]" office:value-type="float" office:value="67239.1423576595" calcext:value-type="float">
            <text:p>67239</text:p>
          </table:table-cell>
          <table:table-cell table:style-name="ce81" table:formula="of:=[.CC114]/[.CA114]" office:value-type="float" office:value="645.978064815385" calcext:value-type="float">
            <text:p>646</text:p>
          </table:table-cell>
          <table:table-cell table:style-name="ce84" table:formula="of:=[.DT114]/(([.CD114]+[.BY114])/2)" office:value-type="float" office:value="2.38102710046884" calcext:value-type="float">
            <text:p>2.38</text:p>
          </table:table-cell>
          <table:table-cell table:style-name="ce83" table:formula="of:=[.CG114]-[.CG113]" office:value-type="float" office:value="2.7940075074744" calcext:value-type="float">
            <text:p>2.8</text:p>
          </table:table-cell>
          <table:table-cell table:style-name="ce82" office:value-type="float" office:value="92.1287444707963" calcext:value-type="float">
            <text:p>92</text:p>
          </table:table-cell>
          <table:table-cell table:style-name="ce116" office:value-type="float" office:value="25249053" calcext:value-type="float">
            <text:p>25249053</text:p>
          </table:table-cell>
          <table:table-cell table:style-name="ce107" table:formula="of:=[.CH114]-[.CH113]" office:value-type="float" office:value="142802" calcext:value-type="float">
            <text:p>142802</text:p>
          </table:table-cell>
          <table:table-cell table:style-name="ce107" office:value-type="float" office:value="121043" calcext:value-type="float">
            <text:p>121043</text:p>
          </table:table-cell>
          <table:table-cell table:style-name="ce107" office:value-type="float" office:value="58308" calcext:value-type="float">
            <text:p>58308</text:p>
          </table:table-cell>
          <table:table-cell table:style-name="ce107" table:formula="of:=100-[.CM114]" office:value-type="float" office:value="67.4894480655252" calcext:value-type="float">
            <text:p>67</text:p>
          </table:table-cell>
          <table:table-cell table:style-name="ce107" table:formula="of:=([.CK114]*100)/([.CJ114]+[.CK114])" office:value-type="float" office:value="32.5105519344749" calcext:value-type="float">
            <text:p>33</text:p>
          </table:table-cell>
          <table:table-cell table:style-name="ce102" table:formula="of:=([.B114]/[.CH114])" office:value-type="float" office:value="1.84826733897703" calcext:value-type="float">
            <text:p>1.85</text:p>
          </table:table-cell>
          <table:table-cell table:style-name="ce102" office:value-type="float" office:value="2.6" calcext:value-type="float">
            <text:p>2.60</text:p>
          </table:table-cell>
          <table:table-cell table:style-name="ce102" table:formula="of:=([.CO114]-[.CN114])" office:value-type="float" office:value="0.75173266102297" calcext:value-type="float">
            <text:p>0.75</text:p>
          </table:table-cell>
          <table:table-cell table:style-name="ce138" table:formula="of:=([.CH114]*100/[.CH113])-100" office:value-type="float" office:value="0.568790617125586" calcext:value-type="float">
            <text:p>0.6</text:p>
          </table:table-cell>
          <table:table-cell table:style-name="ce101" table:formula="of:=AVERAGE([.$CQ$74:.CQ114])" office:value-type="float" office:value="2.12802048729366" calcext:value-type="float">
            <text:p>2.13</text:p>
          </table:table-cell>
          <table:table-cell table:style-name="ce104" table:formula="of:=([.B114]-[.B113])" office:value-type="float" office:value="181000" calcext:value-type="float">
            <text:p>181000</text:p>
          </table:table-cell>
          <table:table-cell table:style-name="ce34" table:formula="of:=([.B114]*100/[.B113])-100" office:value-type="float" office:value="0.389364539861461" calcext:value-type="float">
            <text:p>0.39</text:p>
          </table:table-cell>
          <table:table-cell table:style-name="ce209" table:formula="of:=[.CI114]-([.CS114]/2)" office:value-type="float" office:value="52302" calcext:value-type="float">
            <text:p>52302</text:p>
          </table:table-cell>
          <table:table-cell table:style-name="ce209" office:value-type="float" office:value="1404000" calcext:value-type="float">
            <text:p>1404000</text:p>
          </table:table-cell>
          <table:table-cell table:style-name="ce138" table:formula="of:=[.CV114]/[.CI114]" office:value-type="float" office:value="9.83179507289814" calcext:value-type="float">
            <text:p>9.8</text:p>
          </table:table-cell>
          <table:table-cell table:style-name="ce138" table:formula="of:=[.CV114]/[.B114]*100" office:value-type="float" office:value="3.00854993892901" calcext:value-type="float">
            <text:p>3.0</text:p>
          </table:table-cell>
          <table:table-cell table:style-name="ce209" office:value-type="float" office:value="20441.07" calcext:value-type="float">
            <text:p>20441</text:p>
          </table:table-cell>
          <table:table-cell table:style-name="ce116" office:value-type="float" office:value="12.77" calcext:value-type="float">
            <text:p>12.77</text:p>
          </table:table-cell>
          <table:table-cell table:style-name="ce34" table:formula="of:=100-([.CZ114]+[.DB114])" office:value-type="float" office:value="81.961308" calcext:value-type="float">
            <text:p>81.96</text:p>
          </table:table-cell>
          <table:table-cell table:style-name="ce34" table:formula="of:=([.DC114]*(100-[.CZ114]))/100" office:value-type="float" office:value="5.268692" calcext:value-type="float">
            <text:p>5.27</text:p>
          </table:table-cell>
          <table:table-cell table:style-name="ce116" office:value-type="float" office:value="6.04" calcext:value-type="float">
            <text:p>6.04</text:p>
          </table:table-cell>
          <table:table-cell table:style-name="ce116" office:value-type="float" office:value="79.6" calcext:value-type="float">
            <text:p>79.6</text:p>
          </table:table-cell>
          <table:table-cell table:style-name="ce116" office:value-type="float" office:value="14.9" calcext:value-type="float">
            <text:p>14.9</text:p>
          </table:table-cell>
          <table:table-cell table:style-name="ce116" office:value-type="float" office:value="2.8" calcext:value-type="float">
            <text:p>2.8</text:p>
          </table:table-cell>
          <table:table-cell table:style-name="ce116" office:value-type="float" office:value="5.5" calcext:value-type="float">
            <text:p>5.5</text:p>
          </table:table-cell>
          <table:table-cell table:style-name="ce209" office:value-type="float" office:value="104.761" calcext:value-type="float">
            <text:p>105</text:p>
          </table:table-cell>
          <table:table-cell table:style-name="ce209" table:formula="of:=[.DJ114]*[.$DI$118]/[.$DJ$118]" office:value-type="float" office:value="106.756756756757" calcext:value-type="float">
            <text:p>107</text:p>
          </table:table-cell>
          <table:table-cell table:style-name="ce138" office:value-type="float" office:value="7.9" calcext:value-type="float">
            <text:p>7.9</text:p>
          </table:table-cell>
          <table:table-cell table:style-name="ce138" table:formula="of:=(([.DJ114]*100)/[.DJ113])-100" office:value-type="float" office:value="3.26797385620914" calcext:value-type="float">
            <text:p>3.3</text:p>
          </table:table-cell>
          <table:table-cell table:style-name="ce138" table:formula="of:=[.DQ114]/([.DJ114]*12)" office:value-type="float" office:value="20.6838959212377" calcext:value-type="float">
            <text:p>20.7</text:p>
          </table:table-cell>
          <table:table-cell table:style-name="ce138" table:formula="of:=100/[.DL114]" office:value-type="float" office:value="4.83467913302168" calcext:value-type="float">
            <text:p>4.8</text:p>
          </table:table-cell>
          <table:table-cell table:style-name="ce138" table:formula="of:=[.DQ114]/(([.DJ114]*12)*0.75)" office:value-type="float" office:value="27.5785278949836" calcext:value-type="float">
            <text:p>27.6</text:p>
          </table:table-cell>
          <table:table-cell table:style-name="ce138" table:formula="of:=100/[.DN114]" office:value-type="float" office:value="3.62600934976626" calcext:value-type="float">
            <text:p>3.6</text:p>
          </table:table-cell>
          <table:table-cell table:style-name="ce209" table:formula="of:=([.DS114]/[.DQ114])*100" office:value-type="float" office:value="40.2889927751806" calcext:value-type="float">
            <text:p>40</text:p>
          </table:table-cell>
          <table:table-cell table:style-name="ce209" table:formula="of:=AVERAGE([Quarterly.E18:.E21])" office:value-type="float" office:value="1960.83333333333" calcext:value-type="float">
            <text:p>1961</text:p>
          </table:table-cell>
          <table:table-cell table:style-name="ce209" table:formula="of:=[.DQ114]*[.$DR$118]/[.$DQ$118]" office:value-type="float" office:value="127.381983542659" calcext:value-type="float">
            <text:p>127</text:p>
          </table:table-cell>
          <table:table-cell table:style-name="ce209" table:formula="of:=[.DJ114]*100" office:value-type="float" office:value="790" calcext:value-type="float">
            <text:p>790</text:p>
          </table:table-cell>
          <table:table-cell table:style-name="ce107" office:value-type="float" office:value="1538" calcext:value-type="float">
            <text:p>1538</text:p>
          </table:table-cell>
          <table:table-cell table:style-name="ce107" office:value-type="float" office:value="109.12" calcext:value-type="float">
            <text:p>109</text:p>
          </table:table-cell>
          <table:table-cell table:style-name="ce107" office:value-type="float" office:value="124.829" calcext:value-type="float">
            <text:p>125</text:p>
          </table:table-cell>
          <table:table-cell table:style-name="ce34" office:value-type="float" office:value="3.2" calcext:value-type="float">
            <text:p>3.20</text:p>
          </table:table-cell>
          <table:table-cell table:style-name="ce138" table:formula="of:=[.DX113]+[.DW114]" office:value-type="float" office:value="202.54" calcext:value-type="float">
            <text:p>202.5</text:p>
          </table:table-cell>
          <table:table-cell table:style-name="ce138" table:formula="of:=(([.DT114]*[.DW114])/100)+[.DY113]" office:value-type="float" office:value="838.53586525" calcext:value-type="float">
            <text:p>838.5</text:p>
          </table:table-cell>
          <table:table-cell table:style-name="ce138" table:formula="of:=[.DT114]-[.DY114]" office:value-type="float" office:value="699.46413475" calcext:value-type="float">
            <text:p>699.5</text:p>
          </table:table-cell>
          <table:table-cell table:style-name="ce138" table:formula="of:=[.DT114]/[.DX114]*[.$DX$88]" office:value-type="float" office:value="759.356176557717" calcext:value-type="float">
            <text:p>759.4</text:p>
          </table:table-cell>
          <table:table-cell table:style-name="ce138" table:formula="of:=[.DT114]-[.EA114]" office:value-type="float" office:value="778.643823442283" calcext:value-type="float">
            <text:p>778.6</text:p>
          </table:table-cell>
          <table:table-cell table:style-name="ce34" table:formula="of:=([.AH114]-[.AH113])" office:value-type="float" office:value="0.685990909090909" calcext:value-type="float">
            <text:p>0.69</text:p>
          </table:table-cell>
          <table:table-cell table:style-name="ce34" table:formula="of:=([.DT114]*100/[.DT113])-100" office:value-type="float" office:value="-7.46089049338147" calcext:value-type="float">
            <text:p>-7.46</text:p>
          </table:table-cell>
          <table:table-cell table:style-name="ce34" table:formula="of:=[.ED114]-[.DW114]" office:value-type="float" office:value="-10.6608904933815" calcext:value-type="float">
            <text:p>-10.66</text:p>
          </table:table-cell>
          <table:table-cell table:style-name="ce34" table:formula="of:=([.O114]*100/[.O113])-100" office:value-type="float" office:value="-18.1457309180579" calcext:value-type="float">
            <text:p>-18.15</text:p>
          </table:table-cell>
          <table:table-cell table:style-name="ce34" table:formula="of:=([.T114]*100/[.T113])-100" office:value-type="float" office:value="-32.7674948768384" calcext:value-type="float">
            <text:p>-32.77</text:p>
          </table:table-cell>
          <table:table-cell table:style-name="ce105" office:value-type="float" office:value="21.39" calcext:value-type="float">
            <text:p>21.4</text:p>
          </table:table-cell>
          <table:table-cell table:style-name="ce138" table:formula="of:=([.DO114]+[.ED114])" office:value-type="float" office:value="-3.83488114361521" calcext:value-type="float">
            <text:p>-3.8</text:p>
          </table:table-cell>
          <table:table-cell table:style-name="ce138" table:formula="of:=-0.06*(([.A114]-1963)^2)+8.5*([.A114]-1963)+140" office:value-type="float" office:value="409.76" calcext:value-type="float">
            <text:p>409.8</text:p>
          </table:table-cell>
          <table:table-cell table:style-name="ce138" table:formula="of:=[.EJ114]+50" office:value-type="float" office:value="459.76" calcext:value-type="float">
            <text:p>459.8</text:p>
          </table:table-cell>
          <table:table-cell table:style-name="ce138" table:formula="of:=[.EJ114]-50" office:value-type="float" office:value="359.76" calcext:value-type="float">
            <text:p>359.8</text:p>
          </table:table-cell>
          <table:table-cell table:style-name="ce138" table:formula="of:=[.EJ114]+100" office:value-type="float" office:value="509.76" calcext:value-type="float">
            <text:p>509.8</text:p>
          </table:table-cell>
          <table:table-cell table:style-name="ce138" table:formula="of:=[.EJ114]-100" office:value-type="float" office:value="309.76" calcext:value-type="float">
            <text:p>309.8</text:p>
          </table:table-cell>
          <table:table-cell table:style-name="ce138" table:formula="of:=-0.025*(([.A114]-1963)^2)+5.5*([.A114]-1963)+175" office:value-type="float" office:value="381.4" calcext:value-type="float">
            <text:p>381.4</text:p>
          </table:table-cell>
          <table:table-cell table:style-name="ce92" table:formula="of:=3.47582692307692*0.264172052" office:value-type="float" office:value="0.918216330666076" calcext:value-type="float">
            <text:p>0.92</text:p>
          </table:table-cell>
          <table:table-cell table:style-name="ce304" table:formula="of:=([.EP114]*100/[.EP113])-100" office:value-type="float" office:value="26.7446915935034" calcext:value-type="float">
            <text:p>26.7</text:p>
          </table:table-cell>
          <table:table-cell table:style-name="ce92" table:formula="of:=1.33*[.AJ114]" office:value-type="float" office:value="1.859207" calcext:value-type="float">
            <text:p>1.86</text:p>
          </table:table-cell>
          <table:table-cell table:number-columns-repeated="876"/>
        </table:table-row>
        <table:table-row table:style-name="ro9">
          <table:table-cell table:style-name="ce158" office:value-type="float" office:value="2012" calcext:value-type="float">
            <text:p>2012</text:p>
          </table:table-cell>
          <table:table-cell table:style-name="ce13" office:value-type="float" office:value="46818000" calcext:value-type="float">
            <text:p>46818000</text:p>
          </table:table-cell>
          <table:table-cell table:style-name="ce209" office:value-type="float" office:value="19150018" calcext:value-type="float">
            <text:p>19150018</text:p>
          </table:table-cell>
          <table:table-cell table:style-name="ce209" office:value-type="float" office:value="24934891.831125" calcext:value-type="float">
            <text:p>24934892</text:p>
          </table:table-cell>
          <table:table-cell table:style-name="ce209" office:value-type="float" office:value="38460725.691791" calcext:value-type="float">
            <text:p>38460726</text:p>
          </table:table-cell>
          <table:table-cell table:style-name="ce107" table:formula="of:=[.C115]/26" office:value-type="float" office:value="736539.153846154" calcext:value-type="float">
            <text:p>736539</text:p>
          </table:table-cell>
          <table:table-cell table:style-name="ce107" table:formula="of:=[.F115]/2" office:value-type="float" office:value="368269.576923077" calcext:value-type="float">
            <text:p>368270</text:p>
          </table:table-cell>
          <table:table-cell table:style-name="ce209" table:formula="of:=[.G115]*1.5" office:value-type="float" office:value="552404.365384615" calcext:value-type="float">
            <text:p>552404</text:p>
          </table:table-cell>
          <table:table-cell table:style-name="ce209" office:value-type="float" office:value="712602" calcext:value-type="float">
            <text:p>712602</text:p>
          </table:table-cell>
          <table:table-cell table:style-name="ce209" table:formula="of:=[.I115]/2" office:value-type="float" office:value="356301" calcext:value-type="float">
            <text:p>356301</text:p>
          </table:table-cell>
          <table:table-cell table:style-name="ce209" office:value-type="float" office:value="789026" calcext:value-type="float">
            <text:p>789026</text:p>
          </table:table-cell>
          <table:table-cell table:style-name="ce209" table:formula="of:=[.K115]/2" office:value-type="float" office:value="394513" calcext:value-type="float">
            <text:p>394513</text:p>
          </table:table-cell>
          <table:table-cell table:style-name="ce209" office:value-type="float" office:value="666360" calcext:value-type="float">
            <text:p>666360</text:p>
          </table:table-cell>
          <table:table-cell table:style-name="ce209" table:formula="of:=[.M115]/2" office:value-type="float" office:value="333180" calcext:value-type="float">
            <text:p>333180</text:p>
          </table:table-cell>
          <table:table-cell table:style-name="ce116" office:value-type="float" office:value="318534" calcext:value-type="float">
            <text:p>318534</text:p>
          </table:table-cell>
          <table:table-cell table:style-name="ce116" office:value-type="float" office:value="136922" calcext:value-type="float">
            <text:p>136922</text:p>
          </table:table-cell>
          <table:table-cell table:style-name="ce116" office:value-type="float" office:value="19901" calcext:value-type="float">
            <text:p>19901</text:p>
          </table:table-cell>
          <table:table-cell table:style-name="ce116" office:value-type="float" office:value="2890" calcext:value-type="float">
            <text:p>2890</text:p>
          </table:table-cell>
          <table:table-cell table:style-name="ce116" office:value-type="float" office:value="201009" calcext:value-type="float">
            <text:p>201009</text:p>
          </table:table-cell>
          <table:table-cell table:style-name="ce116" office:value-type="float" office:value="273873" calcext:value-type="float">
            <text:p>273873</text:p>
          </table:table-cell>
          <table:table-cell table:style-name="ce116" office:value-type="float" office:value="294261" calcext:value-type="float">
            <text:p>294261</text:p>
          </table:table-cell>
          <table:table-cell table:style-name="ce122" office:value-type="float" office:value="28328881000" calcext:value-type="float">
            <text:p>2.8E+10</text:p>
          </table:table-cell>
          <table:table-cell table:style-name="ce107" table:formula="of:=[.V115]/[.T115]" office:value-type="float" office:value="103438.020542368" calcext:value-type="float">
            <text:p>103438</text:p>
          </table:table-cell>
          <table:table-cell table:style-name="ce116" office:value-type="float" office:value="37108" calcext:value-type="float">
            <text:p>37108</text:p>
          </table:table-cell>
          <table:table-cell table:style-name="ce116" office:value-type="float" office:value="17271" calcext:value-type="float">
            <text:p>17271</text:p>
          </table:table-cell>
          <table:table-cell table:style-name="ce34" table:formula="of:=[.X115]/[.Y115]" office:value-type="float" office:value="2.14857275201204" calcext:value-type="float">
            <text:p>2.15</text:p>
          </table:table-cell>
          <table:table-cell table:style-name="ce34" table:formula="of:=[.T115]/[.O115]" office:value-type="float" office:value="0.85979204731677" calcext:value-type="float">
            <text:p>0.86</text:p>
          </table:table-cell>
          <table:table-cell table:style-name="ce34" table:formula="of:=([.W115]*100)/([.DT115]*(([.CA115]*([.BZ115]/([.BU115]+[.BZ115])))+([.BV115]*([.BU115]/([.BU115]+[.BZ115])))))" office:value-type="float" office:value="55.2814016083302" calcext:value-type="float">
            <text:p>55.28</text:p>
          </table:table-cell>
          <table:table-cell table:style-name="ce103" table:formula="of:=(([.V115]*100/[.V114])-100)-[.DW115]" office:value-type="float" office:value="-40.4828111835485" calcext:value-type="float">
            <text:p>-40.48</text:p>
          </table:table-cell>
          <table:table-cell table:style-name="ce103" office:value-type="float" office:value="3.416" calcext:value-type="float">
            <text:p>3.42</text:p>
          </table:table-cell>
          <table:table-cell table:style-name="ce103" office:value-type="float" office:value="4.7" calcext:value-type="float">
            <text:p>4.70</text:p>
          </table:table-cell>
          <table:table-cell table:style-name="ce103" table:formula="of:=100-[.AE115]" office:value-type="float" office:value="95.3" calcext:value-type="float">
            <text:p>95.3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1.04491818181818" calcext:value-type="float">
            <text:p>1.04</text:p>
          </table:table-cell>
          <table:table-cell table:style-name="ce102" table:formula="of:=[.AD115]-[.AH115]" office:value-type="float" office:value="2.37108181818182" calcext:value-type="float">
            <text:p>2.37</text:p>
          </table:table-cell>
          <table:table-cell table:style-name="ce103" office:value-type="float" office:value="1.29059166666667" calcext:value-type="float">
            <text:p>1.29</text:p>
          </table:table-cell>
          <table:table-cell table:style-name="ce104" table:formula="of:=[.DT115]*100" office:value-type="float" office:value="136400" calcext:value-type="float">
            <text:p>136400</text:p>
          </table:table-cell>
          <table:table-cell table:style-name="ce104" table:formula="of:=([.DT115]*100)*[.AJ115]" office:value-type="float" office:value="176036.703333333" calcext:value-type="float">
            <text:p>176037</text:p>
          </table:table-cell>
          <table:table-cell table:style-name="ce123" office:value-type="float" office:value="9807968000000" calcext:value-type="float">
            <text:p>9.81E+12</text:p>
          </table:table-cell>
          <table:table-cell table:style-name="ce101" table:formula="of:=([.AM115]*100/[.AM114])-100" office:value-type="float" office:value="2.86229318009654" calcext:value-type="float">
            <text:p>2.86</text:p>
          </table:table-cell>
          <table:table-cell table:style-name="ce101" table:formula="of:=AVERAGE([.$AN$84:.AN115])" office:value-type="float" office:value="6.75099648901998" calcext:value-type="float">
            <text:p>6.75</text:p>
          </table:table-cell>
          <table:table-cell table:style-name="ce105" office:value-type="float" office:value="5.50664166666667" calcext:value-type="float">
            <text:p>5.5</text:p>
          </table:table-cell>
          <table:table-cell table:style-name="ce106" table:formula="of:=[.DT115]*100/[.AP115]" office:value-type="float" office:value="24770.088241926" calcext:value-type="float">
            <text:p>24770</text:p>
          </table:table-cell>
          <table:table-cell table:style-name="ce106" office:value-type="float" office:value="1298.94166666667" calcext:value-type="float">
            <text:p>1299</text:p>
          </table:table-cell>
          <table:table-cell table:style-name="ce107" table:formula="of:=[.DT115]*100/[.AR115]" office:value-type="float" office:value="105.008564664823" calcext:value-type="float">
            <text:p>105</text:p>
          </table:table-cell>
          <table:table-cell table:style-name="ce140" office:value-type="float" office:value="-0.841832479747808" calcext:value-type="float">
            <text:p>-0.8</text:p>
          </table:table-cell>
          <table:table-cell table:style-name="ce119" office:value-type="float" office:value="629440000000" calcext:value-type="float">
            <text:p>6.29E+11</text:p>
          </table:table-cell>
          <table:table-cell table:style-name="ce107" table:formula="of:=[.AU115]/[.E115]" office:value-type="float" office:value="16365.7858420063" calcext:value-type="float">
            <text:p>16366</text:p>
          </table:table-cell>
          <table:table-cell table:style-name="ce107" table:formula="of:=[.AW114]*(1+([.DW115]/100))" office:value-type="float" office:value="16613.6580835267" calcext:value-type="float">
            <text:p>16614</text:p>
          </table:table-cell>
          <table:table-cell table:style-name="ce107" table:formula="of:=[.AV115]+(12*PMT([.AD115]/100/12;[.AG115]*12;([.AV115]*5)*-1))" office:value-type="float" office:value="21366.4184484049" calcext:value-type="float">
            <text:p>21366</text:p>
          </table:table-cell>
          <table:table-cell table:style-name="ce107" table:formula="of:=[.AY114]*(1+(([.DU115]-[.DU114])/100))" office:value-type="float" office:value="17492.3896227834" calcext:value-type="float">
            <text:p>17492</text:p>
          </table:table-cell>
          <table:table-cell table:style-name="ce107" table:formula="of:=(([.AY115]+([.AW115]-[.AV115])+([.AX115]-[.AV115]))-[.AV115])+[.$AV$102]" office:value-type="float" office:value="17908.0969147858" calcext:value-type="float">
            <text:p>17908</text:p>
          </table:table-cell>
          <table:table-cell table:style-name="ce107" table:formula="of:=[.AZ115]*[.$BA$102]/[.$AZ$102]" office:value-type="float" office:value="114.438911272776" calcext:value-type="float">
            <text:p>114</text:p>
          </table:table-cell>
          <table:table-cell table:style-name="ce107" table:formula="of:=[.AV115]*[.$BB$102]/[.$AV$102]" office:value-type="float" office:value="72.3711025484202" calcext:value-type="float">
            <text:p>72</text:p>
          </table:table-cell>
          <table:table-cell table:style-name="ce107" table:formula="of:=[.DU115]-[.BB115]" office:value-type="float" office:value="25.1638974515798" calcext:value-type="float">
            <text:p>25</text:p>
          </table:table-cell>
          <table:table-cell table:style-name="ce107" table:formula="of:=[.W115]/5" office:value-type="float" office:value="20687.6041084736" calcext:value-type="float">
            <text:p>20688</text:p>
          </table:table-cell>
          <table:table-cell table:style-name="ce107" table:formula="of:=100-(([.AV115]*100)/[.BD115])" office:value-type="float" office:value="20.8908592981879" calcext:value-type="float">
            <text:p>21</text:p>
          </table:table-cell>
          <table:table-cell table:style-name="ce209" office:value-type="float" office:value="182.225" calcext:value-type="float">
            <text:p>182</text:p>
          </table:table-cell>
          <table:table-cell table:style-name="ce116" office:value-type="float" office:value="14908" calcext:value-type="float">
            <text:p>14908</text:p>
          </table:table-cell>
          <table:table-cell table:style-name="ce209" office:value-type="float" office:value="11176.17" calcext:value-type="float">
            <text:p>11176</text:p>
          </table:table-cell>
          <table:table-cell table:style-name="ce209" office:value-type="float" office:value="8639.35" calcext:value-type="float">
            <text:p>8639</text:p>
          </table:table-cell>
          <table:table-cell table:style-name="ce209" office:value-type="float" office:value="5006.85" calcext:value-type="float">
            <text:p>5007</text:p>
          </table:table-cell>
          <table:table-cell table:style-name="ce209" office:value-type="float" office:value="11231.33" calcext:value-type="float">
            <text:p>11231</text:p>
          </table:table-cell>
          <table:table-cell table:style-name="ce209" table:formula="of:=([.BJ115])/((([.BH115]+[.BI115])*1000)/1000000)" office:value-type="float" office:value="252.673157202032" calcext:value-type="float">
            <text:p>253</text:p>
          </table:table-cell>
          <table:table-cell table:style-name="ce209" table:formula="of:=[.CH115]/[.O115]" office:value-type="float" office:value="79.685104258886" calcext:value-type="float">
            <text:p>80</text:p>
          </table:table-cell>
          <table:table-cell table:style-name="ce116" office:value-type="float" office:value="60670" calcext:value-type="float">
            <text:p>60670</text:p>
          </table:table-cell>
          <table:table-cell table:style-name="ce116" office:value-type="float" office:value="18289" calcext:value-type="float">
            <text:p>18289</text:p>
          </table:table-cell>
          <table:table-cell table:style-name="ce116" office:value-type="float" office:value="40094" calcext:value-type="float">
            <text:p>40094</text:p>
          </table:table-cell>
          <table:table-cell table:style-name="ce116" office:value-type="float" office:value="2287" calcext:value-type="float">
            <text:p>2287</text:p>
          </table:table-cell>
          <table:table-cell table:style-name="ce116" office:value-type="float" office:value="31194" calcext:value-type="float">
            <text:p>31194</text:p>
          </table:table-cell>
          <table:table-cell table:style-name="ce116" office:value-type="float" office:value="37937" calcext:value-type="float">
            <text:p>37937</text:p>
          </table:table-cell>
          <table:table-cell table:style-name="ce116" office:value-type="float" office:value="525" calcext:value-type="float">
            <text:p>525</text:p>
          </table:table-cell>
          <table:table-cell table:style-name="ce116" office:value-type="float" office:value="14515" calcext:value-type="float">
            <text:p>14515</text:p>
          </table:table-cell>
          <table:table-cell table:style-name="ce259" office:value-type="float" office:value="196.66358383178" calcext:value-type="float">
            <text:p>197</text:p>
          </table:table-cell>
          <table:table-cell table:style-name="ce116" office:value-type="float" office:value="1816255300" calcext:value-type="float">
            <text:p>1816255300</text:p>
          </table:table-cell>
          <table:table-cell table:style-name="ce120" table:formula="of:=[.BW115]/[.BU115]" office:value-type="float" office:value="125129.541853255" calcext:value-type="float">
            <text:p>125130</text:p>
          </table:table-cell>
          <table:table-cell table:style-name="ce120" table:formula="of:=[.BX115]/[.BV115]" office:value-type="float" office:value="636.261881408036" calcext:value-type="float">
            <text:p>636</text:p>
          </table:table-cell>
          <table:table-cell table:style-name="ce116" office:value-type="float" office:value="29611" calcext:value-type="float">
            <text:p>29611</text:p>
          </table:table-cell>
          <table:table-cell table:style-name="ce259" office:value-type="float" office:value="108.019885215011" calcext:value-type="float">
            <text:p>108</text:p>
          </table:table-cell>
          <table:table-cell table:style-name="ce116" office:value-type="float" office:value="2082608800" calcext:value-type="float">
            <text:p>2082608800</text:p>
          </table:table-cell>
          <table:table-cell table:style-name="ce81" table:formula="of:=[.CB115]/[.BZ115]" office:value-type="float" office:value="70332.2684137652" calcext:value-type="float">
            <text:p>70332</text:p>
          </table:table-cell>
          <table:table-cell table:style-name="ce81" table:formula="of:=[.CC115]/[.CA115]" office:value-type="float" office:value="651.104824577162" calcext:value-type="float">
            <text:p>651</text:p>
          </table:table-cell>
          <table:table-cell table:style-name="ce84" table:formula="of:=[.DT115]/(([.CD115]+[.BY115])/2)" office:value-type="float" office:value="2.11905433573592" calcext:value-type="float">
            <text:p>2.12</text:p>
          </table:table-cell>
          <table:table-cell table:style-name="ce83" table:formula="of:=[.CG115]-[.CG114]" office:value-type="float" office:value="0.613517667354714" calcext:value-type="float">
            <text:p>0.6</text:p>
          </table:table-cell>
          <table:table-cell table:style-name="ce82" office:value-type="float" office:value="92.7422621381511" calcext:value-type="float">
            <text:p>93</text:p>
          </table:table-cell>
          <table:table-cell table:style-name="ce209" office:value-type="float" office:value="25382415" calcext:value-type="float">
            <text:p>25382415</text:p>
          </table:table-cell>
          <table:table-cell table:style-name="ce107" table:formula="of:=[.CH115]-[.CH114]" office:value-type="float" office:value="133362" calcext:value-type="float">
            <text:p>133362</text:p>
          </table:table-cell>
          <table:table-cell table:style-name="ce107" office:value-type="float" office:value="80083" calcext:value-type="float">
            <text:p>80083</text:p>
          </table:table-cell>
          <table:table-cell table:style-name="ce107" office:value-type="float" office:value="53332" calcext:value-type="float">
            <text:p>53332</text:p>
          </table:table-cell>
          <table:table-cell table:style-name="ce107" table:formula="of:=100-[.CM115]" office:value-type="float" office:value="60.0254843908106" calcext:value-type="float">
            <text:p>60</text:p>
          </table:table-cell>
          <table:table-cell table:style-name="ce107" table:formula="of:=([.CK115]*100)/([.CJ115]+[.CK115])" office:value-type="float" office:value="39.9745156091894" calcext:value-type="float">
            <text:p>40</text:p>
          </table:table-cell>
          <table:table-cell table:style-name="ce102" table:formula="of:=([.B115]/[.CH115])" office:value-type="float" office:value="1.84450533962194" calcext:value-type="float">
            <text:p>1.84</text:p>
          </table:table-cell>
          <table:table-cell table:style-name="ce102" office:value-type="float" office:value="2.57" calcext:value-type="float">
            <text:p>2.57</text:p>
          </table:table-cell>
          <table:table-cell table:style-name="ce102" table:formula="of:=([.CO115]-[.CN115])" office:value-type="float" office:value="0.725494660378061" calcext:value-type="float">
            <text:p>0.73</text:p>
          </table:table-cell>
          <table:table-cell table:style-name="ce138" table:formula="of:=([.CH115]*100/[.CH114])-100" office:value-type="float" office:value="0.528186146228933" calcext:value-type="float">
            <text:p>0.5</text:p>
          </table:table-cell>
          <table:table-cell table:style-name="ce101" table:formula="of:=AVERAGE([.$CQ$74:.CQ115])" office:value-type="float" office:value="2.08992919345879" calcext:value-type="float">
            <text:p>2.09</text:p>
          </table:table-cell>
          <table:table-cell table:style-name="ce104" table:formula="of:=([.B115]-[.B114])" office:value-type="float" office:value="151000" calcext:value-type="float">
            <text:p>151000</text:p>
          </table:table-cell>
          <table:table-cell table:style-name="ce34" table:formula="of:=([.B115]*100/[.B114])-100" office:value-type="float" office:value="0.323569117363448" calcext:value-type="float">
            <text:p>0.32</text:p>
          </table:table-cell>
          <table:table-cell table:style-name="ce209" table:formula="of:=[.CI115]-([.CS115]/2)" office:value-type="float" office:value="57862" calcext:value-type="float">
            <text:p>57862</text:p>
          </table:table-cell>
          <table:table-cell table:style-name="ce209" office:value-type="float" office:value="1161000" calcext:value-type="float">
            <text:p>1161000</text:p>
          </table:table-cell>
          <table:table-cell table:style-name="ce138" table:formula="of:=[.CV115]/[.CI115]" office:value-type="float" office:value="8.70562828991767" calcext:value-type="float">
            <text:p>8.7</text:p>
          </table:table-cell>
          <table:table-cell table:style-name="ce138" table:formula="of:=[.CV115]/[.B115]*100" office:value-type="float" office:value="2.479815455594" calcext:value-type="float">
            <text:p>2.5</text:p>
          </table:table-cell>
          <table:table-cell table:style-name="ce209" office:value-type="float" office:value="13581.8" calcext:value-type="float">
            <text:p>13582</text:p>
          </table:table-cell>
          <table:table-cell table:style-name="ce116" office:value-type="float" office:value="18.65" calcext:value-type="float">
            <text:p>18.65</text:p>
          </table:table-cell>
          <table:table-cell table:style-name="ce34" table:formula="of:=100-([.CZ115]+[.DB115])" office:value-type="float" office:value="74.74438" calcext:value-type="float">
            <text:p>74.74</text:p>
          </table:table-cell>
          <table:table-cell table:style-name="ce34" table:formula="of:=([.DC115]*(100-[.CZ115]))/100" office:value-type="float" office:value="6.60562" calcext:value-type="float">
            <text:p>6.61</text:p>
          </table:table-cell>
          <table:table-cell table:style-name="ce116" office:value-type="float" office:value="8.12" calcext:value-type="float">
            <text:p>8.12</text:p>
          </table:table-cell>
          <table:table-cell table:style-name="ce116" office:value-type="float" office:value="79.2" calcext:value-type="float">
            <text:p>79.2</text:p>
          </table:table-cell>
          <table:table-cell table:style-name="ce116" office:value-type="float" office:value="14.5" calcext:value-type="float">
            <text:p>14.5</text:p>
          </table:table-cell>
          <table:table-cell table:style-name="ce116" office:value-type="float" office:value="2.5" calcext:value-type="float">
            <text:p>2.5</text:p>
          </table:table-cell>
          <table:table-cell table:style-name="ce116" office:value-type="float" office:value="6.3" calcext:value-type="float">
            <text:p>6.3</text:p>
          </table:table-cell>
          <table:table-cell table:style-name="ce209" office:value-type="float" office:value="103.193" calcext:value-type="float">
            <text:p>103</text:p>
          </table:table-cell>
          <table:table-cell table:style-name="ce209" table:formula="of:=[.DJ115]*[.$DI$118]/[.$DJ$118]" office:value-type="float" office:value="104.72972972973" calcext:value-type="float">
            <text:p>105</text:p>
          </table:table-cell>
          <table:table-cell table:style-name="ce138" office:value-type="float" office:value="7.75" calcext:value-type="float">
            <text:p>7.8</text:p>
          </table:table-cell>
          <table:table-cell table:style-name="ce138" table:formula="of:=(([.DJ115]*100)/[.DJ114])-100" office:value-type="float" office:value="-1.89873417721519" calcext:value-type="float">
            <text:p>-1.9</text:p>
          </table:table-cell>
          <table:table-cell table:style-name="ce138" table:formula="of:=[.DQ115]/([.DJ115]*12)" office:value-type="float" office:value="19.3781362007168" calcext:value-type="float">
            <text:p>19.4</text:p>
          </table:table-cell>
          <table:table-cell table:style-name="ce138" table:formula="of:=100/[.DL115]" office:value-type="float" office:value="5.16045500786091" calcext:value-type="float">
            <text:p>5.2</text:p>
          </table:table-cell>
          <table:table-cell table:style-name="ce138" table:formula="of:=[.DQ115]/(([.DJ115]*12)*0.75)" office:value-type="float" office:value="25.8375149342891" calcext:value-type="float">
            <text:p>25.8</text:p>
          </table:table-cell>
          <table:table-cell table:style-name="ce138" table:formula="of:=100/[.DN115]" office:value-type="float" office:value="3.87034125589568" calcext:value-type="float">
            <text:p>3.9</text:p>
          </table:table-cell>
          <table:table-cell table:style-name="ce209" table:formula="of:=([.DS115]/[.DQ115])*100" office:value-type="float" office:value="43.0037917321742" calcext:value-type="float">
            <text:p>43</text:p>
          </table:table-cell>
          <table:table-cell table:style-name="ce209" table:formula="of:=AVERAGE([Quarterly.E22:.E25])" office:value-type="float" office:value="1802.16666666667" calcext:value-type="float">
            <text:p>1802</text:p>
          </table:table-cell>
          <table:table-cell table:style-name="ce209" table:formula="of:=[.DQ115]*[.$DR$118]/[.$DQ$118]" office:value-type="float" office:value="117.074491121698" calcext:value-type="float">
            <text:p>117</text:p>
          </table:table-cell>
          <table:table-cell table:style-name="ce209" table:formula="of:=[.DJ115]*100" office:value-type="float" office:value="775" calcext:value-type="float">
            <text:p>775</text:p>
          </table:table-cell>
          <table:table-cell table:style-name="ce107" office:value-type="float" office:value="1364" calcext:value-type="float">
            <text:p>1364</text:p>
          </table:table-cell>
          <table:table-cell table:style-name="ce107" office:value-type="float" office:value="97.535" calcext:value-type="float">
            <text:p>98</text:p>
          </table:table-cell>
          <table:table-cell table:style-name="ce107" office:value-type="float" office:value="107.678" calcext:value-type="float">
            <text:p>108</text:p>
          </table:table-cell>
          <table:table-cell table:style-name="ce34" office:value-type="float" office:value="2.45" calcext:value-type="float">
            <text:p>2.45</text:p>
          </table:table-cell>
          <table:table-cell table:style-name="ce138" table:formula="of:=[.DX114]+[.DW115]" office:value-type="float" office:value="204.99" calcext:value-type="float">
            <text:p>205.0</text:p>
          </table:table-cell>
          <table:table-cell table:style-name="ce138" table:formula="of:=(([.DT115]*[.DW115])/100)+[.DY114]" office:value-type="float" office:value="871.95386525" calcext:value-type="float">
            <text:p>872.0</text:p>
          </table:table-cell>
          <table:table-cell table:style-name="ce138" table:formula="of:=[.DT115]-[.DY115]" office:value-type="float" office:value="492.04613475" calcext:value-type="float">
            <text:p>492.0</text:p>
          </table:table-cell>
          <table:table-cell table:style-name="ce138" table:formula="of:=[.DT115]/[.DX115]*[.$DX$88]" office:value-type="float" office:value="665.398312112786" calcext:value-type="float">
            <text:p>665.4</text:p>
          </table:table-cell>
          <table:table-cell table:style-name="ce138" table:formula="of:=[.DT115]-[.EA115]" office:value-type="float" office:value="698.601687887214" calcext:value-type="float">
            <text:p>698.6</text:p>
          </table:table-cell>
          <table:table-cell table:style-name="ce34" table:formula="of:=([.AH115]-[.AH114])" office:value-type="float" office:value="-1.00225454545455" calcext:value-type="float">
            <text:p>-1.00</text:p>
          </table:table-cell>
          <table:table-cell table:style-name="ce34" table:formula="of:=([.DT115]*100/[.DT114])-100" office:value-type="float" office:value="-11.3133940182055" calcext:value-type="float">
            <text:p>-11.31</text:p>
          </table:table-cell>
          <table:table-cell table:style-name="ce34" table:formula="of:=[.ED115]-[.DW115]" office:value-type="float" office:value="-13.7633940182055" calcext:value-type="float">
            <text:p>-13.76</text:p>
          </table:table-cell>
          <table:table-cell table:style-name="ce34" table:formula="of:=([.O115]*100/[.O114])-100" office:value-type="float" office:value="-11.4750544710747" calcext:value-type="float">
            <text:p>-11.48</text:p>
          </table:table-cell>
          <table:table-cell table:style-name="ce34" table:formula="of:=([.T115]*100/[.T114])-100" office:value-type="float" office:value="-32.9500246045522" calcext:value-type="float">
            <text:p>-32.95</text:p>
          </table:table-cell>
          <table:table-cell table:style-name="ce105" office:value-type="float" office:value="24.79" calcext:value-type="float">
            <text:p>24.8</text:p>
          </table:table-cell>
          <table:table-cell table:style-name="ce138" table:formula="of:=([.DO115]+[.ED115])" office:value-type="float" office:value="-7.44305276230978" calcext:value-type="float">
            <text:p>-7.4</text:p>
          </table:table-cell>
          <table:table-cell table:style-name="ce138" table:formula="of:=-0.06*(([.A115]-1963)^2)+8.5*([.A115]-1963)+140" office:value-type="float" office:value="412.44" calcext:value-type="float">
            <text:p>412.4</text:p>
          </table:table-cell>
          <table:table-cell table:style-name="ce138" table:formula="of:=[.EJ115]+50" office:value-type="float" office:value="462.44" calcext:value-type="float">
            <text:p>462.4</text:p>
          </table:table-cell>
          <table:table-cell table:style-name="ce138" table:formula="of:=[.EJ115]-50" office:value-type="float" office:value="362.44" calcext:value-type="float">
            <text:p>362.4</text:p>
          </table:table-cell>
          <table:table-cell table:style-name="ce138" table:formula="of:=[.EJ115]+100" office:value-type="float" office:value="512.44" calcext:value-type="float">
            <text:p>512.4</text:p>
          </table:table-cell>
          <table:table-cell table:style-name="ce138" table:formula="of:=[.EJ115]-100" office:value-type="float" office:value="312.44" calcext:value-type="float">
            <text:p>312.4</text:p>
          </table:table-cell>
          <table:table-cell table:style-name="ce138" table:formula="of:=-0.025*(([.A115]-1963)^2)+5.5*([.A115]-1963)+175" office:value-type="float" office:value="384.475" calcext:value-type="float">
            <text:p>384.5</text:p>
          </table:table-cell>
          <table:table-cell table:style-name="ce92" table:formula="of:=3.55220754716981*0.264172052" office:value-type="float" office:value="0.938393956865735" calcext:value-type="float">
            <text:p>0.94</text:p>
          </table:table-cell>
          <table:table-cell table:style-name="ce304" table:formula="of:=([.EP115]*100/[.EP114])-100" office:value-type="float" office:value="2.19748065088567" calcext:value-type="float">
            <text:p>2.2</text:p>
          </table:table-cell>
          <table:table-cell table:style-name="ce92" table:formula="of:=1.43*[.AJ115]" office:value-type="float" office:value="1.84554608333333" calcext:value-type="float">
            <text:p>1.85</text:p>
          </table:table-cell>
          <table:table-cell table:number-columns-repeated="876"/>
        </table:table-row>
        <table:table-row table:style-name="ro9">
          <table:table-cell table:style-name="ce158" office:value-type="float" office:value="2013" calcext:value-type="float">
            <text:p>2013</text:p>
          </table:table-cell>
          <table:table-cell table:style-name="ce13" office:value-type="float" office:value="46728000" calcext:value-type="float">
            <text:p>46728000</text:p>
          </table:table-cell>
          <table:table-cell table:style-name="ce209" office:value-type="float" office:value="18863926" calcext:value-type="float">
            <text:p>18863926</text:p>
          </table:table-cell>
          <table:table-cell table:style-name="ce209" office:value-type="float" office:value="24787829.744423" calcext:value-type="float">
            <text:p>24787830</text:p>
          </table:table-cell>
          <table:table-cell table:style-name="ce209" office:value-type="float" office:value="38356537.256903" calcext:value-type="float">
            <text:p>38356537</text:p>
          </table:table-cell>
          <table:table-cell table:style-name="ce107" table:formula="of:=[.C116]/26" office:value-type="float" office:value="725535.615384615" calcext:value-type="float">
            <text:p>725536</text:p>
          </table:table-cell>
          <table:table-cell table:style-name="ce107" table:formula="of:=[.F116]/2" office:value-type="float" office:value="362767.807692308" calcext:value-type="float">
            <text:p>362768</text:p>
          </table:table-cell>
          <table:table-cell table:style-name="ce209" table:formula="of:=[.G116]*1.5" office:value-type="float" office:value="544151.711538462" calcext:value-type="float">
            <text:p>544152</text:p>
          </table:table-cell>
          <table:table-cell table:style-name="ce209" office:value-type="float" office:value="671705" calcext:value-type="float">
            <text:p>671705</text:p>
          </table:table-cell>
          <table:table-cell table:style-name="ce209" table:formula="of:=[.I116]/2" office:value-type="float" office:value="335852.5" calcext:value-type="float">
            <text:p>335853</text:p>
          </table:table-cell>
          <table:table-cell table:style-name="ce209" office:value-type="float" office:value="790313" calcext:value-type="float">
            <text:p>790313</text:p>
          </table:table-cell>
          <table:table-cell table:style-name="ce209" table:formula="of:=[.K116]/2" office:value-type="float" office:value="395156.5" calcext:value-type="float">
            <text:p>395157</text:p>
          </table:table-cell>
          <table:table-cell table:style-name="ce209" office:value-type="float" office:value="679546" calcext:value-type="float">
            <text:p>679546</text:p>
          </table:table-cell>
          <table:table-cell table:style-name="ce209" table:formula="of:=[.M116]/2" office:value-type="float" office:value="339773" calcext:value-type="float">
            <text:p>339773</text:p>
          </table:table-cell>
          <table:table-cell table:style-name="ce116" office:value-type="float" office:value="312593" calcext:value-type="float">
            <text:p>312593</text:p>
          </table:table-cell>
          <table:table-cell table:style-name="ce116" office:value-type="float" office:value="132980" calcext:value-type="float">
            <text:p>132980</text:p>
          </table:table-cell>
          <table:table-cell table:style-name="ce116" office:value-type="float" office:value="15898" calcext:value-type="float">
            <text:p>15898</text:p>
          </table:table-cell>
          <table:table-cell table:style-name="ce116" office:value-type="float" office:value="2351" calcext:value-type="float">
            <text:p>2351</text:p>
          </table:table-cell>
          <table:table-cell table:style-name="ce116" office:value-type="float" office:value="231836" calcext:value-type="float">
            <text:p>231836</text:p>
          </table:table-cell>
          <table:table-cell table:style-name="ce116" office:value-type="float" office:value="199703" calcext:value-type="float">
            <text:p>199703</text:p>
          </table:table-cell>
          <table:table-cell table:style-name="ce116" office:value-type="float" office:value="283488" calcext:value-type="float">
            <text:p>283488</text:p>
          </table:table-cell>
          <table:table-cell table:style-name="ce122" office:value-type="float" office:value="19972573000" calcext:value-type="float">
            <text:p>2.0E+10</text:p>
          </table:table-cell>
          <table:table-cell table:style-name="ce107" table:formula="of:=[.V116]/[.T116]" office:value-type="float" office:value="100011.381902125" calcext:value-type="float">
            <text:p>100011</text:p>
          </table:table-cell>
          <table:table-cell table:style-name="ce116" office:value-type="float" office:value="36877" calcext:value-type="float">
            <text:p>36877</text:p>
          </table:table-cell>
          <table:table-cell table:style-name="ce116" office:value-type="float" office:value="11325" calcext:value-type="float">
            <text:p>11325</text:p>
          </table:table-cell>
          <table:table-cell table:style-name="ce34" table:formula="of:=[.X116]/[.Y116]" office:value-type="float" office:value="3.2562472406181" calcext:value-type="float">
            <text:p>3.26</text:p>
          </table:table-cell>
          <table:table-cell table:style-name="ce34" table:formula="of:=[.T116]/[.O116]" office:value-type="float" office:value="0.638859475420115" calcext:value-type="float">
            <text:p>0.64</text:p>
          </table:table-cell>
          <table:table-cell table:style-name="ce34" table:formula="of:=([.W116]*100)/([.DT116]*(([.CA116]*([.BZ116]/([.BU116]+[.BZ116])))+([.BV116]*([.BU116]/([.BU116]+[.BZ116])))))" office:value-type="float" office:value="58.4789956374354" calcext:value-type="float">
            <text:p>58.48</text:p>
          </table:table-cell>
          <table:table-cell table:style-name="ce103" table:formula="of:=(([.V116]*100/[.V115])-100)-[.DW116]" office:value-type="float" office:value="-30.9074870345214" calcext:value-type="float">
            <text:p>-30.91</text:p>
          </table:table-cell>
          <table:table-cell table:style-name="ce103" office:value-type="float" office:value="3.353" calcext:value-type="float">
            <text:p>3.35</text:p>
          </table:table-cell>
          <table:table-cell table:style-name="ce103" office:value-type="float" office:value="5.9" calcext:value-type="float">
            <text:p>5.90</text:p>
          </table:table-cell>
          <table:table-cell table:style-name="ce103" table:formula="of:=100-[.AE116]" office:value-type="float" office:value="94.1" calcext:value-type="float">
            <text:p>94.1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0.532681818181818" calcext:value-type="float">
            <text:p>0.53</text:p>
          </table:table-cell>
          <table:table-cell table:style-name="ce102" table:formula="of:=[.AD116]-[.AH116]" office:value-type="float" office:value="2.82031818181818" calcext:value-type="float">
            <text:p>2.82</text:p>
          </table:table-cell>
          <table:table-cell table:style-name="ce103" office:value-type="float" office:value="1.32984166666667" calcext:value-type="float">
            <text:p>1.33</text:p>
          </table:table-cell>
          <table:table-cell table:style-name="ce104" table:formula="of:=[.DT116]*100" office:value-type="float" office:value="125000" calcext:value-type="float">
            <text:p>125000</text:p>
          </table:table-cell>
          <table:table-cell table:style-name="ce104" table:formula="of:=([.DT116]*100)*[.AJ116]" office:value-type="float" office:value="166230.208333333" calcext:value-type="float">
            <text:p>166230</text:p>
          </table:table-cell>
          <table:table-cell table:style-name="ce123" office:value-type="float" office:value="9849473000000" calcext:value-type="float">
            <text:p>9.85E+12</text:p>
          </table:table-cell>
          <table:table-cell table:style-name="ce101" table:formula="of:=([.AM116]*100/[.AM115])-100" office:value-type="float" office:value="0.423176339890176" calcext:value-type="float">
            <text:p>0.42</text:p>
          </table:table-cell>
          <table:table-cell table:style-name="ce101" table:formula="of:=AVERAGE([.$AN$84:.AN116])" office:value-type="float" office:value="6.55924436328877" calcext:value-type="float">
            <text:p>6.56</text:p>
          </table:table-cell>
          <table:table-cell table:style-name="ce106" office:value-type="float" office:value="117.126916666667" calcext:value-type="float">
            <text:p>117</text:p>
          </table:table-cell>
          <table:table-cell table:style-name="ce106" table:formula="of:=[.DT116]*100/[.AP116]" office:value-type="float" office:value="1067.21839486085" calcext:value-type="float">
            <text:p>1067</text:p>
          </table:table-cell>
          <table:table-cell table:style-name="ce106" office:value-type="float" office:value="1049.11" calcext:value-type="float">
            <text:p>1049</text:p>
          </table:table-cell>
          <table:table-cell table:style-name="ce107" table:formula="of:=[.DT116]*100/[.AR116]" office:value-type="float" office:value="119.148611680377" calcext:value-type="float">
            <text:p>119</text:p>
          </table:table-cell>
          <table:table-cell table:style-name="ce140" office:value-type="float" office:value="-0.219682352442121" calcext:value-type="float">
            <text:p>-0.2</text:p>
          </table:table-cell>
          <table:table-cell table:style-name="ce119" office:value-type="float" office:value="629150000000" calcext:value-type="float">
            <text:p>6.29E+11</text:p>
          </table:table-cell>
          <table:table-cell table:style-name="ce107" table:formula="of:=[.AU116]/[.E116]" office:value-type="float" office:value="16402.6798296755" calcext:value-type="float">
            <text:p>16403</text:p>
          </table:table-cell>
          <table:table-cell table:style-name="ce107" table:formula="of:=[.AW115]*(1+([.DW116]/100))" office:value-type="float" office:value="16847.9106625044" calcext:value-type="float">
            <text:p>16848</text:p>
          </table:table-cell>
          <table:table-cell table:style-name="ce107" table:formula="of:=[.AV116]+(12*PMT([.AD116]/100/12;[.AG116]*12;([.AV116]*5)*-1))" office:value-type="float" office:value="21523.1724519899" calcext:value-type="float">
            <text:p>21523</text:p>
          </table:table-cell>
          <table:table-cell table:style-name="ce107" table:formula="of:=[.AY115]*(1+(([.DU116]-[.DU115])/100))" office:value-type="float" office:value="15848.9796177229" calcext:value-type="float">
            <text:p>15849</text:p>
          </table:table-cell>
          <table:table-cell table:style-name="ce107" table:formula="of:=(([.AY116]+([.AW116]-[.AV116])+([.AX116]-[.AV116]))-[.AV116])+[.$AV$102]" office:value-type="float" office:value="16545.0115292803" calcext:value-type="float">
            <text:p>16545</text:p>
          </table:table-cell>
          <table:table-cell table:style-name="ce107" table:formula="of:=[.AZ116]*[.$BA$102]/[.$AZ$102]" office:value-type="float" office:value="105.728325874933" calcext:value-type="float">
            <text:p>106</text:p>
          </table:table-cell>
          <table:table-cell table:style-name="ce107" table:formula="of:=[.AV116]*[.$BB$102]/[.$AV$102]" office:value-type="float" office:value="72.5342513633202" calcext:value-type="float">
            <text:p>73</text:p>
          </table:table-cell>
          <table:table-cell table:style-name="ce107" table:formula="of:=[.DU116]-[.BB116]" office:value-type="float" office:value="15.6057486366798" calcext:value-type="float">
            <text:p>16</text:p>
          </table:table-cell>
          <table:table-cell table:style-name="ce107" table:formula="of:=[.W116]/5" office:value-type="float" office:value="20002.2763804249" calcext:value-type="float">
            <text:p>20002</text:p>
          </table:table-cell>
          <table:table-cell table:style-name="ce107" table:formula="of:=100-(([.AV116]*100)/[.BD116])" office:value-type="float" office:value="17.9959344740989" calcext:value-type="float">
            <text:p>18</text:p>
          </table:table-cell>
          <table:table-cell table:style-name="ce209" office:value-type="float" office:value="153.525" calcext:value-type="float">
            <text:p>154</text:p>
          </table:table-cell>
          <table:table-cell table:style-name="ce116" office:value-type="float" office:value="14555" calcext:value-type="float">
            <text:p>14555</text:p>
          </table:table-cell>
          <table:table-cell table:style-name="ce209" office:value-type="float" office:value="13812.35" calcext:value-type="float">
            <text:p>13812</text:p>
          </table:table-cell>
          <table:table-cell table:style-name="ce209" office:value-type="float" office:value="7325.43" calcext:value-type="float">
            <text:p>7325</text:p>
          </table:table-cell>
          <table:table-cell table:style-name="ce209" office:value-type="float" office:value="5066.97" calcext:value-type="float">
            <text:p>5067</text:p>
          </table:table-cell>
          <table:table-cell table:style-name="ce209" office:value-type="float" office:value="11383.1" calcext:value-type="float">
            <text:p>11383</text:p>
          </table:table-cell>
          <table:table-cell table:style-name="ce209" table:formula="of:=([.BJ116])/((([.BH116]+[.BI116])*1000)/1000000)" office:value-type="float" office:value="239.711549651856" calcext:value-type="float">
            <text:p>240</text:p>
          </table:table-cell>
          <table:table-cell table:style-name="ce209" table:formula="of:=[.CH116]/[.O116]" office:value-type="float" office:value="81.3879581436565" calcext:value-type="float">
            <text:p>81</text:p>
          </table:table-cell>
          <table:table-cell table:style-name="ce116" office:value-type="float" office:value="56436" calcext:value-type="float">
            <text:p>56436</text:p>
          </table:table-cell>
          <table:table-cell table:style-name="ce116" office:value-type="float" office:value="15025" calcext:value-type="float">
            <text:p>15025</text:p>
          </table:table-cell>
          <table:table-cell table:style-name="ce116" office:value-type="float" office:value="38894" calcext:value-type="float">
            <text:p>38894</text:p>
          </table:table-cell>
          <table:table-cell table:style-name="ce116" office:value-type="float" office:value="2517" calcext:value-type="float">
            <text:p>2517</text:p>
          </table:table-cell>
          <table:table-cell table:style-name="ce116" office:value-type="float" office:value="23889" calcext:value-type="float">
            <text:p>23889</text:p>
          </table:table-cell>
          <table:table-cell table:style-name="ce116" office:value-type="float" office:value="34294" calcext:value-type="float">
            <text:p>34294</text:p>
          </table:table-cell>
          <table:table-cell table:style-name="ce116" office:value-type="float" office:value="557" calcext:value-type="float">
            <text:p>557</text:p>
          </table:table-cell>
          <table:table-cell table:style-name="ce116" office:value-type="float" office:value="11311" calcext:value-type="float">
            <text:p>11311</text:p>
          </table:table-cell>
          <table:table-cell table:style-name="ce259" office:value-type="float" office:value="197.777603106929" calcext:value-type="float">
            <text:p>198</text:p>
          </table:table-cell>
          <table:table-cell table:style-name="ce116" office:value-type="float" office:value="1487085500" calcext:value-type="float">
            <text:p>1487085500</text:p>
          </table:table-cell>
          <table:table-cell table:style-name="ce120" table:formula="of:=[.BW116]/[.BU116]" office:value-type="float" office:value="131472.504641499" calcext:value-type="float">
            <text:p>131473</text:p>
          </table:table-cell>
          <table:table-cell table:style-name="ce120" table:formula="of:=[.BX116]/[.BV116]" office:value-type="float" office:value="664.749206058576" calcext:value-type="float">
            <text:p>665</text:p>
          </table:table-cell>
          <table:table-cell table:style-name="ce116" office:value-type="float" office:value="22961" calcext:value-type="float">
            <text:p>22961</text:p>
          </table:table-cell>
          <table:table-cell table:style-name="ce259" office:value-type="float" office:value="106.786454467225" calcext:value-type="float">
            <text:p>107</text:p>
          </table:table-cell>
          <table:table-cell table:style-name="ce116" office:value-type="float" office:value="1620895000" calcext:value-type="float">
            <text:p>1620895000</text:p>
          </table:table-cell>
          <table:table-cell table:style-name="ce81" table:formula="of:=[.CB116]/[.BZ116]" office:value-type="float" office:value="70593.3975001089" calcext:value-type="float">
            <text:p>70593</text:p>
          </table:table-cell>
          <table:table-cell table:style-name="ce81" table:formula="of:=[.CC116]/[.CA116]" office:value-type="float" office:value="661.070712126464" calcext:value-type="float">
            <text:p>661</text:p>
          </table:table-cell>
          <table:table-cell table:style-name="ce84" table:formula="of:=[.DT116]/(([.CD116]+[.BY116])/2)" office:value-type="float" office:value="1.88562561605073" calcext:value-type="float">
            <text:p>1.89</text:p>
          </table:table-cell>
          <table:table-cell table:style-name="ce83" table:formula="of:=[.CG116]-[.CG115]" office:value-type="float" office:value="-0.100748484204189" calcext:value-type="float">
            <text:p>-0.1</text:p>
          </table:table-cell>
          <table:table-cell table:style-name="ce82" office:value-type="float" office:value="92.6415136539469" calcext:value-type="float">
            <text:p>93</text:p>
          </table:table-cell>
          <table:table-cell table:style-name="ce209" office:value-type="float" office:value="25441306" calcext:value-type="float">
            <text:p>25441306</text:p>
          </table:table-cell>
          <table:table-cell table:style-name="ce107" table:formula="of:=[.CH116]-[.CH115]" office:value-type="float" office:value="58891" calcext:value-type="float">
            <text:p>58891</text:p>
          </table:table-cell>
          <table:table-cell table:style-name="ce107" office:value-type="float" office:value="43230" calcext:value-type="float">
            <text:p>43230</text:p>
          </table:table-cell>
          <table:table-cell table:style-name="ce107" office:value-type="float" office:value="17059" calcext:value-type="float">
            <text:p>17059</text:p>
          </table:table-cell>
          <table:table-cell table:style-name="ce107" table:formula="of:=100-[.CM116]" office:value-type="float" office:value="71.704622733832" calcext:value-type="float">
            <text:p>72</text:p>
          </table:table-cell>
          <table:table-cell table:style-name="ce107" table:formula="of:=([.CK116]*100)/([.CJ116]+[.CK116])" office:value-type="float" office:value="28.295377266168" calcext:value-type="float">
            <text:p>28</text:p>
          </table:table-cell>
          <table:table-cell table:style-name="ce102" table:formula="of:=([.B116]/[.CH116])" office:value-type="float" office:value="1.83669816321536" calcext:value-type="float">
            <text:p>1.84</text:p>
          </table:table-cell>
          <table:table-cell table:style-name="ce102" office:value-type="float" office:value="2.55" calcext:value-type="float">
            <text:p>2.55</text:p>
          </table:table-cell>
          <table:table-cell table:style-name="ce102" table:formula="of:=([.CO116]-[.CN116])" office:value-type="float" office:value="0.713301836784637" calcext:value-type="float">
            <text:p>0.71</text:p>
          </table:table-cell>
          <table:table-cell table:style-name="ce138" table:formula="of:=([.CH116]*100/[.CH115])-100" office:value-type="float" office:value="0.232014959963422" calcext:value-type="float">
            <text:p>0.2</text:p>
          </table:table-cell>
          <table:table-cell table:style-name="ce101" table:formula="of:=AVERAGE([.$CQ$74:.CQ116])" office:value-type="float" office:value="2.04672188570308" calcext:value-type="float">
            <text:p>2.05</text:p>
          </table:table-cell>
          <table:table-cell table:style-name="ce104" table:formula="of:=([.B116]-[.B115])" office:value-type="float" office:value="-90000" calcext:value-type="float">
            <text:p>-90000</text:p>
          </table:table-cell>
          <table:table-cell table:style-name="ce34" table:formula="of:=([.B116]*100/[.B115])-100" office:value-type="float" office:value="-0.192233756247603" calcext:value-type="float">
            <text:p>-0.19</text:p>
          </table:table-cell>
          <table:table-cell table:style-name="ce209" table:formula="of:=[.CI116]-([.CS116]/2)" office:value-type="float" office:value="103891" calcext:value-type="float">
            <text:p>103891</text:p>
          </table:table-cell>
          <table:table-cell table:style-name="ce209" office:value-type="float" office:value="1029000" calcext:value-type="float">
            <text:p>1029000</text:p>
          </table:table-cell>
          <table:table-cell table:style-name="ce138" table:formula="of:=[.CV116]/[.CI116]" office:value-type="float" office:value="17.4729585165815" calcext:value-type="float">
            <text:p>17.5</text:p>
          </table:table-cell>
          <table:table-cell table:style-name="ce138" table:formula="of:=[.CV116]/[.B116]*100" office:value-type="float" office:value="2.20210580380072" calcext:value-type="float">
            <text:p>2.2</text:p>
          </table:table-cell>
          <table:table-cell table:style-name="ce209" office:value-type="float" office:value="10742.99" calcext:value-type="float">
            <text:p>10743</text:p>
          </table:table-cell>
          <table:table-cell table:style-name="ce116" office:value-type="float" office:value="21.93" calcext:value-type="float">
            <text:p>21.93</text:p>
          </table:table-cell>
          <table:table-cell table:style-name="ce34" table:formula="of:=100-([.CZ116]+[.DB116])" office:value-type="float" office:value="69.365195" calcext:value-type="float">
            <text:p>69.37</text:p>
          </table:table-cell>
          <table:table-cell table:style-name="ce34" table:formula="of:=([.DC116]*(100-[.CZ116]))/100" office:value-type="float" office:value="8.704805" calcext:value-type="float">
            <text:p>8.70</text:p>
          </table:table-cell>
          <table:table-cell table:style-name="ce116" office:value-type="float" office:value="11.15" calcext:value-type="float">
            <text:p>11.15</text:p>
          </table:table-cell>
          <table:table-cell table:style-name="ce138" office:value-type="float" office:value="77.7" calcext:value-type="float">
            <text:p>77.7</text:p>
          </table:table-cell>
          <table:table-cell table:style-name="ce138" office:value-type="float" office:value="15.4" calcext:value-type="float">
            <text:p>15.4</text:p>
          </table:table-cell>
          <table:table-cell table:style-name="ce138" office:value-type="float" office:value="2.5" calcext:value-type="float">
            <text:p>2.5</text:p>
          </table:table-cell>
          <table:table-cell table:style-name="ce138" office:value-type="float" office:value="6.9" calcext:value-type="float">
            <text:p>6.9</text:p>
          </table:table-cell>
          <table:table-cell table:style-name="ce209" office:value-type="float" office:value="100.493" calcext:value-type="float">
            <text:p>100</text:p>
          </table:table-cell>
          <table:table-cell table:style-name="ce209" table:formula="of:=[.DJ116]*[.$DI$118]/[.$DJ$118]" office:value-type="float" office:value="98.6486486486487" calcext:value-type="float">
            <text:p>99</text:p>
          </table:table-cell>
          <table:table-cell table:style-name="ce138" office:value-type="float" office:value="7.3" calcext:value-type="float">
            <text:p>7.3</text:p>
          </table:table-cell>
          <table:table-cell table:style-name="ce138" table:formula="of:=(([.DJ116]*100)/[.DJ115])-100" office:value-type="float" office:value="-5.80645161290323" calcext:value-type="float">
            <text:p>-5.8</text:p>
          </table:table-cell>
          <table:table-cell table:style-name="ce138" table:formula="of:=[.DQ116]/([.DJ116]*12)" office:value-type="float" office:value="18.7747336377473" calcext:value-type="float">
            <text:p>18.8</text:p>
          </table:table-cell>
          <table:table-cell table:style-name="ce138" table:formula="of:=100/[.DL116]" office:value-type="float" office:value="5.32630725577625" calcext:value-type="float">
            <text:p>5.3</text:p>
          </table:table-cell>
          <table:table-cell table:style-name="ce138" table:formula="of:=[.DQ116]/(([.DJ116]*12)*0.75)" office:value-type="float" office:value="25.0329781836631" calcext:value-type="float">
            <text:p>25.0</text:p>
          </table:table-cell>
          <table:table-cell table:style-name="ce138" table:formula="of:=100/[.DN116]" office:value-type="float" office:value="3.99473044183218" calcext:value-type="float">
            <text:p>4.0</text:p>
          </table:table-cell>
          <table:table-cell table:style-name="ce209" table:formula="of:=([.DS116]/[.DQ116])*100" office:value-type="float" office:value="44.3858937981354" calcext:value-type="float">
            <text:p>44</text:p>
          </table:table-cell>
          <table:table-cell table:style-name="ce209" table:formula="of:=AVERAGE([Quarterly.E26:.E29])" office:value-type="float" office:value="1644.66666666667" calcext:value-type="float">
            <text:p>1645</text:p>
          </table:table-cell>
          <table:table-cell table:style-name="ce209" table:formula="of:=[.DQ116]*[.$DR$118]/[.$DQ$118]" office:value-type="float" office:value="106.842789086185" calcext:value-type="float">
            <text:p>107</text:p>
          </table:table-cell>
          <table:table-cell table:style-name="ce209" table:formula="of:=[.DJ116]*100" office:value-type="float" office:value="730" calcext:value-type="float">
            <text:p>730</text:p>
          </table:table-cell>
          <table:table-cell table:style-name="ce107" office:value-type="float" office:value="1250" calcext:value-type="float">
            <text:p>1250</text:p>
          </table:table-cell>
          <table:table-cell table:style-name="ce107" office:value-type="float" office:value="88.14" calcext:value-type="float">
            <text:p>88</text:p>
          </table:table-cell>
          <table:table-cell table:style-name="ce107" office:value-type="float" office:value="96.266" calcext:value-type="float">
            <text:p>96</text:p>
          </table:table-cell>
          <table:table-cell table:style-name="ce34" office:value-type="float" office:value="1.41" calcext:value-type="float">
            <text:p>1.41</text:p>
          </table:table-cell>
          <table:table-cell table:style-name="ce138" table:formula="of:=[.DX115]+[.DW116]" office:value-type="float" office:value="206.4" calcext:value-type="float">
            <text:p>206.4</text:p>
          </table:table-cell>
          <table:table-cell table:style-name="ce138" table:formula="of:=(([.DT116]*[.DW116])/100)+[.DY115]" office:value-type="float" office:value="889.57886525" calcext:value-type="float">
            <text:p>889.6</text:p>
          </table:table-cell>
          <table:table-cell table:style-name="ce138" table:formula="of:=[.DT116]-[.DY116]" office:value-type="float" office:value="360.42113475" calcext:value-type="float">
            <text:p>360.4</text:p>
          </table:table-cell>
          <table:table-cell table:style-name="ce138" table:formula="of:=[.DT116]/[.DX116]*[.$DX$88]" office:value-type="float" office:value="605.62015503876" calcext:value-type="float">
            <text:p>605.6</text:p>
          </table:table-cell>
          <table:table-cell table:style-name="ce138" table:formula="of:=[.DT116]-[.EA116]" office:value-type="float" office:value="644.37984496124" calcext:value-type="float">
            <text:p>644.4</text:p>
          </table:table-cell>
          <table:table-cell table:style-name="ce34" table:formula="of:=([.AH116]-[.AH115])" office:value-type="float" office:value="-0.512236363636364" calcext:value-type="float">
            <text:p>-0.51</text:p>
          </table:table-cell>
          <table:table-cell table:style-name="ce34" table:formula="of:=([.DT116]*100/[.DT115])-100" office:value-type="float" office:value="-8.35777126099707" calcext:value-type="float">
            <text:p>-8.36</text:p>
          </table:table-cell>
          <table:table-cell table:style-name="ce34" table:formula="of:=[.ED116]-[.DW116]" office:value-type="float" office:value="-9.76777126099707" calcext:value-type="float">
            <text:p>-9.77</text:p>
          </table:table-cell>
          <table:table-cell table:style-name="ce34" table:formula="of:=([.O116]*100/[.O115])-100" office:value-type="float" office:value="-1.86510702154244" calcext:value-type="float">
            <text:p>-1.87</text:p>
          </table:table-cell>
          <table:table-cell table:style-name="ce34" table:formula="of:=([.T116]*100/[.T115])-100" office:value-type="float" office:value="-27.0818956231538" calcext:value-type="float">
            <text:p>-27.08</text:p>
          </table:table-cell>
          <table:table-cell table:style-name="ce105" office:value-type="float" office:value="26.09" calcext:value-type="float">
            <text:p>26.1</text:p>
          </table:table-cell>
          <table:table-cell table:style-name="ce138" table:formula="of:=([.DO116]+[.ED116])" office:value-type="float" office:value="-4.36304081916489" calcext:value-type="float">
            <text:p>-4.4</text:p>
          </table:table-cell>
          <table:table-cell table:style-name="ce138" table:formula="of:=-0.06*(([.A116]-1963)^2)+8.5*([.A116]-1963)+140" office:value-type="float" office:value="415" calcext:value-type="float">
            <text:p>415.0</text:p>
          </table:table-cell>
          <table:table-cell table:style-name="ce138" table:formula="of:=[.EJ116]+50" office:value-type="float" office:value="465" calcext:value-type="float">
            <text:p>465.0</text:p>
          </table:table-cell>
          <table:table-cell table:style-name="ce138" table:formula="of:=[.EJ116]-50" office:value-type="float" office:value="365" calcext:value-type="float">
            <text:p>365.0</text:p>
          </table:table-cell>
          <table:table-cell table:style-name="ce138" table:formula="of:=[.EJ116]+100" office:value-type="float" office:value="515" calcext:value-type="float">
            <text:p>515.0</text:p>
          </table:table-cell>
          <table:table-cell table:style-name="ce138" table:formula="of:=[.EJ116]-100" office:value-type="float" office:value="315" calcext:value-type="float">
            <text:p>315.0</text:p>
          </table:table-cell>
          <table:table-cell table:style-name="ce138" table:formula="of:=-0.025*(([.A116]-1963)^2)+5.5*([.A116]-1963)+175" office:value-type="float" office:value="387.5" calcext:value-type="float">
            <text:p>387.5</text:p>
          </table:table-cell>
          <table:table-cell table:style-name="ce92" table:formula="of:=3.44286538461539*0.264172052" office:value-type="float" office:value="0.909508813413617" calcext:value-type="float">
            <text:p>0.91</text:p>
          </table:table-cell>
          <table:table-cell table:style-name="ce304" table:formula="of:=([.EP116]*100/[.EP115])-100" office:value-type="float" office:value="-3.0781467890731" calcext:value-type="float">
            <text:p>-3.1</text:p>
          </table:table-cell>
          <table:table-cell table:style-name="ce92" table:formula="of:=1.45*[.AJ116]" office:value-type="float" office:value="1.92827041666667" calcext:value-type="float">
            <text:p>1.93</text:p>
          </table:table-cell>
          <table:table-cell table:number-columns-repeated="876"/>
        </table:table-row>
        <table:table-row table:style-name="ro9">
          <table:table-cell table:style-name="ce158" office:value-type="float" office:value="2014" calcext:value-type="float">
            <text:p>2014</text:p>
          </table:table-cell>
          <table:table-cell table:style-name="ce13" office:value-type="float" office:value="46508000" calcext:value-type="float">
            <text:p>46508000</text:p>
          </table:table-cell>
          <table:table-cell table:style-name="ce209" office:value-type="float" office:value="18485411" calcext:value-type="float">
            <text:p>18485411</text:p>
          </table:table-cell>
          <table:table-cell table:style-name="ce209" office:value-type="float" office:value="24520794.517032" calcext:value-type="float">
            <text:p>24520795</text:p>
          </table:table-cell>
          <table:table-cell table:style-name="ce209" office:value-type="float" office:value="38162986.049432" calcext:value-type="float">
            <text:p>38162986</text:p>
          </table:table-cell>
          <table:table-cell table:style-name="ce107" table:formula="of:=[.C117]/26" office:value-type="float" office:value="710977.346153846" calcext:value-type="float">
            <text:p>710977</text:p>
          </table:table-cell>
          <table:table-cell table:style-name="ce107" table:formula="of:=[.F117]/2" office:value-type="float" office:value="355488.673076923" calcext:value-type="float">
            <text:p>355489</text:p>
          </table:table-cell>
          <table:table-cell table:style-name="ce209" table:formula="of:=[.G117]*1.5" office:value-type="float" office:value="533233.009615385" calcext:value-type="float">
            <text:p>533233</text:p>
          </table:table-cell>
          <table:table-cell table:style-name="ce209" office:value-type="float" office:value="619820" calcext:value-type="float">
            <text:p>619820</text:p>
          </table:table-cell>
          <table:table-cell table:style-name="ce209" table:formula="of:=[.I117]/2" office:value-type="float" office:value="309910" calcext:value-type="float">
            <text:p>309910</text:p>
          </table:table-cell>
          <table:table-cell table:style-name="ce209" office:value-type="float" office:value="795232" calcext:value-type="float">
            <text:p>795232</text:p>
          </table:table-cell>
          <table:table-cell table:style-name="ce209" table:formula="of:=[.K117]/2" office:value-type="float" office:value="397616" calcext:value-type="float">
            <text:p>397616</text:p>
          </table:table-cell>
          <table:table-cell table:style-name="ce209" office:value-type="float" office:value="698441" calcext:value-type="float">
            <text:p>698441</text:p>
          </table:table-cell>
          <table:table-cell table:style-name="ce209" table:formula="of:=[.M117]/2" office:value-type="float" office:value="349220.5" calcext:value-type="float">
            <text:p>349221</text:p>
          </table:table-cell>
          <table:table-cell table:style-name="ce116" office:value-type="float" office:value="318830" calcext:value-type="float">
            <text:p>318830</text:p>
          </table:table-cell>
          <table:table-cell table:style-name="ce116" office:value-type="float" office:value="137594" calcext:value-type="float">
            <text:p>137594</text:p>
          </table:table-cell>
          <table:table-cell table:style-name="ce116" office:value-type="float" office:value="14306" calcext:value-type="float">
            <text:p>14306</text:p>
          </table:table-cell>
          <table:table-cell table:style-name="ce116" office:value-type="float" office:value="1827" calcext:value-type="float">
            <text:p>1827</text:p>
          </table:table-cell>
          <table:table-cell table:style-name="ce116" office:value-type="float" office:value="196646" calcext:value-type="float">
            <text:p>196646</text:p>
          </table:table-cell>
          <table:table-cell table:style-name="ce116" office:value-type="float" office:value="204302" calcext:value-type="float">
            <text:p>204302</text:p>
          </table:table-cell>
          <table:table-cell table:style-name="ce116" office:value-type="float" office:value="282360" calcext:value-type="float">
            <text:p>282360</text:p>
          </table:table-cell>
          <table:table-cell table:style-name="ce122" office:value-type="float" office:value="20890540000" calcext:value-type="float">
            <text:p>2.1E+10</text:p>
          </table:table-cell>
          <table:table-cell table:style-name="ce107" table:formula="of:=[.V117]/[.T117]" office:value-type="float" office:value="102253.232959051" calcext:value-type="float">
            <text:p>102253</text:p>
          </table:table-cell>
          <table:table-cell table:style-name="ce116" office:value-type="float" office:value="33601" calcext:value-type="float">
            <text:p>33601</text:p>
          </table:table-cell>
          <table:table-cell table:style-name="ce116" office:value-type="float" office:value="9547" calcext:value-type="float">
            <text:p>9547</text:p>
          </table:table-cell>
          <table:table-cell table:style-name="ce34" table:formula="of:=[.X117]/[.Y117]" office:value-type="float" office:value="3.51953493243951" calcext:value-type="float">
            <text:p>3.52</text:p>
          </table:table-cell>
          <table:table-cell table:style-name="ce34" table:formula="of:=[.T117]/[.O117]" office:value-type="float" office:value="0.640786626101684" calcext:value-type="float">
            <text:p>0.64</text:p>
          </table:table-cell>
          <table:table-cell table:style-name="ce34" table:formula="of:=([.W117]*100)/([.DT117]*(([.CA117]*([.BZ117]/([.BU117]+[.BZ117])))+([.BV117]*([.BU117]/([.BU117]+[.BZ117])))))" office:value-type="float" office:value="57.9408061739851" calcext:value-type="float">
            <text:p>57.94</text:p>
          </table:table-cell>
          <table:table-cell table:style-name="ce103" table:formula="of:=(([.V117]*100/[.V116])-100)-[.DW117]" office:value-type="float" office:value="4.74613791372799" calcext:value-type="float">
            <text:p>4.75</text:p>
          </table:table-cell>
          <table:table-cell table:style-name="ce103" office:value-type="float" office:value="3.004" calcext:value-type="float">
            <text:p>3.00</text:p>
          </table:table-cell>
          <table:table-cell table:style-name="ce103" office:value-type="float" office:value="5.4" calcext:value-type="float">
            <text:p>5.40</text:p>
          </table:table-cell>
          <table:table-cell table:style-name="ce103" table:formula="of:=100-[.AE117]" office:value-type="float" office:value="94.6" calcext:value-type="float">
            <text:p>94.6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0.468627272727273" calcext:value-type="float">
            <text:p>0.47</text:p>
          </table:table-cell>
          <table:table-cell table:style-name="ce102" table:formula="of:=[.AD117]-[.AH117]" office:value-type="float" office:value="2.53537272727273" calcext:value-type="float">
            <text:p>2.54</text:p>
          </table:table-cell>
          <table:table-cell table:style-name="ce103" office:value-type="float" office:value="1.32055" calcext:value-type="float">
            <text:p>1.32</text:p>
          </table:table-cell>
          <table:table-cell table:style-name="ce104" table:formula="of:=[.DT117]*100" office:value-type="float" office:value="125300" calcext:value-type="float">
            <text:p>125300</text:p>
          </table:table-cell>
          <table:table-cell table:style-name="ce104" table:formula="of:=([.DT117]*100)*[.AJ117]" office:value-type="float" office:value="165464.915" calcext:value-type="float">
            <text:p>165465</text:p>
          </table:table-cell>
          <table:table-cell table:style-name="ce123" office:value-type="float" office:value="10328136000000" calcext:value-type="float">
            <text:p>1.03E+13</text:p>
          </table:table-cell>
          <table:table-cell table:style-name="ce101" table:formula="of:=([.AM117]*100/[.AM116])-100" office:value-type="float" office:value="4.85978285335672" calcext:value-type="float">
            <text:p>4.86</text:p>
          </table:table-cell>
          <table:table-cell table:style-name="ce101" table:formula="of:=AVERAGE([.$AN$84:.AN117])" office:value-type="float" office:value="6.50926020123195" calcext:value-type="float">
            <text:p>6.51</text:p>
          </table:table-cell>
          <table:table-cell table:style-name="ce106" office:value-type="float" office:value="374.1732" calcext:value-type="float">
            <text:p>374</text:p>
          </table:table-cell>
          <table:table-cell table:style-name="ce106" table:formula="of:=[.DT117]*100/[.AP117]" office:value-type="float" office:value="334.871658365698" calcext:value-type="float">
            <text:p>335</text:p>
          </table:table-cell>
          <table:table-cell table:style-name="ce106" office:value-type="float" office:value="950.483333333333" calcext:value-type="float">
            <text:p>950</text:p>
          </table:table-cell>
          <table:table-cell table:style-name="ce107" table:formula="of:=[.DT117]*100/[.AR117]" office:value-type="float" office:value="131.827666625752" calcext:value-type="float">
            <text:p>132</text:p>
          </table:table-cell>
          <table:table-cell table:style-name="ce140" office:value-type="float" office:value="1.40260543350301" calcext:value-type="float">
            <text:p>1.4</text:p>
          </table:table-cell>
          <table:table-cell table:style-name="ce119" office:value-type="float" office:value="628963000000" calcext:value-type="float">
            <text:p>6.29E+11</text:p>
          </table:table-cell>
          <table:table-cell table:style-name="ce107" table:formula="of:=[.AU117]/[.E117]" office:value-type="float" office:value="16480.9692612971" calcext:value-type="float">
            <text:p>16481</text:p>
          </table:table-cell>
          <table:table-cell table:style-name="ce107" table:formula="of:=[.AW116]*(1+([.DW117]/100))" office:value-type="float" office:value="16822.6387965107" calcext:value-type="float">
            <text:p>16823</text:p>
          </table:table-cell>
          <table:table-cell table:style-name="ce107" table:formula="of:=[.AV117]+(12*PMT([.AD117]/100/12;[.AG117]*12;([.AV117]*5)*-1))" office:value-type="float" office:value="21447.2245876893" calcext:value-type="float">
            <text:p>21447</text:p>
          </table:table-cell>
          <table:table-cell table:style-name="ce107" table:formula="of:=[.AY116]*(1+(([.DU117]-[.DU116])/100))" office:value-type="float" office:value="15469.7927803689" calcext:value-type="float">
            <text:p>15470</text:p>
          </table:table-cell>
          <table:table-cell table:style-name="ce107" table:formula="of:=(([.AY117]+([.AW117]-[.AV117])+([.AX117]-[.AV117]))-[.AV117])+[.$AV$102]" office:value-type="float" office:value="15829.736666767" calcext:value-type="float">
            <text:p>15830</text:p>
          </table:table-cell>
          <table:table-cell table:style-name="ce107" table:formula="of:=[.AZ117]*[.$BA$102]/[.$AZ$102]" office:value-type="float" office:value="101.157472985522" calcext:value-type="float">
            <text:p>101</text:p>
          </table:table-cell>
          <table:table-cell table:style-name="ce107" table:formula="of:=[.AV117]*[.$BB$102]/[.$AV$102]" office:value-type="float" office:value="72.8804548722165" calcext:value-type="float">
            <text:p>73</text:p>
          </table:table-cell>
          <table:table-cell table:style-name="ce107" table:formula="of:=[.DU117]-[.BB117]" office:value-type="float" office:value="12.8670451277835" calcext:value-type="float">
            <text:p>13</text:p>
          </table:table-cell>
          <table:table-cell table:style-name="ce107" table:formula="of:=[.W117]/5" office:value-type="float" office:value="20450.6465918102" calcext:value-type="float">
            <text:p>20451</text:p>
          </table:table-cell>
          <table:table-cell table:style-name="ce107" table:formula="of:=100-(([.AV117]*100)/[.BD117])" office:value-type="float" office:value="19.4110113472048" calcext:value-type="float">
            <text:p>19</text:p>
          </table:table-cell>
          <table:table-cell table:style-name="ce209" office:value-type="float" office:value="146.525" calcext:value-type="float">
            <text:p>147</text:p>
          </table:table-cell>
          <table:table-cell table:style-name="ce116" office:value-type="float" office:value="15899" calcext:value-type="float">
            <text:p>15899</text:p>
          </table:table-cell>
          <table:table-cell table:style-name="ce209" office:value-type="float" office:value="14675.24" calcext:value-type="float">
            <text:p>14675</text:p>
          </table:table-cell>
          <table:table-cell table:style-name="ce209" office:value-type="float" office:value="9039.5" calcext:value-type="float">
            <text:p>9040</text:p>
          </table:table-cell>
          <table:table-cell table:style-name="ce209" office:value-type="float" office:value="4909.74" calcext:value-type="float">
            <text:p>4910</text:p>
          </table:table-cell>
          <table:table-cell table:style-name="ce209" office:value-type="float" office:value="11359.85" calcext:value-type="float">
            <text:p>11360</text:p>
          </table:table-cell>
          <table:table-cell table:style-name="ce209" table:formula="of:=([.BJ117])/((([.BH117]+[.BI117])*1000)/1000000)" office:value-type="float" office:value="207.033262856772" calcext:value-type="float">
            <text:p>207</text:p>
          </table:table-cell>
          <table:table-cell table:style-name="ce209" table:formula="of:=[.CH117]/[.O117]" office:value-type="float" office:value="79.9558855816579" calcext:value-type="float">
            <text:p>80</text:p>
          </table:table-cell>
          <table:table-cell table:style-name="ce116" office:value-type="float" office:value="56606" calcext:value-type="float">
            <text:p>56606</text:p>
          </table:table-cell>
          <table:table-cell table:style-name="ce116" office:value-type="float" office:value="14934" calcext:value-type="float">
            <text:p>14934</text:p>
          </table:table-cell>
          <table:table-cell table:style-name="ce116" office:value-type="float" office:value="39293" calcext:value-type="float">
            <text:p>39293</text:p>
          </table:table-cell>
          <table:table-cell table:style-name="ce116" office:value-type="float" office:value="2379" calcext:value-type="float">
            <text:p>2379</text:p>
          </table:table-cell>
          <table:table-cell table:style-name="ce116" office:value-type="float" office:value="25422" calcext:value-type="float">
            <text:p>25422</text:p>
          </table:table-cell>
          <table:table-cell table:style-name="ce116" office:value-type="float" office:value="32846" calcext:value-type="float">
            <text:p>32846</text:p>
          </table:table-cell>
          <table:table-cell table:style-name="ce116" office:value-type="float" office:value="508" calcext:value-type="float">
            <text:p>508</text:p>
          </table:table-cell>
          <table:table-cell table:style-name="ce116" office:value-type="float" office:value="11550" calcext:value-type="float">
            <text:p>11550</text:p>
          </table:table-cell>
          <table:table-cell table:style-name="ce259" office:value-type="float" office:value="198.739228952437" calcext:value-type="float">
            <text:p>199</text:p>
          </table:table-cell>
          <table:table-cell table:style-name="ce116" office:value-type="float" office:value="1527021400" calcext:value-type="float">
            <text:p>1527021400</text:p>
          </table:table-cell>
          <table:table-cell table:style-name="ce120" table:formula="of:=[.BW117]/[.BU117]" office:value-type="float" office:value="132209.645021645" calcext:value-type="float">
            <text:p>132210</text:p>
          </table:table-cell>
          <table:table-cell table:style-name="ce120" table:formula="of:=[.BX117]/[.BV117]" office:value-type="float" office:value="665.241813196759" calcext:value-type="float">
            <text:p>665</text:p>
          </table:table-cell>
          <table:table-cell table:style-name="ce116" office:value-type="float" office:value="23301" calcext:value-type="float">
            <text:p>23301</text:p>
          </table:table-cell>
          <table:table-cell table:style-name="ce259" office:value-type="float" office:value="112.147594798531" calcext:value-type="float">
            <text:p>112</text:p>
          </table:table-cell>
          <table:table-cell table:style-name="ce116" office:value-type="float" office:value="1719056500" calcext:value-type="float">
            <text:p>1719056500</text:p>
          </table:table-cell>
          <table:table-cell table:style-name="ce81" table:formula="of:=[.CB117]/[.BZ117]" office:value-type="float" office:value="73776.0825715634" calcext:value-type="float">
            <text:p>73776</text:p>
          </table:table-cell>
          <table:table-cell table:style-name="ce81" table:formula="of:=[.CC117]/[.CA117]" office:value-type="float" office:value="657.848103689604" calcext:value-type="float">
            <text:p>658</text:p>
          </table:table-cell>
          <table:table-cell table:style-name="ce84" table:formula="of:=[.DT117]/(([.CD117]+[.BY117])/2)" office:value-type="float" office:value="1.89405116615006" calcext:value-type="float">
            <text:p>1.89</text:p>
          </table:table-cell>
          <table:table-cell table:style-name="ce83" table:formula="of:=[.CG117]-[.CG116]" office:value-type="float" office:value="-0.174822205746537" calcext:value-type="float">
            <text:p>-0.2</text:p>
          </table:table-cell>
          <table:table-cell table:style-name="ce82" office:value-type="float" office:value="92.4666914482003" calcext:value-type="float">
            <text:p>92</text:p>
          </table:table-cell>
          <table:table-cell table:style-name="ce209" office:value-type="float" office:value="25492335" calcext:value-type="float">
            <text:p>25492335</text:p>
          </table:table-cell>
          <table:table-cell table:style-name="ce107" table:formula="of:=[.CH117]-[.CH116]" office:value-type="float" office:value="51029" calcext:value-type="float">
            <text:p>51029</text:p>
          </table:table-cell>
          <table:table-cell table:style-name="ce107" office:value-type="float" office:value="35382" calcext:value-type="float">
            <text:p>35382</text:p>
          </table:table-cell>
          <table:table-cell table:style-name="ce107" office:value-type="float" office:value="15046" calcext:value-type="float">
            <text:p>15046</text:p>
          </table:table-cell>
          <table:table-cell table:style-name="ce107" table:formula="of:=100-[.CM117]" office:value-type="float" office:value="70.1634012850004" calcext:value-type="float">
            <text:p>70</text:p>
          </table:table-cell>
          <table:table-cell table:style-name="ce107" table:formula="of:=([.CK117]*100)/([.CJ117]+[.CK117])" office:value-type="float" office:value="29.8365987149996" calcext:value-type="float">
            <text:p>30</text:p>
          </table:table-cell>
          <table:table-cell table:style-name="ce102" table:formula="of:=([.B117]/[.CH117])" office:value-type="float" office:value="1.82439152788475" calcext:value-type="float">
            <text:p>1.82</text:p>
          </table:table-cell>
          <table:table-cell table:style-name="ce102" office:value-type="float" office:value="2.52" calcext:value-type="float">
            <text:p>2.52</text:p>
          </table:table-cell>
          <table:table-cell table:style-name="ce102" table:formula="of:=([.CO117]-[.CN117])" office:value-type="float" office:value="0.695608472115246" calcext:value-type="float">
            <text:p>0.70</text:p>
          </table:table-cell>
          <table:table-cell table:style-name="ce138" table:formula="of:=([.CH117]*100/[.CH116])-100" office:value-type="float" office:value="0.200575394989556" calcext:value-type="float">
            <text:p>0.2</text:p>
          </table:table-cell>
          <table:table-cell table:style-name="ce101" table:formula="of:=AVERAGE([.$CQ$74:.CQ117])" office:value-type="float" office:value="2.00476401091414" calcext:value-type="float">
            <text:p>2.00</text:p>
          </table:table-cell>
          <table:table-cell table:style-name="ce104" table:formula="of:=([.B117]-[.B116])" office:value-type="float" office:value="-220000" calcext:value-type="float">
            <text:p>-220000</text:p>
          </table:table-cell>
          <table:table-cell table:style-name="ce34" table:formula="of:=([.B117]*100/[.B116])-100" office:value-type="float" office:value="-0.470809792843696" calcext:value-type="float">
            <text:p>-0.47</text:p>
          </table:table-cell>
          <table:table-cell table:style-name="ce209" table:formula="of:=[.CI117]-([.CS117]/2)" office:value-type="float" office:value="161029" calcext:value-type="float">
            <text:p>161029</text:p>
          </table:table-cell>
          <table:table-cell table:style-name="ce209" office:value-type="float" office:value="993000" calcext:value-type="float">
            <text:p>993000</text:p>
          </table:table-cell>
          <table:table-cell table:style-name="ce138" table:formula="of:=[.CV117]/[.CI117]" office:value-type="float" office:value="19.4595230163241" calcext:value-type="float">
            <text:p>19.5</text:p>
          </table:table-cell>
          <table:table-cell table:style-name="ce138" table:formula="of:=[.CV117]/[.B117]*100" office:value-type="float" office:value="2.13511653909005" calcext:value-type="float">
            <text:p>2.1</text:p>
          </table:table-cell>
          <table:table-cell table:style-name="ce209" office:value-type="float" office:value="10833.2" calcext:value-type="float">
            <text:p>10833</text:p>
          </table:table-cell>
          <table:table-cell table:style-name="ce116" office:value-type="float" office:value="15.28" calcext:value-type="float">
            <text:p>15.28</text:p>
          </table:table-cell>
          <table:table-cell table:style-name="ce34" table:formula="of:=100-([.CZ117]+[.DB117])" office:value-type="float" office:value="73.697928" calcext:value-type="float">
            <text:p>73.70</text:p>
          </table:table-cell>
          <table:table-cell table:style-name="ce34" table:formula="of:=([.DC117]*(100-[.CZ117]))/100" office:value-type="float" office:value="11.022072" calcext:value-type="float">
            <text:p>11.02</text:p>
          </table:table-cell>
          <table:table-cell table:style-name="ce116" office:value-type="float" office:value="13.01" calcext:value-type="float">
            <text:p>13.01</text:p>
          </table:table-cell>
          <table:table-cell table:style-name="ce138" office:value-type="float" office:value="78" calcext:value-type="float">
            <text:p>78.0</text:p>
          </table:table-cell>
          <table:table-cell table:style-name="ce138" office:value-type="float" office:value="14.9" calcext:value-type="float">
            <text:p>14.9</text:p>
          </table:table-cell>
          <table:table-cell table:style-name="ce138" office:value-type="float" office:value="2.5" calcext:value-type="float">
            <text:p>2.5</text:p>
          </table:table-cell>
          <table:table-cell table:style-name="ce138" office:value-type="float" office:value="7" calcext:value-type="float">
            <text:p>7.0</text:p>
          </table:table-cell>
          <table:table-cell table:style-name="ce209" office:value-type="float" office:value="99.741" calcext:value-type="float">
            <text:p>100</text:p>
          </table:table-cell>
          <table:table-cell table:style-name="ce209" table:formula="of:=[.DJ117]*[.$DI$118]/[.$DJ$118]" office:value-type="float" office:value="97.972972972973" calcext:value-type="float">
            <text:p>98</text:p>
          </table:table-cell>
          <table:table-cell table:style-name="ce138" office:value-type="float" office:value="7.25" calcext:value-type="float">
            <text:p>7.3</text:p>
          </table:table-cell>
          <table:table-cell table:style-name="ce138" table:formula="of:=(([.DJ117]*100)/[.DJ116])-100" office:value-type="float" office:value="-0.68493150684931" calcext:value-type="float">
            <text:p>-0.7</text:p>
          </table:table-cell>
          <table:table-cell table:style-name="ce138" table:formula="of:=[.DQ117]/([.DJ117]*12)" office:value-type="float" office:value="17.9952107279694" calcext:value-type="float">
            <text:p>18.0</text:p>
          </table:table-cell>
          <table:table-cell table:style-name="ce138" table:formula="of:=100/[.DL117]" office:value-type="float" office:value="5.55703411933784" calcext:value-type="float">
            <text:p>5.6</text:p>
          </table:table-cell>
          <table:table-cell table:style-name="ce138" table:formula="of:=[.DQ117]/(([.DJ117]*12)*0.75)" office:value-type="float" office:value="23.9936143039591" calcext:value-type="float">
            <text:p>24.0</text:p>
          </table:table-cell>
          <table:table-cell table:style-name="ce138" table:formula="of:=100/[.DN117]" office:value-type="float" office:value="4.16777558950338" calcext:value-type="float">
            <text:p>4.2</text:p>
          </table:table-cell>
          <table:table-cell table:style-name="ce209" table:formula="of:=([.DS117]/[.DQ117])*100" office:value-type="float" office:value="46.3086176611487" calcext:value-type="float">
            <text:p>46</text:p>
          </table:table-cell>
          <table:table-cell table:style-name="ce209" table:formula="of:=AVERAGE([Quarterly.E30:.E33])" office:value-type="float" office:value="1565.58333333333" calcext:value-type="float">
            <text:p>1566</text:p>
          </table:table-cell>
          <table:table-cell table:style-name="ce209" table:formula="of:=[.DQ117]*[.$DR$118]/[.$DQ$118]" office:value-type="float" office:value="101.705283672586" calcext:value-type="float">
            <text:p>102</text:p>
          </table:table-cell>
          <table:table-cell table:style-name="ce209" table:formula="of:=[.DJ117]*100" office:value-type="float" office:value="725" calcext:value-type="float">
            <text:p>725</text:p>
          </table:table-cell>
          <table:table-cell table:style-name="ce107" office:value-type="float" office:value="1253" calcext:value-type="float">
            <text:p>1253</text:p>
          </table:table-cell>
          <table:table-cell table:style-name="ce107" office:value-type="float" office:value="85.7475" calcext:value-type="float">
            <text:p>86</text:p>
          </table:table-cell>
          <table:table-cell table:style-name="ce107" office:value-type="float" office:value="96.553" calcext:value-type="float">
            <text:p>97</text:p>
          </table:table-cell>
          <table:table-cell table:style-name="ce34" office:value-type="float" office:value="-0.15" calcext:value-type="float">
            <text:p>-0.15</text:p>
          </table:table-cell>
          <table:table-cell table:style-name="ce138" table:formula="of:=[.DX116]+[.DW117]" office:value-type="float" office:value="206.25" calcext:value-type="float">
            <text:p>206.3</text:p>
          </table:table-cell>
          <table:table-cell table:style-name="ce138" table:formula="of:=(([.DT117]*[.DW117])/100)+[.DY116]" office:value-type="float" office:value="887.69936525" calcext:value-type="float">
            <text:p>887.7</text:p>
          </table:table-cell>
          <table:table-cell table:style-name="ce138" table:formula="of:=[.DT117]-[.DY117]" office:value-type="float" office:value="365.30063475" calcext:value-type="float">
            <text:p>365.3</text:p>
          </table:table-cell>
          <table:table-cell table:style-name="ce138" table:formula="of:=[.DT117]/[.DX117]*[.$DX$88]" office:value-type="float" office:value="607.515151515152" calcext:value-type="float">
            <text:p>607.5</text:p>
          </table:table-cell>
          <table:table-cell table:style-name="ce138" table:formula="of:=[.DT117]-[.EA117]" office:value-type="float" office:value="645.484848484849" calcext:value-type="float">
            <text:p>645.5</text:p>
          </table:table-cell>
          <table:table-cell table:style-name="ce34" table:formula="of:=([.AH117]-[.AH116])" office:value-type="float" office:value="-0.0640545454545453" calcext:value-type="float">
            <text:p>-0.06</text:p>
          </table:table-cell>
          <table:table-cell table:style-name="ce34" table:formula="of:=([.DT117]*100/[.DT116])-100" office:value-type="float" office:value="0.239999999999995" calcext:value-type="float">
            <text:p>0.24</text:p>
          </table:table-cell>
          <table:table-cell table:style-name="ce34" table:formula="of:=[.ED117]-[.DW117]" office:value-type="float" office:value="0.389999999999995" calcext:value-type="float">
            <text:p>0.39</text:p>
          </table:table-cell>
          <table:table-cell table:style-name="ce34" table:formula="of:=([.O117]*100/[.O116])-100" office:value-type="float" office:value="1.99524621472649" calcext:value-type="float">
            <text:p>2.00</text:p>
          </table:table-cell>
          <table:table-cell table:style-name="ce34" table:formula="of:=([.T117]*100/[.T116])-100" office:value-type="float" office:value="2.3029198359564" calcext:value-type="float">
            <text:p>2.30</text:p>
          </table:table-cell>
          <table:table-cell table:style-name="ce105" office:value-type="float" office:value="24.44" calcext:value-type="float">
            <text:p>24.4</text:p>
          </table:table-cell>
          <table:table-cell table:style-name="ce138" table:formula="of:=([.DO117]+[.ED117])" office:value-type="float" office:value="4.40777558950337" calcext:value-type="float">
            <text:p>4.4</text:p>
          </table:table-cell>
          <table:table-cell table:style-name="ce138" table:formula="of:=-0.06*(([.A117]-1963)^2)+8.5*([.A117]-1963)+140" office:value-type="float" office:value="417.44" calcext:value-type="float">
            <text:p>417.4</text:p>
          </table:table-cell>
          <table:table-cell table:style-name="ce138" table:formula="of:=[.EJ117]+50" office:value-type="float" office:value="467.44" calcext:value-type="float">
            <text:p>467.4</text:p>
          </table:table-cell>
          <table:table-cell table:style-name="ce138" table:formula="of:=[.EJ117]-50" office:value-type="float" office:value="367.44" calcext:value-type="float">
            <text:p>367.4</text:p>
          </table:table-cell>
          <table:table-cell table:style-name="ce138" table:formula="of:=[.EJ117]+100" office:value-type="float" office:value="517.44" calcext:value-type="float">
            <text:p>517.4</text:p>
          </table:table-cell>
          <table:table-cell table:style-name="ce138" table:formula="of:=[.EJ117]-100" office:value-type="float" office:value="317.44" calcext:value-type="float">
            <text:p>317.4</text:p>
          </table:table-cell>
          <table:table-cell table:style-name="ce138" table:formula="of:=-0.025*(([.A117]-1963)^2)+5.5*([.A117]-1963)+175" office:value-type="float" office:value="390.475" calcext:value-type="float">
            <text:p>390.5</text:p>
          </table:table-cell>
          <table:table-cell table:style-name="ce92" table:formula="of:=3.29878846153846*0.264172052" office:value-type="float" office:value="0.871447716998538" calcext:value-type="float">
            <text:p>0.87</text:p>
          </table:table-cell>
          <table:table-cell table:style-name="ce304" table:formula="of:=([.EP117]*100/[.EP116])-100" office:value-type="float" office:value="-4.1847968764839" calcext:value-type="float">
            <text:p>-4.2</text:p>
          </table:table-cell>
          <table:table-cell table:style-name="ce92" table:formula="of:=1.38*[.AJ117]" office:value-type="float" office:value="1.822359" calcext:value-type="float">
            <text:p>1.82</text:p>
          </table:table-cell>
          <table:table-cell table:number-columns-repeated="876"/>
        </table:table-row>
        <table:table-row table:style-name="ro9">
          <table:table-cell table:style-name="ce158" office:value-type="float" office:value="2015" calcext:value-type="float">
            <text:p>2015</text:p>
          </table:table-cell>
          <table:table-cell table:style-name="ce13" office:value-type="float" office:value="46449000" calcext:value-type="float">
            <text:p>46449000</text:p>
          </table:table-cell>
          <table:table-cell table:style-name="ce209" office:value-type="float" office:value="18171401" calcext:value-type="float">
            <text:p>18171401</text:p>
          </table:table-cell>
          <table:table-cell table:style-name="ce209" office:value-type="float" office:value="24348397.706585" calcext:value-type="float">
            <text:p>24348398</text:p>
          </table:table-cell>
          <table:table-cell table:style-name="ce209" office:value-type="float" office:value="38102545.920078" calcext:value-type="float">
            <text:p>38102546</text:p>
          </table:table-cell>
          <table:table-cell table:style-name="ce107" table:formula="of:=[.C118]/26" office:value-type="float" office:value="698900.038461539" calcext:value-type="float">
            <text:p>698900</text:p>
          </table:table-cell>
          <table:table-cell table:style-name="ce107" table:formula="of:=[.F118]/2" office:value-type="float" office:value="349450.019230769" calcext:value-type="float">
            <text:p>349450</text:p>
          </table:table-cell>
          <table:table-cell table:style-name="ce209" table:formula="of:=[.G118]*1.5" office:value-type="float" office:value="524175.028846154" calcext:value-type="float">
            <text:p>524175</text:p>
          </table:table-cell>
          <table:table-cell table:style-name="ce209" office:value-type="float" office:value="591237" calcext:value-type="float">
            <text:p>591237</text:p>
          </table:table-cell>
          <table:table-cell table:style-name="ce209" table:formula="of:=[.I118]/2" office:value-type="float" office:value="295618.5" calcext:value-type="float">
            <text:p>295619</text:p>
          </table:table-cell>
          <table:table-cell table:style-name="ce209" office:value-type="float" office:value="803340" calcext:value-type="float">
            <text:p>803340</text:p>
          </table:table-cell>
          <table:table-cell table:style-name="ce209" table:formula="of:=[.K118]/2" office:value-type="float" office:value="401670" calcext:value-type="float">
            <text:p>401670</text:p>
          </table:table-cell>
          <table:table-cell table:style-name="ce209" office:value-type="float" office:value="730731" calcext:value-type="float">
            <text:p>730731</text:p>
          </table:table-cell>
          <table:table-cell table:style-name="ce209" table:formula="of:=[.M118]/2" office:value-type="float" office:value="365365.5" calcext:value-type="float">
            <text:p>365366</text:p>
          </table:table-cell>
          <table:table-cell table:style-name="ce116" office:value-type="float" office:value="355556" calcext:value-type="float">
            <text:p>355556</text:p>
          </table:table-cell>
          <table:table-cell table:style-name="ce116" office:value-type="float" office:value="151206" calcext:value-type="float">
            <text:p>151206</text:p>
          </table:table-cell>
          <table:table-cell table:style-name="ce116" office:value-type="float" office:value="14992" calcext:value-type="float">
            <text:p>14992</text:p>
          </table:table-cell>
          <table:table-cell table:style-name="ce116" office:value-type="float" office:value="1720" calcext:value-type="float">
            <text:p>1720</text:p>
          </table:table-cell>
          <table:table-cell table:style-name="ce116" office:value-type="float" office:value="196668" calcext:value-type="float">
            <text:p>196668</text:p>
          </table:table-cell>
          <table:table-cell table:style-name="ce116" office:value-type="float" office:value="246767" calcext:value-type="float">
            <text:p>246767</text:p>
          </table:table-cell>
          <table:table-cell table:style-name="ce116" office:value-type="float" office:value="302418" calcext:value-type="float">
            <text:p>302418</text:p>
          </table:table-cell>
          <table:table-cell table:style-name="ce122" office:value-type="float" office:value="26338940000" calcext:value-type="float">
            <text:p>2.6E+10</text:p>
          </table:table-cell>
          <table:table-cell table:style-name="ce107" table:formula="of:=[.V118]/[.T118]" office:value-type="float" office:value="106736.070868471" calcext:value-type="float">
            <text:p>106736</text:p>
          </table:table-cell>
          <table:table-cell table:style-name="ce116" office:value-type="float" office:value="29029" calcext:value-type="float">
            <text:p>29029</text:p>
          </table:table-cell>
          <table:table-cell table:style-name="ce116" office:value-type="float" office:value="7055" calcext:value-type="float">
            <text:p>7055</text:p>
          </table:table-cell>
          <table:table-cell table:style-name="ce34" table:formula="of:=[.X118]/[.Y118]" office:value-type="float" office:value="4.11467044649185" calcext:value-type="float">
            <text:p>4.11</text:p>
          </table:table-cell>
          <table:table-cell table:style-name="ce34" table:formula="of:=[.T118]/[.O118]" office:value-type="float" office:value="0.69403131996085" calcext:value-type="float">
            <text:p>0.69</text:p>
          </table:table-cell>
          <table:table-cell table:style-name="ce34" table:formula="of:=([.W118]*100)/([.DT118]*(([.CA118]*([.BZ118]/([.BU118]+[.BZ118])))+([.BV118]*([.BU118]/([.BU118]+[.BZ118])))))" office:value-type="float" office:value="59.848546403258" calcext:value-type="float">
            <text:p>59.85</text:p>
          </table:table-cell>
          <table:table-cell table:style-name="ce103" table:formula="of:=(([.V118]*100/[.V117])-100)-[.DW118]" office:value-type="float" office:value="26.5807044719763" calcext:value-type="float">
            <text:p>26.58</text:p>
          </table:table-cell>
          <table:table-cell table:style-name="ce103" office:value-type="float" office:value="2.212" calcext:value-type="float">
            <text:p>2.21</text:p>
          </table:table-cell>
          <table:table-cell table:style-name="ce103" office:value-type="float" office:value="7.4" calcext:value-type="float">
            <text:p>7.40</text:p>
          </table:table-cell>
          <table:table-cell table:style-name="ce103" table:formula="of:=100-[.AE118]" office:value-type="float" office:value="92.6" calcext:value-type="float">
            <text:p>92.6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0.156736363636364" calcext:value-type="float">
            <text:p>0.16</text:p>
          </table:table-cell>
          <table:table-cell table:style-name="ce102" table:formula="of:=[.AD118]-[.AH118]" office:value-type="float" office:value="2.05526363636364" calcext:value-type="float">
            <text:p>2.06</text:p>
          </table:table-cell>
          <table:table-cell table:style-name="ce103" office:value-type="float" office:value="1.10295833333333" calcext:value-type="float">
            <text:p>1.10</text:p>
          </table:table-cell>
          <table:table-cell table:style-name="ce104" table:formula="of:=[.DT118]*100" office:value-type="float" office:value="127800" calcext:value-type="float">
            <text:p>127800</text:p>
          </table:table-cell>
          <table:table-cell table:style-name="ce104" table:formula="of:=([.DT118]*100)*[.AJ118]" office:value-type="float" office:value="140958.075" calcext:value-type="float">
            <text:p>140958</text:p>
          </table:table-cell>
          <table:table-cell table:style-name="ce123" office:value-type="float" office:value="10837680000000" calcext:value-type="float">
            <text:p>1.08E+13</text:p>
          </table:table-cell>
          <table:table-cell table:style-name="ce101" table:formula="of:=([.AM118]*100/[.AM117])-100" office:value-type="float" office:value="4.93355238544497" calcext:value-type="float">
            <text:p>4.93</text:p>
          </table:table-cell>
          <table:table-cell table:style-name="ce101" table:formula="of:=AVERAGE([.$AN$84:.AN118])" office:value-type="float" office:value="6.46423997792375" calcext:value-type="float">
            <text:p>6.46</text:p>
          </table:table-cell>
          <table:table-cell table:style-name="ce106" office:value-type="float" office:value="251.5677745" calcext:value-type="float">
            <text:p>252</text:p>
          </table:table-cell>
          <table:table-cell table:style-name="ce106" table:formula="of:=[.DT118]*100/[.AP118]" office:value-type="float" office:value="508.014193208996" calcext:value-type="float">
            <text:p>508</text:p>
          </table:table-cell>
          <table:table-cell table:style-name="ce106" office:value-type="float" office:value="1042.97916666667" calcext:value-type="float">
            <text:p>1043</text:p>
          </table:table-cell>
          <table:table-cell table:style-name="ce107" table:formula="of:=[.DT118]*100/[.AR118]" office:value-type="float" office:value="122.533607654356" calcext:value-type="float">
            <text:p>123</text:p>
          </table:table-cell>
          <table:table-cell table:style-name="ce140" office:value-type="float" office:value="2.0495685046879" calcext:value-type="float">
            <text:p>2.0</text:p>
          </table:table-cell>
          <table:table-cell table:style-name="ce119" office:value-type="float" office:value="653814000000" calcext:value-type="float">
            <text:p>6.54E+11</text:p>
          </table:table-cell>
          <table:table-cell table:style-name="ce107" table:formula="of:=[.AU118]/[.E118]" office:value-type="float" office:value="17159.3258196292" calcext:value-type="float">
            <text:p>17159</text:p>
          </table:table-cell>
          <table:table-cell table:style-name="ce107" table:formula="of:=[.AW117]*(1+([.DW118]/100))" office:value-type="float" office:value="16738.5256025281" calcext:value-type="float">
            <text:p>16739</text:p>
          </table:table-cell>
          <table:table-cell table:style-name="ce107" table:formula="of:=[.AV118]+(12*PMT([.AD118]/100/12;[.AG118]*12;([.AV118]*5)*-1))" office:value-type="float" office:value="21922.0049890934" calcext:value-type="float">
            <text:p>21922</text:p>
          </table:table-cell>
          <table:table-cell table:style-name="ce107" table:formula="of:=[.AY117]*(1+(([.DU118]-[.DU117])/100))" office:value-type="float" office:value="15953.9972943944" calcext:value-type="float">
            <text:p>15954</text:p>
          </table:table-cell>
          <table:table-cell table:style-name="ce107" table:formula="of:=(([.AY118]+([.AW118]-[.AV118])+([.AX118]-[.AV118]))-[.AV118])+[.$AV$102]" office:value-type="float" office:value="14669.5387132181" calcext:value-type="float">
            <text:p>14670</text:p>
          </table:table-cell>
          <table:table-cell table:style-name="ce107" table:formula="of:=[.AZ118]*[.$BA$102]/[.$AZ$102]" office:value-type="float" office:value="93.7434082026017" calcext:value-type="float">
            <text:p>94</text:p>
          </table:table-cell>
          <table:table-cell table:style-name="ce107" table:formula="of:=[.AV118]*[.$BB$102]/[.$AV$102]" office:value-type="float" office:value="75.8802137913043" calcext:value-type="float">
            <text:p>76</text:p>
          </table:table-cell>
          <table:table-cell table:style-name="ce107" table:formula="of:=[.DU118]-[.BB118]" office:value-type="float" office:value="12.9972862086957" calcext:value-type="float">
            <text:p>13</text:p>
          </table:table-cell>
          <table:table-cell table:style-name="ce107" table:formula="of:=[.W118]/5" office:value-type="float" office:value="21347.2141736942" calcext:value-type="float">
            <text:p>21347</text:p>
          </table:table-cell>
          <table:table-cell table:style-name="ce107" table:formula="of:=100-(([.AV118]*100)/[.BD118])" office:value-type="float" office:value="19.6179619503969" calcext:value-type="float">
            <text:p>20</text:p>
          </table:table-cell>
          <table:table-cell table:style-name="ce209" office:value-type="float" office:value="152.875" calcext:value-type="float">
            <text:p>153</text:p>
          </table:table-cell>
          <table:table-cell table:style-name="ce116" office:value-type="float" office:value="15718" calcext:value-type="float">
            <text:p>15718</text:p>
          </table:table-cell>
          <table:table-cell table:style-name="ce209" office:value-type="float" office:value="17279.72" calcext:value-type="float">
            <text:p>17280</text:p>
          </table:table-cell>
          <table:table-cell table:style-name="ce209" office:value-type="float" office:value="7347.6" calcext:value-type="float">
            <text:p>7348</text:p>
          </table:table-cell>
          <table:table-cell table:style-name="ce209" office:value-type="float" office:value="4870.96" calcext:value-type="float">
            <text:p>4871</text:p>
          </table:table-cell>
          <table:table-cell table:style-name="ce209" office:value-type="float" office:value="11349.58" calcext:value-type="float">
            <text:p>11350</text:p>
          </table:table-cell>
          <table:table-cell table:style-name="ce209" table:formula="of:=([.BJ118])/((([.BH118]+[.BI118])*1000)/1000000)" office:value-type="float" office:value="197.786848102027" calcext:value-type="float">
            <text:p>198</text:p>
          </table:table-cell>
          <table:table-cell table:style-name="ce209" table:formula="of:=[.CH118]/[.O118]" office:value-type="float" office:value="71.8365461418173" calcext:value-type="float">
            <text:p>72</text:p>
          </table:table-cell>
          <table:table-cell table:style-name="ce116" office:value-type="float" office:value="64156" calcext:value-type="float">
            <text:p>64156</text:p>
          </table:table-cell>
          <table:table-cell table:style-name="ce116" office:value-type="float" office:value="17915" calcext:value-type="float">
            <text:p>17915</text:p>
          </table:table-cell>
          <table:table-cell table:style-name="ce116" office:value-type="float" office:value="43700" calcext:value-type="float">
            <text:p>43700</text:p>
          </table:table-cell>
          <table:table-cell table:style-name="ce116" office:value-type="float" office:value="2541" calcext:value-type="float">
            <text:p>2541</text:p>
          </table:table-cell>
          <table:table-cell table:style-name="ce116" office:value-type="float" office:value="36061" calcext:value-type="float">
            <text:p>36061</text:p>
          </table:table-cell>
          <table:table-cell table:style-name="ce116" office:value-type="float" office:value="39809" calcext:value-type="float">
            <text:p>39809</text:p>
          </table:table-cell>
          <table:table-cell table:style-name="ce116" office:value-type="float" office:value="672" calcext:value-type="float">
            <text:p>672</text:p>
          </table:table-cell>
          <table:table-cell table:style-name="ce116" office:value-type="float" office:value="14651" calcext:value-type="float">
            <text:p>14651</text:p>
          </table:table-cell>
          <table:table-cell table:style-name="ce259" office:value-type="float" office:value="201.527781707723" calcext:value-type="float">
            <text:p>202</text:p>
          </table:table-cell>
          <table:table-cell table:style-name="ce116" office:value-type="float" office:value="2013348600" calcext:value-type="float">
            <text:p>2013348600</text:p>
          </table:table-cell>
          <table:table-cell table:style-name="ce120" table:formula="of:=[.BW118]/[.BU118]" office:value-type="float" office:value="137420.558323664" calcext:value-type="float">
            <text:p>137421</text:p>
          </table:table-cell>
          <table:table-cell table:style-name="ce120" table:formula="of:=[.BX118]/[.BV118]" office:value-type="float" office:value="681.893866737272" calcext:value-type="float">
            <text:p>682</text:p>
          </table:table-cell>
          <table:table-cell table:style-name="ce116" office:value-type="float" office:value="35025" calcext:value-type="float">
            <text:p>35025</text:p>
          </table:table-cell>
          <table:table-cell table:style-name="ce259" office:value-type="float" office:value="113.623210601485" calcext:value-type="float">
            <text:p>114</text:p>
          </table:table-cell>
          <table:table-cell table:style-name="ce116" office:value-type="float" office:value="2698152700" calcext:value-type="float">
            <text:p>2698152700</text:p>
          </table:table-cell>
          <table:table-cell table:style-name="ce81" table:formula="of:=[.CB118]/[.BZ118]" office:value-type="float" office:value="77035.0521056388" calcext:value-type="float">
            <text:p>77035</text:p>
          </table:table-cell>
          <table:table-cell table:style-name="ce81" table:formula="of:=[.CC118]/[.CA118]" office:value-type="float" office:value="677.986933284495" calcext:value-type="float">
            <text:p>678</text:p>
          </table:table-cell>
          <table:table-cell table:style-name="ce84" table:formula="of:=[.DT118]/(([.CD118]+[.BY118])/2)" office:value-type="float" office:value="1.87957650402821" calcext:value-type="float">
            <text:p>1.88</text:p>
          </table:table-cell>
          <table:table-cell table:style-name="ce83" table:formula="of:=[.CG118]-[.CG117]" office:value-type="float" office:value="-0.661816115403681" calcext:value-type="float">
            <text:p>-0.7</text:p>
          </table:table-cell>
          <table:table-cell table:style-name="ce82" office:value-type="float" office:value="91.8048753327966" calcext:value-type="float">
            <text:p>92</text:p>
          </table:table-cell>
          <table:table-cell table:style-name="ce209" office:value-type="float" office:value="25541915" calcext:value-type="float">
            <text:p>25541915</text:p>
          </table:table-cell>
          <table:table-cell table:style-name="ce107" table:formula="of:=[.CH118]-[.CH117]" office:value-type="float" office:value="49580" calcext:value-type="float">
            <text:p>49580</text:p>
          </table:table-cell>
          <table:table-cell table:style-name="ce107" office:value-type="float" office:value="41541" calcext:value-type="float">
            <text:p>41541</text:p>
          </table:table-cell>
          <table:table-cell table:style-name="ce107" office:value-type="float" office:value="7931" calcext:value-type="float">
            <text:p>7931</text:p>
          </table:table-cell>
          <table:table-cell table:style-name="ce107" table:formula="of:=100-[.CM118]" office:value-type="float" office:value="83.9687095730918" calcext:value-type="float">
            <text:p>84</text:p>
          </table:table-cell>
          <table:table-cell table:style-name="ce107" table:formula="of:=([.CK118]*100)/([.CJ118]+[.CK118])" office:value-type="float" office:value="16.0312904269081" calcext:value-type="float">
            <text:p>16</text:p>
          </table:table-cell>
          <table:table-cell table:style-name="ce102" table:formula="of:=([.B118]/[.CH118])" office:value-type="float" office:value="1.81854023083234" calcext:value-type="float">
            <text:p>1.82</text:p>
          </table:table-cell>
          <table:table-cell table:style-name="ce102" office:value-type="float" office:value="2.51" calcext:value-type="float">
            <text:p>2.51</text:p>
          </table:table-cell>
          <table:table-cell table:style-name="ce102" table:formula="of:=([.CO118]-[.CN118])" office:value-type="float" office:value="0.69145976916766" calcext:value-type="float">
            <text:p>0.69</text:p>
          </table:table-cell>
          <table:table-cell table:style-name="ce138" table:formula="of:=([.CH118]*100/[.CH117])-100" office:value-type="float" office:value="0.194489833904981" calcext:value-type="float">
            <text:p>0.2</text:p>
          </table:table-cell>
          <table:table-cell table:style-name="ce101" table:formula="of:=AVERAGE([.$CQ$74:.CQ118])" office:value-type="float" office:value="1.96453569586949" calcext:value-type="float">
            <text:p>1.96</text:p>
          </table:table-cell>
          <table:table-cell table:style-name="ce104" table:formula="of:=([.B118]-[.B117])" office:value-type="float" office:value="-59000" calcext:value-type="float">
            <text:p>-59000</text:p>
          </table:table-cell>
          <table:table-cell table:style-name="ce34" table:formula="of:=([.B118]*100/[.B117])-100" office:value-type="float" office:value="-0.126859895071817" calcext:value-type="float">
            <text:p>-0.13</text:p>
          </table:table-cell>
          <table:table-cell table:style-name="ce209" table:formula="of:=[.CI118]-([.CS118]/2)" office:value-type="float" office:value="79080" calcext:value-type="float">
            <text:p>79080</text:p>
          </table:table-cell>
          <table:table-cell table:style-name="ce209" office:value-type="float" office:value="1074000" calcext:value-type="float">
            <text:p>1074000</text:p>
          </table:table-cell>
          <table:table-cell table:style-name="ce138" table:formula="of:=[.CV118]/[.CI118]" office:value-type="float" office:value="21.6619604679306" calcext:value-type="float">
            <text:p>21.7</text:p>
          </table:table-cell>
          <table:table-cell table:style-name="ce138" table:formula="of:=[.CV118]/[.B118]*100" office:value-type="float" office:value="2.31221339533682" calcext:value-type="float">
            <text:p>2.3</text:p>
          </table:table-cell>
          <table:table-cell table:style-name="ce209" office:value-type="float" office:value="11492" calcext:value-type="float">
            <text:p>11492</text:p>
          </table:table-cell>
          <table:table-cell table:style-name="ce116" office:value-type="float" office:value="12.71" calcext:value-type="float">
            <text:p>12.71</text:p>
          </table:table-cell>
          <table:table-cell table:style-name="ce34" table:formula="of:=100-([.CZ118]+[.DB118])" office:value-type="float" office:value="75.785178" calcext:value-type="float">
            <text:p>75.79</text:p>
          </table:table-cell>
          <table:table-cell table:style-name="ce34" table:formula="of:=([.DC118]*(100-[.CZ118]))/100" office:value-type="float" office:value="11.504822" calcext:value-type="float">
            <text:p>11.50</text:p>
          </table:table-cell>
          <table:table-cell table:style-name="ce116" office:value-type="float" office:value="13.18" calcext:value-type="float">
            <text:p>13.18</text:p>
          </table:table-cell>
          <table:table-cell table:style-name="ce138" office:value-type="float" office:value="77.3" calcext:value-type="float">
            <text:p>77.3</text:p>
          </table:table-cell>
          <table:table-cell table:style-name="ce138" office:value-type="float" office:value="15.6" calcext:value-type="float">
            <text:p>15.6</text:p>
          </table:table-cell>
          <table:table-cell table:style-name="ce138" office:value-type="float" office:value="2.5" calcext:value-type="float">
            <text:p>2.5</text:p>
          </table:table-cell>
          <table:table-cell table:style-name="ce138" office:value-type="float" office:value="7.1" calcext:value-type="float">
            <text:p>7.1</text:p>
          </table:table-cell>
          <table:table-cell table:number-columns-repeated="2" table:style-name="ce209" office:value-type="float" office:value="100" calcext:value-type="float">
            <text:p>100</text:p>
          </table:table-cell>
          <table:table-cell table:style-name="ce138" office:value-type="float" office:value="7.4" calcext:value-type="float">
            <text:p>7.4</text:p>
          </table:table-cell>
          <table:table-cell table:style-name="ce138" table:formula="of:=(([.DJ118]*100)/[.DJ117])-100" office:value-type="float" office:value="2.06896551724138" calcext:value-type="float">
            <text:p>2.1</text:p>
          </table:table-cell>
          <table:table-cell table:style-name="ce138" table:formula="of:=[.DQ118]/([.DJ118]*12)" office:value-type="float" office:value="17.3348348348348" calcext:value-type="float">
            <text:p>17.3</text:p>
          </table:table-cell>
          <table:table-cell table:style-name="ce138" table:formula="of:=100/[.DL118]" office:value-type="float" office:value="5.76873105240364" calcext:value-type="float">
            <text:p>5.8</text:p>
          </table:table-cell>
          <table:table-cell table:style-name="ce138" table:formula="of:=[.DQ118]/(([.DJ118]*12)*0.75)" office:value-type="float" office:value="23.1131131131131" calcext:value-type="float">
            <text:p>23.1</text:p>
          </table:table-cell>
          <table:table-cell table:style-name="ce138" table:formula="of:=100/[.DN118]" office:value-type="float" office:value="4.32654828930273" calcext:value-type="float">
            <text:p>4.3</text:p>
          </table:table-cell>
          <table:table-cell table:style-name="ce209" table:formula="of:=([.DS118]/[.DQ118])*100" office:value-type="float" office:value="48.0727587700303" calcext:value-type="float">
            <text:p>48</text:p>
          </table:table-cell>
          <table:table-cell table:style-name="ce209" table:formula="of:=AVERAGE([Quarterly.E34:.E37])" office:value-type="float" office:value="1539.33333333333" calcext:value-type="float">
            <text:p>1539</text:p>
          </table:table-cell>
          <table:table-cell table:style-name="ce209" office:value-type="float" office:value="100" calcext:value-type="float">
            <text:p>100</text:p>
          </table:table-cell>
          <table:table-cell table:style-name="ce209" table:formula="of:=[.DJ118]*100" office:value-type="float" office:value="740" calcext:value-type="float">
            <text:p>740</text:p>
          </table:table-cell>
          <table:table-cell table:style-name="ce107" office:value-type="float" office:value="1278" calcext:value-type="float">
            <text:p>1278</text:p>
          </table:table-cell>
          <table:table-cell table:style-name="ce107" office:value-type="float" office:value="88.8775" calcext:value-type="float">
            <text:p>89</text:p>
          </table:table-cell>
          <table:table-cell table:style-name="ce107" office:value-type="float" office:value="100" calcext:value-type="float">
            <text:p>100</text:p>
          </table:table-cell>
          <table:table-cell table:style-name="ce34" office:value-type="float" office:value="-0.5" calcext:value-type="float">
            <text:p>-0.50</text:p>
          </table:table-cell>
          <table:table-cell table:style-name="ce138" table:formula="of:=[.DX117]+[.DW118]" office:value-type="float" office:value="205.75" calcext:value-type="float">
            <text:p>205.8</text:p>
          </table:table-cell>
          <table:table-cell table:style-name="ce138" table:formula="of:=(([.DT118]*[.DW118])/100)+[.DY117]" office:value-type="float" office:value="881.30936525" calcext:value-type="float">
            <text:p>881.3</text:p>
          </table:table-cell>
          <table:table-cell table:style-name="ce138" table:formula="of:=[.DT118]-[.DY118]" office:value-type="float" office:value="396.69063475" calcext:value-type="float">
            <text:p>396.7</text:p>
          </table:table-cell>
          <table:table-cell table:style-name="ce138" table:formula="of:=[.DT118]/[.DX118]*[.$DX$88]" office:value-type="float" office:value="621.142162818955" calcext:value-type="float">
            <text:p>621.1</text:p>
          </table:table-cell>
          <table:table-cell table:style-name="ce138" table:formula="of:=[.DT118]-[.EA118]" office:value-type="float" office:value="656.857837181045" calcext:value-type="float">
            <text:p>656.9</text:p>
          </table:table-cell>
          <table:table-cell table:style-name="ce34" table:formula="of:=([.AH118]-[.AH117])" office:value-type="float" office:value="-0.311890909090909" calcext:value-type="float">
            <text:p>-0.31</text:p>
          </table:table-cell>
          <table:table-cell table:style-name="ce34" table:formula="of:=([.DT118]*100/[.DT117])-100" office:value-type="float" office:value="1.99521149241819" calcext:value-type="float">
            <text:p>2.00</text:p>
          </table:table-cell>
          <table:table-cell table:style-name="ce34" table:formula="of:=[.ED118]-[.DW118]" office:value-type="float" office:value="2.49521149241819" calcext:value-type="float">
            <text:p>2.50</text:p>
          </table:table-cell>
          <table:table-cell table:style-name="ce34" table:formula="of:=([.O118]*100/[.O117])-100" office:value-type="float" office:value="11.5189913119844" calcext:value-type="float">
            <text:p>11.52</text:p>
          </table:table-cell>
          <table:table-cell table:style-name="ce34" table:formula="of:=([.T118]*100/[.T117])-100" office:value-type="float" office:value="20.785405918689" calcext:value-type="float">
            <text:p>20.79</text:p>
          </table:table-cell>
          <table:table-cell table:style-name="ce105" office:value-type="float" office:value="22.06" calcext:value-type="float">
            <text:p>22.1</text:p>
          </table:table-cell>
          <table:table-cell table:style-name="ce138" table:formula="of:=([.DO118]+[.ED118])" office:value-type="float" office:value="6.32175978172092" calcext:value-type="float">
            <text:p>6.3</text:p>
          </table:table-cell>
          <table:table-cell table:style-name="ce138" table:formula="of:=-0.06*(([.A118]-1963)^2)+8.5*([.A118]-1963)+140" office:value-type="float" office:value="419.76" calcext:value-type="float">
            <text:p>419.8</text:p>
          </table:table-cell>
          <table:table-cell table:style-name="ce138" table:formula="of:=[.EJ118]+50" office:value-type="float" office:value="469.76" calcext:value-type="float">
            <text:p>469.8</text:p>
          </table:table-cell>
          <table:table-cell table:style-name="ce138" table:formula="of:=[.EJ118]-50" office:value-type="float" office:value="369.76" calcext:value-type="float">
            <text:p>369.8</text:p>
          </table:table-cell>
          <table:table-cell table:style-name="ce138" table:formula="of:=[.EJ118]+100" office:value-type="float" office:value="519.76" calcext:value-type="float">
            <text:p>519.8</text:p>
          </table:table-cell>
          <table:table-cell table:style-name="ce138" table:formula="of:=[.EJ118]-100" office:value-type="float" office:value="319.76" calcext:value-type="float">
            <text:p>319.8</text:p>
          </table:table-cell>
          <table:table-cell table:style-name="ce138" table:formula="of:=-0.025*(([.A118]-1963)^2)+5.5*([.A118]-1963)+175" office:value-type="float" office:value="393.4" calcext:value-type="float">
            <text:p>393.4</text:p>
          </table:table-cell>
          <table:table-cell table:style-name="ce92" table:formula="of:=2.33375*0.264172052" office:value-type="float" office:value="0.616511526355" calcext:value-type="float">
            <text:p>0.62</text:p>
          </table:table-cell>
          <table:table-cell table:style-name="ce304" table:formula="of:=([.EP118]*100/[.EP117])-100" office:value-type="float" office:value="-29.2543299696275" calcext:value-type="float">
            <text:p>-29.3</text:p>
          </table:table-cell>
          <table:table-cell table:style-name="ce92" table:formula="of:=1.24*[.AJ118]" office:value-type="float" office:value="1.36766833333333" calcext:value-type="float">
            <text:p>1.37</text:p>
          </table:table-cell>
          <table:table-cell table:number-columns-repeated="876"/>
        </table:table-row>
        <table:table-row table:style-name="ro9">
          <table:table-cell table:style-name="ce158" office:value-type="float" office:value="2016" calcext:value-type="float">
            <text:p>2016</text:p>
          </table:table-cell>
          <table:table-cell table:style-name="ce13" office:value-type="float" office:value="46440000" calcext:value-type="float">
            <text:p>46440000</text:p>
          </table:table-cell>
          <table:table-cell table:style-name="ce209" office:value-type="float" office:value="17870984" calcext:value-type="float">
            <text:p>17870984</text:p>
          </table:table-cell>
          <table:table-cell table:style-name="ce209" office:value-type="float" office:value="24229402.166595" calcext:value-type="float">
            <text:p>24229402</text:p>
          </table:table-cell>
          <table:table-cell table:style-name="ce209" office:value-type="float" office:value="38103799.890202" calcext:value-type="float">
            <text:p>38103800</text:p>
          </table:table-cell>
          <table:table-cell table:style-name="ce107" table:formula="of:=[.C119]/26" office:value-type="float" office:value="687345.538461539" calcext:value-type="float">
            <text:p>687346</text:p>
          </table:table-cell>
          <table:table-cell table:style-name="ce107" table:formula="of:=[.F119]/2" office:value-type="float" office:value="343672.769230769" calcext:value-type="float">
            <text:p>343673</text:p>
          </table:table-cell>
          <table:table-cell table:style-name="ce209" table:formula="of:=[.G119]*1.5" office:value-type="float" office:value="515509.153846154" calcext:value-type="float">
            <text:p>515509</text:p>
          </table:table-cell>
          <table:table-cell table:style-name="ce209" office:value-type="float" office:value="563692" calcext:value-type="float">
            <text:p>563692</text:p>
          </table:table-cell>
          <table:table-cell table:style-name="ce209" table:formula="of:=[.I119]/2" office:value-type="float" office:value="281846" calcext:value-type="float">
            <text:p>281846</text:p>
          </table:table-cell>
          <table:table-cell table:style-name="ce209" office:value-type="float" office:value="805801" calcext:value-type="float">
            <text:p>805801</text:p>
          </table:table-cell>
          <table:table-cell table:style-name="ce209" table:formula="of:=[.K119]/2" office:value-type="float" office:value="402900.5" calcext:value-type="float">
            <text:p>402901</text:p>
          </table:table-cell>
          <table:table-cell table:style-name="ce209" office:value-type="float" office:value="719688" calcext:value-type="float">
            <text:p>719688</text:p>
          </table:table-cell>
          <table:table-cell table:style-name="ce209" table:formula="of:=[.M119]/2" office:value-type="float" office:value="359844" calcext:value-type="float">
            <text:p>359844</text:p>
          </table:table-cell>
          <table:table-cell table:style-name="ce116" office:value-type="float" office:value="405385" calcext:value-type="float">
            <text:p>405385</text:p>
          </table:table-cell>
          <table:table-cell table:style-name="ce116" office:value-type="float" office:value="159988" calcext:value-type="float">
            <text:p>159988</text:p>
          </table:table-cell>
          <table:table-cell table:style-name="ce116" office:value-type="float" office:value="16148" calcext:value-type="float">
            <text:p>16148</text:p>
          </table:table-cell>
          <table:table-cell table:style-name="ce116" office:value-type="float" office:value="1313" calcext:value-type="float">
            <text:p>1313</text:p>
          </table:table-cell>
          <table:table-cell table:style-name="ce116" office:value-type="float" office:value="187238" calcext:value-type="float">
            <text:p>187238</text:p>
          </table:table-cell>
          <table:table-cell table:style-name="ce116" office:value-type="float" office:value="282707" calcext:value-type="float">
            <text:p>282707</text:p>
          </table:table-cell>
          <table:table-cell table:style-name="ce116" office:value-type="float" office:value="309357" calcext:value-type="float">
            <text:p>309357</text:p>
          </table:table-cell>
          <table:table-cell table:style-name="ce122" office:value-type="float" office:value="31036970000" calcext:value-type="float">
            <text:p>3.1E+10</text:p>
          </table:table-cell>
          <table:table-cell table:style-name="ce107" table:formula="of:=[.V119]/[.T119]" office:value-type="float" office:value="109784.936347526" calcext:value-type="float">
            <text:p>109785</text:p>
          </table:table-cell>
          <table:table-cell table:style-name="ce116" office:value-type="float" office:value="22583" calcext:value-type="float">
            <text:p>22583</text:p>
          </table:table-cell>
          <table:table-cell table:style-name="ce116" office:value-type="float" office:value="7440" calcext:value-type="float">
            <text:p>7440</text:p>
          </table:table-cell>
          <table:table-cell table:style-name="ce34" table:formula="of:=[.X119]/[.Y119]" office:value-type="float" office:value="3.03534946236559" calcext:value-type="float">
            <text:p>3.04</text:p>
          </table:table-cell>
          <table:table-cell table:style-name="ce34" table:formula="of:=[.T119]/[.O119]" office:value-type="float" office:value="0.697379034744749" calcext:value-type="float">
            <text:p>0.70</text:p>
          </table:table-cell>
          <table:table-cell table:style-name="ce34" table:formula="of:=([.W119]*100)/([.DT119]*(([.CA119]*([.BZ119]/([.BU119]+[.BZ119])))+([.BV119]*([.BU119]/([.BU119]+[.BZ119])))))" office:value-type="float" office:value="60.5276723122321" calcext:value-type="float">
            <text:p>60.53</text:p>
          </table:table-cell>
          <table:table-cell table:style-name="ce103" table:formula="of:=(([.V119]*100/[.V118])-100)-[.DW119]" office:value-type="float" office:value="18.0368225904307" calcext:value-type="float">
            <text:p>18.04</text:p>
          </table:table-cell>
          <table:table-cell table:style-name="ce103" office:value-type="float" office:value="1.952" calcext:value-type="float">
            <text:p>1.95</text:p>
          </table:table-cell>
          <table:table-cell table:style-name="ce103" office:value-type="float" office:value="23.7" calcext:value-type="float">
            <text:p>23.70</text:p>
          </table:table-cell>
          <table:table-cell table:style-name="ce103" table:formula="of:=100-[.AE119]" office:value-type="float" office:value="76.3" calcext:value-type="float">
            <text:p>76.3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-0.0413909090909091" calcext:value-type="float">
            <text:p>-0.04</text:p>
          </table:table-cell>
          <table:table-cell table:style-name="ce102" table:formula="of:=[.AD119]-[.AH119]" office:value-type="float" office:value="1.99339090909091" calcext:value-type="float">
            <text:p>1.99</text:p>
          </table:table-cell>
          <table:table-cell table:style-name="ce103" office:value-type="float" office:value="1.103425" calcext:value-type="float">
            <text:p>1.10</text:p>
          </table:table-cell>
          <table:table-cell table:style-name="ce104" table:formula="of:=[.DT119]*100" office:value-type="float" office:value="131000" calcext:value-type="float">
            <text:p>131000</text:p>
          </table:table-cell>
          <table:table-cell table:style-name="ce104" table:formula="of:=([.DT119]*100)*[.AJ119]" office:value-type="float" office:value="144548.675" calcext:value-type="float">
            <text:p>144549</text:p>
          </table:table-cell>
          <table:table-cell table:style-name="ce123" office:value-type="float" office:value="11392602000000" calcext:value-type="float">
            <text:p>1.14E+13</text:p>
          </table:table-cell>
          <table:table-cell table:style-name="ce101" table:formula="of:=([.AM119]*100/[.AM118])-100" office:value-type="float" office:value="5.12030250016609" calcext:value-type="float">
            <text:p>5.12</text:p>
          </table:table-cell>
          <table:table-cell table:style-name="ce101" table:formula="of:=AVERAGE([.$AN$84:.AN119])" office:value-type="float" office:value="6.42690838131937" calcext:value-type="float">
            <text:p>6.43</text:p>
          </table:table-cell>
          <table:table-cell table:style-name="ce106" office:value-type="float" office:value="538.528055833333" calcext:value-type="float">
            <text:p>539</text:p>
          </table:table-cell>
          <table:table-cell table:style-name="ce106" table:formula="of:=[.DT119]*100/[.AP119]" office:value-type="float" office:value="243.255664363274" calcext:value-type="float">
            <text:p>243</text:p>
          </table:table-cell>
          <table:table-cell table:style-name="ce106" office:value-type="float" office:value="1129.95666666667" calcext:value-type="float">
            <text:p>1130</text:p>
          </table:table-cell>
          <table:table-cell table:style-name="ce107" table:formula="of:=[.DT119]*100/[.AR119]" office:value-type="float" office:value="115.933649372985" calcext:value-type="float">
            <text:p>116</text:p>
          </table:table-cell>
          <table:table-cell table:style-name="ce140" office:value-type="float" office:value="1.864024307517" calcext:value-type="float">
            <text:p>1.9</text:p>
          </table:table-cell>
          <table:table-cell table:style-name="ce119" office:value-type="float" office:value="671205000000" calcext:value-type="float">
            <text:p>6.71E+11</text:p>
          </table:table-cell>
          <table:table-cell table:style-name="ce107" table:formula="of:=[.AU119]/[.E119]" office:value-type="float" office:value="17615.1722907981" calcext:value-type="float">
            <text:p>17615</text:p>
          </table:table-cell>
          <table:table-cell table:style-name="ce107" table:formula="of:=[.AW118]*(1+([.DW119]/100))" office:value-type="float" office:value="16705.048551323" calcext:value-type="float">
            <text:p>16705</text:p>
          </table:table-cell>
          <table:table-cell table:style-name="ce107" table:formula="of:=[.AV119]+(12*PMT([.AD119]/100/12;[.AG119]*12;([.AV119]*5)*-1))" office:value-type="float" office:value="22371.3474405495" calcext:value-type="float">
            <text:p>22371</text:p>
          </table:table-cell>
          <table:table-cell table:style-name="ce107" table:formula="of:=[.AY118]*(1+(([.DU119]-[.DU118])/100))" office:value-type="float" office:value="16667.5398233862" calcext:value-type="float">
            <text:p>16668</text:p>
          </table:table-cell>
          <table:table-cell table:style-name="ce107" table:formula="of:=(([.AY119]+([.AW119]-[.AV119])+([.AX119]-[.AV119]))-[.AV119])+[.$AV$102]" office:value-type="float" office:value="14431.4072289543" calcext:value-type="float">
            <text:p>14431</text:p>
          </table:table-cell>
          <table:table-cell table:style-name="ce107" table:formula="of:=[.AZ119]*[.$BA$102]/[.$AZ$102]" office:value-type="float" office:value="92.2216659466492" calcext:value-type="float">
            <text:p>92</text:p>
          </table:table-cell>
          <table:table-cell table:style-name="ce107" table:formula="of:=[.AV119]*[.$BB$102]/[.$AV$102]" office:value-type="float" office:value="77.8960113845139" calcext:value-type="float">
            <text:p>78</text:p>
          </table:table-cell>
          <table:table-cell table:style-name="ce107" table:formula="of:=[.DU119]-[.BB119]" office:value-type="float" office:value="15.4539886154861" calcext:value-type="float">
            <text:p>15</text:p>
          </table:table-cell>
          <table:table-cell table:style-name="ce107" table:formula="of:=[.W119]/5" office:value-type="float" office:value="21956.9872695052" calcext:value-type="float">
            <text:p>21957</text:p>
          </table:table-cell>
          <table:table-cell table:style-name="ce107" table:formula="of:=100-(([.AV119]*100)/[.BD119])" office:value-type="float" office:value="19.7741836136929" calcext:value-type="float">
            <text:p>20</text:p>
          </table:table-cell>
          <table:table-cell table:style-name="ce209" office:value-type="float" office:value="160.925" calcext:value-type="float">
            <text:p>161</text:p>
          </table:table-cell>
          <table:table-cell table:style-name="ce116" office:value-type="float" office:value="17396" calcext:value-type="float">
            <text:p>17396</text:p>
          </table:table-cell>
          <table:table-cell table:style-name="ce209" office:value-type="float" office:value="14851.27" calcext:value-type="float">
            <text:p>14851</text:p>
          </table:table-cell>
          <table:table-cell table:style-name="ce209" office:value-type="float" office:value="8291.51" calcext:value-type="float">
            <text:p>8292</text:p>
          </table:table-cell>
          <table:table-cell table:style-name="ce209" office:value-type="float" office:value="4240.64" calcext:value-type="float">
            <text:p>4241</text:p>
          </table:table-cell>
          <table:table-cell table:style-name="ce209" office:value-type="float" office:value="10750.13" calcext:value-type="float">
            <text:p>10750</text:p>
          </table:table-cell>
          <table:table-cell table:style-name="ce209" table:formula="of:=([.BJ119])/((([.BH119]+[.BI119])*1000)/1000000)" office:value-type="float" office:value="183.238141658003" calcext:value-type="float">
            <text:p>183</text:p>
          </table:table-cell>
          <table:table-cell table:style-name="ce209" table:formula="of:=[.CH119]/[.O119]" office:value-type="float" office:value="63.1159983719181" calcext:value-type="float">
            <text:p>63</text:p>
          </table:table-cell>
          <table:table-cell table:style-name="ce116" office:value-type="float" office:value="66417" calcext:value-type="float">
            <text:p>66417</text:p>
          </table:table-cell>
          <table:table-cell table:style-name="ce116" office:value-type="float" office:value="19285" calcext:value-type="float">
            <text:p>19285</text:p>
          </table:table-cell>
          <table:table-cell table:style-name="ce116" office:value-type="float" office:value="44361" calcext:value-type="float">
            <text:p>44361</text:p>
          </table:table-cell>
          <table:table-cell table:style-name="ce116" office:value-type="float" office:value="2771" calcext:value-type="float">
            <text:p>2771</text:p>
          </table:table-cell>
          <table:table-cell table:style-name="ce116" office:value-type="float" office:value="49212" calcext:value-type="float">
            <text:p>49212</text:p>
          </table:table-cell>
          <table:table-cell table:style-name="ce116" office:value-type="float" office:value="42503" calcext:value-type="float">
            <text:p>42503</text:p>
          </table:table-cell>
          <table:table-cell table:style-name="ce116" office:value-type="float" office:value="420" calcext:value-type="float">
            <text:p>420</text:p>
          </table:table-cell>
          <table:table-cell table:style-name="ce116" office:value-type="float" office:value="17134" calcext:value-type="float">
            <text:p>17134</text:p>
          </table:table-cell>
          <table:table-cell table:style-name="ce259" office:value-type="float" office:value="198.131515074557" calcext:value-type="float">
            <text:p>198</text:p>
          </table:table-cell>
          <table:table-cell table:style-name="ce116" office:value-type="float" office:value="2337858800" calcext:value-type="float">
            <text:p>2337858800</text:p>
          </table:table-cell>
          <table:table-cell table:style-name="ce120" table:formula="of:=[.BW119]/[.BU119]" office:value-type="float" office:value="136445.593556671" calcext:value-type="float">
            <text:p>136446</text:p>
          </table:table-cell>
          <table:table-cell table:style-name="ce120" table:formula="of:=[.BX119]/[.BV119]" office:value-type="float" office:value="688.661738165815" calcext:value-type="float">
            <text:p>689</text:p>
          </table:table-cell>
          <table:table-cell table:style-name="ce116" office:value-type="float" office:value="46889" calcext:value-type="float">
            <text:p>46889</text:p>
          </table:table-cell>
          <table:table-cell table:style-name="ce259" office:value-type="float" office:value="116.652083877273" calcext:value-type="float">
            <text:p>117</text:p>
          </table:table-cell>
          <table:table-cell table:style-name="ce116" office:value-type="float" office:value="3646366500" calcext:value-type="float">
            <text:p>3646366500</text:p>
          </table:table-cell>
          <table:table-cell table:style-name="ce81" table:formula="of:=[.CB119]/[.BZ119]" office:value-type="float" office:value="77765.9259101282" calcext:value-type="float">
            <text:p>77766</text:p>
          </table:table-cell>
          <table:table-cell table:style-name="ce81" table:formula="of:=[.CC119]/[.CA119]" office:value-type="float" office:value="666.648407172423" calcext:value-type="float">
            <text:p>667</text:p>
          </table:table-cell>
          <table:table-cell table:style-name="ce84" table:formula="of:=[.DT119]/(([.CD119]+[.BY119])/2)" office:value-type="float" office:value="1.93313686097003" calcext:value-type="float">
            <text:p>1.93</text:p>
          </table:table-cell>
          <table:table-cell table:style-name="ce83" table:formula="of:=[.CG119]-[.CG118]" office:value-type="float" office:value="-0.760901760486306" calcext:value-type="float">
            <text:p>-0.8</text:p>
          </table:table-cell>
          <table:table-cell table:style-name="ce82" office:value-type="float" office:value="91.0439735723103" calcext:value-type="float">
            <text:p>91</text:p>
          </table:table-cell>
          <table:table-cell table:style-name="ce209" office:value-type="float" office:value="25586279" calcext:value-type="float">
            <text:p>25586279</text:p>
          </table:table-cell>
          <table:table-cell table:style-name="ce107" table:formula="of:=[.CH119]-[.CH118]" office:value-type="float" office:value="44364" calcext:value-type="float">
            <text:p>44364</text:p>
          </table:table-cell>
          <table:table-cell table:style-name="ce107" office:value-type="float" office:value="37512" calcext:value-type="float">
            <text:p>37512</text:p>
          </table:table-cell>
          <table:table-cell table:style-name="ce107" office:value-type="float" office:value="7118" calcext:value-type="float">
            <text:p>7118</text:p>
          </table:table-cell>
          <table:table-cell table:style-name="ce107" table:formula="of:=100-[.CM119]" office:value-type="float" office:value="84.0510867129733" calcext:value-type="float">
            <text:p>84</text:p>
          </table:table-cell>
          <table:table-cell table:style-name="ce107" table:formula="of:=([.CK119]*100)/([.CJ119]+[.CK119])" office:value-type="float" office:value="15.9489132870267" calcext:value-type="float">
            <text:p>16</text:p>
          </table:table-cell>
          <table:table-cell table:style-name="ce102" table:formula="of:=([.B119]/[.CH119])" office:value-type="float" office:value="1.81503531638969" calcext:value-type="float">
            <text:p>1.82</text:p>
          </table:table-cell>
          <table:table-cell table:style-name="ce102" office:value-type="float" office:value="2.5" calcext:value-type="float">
            <text:p>2.50</text:p>
          </table:table-cell>
          <table:table-cell table:style-name="ce102" table:formula="of:=([.CO119]-[.CN119])" office:value-type="float" office:value="0.684964683610305" calcext:value-type="float">
            <text:p>0.68</text:p>
          </table:table-cell>
          <table:table-cell table:style-name="ce138" table:formula="of:=([.CH119]*100/[.CH118])-100" office:value-type="float" office:value="0.173690970312919" calcext:value-type="float">
            <text:p>0.2</text:p>
          </table:table-cell>
          <table:table-cell table:style-name="ce101" table:formula="of:=AVERAGE([.$CQ$74:.CQ119])" office:value-type="float" office:value="1.92560428879217" calcext:value-type="float">
            <text:p>1.93</text:p>
          </table:table-cell>
          <table:table-cell table:style-name="ce104" table:formula="of:=([.B119]-[.B118])" office:value-type="float" office:value="-9000" calcext:value-type="float">
            <text:p>-9000</text:p>
          </table:table-cell>
          <table:table-cell table:style-name="ce34" table:formula="of:=([.B119]*100/[.B118])-100" office:value-type="float" office:value="-0.0193760899050517" calcext:value-type="float">
            <text:p>-0.02</text:p>
          </table:table-cell>
          <table:table-cell table:style-name="ce209" table:formula="of:=[.CI119]-([.CS119]/2)" office:value-type="float" office:value="48864" calcext:value-type="float">
            <text:p>48864</text:p>
          </table:table-cell>
          <table:table-cell table:style-name="ce209" office:value-type="float" office:value="1074000" calcext:value-type="float">
            <text:p>1074000</text:p>
          </table:table-cell>
          <table:table-cell table:style-name="ce138" table:formula="of:=[.CV119]/[.CI119]" office:value-type="float" office:value="24.2088179605085" calcext:value-type="float">
            <text:p>24.2</text:p>
          </table:table-cell>
          <table:table-cell table:style-name="ce138" table:formula="of:=[.CV119]/[.B119]*100" office:value-type="float" office:value="2.31266149870801" calcext:value-type="float">
            <text:p>2.3</text:p>
          </table:table-cell>
          <table:table-cell table:style-name="ce209" office:value-type="float" office:value="11157.84" calcext:value-type="float">
            <text:p>11158</text:p>
          </table:table-cell>
          <table:table-cell table:style-name="ce116" office:value-type="float" office:value="12.54" calcext:value-type="float">
            <text:p>12.54</text:p>
          </table:table-cell>
          <table:table-cell table:style-name="ce34" table:formula="of:=100-([.CZ119]+[.DB119])" office:value-type="float" office:value="75.87155" calcext:value-type="float">
            <text:p>75.87</text:p>
          </table:table-cell>
          <table:table-cell table:style-name="ce34" table:formula="of:=([.DC119]*(100-[.CZ119]))/100" office:value-type="float" office:value="11.58845" calcext:value-type="float">
            <text:p>11.59</text:p>
          </table:table-cell>
          <table:table-cell table:style-name="ce116" office:value-type="float" office:value="13.25" calcext:value-type="float">
            <text:p>13.25</text:p>
          </table:table-cell>
          <table:table-cell table:style-name="ce138" office:value-type="float" office:value="77.1" calcext:value-type="float">
            <text:p>77.1</text:p>
          </table:table-cell>
          <table:table-cell table:style-name="ce138" office:value-type="float" office:value="16.3" calcext:value-type="float">
            <text:p>16.3</text:p>
          </table:table-cell>
          <table:table-cell table:style-name="ce138" office:value-type="float" office:value="2.5" calcext:value-type="float">
            <text:p>2.5</text:p>
          </table:table-cell>
          <table:table-cell table:style-name="ce138" office:value-type="float" office:value="6.5" calcext:value-type="float">
            <text:p>6.5</text:p>
          </table:table-cell>
          <table:table-cell table:style-name="ce209" office:value-type="float" office:value="101.681" calcext:value-type="float">
            <text:p>102</text:p>
          </table:table-cell>
          <table:table-cell table:style-name="ce209" table:formula="of:=[.DJ119]*[.$DI$118]/[.$DJ$118]" office:value-type="float" office:value="106.756756756757" calcext:value-type="float">
            <text:p>107</text:p>
          </table:table-cell>
          <table:table-cell table:style-name="ce138" office:value-type="float" office:value="7.9" calcext:value-type="float">
            <text:p>7.9</text:p>
          </table:table-cell>
          <table:table-cell table:style-name="ce138" table:formula="of:=(([.DJ119]*100)/[.DJ118])-100" office:value-type="float" office:value="6.75675675675676" calcext:value-type="float">
            <text:p>6.8</text:p>
          </table:table-cell>
          <table:table-cell table:style-name="ce138" table:formula="of:=[.DQ119]/([.DJ119]*12)" office:value-type="float" office:value="15.9748593530239" calcext:value-type="float">
            <text:p>16.0</text:p>
          </table:table-cell>
          <table:table-cell table:style-name="ce138" table:formula="of:=100/[.DL119]" office:value-type="float" office:value="6.25983602046993" calcext:value-type="float">
            <text:p>6.3</text:p>
          </table:table-cell>
          <table:table-cell table:style-name="ce138" table:formula="of:=[.DQ119]/(([.DJ119]*12)*0.75)" office:value-type="float" office:value="21.2998124706985" calcext:value-type="float">
            <text:p>21.3</text:p>
          </table:table-cell>
          <table:table-cell table:style-name="ce138" table:formula="of:=100/[.DN119]" office:value-type="float" office:value="4.69487701535245" calcext:value-type="float">
            <text:p>4.7</text:p>
          </table:table-cell>
          <table:table-cell table:style-name="ce209" table:formula="of:=([.DS119]/[.DQ119])*100" office:value-type="float" office:value="52.1653001705827" calcext:value-type="float">
            <text:p>52</text:p>
          </table:table-cell>
          <table:table-cell table:style-name="ce209" table:formula="of:=AVERAGE([Quarterly.E38:.E41])" office:value-type="float" office:value="1514.41666666667" calcext:value-type="float">
            <text:p>1514</text:p>
          </table:table-cell>
          <table:table-cell table:style-name="ce209" table:formula="of:=[.DQ119]*[.$DR$118]/[.$DQ$118]" office:value-type="float" office:value="98.3813339107839" calcext:value-type="float">
            <text:p>98</text:p>
          </table:table-cell>
          <table:table-cell table:style-name="ce209" table:formula="of:=[.DJ119]*100" office:value-type="float" office:value="790" calcext:value-type="float">
            <text:p>790</text:p>
          </table:table-cell>
          <table:table-cell table:style-name="ce107" office:value-type="float" office:value="1310" calcext:value-type="float">
            <text:p>1310</text:p>
          </table:table-cell>
          <table:table-cell table:style-name="ce107" office:value-type="float" office:value="93.35" calcext:value-type="float">
            <text:p>93</text:p>
          </table:table-cell>
          <table:table-cell table:style-name="ce107" office:value-type="float" office:value="104.664" calcext:value-type="float">
            <text:p>105</text:p>
          </table:table-cell>
          <table:table-cell table:style-name="ce34" office:value-type="float" office:value="-0.2" calcext:value-type="float">
            <text:p>-0.20</text:p>
          </table:table-cell>
          <table:table-cell table:style-name="ce138" table:formula="of:=[.DX118]+[.DW119]" office:value-type="float" office:value="205.55" calcext:value-type="float">
            <text:p>205.6</text:p>
          </table:table-cell>
          <table:table-cell table:style-name="ce138" table:formula="of:=(([.DT119]*[.DW119])/100)+[.DY118]" office:value-type="float" office:value="878.68936525" calcext:value-type="float">
            <text:p>878.7</text:p>
          </table:table-cell>
          <table:table-cell table:style-name="ce138" table:formula="of:=[.DT119]-[.DY119]" office:value-type="float" office:value="431.31063475" calcext:value-type="float">
            <text:p>431.3</text:p>
          </table:table-cell>
          <table:table-cell table:style-name="ce138" table:formula="of:=[.DT119]/[.DX119]*[.$DX$88]" office:value-type="float" office:value="637.314522014109" calcext:value-type="float">
            <text:p>637.3</text:p>
          </table:table-cell>
          <table:table-cell table:style-name="ce138" table:formula="of:=[.DT119]-[.EA119]" office:value-type="float" office:value="672.685477985891" calcext:value-type="float">
            <text:p>672.7</text:p>
          </table:table-cell>
          <table:table-cell table:style-name="ce34" table:formula="of:=([.AH119]-[.AH118])" office:value-type="float" office:value="-0.198127272727273" calcext:value-type="float">
            <text:p>-0.20</text:p>
          </table:table-cell>
          <table:table-cell table:style-name="ce34" table:formula="of:=([.DT119]*100/[.DT118])-100" office:value-type="float" office:value="2.50391236306729" calcext:value-type="float">
            <text:p>2.50</text:p>
          </table:table-cell>
          <table:table-cell table:style-name="ce34" table:formula="of:=[.ED119]-[.DW119]" office:value-type="float" office:value="2.70391236306729" calcext:value-type="float">
            <text:p>2.70</text:p>
          </table:table-cell>
          <table:table-cell table:style-name="ce34" table:formula="of:=([.O119]*100/[.O118])-100" office:value-type="float" office:value="14.0143887320141" calcext:value-type="float">
            <text:p>14.01</text:p>
          </table:table-cell>
          <table:table-cell table:style-name="ce34" table:formula="of:=([.T119]*100/[.T118])-100" office:value-type="float" office:value="14.5643461240766" calcext:value-type="float">
            <text:p>14.56</text:p>
          </table:table-cell>
          <table:table-cell table:style-name="ce105" office:value-type="float" office:value="19.63" calcext:value-type="float">
            <text:p>19.6</text:p>
          </table:table-cell>
          <table:table-cell table:style-name="ce138" table:formula="of:=([.DO119]+[.ED119])" office:value-type="float" office:value="7.19878937841973" calcext:value-type="float">
            <text:p>7.2</text:p>
          </table:table-cell>
          <table:table-cell table:style-name="ce138" table:formula="of:=-0.06*(([.A119]-1963)^2)+8.5*([.A119]-1963)+140" office:value-type="float" office:value="421.96" calcext:value-type="float">
            <text:p>422.0</text:p>
          </table:table-cell>
          <table:table-cell table:style-name="ce138" table:formula="of:=[.EJ119]+50" office:value-type="float" office:value="471.96" calcext:value-type="float">
            <text:p>472.0</text:p>
          </table:table-cell>
          <table:table-cell table:style-name="ce138" table:formula="of:=[.EJ119]-50" office:value-type="float" office:value="371.96" calcext:value-type="float">
            <text:p>372.0</text:p>
          </table:table-cell>
          <table:table-cell table:style-name="ce138" table:formula="of:=[.EJ119]+100" office:value-type="float" office:value="521.96" calcext:value-type="float">
            <text:p>522.0</text:p>
          </table:table-cell>
          <table:table-cell table:style-name="ce138" table:formula="of:=[.EJ119]-100" office:value-type="float" office:value="321.96" calcext:value-type="float">
            <text:p>322.0</text:p>
          </table:table-cell>
          <table:table-cell table:style-name="ce138" table:formula="of:=-0.025*(([.A119]-1963)^2)+5.5*([.A119]-1963)+175" office:value-type="float" office:value="396.275" calcext:value-type="float">
            <text:p>396.3</text:p>
          </table:table-cell>
          <table:table-cell table:style-name="ce92" table:formula="of:=2.07046153846154*0.264172052" office:value-type="float" office:value="0.546958073202462" calcext:value-type="float">
            <text:p>0.55</text:p>
          </table:table-cell>
          <table:table-cell table:style-name="ce304" table:formula="of:=([.EP119]*100/[.EP118])-100" office:value-type="float" office:value="-11.2817766058258" calcext:value-type="float">
            <text:p>-11.3</text:p>
          </table:table-cell>
          <table:table-cell table:style-name="ce92" table:formula="of:=1.17*[.AJ119]" office:value-type="float" office:value="1.29100725" calcext:value-type="float">
            <text:p>1.29</text:p>
          </table:table-cell>
          <table:table-cell table:number-columns-repeated="876"/>
        </table:table-row>
        <table:table-row table:style-name="ro9">
          <table:table-cell table:style-name="ce158" office:value-type="float" office:value="2017" calcext:value-type="float">
            <text:p>2017</text:p>
          </table:table-cell>
          <table:table-cell table:style-name="ce13" office:value-type="float" office:value="46549000" calcext:value-type="float">
            <text:p>46549000</text:p>
          </table:table-cell>
          <table:table-cell table:style-name="ce209" office:value-type="float" office:value="17626310" calcext:value-type="float">
            <text:p>17626310</text:p>
          </table:table-cell>
          <table:table-cell table:style-name="ce209" office:value-type="float" office:value="24138154.269977" calcext:value-type="float">
            <text:p>24138154</text:p>
          </table:table-cell>
          <table:table-cell table:style-name="ce209" office:value-type="float" office:value="38181116.41372" calcext:value-type="float">
            <text:p>38181116</text:p>
          </table:table-cell>
          <table:table-cell table:style-name="ce107" table:formula="of:=[.C120]/26" office:value-type="float" office:value="677935" calcext:value-type="float">
            <text:p>677935</text:p>
          </table:table-cell>
          <table:table-cell table:style-name="ce107" table:formula="of:=[.F120]/2" office:value-type="float" office:value="338967.5" calcext:value-type="float">
            <text:p>338968</text:p>
          </table:table-cell>
          <table:table-cell table:style-name="ce209" table:formula="of:=[.G120]*1.5" office:value-type="float" office:value="508451.25" calcext:value-type="float">
            <text:p>508451</text:p>
          </table:table-cell>
          <table:table-cell table:style-name="ce209" office:value-type="float" office:value="543363" calcext:value-type="float">
            <text:p>543363</text:p>
          </table:table-cell>
          <table:table-cell table:style-name="ce209" table:formula="of:=[.I120]/2" office:value-type="float" office:value="271681.5" calcext:value-type="float">
            <text:p>271682</text:p>
          </table:table-cell>
          <table:table-cell table:style-name="ce209" office:value-type="float" office:value="798927" calcext:value-type="float">
            <text:p>798927</text:p>
          </table:table-cell>
          <table:table-cell table:style-name="ce209" table:formula="of:=[.K120]/2" office:value-type="float" office:value="399463.5" calcext:value-type="float">
            <text:p>399464</text:p>
          </table:table-cell>
          <table:table-cell table:style-name="ce209" office:value-type="float" office:value="724119" calcext:value-type="float">
            <text:p>724119</text:p>
          </table:table-cell>
          <table:table-cell table:style-name="ce209" table:formula="of:=[.M120]/2" office:value-type="float" office:value="362059.5" calcext:value-type="float">
            <text:p>362060</text:p>
          </table:table-cell>
          <table:table-cell table:style-name="ce116" office:value-type="float" office:value="467644" calcext:value-type="float">
            <text:p>467644</text:p>
          </table:table-cell>
          <table:table-cell table:style-name="ce116" office:value-type="float" office:value="169851" calcext:value-type="float">
            <text:p>169851</text:p>
          </table:table-cell>
          <table:table-cell table:style-name="ce116" office:value-type="float" office:value="15865" calcext:value-type="float">
            <text:p>15865</text:p>
          </table:table-cell>
          <table:table-cell table:style-name="ce116" office:value-type="float" office:value="1407" calcext:value-type="float">
            <text:p>1407</text:p>
          </table:table-cell>
          <table:table-cell table:style-name="ce116" office:value-type="float" office:value="179964" calcext:value-type="float">
            <text:p>179964</text:p>
          </table:table-cell>
          <table:table-cell table:style-name="ce116" office:value-type="float" office:value="312843" calcext:value-type="float">
            <text:p>312843</text:p>
          </table:table-cell>
          <table:table-cell table:style-name="ce116" office:value-type="float" office:value="313911" calcext:value-type="float">
            <text:p>313911</text:p>
          </table:table-cell>
          <table:table-cell table:style-name="ce122" office:value-type="float" office:value="36664867000" calcext:value-type="float">
            <text:p>3.7E+10</text:p>
          </table:table-cell>
          <table:table-cell table:style-name="ce107" table:formula="of:=[.V120]/[.T120]" office:value-type="float" office:value="117198.936846917" calcext:value-type="float">
            <text:p>117199</text:p>
          </table:table-cell>
          <table:table-cell table:style-name="ce116" office:value-type="float" office:value="14469" calcext:value-type="float">
            <text:p>14469</text:p>
          </table:table-cell>
          <table:table-cell table:style-name="ce116" office:value-type="float" office:value="4572" calcext:value-type="float">
            <text:p>4572</text:p>
          </table:table-cell>
          <table:table-cell table:style-name="ce34" table:formula="of:=[.X120]/[.Y120]" office:value-type="float" office:value="3.16469816272966" calcext:value-type="float">
            <text:p>3.16</text:p>
          </table:table-cell>
          <table:table-cell table:style-name="ce34" table:formula="of:=[.T120]/[.O120]" office:value-type="float" office:value="0.668976828527683" calcext:value-type="float">
            <text:p>0.67</text:p>
          </table:table-cell>
          <table:table-cell table:style-name="ce34" table:formula="of:=([.W120]*100)/([.DT120]*(([.CA120]*([.BZ120]/([.BU120]+[.BZ120])))+([.BV120]*([.BU120]/([.BU120]+[.BZ120])))))" office:value-type="float" office:value="61.8115105835111" calcext:value-type="float">
            <text:p>61.81</text:p>
          </table:table-cell>
          <table:table-cell table:style-name="ce103" table:formula="of:=(([.V120]*100/[.V119])-100)-[.DW120]" office:value-type="float" office:value="16.1728815280615" calcext:value-type="float">
            <text:p>16.17</text:p>
          </table:table-cell>
          <table:table-cell table:style-name="ce103" office:value-type="float" office:value="1.91" calcext:value-type="float">
            <text:p>1.91</text:p>
          </table:table-cell>
          <table:table-cell table:style-name="ce103" office:value-type="float" office:value="37.8" calcext:value-type="float">
            <text:p>37.80</text:p>
          </table:table-cell>
          <table:table-cell table:style-name="ce103" table:formula="of:=100-[.AE120]" office:value-type="float" office:value="62.2" calcext:value-type="float">
            <text:p>62.2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-0.149818181818182" calcext:value-type="float">
            <text:p>-0.15</text:p>
          </table:table-cell>
          <table:table-cell table:style-name="ce102" table:formula="of:=[.AD120]-[.AH120]" office:value-type="float" office:value="2.05981818181818" calcext:value-type="float">
            <text:p>2.06</text:p>
          </table:table-cell>
          <table:table-cell table:style-name="ce103" office:value-type="float" office:value="1.139" calcext:value-type="float">
            <text:p>1.14</text:p>
          </table:table-cell>
          <table:table-cell table:style-name="ce104" table:formula="of:=[.DT120]*100" office:value-type="float" office:value="137200" calcext:value-type="float">
            <text:p>137200</text:p>
          </table:table-cell>
          <table:table-cell table:style-name="ce104" table:formula="of:=([.DT120]*100)*[.AJ120]" office:value-type="float" office:value="156270.8" calcext:value-type="float">
            <text:p>156271</text:p>
          </table:table-cell>
          <table:table-cell table:style-name="ce123" office:value-type="float" office:value="11855689000000" calcext:value-type="float">
            <text:p>1.19E+13</text:p>
          </table:table-cell>
          <table:table-cell table:style-name="ce101" table:formula="of:=([.AM120]*100/[.AM119])-100" office:value-type="float" office:value="4.06480451085713" calcext:value-type="float">
            <text:p>4.06</text:p>
          </table:table-cell>
          <table:table-cell table:style-name="ce101" table:formula="of:=AVERAGE([.$AN$84:.AN120])" office:value-type="float" office:value="6.36306773617174" calcext:value-type="float">
            <text:p>6.36</text:p>
          </table:table-cell>
          <table:table-cell table:style-name="ce106" office:value-type="float" office:value="3705.66402191667" calcext:value-type="float">
            <text:p>3706</text:p>
          </table:table-cell>
          <table:table-cell table:style-name="ce106" table:formula="of:=[.DT120]*100/[.AP120]" office:value-type="float" office:value="37.0244035046212" calcext:value-type="float">
            <text:p>37</text:p>
          </table:table-cell>
          <table:table-cell table:style-name="ce106" office:value-type="float" office:value="1112.40333333333" calcext:value-type="float">
            <text:p>1112</text:p>
          </table:table-cell>
          <table:table-cell table:style-name="ce107" table:formula="of:=[.DT120]*100/[.AR120]" office:value-type="float" office:value="123.336559581207" calcext:value-type="float">
            <text:p>123</text:p>
          </table:table-cell>
          <table:table-cell table:style-name="ce140" office:value-type="float" office:value="2.61779348445086" calcext:value-type="float">
            <text:p>2.6</text:p>
          </table:table-cell>
          <table:table-cell table:style-name="ce119" office:value-type="float" office:value="692498000000" calcext:value-type="float">
            <text:p>6.92E+11</text:p>
          </table:table-cell>
          <table:table-cell table:style-name="ce107" table:formula="of:=[.AU120]/[.E120]" office:value-type="float" office:value="18137.1857359089" calcext:value-type="float">
            <text:p>18137</text:p>
          </table:table-cell>
          <table:table-cell table:style-name="ce107" table:formula="of:=[.AW119]*(1+([.DW120]/100))" office:value-type="float" office:value="17032.467502929" calcext:value-type="float">
            <text:p>17032</text:p>
          </table:table-cell>
          <table:table-cell table:style-name="ce107" table:formula="of:=[.AV120]+(12*PMT([.AD120]/100/12;[.AG120]*12;([.AV120]*5)*-1))" office:value-type="float" office:value="23012.3962462836" calcext:value-type="float">
            <text:p>23012</text:p>
          </table:table-cell>
          <table:table-cell table:style-name="ce107" table:formula="of:=[.AY119]*(1+(([.DU120]-[.DU119])/100))" office:value-type="float" office:value="17658.008377391" calcext:value-type="float">
            <text:p>17658</text:p>
          </table:table-cell>
          <table:table-cell table:style-name="ce107" table:formula="of:=(([.AY120]+([.AW120]-[.AV120])+([.AX120]-[.AV120]))-[.AV120])+[.$AV$102]" office:value-type="float" office:value="14824.3032049665" calcext:value-type="float">
            <text:p>14824</text:p>
          </table:table-cell>
          <table:table-cell table:style-name="ce107" table:formula="of:=[.AZ120]*[.$BA$102]/[.$AZ$102]" office:value-type="float" office:value="94.7324066441249" calcext:value-type="float">
            <text:p>95</text:p>
          </table:table-cell>
          <table:table-cell table:style-name="ce107" table:formula="of:=[.AV120]*[.$BB$102]/[.$AV$102]" office:value-type="float" office:value="80.2044057954199" calcext:value-type="float">
            <text:p>80</text:p>
          </table:table-cell>
          <table:table-cell table:style-name="ce107" table:formula="of:=[.DU120]-[.BB120]" office:value-type="float" office:value="19.0880942045801" calcext:value-type="float">
            <text:p>19</text:p>
          </table:table-cell>
          <table:table-cell table:style-name="ce107" table:formula="of:=[.W120]/5" office:value-type="float" office:value="23439.7873693834" calcext:value-type="float">
            <text:p>23440</text:p>
          </table:table-cell>
          <table:table-cell table:style-name="ce107" table:formula="of:=100-(([.AV120]*100)/[.BD120])" office:value-type="float" office:value="22.6222258329895" calcext:value-type="float">
            <text:p>23</text:p>
          </table:table-cell>
          <table:table-cell table:style-name="ce209" office:value-type="float" office:value="162.225" calcext:value-type="float">
            <text:p>162</text:p>
          </table:table-cell>
          <table:table-cell table:style-name="ce116" office:value-type="float" office:value="20789" calcext:value-type="float">
            <text:p>20789</text:p>
          </table:table-cell>
          <table:table-cell table:style-name="ce209" office:value-type="float" office:value="17905.85" calcext:value-type="float">
            <text:p>17906</text:p>
          </table:table-cell>
          <table:table-cell table:style-name="ce209" office:value-type="float" office:value="9504.52" calcext:value-type="float">
            <text:p>9505</text:p>
          </table:table-cell>
          <table:table-cell table:style-name="ce209" office:value-type="float" office:value="3652.31" calcext:value-type="float">
            <text:p>3652</text:p>
          </table:table-cell>
          <table:table-cell table:style-name="ce209" office:value-type="float" office:value="10183.09" calcext:value-type="float">
            <text:p>10183</text:p>
          </table:table-cell>
          <table:table-cell table:style-name="ce209" table:formula="of:=([.BJ120])/((([.BH120]+[.BI120])*1000)/1000000)" office:value-type="float" office:value="133.245556335066" calcext:value-type="float">
            <text:p>133</text:p>
          </table:table-cell>
          <table:table-cell table:style-name="ce209" table:formula="of:=[.CH120]/[.O120]" office:value-type="float" office:value="54.8389373112881" calcext:value-type="float">
            <text:p>55</text:p>
          </table:table-cell>
          <table:table-cell table:style-name="ce116" office:value-type="float" office:value="70982" calcext:value-type="float">
            <text:p>70982</text:p>
          </table:table-cell>
          <table:table-cell table:style-name="ce116" office:value-type="float" office:value="22041" calcext:value-type="float">
            <text:p>22041</text:p>
          </table:table-cell>
          <table:table-cell table:style-name="ce116" office:value-type="float" office:value="45719" calcext:value-type="float">
            <text:p>45719</text:p>
          </table:table-cell>
          <table:table-cell table:style-name="ce116" office:value-type="float" office:value="3222" calcext:value-type="float">
            <text:p>3222</text:p>
          </table:table-cell>
          <table:table-cell table:style-name="ce116" office:value-type="float" office:value="62582" calcext:value-type="float">
            <text:p>62582</text:p>
          </table:table-cell>
          <table:table-cell table:style-name="ce116" office:value-type="float" office:value="45321" calcext:value-type="float">
            <text:p>45321</text:p>
          </table:table-cell>
          <table:table-cell table:style-name="ce116" office:value-type="float" office:value="1144" calcext:value-type="float">
            <text:p>1144</text:p>
          </table:table-cell>
          <table:table-cell table:style-name="ce116" office:value-type="float" office:value="19411" calcext:value-type="float">
            <text:p>19411</text:p>
          </table:table-cell>
          <table:table-cell table:style-name="ce259" office:value-type="float" office:value="199.198771711055" calcext:value-type="float">
            <text:p>199</text:p>
          </table:table-cell>
          <table:table-cell table:style-name="ce116" office:value-type="float" office:value="2714055300" calcext:value-type="float">
            <text:p>2714055300</text:p>
          </table:table-cell>
          <table:table-cell table:style-name="ce120" table:formula="of:=[.BW120]/[.BU120]" office:value-type="float" office:value="139820.47807944" calcext:value-type="float">
            <text:p>139820</text:p>
          </table:table-cell>
          <table:table-cell table:style-name="ce120" table:formula="of:=[.BX120]/[.BV120]" office:value-type="float" office:value="701.914358599832" calcext:value-type="float">
            <text:p>702</text:p>
          </table:table-cell>
          <table:table-cell table:style-name="ce116" office:value-type="float" office:value="61337" calcext:value-type="float">
            <text:p>61337</text:p>
          </table:table-cell>
          <table:table-cell table:style-name="ce259" office:value-type="float" office:value="118.892753191855" calcext:value-type="float">
            <text:p>119</text:p>
          </table:table-cell>
          <table:table-cell table:style-name="ce116" office:value-type="float" office:value="4978249800" calcext:value-type="float">
            <text:p>4978249800</text:p>
          </table:table-cell>
          <table:table-cell table:style-name="ce81" table:formula="of:=[.CB120]/[.BZ120]" office:value-type="float" office:value="81162.2642124656" calcext:value-type="float">
            <text:p>81162</text:p>
          </table:table-cell>
          <table:table-cell table:style-name="ce81" table:formula="of:=[.CC120]/[.CA120]" office:value-type="float" office:value="682.651061848116" calcext:value-type="float">
            <text:p>683</text:p>
          </table:table-cell>
          <table:table-cell table:style-name="ce84" table:formula="of:=[.DT120]/(([.CD120]+[.BY120])/2)" office:value-type="float" office:value="1.98184929326939" calcext:value-type="float">
            <text:p>1.98</text:p>
          </table:table-cell>
          <table:table-cell table:style-name="ce83" table:formula="of:=[.CG120]-[.CG119]" office:value-type="float" office:value="1.40852228247672" calcext:value-type="float">
            <text:p>1.4</text:p>
          </table:table-cell>
          <table:table-cell table:style-name="ce82" office:value-type="float" office:value="92.4524958547871" calcext:value-type="float">
            <text:p>92</text:p>
          </table:table-cell>
          <table:table-cell table:style-name="ce209" office:value-type="float" office:value="25645100" calcext:value-type="float">
            <text:p>25645100</text:p>
          </table:table-cell>
          <table:table-cell table:style-name="ce107" table:formula="of:=[.CH120]-[.CH119]" office:value-type="float" office:value="58821" calcext:value-type="float">
            <text:p>58821</text:p>
          </table:table-cell>
          <table:table-cell table:style-name="ce107" office:value-type="float" office:value="49336" calcext:value-type="float">
            <text:p>49336</text:p>
          </table:table-cell>
          <table:table-cell table:style-name="ce107" office:value-type="float" office:value="4938" calcext:value-type="float">
            <text:p>4938</text:p>
          </table:table-cell>
          <table:table-cell table:style-name="ce107" table:formula="of:=100-[.CM120]" office:value-type="float" office:value="90.9017208976674" calcext:value-type="float">
            <text:p>91</text:p>
          </table:table-cell>
          <table:table-cell table:style-name="ce107" table:formula="of:=([.CK120]*100)/([.CJ120]+[.CK120])" office:value-type="float" office:value="9.09827910233261" calcext:value-type="float">
            <text:p>9</text:p>
          </table:table-cell>
          <table:table-cell table:style-name="ce102" table:formula="of:=([.B120]/[.CH120])" office:value-type="float" office:value="1.81512257702251" calcext:value-type="float">
            <text:p>1.82</text:p>
          </table:table-cell>
          <table:table-cell table:style-name="ce102" office:value-type="float" office:value="2.5" calcext:value-type="float">
            <text:p>2.50</text:p>
          </table:table-cell>
          <table:table-cell table:style-name="ce102" table:formula="of:=([.CO120]-[.CN120])" office:value-type="float" office:value="0.684877422977489" calcext:value-type="float">
            <text:p>0.68</text:p>
          </table:table-cell>
          <table:table-cell table:style-name="ce138" table:formula="of:=([.CH120]*100/[.CH119])-100" office:value-type="float" office:value="0.229892748375022" calcext:value-type="float">
            <text:p>0.2</text:p>
          </table:table-cell>
          <table:table-cell table:style-name="ce101" table:formula="of:=AVERAGE([.$CQ$74:.CQ120])" office:value-type="float" office:value="1.88952531984713" calcext:value-type="float">
            <text:p>1.89</text:p>
          </table:table-cell>
          <table:table-cell table:style-name="ce104" table:formula="of:=([.B120]-[.B119])" office:value-type="float" office:value="109000" calcext:value-type="float">
            <text:p>109000</text:p>
          </table:table-cell>
          <table:table-cell table:style-name="ce34" table:formula="of:=([.B120]*100/[.B119])-100" office:value-type="float" office:value="0.234711455641687" calcext:value-type="float">
            <text:p>0.23</text:p>
          </table:table-cell>
          <table:table-cell table:style-name="ce209" table:formula="of:=[.CI120]-([.CS120]/2)" office:value-type="float" office:value="4321" calcext:value-type="float">
            <text:p>4321</text:p>
          </table:table-cell>
          <table:table-cell table:style-name="ce209" office:value-type="float" office:value="1128000" calcext:value-type="float">
            <text:p>1128000</text:p>
          </table:table-cell>
          <table:table-cell table:style-name="ce138" table:formula="of:=[.CV120]/[.CI120]" office:value-type="float" office:value="19.1768246034579" calcext:value-type="float">
            <text:p>19.2</text:p>
          </table:table-cell>
          <table:table-cell table:style-name="ce138" table:formula="of:=[.CV120]/[.B120]*100" office:value-type="float" office:value="2.42325291628177" calcext:value-type="float">
            <text:p>2.4</text:p>
          </table:table-cell>
          <table:table-cell table:style-name="ce209" office:value-type="float" office:value="12392.99" calcext:value-type="float">
            <text:p>12393</text:p>
          </table:table-cell>
          <table:table-cell table:style-name="ce116" office:value-type="float" office:value="12.55" calcext:value-type="float">
            <text:p>12.55</text:p>
          </table:table-cell>
          <table:table-cell table:style-name="ce34" table:formula="of:=100-([.CZ120]+[.DB120])" office:value-type="float" office:value="75.985305" calcext:value-type="float">
            <text:p>75.99</text:p>
          </table:table-cell>
          <table:table-cell table:style-name="ce34" table:formula="of:=([.DC120]*(100-[.CZ120]))/100" office:value-type="float" office:value="11.464695" calcext:value-type="float">
            <text:p>11.46</text:p>
          </table:table-cell>
          <table:table-cell table:style-name="ce116" office:value-type="float" office:value="13.11" calcext:value-type="float">
            <text:p>13.11</text:p>
          </table:table-cell>
          <table:table-cell table:style-name="ce138" office:value-type="float" office:value="76.7" calcext:value-type="float">
            <text:p>76.7</text:p>
          </table:table-cell>
          <table:table-cell table:style-name="ce138" office:value-type="float" office:value="16.9" calcext:value-type="float">
            <text:p>16.9</text:p>
          </table:table-cell>
          <table:table-cell table:style-name="ce138" office:value-type="float" office:value="2.6" calcext:value-type="float">
            <text:p>2.6</text:p>
          </table:table-cell>
          <table:table-cell table:style-name="ce138" office:value-type="float" office:value="6.4" calcext:value-type="float">
            <text:p>6.4</text:p>
          </table:table-cell>
          <table:table-cell table:style-name="ce209" office:value-type="float" office:value="103.528" calcext:value-type="float">
            <text:p>104</text:p>
          </table:table-cell>
          <table:table-cell table:style-name="ce209" table:formula="of:=[.DJ120]*[.$DI$118]/[.$DJ$118]" office:value-type="float" office:value="120.945945945946" calcext:value-type="float">
            <text:p>121</text:p>
          </table:table-cell>
          <table:table-cell table:style-name="ce138" office:value-type="float" office:value="8.95" calcext:value-type="float">
            <text:p>9.0</text:p>
          </table:table-cell>
          <table:table-cell table:style-name="ce138" table:formula="of:=(([.DJ120]*100)/[.DJ119])-100" office:value-type="float" office:value="13.2911392405063" calcext:value-type="float">
            <text:p>13.3</text:p>
          </table:table-cell>
          <table:table-cell table:style-name="ce138" table:formula="of:=[.DQ120]/([.DJ120]*12)" office:value-type="float" office:value="14.3513345747983" calcext:value-type="float">
            <text:p>14.4</text:p>
          </table:table-cell>
          <table:table-cell table:style-name="ce138" table:formula="of:=100/[.DL120]" office:value-type="float" office:value="6.96799307958478" calcext:value-type="float">
            <text:p>7.0</text:p>
          </table:table-cell>
          <table:table-cell table:style-name="ce138" table:formula="of:=[.DQ120]/(([.DJ120]*12)*0.75)" office:value-type="float" office:value="19.1351127663977" calcext:value-type="float">
            <text:p>19.1</text:p>
          </table:table-cell>
          <table:table-cell table:style-name="ce138" table:formula="of:=100/[.DN120]" office:value-type="float" office:value="5.22599480968858" calcext:value-type="float">
            <text:p>5.2</text:p>
          </table:table-cell>
          <table:table-cell table:style-name="ce209" table:formula="of:=([.DS120]/[.DQ120])*100" office:value-type="float" office:value="58.0666089965398" calcext:value-type="float">
            <text:p>58</text:p>
          </table:table-cell>
          <table:table-cell table:style-name="ce209" table:formula="of:=AVERAGE([Quarterly.E42:.E45])" office:value-type="float" office:value="1541.33333333333" calcext:value-type="float">
            <text:p>1541</text:p>
          </table:table-cell>
          <table:table-cell table:style-name="ce209" table:formula="of:=[.DQ120]*[.$DR$118]/[.$DQ$118]" office:value-type="float" office:value="100.129926375054" calcext:value-type="float">
            <text:p>100</text:p>
          </table:table-cell>
          <table:table-cell table:style-name="ce209" table:formula="of:=[.DJ120]*100" office:value-type="float" office:value="895" calcext:value-type="float">
            <text:p>895</text:p>
          </table:table-cell>
          <table:table-cell table:style-name="ce107" office:value-type="float" office:value="1372" calcext:value-type="float">
            <text:p>1372</text:p>
          </table:table-cell>
          <table:table-cell table:style-name="ce107" office:value-type="float" office:value="99.2925" calcext:value-type="float">
            <text:p>99</text:p>
          </table:table-cell>
          <table:table-cell table:style-name="ce107" office:value-type="float" office:value="111.137" calcext:value-type="float">
            <text:p>111</text:p>
          </table:table-cell>
          <table:table-cell table:style-name="ce34" office:value-type="float" office:value="1.96" calcext:value-type="float">
            <text:p>1.96</text:p>
          </table:table-cell>
          <table:table-cell table:style-name="ce138" table:formula="of:=[.DX119]+[.DW120]" office:value-type="float" office:value="207.51" calcext:value-type="float">
            <text:p>207.5</text:p>
          </table:table-cell>
          <table:table-cell table:style-name="ce138" table:formula="of:=(([.DT120]*[.DW120])/100)+[.DY119]" office:value-type="float" office:value="905.58056525" calcext:value-type="float">
            <text:p>905.6</text:p>
          </table:table-cell>
          <table:table-cell table:style-name="ce138" table:formula="of:=[.DT120]-[.DY120]" office:value-type="float" office:value="466.41943475" calcext:value-type="float">
            <text:p>466.4</text:p>
          </table:table-cell>
          <table:table-cell table:style-name="ce138" table:formula="of:=[.DT120]/[.DX120]*[.$DX$88]" office:value-type="float" office:value="661.172955520216" calcext:value-type="float">
            <text:p>661.2</text:p>
          </table:table-cell>
          <table:table-cell table:style-name="ce138" table:formula="of:=[.DT120]-[.EA120]" office:value-type="float" office:value="710.827044479784" calcext:value-type="float">
            <text:p>710.8</text:p>
          </table:table-cell>
          <table:table-cell table:style-name="ce34" table:formula="of:=([.AH120]-[.AH119])" office:value-type="float" office:value="-0.108427272727273" calcext:value-type="float">
            <text:p>-0.11</text:p>
          </table:table-cell>
          <table:table-cell table:style-name="ce34" table:formula="of:=([.DT120]*100/[.DT119])-100" office:value-type="float" office:value="4.73282442748092" calcext:value-type="float">
            <text:p>4.73</text:p>
          </table:table-cell>
          <table:table-cell table:style-name="ce34" table:formula="of:=[.ED120]-[.DW120]" office:value-type="float" office:value="2.77282442748092" calcext:value-type="float">
            <text:p>2.77</text:p>
          </table:table-cell>
          <table:table-cell table:style-name="ce34" table:formula="of:=([.O120]*100/[.O119])-100" office:value-type="float" office:value="15.357993018982" calcext:value-type="float">
            <text:p>15.36</text:p>
          </table:table-cell>
          <table:table-cell table:style-name="ce34" table:formula="of:=([.T120]*100/[.T119])-100" office:value-type="float" office:value="10.6597997219736" calcext:value-type="float">
            <text:p>10.66</text:p>
          </table:table-cell>
          <table:table-cell table:style-name="ce105" office:value-type="float" office:value="17.22" calcext:value-type="float">
            <text:p>17.2</text:p>
          </table:table-cell>
          <table:table-cell table:style-name="ce138" table:formula="of:=([.DO120]+[.ED120])" office:value-type="float" office:value="9.9588192371695" calcext:value-type="float">
            <text:p>10.0</text:p>
          </table:table-cell>
          <table:table-cell table:style-name="ce138" table:formula="of:=-0.06*(([.A120]-1963)^2)+8.5*([.A120]-1963)+140" office:value-type="float" office:value="424.04" calcext:value-type="float">
            <text:p>424.0</text:p>
          </table:table-cell>
          <table:table-cell table:style-name="ce138" table:formula="of:=[.EJ120]+50" office:value-type="float" office:value="474.04" calcext:value-type="float">
            <text:p>474.0</text:p>
          </table:table-cell>
          <table:table-cell table:style-name="ce138" table:formula="of:=[.EJ120]-50" office:value-type="float" office:value="374.04" calcext:value-type="float">
            <text:p>374.0</text:p>
          </table:table-cell>
          <table:table-cell table:style-name="ce138" table:formula="of:=[.EJ120]+100" office:value-type="float" office:value="524.04" calcext:value-type="float">
            <text:p>524.0</text:p>
          </table:table-cell>
          <table:table-cell table:style-name="ce138" table:formula="of:=[.EJ120]-100" office:value-type="float" office:value="324.04" calcext:value-type="float">
            <text:p>324.0</text:p>
          </table:table-cell>
          <table:table-cell table:style-name="ce138" table:formula="of:=-0.025*(([.A120]-1963)^2)+5.5*([.A120]-1963)+175" office:value-type="float" office:value="399.1" calcext:value-type="float">
            <text:p>399.1</text:p>
          </table:table-cell>
          <table:table-cell table:style-name="ce92" table:formula="of:=2.33317307692308*0.264172052" office:value-type="float" office:value="0.616359119401924" calcext:value-type="float">
            <text:p>0.62</text:p>
          </table:table-cell>
          <table:table-cell table:style-name="ce304" table:formula="of:=([.EP120]*100/[.EP119])-100" office:value-type="float" office:value="12.6885495615991" calcext:value-type="float">
            <text:p>12.7</text:p>
          </table:table-cell>
          <table:table-cell table:style-name="ce92" table:formula="of:=1.23*[.AJ120]" office:value-type="float" office:value="1.40097" calcext:value-type="float">
            <text:p>1.40</text:p>
          </table:table-cell>
          <table:table-cell table:number-columns-repeated="876"/>
        </table:table-row>
        <table:table-row table:style-name="ro9">
          <table:table-cell table:style-name="ce158" office:value-type="float" office:value="2018" calcext:value-type="float">
            <text:p>2018</text:p>
          </table:table-cell>
          <table:table-cell table:style-name="ce13" office:value-type="float" office:value="46658447" calcext:value-type="float">
            <text:p>46658447</text:p>
          </table:table-cell>
          <table:table-cell table:style-name="ce209" office:value-type="float" office:value="17425139" calcext:value-type="float">
            <text:p>17425139</text:p>
          </table:table-cell>
          <table:table-cell table:style-name="ce209" office:value-type="float" office:value="24078859.366818" calcext:value-type="float">
            <text:p>24078859</text:p>
          </table:table-cell>
          <table:table-cell table:style-name="ce209" office:value-type="float" office:value="38317702.677854" calcext:value-type="float">
            <text:p>38317703</text:p>
          </table:table-cell>
          <table:table-cell table:style-name="ce107" table:formula="of:=[.C121]/26" office:value-type="float" office:value="670197.653846154" calcext:value-type="float">
            <text:p>670198</text:p>
          </table:table-cell>
          <table:table-cell table:style-name="ce107" table:formula="of:=[.F121]/2" office:value-type="float" office:value="335098.826923077" calcext:value-type="float">
            <text:p>335099</text:p>
          </table:table-cell>
          <table:table-cell table:style-name="ce209" table:formula="of:=[.G121]*1.5" office:value-type="float" office:value="502648.240384615" calcext:value-type="float">
            <text:p>502648</text:p>
          </table:table-cell>
          <table:table-cell table:style-name="ce209" office:value-type="float" office:value="531498" calcext:value-type="float">
            <text:p>531498</text:p>
          </table:table-cell>
          <table:table-cell table:style-name="ce209" table:formula="of:=[.I121]/2" office:value-type="float" office:value="265749" calcext:value-type="float">
            <text:p>265749</text:p>
          </table:table-cell>
          <table:table-cell table:style-name="ce209" office:value-type="float" office:value="791467.408065" calcext:value-type="float">
            <text:p>791467</text:p>
          </table:table-cell>
          <table:table-cell table:style-name="ce209" table:formula="of:=[.K121]/2" office:value-type="float" office:value="395733.7040325" calcext:value-type="float">
            <text:p>395734</text:p>
          </table:table-cell>
          <table:table-cell table:style-name="ce209" office:value-type="float" office:value="741197" calcext:value-type="float">
            <text:p>741197</text:p>
          </table:table-cell>
          <table:table-cell table:style-name="ce209" table:formula="of:=[.M121]/2" office:value-type="float" office:value="370598.5" calcext:value-type="float">
            <text:p>370599</text:p>
          </table:table-cell>
          <table:table-cell table:style-name="ce116" office:value-type="float" office:value="517984" calcext:value-type="float">
            <text:p>517984</text:p>
          </table:table-cell>
          <table:table-cell table:style-name="ce116" office:value-type="float" office:value="179385" calcext:value-type="float">
            <text:p>179385</text:p>
          </table:table-cell>
          <table:table-cell table:style-name="ce116" office:value-type="float" office:value="16278" calcext:value-type="float">
            <text:p>16278</text:p>
          </table:table-cell>
          <table:table-cell table:style-name="ce116" office:value-type="float" office:value="1338" calcext:value-type="float">
            <text:p>1338</text:p>
          </table:table-cell>
          <table:table-cell table:style-name="ce116" office:value-type="float" office:value="210091" calcext:value-type="float">
            <text:p>210091</text:p>
          </table:table-cell>
          <table:table-cell table:style-name="ce116" office:value-type="float" office:value="348326" calcext:value-type="float">
            <text:p>348326</text:p>
          </table:table-cell>
          <table:table-cell table:style-name="ce116" office:value-type="float" office:value="342799" calcext:value-type="float">
            <text:p>342799</text:p>
          </table:table-cell>
          <table:table-cell table:style-name="ce122" office:value-type="float" office:value="43284882000" calcext:value-type="float">
            <text:p>4.3E+10</text:p>
          </table:table-cell>
          <table:table-cell table:style-name="ce107" table:formula="of:=[.V121]/[.T121]" office:value-type="float" office:value="124265.435253182" calcext:value-type="float">
            <text:p>124265</text:p>
          </table:table-cell>
          <table:table-cell table:style-name="ce116" office:value-type="float" office:value="11970" calcext:value-type="float">
            <text:p>11970</text:p>
          </table:table-cell>
          <table:table-cell table:style-name="ce116" office:value-type="float" office:value="4049" calcext:value-type="float">
            <text:p>4049</text:p>
          </table:table-cell>
          <table:table-cell table:style-name="ce34" table:formula="of:=[.X121]/[.Y121]" office:value-type="float" office:value="2.95628550259323" calcext:value-type="float">
            <text:p>2.96</text:p>
          </table:table-cell>
          <table:table-cell table:style-name="ce34" table:formula="of:=[.T121]/[.O121]" office:value-type="float" office:value="0.672464786557114" calcext:value-type="float">
            <text:p>0.67</text:p>
          </table:table-cell>
          <table:table-cell table:style-name="ce34" table:formula="of:=([.W121]*100)/([.DT121]*(([.CA121]*([.BZ121]/([.BU121]+[.BZ121])))+([.BV121]*([.BU121]/([.BU121]+[.BZ121])))))" office:value-type="float" office:value="65.6213535339893" calcext:value-type="float">
            <text:p>65.62</text:p>
          </table:table-cell>
          <table:table-cell table:style-name="ce103" table:formula="of:=(([.V121]*100/[.V120])-100)-[.DW121]" office:value-type="float" office:value="16.3854725590577" calcext:value-type="float">
            <text:p>16.39</text:p>
          </table:table-cell>
          <table:table-cell table:style-name="ce103" office:value-type="float" office:value="1.921" calcext:value-type="float">
            <text:p>1.92</text:p>
          </table:table-cell>
          <table:table-cell table:style-name="ce103" office:value-type="float" office:value="39.2" calcext:value-type="float">
            <text:p>39.20</text:p>
          </table:table-cell>
          <table:table-cell table:style-name="ce103" table:formula="of:=100-[.AE121]" office:value-type="float" office:value="60.8" calcext:value-type="float">
            <text:p>60.8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-0.171481818181818" calcext:value-type="float">
            <text:p>-0.17</text:p>
          </table:table-cell>
          <table:table-cell table:style-name="ce102" table:formula="of:=[.AD121]-[.AH121]" office:value-type="float" office:value="2.09248181818182" calcext:value-type="float">
            <text:p>2.09</text:p>
          </table:table-cell>
          <table:table-cell table:style-name="ce103" office:value-type="float" office:value="1.17813333333333" calcext:value-type="float">
            <text:p>1.18</text:p>
          </table:table-cell>
          <table:table-cell table:style-name="ce104" table:formula="of:=[.DT121]*100" office:value-type="float" office:value="140700" calcext:value-type="float">
            <text:p>140700</text:p>
          </table:table-cell>
          <table:table-cell table:style-name="ce104" table:formula="of:=([.DT121]*100)*[.AJ121]" office:value-type="float" office:value="165763.36" calcext:value-type="float">
            <text:p>165763</text:p>
          </table:table-cell>
          <table:table-cell table:style-name="ce123" office:value-type="float" office:value="12359586000000" calcext:value-type="float">
            <text:p>1.24E+13</text:p>
          </table:table-cell>
          <table:table-cell table:style-name="ce101" table:formula="of:=([.AM121]*100/[.AM120])-100" office:value-type="float" office:value="4.25025487763723" calcext:value-type="float">
            <text:p>4.25</text:p>
          </table:table-cell>
          <table:table-cell table:style-name="ce101" table:formula="of:=AVERAGE([.$AN$84:.AN121])" office:value-type="float" office:value="6.30746739778925" calcext:value-type="float">
            <text:p>6.31</text:p>
          </table:table-cell>
          <table:table-cell table:style-name="ce106" office:value-type="float" office:value="6065.6484375" calcext:value-type="float">
            <text:p>6066</text:p>
          </table:table-cell>
          <table:table-cell table:style-name="ce106" table:formula="of:=[.DT121]*100/[.AP121]" office:value-type="float" office:value="23.1962009420365" calcext:value-type="float">
            <text:p>23</text:p>
          </table:table-cell>
          <table:table-cell table:style-name="ce106" office:value-type="float" office:value="1073.20333333333" calcext:value-type="float">
            <text:p>1073</text:p>
          </table:table-cell>
          <table:table-cell table:style-name="ce107" table:formula="of:=[.DT121]*100/[.AR121]" office:value-type="float" office:value="131.10283543659" calcext:value-type="float">
            <text:p>131</text:p>
          </table:table-cell>
          <table:table-cell table:style-name="ce140" office:value-type="float" office:value="1.7833486822982" calcext:value-type="float">
            <text:p>1.8</text:p>
          </table:table-cell>
          <table:table-cell table:style-name="ce119" office:value-type="float" office:value="712210000000" calcext:value-type="float">
            <text:p>7.12E+11</text:p>
          </table:table-cell>
          <table:table-cell table:style-name="ce107" table:formula="of:=[.AU121]/[.E121]" office:value-type="float" office:value="18586.9702572651" calcext:value-type="float">
            <text:p>18587</text:p>
          </table:table-cell>
          <table:table-cell table:style-name="ce107" table:formula="of:=[.AW120]*(1+([.DW121]/100))" office:value-type="float" office:value="17316.9097102279" calcext:value-type="float">
            <text:p>17317</text:p>
          </table:table-cell>
          <table:table-cell table:style-name="ce107" table:formula="of:=[.AV121]+(12*PMT([.AD121]/100/12;[.AG121]*12;([.AV121]*5)*-1))" office:value-type="float" office:value="23423.2879572775" calcext:value-type="float">
            <text:p>23423</text:p>
          </table:table-cell>
          <table:table-cell table:style-name="ce107" table:formula="of:=[.AY120]*(1+(([.DU121]-[.DU120])/100))" office:value-type="float" office:value="19096.2531597295" calcext:value-type="float">
            <text:p>19096</text:p>
          </table:table-cell>
          <table:table-cell table:style-name="ce107" table:formula="of:=(([.AY121]+([.AW121]-[.AV121])+([.AX121]-[.AV121]))-[.AV121])+[.$AV$102]" office:value-type="float" office:value="15608.5283415291" calcext:value-type="float">
            <text:p>15609</text:p>
          </table:table-cell>
          <table:table-cell table:style-name="ce107" table:formula="of:=[.AZ121]*[.$BA$102]/[.$AZ$102]" office:value-type="float" office:value="99.7438755482761" calcext:value-type="float">
            <text:p>100</text:p>
          </table:table-cell>
          <table:table-cell table:style-name="ce107" table:formula="of:=[.AV121]*[.$BB$102]/[.$AV$102]" office:value-type="float" office:value="82.1933968548172" calcext:value-type="float">
            <text:p>82</text:p>
          </table:table-cell>
          <table:table-cell table:style-name="ce107" table:formula="of:=[.DU121]-[.BB121]" office:value-type="float" office:value="25.2441031451828" calcext:value-type="float">
            <text:p>25</text:p>
          </table:table-cell>
          <table:table-cell table:style-name="ce107" table:formula="of:=[.W121]/5" office:value-type="float" office:value="24853.0870506365" calcext:value-type="float">
            <text:p>24853</text:p>
          </table:table-cell>
          <table:table-cell table:style-name="ce107" table:formula="of:=100-(([.AV121]*100)/[.BD121])" office:value-type="float" office:value="25.2126296447785" calcext:value-type="float">
            <text:p>25</text:p>
          </table:table-cell>
          <table:table-cell table:style-name="ce209" office:value-type="float" office:value="159.7" calcext:value-type="float">
            <text:p>160</text:p>
          </table:table-cell>
          <table:table-cell table:style-name="ce116" office:value-type="float" office:value="21901" calcext:value-type="float">
            <text:p>21901</text:p>
          </table:table-cell>
          <table:table-cell table:style-name="ce209" office:value-type="float" office:value="22162.3" calcext:value-type="float">
            <text:p>22162</text:p>
          </table:table-cell>
          <table:table-cell table:style-name="ce209" office:value-type="float" office:value="10072.82" calcext:value-type="float">
            <text:p>10073</text:p>
          </table:table-cell>
          <table:table-cell table:style-name="ce209" office:value-type="float" office:value="3596.59" calcext:value-type="float">
            <text:p>3597</text:p>
          </table:table-cell>
          <table:table-cell table:style-name="ce209" office:value-type="float" office:value="10167.83" calcext:value-type="float">
            <text:p>10168</text:p>
          </table:table-cell>
          <table:table-cell table:style-name="ce209" table:formula="of:=([.BJ121])/((([.BH121]+[.BI121])*1000)/1000000)" office:value-type="float" office:value="111.573650105847" calcext:value-type="float">
            <text:p>112</text:p>
          </table:table-cell>
          <table:table-cell table:style-name="ce209" table:formula="of:=[.CH121]/[.O121]" office:value-type="float" office:value="49.6396761289924" calcext:value-type="float">
            <text:p>50</text:p>
          </table:table-cell>
          <table:table-cell table:style-name="ce116" office:value-type="float" office:value="74081" calcext:value-type="float">
            <text:p>74081</text:p>
          </table:table-cell>
          <table:table-cell table:style-name="ce116" office:value-type="float" office:value="24175" calcext:value-type="float">
            <text:p>24175</text:p>
          </table:table-cell>
          <table:table-cell table:style-name="ce116" office:value-type="float" office:value="46560" calcext:value-type="float">
            <text:p>46560</text:p>
          </table:table-cell>
          <table:table-cell table:style-name="ce116" office:value-type="float" office:value="3346" calcext:value-type="float">
            <text:p>3346</text:p>
          </table:table-cell>
          <table:table-cell table:style-name="ce116" office:value-type="float" office:value="80876" calcext:value-type="float">
            <text:p>80876</text:p>
          </table:table-cell>
          <table:table-cell table:style-name="ce116" office:value-type="float" office:value="47242" calcext:value-type="float">
            <text:p>47242</text:p>
          </table:table-cell>
          <table:table-cell table:style-name="ce116" office:value-type="float" office:value="681" calcext:value-type="float">
            <text:p>681</text:p>
          </table:table-cell>
          <table:table-cell table:style-name="ce116" office:value-type="float" office:value="21254" calcext:value-type="float">
            <text:p>21254</text:p>
          </table:table-cell>
          <table:table-cell table:style-name="ce259" office:value-type="float" office:value="200.237592735476" calcext:value-type="float">
            <text:p>200</text:p>
          </table:table-cell>
          <table:table-cell table:style-name="ce116" office:value-type="float" office:value="3063400400" calcext:value-type="float">
            <text:p>3063400400</text:p>
          </table:table-cell>
          <table:table-cell table:style-name="ce120" table:formula="of:=[.BW121]/[.BU121]" office:value-type="float" office:value="144132.887926978" calcext:value-type="float">
            <text:p>144133</text:p>
          </table:table-cell>
          <table:table-cell table:style-name="ce120" table:formula="of:=[.BX121]/[.BV121]" office:value-type="float" office:value="719.809332293487" calcext:value-type="float">
            <text:p>720</text:p>
          </table:table-cell>
          <table:table-cell table:style-name="ce116" office:value-type="float" office:value="79453" calcext:value-type="float">
            <text:p>79453</text:p>
          </table:table-cell>
          <table:table-cell table:style-name="ce259" office:value-type="float" office:value="117.028323193278" calcext:value-type="float">
            <text:p>117</text:p>
          </table:table-cell>
          <table:table-cell table:style-name="ce116" office:value-type="float" office:value="6541922000" calcext:value-type="float">
            <text:p>6541922000</text:p>
          </table:table-cell>
          <table:table-cell table:style-name="ce81" table:formula="of:=[.CB121]/[.BZ121]" office:value-type="float" office:value="82337.0042666734" calcext:value-type="float">
            <text:p>82337</text:p>
          </table:table-cell>
          <table:table-cell table:style-name="ce81" table:formula="of:=[.CC121]/[.CA121]" office:value-type="float" office:value="703.564761247497" calcext:value-type="float">
            <text:p>704</text:p>
          </table:table-cell>
          <table:table-cell table:style-name="ce84" table:formula="of:=[.DT121]/(([.CD121]+[.BY121])/2)" office:value-type="float" office:value="1.97699256489873" calcext:value-type="float">
            <text:p>1.98</text:p>
          </table:table-cell>
          <table:table-cell table:style-name="ce83" table:formula="of:=[.CG121]-[.CG120]" office:value-type="float" office:value="1.64999656676315" calcext:value-type="float">
            <text:p>1.6</text:p>
          </table:table-cell>
          <table:table-cell table:style-name="ce82" office:value-type="float" office:value="94.1024924215502" calcext:value-type="float">
            <text:p>94</text:p>
          </table:table-cell>
          <table:table-cell table:style-name="ce209" office:value-type="float" office:value="25712558" calcext:value-type="float">
            <text:p>25712558</text:p>
          </table:table-cell>
          <table:table-cell table:style-name="ce107" table:formula="of:=[.CH121]-[.CH120]" office:value-type="float" office:value="67458" calcext:value-type="float">
            <text:p>67458</text:p>
          </table:table-cell>
          <table:table-cell table:style-name="ce107" office:value-type="float" office:value="58853" calcext:value-type="float">
            <text:p>58853</text:p>
          </table:table-cell>
          <table:table-cell table:style-name="ce107" office:value-type="float" office:value="5191" calcext:value-type="float">
            <text:p>5191</text:p>
          </table:table-cell>
          <table:table-cell table:style-name="ce107" table:formula="of:=100-[.CM121]" office:value-type="float" office:value="91.8946349384798" calcext:value-type="float">
            <text:p>92</text:p>
          </table:table-cell>
          <table:table-cell table:style-name="ce107" table:formula="of:=([.CK121]*100)/([.CJ121]+[.CK121])" office:value-type="float" office:value="8.10536506152021" calcext:value-type="float">
            <text:p>8</text:p>
          </table:table-cell>
          <table:table-cell table:style-name="ce102" table:formula="of:=([.B121]/[.CH121])" office:value-type="float" office:value="1.81461708321669" calcext:value-type="float">
            <text:p>1.81</text:p>
          </table:table-cell>
          <table:table-cell table:style-name="ce102" office:value-type="float" office:value="2.5" calcext:value-type="float">
            <text:p>2.50</text:p>
          </table:table-cell>
          <table:table-cell table:style-name="ce102" table:formula="of:=([.CO121]-[.CN121])" office:value-type="float" office:value="0.685382916783309" calcext:value-type="float">
            <text:p>0.69</text:p>
          </table:table-cell>
          <table:table-cell table:style-name="ce138" table:formula="of:=([.CH121]*100/[.CH120])-100" office:value-type="float" office:value="0.263044402244489" calcext:value-type="float">
            <text:p>0.3</text:p>
          </table:table-cell>
          <table:table-cell table:style-name="ce101" table:formula="of:=AVERAGE([.$CQ$74:.CQ121])" office:value-type="float" office:value="1.8556403007304" calcext:value-type="float">
            <text:p>1.86</text:p>
          </table:table-cell>
          <table:table-cell table:style-name="ce104" table:formula="of:=([.B121]-[.B120])" office:value-type="float" office:value="109447" calcext:value-type="float">
            <text:p>109447</text:p>
          </table:table-cell>
          <table:table-cell table:style-name="ce34" table:formula="of:=([.B121]*100/[.B120])-100" office:value-type="float" office:value="0.235122129369046" calcext:value-type="float">
            <text:p>0.24</text:p>
          </table:table-cell>
          <table:table-cell table:style-name="ce209" table:formula="of:=[.CI121]-([.CS121]/2)" office:value-type="float" office:value="12734.5" calcext:value-type="float">
            <text:p>12735</text:p>
          </table:table-cell>
          <table:table-cell table:style-name="ce209" office:value-type="float" office:value="1222000" calcext:value-type="float">
            <text:p>1222000</text:p>
          </table:table-cell>
          <table:table-cell table:style-name="ce138" table:formula="of:=[.CV121]/[.CI121]" office:value-type="float" office:value="18.1149752438554" calcext:value-type="float">
            <text:p>18.1</text:p>
          </table:table-cell>
          <table:table-cell table:style-name="ce138" table:formula="of:=[.CV121]/[.B121]*100" office:value-type="float" office:value="2.61903273377273" calcext:value-type="float">
            <text:p>2.6</text:p>
          </table:table-cell>
          <table:table-cell table:style-name="ce209" office:value-type="float" office:value="13461.08" calcext:value-type="float">
            <text:p>13461</text:p>
          </table:table-cell>
          <table:table-cell table:style-name="ce116" office:value-type="float" office:value="12.18" calcext:value-type="float">
            <text:p>12.18</text:p>
          </table:table-cell>
          <table:table-cell table:style-name="ce34" table:formula="of:=100-([.CZ121]+[.DB121])" office:value-type="float" office:value="76.719552" calcext:value-type="float">
            <text:p>76.72</text:p>
          </table:table-cell>
          <table:table-cell table:style-name="ce34" table:formula="of:=([.DC121]*(100-[.CZ121]))/100" office:value-type="float" office:value="11.100448" calcext:value-type="float">
            <text:p>11.10</text:p>
          </table:table-cell>
          <table:table-cell table:style-name="ce116" office:value-type="float" office:value="12.64" calcext:value-type="float">
            <text:p>12.64</text:p>
          </table:table-cell>
          <table:table-cell table:style-name="ce138" office:value-type="float" office:value="76.1" calcext:value-type="float">
            <text:p>76.1</text:p>
          </table:table-cell>
          <table:table-cell table:style-name="ce138" office:value-type="float" office:value="17.5" calcext:value-type="float">
            <text:p>17.5</text:p>
          </table:table-cell>
          <table:table-cell table:style-name="ce138" office:value-type="float" office:value="2.7" calcext:value-type="float">
            <text:p>2.7</text:p>
          </table:table-cell>
          <table:table-cell table:style-name="ce138" office:value-type="float" office:value="6.4" calcext:value-type="float">
            <text:p>6.4</text:p>
          </table:table-cell>
          <table:table-cell table:style-name="ce209" office:value-type="float" office:value="106.247" calcext:value-type="float">
            <text:p>106</text:p>
          </table:table-cell>
          <table:table-cell table:style-name="ce209" table:formula="of:=[.DJ121]*[.$DI$118]/[.$DJ$118]" office:value-type="float" office:value="135.810810810811" calcext:value-type="float">
            <text:p>136</text:p>
          </table:table-cell>
          <table:table-cell table:style-name="ce138" office:value-type="float" office:value="10.05" calcext:value-type="float">
            <text:p>10.1</text:p>
          </table:table-cell>
          <table:table-cell table:style-name="ce138" table:formula="of:=(([.DJ121]*100)/[.DJ120])-100" office:value-type="float" office:value="12.2905027932961" calcext:value-type="float">
            <text:p>12.3</text:p>
          </table:table-cell>
          <table:table-cell table:style-name="ce138" table:formula="of:=[.DQ121]/([.DJ121]*12)" office:value-type="float" office:value="13.5744886677722" calcext:value-type="float">
            <text:p>13.6</text:p>
          </table:table-cell>
          <table:table-cell table:style-name="ce138" table:formula="of:=100/[.DL121]" office:value-type="float" office:value="7.36675998981929" calcext:value-type="float">
            <text:p>7.4</text:p>
          </table:table-cell>
          <table:table-cell table:style-name="ce138" table:formula="of:=[.DQ121]/(([.DJ121]*12)*0.75)" office:value-type="float" office:value="18.0993182236963" calcext:value-type="float">
            <text:p>18.1</text:p>
          </table:table-cell>
          <table:table-cell table:style-name="ce138" table:formula="of:=100/[.DN121]" office:value-type="float" office:value="5.52506999236447" calcext:value-type="float">
            <text:p>5.5</text:p>
          </table:table-cell>
          <table:table-cell table:style-name="ce209" table:formula="of:=([.DS121]/[.DQ121])*100" office:value-type="float" office:value="61.3896665818275" calcext:value-type="float">
            <text:p>61</text:p>
          </table:table-cell>
          <table:table-cell table:style-name="ce209" table:formula="of:=AVERAGE([Quarterly.E46:.E49])" office:value-type="float" office:value="1637.08333333333" calcext:value-type="float">
            <text:p>1637</text:p>
          </table:table-cell>
          <table:table-cell table:style-name="ce209" table:formula="of:=[.DQ121]*[.$DR$118]/[.$DQ$118]" office:value-type="float" office:value="106.350151580771" calcext:value-type="float">
            <text:p>106</text:p>
          </table:table-cell>
          <table:table-cell table:style-name="ce209" table:formula="of:=[.DJ121]*100" office:value-type="float" office:value="1005" calcext:value-type="float">
            <text:p>1005</text:p>
          </table:table-cell>
          <table:table-cell table:style-name="ce107" office:value-type="float" office:value="1407" calcext:value-type="float">
            <text:p>1407</text:p>
          </table:table-cell>
          <table:table-cell table:style-name="ce107" office:value-type="float" office:value="107.4375" calcext:value-type="float">
            <text:p>107</text:p>
          </table:table-cell>
          <table:table-cell table:style-name="ce107" office:value-type="float" office:value="118.595" calcext:value-type="float">
            <text:p>119</text:p>
          </table:table-cell>
          <table:table-cell table:style-name="ce34" office:value-type="float" office:value="1.67" calcext:value-type="float">
            <text:p>1.67</text:p>
          </table:table-cell>
          <table:table-cell table:style-name="ce138" table:formula="of:=[.DX120]+[.DW121]" office:value-type="float" office:value="209.18" calcext:value-type="float">
            <text:p>209.2</text:p>
          </table:table-cell>
          <table:table-cell table:style-name="ce138" table:formula="of:=(([.DT121]*[.DW121])/100)+[.DY120]" office:value-type="float" office:value="929.07746525" calcext:value-type="float">
            <text:p>929.1</text:p>
          </table:table-cell>
          <table:table-cell table:style-name="ce138" table:formula="of:=[.DT121]-[.DY121]" office:value-type="float" office:value="477.92253475" calcext:value-type="float">
            <text:p>477.9</text:p>
          </table:table-cell>
          <table:table-cell table:style-name="ce138" table:formula="of:=[.DT121]/[.DX121]*[.$DX$88]" office:value-type="float" office:value="672.626446122956" calcext:value-type="float">
            <text:p>672.6</text:p>
          </table:table-cell>
          <table:table-cell table:style-name="ce138" table:formula="of:=[.DT121]-[.EA121]" office:value-type="float" office:value="734.373553877044" calcext:value-type="float">
            <text:p>734.4</text:p>
          </table:table-cell>
          <table:table-cell table:style-name="ce34" table:formula="of:=([.AH121]-[.AH120])" office:value-type="float" office:value="-0.0216636363636364" calcext:value-type="float">
            <text:p>-0.02</text:p>
          </table:table-cell>
          <table:table-cell table:style-name="ce34" table:formula="of:=([.DT121]*100/[.DT120])-100" office:value-type="float" office:value="2.55102040816327" calcext:value-type="float">
            <text:p>2.55</text:p>
          </table:table-cell>
          <table:table-cell table:style-name="ce34" table:formula="of:=[.ED121]-[.DW121]" office:value-type="float" office:value="0.881020408163268" calcext:value-type="float">
            <text:p>0.88</text:p>
          </table:table-cell>
          <table:table-cell table:style-name="ce34" table:formula="of:=([.O121]*100/[.O120])-100" office:value-type="float" office:value="10.7645987118406" calcext:value-type="float">
            <text:p>10.76</text:p>
          </table:table-cell>
          <table:table-cell table:style-name="ce34" table:formula="of:=([.T121]*100/[.T120])-100" office:value-type="float" office:value="11.3421108990772" calcext:value-type="float">
            <text:p>11.34</text:p>
          </table:table-cell>
          <table:table-cell table:style-name="ce105" office:value-type="float" office:value="15.25" calcext:value-type="float">
            <text:p>15.3</text:p>
          </table:table-cell>
          <table:table-cell table:style-name="ce138" table:formula="of:=([.DO121]+[.ED121])" office:value-type="float" office:value="8.07609040052774" calcext:value-type="float">
            <text:p>8.1</text:p>
          </table:table-cell>
          <table:table-cell table:style-name="ce138" table:formula="of:=-0.06*(([.A121]-1963)^2)+8.5*([.A121]-1963)+140" office:value-type="float" office:value="426" calcext:value-type="float">
            <text:p>426.0</text:p>
          </table:table-cell>
          <table:table-cell table:style-name="ce138" table:formula="of:=[.EJ121]+50" office:value-type="float" office:value="476" calcext:value-type="float">
            <text:p>476.0</text:p>
          </table:table-cell>
          <table:table-cell table:style-name="ce138" table:formula="of:=[.EJ121]-50" office:value-type="float" office:value="376" calcext:value-type="float">
            <text:p>376.0</text:p>
          </table:table-cell>
          <table:table-cell table:style-name="ce138" table:formula="of:=[.EJ121]+100" office:value-type="float" office:value="526" calcext:value-type="float">
            <text:p>526.0</text:p>
          </table:table-cell>
          <table:table-cell table:style-name="ce138" table:formula="of:=[.EJ121]-100" office:value-type="float" office:value="326" calcext:value-type="float">
            <text:p>326.0</text:p>
          </table:table-cell>
          <table:table-cell table:style-name="ce138" table:formula="of:=-0.025*(([.A121]-1963)^2)+5.5*([.A121]-1963)+175" office:value-type="float" office:value="401.875" calcext:value-type="float">
            <text:p>401.9</text:p>
          </table:table-cell>
          <table:table-cell table:style-name="ce92" table:formula="of:=2.63052830188679*0.264172052" office:value-type="float" office:value="0.694912059353509" calcext:value-type="float">
            <text:p>0.69</text:p>
          </table:table-cell>
          <table:table-cell table:style-name="ce304" table:formula="of:=([.EP121]*100/[.EP120])-100" office:value-type="float" office:value="12.7446706763758" calcext:value-type="float">
            <text:p>12.7</text:p>
          </table:table-cell>
          <table:table-cell table:style-name="ce92" table:formula="of:=1.29*[.AJ121]" office:value-type="float" office:value="1.519792" calcext:value-type="float">
            <text:p>1.52</text:p>
          </table:table-cell>
          <table:table-cell table:number-columns-repeated="876"/>
        </table:table-row>
        <table:table-row table:style-name="ro9">
          <table:table-cell table:style-name="ce158" office:value-type="float" office:value="2019" calcext:value-type="float">
            <text:p>2019</text:p>
          </table:table-cell>
          <table:table-cell table:style-name="ce13" office:value-type="float" office:value="46937060" calcext:value-type="float">
            <text:p>46937060</text:p>
          </table:table-cell>
          <table:table-cell table:style-name="ce209" office:value-type="float" office:value="17297371" calcext:value-type="float">
            <text:p>17297371</text:p>
          </table:table-cell>
          <table:table-cell table:style-name="ce209" office:value-type="float" office:value="24085636.634565" calcext:value-type="float">
            <text:p>24085637</text:p>
          </table:table-cell>
          <table:table-cell table:style-name="ce209" office:value-type="float" office:value="38612346.577307" calcext:value-type="float">
            <text:p>38612347</text:p>
          </table:table-cell>
          <table:table-cell table:style-name="ce107" table:formula="of:=[.C122]/26" office:value-type="float" office:value="665283.5" calcext:value-type="float">
            <text:p>665284</text:p>
          </table:table-cell>
          <table:table-cell table:style-name="ce107" table:formula="of:=[.F122]/2" office:value-type="float" office:value="332641.75" calcext:value-type="float">
            <text:p>332642</text:p>
          </table:table-cell>
          <table:table-cell table:style-name="ce209" table:formula="of:=[.G122]*1.5" office:value-type="float" office:value="498962.625" calcext:value-type="float">
            <text:p>498963</text:p>
          </table:table-cell>
          <table:table-cell table:style-name="ce209" office:value-type="float" office:value="531765" calcext:value-type="float">
            <text:p>531765</text:p>
          </table:table-cell>
          <table:table-cell table:style-name="ce209" table:formula="of:=[.I122]/2" office:value-type="float" office:value="265882.5" calcext:value-type="float">
            <text:p>265883</text:p>
          </table:table-cell>
          <table:table-cell table:style-name="ce209" office:value-type="float" office:value="779874.821209" calcext:value-type="float">
            <text:p>779875</text:p>
          </table:table-cell>
          <table:table-cell table:style-name="ce209" table:formula="of:=[.K122]/2" office:value-type="float" office:value="389937.4106045" calcext:value-type="float">
            <text:p>389937</text:p>
          </table:table-cell>
          <table:table-cell table:style-name="ce209" office:value-type="float" office:value="737469" calcext:value-type="float">
            <text:p>737469</text:p>
          </table:table-cell>
          <table:table-cell table:style-name="ce209" table:formula="of:=[.M122]/2" office:value-type="float" office:value="368734.5" calcext:value-type="float">
            <text:p>368735</text:p>
          </table:table-cell>
          <table:table-cell table:style-name="ce116" office:value-type="float" office:value="503546" calcext:value-type="float">
            <text:p>503546</text:p>
          </table:table-cell>
          <table:table-cell table:style-name="ce116" office:value-type="float" office:value="176046" calcext:value-type="float">
            <text:p>176046</text:p>
          </table:table-cell>
          <table:table-cell table:style-name="ce116" office:value-type="float" office:value="18764" calcext:value-type="float">
            <text:p>18764</text:p>
          </table:table-cell>
          <table:table-cell table:style-name="ce116" office:value-type="float" office:value="1355" calcext:value-type="float">
            <text:p>1355</text:p>
          </table:table-cell>
          <table:table-cell table:style-name="ce116" office:value-type="float" office:value="249414" calcext:value-type="float">
            <text:p>249414</text:p>
          </table:table-cell>
          <table:table-cell table:style-name="ce116" office:value-type="float" office:value="361291" calcext:value-type="float">
            <text:p>361291</text:p>
          </table:table-cell>
          <table:table-cell table:style-name="ce116" office:value-type="float" office:value="340776" calcext:value-type="float">
            <text:p>340776</text:p>
          </table:table-cell>
          <table:table-cell table:style-name="ce122" office:value-type="float" office:value="45383450000" calcext:value-type="float">
            <text:p>4.5E+10</text:p>
          </table:table-cell>
          <table:table-cell table:style-name="ce107" table:formula="of:=[.V122]/[.T122]" office:value-type="float" office:value="125614.670722492" calcext:value-type="float">
            <text:p>125615</text:p>
          </table:table-cell>
          <table:table-cell table:style-name="ce116" office:value-type="float" office:value="11183" calcext:value-type="float">
            <text:p>11183</text:p>
          </table:table-cell>
          <table:table-cell table:style-name="ce116" office:value-type="float" office:value="3607" calcext:value-type="float">
            <text:p>3607</text:p>
          </table:table-cell>
          <table:table-cell table:style-name="ce34" table:formula="of:=[.X122]/[.Y122]" office:value-type="float" office:value="3.10036041031328" calcext:value-type="float">
            <text:p>3.10</text:p>
          </table:table-cell>
          <table:table-cell table:style-name="ce34" table:formula="of:=[.T122]/[.O122]" office:value-type="float" office:value="0.717493535843796" calcext:value-type="float">
            <text:p>0.72</text:p>
          </table:table-cell>
          <table:table-cell table:style-name="ce34" table:formula="of:=([.W122]*100)/([.DT122]*(([.CA122]*([.BZ122]/([.BU122]+[.BZ122])))+([.BV122]*([.BU122]/([.BU122]+[.BZ122])))))" office:value-type="float" office:value="67.1135380271771" calcext:value-type="float">
            <text:p>67.11</text:p>
          </table:table-cell>
          <table:table-cell table:style-name="ce103" table:formula="of:=(([.V122]*100/[.V121])-100)-[.DW122]" office:value-type="float" office:value="4.14827011888353" calcext:value-type="float">
            <text:p>4.15</text:p>
          </table:table-cell>
          <table:table-cell table:style-name="ce103" office:value-type="float" office:value="1.935" calcext:value-type="float">
            <text:p>1.94</text:p>
          </table:table-cell>
          <table:table-cell table:style-name="ce103" office:value-type="float" office:value="42.1" calcext:value-type="float">
            <text:p>42.10</text:p>
          </table:table-cell>
          <table:table-cell table:style-name="ce103" table:formula="of:=100-[.AE122]" office:value-type="float" office:value="57.9" calcext:value-type="float">
            <text:p>57.90</text:p>
          </table:table-cell>
          <table:table-cell table:style-name="ce106" office:value-type="float" office:value="23" calcext:value-type="float">
            <text:p>23</text:p>
          </table:table-cell>
          <table:table-cell table:style-name="ce103" office:value-type="float" office:value="-0.224536363636364" calcext:value-type="float">
            <text:p>-0.22</text:p>
          </table:table-cell>
          <table:table-cell table:style-name="ce102" table:formula="of:=[.AD122]-[.AH122]" office:value-type="float" office:value="2.15953636363636" calcext:value-type="float">
            <text:p>2.16</text:p>
          </table:table-cell>
          <table:table-cell table:style-name="ce103" office:value-type="float" office:value="1.11764166666667" calcext:value-type="float">
            <text:p>1.12</text:p>
          </table:table-cell>
          <table:table-cell table:style-name="ce104" table:formula="of:=[.DT122]*100" office:value-type="float" office:value="143800" calcext:value-type="float">
            <text:p>143800</text:p>
          </table:table-cell>
          <table:table-cell table:style-name="ce104" table:formula="of:=([.DT122]*100)*[.AJ122]" office:value-type="float" office:value="160716.871666667" calcext:value-type="float">
            <text:p>160717</text:p>
          </table:table-cell>
          <table:table-cell table:style-name="ce123" office:value-type="float" office:value="12977013000000" calcext:value-type="float">
            <text:p>1.30E+13</text:p>
          </table:table-cell>
          <table:table-cell table:style-name="ce101" table:formula="of:=([.AM122]*100/[.AM121])-100" office:value-type="float" office:value="4.99553140372177" calcext:value-type="float">
            <text:p>5.00</text:p>
          </table:table-cell>
          <table:table-cell table:style-name="ce101" table:formula="of:=AVERAGE([.$AN$84:.AN122])" office:value-type="float" office:value="6.27382801332598" calcext:value-type="float">
            <text:p>6.27</text:p>
          </table:table-cell>
          <table:table-cell table:style-name="ce106" office:value-type="float" office:value="6584.39503991667" calcext:value-type="float">
            <text:p>6584</text:p>
          </table:table-cell>
          <table:table-cell table:style-name="ce106" table:formula="of:=[.DT122]*100/[.AP122]" office:value-type="float" office:value="21.8395158747674" calcext:value-type="float">
            <text:p>22</text:p>
          </table:table-cell>
          <table:table-cell table:style-name="ce106" office:value-type="float" office:value="1255.82583333333" calcext:value-type="float">
            <text:p>1256</text:p>
          </table:table-cell>
          <table:table-cell table:style-name="ce107" table:formula="of:=[.DT122]*100/[.AR122]" office:value-type="float" office:value="114.506324191717" calcext:value-type="float">
            <text:p>115</text:p>
          </table:table-cell>
          <table:table-cell table:style-name="ce140" office:value-type="float" office:value="1.58398286920982" calcext:value-type="float">
            <text:p>1.6</text:p>
          </table:table-cell>
          <table:table-cell table:style-name="ce119" office:value-type="float" office:value="747877000000" calcext:value-type="float">
            <text:p>7.48E+11</text:p>
          </table:table-cell>
          <table:table-cell table:style-name="ce107" table:formula="of:=[.AU122]/[.E122]" office:value-type="float" office:value="19368.8565004111" calcext:value-type="float">
            <text:p>19369</text:p>
          </table:table-cell>
          <table:table-cell table:style-name="ce107" table:formula="of:=[.AW121]*(1+([.DW122]/100))" office:value-type="float" office:value="17438.1280781995" calcext:value-type="float">
            <text:p>17438</text:p>
          </table:table-cell>
          <table:table-cell table:style-name="ce107" table:formula="of:=[.AV122]+(12*PMT([.AD122]/100/12;[.AG122]*12;([.AV122]*5)*-1))" office:value-type="float" office:value="24589.0556700454" calcext:value-type="float">
            <text:p>24589</text:p>
          </table:table-cell>
          <table:table-cell table:style-name="ce107" table:formula="of:=[.AY121]*(1+(([.DU122]-[.DU121])/100))" office:value-type="float" office:value="20583.3738745434" calcext:value-type="float">
            <text:p>20583</text:p>
          </table:table-cell>
          <table:table-cell table:style-name="ce107" table:formula="of:=(([.AY122]+([.AW122]-[.AV122])+([.AX122]-[.AV122]))-[.AV122])+[.$AV$102]" office:value-type="float" office:value="16036.9764076445" calcext:value-type="float">
            <text:p>16037</text:p>
          </table:table-cell>
          <table:table-cell table:style-name="ce107" table:formula="of:=[.AZ122]*[.$BA$102]/[.$AZ$102]" office:value-type="float" office:value="102.481806354463" calcext:value-type="float">
            <text:p>102</text:p>
          </table:table-cell>
          <table:table-cell table:style-name="ce107" table:formula="of:=[.AV122]*[.$BB$102]/[.$AV$102]" office:value-type="float" office:value="85.6509741462589" calcext:value-type="float">
            <text:p>86</text:p>
          </table:table-cell>
          <table:table-cell table:style-name="ce107" table:formula="of:=[.DU122]-[.BB122]" office:value-type="float" office:value="29.5740258537411" calcext:value-type="float">
            <text:p>30</text:p>
          </table:table-cell>
          <table:table-cell table:style-name="ce107" table:formula="of:=[.W122]/5" office:value-type="float" office:value="25122.9341444985" calcext:value-type="float">
            <text:p>25123</text:p>
          </table:table-cell>
          <table:table-cell table:style-name="ce107" table:formula="of:=100-(([.AV122]*100)/[.BD122])" office:value-type="float" office:value="22.9036847805749" calcext:value-type="float">
            <text:p>23</text:p>
          </table:table-cell>
          <table:table-cell table:style-name="ce209" office:value-type="float" office:value="160.9" calcext:value-type="float">
            <text:p>161</text:p>
          </table:table-cell>
          <table:table-cell table:style-name="ce116" office:value-type="float" office:value="19047" calcext:value-type="float">
            <text:p>19047</text:p>
          </table:table-cell>
          <table:table-cell table:style-name="ce209" office:value-type="float" office:value="15629.95" calcext:value-type="float">
            <text:p>15630</text:p>
          </table:table-cell>
          <table:table-cell table:style-name="ce209" office:value-type="float" office:value="8536.97" calcext:value-type="float">
            <text:p>8537</text:p>
          </table:table-cell>
          <table:table-cell table:style-name="ce209" office:value-type="float" office:value="3575.35" calcext:value-type="float">
            <text:p>3575</text:p>
          </table:table-cell>
          <table:table-cell table:style-name="ce209" office:value-type="float" office:value="10194.94" calcext:value-type="float">
            <text:p>10195</text:p>
          </table:table-cell>
          <table:table-cell table:style-name="ce209" table:formula="of:=([.BJ122])/((([.BH122]+[.BI122])*1000)/1000000)" office:value-type="float" office:value="147.94396638049" calcext:value-type="float">
            <text:p>148</text:p>
          </table:table-cell>
          <table:table-cell table:style-name="ce209" table:formula="of:=[.CH122]/[.O122]" office:value-type="float" office:value="51.2228138044985" calcext:value-type="float">
            <text:p>51</text:p>
          </table:table-cell>
          <table:table-cell table:style-name="ce116" office:value-type="float" office:value="78325" calcext:value-type="float">
            <text:p>78325</text:p>
          </table:table-cell>
          <table:table-cell table:style-name="ce116" office:value-type="float" office:value="24947" calcext:value-type="float">
            <text:p>24947</text:p>
          </table:table-cell>
          <table:table-cell table:style-name="ce116" office:value-type="float" office:value="50024" calcext:value-type="float">
            <text:p>50024</text:p>
          </table:table-cell>
          <table:table-cell table:style-name="ce116" office:value-type="float" office:value="3354" calcext:value-type="float">
            <text:p>3354</text:p>
          </table:table-cell>
          <table:table-cell table:style-name="ce116" office:value-type="float" office:value="85576" calcext:value-type="float">
            <text:p>85576</text:p>
          </table:table-cell>
          <table:table-cell table:style-name="ce116" office:value-type="float" office:value="51130" calcext:value-type="float">
            <text:p>51130</text:p>
          </table:table-cell>
          <table:table-cell table:style-name="ce116" office:value-type="float" office:value="670" calcext:value-type="float">
            <text:p>670</text:p>
          </table:table-cell>
          <table:table-cell table:style-name="ce116" office:value-type="float" office:value="21982" calcext:value-type="float">
            <text:p>21982</text:p>
          </table:table-cell>
          <table:table-cell table:style-name="ce259" office:value-type="float" office:value="197.919025039624" calcext:value-type="float">
            <text:p>198</text:p>
          </table:table-cell>
          <table:table-cell table:style-name="ce116" office:value-type="float" office:value="3245249300" calcext:value-type="float">
            <text:p>3245249300</text:p>
          </table:table-cell>
          <table:table-cell table:style-name="ce120" table:formula="of:=[.BW122]/[.BU122]" office:value-type="float" office:value="147632.121735966" calcext:value-type="float">
            <text:p>147632</text:p>
          </table:table-cell>
          <table:table-cell table:style-name="ce120" table:formula="of:=[.BX122]/[.BV122]" office:value-type="float" office:value="745.921831953293" calcext:value-type="float">
            <text:p>746</text:p>
          </table:table-cell>
          <table:table-cell table:style-name="ce116" office:value-type="float" office:value="84223" calcext:value-type="float">
            <text:p>84223</text:p>
          </table:table-cell>
          <table:table-cell table:style-name="ce259" office:value-type="float" office:value="112.472716218377" calcext:value-type="float">
            <text:p>112</text:p>
          </table:table-cell>
          <table:table-cell table:style-name="ce116" office:value-type="float" office:value="6965173000" calcext:value-type="float">
            <text:p>6965173000</text:p>
          </table:table-cell>
          <table:table-cell table:style-name="ce81" table:formula="of:=[.CB122]/[.BZ122]" office:value-type="float" office:value="82699.1795590278" calcext:value-type="float">
            <text:p>82699</text:p>
          </table:table-cell>
          <table:table-cell table:style-name="ce81" table:formula="of:=[.CC122]/[.CA122]" office:value-type="float" office:value="735.282140767892" calcext:value-type="float">
            <text:p>735</text:p>
          </table:table-cell>
          <table:table-cell table:style-name="ce84" table:formula="of:=[.DT122]/(([.CD122]+[.BY122])/2)" office:value-type="float" office:value="1.94166370936501" calcext:value-type="float">
            <text:p>1.94</text:p>
          </table:table-cell>
          <table:table-cell table:style-name="ce83" table:formula="of:=[.CG122]-[.CG121]" office:value-type="float" office:value="0.64127037607237" calcext:value-type="float">
            <text:p>0.6</text:p>
          </table:table-cell>
          <table:table-cell table:style-name="ce82" office:value-type="float" office:value="94.7437627976226" calcext:value-type="float">
            <text:p>95</text:p>
          </table:table-cell>
          <table:table-cell table:style-name="ce209" office:value-type="float" office:value="25793043" calcext:value-type="float">
            <text:p>25793043</text:p>
          </table:table-cell>
          <table:table-cell table:style-name="ce107" table:formula="of:=[.CH122]-[.CH121]" office:value-type="float" office:value="80485" calcext:value-type="float">
            <text:p>80485</text:p>
          </table:table-cell>
          <table:table-cell table:style-name="ce107" office:value-type="float" office:value="71562" calcext:value-type="float">
            <text:p>71562</text:p>
          </table:table-cell>
          <table:table-cell table:style-name="ce107" office:value-type="float" office:value="6615" calcext:value-type="float">
            <text:p>6615</text:p>
          </table:table-cell>
          <table:table-cell table:style-name="ce107" table:formula="of:=100-[.CM122]" office:value-type="float" office:value="91.5384320196477" calcext:value-type="float">
            <text:p>92</text:p>
          </table:table-cell>
          <table:table-cell table:style-name="ce107" table:formula="of:=([.CK122]*100)/([.CJ122]+[.CK122])" office:value-type="float" office:value="8.46156798035228" calcext:value-type="float">
            <text:p>8</text:p>
          </table:table-cell>
          <table:table-cell table:style-name="ce102" table:formula="of:=([.B122]/[.CH122])" office:value-type="float" office:value="1.81975659095362" calcext:value-type="float">
            <text:p>1.82</text:p>
          </table:table-cell>
          <table:table-cell table:style-name="ce102" office:value-type="float" office:value="2.5" calcext:value-type="float">
            <text:p>2.50</text:p>
          </table:table-cell>
          <table:table-cell table:style-name="ce102" table:formula="of:=([.CO122]-[.CN122])" office:value-type="float" office:value="0.680243409046385" calcext:value-type="float">
            <text:p>0.68</text:p>
          </table:table-cell>
          <table:table-cell table:style-name="ce138" table:formula="of:=([.CH122]*100/[.CH121])-100" office:value-type="float" office:value="0.313018253570888" calcext:value-type="float">
            <text:p>0.3</text:p>
          </table:table-cell>
          <table:table-cell table:style-name="ce101" table:formula="of:=AVERAGE([.$CQ$74:.CQ122])" office:value-type="float" office:value="1.82415821813531" calcext:value-type="float">
            <text:p>1.82</text:p>
          </table:table-cell>
          <table:table-cell table:style-name="ce104" table:formula="of:=([.B122]-[.B121])" office:value-type="float" office:value="278613" calcext:value-type="float">
            <text:p>278613</text:p>
          </table:table-cell>
          <table:table-cell table:style-name="ce34" table:formula="of:=([.B122]*100/[.B121])-100" office:value-type="float" office:value="0.597133033596251" calcext:value-type="float">
            <text:p>0.60</text:p>
          </table:table-cell>
          <table:table-cell table:style-name="ce209" table:formula="of:=[.CI122]-([.CS122]/2)" office:value-type="float" office:value="-58821.5" calcext:value-type="float">
            <text:p>-58822</text:p>
          </table:table-cell>
          <table:table-cell table:style-name="ce209" office:value-type="float" office:value="1278000" calcext:value-type="float">
            <text:p>1278000</text:p>
          </table:table-cell>
          <table:table-cell table:style-name="ce138" table:formula="of:=[.CV122]/[.CI122]" office:value-type="float" office:value="15.8787351680437" calcext:value-type="float">
            <text:p>15.9</text:p>
          </table:table-cell>
          <table:table-cell table:style-name="ce138" table:formula="of:=[.CV122]/[.B122]*100" office:value-type="float" office:value="2.72279516441805" calcext:value-type="float">
            <text:p>2.7</text:p>
          </table:table-cell>
          <table:table-cell table:style-name="ce209" office:value-type="float" office:value="14718.94" calcext:value-type="float">
            <text:p>14719</text:p>
          </table:table-cell>
          <table:table-cell table:style-name="ce116" office:value-type="float" office:value="12.03" calcext:value-type="float">
            <text:p>12.03</text:p>
          </table:table-cell>
          <table:table-cell table:style-name="ce34" table:formula="of:=100-([.CZ122]+[.DB122])" office:value-type="float" office:value="76.876983" calcext:value-type="float">
            <text:p>76.88</text:p>
          </table:table-cell>
          <table:table-cell table:style-name="ce34" table:formula="of:=([.DC122]*(100-[.CZ122]))/100" office:value-type="float" office:value="11.093017" calcext:value-type="float">
            <text:p>11.09</text:p>
          </table:table-cell>
          <table:table-cell table:style-name="ce116" office:value-type="float" office:value="12.61" calcext:value-type="float">
            <text:p>12.61</text:p>
          </table:table-cell>
          <table:table-cell table:style-name="ce138" office:value-type="float" office:value="75.9" calcext:value-type="float">
            <text:p>75.9</text:p>
          </table:table-cell>
          <table:table-cell table:style-name="ce138" office:value-type="float" office:value="18.1" calcext:value-type="float">
            <text:p>18.1</text:p>
          </table:table-cell>
          <table:table-cell table:style-name="ce138" office:value-type="float" office:value="2.7" calcext:value-type="float">
            <text:p>2.7</text:p>
          </table:table-cell>
          <table:table-cell table:style-name="ce138" office:value-type="float" office:value="6" calcext:value-type="float">
            <text:p>6.0</text:p>
          </table:table-cell>
          <table:table-cell table:style-name="ce209" office:value-type="float" office:value="109.999" calcext:value-type="float">
            <text:p>110</text:p>
          </table:table-cell>
          <table:table-cell table:style-name="ce209" table:formula="of:=[.DJ122]*[.$DI$118]/[.$DJ$118]" office:value-type="float" office:value="143.918918918919" calcext:value-type="float">
            <text:p>144</text:p>
          </table:table-cell>
          <table:table-cell table:style-name="ce138" office:value-type="float" office:value="10.65" calcext:value-type="float">
            <text:p>10.7</text:p>
          </table:table-cell>
          <table:table-cell table:style-name="ce138" table:formula="of:=(([.DJ122]*100)/[.DJ121])-100" office:value-type="float" office:value="5.97014925373134" calcext:value-type="float">
            <text:p>6.0</text:p>
          </table:table-cell>
          <table:table-cell table:style-name="ce138" table:formula="of:=[.DQ122]/([.DJ122]*12)" office:value-type="float" office:value="13.5133020344288" calcext:value-type="float">
            <text:p>13.5</text:p>
          </table:table-cell>
          <table:table-cell table:style-name="ce138" table:formula="of:=100/[.DL122]" office:value-type="float" office:value="7.40011580775912" calcext:value-type="float">
            <text:p>7.4</text:p>
          </table:table-cell>
          <table:table-cell table:style-name="ce138" table:formula="of:=[.DQ122]/(([.DJ122]*12)*0.75)" office:value-type="float" office:value="18.0177360459051" calcext:value-type="float">
            <text:p>18.0</text:p>
          </table:table-cell>
          <table:table-cell table:style-name="ce138" table:formula="of:=100/[.DN122]" office:value-type="float" office:value="5.55008685581934" calcext:value-type="float">
            <text:p>5.6</text:p>
          </table:table-cell>
          <table:table-cell table:style-name="ce209" table:formula="of:=([.DS122]/[.DQ122])*100" office:value-type="float" office:value="61.667631731326" calcext:value-type="float">
            <text:p>62</text:p>
          </table:table-cell>
          <table:table-cell table:style-name="ce209" table:formula="of:=AVERAGE([Quarterly.E50:.E53])" office:value-type="float" office:value="1727" calcext:value-type="float">
            <text:p>1727</text:p>
          </table:table-cell>
          <table:table-cell table:style-name="ce209" table:formula="of:=[.DQ122]*[.$DR$118]/[.$DQ$118]" office:value-type="float" office:value="112.191424859246" calcext:value-type="float">
            <text:p>112</text:p>
          </table:table-cell>
          <table:table-cell table:style-name="ce209" table:formula="of:=[.DJ122]*100" office:value-type="float" office:value="1065" calcext:value-type="float">
            <text:p>1065</text:p>
          </table:table-cell>
          <table:table-cell table:style-name="ce107" office:value-type="float" office:value="1438" calcext:value-type="float">
            <text:p>1438</text:p>
          </table:table-cell>
          <table:table-cell table:style-name="ce107" office:value-type="float" office:value="115.225" calcext:value-type="float">
            <text:p>115</text:p>
          </table:table-cell>
          <table:table-cell table:style-name="ce107" office:value-type="float" office:value="124.597" calcext:value-type="float">
            <text:p>125</text:p>
          </table:table-cell>
          <table:table-cell table:style-name="ce34" office:value-type="float" office:value="0.7" calcext:value-type="float">
            <text:p>0.70</text:p>
          </table:table-cell>
          <table:table-cell table:style-name="ce138" table:formula="of:=[.DX121]+[.DW122]" office:value-type="float" office:value="209.88" calcext:value-type="float">
            <text:p>209.9</text:p>
          </table:table-cell>
          <table:table-cell table:style-name="ce138" table:formula="of:=(([.DT122]*[.DW122])/100)+[.DY121]" office:value-type="float" office:value="939.14346525" calcext:value-type="float">
            <text:p>939.1</text:p>
          </table:table-cell>
          <table:table-cell table:style-name="ce138" table:formula="of:=[.DT122]-[.DY122]" office:value-type="float" office:value="498.85653475" calcext:value-type="float">
            <text:p>498.9</text:p>
          </table:table-cell>
          <table:table-cell table:style-name="ce138" table:formula="of:=[.DT122]/[.DX122]*[.$DX$88]" office:value-type="float" office:value="685.153421002478" calcext:value-type="float">
            <text:p>685.2</text:p>
          </table:table-cell>
          <table:table-cell table:style-name="ce138" table:formula="of:=[.DT122]-[.EA122]" office:value-type="float" office:value="752.846578997522" calcext:value-type="float">
            <text:p>752.8</text:p>
          </table:table-cell>
          <table:table-cell table:style-name="ce34" table:formula="of:=([.AH122]-[.AH121])" office:value-type="float" office:value="-0.0530545454545455" calcext:value-type="float">
            <text:p>-0.05</text:p>
          </table:table-cell>
          <table:table-cell table:style-name="ce34" table:formula="of:=([.DT122]*100/[.DT121])-100" office:value-type="float" office:value="2.20326936744847" calcext:value-type="float">
            <text:p>2.20</text:p>
          </table:table-cell>
          <table:table-cell table:style-name="ce34" table:formula="of:=[.ED122]-[.DW122]" office:value-type="float" office:value="1.50326936744847" calcext:value-type="float">
            <text:p>1.50</text:p>
          </table:table-cell>
          <table:table-cell table:style-name="ce34" table:formula="of:=([.O122]*100/[.O121])-100" office:value-type="float" office:value="-2.78734478285044" calcext:value-type="float">
            <text:p>-2.79</text:p>
          </table:table-cell>
          <table:table-cell table:style-name="ce34" table:formula="of:=([.T122]*100/[.T121])-100" office:value-type="float" office:value="3.72208792912387" calcext:value-type="float">
            <text:p>3.72</text:p>
          </table:table-cell>
          <table:table-cell table:style-name="ce105" office:value-type="float" office:value="14.1" calcext:value-type="float">
            <text:p>14.1</text:p>
          </table:table-cell>
          <table:table-cell table:style-name="ce138" table:formula="of:=([.DO122]+[.ED122])" office:value-type="float" office:value="7.75335622326781" calcext:value-type="float">
            <text:p>7.8</text:p>
          </table:table-cell>
          <table:table-cell table:style-name="ce138" table:formula="of:=-0.06*(([.A122]-1963)^2)+8.5*([.A122]-1963)+140" office:value-type="float" office:value="427.84" calcext:value-type="float">
            <text:p>427.8</text:p>
          </table:table-cell>
          <table:table-cell table:style-name="ce138" table:formula="of:=[.EJ122]+50" office:value-type="float" office:value="477.84" calcext:value-type="float">
            <text:p>477.8</text:p>
          </table:table-cell>
          <table:table-cell table:style-name="ce138" table:formula="of:=[.EJ122]-50" office:value-type="float" office:value="377.84" calcext:value-type="float">
            <text:p>377.8</text:p>
          </table:table-cell>
          <table:table-cell table:style-name="ce138" table:formula="of:=[.EJ122]+100" office:value-type="float" office:value="527.84" calcext:value-type="float">
            <text:p>527.8</text:p>
          </table:table-cell>
          <table:table-cell table:style-name="ce138" table:formula="of:=[.EJ122]-100" office:value-type="float" office:value="327.84" calcext:value-type="float">
            <text:p>327.8</text:p>
          </table:table-cell>
          <table:table-cell table:style-name="ce138" table:formula="of:=-0.025*(([.A122]-1963)^2)+5.5*([.A122]-1963)+175" office:value-type="float" office:value="404.6" calcext:value-type="float">
            <text:p>404.6</text:p>
          </table:table-cell>
          <table:table-cell table:style-name="ce92" table:formula="of:=2.50051923076923*0.264172052" office:value-type="float" office:value="0.660567296257769" calcext:value-type="float">
            <text:p>0.66</text:p>
          </table:table-cell>
          <table:table-cell table:style-name="ce304" table:formula="of:=([.EP122]*100/[.EP121])-100" office:value-type="float" office:value="-4.94231789957588" calcext:value-type="float">
            <text:p>-4.9</text:p>
          </table:table-cell>
          <table:table-cell table:style-name="ce92" table:formula="of:=1.31*[.AJ122]" office:value-type="float" office:value="1.46411058333333" calcext:value-type="float">
            <text:p>1.46</text:p>
          </table:table-cell>
          <table:table-cell table:number-columns-repeated="876"/>
        </table:table-row>
        <table:table-row table:style-name="ro9">
          <table:table-cell table:style-name="ce158" office:value-type="float" office:value="2020" calcext:value-type="float">
            <text:p>2020</text:p>
          </table:table-cell>
          <table:table-cell table:style-name="ce13" office:value-type="float" office:value="47332614" calcext:value-type="float">
            <text:p>47332614</text:p>
          </table:table-cell>
          <table:table-cell table:style-name="ce209" office:value-type="float" office:value="17228035" calcext:value-type="float">
            <text:p>17228035</text:p>
          </table:table-cell>
          <table:table-cell table:style-name="ce209" office:value-type="float" office:value="24144513.017657" calcext:value-type="float">
            <text:p>24144513</text:p>
          </table:table-cell>
          <table:table-cell table:style-name="ce209" office:value-type="float" office:value="39019391.287652" calcext:value-type="float">
            <text:p>39019391</text:p>
          </table:table-cell>
          <table:table-cell table:style-name="ce107" table:formula="of:=[.C123]/26" office:value-type="float" office:value="662616.730769231" calcext:value-type="float">
            <text:p>662617</text:p>
          </table:table-cell>
          <table:table-cell table:style-name="ce107" table:formula="of:=[.F123]/2" office:value-type="float" office:value="331308.365384615" calcext:value-type="float">
            <text:p>331308</text:p>
          </table:table-cell>
          <table:table-cell table:style-name="ce209" table:formula="of:=[.G123]*1.5" office:value-type="float" office:value="496962.548076923" calcext:value-type="float">
            <text:p>496963</text:p>
          </table:table-cell>
          <table:table-cell table:style-name="ce209" office:value-type="float" office:value="533950" calcext:value-type="float">
            <text:p>533950</text:p>
          </table:table-cell>
          <table:table-cell table:style-name="ce209" table:formula="of:=[.I123]/2" office:value-type="float" office:value="266975" calcext:value-type="float">
            <text:p>266975</text:p>
          </table:table-cell>
          <table:table-cell table:style-name="ce209" office:value-type="float" office:value="752076.175245" calcext:value-type="float">
            <text:p>752076</text:p>
          </table:table-cell>
          <table:table-cell table:style-name="ce209" table:formula="of:=[.K123]/2" office:value-type="float" office:value="376038.0876225" calcext:value-type="float">
            <text:p>376038</text:p>
          </table:table-cell>
          <table:table-cell table:style-name="ce209" office:value-type="float" office:value="746118" calcext:value-type="float">
            <text:p>746118</text:p>
          </table:table-cell>
          <table:table-cell table:style-name="ce209" table:formula="of:=[.M123]/2" office:value-type="float" office:value="373059" calcext:value-type="float">
            <text:p>373059</text:p>
          </table:table-cell>
          <table:table-cell table:style-name="ce116" office:value-type="float" office:value="415748" calcext:value-type="float">
            <text:p>415748</text:p>
          </table:table-cell>
          <table:table-cell table:style-name="ce116" office:value-type="float" office:value="151533" calcext:value-type="float">
            <text:p>151533</text:p>
          </table:table-cell>
          <table:table-cell table:style-name="ce116" office:value-type="float" office:value="20020" calcext:value-type="float">
            <text:p>20020</text:p>
          </table:table-cell>
          <table:table-cell table:style-name="ce116" office:value-type="float" office:value="1028" calcext:value-type="float">
            <text:p>1028</text:p>
          </table:table-cell>
          <table:table-cell table:style-name="ce116" office:value-type="float" office:value="178365" calcext:value-type="float">
            <text:p>178365</text:p>
          </table:table-cell>
          <table:table-cell table:style-name="ce151" office:value-type="float" office:value="333721" calcext:value-type="float">
            <text:p>333721</text:p>
          </table:table-cell>
          <table:table-cell table:style-name="ce151" office:value-type="float" office:value="274789" calcext:value-type="float">
            <text:p>274789</text:p>
          </table:table-cell>
          <table:table-cell table:style-name="ce122" office:value-type="float" office:value="45020403000" calcext:value-type="float">
            <text:p>4.5E+10</text:p>
          </table:table-cell>
          <table:table-cell table:style-name="ce107" table:formula="of:=[.V123]/[.T123]" office:value-type="float" office:value="134904.315281328" calcext:value-type="float">
            <text:p>134904</text:p>
          </table:table-cell>
          <table:table-cell table:style-name="ce151" office:value-type="float" office:value="14717" calcext:value-type="float">
            <text:p>14717</text:p>
          </table:table-cell>
          <table:table-cell table:style-name="ce151" office:value-type="float" office:value="4716" calcext:value-type="float">
            <text:p>4716</text:p>
          </table:table-cell>
          <table:table-cell table:style-name="ce34" table:formula="of:=[.X123]/[.Y123]" office:value-type="float" office:value="3.12065309584394" calcext:value-type="float">
            <text:p>3.12</text:p>
          </table:table-cell>
          <table:table-cell table:style-name="ce34" table:formula="of:=[.T123]/[.O123]" office:value-type="float" office:value="0.802700193386378" calcext:value-type="float">
            <text:p>0.80</text:p>
          </table:table-cell>
          <table:table-cell table:style-name="ce34" table:formula="of:=([.W123]*100)/([.DT123]*(([.CA123]*([.BZ123]/([.BU123]+[.BZ123])))+([.BV123]*([.BU123]/([.BU123]+[.BZ123])))))" office:value-type="float" office:value="72.9455673043045" calcext:value-type="float">
            <text:p>72.95</text:p>
          </table:table-cell>
          <table:table-cell table:style-name="ce103" table:formula="of:=(([.V123]*100/[.V122])-100)-[.DW123]" office:value-type="float" office:value="-0.479954609003947" calcext:value-type="float">
            <text:p>-0.48</text:p>
          </table:table-cell>
          <table:table-cell table:style-name="ce103" office:value-type="float" office:value="1.727" calcext:value-type="float">
            <text:p>1.73</text:p>
          </table:table-cell>
          <table:table-cell table:style-name="ce103" office:value-type="float" office:value="47.4" calcext:value-type="float">
            <text:p>47.40</text:p>
          </table:table-cell>
          <table:table-cell table:style-name="ce103" table:formula="of:=100-[.AE123]" office:value-type="float" office:value="52.6" calcext:value-type="float">
            <text:p>52.60</text:p>
          </table:table-cell>
          <table:table-cell table:style-name="ce106" office:value-type="float" office:value="24" calcext:value-type="float">
            <text:p>24</text:p>
          </table:table-cell>
          <table:table-cell table:style-name="ce103" office:value-type="float" office:value="-0.307854545454545" calcext:value-type="float">
            <text:p>-0.31</text:p>
          </table:table-cell>
          <table:table-cell table:style-name="ce102" table:formula="of:=[.AD123]-[.AH123]" office:value-type="float" office:value="2.03485454545455" calcext:value-type="float">
            <text:p>2.03</text:p>
          </table:table-cell>
          <table:table-cell table:style-name="ce103" office:value-type="float" office:value="1.14705833333333" calcext:value-type="float">
            <text:p>1.15</text:p>
          </table:table-cell>
          <table:table-cell table:style-name="ce104" table:formula="of:=[.DT123]*100" office:value-type="float" office:value="142400" calcext:value-type="float">
            <text:p>142400</text:p>
          </table:table-cell>
          <table:table-cell table:style-name="ce104" table:formula="of:=([.DT123]*100)*[.AJ123]" office:value-type="float" office:value="163341.106666667" calcext:value-type="float">
            <text:p>163341</text:p>
          </table:table-cell>
          <table:table-cell table:style-name="ce123" office:value-type="float" office:value="14449274000000" calcext:value-type="float">
            <text:p>1.44E+13</text:p>
          </table:table-cell>
          <table:table-cell table:style-name="ce101" table:formula="of:=([.AM123]*100/[.AM122])-100" office:value-type="float" office:value="11.3451454506519" calcext:value-type="float">
            <text:p>11.35</text:p>
          </table:table-cell>
          <table:table-cell table:style-name="ce101" table:formula="of:=AVERAGE([.$AN$84:.AN123])" office:value-type="float" office:value="6.40061094925913" calcext:value-type="float">
            <text:p>6.40</text:p>
          </table:table-cell>
          <table:table-cell table:style-name="ce106" office:value-type="float" office:value="10600.1866861667" calcext:value-type="float">
            <text:p>10600</text:p>
          </table:table-cell>
          <table:table-cell table:style-name="ce106" table:formula="of:=[.DT123]*100/[.AP123]" office:value-type="float" office:value="13.433725670684" calcext:value-type="float">
            <text:p>13</text:p>
          </table:table-cell>
          <table:table-cell table:style-name="ce106" office:value-type="float" office:value="1548.62333333333" calcext:value-type="float">
            <text:p>1549</text:p>
          </table:table-cell>
          <table:table-cell table:style-name="ce107" table:formula="of:=[.DT123]*100/[.AR123]" office:value-type="float" office:value="91.9526375038475" calcext:value-type="float">
            <text:p>92</text:p>
          </table:table-cell>
          <table:table-cell table:style-name="ce140" office:value-type="float" office:value="-6.13240579490683" calcext:value-type="float">
            <text:p>-6.1</text:p>
          </table:table-cell>
          <table:table-cell table:style-name="ce119" office:value-type="float" office:value="731045000000" calcext:value-type="float">
            <text:p>7.31E+11</text:p>
          </table:table-cell>
          <table:table-cell table:style-name="ce107" table:formula="of:=[.AU123]/[.E123]" office:value-type="float" office:value="18735.4281006261" calcext:value-type="float">
            <text:p>18735</text:p>
          </table:table-cell>
          <table:table-cell table:style-name="ce107" table:formula="of:=[.AW122]*(1+([.DW123]/100))" office:value-type="float" office:value="17382.3260683492" calcext:value-type="float">
            <text:p>17382</text:p>
          </table:table-cell>
          <table:table-cell table:style-name="ce107" table:formula="of:=[.AV123]+(12*PMT([.AD123]/100/12;[.AG123]*12;([.AV123]*5)*-1))" office:value-type="float" office:value="23506.0321976905" calcext:value-type="float">
            <text:p>23506</text:p>
          </table:table-cell>
          <table:table-cell table:style-name="ce107" table:formula="of:=[.AY122]*(1+(([.DU123]-[.DU122])/100))" office:value-type="float" office:value="20859.7056688091" calcext:value-type="float">
            <text:p>20860</text:p>
          </table:table-cell>
          <table:table-cell table:style-name="ce107" table:formula="of:=(([.AY123]+([.AW123]-[.AV123])+([.AX123]-[.AV123]))-[.AV123])+[.$AV$102]" office:value-type="float" office:value="17074.7679190603" calcext:value-type="float">
            <text:p>17075</text:p>
          </table:table-cell>
          <table:table-cell table:style-name="ce107" table:formula="of:=[.AZ123]*[.$BA$102]/[.$AZ$102]" office:value-type="float" office:value="109.113651785034" calcext:value-type="float">
            <text:p>109</text:p>
          </table:table-cell>
          <table:table-cell table:style-name="ce107" table:formula="of:=[.AV123]*[.$BB$102]/[.$AV$102]" office:value-type="float" office:value="82.8498919299524" calcext:value-type="float">
            <text:p>83</text:p>
          </table:table-cell>
          <table:table-cell table:style-name="ce107" table:formula="of:=[.DU123]-[.BB123]" office:value-type="float" office:value="33.7176080700476" calcext:value-type="float">
            <text:p>34</text:p>
          </table:table-cell>
          <table:table-cell table:style-name="ce107" table:formula="of:=[.W123]/5" office:value-type="float" office:value="26980.8630562656" calcext:value-type="float">
            <text:p>26981</text:p>
          </table:table-cell>
          <table:table-cell table:style-name="ce107" table:formula="of:=100-(([.AV123]*100)/[.BD123])" office:value-type="float" office:value="30.5603083876322" calcext:value-type="float">
            <text:p>31</text:p>
          </table:table-cell>
          <table:table-cell table:style-name="ce209" office:value-type="float" office:value="145.81" calcext:value-type="float">
            <text:p>146</text:p>
          </table:table-cell>
          <table:table-cell table:style-name="ce116" office:value-type="float" office:value="16207" calcext:value-type="float">
            <text:p>16207</text:p>
          </table:table-cell>
          <table:table-cell table:style-name="ce209" office:value-type="float" office:value="12441.97" calcext:value-type="float">
            <text:p>12442</text:p>
          </table:table-cell>
          <table:table-cell table:style-name="ce209" office:value-type="float" office:value="7504.57" calcext:value-type="float">
            <text:p>7505</text:p>
          </table:table-cell>
          <table:table-cell table:style-name="ce209" office:value-type="float" office:value="3586.06" calcext:value-type="float">
            <text:p>3586</text:p>
          </table:table-cell>
          <table:table-cell table:style-name="ce209" office:value-type="float" office:value="10235.7" calcext:value-type="float">
            <text:p>10236</text:p>
          </table:table-cell>
          <table:table-cell table:style-name="ce209" table:formula="of:=([.BJ123])/((([.BH123]+[.BI123])*1000)/1000000)" office:value-type="float" office:value="179.783561459782" calcext:value-type="float">
            <text:p>180</text:p>
          </table:table-cell>
          <table:table-cell table:style-name="ce209" table:formula="of:=[.CH123]/[.O123]" office:value-type="float" office:value="62.2541900381962" calcext:value-type="float">
            <text:p>62</text:p>
          </table:table-cell>
          <table:table-cell table:style-name="ce116" office:value-type="float" office:value="71099" calcext:value-type="float">
            <text:p>71099</text:p>
          </table:table-cell>
          <table:table-cell table:style-name="ce116" office:value-type="float" office:value="22808" calcext:value-type="float">
            <text:p>22808</text:p>
          </table:table-cell>
          <table:table-cell table:style-name="ce116" office:value-type="float" office:value="45317" calcext:value-type="float">
            <text:p>45317</text:p>
          </table:table-cell>
          <table:table-cell table:style-name="ce116" office:value-type="float" office:value="2974" calcext:value-type="float">
            <text:p>2974</text:p>
          </table:table-cell>
          <table:table-cell table:style-name="ce116" office:value-type="float" office:value="68039" calcext:value-type="float">
            <text:p>68039</text:p>
          </table:table-cell>
          <table:table-cell table:style-name="ce116" office:value-type="float" office:value="45071" calcext:value-type="float">
            <text:p>45071</text:p>
          </table:table-cell>
          <table:table-cell table:style-name="ce116" office:value-type="float" office:value="654" calcext:value-type="float">
            <text:p>654</text:p>
          </table:table-cell>
          <table:table-cell table:style-name="ce116" office:value-type="float" office:value="20314" calcext:value-type="float">
            <text:p>20314</text:p>
          </table:table-cell>
          <table:table-cell table:style-name="ce259" office:value-type="float" office:value="195.014932870861" calcext:value-type="float">
            <text:p>195</text:p>
          </table:table-cell>
          <table:table-cell table:style-name="ce116" office:value-type="float" office:value="2987751300" calcext:value-type="float">
            <text:p>2987751300</text:p>
          </table:table-cell>
          <table:table-cell table:style-name="ce120" table:formula="of:=[.BW123]/[.BU123]" office:value-type="float" office:value="147078.433592596" calcext:value-type="float">
            <text:p>147078</text:p>
          </table:table-cell>
          <table:table-cell table:style-name="ce120" table:formula="of:=[.BX123]/[.BV123]" office:value-type="float" office:value="754.190622366298" calcext:value-type="float">
            <text:p>754</text:p>
          </table:table-cell>
          <table:table-cell table:style-name="ce116" office:value-type="float" office:value="65191" calcext:value-type="float">
            <text:p>65191</text:p>
          </table:table-cell>
          <table:table-cell table:style-name="ce259" office:value-type="float" office:value="109.573534201465" calcext:value-type="float">
            <text:p>110</text:p>
          </table:table-cell>
          <table:table-cell table:style-name="ce116" office:value-type="float" office:value="5413764100" calcext:value-type="float">
            <text:p>5413764100</text:p>
          </table:table-cell>
          <table:table-cell table:style-name="ce81" table:formula="of:=[.CB123]/[.BZ123]" office:value-type="float" office:value="83044.6549370312" calcext:value-type="float">
            <text:p>83045</text:p>
          </table:table-cell>
          <table:table-cell table:style-name="ce81" table:formula="of:=[.CC123]/[.CA123]" office:value-type="float" office:value="757.889718007479" calcext:value-type="float">
            <text:p>758</text:p>
          </table:table-cell>
          <table:table-cell table:style-name="ce84" table:formula="of:=[.DT123]/(([.CD123]+[.BY123])/2)" office:value-type="float" office:value="1.88349780362596" calcext:value-type="float">
            <text:p>1.88</text:p>
          </table:table-cell>
          <table:table-cell table:style-name="ce83" table:formula="of:=[.CG123]-[.CG122]" office:value-type="float" office:value="-0.645192425751048" calcext:value-type="float">
            <text:p>-0.6</text:p>
          </table:table-cell>
          <table:table-cell table:style-name="ce82" office:value-type="float" office:value="94.0985703718715" calcext:value-type="float">
            <text:p>94</text:p>
          </table:table-cell>
          <table:table-cell table:style-name="ce107" office:value-type="float" office:value="25882055" calcext:value-type="float">
            <text:p>25882055</text:p>
          </table:table-cell>
          <table:table-cell table:style-name="ce107" table:formula="of:=[.CH123]-[.CH122]" office:value-type="float" office:value="89012" calcext:value-type="float">
            <text:p>89012</text:p>
          </table:table-cell>
          <table:table-cell table:style-name="ce107" office:value-type="float" office:value="77531" calcext:value-type="float">
            <text:p>77531</text:p>
          </table:table-cell>
          <table:table-cell table:style-name="ce107" office:value-type="float" office:value="9038" calcext:value-type="float">
            <text:p>9038</text:p>
          </table:table-cell>
          <table:table-cell table:style-name="ce107" table:formula="of:=100-[.CM123]" office:value-type="float" office:value="89.5597731289492" calcext:value-type="float">
            <text:p>90</text:p>
          </table:table-cell>
          <table:table-cell table:style-name="ce107" table:formula="of:=([.CK123]*100)/([.CJ123]+[.CK123])" office:value-type="float" office:value="10.4402268710508" calcext:value-type="float">
            <text:p>10</text:p>
          </table:table-cell>
          <table:table-cell table:style-name="ce102" table:formula="of:=([.B123]/[.CH123])" office:value-type="float" office:value="1.82878113812833" calcext:value-type="float">
            <text:p>1.83</text:p>
          </table:table-cell>
          <table:table-cell table:style-name="ce102" office:value-type="float" office:value="2.51" calcext:value-type="float">
            <text:p>2.51</text:p>
          </table:table-cell>
          <table:table-cell table:style-name="ce102" table:formula="of:=([.CO123]-[.CN123])" office:value-type="float" office:value="0.681218861871671" calcext:value-type="float">
            <text:p>0.68</text:p>
          </table:table-cell>
          <table:table-cell table:style-name="ce140" table:formula="of:=([.CH123]*100/[.CH122])-100" office:value-type="float" office:value="0.345100808772344" calcext:value-type="float">
            <text:p>0.3</text:p>
          </table:table-cell>
          <table:table-cell table:style-name="ce101" table:formula="of:=AVERAGE([.$CQ$74:.CQ123])" office:value-type="float" office:value="1.79457706994805" calcext:value-type="float">
            <text:p>1.79</text:p>
          </table:table-cell>
          <table:table-cell table:style-name="ce104" table:formula="of:=([.B123]-[.B122])" office:value-type="float" office:value="395554" calcext:value-type="float">
            <text:p>395554</text:p>
          </table:table-cell>
          <table:table-cell table:style-name="ce34" table:formula="of:=([.B123]*100/[.B122])-100" office:value-type="float" office:value="0.84273280005182" calcext:value-type="float">
            <text:p>0.84</text:p>
          </table:table-cell>
          <table:table-cell table:style-name="ce209" table:formula="of:=[.CI123]-([.CS123]/2)" office:value-type="float" office:value="-108765" calcext:value-type="float">
            <text:p>-108765</text:p>
          </table:table-cell>
          <table:table-cell table:style-name="ce107" office:value-type="float" office:value="1244100" calcext:value-type="float">
            <text:p>1244100</text:p>
          </table:table-cell>
          <table:table-cell table:style-name="ce138" table:formula="of:=[.CV123]/[.CI123]" office:value-type="float" office:value="13.9767671774592" calcext:value-type="float">
            <text:p>14.0</text:p>
          </table:table-cell>
          <table:table-cell table:style-name="ce138" table:formula="of:=[.CV123]/[.B123]*100" office:value-type="float" office:value="2.62842022627358" calcext:value-type="float">
            <text:p>2.6</text:p>
          </table:table-cell>
          <table:table-cell table:style-name="ce209" office:value-type="float" office:value="13287.56" calcext:value-type="float">
            <text:p>13288</text:p>
          </table:table-cell>
          <table:table-cell table:style-name="ce116" office:value-type="float" office:value="11.16" calcext:value-type="float">
            <text:p>11.16</text:p>
          </table:table-cell>
          <table:table-cell table:style-name="ce34" table:formula="of:=100-([.CZ123]+[.DB123])" office:value-type="float" office:value="78.783312" calcext:value-type="float">
            <text:p>78.78</text:p>
          </table:table-cell>
          <table:table-cell table:style-name="ce34" table:formula="of:=([.DC123]*(100-[.CZ123]))/100" office:value-type="float" office:value="10.056688" calcext:value-type="float">
            <text:p>10.06</text:p>
          </table:table-cell>
          <table:table-cell table:style-name="ce116" office:value-type="float" office:value="11.32" calcext:value-type="float">
            <text:p>11.32</text:p>
          </table:table-cell>
          <table:table-cell table:style-name="ce138" office:value-type="float" office:value="75.2" calcext:value-type="float">
            <text:p>75.2</text:p>
          </table:table-cell>
          <table:table-cell table:style-name="ce138" office:value-type="float" office:value="18" calcext:value-type="float">
            <text:p>18.0</text:p>
          </table:table-cell>
          <table:table-cell table:style-name="ce138" office:value-type="float" office:value="3.3" calcext:value-type="float">
            <text:p>3.3</text:p>
          </table:table-cell>
          <table:table-cell table:style-name="ce138" office:value-type="float" office:value="6.8" calcext:value-type="float">
            <text:p>6.8</text:p>
          </table:table-cell>
          <table:table-cell table:style-name="ce209" office:value-type="float" office:value="110.942" calcext:value-type="float">
            <text:p>111</text:p>
          </table:table-cell>
          <table:table-cell table:style-name="ce209" table:formula="of:=[.DJ123]*[.$DI$118]/[.$DJ$118]" office:value-type="float" office:value="149.324324324324" calcext:value-type="float">
            <text:p>149</text:p>
          </table:table-cell>
          <table:table-cell table:style-name="ce138" office:value-type="float" office:value="11.05" calcext:value-type="float">
            <text:p>11.1</text:p>
          </table:table-cell>
          <table:table-cell table:style-name="ce138" table:formula="of:=(([.DJ123]*100)/[.DJ122])-100" office:value-type="float" office:value="3.75586854460093" calcext:value-type="float">
            <text:p>3.8</text:p>
          </table:table-cell>
          <table:table-cell table:style-name="ce138" table:formula="of:=[.DQ123]/([.DJ123]*12)" office:value-type="float" office:value="13.1064605329311" calcext:value-type="float">
            <text:p>13.1</text:p>
          </table:table-cell>
          <table:table-cell table:style-name="ce138" table:formula="of:=100/[.DL123]" office:value-type="float" office:value="7.6298249820187" calcext:value-type="float">
            <text:p>7.6</text:p>
          </table:table-cell>
          <table:table-cell table:style-name="ce138" table:formula="of:=[.DQ123]/(([.DJ123]*12)*0.75)" office:value-type="float" office:value="17.4752807105748" calcext:value-type="float">
            <text:p>17.5</text:p>
          </table:table-cell>
          <table:table-cell table:style-name="ce138" table:formula="of:=100/[.DN123]" office:value-type="float" office:value="5.72236873651403" calcext:value-type="float">
            <text:p>5.7</text:p>
          </table:table-cell>
          <table:table-cell table:style-name="ce209" table:formula="of:=([.DS123]/[.DQ123])*100" office:value-type="float" office:value="63.5818748501558" calcext:value-type="float">
            <text:p>64</text:p>
          </table:table-cell>
          <table:table-cell table:style-name="ce209" table:formula="of:=AVERAGE([Quarterly.E54:.E57])" office:value-type="float" office:value="1737.91666666667" calcext:value-type="float">
            <text:p>1738</text:p>
          </table:table-cell>
          <table:table-cell table:style-name="ce209" table:formula="of:=[.DQ123]*[.$DR$118]/[.$DQ$118]" office:value-type="float" office:value="112.900606323084" calcext:value-type="float">
            <text:p>113</text:p>
          </table:table-cell>
          <table:table-cell table:style-name="ce209" table:formula="of:=[.DJ123]*100" office:value-type="float" office:value="1105" calcext:value-type="float">
            <text:p>1105</text:p>
          </table:table-cell>
          <table:table-cell table:style-name="ce107" office:value-type="float" office:value="1424" calcext:value-type="float">
            <text:p>1424</text:p>
          </table:table-cell>
          <table:table-cell table:style-name="ce107" office:value-type="float" office:value="116.5675" calcext:value-type="float">
            <text:p>117</text:p>
          </table:table-cell>
          <table:table-cell table:style-name="ce107" office:value-type="float" office:value="127.232" calcext:value-type="float">
            <text:p>127</text:p>
          </table:table-cell>
          <table:table-cell table:style-name="ce34" office:value-type="float" office:value="-0.32" calcext:value-type="float">
            <text:p>-0.32</text:p>
          </table:table-cell>
          <table:table-cell table:style-name="ce138" table:formula="of:=[.DX122]+[.DW123]" office:value-type="float" office:value="209.56" calcext:value-type="float">
            <text:p>209.6</text:p>
          </table:table-cell>
          <table:table-cell table:style-name="ce138" table:formula="of:=(([.DT123]*[.DW123])/100)+[.DY122]" office:value-type="float" office:value="934.58666525" calcext:value-type="float">
            <text:p>934.6</text:p>
          </table:table-cell>
          <table:table-cell table:style-name="ce138" table:formula="of:=[.DT123]-[.DY123]" office:value-type="float" office:value="489.41333475" calcext:value-type="float">
            <text:p>489.4</text:p>
          </table:table-cell>
          <table:table-cell table:style-name="ce138" table:formula="of:=[.DT123]/[.DX123]*[.$DX$88]" office:value-type="float" office:value="679.518992174079" calcext:value-type="float">
            <text:p>679.5</text:p>
          </table:table-cell>
          <table:table-cell table:style-name="ce138" table:formula="of:=[.DT123]-[.EA123]" office:value-type="float" office:value="744.481007825921" calcext:value-type="float">
            <text:p>744.5</text:p>
          </table:table-cell>
          <table:table-cell table:style-name="ce34" table:formula="of:=([.AH123]-[.AH122])" office:value-type="float" office:value="-0.0833181818181818" calcext:value-type="float">
            <text:p>-0.08</text:p>
          </table:table-cell>
          <table:table-cell table:style-name="ce34" table:formula="of:=([.DT123]*100/[.DT122])-100" office:value-type="float" office:value="-0.973574408901257" calcext:value-type="float">
            <text:p>-0.97</text:p>
          </table:table-cell>
          <table:table-cell table:style-name="ce34" table:formula="of:=[.ED123]-[.DW123]" office:value-type="float" office:value="-0.653574408901257" calcext:value-type="float">
            <text:p>-0.65</text:p>
          </table:table-cell>
          <table:table-cell table:style-name="ce34" table:formula="of:=([.O123]*100/[.O122])-100" office:value-type="float" office:value="-17.4359442831439" calcext:value-type="float">
            <text:p>-17.44</text:p>
          </table:table-cell>
          <table:table-cell table:style-name="ce34" table:formula="of:=([.T123]*100/[.T122])-100" office:value-type="float" office:value="-7.63096783479246" calcext:value-type="float">
            <text:p>-7.63</text:p>
          </table:table-cell>
          <table:table-cell table:style-name="ce105" office:value-type="float" office:value="15.53" calcext:value-type="float">
            <text:p>15.5</text:p>
          </table:table-cell>
          <table:table-cell table:style-name="ce138" table:formula="of:=([.DO123]+[.ED123])" office:value-type="float" office:value="4.74879432761277" calcext:value-type="float">
            <text:p>4.7</text:p>
          </table:table-cell>
          <table:table-cell table:style-name="ce138" table:formula="of:=-0.06*(([.A123]-1963)^2)+8.5*([.A123]-1963)+140" office:value-type="float" office:value="429.56" calcext:value-type="float">
            <text:p>429.6</text:p>
          </table:table-cell>
          <table:table-cell table:style-name="ce138" table:formula="of:=[.EJ123]+50" office:value-type="float" office:value="479.56" calcext:value-type="float">
            <text:p>479.6</text:p>
          </table:table-cell>
          <table:table-cell table:style-name="ce138" table:formula="of:=[.EJ123]-50" office:value-type="float" office:value="379.56" calcext:value-type="float">
            <text:p>379.6</text:p>
          </table:table-cell>
          <table:table-cell table:style-name="ce138" table:formula="of:=[.EJ123]+100" office:value-type="float" office:value="529.56" calcext:value-type="float">
            <text:p>529.6</text:p>
          </table:table-cell>
          <table:table-cell table:style-name="ce138" table:formula="of:=[.EJ123]-100" office:value-type="float" office:value="329.56" calcext:value-type="float">
            <text:p>329.6</text:p>
          </table:table-cell>
          <table:table-cell table:style-name="ce138" table:formula="of:=-0.025*(([.A123]-1963)^2)+5.5*([.A123]-1963)+175" office:value-type="float" office:value="407.275" calcext:value-type="float">
            <text:p>407.3</text:p>
          </table:table-cell>
          <table:table-cell table:style-name="ce92" table:formula="of:=2.07371153846154*0.264172052" office:value-type="float" office:value="0.547816632371462" calcext:value-type="float">
            <text:p>0.55</text:p>
          </table:table-cell>
          <table:table-cell table:style-name="ce304" table:formula="of:=([.EP123]*100/[.EP122])-100" office:value-type="float" office:value="-17.0687626416051" calcext:value-type="float">
            <text:p>-17.1</text:p>
          </table:table-cell>
          <table:table-cell table:style-name="ce92" table:formula="of:=1.18*[.AJ123]" office:value-type="float" office:value="1.35352883333333" calcext:value-type="float">
            <text:p>1.35</text:p>
          </table:table-cell>
          <table:table-cell table:number-columns-repeated="876"/>
        </table:table-row>
        <table:table-row table:style-name="ro9">
          <table:table-cell table:style-name="ce158" office:value-type="float" office:value="2021" calcext:value-type="float">
            <text:p>2021</text:p>
          </table:table-cell>
          <table:table-cell table:style-name="ce17" office:value-type="float" office:value="47398665" calcext:value-type="float">
            <text:p>47398665</text:p>
          </table:table-cell>
          <table:table-cell table:style-name="ce107" office:value-type="float" office:value="17044268" calcext:value-type="float">
            <text:p>17044268</text:p>
          </table:table-cell>
          <table:table-cell table:style-name="ce107" office:value-type="float" office:value="24065247.166168" calcext:value-type="float">
            <text:p>24065247</text:p>
          </table:table-cell>
          <table:table-cell table:style-name="ce107" office:value-type="float" office:value="39169588.306716" calcext:value-type="float">
            <text:p>39169588</text:p>
          </table:table-cell>
          <table:table-cell table:style-name="ce107" table:formula="of:=[.C124]/26" office:value-type="float" office:value="655548.769230769" calcext:value-type="float">
            <text:p>655549</text:p>
          </table:table-cell>
          <table:table-cell table:style-name="ce107" table:formula="of:=[.F124]/2" office:value-type="float" office:value="327774.384615385" calcext:value-type="float">
            <text:p>327774</text:p>
          </table:table-cell>
          <table:table-cell table:style-name="ce107" table:formula="of:=[.G124]*1.5" office:value-type="float" office:value="491661.576923077" calcext:value-type="float">
            <text:p>491662</text:p>
          </table:table-cell>
          <table:table-cell table:style-name="ce107" office:value-type="float" office:value="531524" calcext:value-type="float">
            <text:p>531524</text:p>
          </table:table-cell>
          <table:table-cell table:style-name="ce107" table:formula="of:=[.I124]/2" office:value-type="float" office:value="265762" calcext:value-type="float">
            <text:p>265762</text:p>
          </table:table-cell>
          <table:table-cell table:style-name="ce107" office:value-type="float" office:value="731583" calcext:value-type="float">
            <text:p>731583</text:p>
          </table:table-cell>
          <table:table-cell table:style-name="ce107" table:formula="of:=[.K124]/2" office:value-type="float" office:value="365791.5" calcext:value-type="float">
            <text:p>365792</text:p>
          </table:table-cell>
          <table:table-cell table:style-name="ce107" office:value-type="float" office:value="753583" calcext:value-type="float">
            <text:p>753583</text:p>
          </table:table-cell>
          <table:table-cell table:style-name="ce107" table:formula="of:=[.M124]/2" office:value-type="float" office:value="376791.5" calcext:value-type="float">
            <text:p>376792</text:p>
          </table:table-cell>
          <table:table-cell table:style-name="ce107" office:value-type="float" office:value="565523" calcext:value-type="float">
            <text:p>565523</text:p>
          </table:table-cell>
          <table:table-cell table:style-name="ce107" office:value-type="float" office:value="198939" calcext:value-type="float">
            <text:p>198939</text:p>
          </table:table-cell>
          <table:table-cell table:style-name="ce151" office:value-type="float" office:value="25062" calcext:value-type="float">
            <text:p>25062</text:p>
          </table:table-cell>
          <table:table-cell table:style-name="ce16" office:value-type="float" office:value="1500" calcext:value-type="float">
            <text:p>1500</text:p>
          </table:table-cell>
          <table:table-cell table:style-name="ce151" office:value-type="float" office:value="195881" calcext:value-type="float">
            <text:p>195881</text:p>
          </table:table-cell>
          <table:table-cell table:style-name="ce151" office:value-type="float" office:value="417501" calcext:value-type="float">
            <text:p>417501</text:p>
          </table:table-cell>
          <table:table-cell table:style-name="ce151" office:value-type="float" office:value="372543" calcext:value-type="float">
            <text:p>372543</text:p>
          </table:table-cell>
          <table:table-cell table:style-name="ce122" office:value-type="float" office:value="57582131000" calcext:value-type="float">
            <text:p>5.8E+10</text:p>
          </table:table-cell>
          <table:table-cell table:style-name="ce107" table:formula="of:=[.V124]/[.T124]" office:value-type="float" office:value="137920.941506727" calcext:value-type="float">
            <text:p>137921</text:p>
          </table:table-cell>
          <table:table-cell table:style-name="ce151" office:value-type="float" office:value="33455" calcext:value-type="float">
            <text:p>33455</text:p>
          </table:table-cell>
          <table:table-cell table:style-name="ce151" office:value-type="float" office:value="10539" calcext:value-type="float">
            <text:p>10539</text:p>
          </table:table-cell>
          <table:table-cell table:style-name="ce34" table:formula="of:=[.X124]/[.Y124]" office:value-type="float" office:value="3.17439984818294" calcext:value-type="float">
            <text:p>3.17</text:p>
          </table:table-cell>
          <table:table-cell table:style-name="ce34" table:formula="of:=[.T124]/[.O124]" office:value-type="float" office:value="0.738256445803265" calcext:value-type="float">
            <text:p>0.74</text:p>
          </table:table-cell>
          <table:table-cell table:style-name="ce34" table:formula="of:=([.W124]*100)/([.DT124]*(([.CA124]*([.BZ124]/([.BU124]+[.BZ124])))+([.BV124]*([.BU124]/([.BU124]+[.BZ124])))))" office:value-type="float" office:value="70.8610340475491" calcext:value-type="float">
            <text:p>70.86</text:p>
          </table:table-cell>
          <table:table-cell table:style-name="ce103" table:formula="of:=(([.V124]*100/[.V123])-100)-[.DW124]" office:value-type="float" office:value="24.8123002081967" calcext:value-type="float">
            <text:p>24.81</text:p>
          </table:table-cell>
          <table:table-cell table:style-name="ce103" office:value-type="float" office:value="1.508" calcext:value-type="float">
            <text:p>1.51</text:p>
          </table:table-cell>
          <table:table-cell table:style-name="ce103" office:value-type="float" office:value="62.9" calcext:value-type="float">
            <text:p>62.90</text:p>
          </table:table-cell>
          <table:table-cell table:style-name="ce103" table:formula="of:=100-[.AE124]" office:value-type="float" office:value="37.1" calcext:value-type="float">
            <text:p>37.10</text:p>
          </table:table-cell>
          <table:table-cell table:style-name="ce106" office:value-type="float" office:value="25" calcext:value-type="float">
            <text:p>25</text:p>
          </table:table-cell>
          <table:table-cell table:style-name="ce103" office:value-type="float" office:value="-0.489672727272727" calcext:value-type="float">
            <text:p>-0.49</text:p>
          </table:table-cell>
          <table:table-cell table:style-name="ce102" table:formula="of:=[.AD124]-[.AH124]" office:value-type="float" office:value="1.99767272727273" calcext:value-type="float">
            <text:p>2.00</text:p>
          </table:table-cell>
          <table:table-cell table:style-name="ce103" office:value-type="float" office:value="1.17965833333333" calcext:value-type="float">
            <text:p>1.18</text:p>
          </table:table-cell>
          <table:table-cell table:style-name="ce104" table:formula="of:=[.DT124]*100" office:value-type="float" office:value="151400" calcext:value-type="float">
            <text:p>151400</text:p>
          </table:table-cell>
          <table:table-cell table:style-name="ce104" table:formula="of:=([.DT124]*100)*[.AJ124]" office:value-type="float" office:value="178600.271666667" calcext:value-type="float">
            <text:p>178600</text:p>
          </table:table-cell>
          <table:table-cell table:style-name="ce123" office:value-type="float" office:value="15463433000000" calcext:value-type="float">
            <text:p>1.55E+13</text:p>
          </table:table-cell>
          <table:table-cell table:style-name="ce101" table:formula="of:=([.AM124]*100/[.AM123])-100" office:value-type="float" office:value="7.01875402182836" calcext:value-type="float">
            <text:p>7.02</text:p>
          </table:table-cell>
          <table:table-cell table:style-name="ce101" table:formula="of:=AVERAGE([.$AN$84:.AN124])" office:value-type="float" office:value="6.4156876095657" calcext:value-type="float">
            <text:p>6.42</text:p>
          </table:table-cell>
          <table:table-cell table:style-name="ce106" office:value-type="float" office:value="39995.6847330833" calcext:value-type="float">
            <text:p>39996</text:p>
          </table:table-cell>
          <table:table-cell table:style-name="ce106" table:formula="of:=[.DT124]*100/[.AP124]" office:value-type="float" office:value="3.7854083761883" calcext:value-type="float">
            <text:p>4</text:p>
          </table:table-cell>
          <table:table-cell table:style-name="ce106" office:value-type="float" office:value="1518.215" calcext:value-type="float">
            <text:p>1518</text:p>
          </table:table-cell>
          <table:table-cell table:style-name="ce107" table:formula="of:=[.DT124]*100/[.AR124]" office:value-type="float" office:value="99.7223713373929" calcext:value-type="float">
            <text:p>100</text:p>
          </table:table-cell>
          <table:table-cell table:style-name="ce140" office:value-type="float" office:value="5.3866715107778" calcext:value-type="float">
            <text:p>5.4</text:p>
          </table:table-cell>
          <table:table-cell table:style-name="ce119" office:value-type="float" office:value="762773000000" calcext:value-type="float">
            <text:p>7.63E+11</text:p>
          </table:table-cell>
          <table:table-cell table:style-name="ce107" table:formula="of:=[.AU124]/[.E124]" office:value-type="float" office:value="19473.6026844892" calcext:value-type="float">
            <text:p>19474</text:p>
          </table:table-cell>
          <table:table-cell table:style-name="ce107" table:formula="of:=[.AW123]*(1+([.DW124]/100))" office:value-type="float" office:value="17919.4399438612" calcext:value-type="float">
            <text:p>17919</text:p>
          </table:table-cell>
          <table:table-cell table:style-name="ce107" table:formula="of:=[.AV124]+(12*PMT([.AD124]/100/12;[.AG124]*12;([.AV124]*5)*-1))" office:value-type="float" office:value="24150.9164482392" calcext:value-type="float">
            <text:p>24151</text:p>
          </table:table-cell>
          <table:table-cell table:style-name="ce107" table:formula="of:=[.AY123]*(1+(([.DU124]-[.DU123])/100))" office:value-type="float" office:value="22039.3220243803" calcext:value-type="float">
            <text:p>22039</text:p>
          </table:table-cell>
          <table:table-cell table:style-name="ce107" table:formula="of:=(([.AY124]+([.AW124]-[.AV124])+([.AX124]-[.AV124]))-[.AV124])+[.$AV$102]" office:value-type="float" office:value="17221.8586491029" calcext:value-type="float">
            <text:p>17222</text:p>
          </table:table-cell>
          <table:table-cell table:style-name="ce107" table:formula="of:=[.AZ124]*[.$BA$102]/[.$AZ$102]" office:value-type="float" office:value="110.053612244512" calcext:value-type="float">
            <text:p>110</text:p>
          </table:table-cell>
          <table:table-cell table:style-name="ce107" table:formula="of:=[.AV124]*[.$BB$102]/[.$AV$102]" office:value-type="float" office:value="86.1141719971076" calcext:value-type="float">
            <text:p>86</text:p>
          </table:table-cell>
          <table:table-cell table:style-name="ce107" table:formula="of:=[.DU124]-[.BB124]" office:value-type="float" office:value="36.1083280028924" calcext:value-type="float">
            <text:p>36</text:p>
          </table:table-cell>
          <table:table-cell table:style-name="ce107" table:formula="of:=[.W124]/5" office:value-type="float" office:value="27584.1883013454" calcext:value-type="float">
            <text:p>27584</text:p>
          </table:table-cell>
          <table:table-cell table:style-name="ce107" table:formula="of:=100-(([.AV124]*100)/[.BD124])" office:value-type="float" office:value="29.4030244002527" calcext:value-type="float">
            <text:p>29</text:p>
          </table:table-cell>
          <table:table-cell table:style-name="ce107" office:value-type="float" office:value="151.2" calcext:value-type="float">
            <text:p>151</text:p>
          </table:table-cell>
          <table:table-cell table:style-name="ce116" office:value-type="float" office:value="29826" calcext:value-type="float">
            <text:p>29826</text:p>
          </table:table-cell>
          <table:table-cell table:style-name="ce209" office:value-type="float" office:value="19784.41" calcext:value-type="float">
            <text:p>19784</text:p>
          </table:table-cell>
          <table:table-cell table:style-name="ce209" office:value-type="float" office:value="15037.55" calcext:value-type="float">
            <text:p>15038</text:p>
          </table:table-cell>
          <table:table-cell table:style-name="ce209" office:value-type="float" office:value="3605.8" calcext:value-type="float">
            <text:p>3606</text:p>
          </table:table-cell>
          <table:table-cell table:style-name="ce209" office:value-type="float" office:value="10309.12" calcext:value-type="float">
            <text:p>10309</text:p>
          </table:table-cell>
          <table:table-cell table:style-name="ce209" table:formula="of:=([.BJ124])/((([.BH124]+[.BI124])*1000)/1000000)" office:value-type="float" office:value="103.549599160989" calcext:value-type="float">
            <text:p>104</text:p>
          </table:table-cell>
          <table:table-cell table:style-name="ce209" table:formula="of:=[.CH124]/[.O124]" office:value-type="float" office:value="45.93324232613" calcext:value-type="float">
            <text:p>46</text:p>
          </table:table-cell>
          <table:table-cell table:style-name="ce151" office:value-type="float" office:value="82647" calcext:value-type="float">
            <text:p>82647</text:p>
          </table:table-cell>
          <table:table-cell table:style-name="ce151" office:value-type="float" office:value="28465" calcext:value-type="float">
            <text:p>28465</text:p>
          </table:table-cell>
          <table:table-cell table:style-name="ce151" office:value-type="float" office:value="50560" calcext:value-type="float">
            <text:p>50560</text:p>
          </table:table-cell>
          <table:table-cell table:style-name="ce151" office:value-type="float" office:value="3622" calcext:value-type="float">
            <text:p>3622</text:p>
          </table:table-cell>
          <table:table-cell table:style-name="ce151" office:value-type="float" office:value="84329" calcext:value-type="float">
            <text:p>84329</text:p>
          </table:table-cell>
          <table:table-cell table:style-name="ce151" office:value-type="float" office:value="52985" calcext:value-type="float">
            <text:p>52985</text:p>
          </table:table-cell>
          <table:table-cell table:style-name="ce151" office:value-type="float" office:value="1461" calcext:value-type="float">
            <text:p>1461</text:p>
          </table:table-cell>
          <table:table-cell table:style-name="ce151" office:value-type="float" office:value="26576" calcext:value-type="float">
            <text:p>26576</text:p>
          </table:table-cell>
          <table:table-cell table:style-name="ce263" office:value-type="float" office:value="192.912001515753" calcext:value-type="float">
            <text:p>193</text:p>
          </table:table-cell>
          <table:table-cell table:style-name="ce151" office:value-type="float" office:value="3909758900" calcext:value-type="float">
            <text:p>3909758900</text:p>
          </table:table-cell>
          <table:table-cell table:style-name="ce120" table:formula="of:=[.BW124]/[.BU124]" office:value-type="float" office:value="147116.153672486" calcext:value-type="float">
            <text:p>147116</text:p>
          </table:table-cell>
          <table:table-cell table:style-name="ce120" table:formula="of:=[.BX124]/[.BV124]" office:value-type="float" office:value="762.607575042309" calcext:value-type="float">
            <text:p>763</text:p>
          </table:table-cell>
          <table:table-cell table:style-name="ce151" office:value-type="float" office:value="81561" calcext:value-type="float">
            <text:p>81561</text:p>
          </table:table-cell>
          <table:table-cell table:style-name="ce263" office:value-type="float" office:value="107.587877940613" calcext:value-type="float">
            <text:p>108</text:p>
          </table:table-cell>
          <table:table-cell table:style-name="ce151" office:value-type="float" office:value="6738291700" calcext:value-type="float">
            <text:p>6738291700</text:p>
          </table:table-cell>
          <table:table-cell table:style-name="ce81" table:formula="of:=[.CB124]/[.BZ124]" office:value-type="float" office:value="82616.5900369049" calcext:value-type="float">
            <text:p>82617</text:p>
          </table:table-cell>
          <table:table-cell table:style-name="ce81" table:formula="of:=[.CC124]/[.CA124]" office:value-type="float" office:value="767.898685412384" calcext:value-type="float">
            <text:p>768</text:p>
          </table:table-cell>
          <table:table-cell table:style-name="ce84" table:formula="of:=[.DT124]/(([.CD124]+[.BY124])/2)" office:value-type="float" office:value="1.97843032611995" calcext:value-type="float">
            <text:p>1.98</text:p>
          </table:table-cell>
          <table:table-cell table:style-name="ce83" table:formula="of:=[.CG124]-[.CG123]" office:value-type="float" office:value="5.90144446203462" calcext:value-type="float">
            <text:p>5.9</text:p>
          </table:table-cell>
          <table:table-cell table:style-name="ce82" office:value-type="float" office:value="100.000014833906" calcext:value-type="float">
            <text:p>100</text:p>
          </table:table-cell>
          <table:table-cell table:style-name="ce107" office:value-type="float" office:value="25976305" calcext:value-type="float">
            <text:p>25976305</text:p>
          </table:table-cell>
          <table:table-cell table:style-name="ce107" table:formula="of:=[.CH124]-[.CH123]" office:value-type="float" office:value="94250" calcext:value-type="float">
            <text:p>94250</text:p>
          </table:table-cell>
          <table:table-cell table:style-name="ce107" office:value-type="float" office:value="84091" calcext:value-type="float">
            <text:p>84091</text:p>
          </table:table-cell>
          <table:table-cell table:style-name="ce107" office:value-type="float" office:value="9567" calcext:value-type="float">
            <text:p>9567</text:p>
          </table:table-cell>
          <table:table-cell table:style-name="ce107" table:formula="of:=100-[.CM124]" office:value-type="float" office:value="89.78517585257" calcext:value-type="float">
            <text:p>90</text:p>
          </table:table-cell>
          <table:table-cell table:style-name="ce107" table:formula="of:=([.CK124]*100)/([.CJ124]+[.CK124])" office:value-type="float" office:value="10.21482414743" calcext:value-type="float">
            <text:p>10</text:p>
          </table:table-cell>
          <table:table-cell table:style-name="ce102" table:formula="of:=([.B124]/[.CH124])" office:value-type="float" office:value="1.82468849976931" calcext:value-type="float">
            <text:p>1.82</text:p>
          </table:table-cell>
          <table:table-cell table:style-name="ce102" office:value-type="float" office:value="2.49" calcext:value-type="float">
            <text:p>2.49</text:p>
          </table:table-cell>
          <table:table-cell table:style-name="ce102" table:formula="of:=([.CO124]-[.CN124])" office:value-type="float" office:value="0.665311500230691" calcext:value-type="float">
            <text:p>0.67</text:p>
          </table:table-cell>
          <table:table-cell table:style-name="ce140" table:formula="of:=([.CH124]*100/[.CH123])-100" office:value-type="float" office:value="0.364151919157891" calcext:value-type="float">
            <text:p>0.4</text:p>
          </table:table-cell>
          <table:table-cell table:style-name="ce101" table:formula="of:=AVERAGE([.$CQ$74:.CQ124])" office:value-type="float" office:value="1.76652951797177" calcext:value-type="float">
            <text:p>1.77</text:p>
          </table:table-cell>
          <table:table-cell table:style-name="ce104" table:formula="of:=([.B124]-[.B123])" office:value-type="float" office:value="66051" calcext:value-type="float">
            <text:p>66051</text:p>
          </table:table-cell>
          <table:table-cell table:style-name="ce34" table:formula="of:=([.B124]*100/[.B123])-100" office:value-type="float" office:value="0.139546486910689" calcext:value-type="float">
            <text:p>0.14</text:p>
          </table:table-cell>
          <table:table-cell table:style-name="ce209" table:formula="of:=[.CI124]-([.CS124]/2)" office:value-type="float" office:value="61224.5" calcext:value-type="float">
            <text:p>61225</text:p>
          </table:table-cell>
          <table:table-cell table:style-name="ce107" office:value-type="float" office:value="1291500" calcext:value-type="float">
            <text:p>1291500</text:p>
          </table:table-cell>
          <table:table-cell table:style-name="ce138" table:formula="of:=[.CV124]/[.CI124]" office:value-type="float" office:value="13.7029177718833" calcext:value-type="float">
            <text:p>13.7</text:p>
          </table:table-cell>
          <table:table-cell table:style-name="ce138" table:formula="of:=[.CV124]/[.B124]*100" office:value-type="float" office:value="2.72476028597008" calcext:value-type="float">
            <text:p>2.7</text:p>
          </table:table-cell>
          <table:table-cell table:style-name="ce107" office:value-type="float" office:value="14933" calcext:value-type="float">
            <text:p>14933</text:p>
          </table:table-cell>
          <table:table-cell table:style-name="ce116" office:value-type="float" office:value="9.44" calcext:value-type="float">
            <text:p>9.44</text:p>
          </table:table-cell>
          <table:table-cell table:style-name="ce34" table:formula="of:=100-([.CZ124]+[.DB124])" office:value-type="float" office:value="80.77952" calcext:value-type="float">
            <text:p>80.78</text:p>
          </table:table-cell>
          <table:table-cell table:style-name="ce34" table:formula="of:=([.DC124]*(100-[.CZ124]))/100" office:value-type="float" office:value="9.78048" calcext:value-type="float">
            <text:p>9.78</text:p>
          </table:table-cell>
          <table:table-cell table:style-name="ce116" office:value-type="float" office:value="10.8" calcext:value-type="float">
            <text:p>10.8</text:p>
          </table:table-cell>
          <table:table-cell table:style-name="ce138" office:value-type="float" office:value="75.8" calcext:value-type="float">
            <text:p>75.8</text:p>
          </table:table-cell>
          <table:table-cell table:style-name="ce138" office:value-type="float" office:value="18" calcext:value-type="float">
            <text:p>18.0</text:p>
          </table:table-cell>
          <table:table-cell table:style-name="ce138" office:value-type="float" office:value="2.8" calcext:value-type="float">
            <text:p>2.8</text:p>
          </table:table-cell>
          <table:table-cell table:style-name="ce138" office:value-type="float" office:value="6.2" calcext:value-type="float">
            <text:p>6.2</text:p>
          </table:table-cell>
          <table:table-cell table:style-name="ce209" office:value-type="float" office:value="112.694" calcext:value-type="float">
            <text:p>113</text:p>
          </table:table-cell>
          <table:table-cell table:style-name="ce209" table:formula="of:=[.DJ124]*[.$DI$118]/[.$DJ$118]" office:value-type="float" office:value="146.621621621622" calcext:value-type="float">
            <text:p>147</text:p>
          </table:table-cell>
          <table:table-cell table:style-name="ce138" office:value-type="float" office:value="10.85" calcext:value-type="float">
            <text:p>10.9</text:p>
          </table:table-cell>
          <table:table-cell table:style-name="ce138" table:formula="of:=(([.DJ124]*100)/[.DJ123])-100" office:value-type="float" office:value="-1.80995475113123" calcext:value-type="float">
            <text:p>-1.8</text:p>
          </table:table-cell>
          <table:table-cell table:style-name="ce138" table:formula="of:=[.DQ124]/([.DJ124]*12)" office:value-type="float" office:value="13.8863287250384" calcext:value-type="float">
            <text:p>13.9</text:p>
          </table:table-cell>
          <table:table-cell table:style-name="ce138" table:formula="of:=100/[.DL124]" office:value-type="float" office:value="7.20132743362832" calcext:value-type="float">
            <text:p>7.2</text:p>
          </table:table-cell>
          <table:table-cell table:style-name="ce138" table:formula="of:=[.DQ124]/(([.DJ124]*12)*0.75)" office:value-type="float" office:value="18.5151049667179" calcext:value-type="float">
            <text:p>18.5</text:p>
          </table:table-cell>
          <table:table-cell table:style-name="ce138" table:formula="of:=100/[.DN124]" office:value-type="float" office:value="5.40099557522124" calcext:value-type="float">
            <text:p>5.4</text:p>
          </table:table-cell>
          <table:table-cell table:style-name="ce209" table:formula="of:=([.DS124]/[.DQ124])*100" office:value-type="float" office:value="60.0110619469027" calcext:value-type="float">
            <text:p>60</text:p>
          </table:table-cell>
          <table:table-cell table:style-name="ce209" table:formula="of:=AVERAGE([Quarterly.E58:.E61])" office:value-type="float" office:value="1808" calcext:value-type="float">
            <text:p>1808</text:p>
          </table:table-cell>
          <table:table-cell table:style-name="ce209" table:formula="of:=[.DQ124]*[.$DR$118]/[.$DQ$118]" office:value-type="float" office:value="117.453443048939" calcext:value-type="float">
            <text:p>117</text:p>
          </table:table-cell>
          <table:table-cell table:style-name="ce209" table:formula="of:=[.DJ124]*100" office:value-type="float" office:value="1085" calcext:value-type="float">
            <text:p>1085</text:p>
          </table:table-cell>
          <table:table-cell table:style-name="ce44" office:value-type="float" office:value="1514" calcext:value-type="float">
            <text:p>1514</text:p>
          </table:table-cell>
          <table:table-cell table:style-name="ce44" office:value-type="float" office:value="122.2225" calcext:value-type="float">
            <text:p>122</text:p>
          </table:table-cell>
          <table:table-cell table:style-name="ce44" office:value-type="float" office:value="131.928" calcext:value-type="float">
            <text:p>132</text:p>
          </table:table-cell>
          <table:table-cell table:style-name="ce102" office:value-type="float" office:value="3.09" calcext:value-type="float">
            <text:p>3.09</text:p>
          </table:table-cell>
          <table:table-cell table:style-name="ce138" table:formula="of:=[.DX123]+[.DW124]" office:value-type="float" office:value="212.65" calcext:value-type="float">
            <text:p>212.7</text:p>
          </table:table-cell>
          <table:table-cell table:style-name="ce138" table:formula="of:=(([.DT124]*[.DW124])/100)+[.DY123]" office:value-type="float" office:value="981.36926525" calcext:value-type="float">
            <text:p>981.4</text:p>
          </table:table-cell>
          <table:table-cell table:style-name="ce140" table:formula="of:=[.DT124]-[.DY124]" office:value-type="float" office:value="532.63073475" calcext:value-type="float">
            <text:p>532.6</text:p>
          </table:table-cell>
          <table:table-cell table:style-name="ce138" table:formula="of:=[.DT124]/[.DX124]*[.$DX$88]" office:value-type="float" office:value="711.968022572302" calcext:value-type="float">
            <text:p>712.0</text:p>
          </table:table-cell>
          <table:table-cell table:style-name="ce138" table:formula="of:=[.DT124]-[.EA124]" office:value-type="float" office:value="802.031977427698" calcext:value-type="float">
            <text:p>802.0</text:p>
          </table:table-cell>
          <table:table-cell table:style-name="ce34" table:formula="of:=([.AH124]-[.AH123])" office:value-type="float" office:value="-0.181818181818182" calcext:value-type="float">
            <text:p>-0.18</text:p>
          </table:table-cell>
          <table:table-cell table:style-name="ce102" table:formula="of:=([.DT124]*100/[.DT123])-100" office:value-type="float" office:value="6.32022471910112" calcext:value-type="float">
            <text:p>6.32</text:p>
          </table:table-cell>
          <table:table-cell table:style-name="ce34" table:formula="of:=[.ED124]-[.DW124]" office:value-type="float" office:value="3.23022471910112" calcext:value-type="float">
            <text:p>3.23</text:p>
          </table:table-cell>
          <table:table-cell table:style-name="ce34" table:formula="of:=([.O124]*100/[.O123])-100" office:value-type="float" office:value="36.0254288655628" calcext:value-type="float">
            <text:p>36.03</text:p>
          </table:table-cell>
          <table:table-cell table:style-name="ce34" table:formula="of:=([.T124]*100/[.T123])-100" office:value-type="float" office:value="25.1048031139784" calcext:value-type="float">
            <text:p>25.10</text:p>
          </table:table-cell>
          <table:table-cell table:style-name="ce140" office:value-type="float" office:value="14.8" calcext:value-type="float">
            <text:p>14.8</text:p>
          </table:table-cell>
          <table:table-cell table:style-name="ce140" table:formula="of:=([.DO124]+[.ED124])" office:value-type="float" office:value="11.7212202943224" calcext:value-type="float">
            <text:p>11.7</text:p>
          </table:table-cell>
          <table:table-cell table:style-name="ce138" table:formula="of:=-0.06*(([.A124]-1963)^2)+8.5*([.A124]-1963)+140" office:value-type="float" office:value="431.16" calcext:value-type="float">
            <text:p>431.2</text:p>
          </table:table-cell>
          <table:table-cell table:style-name="ce138" table:formula="of:=[.EJ124]+50" office:value-type="float" office:value="481.16" calcext:value-type="float">
            <text:p>481.2</text:p>
          </table:table-cell>
          <table:table-cell table:style-name="ce140" table:formula="of:=[.EJ124]-50" office:value-type="float" office:value="381.16" calcext:value-type="float">
            <text:p>381.2</text:p>
          </table:table-cell>
          <table:table-cell table:style-name="ce140" table:formula="of:=[.EJ124]+100" office:value-type="float" office:value="531.16" calcext:value-type="float">
            <text:p>531.2</text:p>
          </table:table-cell>
          <table:table-cell table:style-name="ce140" table:formula="of:=[.EJ124]-100" office:value-type="float" office:value="331.16" calcext:value-type="float">
            <text:p>331.2</text:p>
          </table:table-cell>
          <table:table-cell table:style-name="ce138" table:formula="of:=-0.025*(([.A124]-1963)^2)+5.5*([.A124]-1963)+175" office:value-type="float" office:value="409.9" calcext:value-type="float">
            <text:p>409.9</text:p>
          </table:table-cell>
          <table:table-cell table:style-name="ce92" table:formula="of:=2.90834615384615*0.264172052" office:value-type="float" office:value="0.768303771387845" calcext:value-type="float">
            <text:p>0.77</text:p>
          </table:table-cell>
          <table:table-cell table:style-name="ce304" table:formula="of:=([.EP124]*100/[.EP123])-100" office:value-type="float" office:value="40.2483469809796" calcext:value-type="float">
            <text:p>40.2</text:p>
          </table:table-cell>
          <table:table-cell table:style-name="ce92" table:formula="of:=1.38*[.AJ124]" office:value-type="float" office:value="1.6279285" calcext:value-type="float">
            <text:p>1.63</text:p>
          </table:table-cell>
          <table:table-cell table:number-columns-repeated="876"/>
        </table:table-row>
        <table:table-row table:style-name="ro9">
          <table:table-cell table:style-name="ce158" office:value-type="float" office:value="2022" calcext:value-type="float">
            <text:p>2022</text:p>
          </table:table-cell>
          <table:table-cell table:style-name="ce17" office:value-type="float" office:value="47432805" calcext:value-type="float">
            <text:p>47432805</text:p>
          </table:table-cell>
          <table:table-cell table:style-name="ce107" office:value-type="float" office:value="16985893" calcext:value-type="float">
            <text:p>16985893</text:p>
          </table:table-cell>
          <table:table-cell table:style-name="ce107" office:value-type="float" office:value="23908314.1852" calcext:value-type="float">
            <text:p>23908314</text:p>
          </table:table-cell>
          <table:table-cell table:style-name="ce107" office:value-type="float" office:value="39399473" calcext:value-type="float">
            <text:p>39399473</text:p>
          </table:table-cell>
          <table:table-cell table:style-name="ce107" table:formula="of:=[.C125]/26" office:value-type="float" office:value="653303.576923077" calcext:value-type="float">
            <text:p>653304</text:p>
          </table:table-cell>
          <table:table-cell table:style-name="ce107" table:formula="of:=[.F125]/2" office:value-type="float" office:value="326651.788461538" calcext:value-type="float">
            <text:p>326652</text:p>
          </table:table-cell>
          <table:table-cell table:style-name="ce107" table:formula="of:=[.G125]*1.5" office:value-type="float" office:value="489977.682692308" calcext:value-type="float">
            <text:p>489978</text:p>
          </table:table-cell>
          <table:table-cell table:style-name="ce107" office:value-type="float" office:value="527169.74202" calcext:value-type="float">
            <text:p>527170</text:p>
          </table:table-cell>
          <table:table-cell table:style-name="ce107" table:formula="of:=[.I125]/2" office:value-type="float" office:value="263584.87101" calcext:value-type="float">
            <text:p>263585</text:p>
          </table:table-cell>
          <table:table-cell table:style-name="ce107" office:value-type="float" office:value="697281.942854" calcext:value-type="float">
            <text:p>697282</text:p>
          </table:table-cell>
          <table:table-cell table:style-name="ce107" table:formula="of:=[.K125]/2" office:value-type="float" office:value="348640.971427" calcext:value-type="float">
            <text:p>348641</text:p>
          </table:table-cell>
          <table:table-cell table:style-name="ce107" office:value-type="float" office:value="763588.99488" calcext:value-type="float">
            <text:p>763589</text:p>
          </table:table-cell>
          <table:table-cell table:style-name="ce107" table:formula="of:=[.M125]/2" office:value-type="float" office:value="381794.49744" calcext:value-type="float">
            <text:p>381794</text:p>
          </table:table-cell>
          <table:table-cell table:style-name="ce124" office:value-type="float" office:value="649494" calcext:value-type="float">
            <text:p>649494</text:p>
          </table:table-cell>
          <table:table-cell table:style-name="ce107" office:value-type="float" office:value="197021" calcext:value-type="float">
            <text:p>197021</text:p>
          </table:table-cell>
          <table:table-cell table:style-name="ce151" office:value-type="float" office:value="22549" calcext:value-type="float">
            <text:p>22549</text:p>
          </table:table-cell>
          <table:table-cell table:style-name="ce17" office:value-type="float" office:value="1250" calcext:value-type="float">
            <text:p>1250</text:p>
          </table:table-cell>
          <table:table-cell table:style-name="ce151" office:value-type="float" office:value="194205" calcext:value-type="float">
            <text:p>194205</text:p>
          </table:table-cell>
          <table:table-cell table:style-name="ce151" office:value-type="float" office:value="463614" calcext:value-type="float">
            <text:p>463614</text:p>
          </table:table-cell>
          <table:table-cell table:style-name="ce151" office:value-type="float" office:value="394013" calcext:value-type="float">
            <text:p>394013</text:p>
          </table:table-cell>
          <table:table-cell table:style-name="ce122" office:value-type="float" office:value="67460681000" calcext:value-type="float">
            <text:p>6.7E+10</text:p>
          </table:table-cell>
          <table:table-cell table:style-name="ce107" table:formula="of:=[.V125]/[.T125]" office:value-type="float" office:value="145510.448347116" calcext:value-type="float">
            <text:p>145510</text:p>
          </table:table-cell>
          <table:table-cell table:style-name="ce151" office:value-type="float" office:value="21304" calcext:value-type="float">
            <text:p>21304</text:p>
          </table:table-cell>
          <table:table-cell table:style-name="ce151" office:value-type="float" office:value="6221" calcext:value-type="float">
            <text:p>6221</text:p>
          </table:table-cell>
          <table:table-cell table:style-name="ce34" table:formula="of:=[.X125]/[.Y125]" office:value-type="float" office:value="3.42452981835718" calcext:value-type="float">
            <text:p>3.42</text:p>
          </table:table-cell>
          <table:table-cell table:style-name="ce34" table:formula="of:=[.T125]/[.O125]" office:value-type="float" office:value="0.71380797975039" calcext:value-type="float">
            <text:p>0.71</text:p>
          </table:table-cell>
          <table:table-cell table:style-name="ce34" table:formula="of:=([.W125]*100)/([.DT125]*(([.CA125]*([.BZ125]/([.BU125]+[.BZ125])))+([.BV125]*([.BU125]/([.BU125]+[.BZ125])))))" office:value-type="float" office:value="69.9142518322538" calcext:value-type="float">
            <text:p>69.91</text:p>
          </table:table-cell>
          <table:table-cell table:style-name="ce103" table:formula="of:=(([.V125]*100/[.V124])-100)-[.DW125]" office:value-type="float" office:value="8.75558251916727" calcext:value-type="float">
            <text:p>8.76</text:p>
          </table:table-cell>
          <table:table-cell table:style-name="ce103" office:value-type="float" office:value="2.058" calcext:value-type="float">
            <text:p>2.06</text:p>
          </table:table-cell>
          <table:table-cell table:style-name="ce103" office:value-type="float" office:value="70.9" calcext:value-type="float">
            <text:p>70.90</text:p>
          </table:table-cell>
          <table:table-cell table:style-name="ce103" table:formula="of:=100-[.AE125]" office:value-type="float" office:value="29.1" calcext:value-type="float">
            <text:p>29.10</text:p>
          </table:table-cell>
          <table:table-cell table:style-name="ce107" office:value-type="float" office:value="24" calcext:value-type="float">
            <text:p>24</text:p>
          </table:table-cell>
          <table:table-cell table:style-name="ce102" office:value-type="float" office:value="1.088" calcext:value-type="float">
            <text:p>1.09</text:p>
          </table:table-cell>
          <table:table-cell table:style-name="ce102" table:formula="of:=[.AD125]-[.AH125]" office:value-type="float" office:value="0.97" calcext:value-type="float">
            <text:p>0.97</text:p>
          </table:table-cell>
          <table:table-cell table:style-name="ce102" office:value-type="float" office:value="1.052225" calcext:value-type="float">
            <text:p>1.05</text:p>
          </table:table-cell>
          <table:table-cell table:style-name="ce104" table:formula="of:=[.DT125]*100" office:value-type="float" office:value="161900" calcext:value-type="float">
            <text:p>161900</text:p>
          </table:table-cell>
          <table:table-cell table:style-name="ce104" table:formula="of:=([.DT125]*100)*[.AJ125]" office:value-type="float" office:value="170355.2275" calcext:value-type="float">
            <text:p>170355</text:p>
          </table:table-cell>
          <table:table-cell table:style-name="ce119" office:value-type="float" office:value="16083941000000" calcext:value-type="float">
            <text:p>1.61E+13</text:p>
          </table:table-cell>
          <table:table-cell table:style-name="ce101" table:formula="of:=([.AM125]*100/[.AM124])-100" office:value-type="float" office:value="4.01274412997424" calcext:value-type="float">
            <text:p>4.01</text:p>
          </table:table-cell>
          <table:table-cell table:style-name="ce101" table:formula="of:=AVERAGE([.$AN$84:.AN125])" office:value-type="float" office:value="6.35847466957542" calcext:value-type="float">
            <text:p>6.36</text:p>
          </table:table-cell>
          <table:table-cell table:style-name="ce107" office:value-type="float" office:value="26159.4034019167" calcext:value-type="float">
            <text:p>26159</text:p>
          </table:table-cell>
          <table:table-cell table:style-name="ce106" table:formula="of:=[.DT125]*100/[.AP125]" office:value-type="float" office:value="6.18897906471895" calcext:value-type="float">
            <text:p>6</text:p>
          </table:table-cell>
          <table:table-cell table:style-name="ce107" office:value-type="float" office:value="1708.9025" calcext:value-type="float">
            <text:p>1709</text:p>
          </table:table-cell>
          <table:table-cell table:style-name="ce107" table:formula="of:=[.DT125]*100/[.AR125]" office:value-type="float" office:value="94.7391673895966" calcext:value-type="float">
            <text:p>95</text:p>
          </table:table-cell>
          <table:table-cell table:style-name="ce140" office:value-type="float" office:value="3.48041902878602" calcext:value-type="float">
            <text:p>3.5</text:p>
          </table:table-cell>
          <table:table-cell table:style-name="ce119" office:value-type="float" office:value="792086000000" calcext:value-type="float">
            <text:p>7.92E+11</text:p>
          </table:table-cell>
          <table:table-cell table:style-name="ce107" table:formula="of:=[.AU125]/[.E125]" office:value-type="float" office:value="20103.9744871714" calcext:value-type="float">
            <text:p>20104</text:p>
          </table:table-cell>
          <table:table-cell table:style-name="ce107" table:formula="of:=[.AW124]*(1+([.DW125]/100))" office:value-type="float" office:value="19424.6728991456" calcext:value-type="float">
            <text:p>19425</text:p>
          </table:table-cell>
          <table:table-cell table:style-name="ce107" table:formula="of:=[.AV125]+(12*PMT([.AD125]/100/12;[.AG125]*12;([.AV125]*5)*-1))" office:value-type="float" office:value="25414.9738503673" calcext:value-type="float">
            <text:p>25415</text:p>
          </table:table-cell>
          <table:table-cell table:style-name="ce107" table:formula="of:=[.AY124]*(1+(([.DU125]-[.DU124])/100))" office:value-type="float" office:value="24014.5962608154" calcext:value-type="float">
            <text:p>24015</text:p>
          </table:table-cell>
          <table:table-cell table:style-name="ce107" table:formula="of:=(([.AY125]+([.AW125]-[.AV125])+([.AX125]-[.AV125]))-[.AV125])+[.$AV$102]" office:value-type="float" office:value="20075.3078349036" calcext:value-type="float">
            <text:p>20075</text:p>
          </table:table-cell>
          <table:table-cell table:style-name="ce107" table:formula="of:=[.AZ125]*[.$BA$102]/[.$AZ$102]" office:value-type="float" office:value="128.288135976936" calcext:value-type="float">
            <text:p>128</text:p>
          </table:table-cell>
          <table:table-cell table:style-name="ce107" table:formula="of:=[.AV125]*[.$BB$102]/[.$AV$102]" office:value-type="float" office:value="88.9017376426544" calcext:value-type="float">
            <text:p>89</text:p>
          </table:table-cell>
          <table:table-cell table:style-name="ce107" table:formula="of:=[.DU125]-[.BB125]" office:value-type="float" office:value="42.2832623573456" calcext:value-type="float">
            <text:p>42</text:p>
          </table:table-cell>
          <table:table-cell table:style-name="ce107" table:formula="of:=[.W125]/5" office:value-type="float" office:value="29102.0896694233" calcext:value-type="float">
            <text:p>29102</text:p>
          </table:table-cell>
          <table:table-cell table:style-name="ce107" table:formula="of:=100-(([.AV125]*100)/[.BD125])" office:value-type="float" office:value="30.9191377130072" calcext:value-type="float">
            <text:p>31</text:p>
          </table:table-cell>
          <table:table-cell table:style-name="ce107" office:value-type="float" office:value="158.8" calcext:value-type="float">
            <text:p>159</text:p>
          </table:table-cell>
          <table:table-cell table:style-name="ce151" office:value-type="float" office:value="26326" calcext:value-type="float">
            <text:p>26326</text:p>
          </table:table-cell>
          <table:table-cell table:style-name="ce107" office:value-type="float" office:value="19130.42" calcext:value-type="float">
            <text:p>19130</text:p>
          </table:table-cell>
          <table:table-cell table:style-name="ce107" office:value-type="float" office:value="12227.18" calcext:value-type="float">
            <text:p>12227</text:p>
          </table:table-cell>
          <table:table-cell table:style-name="ce107" office:value-type="float" office:value="3616.62" calcext:value-type="float">
            <text:p>3617</text:p>
          </table:table-cell>
          <table:table-cell table:style-name="ce107" office:value-type="float" office:value="10366.34" calcext:value-type="float">
            <text:p>10366</text:p>
          </table:table-cell>
          <table:table-cell table:style-name="ce209" table:formula="of:=([.BJ125])/((([.BH125]+[.BI125])*1000)/1000000)" office:value-type="float" office:value="115.334719493839" calcext:value-type="float">
            <text:p>115</text:p>
          </table:table-cell>
          <table:table-cell table:style-name="ce209" table:formula="of:=[.CH125]/[.O125]" office:value-type="float" office:value="40.1319504106274" calcext:value-type="float">
            <text:p>40</text:p>
          </table:table-cell>
          <table:table-cell table:style-name="ce151" office:value-type="float" office:value="75426" calcext:value-type="float">
            <text:p>75426</text:p>
          </table:table-cell>
          <table:table-cell table:style-name="ce151" office:value-type="float" office:value="27547" calcext:value-type="float">
            <text:p>27547</text:p>
          </table:table-cell>
          <table:table-cell table:style-name="ce151" office:value-type="float" office:value="44833" calcext:value-type="float">
            <text:p>44833</text:p>
          </table:table-cell>
          <table:table-cell table:style-name="ce151" office:value-type="float" office:value="2999" calcext:value-type="float">
            <text:p>2999</text:p>
          </table:table-cell>
          <table:table-cell table:style-name="ce151" office:value-type="float" office:value="85213" calcext:value-type="float">
            <text:p>85213</text:p>
          </table:table-cell>
          <table:table-cell table:style-name="ce151" office:value-type="float" office:value="48817" calcext:value-type="float">
            <text:p>48817</text:p>
          </table:table-cell>
          <table:table-cell table:style-name="ce151" office:value-type="float" office:value="1814" calcext:value-type="float">
            <text:p>1814</text:p>
          </table:table-cell>
          <table:table-cell table:style-name="ce107" office:value-type="float" office:value="25713" calcext:value-type="float">
            <text:p>25713</text:p>
          </table:table-cell>
          <table:table-cell table:style-name="ce263" office:value-type="float" office:value="195.3" calcext:value-type="float">
            <text:p>195</text:p>
          </table:table-cell>
          <table:table-cell table:style-name="ce151" office:value-type="float" office:value="4230378400" calcext:value-type="float">
            <text:p>4230378400</text:p>
          </table:table-cell>
          <table:table-cell table:style-name="ce81" table:formula="of:=[.BW125]/[.BU125]" office:value-type="float" office:value="164522.941702641" calcext:value-type="float">
            <text:p>164523</text:p>
          </table:table-cell>
          <table:table-cell table:style-name="ce81" table:formula="of:=[.BX125]/[.BV125]" office:value-type="float" office:value="842.411375845574" calcext:value-type="float">
            <text:p>842</text:p>
          </table:table-cell>
          <table:table-cell table:style-name="ce107" office:value-type="float" office:value="83101" calcext:value-type="float">
            <text:p>83101</text:p>
          </table:table-cell>
          <table:table-cell table:style-name="ce263" office:value-type="float" office:value="107.9" calcext:value-type="float">
            <text:p>108</text:p>
          </table:table-cell>
          <table:table-cell table:style-name="ce151" office:value-type="float" office:value="7317704500" calcext:value-type="float">
            <text:p>7317704500</text:p>
          </table:table-cell>
          <table:table-cell table:style-name="ce81" table:formula="of:=[.CB125]/[.BZ125]" office:value-type="float" office:value="88057.9595913406" calcext:value-type="float">
            <text:p>88058</text:p>
          </table:table-cell>
          <table:table-cell table:style-name="ce81" table:formula="of:=[.CC125]/[.CA125]" office:value-type="float" office:value="816.107132449867" calcext:value-type="float">
            <text:p>816</text:p>
          </table:table-cell>
          <table:table-cell table:style-name="ce84" table:formula="of:=[.DT125]/(([.CD125]+[.BY125])/2)" office:value-type="float" office:value="1.9523448088185" calcext:value-type="float">
            <text:p>1.95</text:p>
          </table:table-cell>
          <table:table-cell table:style-name="ce83" table:formula="of:=[.CG125]-[.CG124]" office:value-type="float" office:value="11.3809367136368" calcext:value-type="float">
            <text:p>11.4</text:p>
          </table:table-cell>
          <table:table-cell table:style-name="ce128" office:value-type="float" office:value="111.380951547543" calcext:value-type="float">
            <text:p>111</text:p>
          </table:table-cell>
          <table:table-cell table:style-name="ce41" table:formula="of:=[.CH124]+[.CI125]" office:value-type="float" office:value="26065461" calcext:value-type="float">
            <text:p>26065461</text:p>
          </table:table-cell>
          <table:table-cell table:style-name="ce41" office:value-type="float" office:value="89156" calcext:value-type="float">
            <text:p>89156</text:p>
          </table:table-cell>
          <table:table-cell table:style-name="ce107" office:value-type="float" office:value="79935" calcext:value-type="float">
            <text:p>79935</text:p>
          </table:table-cell>
          <table:table-cell table:style-name="ce107" office:value-type="float" office:value="9114" calcext:value-type="float">
            <text:p>9114</text:p>
          </table:table-cell>
          <table:table-cell table:style-name="ce107" table:formula="of:=100-[.CM125]" office:value-type="float" office:value="89.7651854596907" calcext:value-type="float">
            <text:p>90</text:p>
          </table:table-cell>
          <table:table-cell table:style-name="ce107" table:formula="of:=([.CK125]*100)/([.CJ125]+[.CK125])" office:value-type="float" office:value="10.2348145403093" calcext:value-type="float">
            <text:p>10</text:p>
          </table:table-cell>
          <table:table-cell table:style-name="ce102" table:formula="of:=([.B125]/[.CH125])" office:value-type="float" office:value="1.81975699566564" calcext:value-type="float">
            <text:p>1.82</text:p>
          </table:table-cell>
          <table:table-cell table:style-name="ce102" office:value-type="float" office:value="2.48" calcext:value-type="float">
            <text:p>2.48</text:p>
          </table:table-cell>
          <table:table-cell table:style-name="ce102" table:formula="of:=([.CO125]-[.CN125])" office:value-type="float" office:value="0.660243004334357" calcext:value-type="float">
            <text:p>0.66</text:p>
          </table:table-cell>
          <table:table-cell table:style-name="ce141" table:formula="of:=([.CH125]*100/[.CH124])-100" office:value-type="float" office:value="0.343220484976598" calcext:value-type="float">
            <text:p>0.3</text:p>
          </table:table-cell>
          <table:table-cell table:style-name="ce101" table:formula="of:=AVERAGE([.$CQ$74:.CQ125])" office:value-type="float" office:value="1.73915819041417" calcext:value-type="float">
            <text:p>1.74</text:p>
          </table:table-cell>
          <table:table-cell table:style-name="ce104" table:formula="of:=([.B125]-[.B124])" office:value-type="float" office:value="34140" calcext:value-type="float">
            <text:p>34140</text:p>
          </table:table-cell>
          <table:table-cell table:style-name="ce102" table:formula="of:=([.B125]*100/[.B124])-100" office:value-type="float" office:value="0.0720273450739626" calcext:value-type="float">
            <text:p>0.07</text:p>
          </table:table-cell>
          <table:table-cell table:style-name="ce209" table:formula="of:=[.CI125]-([.CS125]/2)" office:value-type="float" office:value="72086" calcext:value-type="float">
            <text:p>72086</text:p>
          </table:table-cell>
          <table:table-cell table:style-name="ce107" office:value-type="float" office:value="1321000" calcext:value-type="float">
            <text:p>1321000</text:p>
          </table:table-cell>
          <table:table-cell table:style-name="ce138" table:formula="of:=[.CV125]/[.CI125]" office:value-type="float" office:value="14.8167257391538" calcext:value-type="float">
            <text:p>14.8</text:p>
          </table:table-cell>
          <table:table-cell table:style-name="ce138" table:formula="of:=[.CV125]/[.B125]*100" office:value-type="float" office:value="2.7849923697323" calcext:value-type="float">
            <text:p>2.8</text:p>
          </table:table-cell>
          <table:table-cell table:style-name="ce107" office:value-type="float" office:value="14906" calcext:value-type="float">
            <text:p>14906</text:p>
          </table:table-cell>
          <table:table-cell table:style-name="ce102" office:value-type="float" office:value="10.37" calcext:value-type="float">
            <text:p>10.37</text:p>
          </table:table-cell>
          <table:table-cell table:style-name="ce102" table:formula="of:=100-([.CZ125]+[.DB125])" office:value-type="float" office:value="77.305875" calcext:value-type="float">
            <text:p>77.31</text:p>
          </table:table-cell>
          <table:table-cell table:style-name="ce102" table:formula="of:=([.DC125]*(100-[.CZ125]))/100" office:value-type="float" office:value="12.324125" calcext:value-type="float">
            <text:p>12.32</text:p>
          </table:table-cell>
          <table:table-cell table:style-name="ce102" office:value-type="float" office:value="13.75" calcext:value-type="float">
            <text:p>13.75</text:p>
          </table:table-cell>
          <table:table-cell table:style-name="ce116" office:value-type="float" office:value="75.9" calcext:value-type="float">
            <text:p>75.9</text:p>
          </table:table-cell>
          <table:table-cell table:style-name="ce116" office:value-type="float" office:value="18.1" calcext:value-type="float">
            <text:p>18.1</text:p>
          </table:table-cell>
          <table:table-cell table:style-name="ce138" office:value-type="float" office:value="3" calcext:value-type="float">
            <text:p>3.0</text:p>
          </table:table-cell>
          <table:table-cell table:style-name="ce116" office:value-type="float" office:value="6.1" calcext:value-type="float">
            <text:p>6.1</text:p>
          </table:table-cell>
          <table:table-cell table:style-name="ce209" office:value-type="float" office:value="115.684" calcext:value-type="float">
            <text:p>116</text:p>
          </table:table-cell>
          <table:table-cell table:style-name="ce209" table:formula="of:=[.DJ125]*[.$DI$118]/[.$DJ$118]" office:value-type="float" office:value="149.594594594595" calcext:value-type="float">
            <text:p>150</text:p>
          </table:table-cell>
          <table:table-cell table:style-name="ce140" office:value-type="float" office:value="11.07" calcext:value-type="float">
            <text:p>11.1</text:p>
          </table:table-cell>
          <table:table-cell table:style-name="ce140" table:formula="of:=(([.DJ125]*100)/[.DJ124])-100" office:value-type="float" office:value="2.02764976958525" calcext:value-type="float">
            <text:p>2.0</text:p>
          </table:table-cell>
          <table:table-cell table:style-name="ce140" table:formula="of:=[.DQ125]/([.DJ125]*12)" office:value-type="float" office:value="13.9265281541704" calcext:value-type="float">
            <text:p>13.9</text:p>
          </table:table-cell>
          <table:table-cell table:style-name="ce140" table:formula="of:=100/[.DL125]" office:value-type="float" office:value="7.18054054054054" calcext:value-type="float">
            <text:p>7.2</text:p>
          </table:table-cell>
          <table:table-cell table:style-name="ce140" table:formula="of:=[.DQ125]/(([.DJ125]*12)*0.75)" office:value-type="float" office:value="18.5687042055606" calcext:value-type="float">
            <text:p>18.6</text:p>
          </table:table-cell>
          <table:table-cell table:style-name="ce140" table:formula="of:=100/[.DN125]" office:value-type="float" office:value="5.38540540540541" calcext:value-type="float">
            <text:p>5.4</text:p>
          </table:table-cell>
          <table:table-cell table:style-name="ce209" table:formula="of:=([.DS125]/[.DQ125])*100" office:value-type="float" office:value="59.8378378378378" calcext:value-type="float">
            <text:p>60</text:p>
          </table:table-cell>
          <table:table-cell table:style-name="ce151" office:value-type="float" office:value="1850" calcext:value-type="float">
            <text:p>1850</text:p>
          </table:table-cell>
          <table:table-cell table:style-name="ce209" table:formula="of:=[.DQ125]*[.$DR$118]/[.$DQ$118]" office:value-type="float" office:value="120.181896925076" calcext:value-type="float">
            <text:p>120</text:p>
          </table:table-cell>
          <table:table-cell table:style-name="ce209" table:formula="of:=[.DJ125]*100" office:value-type="float" office:value="1107" calcext:value-type="float">
            <text:p>1107</text:p>
          </table:table-cell>
          <table:table-cell table:style-name="ce107" office:value-type="float" office:value="1619" calcext:value-type="float">
            <text:p>1619</text:p>
          </table:table-cell>
          <table:table-cell table:style-name="ce107" office:value-type="float" office:value="131.185" calcext:value-type="float">
            <text:p>131</text:p>
          </table:table-cell>
          <table:table-cell table:style-name="ce107" office:value-type="float" office:value="141.675" calcext:value-type="float">
            <text:p>142</text:p>
          </table:table-cell>
          <table:table-cell table:style-name="ce102" office:value-type="float" office:value="8.4" calcext:value-type="float">
            <text:p>8.40</text:p>
          </table:table-cell>
          <table:table-cell table:style-name="ce140" table:formula="of:=[.DX124]+[.DW125]" office:value-type="float" office:value="221.05" calcext:value-type="float">
            <text:p>221.1</text:p>
          </table:table-cell>
          <table:table-cell table:style-name="ce140" table:formula="of:=(([.DT125]*[.DW125])/100)+[.DY124]" office:value-type="float" office:value="1117.36526525" calcext:value-type="float">
            <text:p>1117.4</text:p>
          </table:table-cell>
          <table:table-cell table:style-name="ce140" table:formula="of:=[.DT125]-[.DY125]" office:value-type="float" office:value="501.63473475" calcext:value-type="float">
            <text:p>501.6</text:p>
          </table:table-cell>
          <table:table-cell table:style-name="ce140" table:formula="of:=[.DT125]/[.DX125]*[.$DX$88]" office:value-type="float" office:value="732.41348111287" calcext:value-type="float">
            <text:p>732.4</text:p>
          </table:table-cell>
          <table:table-cell table:style-name="ce140" table:formula="of:=[.DT125]-[.EA125]" office:value-type="float" office:value="886.58651888713" calcext:value-type="float">
            <text:p>886.6</text:p>
          </table:table-cell>
          <table:table-cell table:style-name="ce34" table:formula="of:=([.AH125]-[.AH124])" office:value-type="float" office:value="1.57767272727273" calcext:value-type="float">
            <text:p>1.58</text:p>
          </table:table-cell>
          <table:table-cell table:style-name="ce102" table:formula="of:=([.DT125]*100/[.DT124])-100" office:value-type="float" office:value="6.93527080581242" calcext:value-type="float">
            <text:p>6.94</text:p>
          </table:table-cell>
          <table:table-cell table:style-name="ce102" table:formula="of:=[.ED125]-[.DW125]" office:value-type="float" office:value="-1.46472919418758" calcext:value-type="float">
            <text:p>-1.46</text:p>
          </table:table-cell>
          <table:table-cell table:style-name="ce102" table:formula="of:=([.O125]*100/[.O124])-100" office:value-type="float" office:value="14.8483792878451" calcext:value-type="float">
            <text:p>14.85</text:p>
          </table:table-cell>
          <table:table-cell table:style-name="ce102" table:formula="of:=([.T125]*100/[.T124])-100" office:value-type="float" office:value="11.0450034850216" calcext:value-type="float">
            <text:p>11.05</text:p>
          </table:table-cell>
          <table:table-cell table:style-name="ce125" office:value-type="float" office:value="12.92" calcext:value-type="float">
            <text:p>12.9</text:p>
          </table:table-cell>
          <table:table-cell table:style-name="ce140" table:formula="of:=([.DO125]+[.ED125])" office:value-type="float" office:value="12.3206762112178" calcext:value-type="float">
            <text:p>12.3</text:p>
          </table:table-cell>
          <table:table-cell table:style-name="ce138" table:formula="of:=-0.06*(([.A125]-1963)^2)+8.5*([.A125]-1963)+140" office:value-type="float" office:value="432.64" calcext:value-type="float">
            <text:p>432.6</text:p>
          </table:table-cell>
          <table:table-cell table:style-name="ce138" table:formula="of:=[.EJ125]+50" office:value-type="float" office:value="482.64" calcext:value-type="float">
            <text:p>482.6</text:p>
          </table:table-cell>
          <table:table-cell table:style-name="ce140" table:formula="of:=[.EJ125]-50" office:value-type="float" office:value="382.64" calcext:value-type="float">
            <text:p>382.6</text:p>
          </table:table-cell>
          <table:table-cell table:style-name="ce140" table:formula="of:=[.EJ125]+100" office:value-type="float" office:value="532.64" calcext:value-type="float">
            <text:p>532.6</text:p>
          </table:table-cell>
          <table:table-cell table:style-name="ce140" table:formula="of:=[.EJ125]-100" office:value-type="float" office:value="332.64" calcext:value-type="float">
            <text:p>332.6</text:p>
          </table:table-cell>
          <table:table-cell table:style-name="ce138" table:formula="of:=-0.025*(([.A125]-1963)^2)+5.5*([.A125]-1963)+175" office:value-type="float" office:value="412.475" calcext:value-type="float">
            <text:p>412.5</text:p>
          </table:table-cell>
          <table:table-cell table:style-name="ce92" table:formula="of:=3.80288461538462*0.264172052" office:value-type="float" office:value="1.00461583236539" calcext:value-type="float">
            <text:p>1.00</text:p>
          </table:table-cell>
          <table:table-cell table:style-name="ce304" table:formula="of:=([.EP125]*100/[.EP124])-100" office:value-type="float" office:value="30.7576338654009" calcext:value-type="float">
            <text:p>30.8</text:p>
          </table:table-cell>
          <table:table-cell table:style-name="ce92" table:formula="of:=1.78*[.AJ125]" office:value-type="float" office:value="1.8729605" calcext:value-type="float">
            <text:p>1.87</text:p>
          </table:table-cell>
          <table:table-cell table:number-columns-repeated="876"/>
        </table:table-row>
        <table:table-row table:style-name="ro9">
          <table:table-cell table:style-name="ce158" office:value-type="float" office:value="2023" calcext:value-type="float">
            <text:p>2023</text:p>
          </table:table-cell>
          <table:table-cell table:style-name="ce17" office:value-type="float" office:value="48085361" calcext:value-type="float">
            <text:p>48085361</text:p>
          </table:table-cell>
          <table:table-cell table:style-name="ce107" office:value-type="float" office:value="16927519" calcext:value-type="float">
            <text:p>16927519</text:p>
          </table:table-cell>
          <table:table-cell table:style-name="ce107" office:value-type="float" office:value="24179586" calcext:value-type="float">
            <text:p>24179586</text:p>
          </table:table-cell>
          <table:table-cell table:style-name="ce107" office:value-type="float" office:value="39727961" calcext:value-type="float">
            <text:p>39727961</text:p>
          </table:table-cell>
          <table:table-cell table:style-name="ce107" table:formula="of:=[.C126]/26" office:value-type="float" office:value="651058.423076923" calcext:value-type="float">
            <text:p>651058</text:p>
          </table:table-cell>
          <table:table-cell table:style-name="ce107" table:formula="of:=[.F126]/2" office:value-type="float" office:value="325529.211538462" calcext:value-type="float">
            <text:p>325529</text:p>
          </table:table-cell>
          <table:table-cell table:style-name="ce107" table:formula="of:=[.G126]*1.5" office:value-type="float" office:value="488293.817307692" calcext:value-type="float">
            <text:p>488294</text:p>
          </table:table-cell>
          <table:table-cell table:style-name="ce107" office:value-type="float" office:value="543507.257551" calcext:value-type="float">
            <text:p>543507</text:p>
          </table:table-cell>
          <table:table-cell table:style-name="ce107" table:formula="of:=[.I126]/2" office:value-type="float" office:value="271753.6287755" calcext:value-type="float">
            <text:p>271754</text:p>
          </table:table-cell>
          <table:table-cell table:style-name="ce107" office:value-type="float" office:value="673355.539199" calcext:value-type="float">
            <text:p>673356</text:p>
          </table:table-cell>
          <table:table-cell table:style-name="ce107" table:formula="of:=[.K126]/2" office:value-type="float" office:value="336677.7695995" calcext:value-type="float">
            <text:p>336678</text:p>
          </table:table-cell>
          <table:table-cell table:style-name="ce107" office:value-type="float" office:value="777278.802791" calcext:value-type="float">
            <text:p>777279</text:p>
          </table:table-cell>
          <table:table-cell table:style-name="ce107" table:formula="of:=[.M126]/2" office:value-type="float" office:value="388639.4013955" calcext:value-type="float">
            <text:p>388639</text:p>
          </table:table-cell>
          <table:table-cell table:style-name="ce107" office:value-type="float" office:value="586913" calcext:value-type="float">
            <text:p>586913</text:p>
          </table:table-cell>
          <table:table-cell table:style-name="ce107" office:value-type="float" office:value="199741" calcext:value-type="float">
            <text:p>199741</text:p>
          </table:table-cell>
          <table:table-cell table:style-name="ce107" office:value-type="float" office:value="19871" calcext:value-type="float">
            <text:p>19871</text:p>
          </table:table-cell>
          <table:table-cell table:style-name="ce107" office:value-type="float" office:value="1229" calcext:value-type="float">
            <text:p>1229</text:p>
          </table:table-cell>
          <table:table-cell table:style-name="ce107" office:value-type="float" office:value="167089" calcext:value-type="float">
            <text:p>167089</text:p>
          </table:table-cell>
          <table:table-cell table:style-name="ce107" office:value-type="float" office:value="381560" calcext:value-type="float">
            <text:p>381560</text:p>
          </table:table-cell>
          <table:table-cell table:style-name="ce107" office:value-type="float" office:value="431782" calcext:value-type="float">
            <text:p>431782</text:p>
          </table:table-cell>
          <table:table-cell table:style-name="ce122" office:value-type="float" office:value="54209000000" calcext:value-type="float">
            <text:p>5.4E+10</text:p>
          </table:table-cell>
          <table:table-cell table:style-name="ce107" table:formula="of:=[.V126]/[.T126]" office:value-type="float" office:value="142072.020127896" calcext:value-type="float">
            <text:p>142072</text:p>
          </table:table-cell>
          <table:table-cell table:style-name="ce151" office:value-type="float" office:value="22343" calcext:value-type="float">
            <text:p>22343</text:p>
          </table:table-cell>
          <table:table-cell table:style-name="ce151" office:value-type="float" office:value="5956" calcext:value-type="float">
            <text:p>5956</text:p>
          </table:table-cell>
          <table:table-cell table:style-name="ce102" table:formula="of:=[.X126]/[.Y126]" office:value-type="float" office:value="3.75134318334453" calcext:value-type="float">
            <text:p>3.75</text:p>
          </table:table-cell>
          <table:table-cell table:style-name="ce102" table:formula="of:=[.T126]/[.O126]" office:value-type="float" office:value="0.650113389889132" calcext:value-type="float">
            <text:p>0.65</text:p>
          </table:table-cell>
          <table:table-cell table:style-name="ce102" table:formula="of:=([.W126]*100)/([.DT126]*(([.CA126]*([.BZ126]/([.BU126]+[.BZ126])))+([.BV126]*([.BU126]/([.BU126]+[.BZ126])))))" office:value-type="float" office:value="67.7282264220086" calcext:value-type="float">
            <text:p>67.73</text:p>
          </table:table-cell>
          <table:table-cell table:style-name="ce103" table:formula="of:=(([.V126]*100/[.V125])-100)-[.DW126]" office:value-type="float" office:value="-23.2035624478798" calcext:value-type="float">
            <text:p>-23.20</text:p>
          </table:table-cell>
          <table:table-cell table:style-name="ce103" office:value-type="float" office:value="3.986" calcext:value-type="float">
            <text:p>3.99</text:p>
          </table:table-cell>
          <table:table-cell table:style-name="ce102" office:value-type="float" office:value="60" calcext:value-type="float">
            <text:p>60.00</text:p>
          </table:table-cell>
          <table:table-cell table:style-name="ce103" table:formula="of:=100-[.AE126]" office:value-type="float" office:value="40" calcext:value-type="float">
            <text:p>40.00</text:p>
          </table:table-cell>
          <table:table-cell table:style-name="ce107" office:value-type="float" office:value="24" calcext:value-type="float">
            <text:p>24</text:p>
          </table:table-cell>
          <table:table-cell table:style-name="ce102" office:value-type="float" office:value="3.86" calcext:value-type="float">
            <text:p>3.86</text:p>
          </table:table-cell>
          <table:table-cell table:style-name="ce102" table:formula="of:=[.AD126]-[.AH126]" office:value-type="float" office:value="0.126" calcext:value-type="float">
            <text:p>0.13</text:p>
          </table:table-cell>
          <table:table-cell table:style-name="ce102" office:value-type="float" office:value="1.08165" calcext:value-type="float">
            <text:p>1.08</text:p>
          </table:table-cell>
          <table:table-cell table:style-name="ce104" table:formula="of:=[.DT126]*100" office:value-type="float" office:value="164000" calcext:value-type="float">
            <text:p>164000</text:p>
          </table:table-cell>
          <table:table-cell table:style-name="ce104" table:formula="of:=([.DT126]*100)*[.AJ126]" office:value-type="float" office:value="177390.6" calcext:value-type="float">
            <text:p>177391</text:p>
          </table:table-cell>
          <table:table-cell table:style-name="ce119" office:value-type="float" office:value="16137014000000" calcext:value-type="float">
            <text:p>1.61E+13</text:p>
          </table:table-cell>
          <table:table-cell table:style-name="ce101" table:formula="of:=([.AM126]*100/[.AM125])-100" office:value-type="float" office:value="0.329975097521185" calcext:value-type="float">
            <text:p>0.33</text:p>
          </table:table-cell>
          <table:table-cell table:style-name="ce101" table:formula="of:=AVERAGE([.$AN$84:.AN126])" office:value-type="float" office:value="6.21827700510905" calcext:value-type="float">
            <text:p>6.22</text:p>
          </table:table-cell>
          <table:table-cell table:style-name="ce107" office:value-type="float" office:value="27588" calcext:value-type="float">
            <text:p>27588</text:p>
          </table:table-cell>
          <table:table-cell table:style-name="ce106" table:formula="of:=[.DT126]*100/[.AP126]" office:value-type="float" office:value="5.94461360011599" calcext:value-type="float">
            <text:p>6</text:p>
          </table:table-cell>
          <table:table-cell table:style-name="ce107" office:value-type="float" office:value="1795" calcext:value-type="float">
            <text:p>1795</text:p>
          </table:table-cell>
          <table:table-cell table:style-name="ce107" table:formula="of:=[.DT126]*100/[.AR126]" office:value-type="float" office:value="91.3649025069638" calcext:value-type="float">
            <text:p>91</text:p>
          </table:table-cell>
          <table:table-cell table:style-name="ce140" office:value-type="float" office:value="0.4" calcext:value-type="float">
            <text:p>0.4</text:p>
          </table:table-cell>
          <table:table-cell table:style-name="ce119" office:value-type="float" office:value="882194000000" calcext:value-type="float">
            <text:p>8.82E+11</text:p>
          </table:table-cell>
          <table:table-cell table:style-name="ce107" table:formula="of:=[.AU126]/[.E126]" office:value-type="float" office:value="22205.8715774515" calcext:value-type="float">
            <text:p>22206</text:p>
          </table:table-cell>
          <table:table-cell table:style-name="ce107" table:formula="of:=[.AW125]*(1+([.DW126]/100))" office:value-type="float" office:value="20116.1912543552" calcext:value-type="float">
            <text:p>20116</text:p>
          </table:table-cell>
          <table:table-cell table:style-name="ce107" table:formula="of:=[.AV126]+(12*PMT([.AD126]/100/12;[.AG126]*12;([.AV126]*5)*-1))" office:value-type="float" office:value="29399.574730273" calcext:value-type="float">
            <text:p>29400</text:p>
          </table:table-cell>
          <table:table-cell table:style-name="ce107" table:formula="of:=[.AY125]*(1+(([.DU126]-[.DU125])/100))" office:value-type="float" office:value="25152.888123578" calcext:value-type="float">
            <text:p>25153</text:p>
          </table:table-cell>
          <table:table-cell table:style-name="ce107" table:formula="of:=(([.AY126]+([.AW126]-[.AV126])+([.AX126]-[.AV126]))-[.AV126])+[.$AV$102]" office:value-type="float" office:value="19584.0276619414" calcext:value-type="float">
            <text:p>19584</text:p>
          </table:table-cell>
          <table:table-cell table:style-name="ce107" table:formula="of:=[.AZ126]*[.$BA$102]/[.$AZ$102]" office:value-type="float" office:value="125.148686353048" calcext:value-type="float">
            <text:p>125</text:p>
          </table:table-cell>
          <table:table-cell table:style-name="ce107" table:formula="of:=[.AV126]*[.$BB$102]/[.$AV$102]" office:value-type="float" office:value="98.196531753698" calcext:value-type="float">
            <text:p>98</text:p>
          </table:table-cell>
          <table:table-cell table:style-name="ce107" table:formula="of:=[.DU126]-[.BB126]" office:value-type="float" office:value="37.728468246302" calcext:value-type="float">
            <text:p>38</text:p>
          </table:table-cell>
          <table:table-cell table:style-name="ce107" table:formula="of:=[.W126]/5" office:value-type="float" office:value="28414.4040255792" calcext:value-type="float">
            <text:p>28414</text:p>
          </table:table-cell>
          <table:table-cell table:style-name="ce107" table:formula="of:=100-(([.AV126]*100)/[.BD126])" office:value-type="float" office:value="21.8499478030182" calcext:value-type="float">
            <text:p>22</text:p>
          </table:table-cell>
          <table:table-cell table:style-name="ce107" office:value-type="float" office:value="154" calcext:value-type="float">
            <text:p>154</text:p>
          </table:table-cell>
          <table:table-cell table:style-name="ce107" office:value-type="float" office:value="22387" calcext:value-type="float">
            <text:p>22387</text:p>
          </table:table-cell>
          <table:table-cell table:style-name="ce107" office:value-type="float" office:value="16537" calcext:value-type="float">
            <text:p>16537</text:p>
          </table:table-cell>
          <table:table-cell table:style-name="ce107" office:value-type="float" office:value="10600" calcext:value-type="float">
            <text:p>10600</text:p>
          </table:table-cell>
          <table:table-cell table:style-name="ce41" office:value-type="float" office:value="3609.94" calcext:value-type="float">
            <text:p>3610</text:p>
          </table:table-cell>
          <table:table-cell table:style-name="ce41" office:value-type="float" office:value="10416.38" calcext:value-type="float">
            <text:p>10416</text:p>
          </table:table-cell>
          <table:table-cell table:style-name="ce41" table:formula="of:=([.BJ126])/((([.BH126]+[.BI126])*1000)/1000000)" office:value-type="float" office:value="133.026495191068" calcext:value-type="float">
            <text:p>133</text:p>
          </table:table-cell>
          <table:table-cell table:style-name="ce107" table:formula="of:=[.CH126]/[.O126]" office:value-type="float" office:value="44.5620577496154" calcext:value-type="float">
            <text:p>45</text:p>
          </table:table-cell>
          <table:table-cell table:style-name="ce107" office:value-type="float" office:value="71033" calcext:value-type="float">
            <text:p>71033</text:p>
          </table:table-cell>
          <table:table-cell table:style-name="ce107" office:value-type="float" office:value="25931" calcext:value-type="float">
            <text:p>25931</text:p>
          </table:table-cell>
          <table:table-cell table:style-name="ce107" office:value-type="float" office:value="42413" calcext:value-type="float">
            <text:p>42413</text:p>
          </table:table-cell>
          <table:table-cell table:style-name="ce107" office:value-type="float" office:value="2636" calcext:value-type="float">
            <text:p>2636</text:p>
          </table:table-cell>
          <table:table-cell table:style-name="ce107" office:value-type="float" office:value="89956" calcext:value-type="float">
            <text:p>89956</text:p>
          </table:table-cell>
          <table:table-cell table:style-name="ce107" office:value-type="float" office:value="43406" calcext:value-type="float">
            <text:p>43406</text:p>
          </table:table-cell>
          <table:table-cell table:style-name="ce107" office:value-type="float" office:value="1004" calcext:value-type="float">
            <text:p>1004</text:p>
          </table:table-cell>
          <table:table-cell table:style-name="ce107" office:value-type="float" office:value="24162" calcext:value-type="float">
            <text:p>24162</text:p>
          </table:table-cell>
          <table:table-cell table:style-name="ce263" office:value-type="float" office:value="195.7" calcext:value-type="float">
            <text:p>196</text:p>
          </table:table-cell>
          <table:table-cell table:style-name="ce107" office:value-type="float" office:value="4211456000" calcext:value-type="float">
            <text:p>4211456000</text:p>
          </table:table-cell>
          <table:table-cell table:style-name="ce107" table:formula="of:=[.BW126]/[.BU126]" office:value-type="float" office:value="174300.802913666" calcext:value-type="float">
            <text:p>174301</text:p>
          </table:table-cell>
          <table:table-cell table:style-name="ce107" table:formula="of:=[.BX126]/[.BV126]" office:value-type="float" office:value="890.653055256342" calcext:value-type="float">
            <text:p>891</text:p>
          </table:table-cell>
          <table:table-cell table:style-name="ce107" office:value-type="float" office:value="85281" calcext:value-type="float">
            <text:p>85281</text:p>
          </table:table-cell>
          <table:table-cell table:style-name="ce263" office:value-type="float" office:value="108.7" calcext:value-type="float">
            <text:p>109</text:p>
          </table:table-cell>
          <table:table-cell table:style-name="ce107" office:value-type="float" office:value="7696814000" calcext:value-type="float">
            <text:p>7696814000</text:p>
          </table:table-cell>
          <table:table-cell table:style-name="ce81" table:formula="of:=[.CB126]/[.BZ126]" office:value-type="float" office:value="90252.3891605399" calcext:value-type="float">
            <text:p>90252</text:p>
          </table:table-cell>
          <table:table-cell table:style-name="ce81" table:formula="of:=[.CC126]/[.CA126]" office:value-type="float" office:value="830.288768726218" calcext:value-type="float">
            <text:p>830</text:p>
          </table:table-cell>
          <table:table-cell table:style-name="ce84" table:formula="of:=[.DT126]/(([.CD126]+[.BY126])/2)" office:value-type="float" office:value="1.90593310842403" calcext:value-type="float">
            <text:p>1.91</text:p>
          </table:table-cell>
          <table:table-cell table:style-name="ce83" table:formula="of:=[.CG126]-[.CG125]" office:value-type="float" office:value="3.57244556271569" calcext:value-type="float">
            <text:p>3.6</text:p>
          </table:table-cell>
          <table:table-cell table:style-name="ce107" office:value-type="float" office:value="114.953397110259" calcext:value-type="float">
            <text:p>115</text:p>
          </table:table-cell>
          <table:table-cell table:style-name="ce41" table:formula="of:=[.CH125]+[.CI126]" office:value-type="float" office:value="26154051" calcext:value-type="float">
            <text:p>26154051</text:p>
          </table:table-cell>
          <table:table-cell table:style-name="ce41" table:formula="of:=[.CJ126]+[.CK126]" office:value-type="float" office:value="88590" calcext:value-type="float">
            <text:p>88590</text:p>
          </table:table-cell>
          <table:table-cell table:style-name="ce41" office:value-type="float" office:value="81414" calcext:value-type="float">
            <text:p>81414</text:p>
          </table:table-cell>
          <table:table-cell table:style-name="ce41" office:value-type="float" office:value="7176" calcext:value-type="float">
            <text:p>7176</text:p>
          </table:table-cell>
          <table:table-cell table:style-name="ce41" table:formula="of:=100-[.CM126]" office:value-type="float" office:value="91.8997629529292" calcext:value-type="float">
            <text:p>92</text:p>
          </table:table-cell>
          <table:table-cell table:style-name="ce41" table:formula="of:=([.CK126]*100)/([.CJ126]+[.CK126])" office:value-type="float" office:value="8.10023704707078" calcext:value-type="float">
            <text:p>8</text:p>
          </table:table-cell>
          <table:table-cell table:style-name="ce129" table:formula="of:=([.B126]/[.CH126])" office:value-type="float" office:value="1.83854352046649" calcext:value-type="float">
            <text:p>1.84</text:p>
          </table:table-cell>
          <table:table-cell table:style-name="ce129" office:value-type="float" office:value="2.47" calcext:value-type="float">
            <text:p>2.47</text:p>
          </table:table-cell>
          <table:table-cell table:style-name="ce129" table:formula="of:=([.CO126]-[.CN126])" office:value-type="float" office:value="0.631456479533515" calcext:value-type="float">
            <text:p>0.63</text:p>
          </table:table-cell>
          <table:table-cell table:style-name="ce141" table:formula="of:=([.CH126]*100/[.CH125])-100" office:value-type="float" office:value="0.339875055346226" calcext:value-type="float">
            <text:p>0.3</text:p>
          </table:table-cell>
          <table:table-cell table:style-name="ce130" table:formula="of:=AVERAGE([.$CQ$74:.CQ126])" office:value-type="float" office:value="1.71275662182799" calcext:value-type="float">
            <text:p>1.71</text:p>
          </table:table-cell>
          <table:table-cell table:style-name="ce104" table:formula="of:=([.B126]-[.B125])" office:value-type="float" office:value="652556" calcext:value-type="float">
            <text:p>652556</text:p>
          </table:table-cell>
          <table:table-cell table:style-name="ce102" table:formula="of:=([.B126]*100/[.B125])-100" office:value-type="float" office:value="1.37574828222787" calcext:value-type="float">
            <text:p>1.38</text:p>
          </table:table-cell>
          <table:table-cell table:style-name="ce209" table:formula="of:=[.CI126]-([.CS126]/2)" office:value-type="float" office:value="-237688" calcext:value-type="float">
            <text:p>-237688</text:p>
          </table:table-cell>
          <table:table-cell table:style-name="ce41" office:value-type="float" office:value="1328000" calcext:value-type="float">
            <text:p>1328000</text:p>
          </table:table-cell>
          <table:table-cell table:style-name="ce141" table:formula="of:=[.CV126]/[.CI126]" office:value-type="float" office:value="14.9904052376115" calcext:value-type="float">
            <text:p>15.0</text:p>
          </table:table-cell>
          <table:table-cell table:style-name="ce141" table:formula="of:=[.CV126]/[.B126]*100" office:value-type="float" office:value="2.76175528764357" calcext:value-type="float">
            <text:p>2.8</text:p>
          </table:table-cell>
          <table:table-cell table:style-name="ce106" office:value-type="float" office:value="14500" calcext:value-type="float">
            <text:p>14500</text:p>
          </table:table-cell>
          <table:table-cell table:style-name="ce102" office:value-type="float" office:value="10.83" calcext:value-type="float">
            <text:p>10.83</text:p>
          </table:table-cell>
          <table:table-cell table:style-name="ce102" table:formula="of:=100-([.CZ126]+[.DB126])" office:value-type="float" office:value="75.812334" calcext:value-type="float">
            <text:p>75.81</text:p>
          </table:table-cell>
          <table:table-cell table:style-name="ce102" table:formula="of:=([.DC126]*(100-[.CZ126]))/100" office:value-type="float" office:value="13.357666" calcext:value-type="float">
            <text:p>13.36</text:p>
          </table:table-cell>
          <table:table-cell table:style-name="ce102" office:value-type="float" office:value="14.98" calcext:value-type="float">
            <text:p>14.98</text:p>
          </table:table-cell>
          <table:table-cell table:style-name="ce140" office:value-type="float" office:value="75.1" calcext:value-type="float">
            <text:p>75.1</text:p>
          </table:table-cell>
          <table:table-cell table:style-name="ce140" office:value-type="float" office:value="18.7" calcext:value-type="float">
            <text:p>18.7</text:p>
          </table:table-cell>
          <table:table-cell table:style-name="ce140" office:value-type="float" office:value="3.3" calcext:value-type="float">
            <text:p>3.3</text:p>
          </table:table-cell>
          <table:table-cell table:style-name="ce140" office:value-type="float" office:value="6.1" calcext:value-type="float">
            <text:p>6.1</text:p>
          </table:table-cell>
          <table:table-cell table:style-name="ce41" office:value-type="string" calcext:value-type="string">
            <text:p>null</text:p>
          </table:table-cell>
          <table:table-cell table:style-name="ce209" table:formula="of:=[.DJ126]*[.$DI$118]/[.$DJ$118]" office:value-type="float" office:value="157.432432432432" calcext:value-type="float">
            <text:p>157</text:p>
          </table:table-cell>
          <table:table-cell table:style-name="ce140" office:value-type="float" office:value="11.65" calcext:value-type="float">
            <text:p>11.7</text:p>
          </table:table-cell>
          <table:table-cell table:style-name="ce140" table:formula="of:=(([.DJ126]*100)/[.DJ125])-100" office:value-type="float" office:value="5.23938572719061" calcext:value-type="float">
            <text:p>5.2</text:p>
          </table:table-cell>
          <table:table-cell table:style-name="ce140" table:formula="of:=[.DQ126]/([.DJ126]*12)" office:value-type="float" office:value="14.170243204578" calcext:value-type="float">
            <text:p>14.2</text:p>
          </table:table-cell>
          <table:table-cell table:style-name="ce140" table:formula="of:=100/[.DL126]" office:value-type="float" office:value="7.0570418980313" calcext:value-type="float">
            <text:p>7.1</text:p>
          </table:table-cell>
          <table:table-cell table:style-name="ce140" table:formula="of:=[.DQ126]/(([.DJ126]*12)*0.75)" office:value-type="float" office:value="18.893657606104" calcext:value-type="float">
            <text:p>18.9</text:p>
          </table:table-cell>
          <table:table-cell table:style-name="ce140" table:formula="of:=100/[.DN126]" office:value-type="float" office:value="5.29278142352347" calcext:value-type="float">
            <text:p>5.3</text:p>
          </table:table-cell>
          <table:table-cell table:style-name="ce209" table:formula="of:=([.DS126]/[.DQ126])*100" office:value-type="float" office:value="58.8086824835941" calcext:value-type="float">
            <text:p>59</text:p>
          </table:table-cell>
          <table:table-cell table:style-name="ce107" office:value-type="float" office:value="1981" calcext:value-type="float">
            <text:p>1981</text:p>
          </table:table-cell>
          <table:table-cell table:style-name="ce209" table:formula="of:=[.DQ126]*[.$DR$118]/[.$DQ$118]" office:value-type="float" office:value="128.692074491122" calcext:value-type="float">
            <text:p>129</text:p>
          </table:table-cell>
          <table:table-cell table:style-name="ce209" table:formula="of:=[.DJ126]*100" office:value-type="float" office:value="1165" calcext:value-type="float">
            <text:p>1165</text:p>
          </table:table-cell>
          <table:table-cell table:style-name="ce107" office:value-type="float" office:value="1640" calcext:value-type="float">
            <text:p>1640</text:p>
          </table:table-cell>
          <table:table-cell table:style-name="ce107" office:value-type="float" office:value="135.925" calcext:value-type="float">
            <text:p>136</text:p>
          </table:table-cell>
          <table:table-cell table:style-name="ce107" office:value-type="float" office:value="147.282" calcext:value-type="float">
            <text:p>147</text:p>
          </table:table-cell>
          <table:table-cell table:style-name="ce102" office:value-type="float" office:value="3.56" calcext:value-type="float">
            <text:p>3.56</text:p>
          </table:table-cell>
          <table:table-cell table:style-name="ce140" table:formula="of:=[.DX125]+[.DW126]" office:value-type="float" office:value="224.61" calcext:value-type="float">
            <text:p>224.6</text:p>
          </table:table-cell>
          <table:table-cell table:style-name="ce140" table:formula="of:=(([.DT126]*[.DW126])/100)+[.DY125]" office:value-type="float" office:value="1175.74926525" calcext:value-type="float">
            <text:p>1175.7</text:p>
          </table:table-cell>
          <table:table-cell table:style-name="ce140" table:formula="of:=[.DT126]-[.DY126]" office:value-type="float" office:value="464.25073475" calcext:value-type="float">
            <text:p>464.3</text:p>
          </table:table-cell>
          <table:table-cell table:style-name="ce140" table:formula="of:=[.DT126]/[.DX126]*[.$DX$88]" office:value-type="float" office:value="730.154490004897" calcext:value-type="float">
            <text:p>730.2</text:p>
          </table:table-cell>
          <table:table-cell table:style-name="ce140" table:formula="of:=[.DT126]-[.EA126]" office:value-type="float" office:value="909.845509995103" calcext:value-type="float">
            <text:p>909.8</text:p>
          </table:table-cell>
          <table:table-cell table:style-name="ce102" table:formula="of:=([.AH126]-[.AH125])" office:value-type="float" office:value="2.772" calcext:value-type="float">
            <text:p>2.77</text:p>
          </table:table-cell>
          <table:table-cell table:style-name="ce102" table:formula="of:=([.DT126]*100/[.DT125])-100" office:value-type="float" office:value="1.29709697344039" calcext:value-type="float">
            <text:p>1.30</text:p>
          </table:table-cell>
          <table:table-cell table:style-name="ce102" table:formula="of:=[.ED126]-[.DW126]" office:value-type="float" office:value="-2.26290302655961" calcext:value-type="float">
            <text:p>-2.26</text:p>
          </table:table-cell>
          <table:table-cell table:style-name="ce102" table:formula="of:=([.O126]*100/[.O125])-100" office:value-type="float" office:value="-9.63534690081818" calcext:value-type="float">
            <text:p>-9.64</text:p>
          </table:table-cell>
          <table:table-cell table:style-name="ce102" table:formula="of:=([.T126]*100/[.T125])-100" office:value-type="float" office:value="-17.6987752742583" calcext:value-type="float">
            <text:p>-17.70</text:p>
          </table:table-cell>
          <table:table-cell table:style-name="ce140" office:value-type="float" office:value="12.11" calcext:value-type="float">
            <text:p>12.1</text:p>
          </table:table-cell>
          <table:table-cell table:style-name="ce140" table:formula="of:=([.DO126]+[.ED126])" office:value-type="float" office:value="6.58987839696386" calcext:value-type="float">
            <text:p>6.6</text:p>
          </table:table-cell>
          <table:table-cell table:style-name="ce138" table:formula="of:=-0.06*(([.A126]-1963)^2)+8.5*([.A126]-1963)+140" office:value-type="float" office:value="434" calcext:value-type="float">
            <text:p>434.0</text:p>
          </table:table-cell>
          <table:table-cell table:style-name="ce138" table:formula="of:=[.EJ126]+50" office:value-type="float" office:value="484" calcext:value-type="float">
            <text:p>484.0</text:p>
          </table:table-cell>
          <table:table-cell table:style-name="ce141" table:formula="of:=[.EJ126]-50" office:value-type="float" office:value="384" calcext:value-type="float">
            <text:p>384.0</text:p>
          </table:table-cell>
          <table:table-cell table:style-name="ce141" table:formula="of:=[.EJ126]+100" office:value-type="float" office:value="534" calcext:value-type="float">
            <text:p>534.0</text:p>
          </table:table-cell>
          <table:table-cell table:style-name="ce141" table:formula="of:=[.EJ126]-100" office:value-type="float" office:value="334" calcext:value-type="float">
            <text:p>334.0</text:p>
          </table:table-cell>
          <table:table-cell table:style-name="ce138" table:formula="of:=-0.025*(([.A126]-1963)^2)+5.5*([.A126]-1963)+175" office:value-type="float" office:value="415" calcext:value-type="float">
            <text:p>415.0</text:p>
          </table:table-cell>
          <table:table-cell table:style-name="ce188" table:formula="of:=3.39725*0.264172052" office:value-type="float" office:value="0.897458503657" calcext:value-type="float">
            <text:p>0.90</text:p>
          </table:table-cell>
          <table:table-cell table:style-name="ce304" table:formula="of:=([.EP126]*100/[.EP125])-100" office:value-type="float" office:value="-10.6664981036664" calcext:value-type="float">
            <text:p>-10.7</text:p>
          </table:table-cell>
          <table:table-cell table:style-name="ce92" table:formula="of:=1.64*[.AJ126]" office:value-type="float" office:value="1.773906" calcext:value-type="float">
            <text:p>1.77</text:p>
          </table:table-cell>
          <table:table-cell table:number-columns-repeated="876"/>
        </table:table-row>
        <table:table-row table:style-name="ro9">
          <table:table-cell table:style-name="ce158" office:value-type="float" office:value="2024" calcext:value-type="float">
            <text:p>2024</text:p>
          </table:table-cell>
          <table:table-cell table:style-name="ce17" office:value-type="float" office:value="48592909" calcext:value-type="float">
            <text:p>48592909</text:p>
          </table:table-cell>
          <table:table-cell table:style-name="ce107" office:value-type="float" office:value="17053440" calcext:value-type="float">
            <text:p>17053440</text:p>
          </table:table-cell>
          <table:table-cell table:style-name="ce107" office:value-type="float" office:value="24450859" calcext:value-type="float">
            <text:p>24450859</text:p>
          </table:table-cell>
          <table:table-cell table:style-name="ce107" office:value-type="float" office:value="40056449" calcext:value-type="float">
            <text:p>40056449</text:p>
          </table:table-cell>
          <table:table-cell table:style-name="ce107" table:formula="of:=[.C127]/26" office:value-type="float" office:value="655901.538461539" calcext:value-type="float">
            <text:p>655902</text:p>
          </table:table-cell>
          <table:table-cell table:style-name="ce107" table:formula="of:=[.F127]/2" office:value-type="float" office:value="327950.769230769" calcext:value-type="float">
            <text:p>327951</text:p>
          </table:table-cell>
          <table:table-cell table:style-name="ce107" table:formula="of:=[.G127]*1.5" office:value-type="float" office:value="491926.153846154" calcext:value-type="float">
            <text:p>491926</text:p>
          </table:table-cell>
          <table:table-cell table:style-name="ce107" office:value-type="float" office:value="542471.158708" calcext:value-type="float">
            <text:p>542471</text:p>
          </table:table-cell>
          <table:table-cell table:style-name="ce107" table:formula="of:=[.I127]/2" office:value-type="float" office:value="271235.579354" calcext:value-type="float">
            <text:p>271236</text:p>
          </table:table-cell>
          <table:table-cell table:style-name="ce107" office:value-type="float" office:value="644744.522851" calcext:value-type="float">
            <text:p>644745</text:p>
          </table:table-cell>
          <table:table-cell table:style-name="ce107" table:formula="of:=[.K127]/2" office:value-type="float" office:value="322372.2614255" calcext:value-type="float">
            <text:p>322372</text:p>
          </table:table-cell>
          <table:table-cell table:style-name="ce107" office:value-type="float" office:value="782686.546148" calcext:value-type="float">
            <text:p>782687</text:p>
          </table:table-cell>
          <table:table-cell table:style-name="ce107" table:formula="of:=[.M127]/2" office:value-type="float" office:value="391343.273074" calcext:value-type="float">
            <text:p>391343</text:p>
          </table:table-cell>
          <table:table-cell table:style-name="ce107" office:value-type="float" office:value="641919" calcext:value-type="float">
            <text:p>641919</text:p>
          </table:table-cell>
          <table:table-cell table:style-name="ce107" office:value-type="float" office:value="201030" calcext:value-type="float">
            <text:p>201030</text:p>
          </table:table-cell>
          <table:table-cell table:style-name="ce151" office:value-type="float" office:value="23090" calcext:value-type="float">
            <text:p>23090</text:p>
          </table:table-cell>
          <table:table-cell table:style-name="ce17" office:value-type="float" office:value="1046" calcext:value-type="float">
            <text:p>1046</text:p>
          </table:table-cell>
          <table:table-cell table:style-name="ce17" office:value-type="float" office:value="173477" calcext:value-type="float">
            <text:p>173477</text:p>
          </table:table-cell>
          <table:table-cell table:style-name="ce107" office:value-type="float" office:value="423761" calcext:value-type="float">
            <text:p>423761</text:p>
          </table:table-cell>
          <table:table-cell table:style-name="ce151" office:value-type="float" office:value="445390" calcext:value-type="float">
            <text:p>445390</text:p>
          </table:table-cell>
          <table:table-cell table:style-name="ce122" office:value-type="float" office:value="61730543000" calcext:value-type="float">
            <text:p>6.2E+10</text:p>
          </table:table-cell>
          <table:table-cell table:style-name="ce107" table:formula="of:=[.V127]/[.T127]" office:value-type="float" office:value="145673.016157693" calcext:value-type="float">
            <text:p>145673</text:p>
          </table:table-cell>
          <table:table-cell table:style-name="ce151" office:value-type="float" office:value="14879" calcext:value-type="float">
            <text:p>14879</text:p>
          </table:table-cell>
          <table:table-cell table:style-name="ce151" office:value-type="float" office:value="26542" calcext:value-type="float">
            <text:p>26542</text:p>
          </table:table-cell>
          <table:table-cell table:style-name="ce102" table:formula="of:=[.X127]/[.Y127]" office:value-type="float" office:value="0.560583226584282" calcext:value-type="float">
            <text:p>0.56</text:p>
          </table:table-cell>
          <table:table-cell table:style-name="ce102" table:formula="of:=[.T127]/[.O127]" office:value-type="float" office:value="0.660147152522359" calcext:value-type="float">
            <text:p>0.66</text:p>
          </table:table-cell>
          <table:table-cell table:style-name="ce102" table:formula="of:=([.W127]*100)/([.DT127]*(([.CA127]*([.BZ127]/([.BU127]+[.BZ127])))+([.BV127]*([.BU127]/([.BU127]+[.BZ127])))))" office:value-type="float" office:value="67.213623968375" calcext:value-type="float">
            <text:p>67.21</text:p>
          </table:table-cell>
          <table:table-cell table:style-name="ce103" table:formula="of:=(([.V127]*100/[.V126])-100)-[.DW127]" office:value-type="float" office:value="11.0950816285119" calcext:value-type="float">
            <text:p>11.10</text:p>
          </table:table-cell>
          <table:table-cell table:style-name="ce103" office:value-type="float" office:value="3.66" calcext:value-type="float">
            <text:p>3.66</text:p>
          </table:table-cell>
          <table:table-cell table:style-name="ce102" office:value-type="float" office:value="58.8" calcext:value-type="float">
            <text:p>58.80</text:p>
          </table:table-cell>
          <table:table-cell table:style-name="ce102" office:value-type="float" office:value="41.2" calcext:value-type="float">
            <text:p>41.20</text:p>
          </table:table-cell>
          <table:table-cell table:style-name="ce107" office:value-type="float" office:value="24" calcext:value-type="float">
            <text:p>24</text:p>
          </table:table-cell>
          <table:table-cell table:style-name="ce102" office:value-type="float" office:value="3.27" calcext:value-type="float">
            <text:p>3.27</text:p>
          </table:table-cell>
          <table:table-cell table:style-name="ce102" table:formula="of:=[.AD127]-[.AH127]" office:value-type="float" office:value="0.39" calcext:value-type="float">
            <text:p>0.39</text:p>
          </table:table-cell>
          <table:table-cell table:style-name="ce102" office:value-type="float" office:value="1.0787" calcext:value-type="float">
            <text:p>1.08</text:p>
          </table:table-cell>
          <table:table-cell table:style-name="ce107" table:formula="of:=[.DT127]*100" office:value-type="float" office:value="174700" calcext:value-type="float">
            <text:p>174700</text:p>
          </table:table-cell>
          <table:table-cell table:style-name="ce104" table:formula="of:=([.DT127]*100)*[.AJ127]" office:value-type="float" office:value="188448.89" calcext:value-type="float">
            <text:p>188449</text:p>
          </table:table-cell>
          <table:table-cell table:style-name="ce119" office:value-type="float" office:value="16726206000000" calcext:value-type="float">
            <text:p>1.67E+13</text:p>
          </table:table-cell>
          <table:table-cell table:style-name="ce101" table:formula="of:=([.AM127]*100/[.AM126])-100" office:value-type="float" office:value="3.65118354610091" calcext:value-type="float">
            <text:p>3.65</text:p>
          </table:table-cell>
          <table:table-cell table:style-name="ce101" table:formula="of:=AVERAGE([.$AN$84:.AN127])" office:value-type="float" office:value="6.15993397194977" calcext:value-type="float">
            <text:p>6.16</text:p>
          </table:table-cell>
          <table:table-cell table:style-name="ce107" office:value-type="float" office:value="67768" calcext:value-type="float">
            <text:p>67768</text:p>
          </table:table-cell>
          <table:table-cell table:style-name="ce156" table:formula="of:=[.DT127]*100/[.AP127]" office:value-type="float" office:value="2.57791287923504" calcext:value-type="float">
            <text:p>3</text:p>
          </table:table-cell>
          <table:table-cell table:style-name="ce107" office:value-type="float" office:value="2205" calcext:value-type="float">
            <text:p>2205</text:p>
          </table:table-cell>
          <table:table-cell table:style-name="ce107" table:formula="of:=[.DT127]*100/[.AR127]" office:value-type="float" office:value="79.2290249433107" calcext:value-type="float">
            <text:p>79</text:p>
          </table:table-cell>
          <table:table-cell table:style-name="ce140" office:value-type="float" office:value="0.7" calcext:value-type="float">
            <text:p>0.7</text:p>
          </table:table-cell>
          <table:table-cell table:style-name="ce118" office:value-type="float" office:value="922194000000" calcext:value-type="float">
            <text:p>9.22E+11</text:p>
          </table:table-cell>
          <table:table-cell table:style-name="ce41" table:formula="of:=[.AU127]/[.E127]" office:value-type="float" office:value="23022.3602696285" calcext:value-type="float">
            <text:p>23022</text:p>
          </table:table-cell>
          <table:table-cell table:style-name="ce41" table:formula="of:=[.AW126]*(1+([.DW127]/100))" office:value-type="float" office:value="20675.4213712262" calcext:value-type="float">
            <text:p>20675</text:p>
          </table:table-cell>
          <table:table-cell table:style-name="ce41" table:formula="of:=[.AV127]+(12*PMT([.AD127]/100/12;[.AG127]*12;([.AV127]*5)*-1))" office:value-type="float" office:value="30236.594037777" calcext:value-type="float">
            <text:p>30237</text:p>
          </table:table-cell>
          <table:table-cell table:style-name="ce41" table:formula="of:=[.AY126]*(1+(([.DU127]-[.DU126])/100))" office:value-type="float" office:value="27988.8762595114" calcext:value-type="float">
            <text:p>27989</text:p>
          </table:table-cell>
          <table:table-cell table:style-name="ce41" table:formula="of:=(([.AY127]+([.AW127]-[.AV127])+([.AX127]-[.AV127]))-[.AV127])+[.$AV$102]" office:value-type="float" office:value="21366.7991457188" calcext:value-type="float">
            <text:p>21367</text:p>
          </table:table-cell>
          <table:table-cell table:style-name="ce41" table:formula="of:=[.AZ127]*[.$BA$102]/[.$AZ$102]" office:value-type="float" office:value="136.541210562763" calcext:value-type="float">
            <text:p>137</text:p>
          </table:table-cell>
          <table:table-cell table:style-name="ce41" table:formula="of:=[.AV127]*[.$BB$102]/[.$AV$102]" office:value-type="float" office:value="101.807124452492" calcext:value-type="float">
            <text:p>102</text:p>
          </table:table-cell>
          <table:table-cell table:style-name="ce41" table:formula="of:=[.DU127]-[.BB127]" office:value-type="float" office:value="45.3928755475082" calcext:value-type="float">
            <text:p>45</text:p>
          </table:table-cell>
          <table:table-cell table:style-name="ce41" table:formula="of:=[.W127]/5" office:value-type="float" office:value="29134.6032315385" calcext:value-type="float">
            <text:p>29135</text:p>
          </table:table-cell>
          <table:table-cell table:style-name="ce41" table:formula="of:=100-(([.AV127]*100)/[.BD127])" office:value-type="float" office:value="20.97932452807" calcext:value-type="float">
            <text:p>21</text:p>
          </table:table-cell>
          <table:table-cell table:style-name="ce107" office:value-type="float" office:value="169" calcext:value-type="float">
            <text:p>169</text:p>
          </table:table-cell>
          <table:table-cell table:style-name="ce107" office:value-type="float" office:value="20856" calcext:value-type="float">
            <text:p>20856</text:p>
          </table:table-cell>
          <table:table-cell table:style-name="ce107" office:value-type="float" office:value="15779" calcext:value-type="float">
            <text:p>15779</text:p>
          </table:table-cell>
          <table:table-cell table:style-name="ce107" office:value-type="float" office:value="9182" calcext:value-type="float">
            <text:p>9182</text:p>
          </table:table-cell>
          <table:table-cell table:style-name="ce41" office:value-type="float" office:value="3580" calcext:value-type="float">
            <text:p>3580</text:p>
          </table:table-cell>
          <table:table-cell table:style-name="ce41" office:value-type="string" calcext:value-type="string">
            <text:p>null</text:p>
          </table:table-cell>
          <table:table-cell table:style-name="ce41" table:formula="of:=([.BJ127])/((([.BH127]+[.BI127])*1000)/1000000)" office:value-type="float" office:value="143.423741036016" calcext:value-type="float">
            <text:p>143</text:p>
          </table:table-cell>
          <table:table-cell table:style-name="ce41" table:formula="of:=[.CH127]/[.O127]" office:value-type="float" office:value="40.8993206307961" calcext:value-type="float">
            <text:p>41</text:p>
          </table:table-cell>
          <table:table-cell table:style-name="ce107" office:value-type="float" office:value="75778" calcext:value-type="float">
            <text:p>75778</text:p>
          </table:table-cell>
          <table:table-cell table:style-name="ce107" office:value-type="float" office:value="27958" calcext:value-type="float">
            <text:p>27958</text:p>
          </table:table-cell>
          <table:table-cell table:style-name="ce107" office:value-type="float" office:value="44978" calcext:value-type="float">
            <text:p>44978</text:p>
          </table:table-cell>
          <table:table-cell table:style-name="ce107" office:value-type="float" office:value="2842" calcext:value-type="float">
            <text:p>2842</text:p>
          </table:table-cell>
          <table:table-cell table:style-name="ce107" office:value-type="float" office:value="108777" calcext:value-type="float">
            <text:p>108777</text:p>
          </table:table-cell>
          <table:table-cell table:style-name="ce107" office:value-type="float" office:value="44414" calcext:value-type="float">
            <text:p>44414</text:p>
          </table:table-cell>
          <table:table-cell table:style-name="ce107" office:value-type="float" office:value="1166" calcext:value-type="float">
            <text:p>1166</text:p>
          </table:table-cell>
          <table:table-cell table:style-name="ce107" office:value-type="float" office:value="25341" calcext:value-type="float">
            <text:p>25341</text:p>
          </table:table-cell>
          <table:table-cell table:style-name="ce263" office:value-type="float" office:value="193.7" calcext:value-type="float">
            <text:p>194</text:p>
          </table:table-cell>
          <table:table-cell table:style-name="ce107" office:value-type="float" office:value="4535286000" calcext:value-type="float">
            <text:p>4535286000</text:p>
          </table:table-cell>
          <table:table-cell table:style-name="ce107" table:formula="of:=[.BW127]/[.BU127]" office:value-type="float" office:value="178970.285308394" calcext:value-type="float">
            <text:p>178970</text:p>
          </table:table-cell>
          <table:table-cell table:style-name="ce107" table:formula="of:=[.BX127]/[.BV127]" office:value-type="float" office:value="923.956041860576" calcext:value-type="float">
            <text:p>924</text:p>
          </table:table-cell>
          <table:table-cell table:style-name="ce107" office:value-type="float" office:value="102251" calcext:value-type="float">
            <text:p>102251</text:p>
          </table:table-cell>
          <table:table-cell table:style-name="ce263" office:value-type="float" office:value="106.8" calcext:value-type="float">
            <text:p>107</text:p>
          </table:table-cell>
          <table:table-cell table:style-name="ce107" office:value-type="float" office:value="9321647000" calcext:value-type="float">
            <text:p>9321647000</text:p>
          </table:table-cell>
          <table:table-cell table:style-name="ce81" table:formula="of:=[.CB127]/[.BZ127]" office:value-type="float" office:value="91164.3602507555" calcext:value-type="float">
            <text:p>91164</text:p>
          </table:table-cell>
          <table:table-cell table:style-name="ce81" table:formula="of:=[.CC127]/[.CA127]" office:value-type="float" office:value="853.598878752392" calcext:value-type="float">
            <text:p>854</text:p>
          </table:table-cell>
          <table:table-cell table:style-name="ce84" table:formula="of:=[.DT127]/(([.CD127]+[.BY127])/2)" office:value-type="float" office:value="1.96562140470751" calcext:value-type="float">
            <text:p>1.97</text:p>
          </table:table-cell>
          <table:table-cell table:style-name="ce83" table:formula="of:=[.CG127]-[.CG126]" office:value-type="float" office:value="0.816602889741404" calcext:value-type="float">
            <text:p>0.8</text:p>
          </table:table-cell>
          <table:table-cell table:style-name="ce107" office:value-type="float" office:value="115.77" calcext:value-type="float">
            <text:p>116</text:p>
          </table:table-cell>
          <table:table-cell table:style-name="ce41" table:formula="of:=[.CH126]+[.CI127]" office:value-type="float" office:value="26254051" calcext:value-type="float">
            <text:p>26254051</text:p>
          </table:table-cell>
          <table:table-cell table:style-name="ce41" office:value-type="float" office:value="100000" calcext:value-type="float">
            <text:p>100000</text:p>
          </table:table-cell>
          <table:table-cell table:number-columns-repeated="4"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number-columns-repeated="2" table:style-name="ce138" office:value-type="string" calcext:value-type="string">
            <text:p>null</text:p>
          </table:table-cell>
          <table:table-cell table:style-name="ce104" table:formula="of:=([.B127]-[.B126])" office:value-type="float" office:value="507548" calcext:value-type="float">
            <text:p>507548</text:p>
          </table:table-cell>
          <table:table-cell table:style-name="ce129" table:formula="of:=([.B127]*100/[.B126])-100" office:value-type="float" office:value="1.0555145879013" calcext:value-type="float">
            <text:p>1.06</text:p>
          </table:table-cell>
          <table:table-cell table:style-name="ce209" table:formula="of:=[.CI127]-([.CS127]/2)" office:value-type="float" office:value="-153774" calcext:value-type="float">
            <text:p>-153774</text:p>
          </table:table-cell>
          <table:table-cell table:style-name="ce116" office:value-type="string" calcext:value-type="string">
            <text:p>null</text:p>
          </table:table-cell>
          <table:table-cell table:number-columns-repeated="2" table:style-name="ce141" office:value-type="string" calcext:value-type="string">
            <text:p>null</text:p>
          </table:table-cell>
          <table:table-cell table:style-name="ce191" office:value-type="float" office:value="14595" calcext:value-type="float">
            <text:p>14595</text:p>
          </table:table-cell>
          <table:table-cell table:style-name="ce129" office:value-type="float" office:value="10.9" calcext:value-type="float">
            <text:p>10.90</text:p>
          </table:table-cell>
          <table:table-cell table:style-name="ce129" table:formula="of:=100-([.CZ127]+[.DB127])" office:value-type="float" office:value="76.10031" calcext:value-type="float">
            <text:p>76.10</text:p>
          </table:table-cell>
          <table:table-cell table:style-name="ce129" table:formula="of:=([.DC127]*(100-[.CZ127]))/100" office:value-type="float" office:value="12.99969" calcext:value-type="float">
            <text:p>13.00</text:p>
          </table:table-cell>
          <table:table-cell table:style-name="ce129" office:value-type="float" office:value="14.59" calcext:value-type="float">
            <text:p>14.59</text:p>
          </table:table-cell>
          <table:table-cell table:style-name="ce140" office:value-type="float" office:value="73.6" calcext:value-type="float">
            <text:p>73.6</text:p>
          </table:table-cell>
          <table:table-cell table:style-name="ce140" office:value-type="float" office:value="20.4" calcext:value-type="float">
            <text:p>20.4</text:p>
          </table:table-cell>
          <table:table-cell table:style-name="ce140" office:value-type="float" office:value="3.4" calcext:value-type="float">
            <text:p>3.4</text:p>
          </table:table-cell>
          <table:table-cell table:style-name="ce140" office:value-type="float" office:value="6.1" calcext:value-type="float">
            <text:p>6.1</text:p>
          </table:table-cell>
          <table:table-cell table:style-name="ce41" office:value-type="string" calcext:value-type="string">
            <text:p>null</text:p>
          </table:table-cell>
          <table:table-cell table:style-name="ce209" table:formula="of:=[.DJ127]*[.$DI$118]/[.$DJ$118]" office:value-type="float" office:value="175.945945945946" calcext:value-type="float">
            <text:p>176</text:p>
          </table:table-cell>
          <table:table-cell table:style-name="ce107" table:formula="of:=13.02" office:value-type="float" office:value="13.02" calcext:value-type="float">
            <text:p>13</text:p>
          </table:table-cell>
          <table:table-cell table:style-name="ce140" table:formula="of:=(([.DJ127]*100)/[.DJ126])-100" office:value-type="float" office:value="11.7596566523605" calcext:value-type="float">
            <text:p>11.8</text:p>
          </table:table-cell>
          <table:table-cell table:style-name="ce140" table:formula="of:=[.DQ127]/([.DJ127]*12)" office:value-type="float" office:value="13.7480798771121" calcext:value-type="float">
            <text:p>13.7</text:p>
          </table:table-cell>
          <table:table-cell table:style-name="ce140" table:formula="of:=100/[.DL127]" office:value-type="float" office:value="7.27374301675978" calcext:value-type="float">
            <text:p>7.3</text:p>
          </table:table-cell>
          <table:table-cell table:style-name="ce140" table:formula="of:=[.DQ127]/(([.DJ127]*12)*0.75)" office:value-type="float" office:value="18.3307731694828" calcext:value-type="float">
            <text:p>18.3</text:p>
          </table:table-cell>
          <table:table-cell table:style-name="ce140" table:formula="of:=100/[.DN127]" office:value-type="float" office:value="5.45530726256983" calcext:value-type="float">
            <text:p>5.5</text:p>
          </table:table-cell>
          <table:table-cell table:style-name="ce209" table:formula="of:=([.DS127]/[.DQ127])*100" office:value-type="float" office:value="60.6145251396648" calcext:value-type="float">
            <text:p>61</text:p>
          </table:table-cell>
          <table:table-cell table:style-name="ce107" office:value-type="float" office:value="2148" calcext:value-type="float">
            <text:p>2148</text:p>
          </table:table-cell>
          <table:table-cell table:style-name="ce209" table:formula="of:=[.DQ127]*[.$DR$118]/[.$DQ$118]" office:value-type="float" office:value="139.540926808142" calcext:value-type="float">
            <text:p>140</text:p>
          </table:table-cell>
          <table:table-cell table:style-name="ce209" table:formula="of:=[.DJ127]*100" office:value-type="float" office:value="1302" calcext:value-type="float">
            <text:p>1302</text:p>
          </table:table-cell>
          <table:table-cell table:style-name="ce107" office:value-type="float" office:value="1747" calcext:value-type="float">
            <text:p>1747</text:p>
          </table:table-cell>
          <table:table-cell table:style-name="ce107" office:value-type="float" office:value="147.2" calcext:value-type="float">
            <text:p>147</text:p>
          </table:table-cell>
          <table:table-cell table:style-name="ce107" office:value-type="float" office:value="159.65" calcext:value-type="float">
            <text:p>160</text:p>
          </table:table-cell>
          <table:table-cell table:style-name="ce102" office:value-type="float" office:value="2.78" calcext:value-type="float">
            <text:p>2.78</text:p>
          </table:table-cell>
          <table:table-cell table:style-name="ce140" table:formula="of:=[.DX126]+[.DW127]" office:value-type="float" office:value="227.39" calcext:value-type="float">
            <text:p>227.4</text:p>
          </table:table-cell>
          <table:table-cell table:style-name="ce140" table:formula="of:=(([.DT127]*[.DW127])/100)+[.DY126]" office:value-type="float" office:value="1224.31586525" calcext:value-type="float">
            <text:p>1224.3</text:p>
          </table:table-cell>
          <table:table-cell table:style-name="ce140" table:formula="of:=[.DT127]-[.DY127]" office:value-type="float" office:value="522.68413475" calcext:value-type="float">
            <text:p>522.7</text:p>
          </table:table-cell>
          <table:table-cell table:style-name="ce140" table:formula="of:=[.DT127]/[.DX127]*[.$DX$88]" office:value-type="float" office:value="768.283565680109" calcext:value-type="float">
            <text:p>768.3</text:p>
          </table:table-cell>
          <table:table-cell table:style-name="ce140" table:formula="of:=[.DT127]-[.EA127]" office:value-type="float" office:value="978.716434319891" calcext:value-type="float">
            <text:p>978.7</text:p>
          </table:table-cell>
          <table:table-cell table:style-name="ce102" table:formula="of:=([.AH127]-[.AH126])" office:value-type="float" office:value="-0.59" calcext:value-type="float">
            <text:p>-0.59</text:p>
          </table:table-cell>
          <table:table-cell table:style-name="ce102" table:formula="of:=([.DT127]*100/[.DT126])-100" office:value-type="float" office:value="6.52439024390245" calcext:value-type="float">
            <text:p>6.52</text:p>
          </table:table-cell>
          <table:table-cell table:style-name="ce102" table:formula="of:=[.ED127]-[.DW127]" office:value-type="float" office:value="3.74439024390245" calcext:value-type="float">
            <text:p>3.74</text:p>
          </table:table-cell>
          <table:table-cell table:style-name="ce102" table:formula="of:=([.O127]*100/[.O126])-100" office:value-type="float" office:value="9.37208751552615" calcext:value-type="float">
            <text:p>9.37</text:p>
          </table:table-cell>
          <table:table-cell table:style-name="ce102" table:formula="of:=([.T127]*100/[.T126])-100" office:value-type="float" office:value="11.0601216060384" calcext:value-type="float">
            <text:p>11.06</text:p>
          </table:table-cell>
          <table:table-cell table:style-name="ce140" office:value-type="float" office:value="11.34" calcext:value-type="float">
            <text:p>11.3</text:p>
          </table:table-cell>
          <table:table-cell table:style-name="ce140" table:formula="of:=([.DO127]+[.ED127])" office:value-type="float" office:value="11.9796975064723" calcext:value-type="float">
            <text:p>12.0</text:p>
          </table:table-cell>
          <table:table-cell table:style-name="ce138" table:formula="of:=-0.06*(([.A127]-1963)^2)+8.5*([.A127]-1963)+140" office:value-type="float" office:value="435.24" calcext:value-type="float">
            <text:p>435.2</text:p>
          </table:table-cell>
          <table:table-cell table:style-name="ce138" table:formula="of:=[.EJ127]+50" office:value-type="float" office:value="485.24" calcext:value-type="float">
            <text:p>485.2</text:p>
          </table:table-cell>
          <table:table-cell table:style-name="ce141" table:formula="of:=[.EJ127]-50" office:value-type="float" office:value="385.24" calcext:value-type="float">
            <text:p>385.2</text:p>
          </table:table-cell>
          <table:table-cell table:style-name="ce141" table:formula="of:=[.EJ127]+100" office:value-type="float" office:value="535.24" calcext:value-type="float">
            <text:p>535.2</text:p>
          </table:table-cell>
          <table:table-cell table:style-name="ce141" table:formula="of:=[.EJ127]-100" office:value-type="float" office:value="335.24" calcext:value-type="float">
            <text:p>335.2</text:p>
          </table:table-cell>
          <table:table-cell table:style-name="ce138" table:formula="of:=-0.025*(([.A127]-1963)^2)+5.5*([.A127]-1963)+175" office:value-type="float" office:value="417.475" calcext:value-type="float">
            <text:p>417.5</text:p>
          </table:table-cell>
          <table:table-cell table:style-name="ce188" table:formula="of:=3.1913*0.264172052" office:value-type="float" office:value="0.8430522695476" calcext:value-type="float">
            <text:p>0.84</text:p>
          </table:table-cell>
          <table:table-cell table:style-name="ce304" table:formula="of:=([.EP127]*100/[.EP126])-100" office:value-type="float" office:value="-6.06225623666202" calcext:value-type="float">
            <text:p>-6.1</text:p>
          </table:table-cell>
          <table:table-cell table:style-name="ce92" table:formula="of:=1.58*[.AJ127]" office:value-type="float" office:value="1.704346" calcext:value-type="float">
            <text:p>1.70</text:p>
          </table:table-cell>
          <table:table-cell table:number-columns-repeated="876"/>
        </table:table-row>
        <table:table-row table:style-name="ro9">
          <table:table-cell table:style-name="ce158" office:value-type="float" office:value="2025" calcext:value-type="float">
            <text:p>2025</text:p>
          </table:table-cell>
          <table:table-cell table:style-name="ce15" office:value-type="float" office:value="48680448.5112732" calcext:value-type="float">
            <text:p>48680449</text:p>
          </table:table-cell>
          <table:table-cell table:style-name="ce41" office:value-type="float" office:value="17002636.7972689" calcext:value-type="float">
            <text:p>17002637</text:p>
          </table:table-cell>
          <table:table-cell table:style-name="ce41" office:value-type="float" office:value="24485692.8448248" calcext:value-type="float">
            <text:p>24485693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28]/26" office:value-type="float" office:value="653947.569125728" calcext:value-type="float">
            <text:p>653948</text:p>
          </table:table-cell>
          <table:table-cell table:style-name="ce41" table:formula="of:=[.F128]/2" office:value-type="float" office:value="326973.784562864" calcext:value-type="float">
            <text:p>326974</text:p>
          </table:table-cell>
          <table:table-cell table:style-name="ce41" table:formula="of:=[.G128]*1.5" office:value-type="float" office:value="490460.676844296" calcext:value-type="float">
            <text:p>490461</text:p>
          </table:table-cell>
          <table:table-cell table:number-columns-repeated="6" table:style-name="ce41" office:value-type="string" calcext:value-type="string">
            <text:p>null</text:p>
          </table:table-cell>
          <table:table-cell table:style-name="ce41" office:value-type="float" office:value="727800" calcext:value-type="float">
            <text:p>727800</text:p>
          </table:table-cell>
          <table:table-cell table:style-name="ce41" table:formula="of:=[.P127]*1.03" office:value-type="float" office:value="207060.9" calcext:value-type="float">
            <text:p>207061</text:p>
          </table:table-cell>
          <table:table-cell table:style-name="ce41" office:value-type="float" office:value="27192" calcext:value-type="float">
            <text:p>27192</text:p>
          </table:table-cell>
          <table:table-cell table:style-name="ce15" office:value-type="float" office:value="1152" calcext:value-type="float">
            <text:p>1152</text:p>
          </table:table-cell>
          <table:table-cell table:style-name="ce41" office:value-type="float" office:value="203844" calcext:value-type="float">
            <text:p>203844</text:p>
          </table:table-cell>
          <table:table-cell table:style-name="ce100" office:value-type="float" office:value="456696" calcext:value-type="float">
            <text:p>456696</text:p>
          </table:table-cell>
          <table:table-cell table:style-name="ce41" office:value-type="float" office:value="499674" calcext:value-type="float">
            <text:p>499674</text:p>
          </table:table-cell>
          <table:table-cell table:style-name="ce186" office:value-type="float" office:value="69524160000" calcext:value-type="float">
            <text:p>7.0E+10</text:p>
          </table:table-cell>
          <table:table-cell table:style-name="ce41" table:formula="of:=[.V128]/[.T128]" office:value-type="float" office:value="152232.907667245" calcext:value-type="float">
            <text:p>152233</text:p>
          </table:table-cell>
          <table:table-cell table:style-name="ce100" office:value-type="float" office:value="10164" calcext:value-type="float">
            <text:p>10164</text:p>
          </table:table-cell>
          <table:table-cell table:style-name="ce100" office:value-type="float" office:value="38592" calcext:value-type="float">
            <text:p>38592</text:p>
          </table:table-cell>
          <table:table-cell table:style-name="ce129" table:formula="of:=[.X128]/[.Y128]" office:value-type="float" office:value="0.263370646766169" calcext:value-type="float">
            <text:p>0.26</text:p>
          </table:table-cell>
          <table:table-cell table:style-name="ce129" table:formula="of:=[.T128]/[.O128]" office:value-type="float" office:value="0.627502061005771" calcext:value-type="float">
            <text:p>0.63</text:p>
          </table:table-cell>
          <table:table-cell table:style-name="ce100" table:formula="of:=([.W128]*100)/([.DT128]*(([.CA128]*([.BZ128]/([.BU128]+[.BZ128])))+([.BV128]*([.BU128]/([.BU128]+[.BZ128])))))" office:value-type="float" office:value="71.567966976642" calcext:value-type="float">
            <text:p>71.567966976642</text:p>
          </table:table-cell>
          <table:table-cell table:style-name="ce85" table:formula="of:=(([.V128]*100/[.V127])-100)-[.DW128]" office:value-type="float" office:value="9.67522022526191" calcext:value-type="float">
            <text:p>9.68</text:p>
          </table:table-cell>
          <table:table-cell table:style-name="ce85" office:value-type="float" office:value="2.96" calcext:value-type="float">
            <text:p>2.96</text:p>
          </table:table-cell>
          <table:table-cell table:style-name="ce187" office:value-type="float" office:value="64" calcext:value-type="float">
            <text:p>64.00</text:p>
          </table:table-cell>
          <table:table-cell table:style-name="ce129" office:value-type="float" office:value="36" calcext:value-type="float">
            <text:p>36.00</text:p>
          </table:table-cell>
          <table:table-cell table:style-name="ce41" office:value-type="float" office:value="25" calcext:value-type="float">
            <text:p>25</text:p>
          </table:table-cell>
          <table:table-cell table:style-name="ce129" office:value-type="float" office:value="2.46" calcext:value-type="float">
            <text:p>2.46</text:p>
          </table:table-cell>
          <table:table-cell table:style-name="ce129" table:formula="of:=[.AD128]-[.AH128]" office:value-type="float" office:value="0.5" calcext:value-type="float">
            <text:p>0.50</text:p>
          </table:table-cell>
          <table:table-cell table:style-name="ce129" office:value-type="float" office:value="1.05" calcext:value-type="float">
            <text:p>1.05</text:p>
          </table:table-cell>
          <table:table-cell table:style-name="ce41" table:formula="of:=[.DT128]*100" office:value-type="float" office:value="179000" calcext:value-type="float">
            <text:p>179000</text:p>
          </table:table-cell>
          <table:table-cell table:style-name="ce155" table:formula="of:=([.DT128]*100)*[.AJ128]" office:value-type="float" office:value="187950" calcext:value-type="float">
            <text:p>187950</text:p>
          </table:table-cell>
          <table:table-cell table:style-name="ce118" office:value-type="float" office:value="16754872000000" calcext:value-type="float">
            <text:p>1.68E+13</text:p>
          </table:table-cell>
          <table:table-cell table:style-name="ce130" table:formula="of:=([.AM128]*100/[.AM127])-100" office:value-type="float" office:value="0.171383755527103" calcext:value-type="float">
            <text:p>0.17</text:p>
          </table:table-cell>
          <table:table-cell table:style-name="ce130" table:formula="of:=AVERAGE([.$AN$84:.AN128])" office:value-type="float" office:value="6.02685507825149" calcext:value-type="float">
            <text:p>6.03</text:p>
          </table:table-cell>
          <table:table-cell table:style-name="ce41" office:value-type="float" office:value="88000" calcext:value-type="float">
            <text:p>88000</text:p>
          </table:table-cell>
          <table:table-cell table:style-name="ce156" table:formula="of:=[.DT128]*100/[.AP128]" office:value-type="float" office:value="2.03409090909091" calcext:value-type="float">
            <text:p>2</text:p>
          </table:table-cell>
          <table:table-cell table:style-name="ce41" office:value-type="float" office:value="2700" calcext:value-type="float">
            <text:p>2700</text:p>
          </table:table-cell>
          <table:table-cell table:style-name="ce41" table:formula="of:=[.DT128]*100/[.AR128]" office:value-type="float" office:value="66.2962962962963" calcext:value-type="float">
            <text:p>66</text:p>
          </table:table-cell>
          <table:table-cell table:style-name="ce141" office:value-type="float" office:value="0" calcext:value-type="float">
            <text:p>0.0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style-name="ce41" office:value-type="float" office:value="170" calcext:value-type="float">
            <text:p>170</text:p>
          </table:table-cell>
          <table:table-cell table:number-columns-repeated="6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office:value-type="float" office:value="25584" calcext:value-type="float">
            <text:p>25584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4197236000" calcext:value-type="float">
            <text:p>4197236000</text:p>
          </table:table-cell>
          <table:table-cell table:style-name="ce41" table:formula="of:=[.BW128]/[.BU128]" office:value-type="float" office:value="164057.066916823" calcext:value-type="float">
            <text:p>164057</text:p>
          </table:table-cell>
          <table:table-cell table:style-name="ce41" table:formula="of:=[.BX128]/[.BV128]" office:value-type="float" office:value="896.486704463514" calcext:value-type="float">
            <text:p>896</text:p>
          </table:table-cell>
          <table:table-cell table:style-name="ce41" office:value-type="float" office:value="110676" calcext:value-type="float">
            <text:p>110676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10374513000" calcext:value-type="float">
            <text:p>10374513000</text:p>
          </table:table-cell>
          <table:table-cell table:style-name="ce144" table:formula="of:=[.CB128]/[.BZ128]" office:value-type="float" office:value="93737.6938089559" calcext:value-type="float">
            <text:p>93738</text:p>
          </table:table-cell>
          <table:table-cell table:style-name="ce144" table:formula="of:=[.CC128]/[.CA128]" office:value-type="float" office:value="901.323978932268" calcext:value-type="float">
            <text:p>901</text:p>
          </table:table-cell>
          <table:table-cell table:style-name="ce145" table:formula="of:=[.DT128]/(([.CD128]+[.BY128])/2)" office:value-type="float" office:value="1.99131089444743" calcext:value-type="float">
            <text:p>1.99</text:p>
          </table:table-cell>
          <table:table-cell table:style-name="ce143" table:formula="of:=[.CG128]-[.CG127]" office:value-type="float" office:value="2.23" calcext:value-type="float">
            <text:p>2.2</text:p>
          </table:table-cell>
          <table:table-cell table:style-name="ce41" office:value-type="float" office:value="118" calcext:value-type="float">
            <text:p>118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45" office:value-type="float" office:value="14243" calcext:value-type="float">
            <text:p>14243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style-name="ce141" office:value-type="float" office:value="72" calcext:value-type="float">
            <text:p>72.0</text:p>
          </table:table-cell>
          <table:table-cell table:style-name="ce141" office:value-type="float" office:value="22" calcext:value-type="float">
            <text:p>22.0</text:p>
          </table:table-cell>
          <table:table-cell table:style-name="ce141" office:value-type="float" office:value="3.5" calcext:value-type="float">
            <text:p>3.5</text:p>
          </table:table-cell>
          <table:table-cell table:style-name="ce141" office:value-type="float" office:value="6.1" calcext:value-type="float">
            <text:p>6.1</text:p>
          </table:table-cell>
          <table:table-cell table:style-name="ce41" office:value-type="string" calcext:value-type="string">
            <text:p>null</text:p>
          </table:table-cell>
          <table:table-cell table:style-name="ce41" table:formula="of:=[.DJ128]*[.$DI$118]/[.$DJ$118]" office:value-type="float" office:value="187.837837837838" calcext:value-type="float">
            <text:p>188</text:p>
          </table:table-cell>
          <table:table-cell table:style-name="ce41" office:value-type="float" office:value="13.9" calcext:value-type="float">
            <text:p>14</text:p>
          </table:table-cell>
          <table:table-cell table:style-name="ce141" table:formula="of:=(([.DJ128]*100)/[.DJ127])-100" office:value-type="float" office:value="6.75883256528418" calcext:value-type="float">
            <text:p>6.8</text:p>
          </table:table-cell>
          <table:table-cell table:style-name="ce141" table:formula="of:=[.DQ128]/([.DJ128]*12)" office:value-type="float" office:value="13.5131894484412" calcext:value-type="float">
            <text:p>13.5</text:p>
          </table:table-cell>
          <table:table-cell table:style-name="ce141" table:formula="of:=100/[.DL128]" office:value-type="float" office:value="7.40017746228926" calcext:value-type="float">
            <text:p>7.4</text:p>
          </table:table-cell>
          <table:table-cell table:style-name="ce141" table:formula="of:=[.DQ128]/(([.DJ128]*12)*0.75)" office:value-type="float" office:value="18.017585931255" calcext:value-type="float">
            <text:p>18.0</text:p>
          </table:table-cell>
          <table:table-cell table:style-name="ce141" table:formula="of:=100/[.DN128]" office:value-type="float" office:value="5.55013309671695" calcext:value-type="float">
            <text:p>5.6</text:p>
          </table:table-cell>
          <table:table-cell table:style-name="ce41" table:formula="of:=([.DS128]/[.DQ128])*100" office:value-type="float" office:value="61.6681455190772" calcext:value-type="float">
            <text:p>62</text:p>
          </table:table-cell>
          <table:table-cell table:style-name="ce41" office:value-type="float" office:value="2254" calcext:value-type="float">
            <text:p>2254</text:p>
          </table:table-cell>
          <table:table-cell table:style-name="ce41" table:formula="of:=[.DQ128]*[.$DR$118]/[.$DQ$118]" office:value-type="float" office:value="146.427024686011" calcext:value-type="float">
            <text:p>146</text:p>
          </table:table-cell>
          <table:table-cell table:style-name="ce41" table:formula="of:=[.DJ128]*100" office:value-type="float" office:value="1390" calcext:value-type="float">
            <text:p>1390</text:p>
          </table:table-cell>
          <table:table-cell table:style-name="ce41" office:value-type="float" office:value="1790" calcext:value-type="float">
            <text:p>1790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62" calcext:value-type="float">
            <text:p>162</text:p>
          </table:table-cell>
          <table:table-cell table:style-name="ce129" office:value-type="float" office:value="2.95" calcext:value-type="float">
            <text:p>2.95</text:p>
          </table:table-cell>
          <table:table-cell table:style-name="ce141" table:formula="of:=[.DX127]+[.DW128]" office:value-type="float" office:value="230.34" calcext:value-type="float">
            <text:p>230.3</text:p>
          </table:table-cell>
          <table:table-cell table:style-name="ce141" table:formula="of:=(([.DT128]*[.DW128])/100)+[.DY127]" office:value-type="float" office:value="1277.12086525" calcext:value-type="float">
            <text:p>1277.1</text:p>
          </table:table-cell>
          <table:table-cell table:style-name="ce141" table:formula="of:=[.DT128]-[.DY128]" office:value-type="float" office:value="512.87913475" calcext:value-type="float">
            <text:p>512.9</text:p>
          </table:table-cell>
          <table:table-cell table:style-name="ce141" table:formula="of:=[.DT128]/[.DX128]*[.$DX$88]" office:value-type="float" office:value="777.112095163671" calcext:value-type="float">
            <text:p>777.1</text:p>
          </table:table-cell>
          <table:table-cell table:style-name="ce141" table:formula="of:=[.DT128]-[.EA128]" office:value-type="float" office:value="1012.88790483633" calcext:value-type="float">
            <text:p>1012.9</text:p>
          </table:table-cell>
          <table:table-cell table:style-name="ce129" table:formula="of:=([.AH128]-[.AH127])" office:value-type="float" office:value="-0.81" calcext:value-type="float">
            <text:p>-0.81</text:p>
          </table:table-cell>
          <table:table-cell table:style-name="ce129" table:formula="of:=([.DT128]*100/[.DT127])-100" office:value-type="float" office:value="2.46136233543217" calcext:value-type="float">
            <text:p>2.46</text:p>
          </table:table-cell>
          <table:table-cell table:style-name="ce129" table:formula="of:=[.ED128]-[.DW128]" office:value-type="float" office:value="-0.48863766456783" calcext:value-type="float">
            <text:p>-0.49</text:p>
          </table:table-cell>
          <table:table-cell table:style-name="ce129" table:formula="of:=([.O128]*100/[.O127])-100" office:value-type="float" office:value="13.3787907820145" calcext:value-type="float">
            <text:p>13.38</text:p>
          </table:table-cell>
          <table:table-cell table:style-name="ce129" table:formula="of:=([.T128]*100/[.T127])-100" office:value-type="float" office:value="7.77206963359063" calcext:value-type="float">
            <text:p>7.77</text:p>
          </table:table-cell>
          <table:table-cell table:style-name="ce141" office:value-type="float" office:value="11.1" calcext:value-type="float">
            <text:p>11.1</text:p>
          </table:table-cell>
          <table:table-cell table:style-name="ce141" table:formula="of:=([.DO128]+[.ED128])" office:value-type="float" office:value="8.01149543214912" calcext:value-type="float">
            <text:p>8.0</text:p>
          </table:table-cell>
          <table:table-cell table:style-name="ce138" table:formula="of:=-0.06*(([.A128]-1963)^2)+8.5*([.A128]-1963)+140" office:value-type="float" office:value="436.36" calcext:value-type="float">
            <text:p>436.4</text:p>
          </table:table-cell>
          <table:table-cell table:style-name="ce138" table:formula="of:=[.EJ128]+50" office:value-type="float" office:value="486.36" calcext:value-type="float">
            <text:p>486.4</text:p>
          </table:table-cell>
          <table:table-cell table:style-name="ce141" table:formula="of:=[.EJ128]-50" office:value-type="float" office:value="386.36" calcext:value-type="float">
            <text:p>386.4</text:p>
          </table:table-cell>
          <table:table-cell table:style-name="ce141" table:formula="of:=[.EJ128]+100" office:value-type="float" office:value="536.36" calcext:value-type="float">
            <text:p>536.4</text:p>
          </table:table-cell>
          <table:table-cell table:style-name="ce141" table:formula="of:=[.EJ128]-100" office:value-type="float" office:value="336.36" calcext:value-type="float">
            <text:p>336.4</text:p>
          </table:table-cell>
          <table:table-cell table:style-name="ce138" table:formula="of:=-0.025*(([.A128]-1963)^2)+5.5*([.A128]-1963)+175" office:value-type="float" office:value="419.9" calcext:value-type="float">
            <text:p>419.9</text:p>
          </table:table-cell>
          <table:table-cell table:style-name="ce132" table:formula="of:=2.9814*0.264172052" office:value-type="float" office:value="0.7876025558328" calcext:value-type="float">
            <text:p>0.79</text:p>
          </table:table-cell>
          <table:table-cell table:style-name="ce134" table:formula="of:=([.EP128]*100/[.EP127])-100" office:value-type="float" office:value="-6.57725691724377" calcext:value-type="float">
            <text:p>-6.6</text:p>
          </table:table-cell>
          <table:table-cell table:style-name="ce132" table:formula="of:=1.56*[.AJ128]" office:value-type="float" office:value="1.638" calcext:value-type="float">
            <text:p>1.64</text:p>
          </table:table-cell>
          <table:table-cell table:number-columns-repeated="876"/>
        </table:table-row>
        <table:table-row table:style-name="ro9">
          <table:table-cell table:style-name="ce158" office:value-type="float" office:value="2026" calcext:value-type="float">
            <text:p>2026</text:p>
          </table:table-cell>
          <table:table-cell table:style-name="ce15" office:value-type="float" office:value="48783989.2187867" calcext:value-type="float">
            <text:p>48783989</text:p>
          </table:table-cell>
          <table:table-cell table:style-name="ce41" office:value-type="float" office:value="16951077.5797776" calcext:value-type="float">
            <text:p>16951078</text:p>
          </table:table-cell>
          <table:table-cell table:style-name="ce41" office:value-type="float" office:value="24534068.635919" calcext:value-type="float">
            <text:p>24534069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29]/26" office:value-type="float" office:value="651964.522299137" calcext:value-type="float">
            <text:p>651965</text:p>
          </table:table-cell>
          <table:table-cell table:style-name="ce41" table:formula="of:=[.F129]/2" office:value-type="float" office:value="325982.261149569" calcext:value-type="float">
            <text:p>325982</text:p>
          </table:table-cell>
          <table:table-cell table:style-name="ce41" table:formula="of:=[.G129]*1.5" office:value-type="float" office:value="488973.391724353" calcext:value-type="float">
            <text:p>488973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28]*1.03" office:value-type="float" office:value="213272.727" calcext:value-type="float">
            <text:p>213273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2" table:style-name="ce100" office:value-type="string" calcext:value-type="string">
            <text:p>null</text:p>
          </table:table-cell>
          <table:table-cell table:style-name="ce118" office:value-type="string" calcext:value-type="string">
            <text:p>null</text:p>
          </table:table-cell>
          <table:table-cell table:number-columns-repeated="2" table:style-name="ce100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91" office:value-type="string" calcext:value-type="string">
            <text:p>null</text:p>
          </table:table-cell>
          <table:table-cell table:number-columns-repeated="9" table:style-name="ce47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number-columns-repeated="7" table:style-name="ce47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29]-1963)^2)+8.5*([.A129]-1963)+140" office:value-type="float" office:value="437.36" calcext:value-type="float">
            <text:p>437.4</text:p>
          </table:table-cell>
          <table:table-cell table:style-name="ce138" table:formula="of:=[.EJ129]+50" office:value-type="float" office:value="487.36" calcext:value-type="float">
            <text:p>487.4</text:p>
          </table:table-cell>
          <table:table-cell table:style-name="ce141" table:formula="of:=[.EJ129]-50" office:value-type="float" office:value="387.36" calcext:value-type="float">
            <text:p>387.4</text:p>
          </table:table-cell>
          <table:table-cell table:style-name="ce141" table:formula="of:=[.EJ129]+100" office:value-type="float" office:value="537.36" calcext:value-type="float">
            <text:p>537.4</text:p>
          </table:table-cell>
          <table:table-cell table:style-name="ce141" table:formula="of:=[.EJ129]-100" office:value-type="float" office:value="337.36" calcext:value-type="float">
            <text:p>337.4</text:p>
          </table:table-cell>
          <table:table-cell table:style-name="ce138" table:formula="of:=-0.025*(([.A129]-1963)^2)+5.5*([.A129]-1963)+175" office:value-type="float" office:value="422.275" calcext:value-type="float">
            <text:p>422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27" calcext:value-type="float">
            <text:p>2027</text:p>
          </table:table-cell>
          <table:table-cell table:style-name="ce15" office:value-type="float" office:value="48904460.6715497" calcext:value-type="float">
            <text:p>48904461</text:p>
          </table:table-cell>
          <table:table-cell table:style-name="ce41" office:value-type="float" office:value="16897192.0624449" calcext:value-type="float">
            <text:p>16897192</text:p>
          </table:table-cell>
          <table:table-cell table:style-name="ce41" office:value-type="float" office:value="24578620.4290737" calcext:value-type="float">
            <text:p>24578620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0]/26" office:value-type="float" office:value="649892.002401726" calcext:value-type="float">
            <text:p>649892</text:p>
          </table:table-cell>
          <table:table-cell table:style-name="ce41" table:formula="of:=[.F130]/2" office:value-type="float" office:value="324946.001200863" calcext:value-type="float">
            <text:p>324946</text:p>
          </table:table-cell>
          <table:table-cell table:style-name="ce41" table:formula="of:=[.G130]*1.5" office:value-type="float" office:value="487419.001801295" calcext:value-type="float">
            <text:p>487419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29]*1.03" office:value-type="float" office:value="219670.90881" calcext:value-type="float">
            <text:p>219671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18" office:value-type="string" calcext:value-type="string">
            <text:p>null</text:p>
          </table:table-cell>
          <table:table-cell table:number-columns-repeated="6" table:style-name="ce100" office:value-type="string" calcext:value-type="string">
            <text:p>null</text:p>
          </table:table-cell>
          <table:table-cell table:style-name="ce191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3" table:style-name="ce1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0]-1963)^2)+8.5*([.A130]-1963)+140" office:value-type="float" office:value="438.24" calcext:value-type="float">
            <text:p>438.2</text:p>
          </table:table-cell>
          <table:table-cell table:style-name="ce138" table:formula="of:=[.EJ130]+50" office:value-type="float" office:value="488.24" calcext:value-type="float">
            <text:p>488.2</text:p>
          </table:table-cell>
          <table:table-cell table:style-name="ce141" table:formula="of:=[.EJ130]-50" office:value-type="float" office:value="388.24" calcext:value-type="float">
            <text:p>388.2</text:p>
          </table:table-cell>
          <table:table-cell table:style-name="ce141" table:formula="of:=[.EJ130]+100" office:value-type="float" office:value="538.24" calcext:value-type="float">
            <text:p>538.2</text:p>
          </table:table-cell>
          <table:table-cell table:style-name="ce141" table:formula="of:=[.EJ130]-100" office:value-type="float" office:value="338.24" calcext:value-type="float">
            <text:p>338.2</text:p>
          </table:table-cell>
          <table:table-cell table:style-name="ce138" table:formula="of:=-0.025*(([.A130]-1963)^2)+5.5*([.A130]-1963)+175" office:value-type="float" office:value="424.6" calcext:value-type="float">
            <text:p>424.6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28" calcext:value-type="float">
            <text:p>2028</text:p>
          </table:table-cell>
          <table:table-cell table:style-name="ce15" office:value-type="float" office:value="49045694.4872215" calcext:value-type="float">
            <text:p>49045694</text:p>
          </table:table-cell>
          <table:table-cell table:style-name="ce41" office:value-type="float" office:value="16838340.3843088" calcext:value-type="float">
            <text:p>16838340</text:p>
          </table:table-cell>
          <table:table-cell table:style-name="ce41" office:value-type="float" office:value="24619163.576421" calcext:value-type="float">
            <text:p>24619164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1]/26" office:value-type="float" office:value="647628.476319569" calcext:value-type="float">
            <text:p>647628</text:p>
          </table:table-cell>
          <table:table-cell table:style-name="ce41" table:formula="of:=[.F131]/2" office:value-type="float" office:value="323814.238159784" calcext:value-type="float">
            <text:p>323814</text:p>
          </table:table-cell>
          <table:table-cell table:style-name="ce41" table:formula="of:=[.G131]*1.5" office:value-type="float" office:value="485721.357239677" calcext:value-type="float">
            <text:p>485721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0]*1.03" office:value-type="float" office:value="226261.0360743" calcext:value-type="float">
            <text:p>226261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6" table:style-name="ce100" office:value-type="string" calcext:value-type="string">
            <text:p>null</text:p>
          </table:table-cell>
          <table:table-cell table:style-name="ce191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1]-1963)^2)+8.5*([.A131]-1963)+140" office:value-type="float" office:value="439" calcext:value-type="float">
            <text:p>439.0</text:p>
          </table:table-cell>
          <table:table-cell table:style-name="ce138" table:formula="of:=[.EJ131]+50" office:value-type="float" office:value="489" calcext:value-type="float">
            <text:p>489.0</text:p>
          </table:table-cell>
          <table:table-cell table:style-name="ce141" table:formula="of:=[.EJ131]-50" office:value-type="float" office:value="389" calcext:value-type="float">
            <text:p>389.0</text:p>
          </table:table-cell>
          <table:table-cell table:style-name="ce141" table:formula="of:=[.EJ131]+100" office:value-type="float" office:value="539" calcext:value-type="float">
            <text:p>539.0</text:p>
          </table:table-cell>
          <table:table-cell table:style-name="ce141" table:formula="of:=[.EJ131]-100" office:value-type="float" office:value="339" calcext:value-type="float">
            <text:p>339.0</text:p>
          </table:table-cell>
          <table:table-cell table:style-name="ce138" table:formula="of:=-0.025*(([.A131]-1963)^2)+5.5*([.A131]-1963)+175" office:value-type="float" office:value="426.875" calcext:value-type="float">
            <text:p>426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29" calcext:value-type="float">
            <text:p>2029</text:p>
          </table:table-cell>
          <table:table-cell table:style-name="ce15" office:value-type="float" office:value="49207091.0817224" calcext:value-type="float">
            <text:p>49207091</text:p>
          </table:table-cell>
          <table:table-cell table:style-name="ce41" office:value-type="float" office:value="16806559.0562155" calcext:value-type="float">
            <text:p>16806559</text:p>
          </table:table-cell>
          <table:table-cell table:style-name="ce41" office:value-type="float" office:value="24664527.6073257" calcext:value-type="float">
            <text:p>24664528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2]/26" office:value-type="float" office:value="646406.11754675" calcext:value-type="float">
            <text:p>646406</text:p>
          </table:table-cell>
          <table:table-cell table:style-name="ce41" table:formula="of:=[.F132]/2" office:value-type="float" office:value="323203.058773375" calcext:value-type="float">
            <text:p>323203</text:p>
          </table:table-cell>
          <table:table-cell table:style-name="ce41" table:formula="of:=[.G132]*1.5" office:value-type="float" office:value="484804.588160063" calcext:value-type="float">
            <text:p>484805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1]*1.03" office:value-type="float" office:value="233048.867156529" calcext:value-type="float">
            <text:p>233049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6" table:style-name="ce100" office:value-type="string" calcext:value-type="string">
            <text:p>null</text:p>
          </table:table-cell>
          <table:table-cell table:style-name="ce191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2]-1963)^2)+8.5*([.A132]-1963)+140" office:value-type="float" office:value="439.64" calcext:value-type="float">
            <text:p>439.6</text:p>
          </table:table-cell>
          <table:table-cell table:style-name="ce138" table:formula="of:=[.EJ132]+50" office:value-type="float" office:value="489.64" calcext:value-type="float">
            <text:p>489.6</text:p>
          </table:table-cell>
          <table:table-cell table:style-name="ce141" table:formula="of:=[.EJ132]-50" office:value-type="float" office:value="389.64" calcext:value-type="float">
            <text:p>389.6</text:p>
          </table:table-cell>
          <table:table-cell table:style-name="ce141" table:formula="of:=[.EJ132]+100" office:value-type="float" office:value="539.64" calcext:value-type="float">
            <text:p>539.6</text:p>
          </table:table-cell>
          <table:table-cell table:style-name="ce141" table:formula="of:=[.EJ132]-100" office:value-type="float" office:value="339.64" calcext:value-type="float">
            <text:p>339.6</text:p>
          </table:table-cell>
          <table:table-cell table:style-name="ce138" table:formula="of:=-0.025*(([.A132]-1963)^2)+5.5*([.A132]-1963)+175" office:value-type="float" office:value="429.1" calcext:value-type="float">
            <text:p>429.1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0" calcext:value-type="float">
            <text:p>2030</text:p>
          </table:table-cell>
          <table:table-cell table:style-name="ce15" office:value-type="float" office:value="49390102.2719105" calcext:value-type="float">
            <text:p>49390102</text:p>
          </table:table-cell>
          <table:table-cell table:style-name="ce41" office:value-type="float" office:value="16784437.0312282" calcext:value-type="float">
            <text:p>16784437</text:p>
          </table:table-cell>
          <table:table-cell table:style-name="ce41" office:value-type="float" office:value="24698200.5853862" calcext:value-type="float">
            <text:p>24698201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3]/26" office:value-type="float" office:value="645555.270431853" calcext:value-type="float">
            <text:p>645555</text:p>
          </table:table-cell>
          <table:table-cell table:style-name="ce41" table:formula="of:=[.F133]/2" office:value-type="float" office:value="322777.635215927" calcext:value-type="float">
            <text:p>322778</text:p>
          </table:table-cell>
          <table:table-cell table:style-name="ce41" table:formula="of:=[.G133]*1.5" office:value-type="float" office:value="484166.45282389" calcext:value-type="float">
            <text:p>484166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2]*1.03" office:value-type="float" office:value="240040.333171225" calcext:value-type="float">
            <text:p>240040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6" table:style-name="ce100" office:value-type="string" calcext:value-type="string">
            <text:p>null</text:p>
          </table:table-cell>
          <table:table-cell table:style-name="ce191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style-name="ce45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3]-1963)^2)+8.5*([.A133]-1963)+140" office:value-type="float" office:value="440.16" calcext:value-type="float">
            <text:p>440.2</text:p>
          </table:table-cell>
          <table:table-cell table:style-name="ce138" table:formula="of:=[.EJ133]+50" office:value-type="float" office:value="490.16" calcext:value-type="float">
            <text:p>490.2</text:p>
          </table:table-cell>
          <table:table-cell table:style-name="ce141" table:formula="of:=[.EJ133]-50" office:value-type="float" office:value="390.16" calcext:value-type="float">
            <text:p>390.2</text:p>
          </table:table-cell>
          <table:table-cell table:style-name="ce141" table:formula="of:=[.EJ133]+100" office:value-type="float" office:value="540.16" calcext:value-type="float">
            <text:p>540.2</text:p>
          </table:table-cell>
          <table:table-cell table:style-name="ce141" table:formula="of:=[.EJ133]-100" office:value-type="float" office:value="340.16" calcext:value-type="float">
            <text:p>340.2</text:p>
          </table:table-cell>
          <table:table-cell table:style-name="ce138" table:formula="of:=-0.025*(([.A133]-1963)^2)+5.5*([.A133]-1963)+175" office:value-type="float" office:value="431.275" calcext:value-type="float">
            <text:p>431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1" calcext:value-type="float">
            <text:p>2031</text:p>
          </table:table-cell>
          <table:table-cell table:style-name="ce15" office:value-type="float" office:value="49596300.0302872" calcext:value-type="float">
            <text:p>49596300</text:p>
          </table:table-cell>
          <table:table-cell table:style-name="ce41" office:value-type="float" office:value="16789953.3870668" calcext:value-type="float">
            <text:p>16789953</text:p>
          </table:table-cell>
          <table:table-cell table:style-name="ce41" office:value-type="float" office:value="24724294.4025442" calcext:value-type="float">
            <text:p>24724294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4]/26" office:value-type="float" office:value="645767.437964108" calcext:value-type="float">
            <text:p>645767</text:p>
          </table:table-cell>
          <table:table-cell table:style-name="ce41" table:formula="of:=[.F134]/2" office:value-type="float" office:value="322883.718982054" calcext:value-type="float">
            <text:p>322884</text:p>
          </table:table-cell>
          <table:table-cell table:style-name="ce41" table:formula="of:=[.G134]*1.5" office:value-type="float" office:value="484325.578473081" calcext:value-type="float">
            <text:p>484326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3]*1.03" office:value-type="float" office:value="247241.543166362" calcext:value-type="float">
            <text:p>247242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6" table:style-name="ce100" office:value-type="string" calcext:value-type="string">
            <text:p>null</text:p>
          </table:table-cell>
          <table:table-cell table:style-name="ce191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3" table:style-name="ce116" office:value-type="string" calcext:value-type="string">
            <text:p>null</text:p>
          </table:table-cell>
          <table:table-cell table:number-columns-repeated="4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number-columns-repeated="5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4]-1963)^2)+8.5*([.A134]-1963)+140" office:value-type="float" office:value="440.56" calcext:value-type="float">
            <text:p>440.6</text:p>
          </table:table-cell>
          <table:table-cell table:style-name="ce138" table:formula="of:=[.EJ134]+50" office:value-type="float" office:value="490.56" calcext:value-type="float">
            <text:p>490.6</text:p>
          </table:table-cell>
          <table:table-cell table:style-name="ce141" table:formula="of:=[.EJ134]-50" office:value-type="float" office:value="390.56" calcext:value-type="float">
            <text:p>390.6</text:p>
          </table:table-cell>
          <table:table-cell table:style-name="ce141" table:formula="of:=[.EJ134]+100" office:value-type="float" office:value="540.56" calcext:value-type="float">
            <text:p>540.6</text:p>
          </table:table-cell>
          <table:table-cell table:style-name="ce141" table:formula="of:=[.EJ134]-100" office:value-type="float" office:value="340.56" calcext:value-type="float">
            <text:p>340.6</text:p>
          </table:table-cell>
          <table:table-cell table:style-name="ce138" table:formula="of:=-0.025*(([.A134]-1963)^2)+5.5*([.A134]-1963)+175" office:value-type="float" office:value="433.4" calcext:value-type="float">
            <text:p>433.4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2" calcext:value-type="float">
            <text:p>2032</text:p>
          </table:table-cell>
          <table:table-cell table:style-name="ce15" office:value-type="float" office:value="49821816.9045575" calcext:value-type="float">
            <text:p>49821817</text:p>
          </table:table-cell>
          <table:table-cell table:style-name="ce41" office:value-type="float" office:value="16814775.5322038" calcext:value-type="float">
            <text:p>16814776</text:p>
          </table:table-cell>
          <table:table-cell table:style-name="ce41" office:value-type="float" office:value="24729777.8610973" calcext:value-type="float">
            <text:p>24729778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5]/26" office:value-type="float" office:value="646722.135853991" calcext:value-type="float">
            <text:p>646722</text:p>
          </table:table-cell>
          <table:table-cell table:style-name="ce41" table:formula="of:=[.F135]/2" office:value-type="float" office:value="323361.067926995" calcext:value-type="float">
            <text:p>323361</text:p>
          </table:table-cell>
          <table:table-cell table:style-name="ce41" table:formula="of:=[.G135]*1.5" office:value-type="float" office:value="485041.601890493" calcext:value-type="float">
            <text:p>485042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4]*1.03" office:value-type="float" office:value="254658.789461353" calcext:value-type="float">
            <text:p>254659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6" table:style-name="ce100" office:value-type="string" calcext:value-type="string">
            <text:p>null</text:p>
          </table:table-cell>
          <table:table-cell table:style-name="ce191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number-columns-repeated="5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5]-1963)^2)+8.5*([.A135]-1963)+140" office:value-type="float" office:value="440.84" calcext:value-type="float">
            <text:p>440.8</text:p>
          </table:table-cell>
          <table:table-cell table:style-name="ce138" table:formula="of:=[.EJ135]+50" office:value-type="float" office:value="490.84" calcext:value-type="float">
            <text:p>490.8</text:p>
          </table:table-cell>
          <table:table-cell table:style-name="ce141" table:formula="of:=[.EJ135]-50" office:value-type="float" office:value="390.84" calcext:value-type="float">
            <text:p>390.8</text:p>
          </table:table-cell>
          <table:table-cell table:style-name="ce141" table:formula="of:=[.EJ135]+100" office:value-type="float" office:value="540.84" calcext:value-type="float">
            <text:p>540.8</text:p>
          </table:table-cell>
          <table:table-cell table:style-name="ce141" table:formula="of:=[.EJ135]-100" office:value-type="float" office:value="340.84" calcext:value-type="float">
            <text:p>340.8</text:p>
          </table:table-cell>
          <table:table-cell table:style-name="ce138" table:formula="of:=-0.025*(([.A135]-1963)^2)+5.5*([.A135]-1963)+175" office:value-type="float" office:value="435.475" calcext:value-type="float">
            <text:p>435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3" calcext:value-type="float">
            <text:p>2033</text:p>
          </table:table-cell>
          <table:table-cell table:style-name="ce15" office:value-type="float" office:value="50064072.2975496" calcext:value-type="float">
            <text:p>50064072</text:p>
          </table:table-cell>
          <table:table-cell table:style-name="ce41" office:value-type="float" office:value="16860366.4653774" calcext:value-type="float">
            <text:p>16860366</text:p>
          </table:table-cell>
          <table:table-cell table:style-name="ce41" office:value-type="float" office:value="24727836.1977082" calcext:value-type="float">
            <text:p>24727836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6]/26" office:value-type="float" office:value="648475.633283746" calcext:value-type="float">
            <text:p>648476</text:p>
          </table:table-cell>
          <table:table-cell table:style-name="ce41" table:formula="of:=[.F136]/2" office:value-type="float" office:value="324237.816641873" calcext:value-type="float">
            <text:p>324238</text:p>
          </table:table-cell>
          <table:table-cell table:style-name="ce41" table:formula="of:=[.G136]*1.5" office:value-type="float" office:value="486356.72496281" calcext:value-type="float">
            <text:p>486357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5]*1.03" office:value-type="float" office:value="262298.553145193" calcext:value-type="float">
            <text:p>262299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6" table:style-name="ce100" office:value-type="string" calcext:value-type="string">
            <text:p>null</text:p>
          </table:table-cell>
          <table:table-cell table:style-name="ce191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number-columns-repeated="5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6]-1963)^2)+8.5*([.A136]-1963)+140" office:value-type="float" office:value="441" calcext:value-type="float">
            <text:p>441.0</text:p>
          </table:table-cell>
          <table:table-cell table:style-name="ce138" table:formula="of:=[.EJ136]+50" office:value-type="float" office:value="491" calcext:value-type="float">
            <text:p>491.0</text:p>
          </table:table-cell>
          <table:table-cell table:style-name="ce141" table:formula="of:=[.EJ136]-50" office:value-type="float" office:value="391" calcext:value-type="float">
            <text:p>391.0</text:p>
          </table:table-cell>
          <table:table-cell table:style-name="ce141" table:formula="of:=[.EJ136]+100" office:value-type="float" office:value="541" calcext:value-type="float">
            <text:p>541.0</text:p>
          </table:table-cell>
          <table:table-cell table:style-name="ce141" table:formula="of:=[.EJ136]-100" office:value-type="float" office:value="341" calcext:value-type="float">
            <text:p>341.0</text:p>
          </table:table-cell>
          <table:table-cell table:style-name="ce138" table:formula="of:=-0.025*(([.A136]-1963)^2)+5.5*([.A136]-1963)+175" office:value-type="float" office:value="437.5" calcext:value-type="float">
            <text:p>437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4" calcext:value-type="float">
            <text:p>2034</text:p>
          </table:table-cell>
          <table:table-cell table:style-name="ce15" office:value-type="float" office:value="50315662.8421835" calcext:value-type="float">
            <text:p>50315663</text:p>
          </table:table-cell>
          <table:table-cell table:style-name="ce41" office:value-type="float" office:value="16936136.8266443" calcext:value-type="float">
            <text:p>16936137</text:p>
          </table:table-cell>
          <table:table-cell table:style-name="ce41" office:value-type="float" office:value="24681325.6841206" calcext:value-type="float">
            <text:p>24681326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7]/26" office:value-type="float" office:value="651389.877947858" calcext:value-type="float">
            <text:p>651390</text:p>
          </table:table-cell>
          <table:table-cell table:style-name="ce41" table:formula="of:=[.F137]/2" office:value-type="float" office:value="325694.938973929" calcext:value-type="float">
            <text:p>325695</text:p>
          </table:table-cell>
          <table:table-cell table:style-name="ce41" table:formula="of:=[.G137]*1.5" office:value-type="float" office:value="488542.408460894" calcext:value-type="float">
            <text:p>488542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6]*1.03" office:value-type="float" office:value="270167.509739549" calcext:value-type="float">
            <text:p>270168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" table:style-name="ce41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number-columns-repeated="5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7]-1963)^2)+8.5*([.A137]-1963)+140" office:value-type="float" office:value="441.04" calcext:value-type="float">
            <text:p>441.0</text:p>
          </table:table-cell>
          <table:table-cell table:style-name="ce138" table:formula="of:=[.EJ137]+50" office:value-type="float" office:value="491.04" calcext:value-type="float">
            <text:p>491.0</text:p>
          </table:table-cell>
          <table:table-cell table:style-name="ce141" table:formula="of:=[.EJ137]-50" office:value-type="float" office:value="391.04" calcext:value-type="float">
            <text:p>391.0</text:p>
          </table:table-cell>
          <table:table-cell table:style-name="ce141" table:formula="of:=[.EJ137]+100" office:value-type="float" office:value="541.04" calcext:value-type="float">
            <text:p>541.0</text:p>
          </table:table-cell>
          <table:table-cell table:style-name="ce141" table:formula="of:=[.EJ137]-100" office:value-type="float" office:value="341.04" calcext:value-type="float">
            <text:p>341.0</text:p>
          </table:table-cell>
          <table:table-cell table:style-name="ce138" table:formula="of:=-0.025*(([.A137]-1963)^2)+5.5*([.A137]-1963)+175" office:value-type="float" office:value="439.475" calcext:value-type="float">
            <text:p>439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5" calcext:value-type="float">
            <text:p>2035</text:p>
          </table:table-cell>
          <table:table-cell table:style-name="ce15" office:value-type="float" office:value="50570953.9316807" calcext:value-type="float">
            <text:p>50570954</text:p>
          </table:table-cell>
          <table:table-cell table:style-name="ce41" office:value-type="float" office:value="17001436.6320547" calcext:value-type="float">
            <text:p>17001437</text:p>
          </table:table-cell>
          <table:table-cell table:style-name="ce41" office:value-type="float" office:value="24593908.9905102" calcext:value-type="float">
            <text:p>24593909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8]/26" office:value-type="float" office:value="653901.408925182" calcext:value-type="float">
            <text:p>653901</text:p>
          </table:table-cell>
          <table:table-cell table:style-name="ce41" table:formula="of:=[.F138]/2" office:value-type="float" office:value="326950.704462591" calcext:value-type="float">
            <text:p>326951</text:p>
          </table:table-cell>
          <table:table-cell table:style-name="ce41" table:formula="of:=[.G138]*1.5" office:value-type="float" office:value="490426.056693887" calcext:value-type="float">
            <text:p>490426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7]*1.03" office:value-type="float" office:value="278272.535031735" calcext:value-type="float">
            <text:p>278273</text:p>
          </table:table-cell>
          <table:table-cell table:style-name="ce12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2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17" table:style-name="ce47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style-name="ce116" office:value-type="string" calcext:value-type="string">
            <text:p>null</text:p>
          </table:table-cell>
          <table:table-cell table:number-columns-repeated="5" table:style-name="ce209" office:value-type="string" calcext:value-type="string">
            <text:p>null</text:p>
          </table:table-cell>
          <table:table-cell table:number-columns-repeated="6" table:style-name="ce116" office:value-type="string" calcext:value-type="string">
            <text:p>null</text:p>
          </table:table-cell>
          <table:table-cell table:style-name="ce138" office:value-type="string" calcext:value-type="string">
            <text:p>null</text:p>
          </table:table-cell>
          <table:table-cell table:number-columns-repeated="4" table:style-name="ce116" office:value-type="string" calcext:value-type="string">
            <text:p>null</text:p>
          </table:table-cell>
          <table:table-cell table:number-columns-repeated="5" table:style-name="ce100" office:value-type="string" calcext:value-type="string">
            <text:p>null</text:p>
          </table:table-cell>
          <table:table-cell table:number-columns-repeated="19" table:style-name="ce41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5" table:style-name="ce141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2" table:style-name="ce129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style-name="ce138" table:formula="of:=-0.06*(([.A138]-1963)^2)+8.5*([.A138]-1963)+140" office:value-type="float" office:value="440.96" calcext:value-type="float">
            <text:p>441.0</text:p>
          </table:table-cell>
          <table:table-cell table:style-name="ce138" table:formula="of:=[.EJ138]+50" office:value-type="float" office:value="490.96" calcext:value-type="float">
            <text:p>491.0</text:p>
          </table:table-cell>
          <table:table-cell table:style-name="ce141" table:formula="of:=[.EJ138]-50" office:value-type="float" office:value="390.96" calcext:value-type="float">
            <text:p>391.0</text:p>
          </table:table-cell>
          <table:table-cell table:style-name="ce141" table:formula="of:=[.EJ138]+100" office:value-type="float" office:value="540.96" calcext:value-type="float">
            <text:p>541.0</text:p>
          </table:table-cell>
          <table:table-cell table:style-name="ce141" table:formula="of:=[.EJ138]-100" office:value-type="float" office:value="340.96" calcext:value-type="float">
            <text:p>341.0</text:p>
          </table:table-cell>
          <table:table-cell table:style-name="ce138" table:formula="of:=-0.025*(([.A138]-1963)^2)+5.5*([.A138]-1963)+175" office:value-type="float" office:value="441.4" calcext:value-type="float">
            <text:p>441.4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6" calcext:value-type="float">
            <text:p>2036</text:p>
          </table:table-cell>
          <table:table-cell table:style-name="ce15" office:value-type="float" office:value="50829348.6926288" calcext:value-type="float">
            <text:p>50829349</text:p>
          </table:table-cell>
          <table:table-cell table:style-name="ce41" office:value-type="float" office:value="17059423.9212692" calcext:value-type="float">
            <text:p>17059424</text:p>
          </table:table-cell>
          <table:table-cell table:style-name="ce41" office:value-type="float" office:value="24487325.817101" calcext:value-type="float">
            <text:p>24487326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39]/26" office:value-type="float" office:value="656131.689279584" calcext:value-type="float">
            <text:p>656132</text:p>
          </table:table-cell>
          <table:table-cell table:style-name="ce41" table:formula="of:=[.F139]/2" office:value-type="float" office:value="328065.844639792" calcext:value-type="float">
            <text:p>328066</text:p>
          </table:table-cell>
          <table:table-cell table:style-name="ce41" table:formula="of:=[.G139]*1.5" office:value-type="float" office:value="492098.766959688" calcext:value-type="float">
            <text:p>492099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8]*1.03" office:value-type="float" office:value="286620.711082687" calcext:value-type="float">
            <text:p>286621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2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39]-1963)^2)+8.5*([.A139]-1963)+140" office:value-type="float" office:value="440.76" calcext:value-type="float">
            <text:p>440.8</text:p>
          </table:table-cell>
          <table:table-cell table:style-name="ce138" table:formula="of:=[.EJ139]+50" office:value-type="float" office:value="490.76" calcext:value-type="float">
            <text:p>490.8</text:p>
          </table:table-cell>
          <table:table-cell table:style-name="ce141" table:formula="of:=[.EJ139]-50" office:value-type="float" office:value="390.76" calcext:value-type="float">
            <text:p>390.8</text:p>
          </table:table-cell>
          <table:table-cell table:style-name="ce141" table:formula="of:=[.EJ139]+100" office:value-type="float" office:value="540.76" calcext:value-type="float">
            <text:p>540.8</text:p>
          </table:table-cell>
          <table:table-cell table:style-name="ce141" table:formula="of:=[.EJ139]-100" office:value-type="float" office:value="340.76" calcext:value-type="float">
            <text:p>340.8</text:p>
          </table:table-cell>
          <table:table-cell table:style-name="ce138" table:formula="of:=-0.025*(([.A139]-1963)^2)+5.5*([.A139]-1963)+175" office:value-type="float" office:value="443.275" calcext:value-type="float">
            <text:p>443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7" calcext:value-type="float">
            <text:p>2037</text:p>
          </table:table-cell>
          <table:table-cell table:style-name="ce15" office:value-type="float" office:value="51090358.4026777" calcext:value-type="float">
            <text:p>51090358</text:p>
          </table:table-cell>
          <table:table-cell table:style-name="ce41" office:value-type="float" office:value="17121248.9524923" calcext:value-type="float">
            <text:p>17121249</text:p>
          </table:table-cell>
          <table:table-cell table:style-name="ce41" office:value-type="float" office:value="24358050.026225" calcext:value-type="float">
            <text:p>24358050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0]/26" office:value-type="float" office:value="658509.575095857" calcext:value-type="float">
            <text:p>658510</text:p>
          </table:table-cell>
          <table:table-cell table:style-name="ce41" table:formula="of:=[.F140]/2" office:value-type="float" office:value="329254.787547928" calcext:value-type="float">
            <text:p>329255</text:p>
          </table:table-cell>
          <table:table-cell table:style-name="ce41" table:formula="of:=[.G140]*1.5" office:value-type="float" office:value="493882.181321892" calcext:value-type="float">
            <text:p>493882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39]*1.03" office:value-type="float" office:value="295219.332415168" calcext:value-type="float">
            <text:p>295219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0]-1963)^2)+8.5*([.A140]-1963)+140" office:value-type="float" office:value="440.44" calcext:value-type="float">
            <text:p>440.4</text:p>
          </table:table-cell>
          <table:table-cell table:style-name="ce138" table:formula="of:=[.EJ140]+50" office:value-type="float" office:value="490.44" calcext:value-type="float">
            <text:p>490.4</text:p>
          </table:table-cell>
          <table:table-cell table:style-name="ce141" table:formula="of:=[.EJ140]-50" office:value-type="float" office:value="390.44" calcext:value-type="float">
            <text:p>390.4</text:p>
          </table:table-cell>
          <table:table-cell table:style-name="ce141" table:formula="of:=[.EJ140]+100" office:value-type="float" office:value="540.44" calcext:value-type="float">
            <text:p>540.4</text:p>
          </table:table-cell>
          <table:table-cell table:style-name="ce141" table:formula="of:=[.EJ140]-100" office:value-type="float" office:value="340.44" calcext:value-type="float">
            <text:p>340.4</text:p>
          </table:table-cell>
          <table:table-cell table:style-name="ce138" table:formula="of:=-0.025*(([.A140]-1963)^2)+5.5*([.A140]-1963)+175" office:value-type="float" office:value="445.1" calcext:value-type="float">
            <text:p>445.1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8" calcext:value-type="float">
            <text:p>2038</text:p>
          </table:table-cell>
          <table:table-cell table:style-name="ce15" office:value-type="float" office:value="51353006.0596026" calcext:value-type="float">
            <text:p>51353006</text:p>
          </table:table-cell>
          <table:table-cell table:style-name="ce41" office:value-type="float" office:value="17178849.5268729" calcext:value-type="float">
            <text:p>17178850</text:p>
          </table:table-cell>
          <table:table-cell table:style-name="ce41" office:value-type="float" office:value="24219253.070714" calcext:value-type="float">
            <text:p>24219253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1]/26" office:value-type="float" office:value="660724.981802803" calcext:value-type="float">
            <text:p>660725</text:p>
          </table:table-cell>
          <table:table-cell table:style-name="ce41" table:formula="of:=[.F141]/2" office:value-type="float" office:value="330362.490901402" calcext:value-type="float">
            <text:p>330362</text:p>
          </table:table-cell>
          <table:table-cell table:style-name="ce41" table:formula="of:=[.G141]*1.5" office:value-type="float" office:value="495543.736352102" calcext:value-type="float">
            <text:p>495544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0]*1.03" office:value-type="float" office:value="304075.912387623" calcext:value-type="float">
            <text:p>304076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1]-1963)^2)+8.5*([.A141]-1963)+140" office:value-type="float" office:value="440" calcext:value-type="float">
            <text:p>440.0</text:p>
          </table:table-cell>
          <table:table-cell table:style-name="ce138" table:formula="of:=[.EJ141]+50" office:value-type="float" office:value="490" calcext:value-type="float">
            <text:p>490.0</text:p>
          </table:table-cell>
          <table:table-cell table:style-name="ce141" table:formula="of:=[.EJ141]-50" office:value-type="float" office:value="390" calcext:value-type="float">
            <text:p>390.0</text:p>
          </table:table-cell>
          <table:table-cell table:style-name="ce141" table:formula="of:=[.EJ141]+100" office:value-type="float" office:value="540" calcext:value-type="float">
            <text:p>540.0</text:p>
          </table:table-cell>
          <table:table-cell table:style-name="ce141" table:formula="of:=[.EJ141]-100" office:value-type="float" office:value="340" calcext:value-type="float">
            <text:p>340.0</text:p>
          </table:table-cell>
          <table:table-cell table:style-name="ce138" table:formula="of:=-0.025*(([.A141]-1963)^2)+5.5*([.A141]-1963)+175" office:value-type="float" office:value="446.875" calcext:value-type="float">
            <text:p>446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39" calcext:value-type="float">
            <text:p>2039</text:p>
          </table:table-cell>
          <table:table-cell table:style-name="ce15" office:value-type="float" office:value="51615795.7450667" calcext:value-type="float">
            <text:p>51615796</text:p>
          </table:table-cell>
          <table:table-cell table:style-name="ce41" office:value-type="float" office:value="17220926.6372816" calcext:value-type="float">
            <text:p>17220927</text:p>
          </table:table-cell>
          <table:table-cell table:style-name="ce41" office:value-type="float" office:value="24094827.774111" calcext:value-type="float">
            <text:p>24094828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2]/26" office:value-type="float" office:value="662343.332203139" calcext:value-type="float">
            <text:p>662343</text:p>
          </table:table-cell>
          <table:table-cell table:style-name="ce41" table:formula="of:=[.F142]/2" office:value-type="float" office:value="331171.666101569" calcext:value-type="float">
            <text:p>331172</text:p>
          </table:table-cell>
          <table:table-cell table:style-name="ce41" table:formula="of:=[.G142]*1.5" office:value-type="float" office:value="496757.499152354" calcext:value-type="float">
            <text:p>496757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1]*1.03" office:value-type="float" office:value="313198.189759252" calcext:value-type="float">
            <text:p>313198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2]-1963)^2)+8.5*([.A142]-1963)+140" office:value-type="float" office:value="439.44" calcext:value-type="float">
            <text:p>439.4</text:p>
          </table:table-cell>
          <table:table-cell table:style-name="ce138" table:formula="of:=[.EJ142]+50" office:value-type="float" office:value="489.44" calcext:value-type="float">
            <text:p>489.4</text:p>
          </table:table-cell>
          <table:table-cell table:style-name="ce141" table:formula="of:=[.EJ142]-50" office:value-type="float" office:value="389.44" calcext:value-type="float">
            <text:p>389.4</text:p>
          </table:table-cell>
          <table:table-cell table:style-name="ce141" table:formula="of:=[.EJ142]+100" office:value-type="float" office:value="539.44" calcext:value-type="float">
            <text:p>539.4</text:p>
          </table:table-cell>
          <table:table-cell table:style-name="ce141" table:formula="of:=[.EJ142]-100" office:value-type="float" office:value="339.44" calcext:value-type="float">
            <text:p>339.4</text:p>
          </table:table-cell>
          <table:table-cell table:style-name="ce138" table:formula="of:=-0.025*(([.A142]-1963)^2)+5.5*([.A142]-1963)+175" office:value-type="float" office:value="448.6" calcext:value-type="float">
            <text:p>448.6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0" calcext:value-type="float">
            <text:p>2040</text:p>
          </table:table-cell>
          <table:table-cell table:style-name="ce15" office:value-type="float" office:value="51875380.1212332" calcext:value-type="float">
            <text:p>51875380</text:p>
          </table:table-cell>
          <table:table-cell table:style-name="ce41" office:value-type="float" office:value="17269430.155779" calcext:value-type="float">
            <text:p>17269430</text:p>
          </table:table-cell>
          <table:table-cell table:style-name="ce41" office:value-type="float" office:value="23996705.137792" calcext:value-type="float">
            <text:p>23996705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3]/26" office:value-type="float" office:value="664208.852145345" calcext:value-type="float">
            <text:p>664209</text:p>
          </table:table-cell>
          <table:table-cell table:style-name="ce41" table:formula="of:=[.F143]/2" office:value-type="float" office:value="332104.426072673" calcext:value-type="float">
            <text:p>332104</text:p>
          </table:table-cell>
          <table:table-cell table:style-name="ce41" table:formula="of:=[.G143]*1.5" office:value-type="float" office:value="498156.639109009" calcext:value-type="float">
            <text:p>498157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2]*1.03" office:value-type="float" office:value="322594.135452029" calcext:value-type="float">
            <text:p>322594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18" table:style-name="ce41" office:value-type="string" calcext:value-type="string">
            <text:p>null</text:p>
          </table:table-cell>
          <table:table-cell table:number-columns-repeated="2" table:style-name="ce140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3]-1963)^2)+8.5*([.A143]-1963)+140" office:value-type="float" office:value="438.76" calcext:value-type="float">
            <text:p>438.8</text:p>
          </table:table-cell>
          <table:table-cell table:style-name="ce138" table:formula="of:=[.EJ143]+50" office:value-type="float" office:value="488.76" calcext:value-type="float">
            <text:p>488.8</text:p>
          </table:table-cell>
          <table:table-cell table:style-name="ce141" table:formula="of:=[.EJ143]-50" office:value-type="float" office:value="388.76" calcext:value-type="float">
            <text:p>388.8</text:p>
          </table:table-cell>
          <table:table-cell table:style-name="ce141" table:formula="of:=[.EJ143]+100" office:value-type="float" office:value="538.76" calcext:value-type="float">
            <text:p>538.8</text:p>
          </table:table-cell>
          <table:table-cell table:style-name="ce141" table:formula="of:=[.EJ143]-100" office:value-type="float" office:value="338.76" calcext:value-type="float">
            <text:p>338.8</text:p>
          </table:table-cell>
          <table:table-cell table:style-name="ce138" table:formula="of:=-0.025*(([.A143]-1963)^2)+5.5*([.A143]-1963)+175" office:value-type="float" office:value="450.275" calcext:value-type="float">
            <text:p>450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1" calcext:value-type="float">
            <text:p>2041</text:p>
          </table:table-cell>
          <table:table-cell table:style-name="ce15" office:value-type="float" office:value="52130955.9192778" calcext:value-type="float">
            <text:p>52130956</text:p>
          </table:table-cell>
          <table:table-cell table:style-name="ce41" office:value-type="float" office:value="17315816.8959616" calcext:value-type="float">
            <text:p>17315817</text:p>
          </table:table-cell>
          <table:table-cell table:style-name="ce41" office:value-type="float" office:value="23910055.523554" calcext:value-type="float">
            <text:p>23910056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4]/26" office:value-type="float" office:value="665992.957536985" calcext:value-type="float">
            <text:p>665993</text:p>
          </table:table-cell>
          <table:table-cell table:style-name="ce41" table:formula="of:=[.F144]/2" office:value-type="float" office:value="332996.478768493" calcext:value-type="float">
            <text:p>332996</text:p>
          </table:table-cell>
          <table:table-cell table:style-name="ce41" table:formula="of:=[.G144]*1.5" office:value-type="float" office:value="499494.718152739" calcext:value-type="float">
            <text:p>499495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3]*1.03" office:value-type="float" office:value="332271.95951559" calcext:value-type="float">
            <text:p>332272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4]-1963)^2)+8.5*([.A144]-1963)+140" office:value-type="float" office:value="437.96" calcext:value-type="float">
            <text:p>438.0</text:p>
          </table:table-cell>
          <table:table-cell table:style-name="ce138" table:formula="of:=[.EJ144]+50" office:value-type="float" office:value="487.96" calcext:value-type="float">
            <text:p>488.0</text:p>
          </table:table-cell>
          <table:table-cell table:style-name="ce141" table:formula="of:=[.EJ144]-50" office:value-type="float" office:value="387.96" calcext:value-type="float">
            <text:p>388.0</text:p>
          </table:table-cell>
          <table:table-cell table:style-name="ce141" table:formula="of:=[.EJ144]+100" office:value-type="float" office:value="537.96" calcext:value-type="float">
            <text:p>538.0</text:p>
          </table:table-cell>
          <table:table-cell table:style-name="ce141" table:formula="of:=[.EJ144]-100" office:value-type="float" office:value="337.96" calcext:value-type="float">
            <text:p>338.0</text:p>
          </table:table-cell>
          <table:table-cell table:style-name="ce138" table:formula="of:=-0.025*(([.A144]-1963)^2)+5.5*([.A144]-1963)+175" office:value-type="float" office:value="451.9" calcext:value-type="float">
            <text:p>451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2" calcext:value-type="float">
            <text:p>2042</text:p>
          </table:table-cell>
          <table:table-cell table:style-name="ce15" office:value-type="float" office:value="52379865.7427747" calcext:value-type="float">
            <text:p>52379866</text:p>
          </table:table-cell>
          <table:table-cell table:style-name="ce41" office:value-type="float" office:value="17355952.6170457" calcext:value-type="float">
            <text:p>17355953</text:p>
          </table:table-cell>
          <table:table-cell table:style-name="ce41" office:value-type="float" office:value="23835282.6505764" calcext:value-type="float">
            <text:p>23835283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5]/26" office:value-type="float" office:value="667536.639117143" calcext:value-type="float">
            <text:p>667537</text:p>
          </table:table-cell>
          <table:table-cell table:style-name="ce41" table:formula="of:=[.F145]/2" office:value-type="float" office:value="333768.319558572" calcext:value-type="float">
            <text:p>333768</text:p>
          </table:table-cell>
          <table:table-cell table:style-name="ce41" table:formula="of:=[.G145]*1.5" office:value-type="float" office:value="500652.479337858" calcext:value-type="float">
            <text:p>500652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4]*1.03" office:value-type="float" office:value="342240.118301058" calcext:value-type="float">
            <text:p>342240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5]-1963)^2)+8.5*([.A145]-1963)+140" office:value-type="float" office:value="437.04" calcext:value-type="float">
            <text:p>437.0</text:p>
          </table:table-cell>
          <table:table-cell table:style-name="ce138" table:formula="of:=[.EJ145]+50" office:value-type="float" office:value="487.04" calcext:value-type="float">
            <text:p>487.0</text:p>
          </table:table-cell>
          <table:table-cell table:style-name="ce141" table:formula="of:=[.EJ145]-50" office:value-type="float" office:value="387.04" calcext:value-type="float">
            <text:p>387.0</text:p>
          </table:table-cell>
          <table:table-cell table:style-name="ce141" table:formula="of:=[.EJ145]+100" office:value-type="float" office:value="537.04" calcext:value-type="float">
            <text:p>537.0</text:p>
          </table:table-cell>
          <table:table-cell table:style-name="ce141" table:formula="of:=[.EJ145]-100" office:value-type="float" office:value="337.04" calcext:value-type="float">
            <text:p>337.0</text:p>
          </table:table-cell>
          <table:table-cell table:style-name="ce138" table:formula="of:=-0.025*(([.A145]-1963)^2)+5.5*([.A145]-1963)+175" office:value-type="float" office:value="453.475" calcext:value-type="float">
            <text:p>453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3" calcext:value-type="float">
            <text:p>2043</text:p>
          </table:table-cell>
          <table:table-cell table:style-name="ce15" office:value-type="float" office:value="52619331.5143996" calcext:value-type="float">
            <text:p>52619332</text:p>
          </table:table-cell>
          <table:table-cell table:style-name="ce41" office:value-type="float" office:value="17379721.463692" calcext:value-type="float">
            <text:p>17379721</text:p>
          </table:table-cell>
          <table:table-cell table:style-name="ce41" office:value-type="float" office:value="23766335.2903092" calcext:value-type="float">
            <text:p>23766335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6]/26" office:value-type="float" office:value="668450.825526616" calcext:value-type="float">
            <text:p>668451</text:p>
          </table:table-cell>
          <table:table-cell table:style-name="ce41" table:formula="of:=[.F146]/2" office:value-type="float" office:value="334225.412763308" calcext:value-type="float">
            <text:p>334225</text:p>
          </table:table-cell>
          <table:table-cell table:style-name="ce41" table:formula="of:=[.G146]*1.5" office:value-type="float" office:value="501338.119144962" calcext:value-type="float">
            <text:p>501338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5]*1.03" office:value-type="float" office:value="352507.32185009" calcext:value-type="float">
            <text:p>352507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6]-1963)^2)+8.5*([.A146]-1963)+140" office:value-type="float" office:value="436" calcext:value-type="float">
            <text:p>436.0</text:p>
          </table:table-cell>
          <table:table-cell table:style-name="ce138" table:formula="of:=[.EJ146]+50" office:value-type="float" office:value="486" calcext:value-type="float">
            <text:p>486.0</text:p>
          </table:table-cell>
          <table:table-cell table:style-name="ce141" table:formula="of:=[.EJ146]-50" office:value-type="float" office:value="386" calcext:value-type="float">
            <text:p>386.0</text:p>
          </table:table-cell>
          <table:table-cell table:style-name="ce141" table:formula="of:=[.EJ146]+100" office:value-type="float" office:value="536" calcext:value-type="float">
            <text:p>536.0</text:p>
          </table:table-cell>
          <table:table-cell table:style-name="ce141" table:formula="of:=[.EJ146]-100" office:value-type="float" office:value="336" calcext:value-type="float">
            <text:p>336.0</text:p>
          </table:table-cell>
          <table:table-cell table:style-name="ce138" table:formula="of:=-0.025*(([.A146]-1963)^2)+5.5*([.A146]-1963)+175" office:value-type="float" office:value="455" calcext:value-type="float">
            <text:p>455.0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4" calcext:value-type="float">
            <text:p>2044</text:p>
          </table:table-cell>
          <table:table-cell table:style-name="ce15" office:value-type="float" office:value="52847353.4813832" calcext:value-type="float">
            <text:p>52847353</text:p>
          </table:table-cell>
          <table:table-cell table:style-name="ce41" office:value-type="float" office:value="17375787.0276023" calcext:value-type="float">
            <text:p>17375787</text:p>
          </table:table-cell>
          <table:table-cell table:style-name="ce41" office:value-type="float" office:value="23715715.3097719" calcext:value-type="float">
            <text:p>23715715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7]/26" office:value-type="float" office:value="668299.501061626" calcext:value-type="float">
            <text:p>668300</text:p>
          </table:table-cell>
          <table:table-cell table:style-name="ce41" table:formula="of:=[.F147]/2" office:value-type="float" office:value="334149.750530813" calcext:value-type="float">
            <text:p>334150</text:p>
          </table:table-cell>
          <table:table-cell table:style-name="ce41" table:formula="of:=[.G147]*1.5" office:value-type="float" office:value="501224.625796219" calcext:value-type="float">
            <text:p>501225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6]*1.03" office:value-type="float" office:value="363082.541505592" calcext:value-type="float">
            <text:p>363083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7]-1963)^2)+8.5*([.A147]-1963)+140" office:value-type="float" office:value="434.84" calcext:value-type="float">
            <text:p>434.8</text:p>
          </table:table-cell>
          <table:table-cell table:style-name="ce138" table:formula="of:=[.EJ147]+50" office:value-type="float" office:value="484.84" calcext:value-type="float">
            <text:p>484.8</text:p>
          </table:table-cell>
          <table:table-cell table:style-name="ce141" table:formula="of:=[.EJ147]-50" office:value-type="float" office:value="384.84" calcext:value-type="float">
            <text:p>384.8</text:p>
          </table:table-cell>
          <table:table-cell table:style-name="ce141" table:formula="of:=[.EJ147]+100" office:value-type="float" office:value="534.84" calcext:value-type="float">
            <text:p>534.8</text:p>
          </table:table-cell>
          <table:table-cell table:style-name="ce141" table:formula="of:=[.EJ147]-100" office:value-type="float" office:value="334.84" calcext:value-type="float">
            <text:p>334.8</text:p>
          </table:table-cell>
          <table:table-cell table:style-name="ce138" table:formula="of:=-0.025*(([.A147]-1963)^2)+5.5*([.A147]-1963)+175" office:value-type="float" office:value="456.475" calcext:value-type="float">
            <text:p>456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5" calcext:value-type="float">
            <text:p>2045</text:p>
          </table:table-cell>
          <table:table-cell table:style-name="ce15" office:value-type="float" office:value="53061868.6279862" calcext:value-type="float">
            <text:p>53061869</text:p>
          </table:table-cell>
          <table:table-cell table:style-name="ce41" office:value-type="float" office:value="17369554.466323" calcext:value-type="float">
            <text:p>17369554</text:p>
          </table:table-cell>
          <table:table-cell table:style-name="ce41" office:value-type="float" office:value="23666110.5585871" calcext:value-type="float">
            <text:p>23666111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8]/26" office:value-type="float" office:value="668059.78716627" calcext:value-type="float">
            <text:p>668060</text:p>
          </table:table-cell>
          <table:table-cell table:style-name="ce41" table:formula="of:=[.F148]/2" office:value-type="float" office:value="334029.893583135" calcext:value-type="float">
            <text:p>334030</text:p>
          </table:table-cell>
          <table:table-cell table:style-name="ce41" table:formula="of:=[.G148]*1.5" office:value-type="float" office:value="501044.840374702" calcext:value-type="float">
            <text:p>501045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7]*1.03" office:value-type="float" office:value="373975.01775076" calcext:value-type="float">
            <text:p>373975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8]-1963)^2)+8.5*([.A148]-1963)+140" office:value-type="float" office:value="433.56" calcext:value-type="float">
            <text:p>433.6</text:p>
          </table:table-cell>
          <table:table-cell table:style-name="ce138" table:formula="of:=[.EJ148]+50" office:value-type="float" office:value="483.56" calcext:value-type="float">
            <text:p>483.6</text:p>
          </table:table-cell>
          <table:table-cell table:style-name="ce141" table:formula="of:=[.EJ148]-50" office:value-type="float" office:value="383.56" calcext:value-type="float">
            <text:p>383.6</text:p>
          </table:table-cell>
          <table:table-cell table:style-name="ce141" table:formula="of:=[.EJ148]+100" office:value-type="float" office:value="533.56" calcext:value-type="float">
            <text:p>533.6</text:p>
          </table:table-cell>
          <table:table-cell table:style-name="ce141" table:formula="of:=[.EJ148]-100" office:value-type="float" office:value="333.56" calcext:value-type="float">
            <text:p>333.6</text:p>
          </table:table-cell>
          <table:table-cell table:style-name="ce138" table:formula="of:=-0.025*(([.A148]-1963)^2)+5.5*([.A148]-1963)+175" office:value-type="float" office:value="457.9" calcext:value-type="float">
            <text:p>457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6" calcext:value-type="float">
            <text:p>2046</text:p>
          </table:table-cell>
          <table:table-cell table:style-name="ce15" office:value-type="float" office:value="53261574.9853483" calcext:value-type="float">
            <text:p>53261575</text:p>
          </table:table-cell>
          <table:table-cell table:style-name="ce41" office:value-type="float" office:value="17359106.1004468" calcext:value-type="float">
            <text:p>17359106</text:p>
          </table:table-cell>
          <table:table-cell table:style-name="ce41" office:value-type="float" office:value="23631507.356327" calcext:value-type="float">
            <text:p>23631507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49]/26" office:value-type="float" office:value="667657.926940263" calcext:value-type="float">
            <text:p>667658</text:p>
          </table:table-cell>
          <table:table-cell table:style-name="ce41" table:formula="of:=[.F149]/2" office:value-type="float" office:value="333828.963470131" calcext:value-type="float">
            <text:p>333829</text:p>
          </table:table-cell>
          <table:table-cell table:style-name="ce41" table:formula="of:=[.G149]*1.5" office:value-type="float" office:value="500743.445205197" calcext:value-type="float">
            <text:p>500743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8]*1.03" office:value-type="float" office:value="385194.268283283" calcext:value-type="float">
            <text:p>385194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49]-1963)^2)+8.5*([.A149]-1963)+140" office:value-type="float" office:value="432.16" calcext:value-type="float">
            <text:p>432.2</text:p>
          </table:table-cell>
          <table:table-cell table:style-name="ce138" table:formula="of:=[.EJ149]+50" office:value-type="float" office:value="482.16" calcext:value-type="float">
            <text:p>482.2</text:p>
          </table:table-cell>
          <table:table-cell table:style-name="ce141" table:formula="of:=[.EJ149]-50" office:value-type="float" office:value="382.16" calcext:value-type="float">
            <text:p>382.2</text:p>
          </table:table-cell>
          <table:table-cell table:style-name="ce141" table:formula="of:=[.EJ149]+100" office:value-type="float" office:value="532.16" calcext:value-type="float">
            <text:p>532.2</text:p>
          </table:table-cell>
          <table:table-cell table:style-name="ce141" table:formula="of:=[.EJ149]-100" office:value-type="float" office:value="332.16" calcext:value-type="float">
            <text:p>332.2</text:p>
          </table:table-cell>
          <table:table-cell table:style-name="ce138" table:formula="of:=-0.025*(([.A149]-1963)^2)+5.5*([.A149]-1963)+175" office:value-type="float" office:value="459.275" calcext:value-type="float">
            <text:p>459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7" calcext:value-type="float">
            <text:p>2047</text:p>
          </table:table-cell>
          <table:table-cell table:style-name="ce15" office:value-type="float" office:value="53444815.9414445" calcext:value-type="float">
            <text:p>53444816</text:p>
          </table:table-cell>
          <table:table-cell table:style-name="ce41" office:value-type="float" office:value="17346857.4852926" calcext:value-type="float">
            <text:p>17346857</text:p>
          </table:table-cell>
          <table:table-cell table:style-name="ce41" office:value-type="float" office:value="23609033.6195844" calcext:value-type="float">
            <text:p>23609034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0]/26" office:value-type="float" office:value="667186.826357407" calcext:value-type="float">
            <text:p>667187</text:p>
          </table:table-cell>
          <table:table-cell table:style-name="ce41" table:formula="of:=[.F150]/2" office:value-type="float" office:value="333593.413178704" calcext:value-type="float">
            <text:p>333593</text:p>
          </table:table-cell>
          <table:table-cell table:style-name="ce41" table:formula="of:=[.G150]*1.5" office:value-type="float" office:value="500390.119768056" calcext:value-type="float">
            <text:p>500390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49]*1.03" office:value-type="float" office:value="396750.096331781" calcext:value-type="float">
            <text:p>396750</text:p>
          </table:table-cell>
          <table:table-cell table:style-name="ce100" office:value-type="string" calcext:value-type="string">
            <text:p>null</text:p>
          </table:table-cell>
          <table:table-cell table:style-name="ce14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50]-1963)^2)+8.5*([.A150]-1963)+140" office:value-type="float" office:value="430.64" calcext:value-type="float">
            <text:p>430.6</text:p>
          </table:table-cell>
          <table:table-cell table:style-name="ce138" table:formula="of:=[.EJ150]+50" office:value-type="float" office:value="480.64" calcext:value-type="float">
            <text:p>480.6</text:p>
          </table:table-cell>
          <table:table-cell table:style-name="ce141" table:formula="of:=[.EJ150]-50" office:value-type="float" office:value="380.64" calcext:value-type="float">
            <text:p>380.6</text:p>
          </table:table-cell>
          <table:table-cell table:style-name="ce141" table:formula="of:=[.EJ150]+100" office:value-type="float" office:value="530.64" calcext:value-type="float">
            <text:p>530.6</text:p>
          </table:table-cell>
          <table:table-cell table:style-name="ce141" table:formula="of:=[.EJ150]-100" office:value-type="float" office:value="330.64" calcext:value-type="float">
            <text:p>330.6</text:p>
          </table:table-cell>
          <table:table-cell table:style-name="ce138" table:formula="of:=-0.025*(([.A150]-1963)^2)+5.5*([.A150]-1963)+175" office:value-type="float" office:value="460.6" calcext:value-type="float">
            <text:p>460.6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8" calcext:value-type="float">
            <text:p>2048</text:p>
          </table:table-cell>
          <table:table-cell table:style-name="ce15" office:value-type="float" office:value="53610230.6271449" calcext:value-type="float">
            <text:p>53610231</text:p>
          </table:table-cell>
          <table:table-cell table:style-name="ce41" office:value-type="float" office:value="17327270.9983808" calcext:value-type="float">
            <text:p>17327271</text:p>
          </table:table-cell>
          <table:table-cell table:style-name="ce41" office:value-type="float" office:value="23596990.5826736" calcext:value-type="float">
            <text:p>23596991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1]/26" office:value-type="float" office:value="666433.499937721" calcext:value-type="float">
            <text:p>666433</text:p>
          </table:table-cell>
          <table:table-cell table:style-name="ce41" table:formula="of:=[.F151]/2" office:value-type="float" office:value="333216.749968861" calcext:value-type="float">
            <text:p>333217</text:p>
          </table:table-cell>
          <table:table-cell table:style-name="ce41" table:formula="of:=[.G151]*1.5" office:value-type="float" office:value="499825.124953291" calcext:value-type="float">
            <text:p>499825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0]*1.03" office:value-type="float" office:value="408652.599221735" calcext:value-type="float">
            <text:p>408653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0" table:style-name="ce100" office:value-type="string" calcext:value-type="string">
            <text:p>null</text:p>
          </table:table-cell>
          <table:table-cell table:style-name="ce209" office:value-type="string" calcext:value-type="string">
            <text:p>null</text:p>
          </table:table-cell>
          <table:table-cell table:number-columns-repeated="7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51]-1963)^2)+8.5*([.A151]-1963)+140" office:value-type="float" office:value="429" calcext:value-type="float">
            <text:p>429.0</text:p>
          </table:table-cell>
          <table:table-cell table:style-name="ce138" table:formula="of:=[.EJ151]+50" office:value-type="float" office:value="479" calcext:value-type="float">
            <text:p>479.0</text:p>
          </table:table-cell>
          <table:table-cell table:style-name="ce141" table:formula="of:=[.EJ151]-50" office:value-type="float" office:value="379" calcext:value-type="float">
            <text:p>379.0</text:p>
          </table:table-cell>
          <table:table-cell table:style-name="ce141" table:formula="of:=[.EJ151]+100" office:value-type="float" office:value="529" calcext:value-type="float">
            <text:p>529.0</text:p>
          </table:table-cell>
          <table:table-cell table:style-name="ce141" table:formula="of:=[.EJ151]-100" office:value-type="float" office:value="329" calcext:value-type="float">
            <text:p>329.0</text:p>
          </table:table-cell>
          <table:table-cell table:style-name="ce138" table:formula="of:=-0.025*(([.A151]-1963)^2)+5.5*([.A151]-1963)+175" office:value-type="float" office:value="461.875" calcext:value-type="float">
            <text:p>461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49" calcext:value-type="float">
            <text:p>2049</text:p>
          </table:table-cell>
          <table:table-cell table:style-name="ce15" office:value-type="float" office:value="53757854.2857" calcext:value-type="float">
            <text:p>53757854</text:p>
          </table:table-cell>
          <table:table-cell table:style-name="ce41" office:value-type="float" office:value="17299638.5253052" calcext:value-type="float">
            <text:p>17299639</text:p>
          </table:table-cell>
          <table:table-cell table:style-name="ce41" office:value-type="float" office:value="23589477.8629951" calcext:value-type="float">
            <text:p>23589478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2]/26" office:value-type="float" office:value="665370.712511737" calcext:value-type="float">
            <text:p>665371</text:p>
          </table:table-cell>
          <table:table-cell table:style-name="ce41" table:formula="of:=[.F152]/2" office:value-type="float" office:value="332685.356255868" calcext:value-type="float">
            <text:p>332685</text:p>
          </table:table-cell>
          <table:table-cell table:style-name="ce41" table:formula="of:=[.G152]*1.5" office:value-type="float" office:value="499028.034383803" calcext:value-type="float">
            <text:p>499028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1]*1.03" office:value-type="float" office:value="420912.177198387" calcext:value-type="float">
            <text:p>420912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52]-1963)^2)+8.5*([.A152]-1963)+140" office:value-type="float" office:value="427.24" calcext:value-type="float">
            <text:p>427.2</text:p>
          </table:table-cell>
          <table:table-cell table:style-name="ce138" table:formula="of:=[.EJ152]+50" office:value-type="float" office:value="477.24" calcext:value-type="float">
            <text:p>477.2</text:p>
          </table:table-cell>
          <table:table-cell table:style-name="ce141" table:formula="of:=[.EJ152]-50" office:value-type="float" office:value="377.24" calcext:value-type="float">
            <text:p>377.2</text:p>
          </table:table-cell>
          <table:table-cell table:style-name="ce141" table:formula="of:=[.EJ152]+100" office:value-type="float" office:value="527.24" calcext:value-type="float">
            <text:p>527.2</text:p>
          </table:table-cell>
          <table:table-cell table:style-name="ce141" table:formula="of:=[.EJ152]-100" office:value-type="float" office:value="327.24" calcext:value-type="float">
            <text:p>327.2</text:p>
          </table:table-cell>
          <table:table-cell table:style-name="ce138" table:formula="of:=-0.025*(([.A152]-1963)^2)+5.5*([.A152]-1963)+175" office:value-type="float" office:value="463.1" calcext:value-type="float">
            <text:p>463.1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0" calcext:value-type="float">
            <text:p>2050</text:p>
          </table:table-cell>
          <table:table-cell table:style-name="ce15" office:value-type="float" office:value="53887878.0151433" calcext:value-type="float">
            <text:p>53887878</text:p>
          </table:table-cell>
          <table:table-cell table:style-name="ce41" office:value-type="float" office:value="17272190.5448853" calcext:value-type="float">
            <text:p>17272191</text:p>
          </table:table-cell>
          <table:table-cell table:style-name="ce41" office:value-type="float" office:value="23588270.3466698" calcext:value-type="float">
            <text:p>23588270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3]/26" office:value-type="float" office:value="664315.020957127" calcext:value-type="float">
            <text:p>664315</text:p>
          </table:table-cell>
          <table:table-cell table:style-name="ce41" table:formula="of:=[.F153]/2" office:value-type="float" office:value="332157.510478564" calcext:value-type="float">
            <text:p>332158</text:p>
          </table:table-cell>
          <table:table-cell table:style-name="ce41" table:formula="of:=[.G153]*1.5" office:value-type="float" office:value="498236.265717845" calcext:value-type="float">
            <text:p>498236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2]*1.03" office:value-type="float" office:value="433539.542514339" calcext:value-type="float">
            <text:p>433540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style-name="ce141" office:value-type="string" calcext:value-type="string">
            <text:p>null</text:p>
          </table:table-cell>
          <table:table-cell table:number-columns-repeated="11" table:style-name="ce100" office:value-type="string" calcext:value-type="string">
            <text:p>null</text:p>
          </table:table-cell>
          <table:table-cell table:style-name="ce138" table:formula="of:=-0.06*(([.A153]-1963)^2)+8.5*([.A153]-1963)+140" office:value-type="float" office:value="425.36" calcext:value-type="float">
            <text:p>425.4</text:p>
          </table:table-cell>
          <table:table-cell table:style-name="ce138" table:formula="of:=[.EJ153]+50" office:value-type="float" office:value="475.36" calcext:value-type="float">
            <text:p>475.4</text:p>
          </table:table-cell>
          <table:table-cell table:style-name="ce141" table:formula="of:=[.EJ153]-50" office:value-type="float" office:value="375.36" calcext:value-type="float">
            <text:p>375.4</text:p>
          </table:table-cell>
          <table:table-cell table:style-name="ce141" table:formula="of:=[.EJ153]+100" office:value-type="float" office:value="525.36" calcext:value-type="float">
            <text:p>525.4</text:p>
          </table:table-cell>
          <table:table-cell table:style-name="ce141" table:formula="of:=[.EJ153]-100" office:value-type="float" office:value="325.36" calcext:value-type="float">
            <text:p>325.4</text:p>
          </table:table-cell>
          <table:table-cell table:style-name="ce138" table:formula="of:=-0.025*(([.A153]-1963)^2)+5.5*([.A153]-1963)+175" office:value-type="float" office:value="464.275" calcext:value-type="float">
            <text:p>464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1" calcext:value-type="float">
            <text:p>2051</text:p>
          </table:table-cell>
          <table:table-cell table:style-name="ce15" office:value-type="float" office:value="54000484.5604592" calcext:value-type="float">
            <text:p>54000485</text:p>
          </table:table-cell>
          <table:table-cell table:style-name="ce41" office:value-type="float" office:value="17231736.6148471" calcext:value-type="float">
            <text:p>17231737</text:p>
          </table:table-cell>
          <table:table-cell table:style-name="ce41" office:value-type="float" office:value="23592958.518267" calcext:value-type="float">
            <text:p>23592959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4]/26" office:value-type="float" office:value="662759.100571043" calcext:value-type="float">
            <text:p>662759</text:p>
          </table:table-cell>
          <table:table-cell table:style-name="ce41" table:formula="of:=[.F154]/2" office:value-type="float" office:value="331379.550285522" calcext:value-type="float">
            <text:p>331380</text:p>
          </table:table-cell>
          <table:table-cell table:style-name="ce41" table:formula="of:=[.G154]*1.5" office:value-type="float" office:value="497069.325428283" calcext:value-type="float">
            <text:p>497069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3]*1.03" office:value-type="float" office:value="446545.728789769" calcext:value-type="float">
            <text:p>446546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12" table:style-name="ce100" office:value-type="string" calcext:value-type="string">
            <text:p>null</text:p>
          </table:table-cell>
          <table:table-cell table:style-name="ce138" table:formula="of:=-0.06*(([.A154]-1963)^2)+8.5*([.A154]-1963)+140" office:value-type="float" office:value="423.36" calcext:value-type="float">
            <text:p>423.4</text:p>
          </table:table-cell>
          <table:table-cell table:style-name="ce138" table:formula="of:=[.EJ154]+50" office:value-type="float" office:value="473.36" calcext:value-type="float">
            <text:p>473.4</text:p>
          </table:table-cell>
          <table:table-cell table:style-name="ce141" table:formula="of:=[.EJ154]-50" office:value-type="float" office:value="373.36" calcext:value-type="float">
            <text:p>373.4</text:p>
          </table:table-cell>
          <table:table-cell table:style-name="ce141" table:formula="of:=[.EJ154]+100" office:value-type="float" office:value="523.36" calcext:value-type="float">
            <text:p>523.4</text:p>
          </table:table-cell>
          <table:table-cell table:style-name="ce141" table:formula="of:=[.EJ154]-100" office:value-type="float" office:value="323.36" calcext:value-type="float">
            <text:p>323.4</text:p>
          </table:table-cell>
          <table:table-cell table:style-name="ce138" table:formula="of:=-0.025*(([.A154]-1963)^2)+5.5*([.A154]-1963)+175" office:value-type="float" office:value="465.4" calcext:value-type="float">
            <text:p>465.4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2" calcext:value-type="float">
            <text:p>2052</text:p>
          </table:table-cell>
          <table:table-cell table:style-name="ce15" office:value-type="float" office:value="54096227.8983053" calcext:value-type="float">
            <text:p>54096228</text:p>
          </table:table-cell>
          <table:table-cell table:style-name="ce41" office:value-type="float" office:value="17179813.3724744" calcext:value-type="float">
            <text:p>17179813</text:p>
          </table:table-cell>
          <table:table-cell table:style-name="ce41" office:value-type="float" office:value="23602497.2531482" calcext:value-type="float">
            <text:p>23602497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5]/26" office:value-type="float" office:value="660762.052787477" calcext:value-type="float">
            <text:p>660762</text:p>
          </table:table-cell>
          <table:table-cell table:style-name="ce41" table:formula="of:=[.F155]/2" office:value-type="float" office:value="330381.026393739" calcext:value-type="float">
            <text:p>330381</text:p>
          </table:table-cell>
          <table:table-cell table:style-name="ce41" table:formula="of:=[.G155]*1.5" office:value-type="float" office:value="495571.539590608" calcext:value-type="float">
            <text:p>495572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4]*1.03" office:value-type="float" office:value="459942.100653462" calcext:value-type="float">
            <text:p>459942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12" table:style-name="ce100" office:value-type="string" calcext:value-type="string">
            <text:p>null</text:p>
          </table:table-cell>
          <table:table-cell table:style-name="ce138" table:formula="of:=-0.06*(([.A155]-1963)^2)+8.5*([.A155]-1963)+140" office:value-type="float" office:value="421.24" calcext:value-type="float">
            <text:p>421.2</text:p>
          </table:table-cell>
          <table:table-cell table:style-name="ce138" table:formula="of:=[.EJ155]+50" office:value-type="float" office:value="471.24" calcext:value-type="float">
            <text:p>471.2</text:p>
          </table:table-cell>
          <table:table-cell table:style-name="ce141" table:formula="of:=[.EJ155]-50" office:value-type="float" office:value="371.24" calcext:value-type="float">
            <text:p>371.2</text:p>
          </table:table-cell>
          <table:table-cell table:style-name="ce141" table:formula="of:=[.EJ155]+100" office:value-type="float" office:value="521.24" calcext:value-type="float">
            <text:p>521.2</text:p>
          </table:table-cell>
          <table:table-cell table:style-name="ce141" table:formula="of:=[.EJ155]-100" office:value-type="float" office:value="321.24" calcext:value-type="float">
            <text:p>321.2</text:p>
          </table:table-cell>
          <table:table-cell table:style-name="ce138" table:formula="of:=-0.025*(([.A155]-1963)^2)+5.5*([.A155]-1963)+175" office:value-type="float" office:value="466.475" calcext:value-type="float">
            <text:p>466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3" calcext:value-type="float">
            <text:p>2053</text:p>
          </table:table-cell>
          <table:table-cell table:style-name="ce15" office:value-type="float" office:value="54176523.1938235" calcext:value-type="float">
            <text:p>54176523</text:p>
          </table:table-cell>
          <table:table-cell table:style-name="ce41" office:value-type="float" office:value="17125681.538554" calcext:value-type="float">
            <text:p>17125682</text:p>
          </table:table-cell>
          <table:table-cell table:style-name="ce41" office:value-type="float" office:value="23608823.6796995" calcext:value-type="float">
            <text:p>23608824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6]/26" office:value-type="float" office:value="658680.059175154" calcext:value-type="float">
            <text:p>658680</text:p>
          </table:table-cell>
          <table:table-cell table:style-name="ce41" table:formula="of:=[.F156]/2" office:value-type="float" office:value="329340.029587577" calcext:value-type="float">
            <text:p>329340</text:p>
          </table:table-cell>
          <table:table-cell table:style-name="ce41" table:formula="of:=[.G156]*1.5" office:value-type="float" office:value="494010.044381366" calcext:value-type="float">
            <text:p>494010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5]*1.03" office:value-type="float" office:value="473740.363673066" calcext:value-type="float">
            <text:p>473740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129" office:value-type="string" calcext:value-type="string">
            <text:p>null</text:p>
          </table:table-cell>
          <table:table-cell table:number-columns-repeated="12" table:style-name="ce100" office:value-type="string" calcext:value-type="string">
            <text:p>null</text:p>
          </table:table-cell>
          <table:table-cell table:style-name="ce138" table:formula="of:=-0.06*(([.A156]-1963)^2)+8.5*([.A156]-1963)+140" office:value-type="float" office:value="419" calcext:value-type="float">
            <text:p>419.0</text:p>
          </table:table-cell>
          <table:table-cell table:style-name="ce138" table:formula="of:=[.EJ156]+50" office:value-type="float" office:value="469" calcext:value-type="float">
            <text:p>469.0</text:p>
          </table:table-cell>
          <table:table-cell table:style-name="ce141" table:formula="of:=[.EJ156]-50" office:value-type="float" office:value="369" calcext:value-type="float">
            <text:p>369.0</text:p>
          </table:table-cell>
          <table:table-cell table:style-name="ce141" table:formula="of:=[.EJ156]+100" office:value-type="float" office:value="519" calcext:value-type="float">
            <text:p>519.0</text:p>
          </table:table-cell>
          <table:table-cell table:style-name="ce141" table:formula="of:=[.EJ156]-100" office:value-type="float" office:value="319" calcext:value-type="float">
            <text:p>319.0</text:p>
          </table:table-cell>
          <table:table-cell table:style-name="ce138" table:formula="of:=-0.025*(([.A156]-1963)^2)+5.5*([.A156]-1963)+175" office:value-type="float" office:value="467.5" calcext:value-type="float">
            <text:p>467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4" calcext:value-type="float">
            <text:p>2054</text:p>
          </table:table-cell>
          <table:table-cell table:style-name="ce15" office:value-type="float" office:value="54243105.9440984" calcext:value-type="float">
            <text:p>54243106</text:p>
          </table:table-cell>
          <table:table-cell table:style-name="ce41" office:value-type="float" office:value="17070087.0597925" calcext:value-type="float">
            <text:p>17070087</text:p>
          </table:table-cell>
          <table:table-cell table:style-name="ce41" office:value-type="float" office:value="23628152.1626555" calcext:value-type="float">
            <text:p>23628152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7]/26" office:value-type="float" office:value="656541.809992021" calcext:value-type="float">
            <text:p>656542</text:p>
          </table:table-cell>
          <table:table-cell table:style-name="ce41" table:formula="of:=[.F157]/2" office:value-type="float" office:value="328270.90499601" calcext:value-type="float">
            <text:p>328271</text:p>
          </table:table-cell>
          <table:table-cell table:style-name="ce41" table:formula="of:=[.G157]*1.5" office:value-type="float" office:value="492406.357494015" calcext:value-type="float">
            <text:p>492406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6]*1.03" office:value-type="float" office:value="487952.574583258" calcext:value-type="float">
            <text:p>487953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57]-1963)^2)+8.5*([.A157]-1963)+140" office:value-type="float" office:value="416.64" calcext:value-type="float">
            <text:p>416.6</text:p>
          </table:table-cell>
          <table:table-cell table:style-name="ce138" table:formula="of:=[.EJ157]+50" office:value-type="float" office:value="466.64" calcext:value-type="float">
            <text:p>466.6</text:p>
          </table:table-cell>
          <table:table-cell table:style-name="ce141" table:formula="of:=[.EJ157]-50" office:value-type="float" office:value="366.64" calcext:value-type="float">
            <text:p>366.6</text:p>
          </table:table-cell>
          <table:table-cell table:style-name="ce141" table:formula="of:=[.EJ157]+100" office:value-type="float" office:value="516.64" calcext:value-type="float">
            <text:p>516.6</text:p>
          </table:table-cell>
          <table:table-cell table:style-name="ce141" table:formula="of:=[.EJ157]-100" office:value-type="float" office:value="316.64" calcext:value-type="float">
            <text:p>316.6</text:p>
          </table:table-cell>
          <table:table-cell table:style-name="ce138" table:formula="of:=-0.025*(([.A157]-1963)^2)+5.5*([.A157]-1963)+175" office:value-type="float" office:value="468.475" calcext:value-type="float">
            <text:p>468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5" calcext:value-type="float">
            <text:p>2055</text:p>
          </table:table-cell>
          <table:table-cell table:style-name="ce15" office:value-type="float" office:value="54297739.3720635" calcext:value-type="float">
            <text:p>54297739</text:p>
          </table:table-cell>
          <table:table-cell table:style-name="ce41" office:value-type="float" office:value="17000996.0552591" calcext:value-type="float">
            <text:p>17000996</text:p>
          </table:table-cell>
          <table:table-cell table:style-name="ce41" office:value-type="float" office:value="23662491.6554526" calcext:value-type="float">
            <text:p>23662492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8]/26" office:value-type="float" office:value="653884.463663813" calcext:value-type="float">
            <text:p>653884</text:p>
          </table:table-cell>
          <table:table-cell table:style-name="ce41" table:formula="of:=[.F158]/2" office:value-type="float" office:value="326942.231831906" calcext:value-type="float">
            <text:p>326942</text:p>
          </table:table-cell>
          <table:table-cell table:style-name="ce41" table:formula="of:=[.G158]*1.5" office:value-type="float" office:value="490413.347747859" calcext:value-type="float">
            <text:p>490413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7]*1.03" office:value-type="float" office:value="502591.151820756" calcext:value-type="float">
            <text:p>502591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58]-1963)^2)+8.5*([.A158]-1963)+140" office:value-type="float" office:value="414.16" calcext:value-type="float">
            <text:p>414.2</text:p>
          </table:table-cell>
          <table:table-cell table:style-name="ce138" table:formula="of:=[.EJ158]+50" office:value-type="float" office:value="464.16" calcext:value-type="float">
            <text:p>464.2</text:p>
          </table:table-cell>
          <table:table-cell table:style-name="ce141" table:formula="of:=[.EJ158]-50" office:value-type="float" office:value="364.16" calcext:value-type="float">
            <text:p>364.2</text:p>
          </table:table-cell>
          <table:table-cell table:style-name="ce141" table:formula="of:=[.EJ158]+100" office:value-type="float" office:value="514.16" calcext:value-type="float">
            <text:p>514.2</text:p>
          </table:table-cell>
          <table:table-cell table:style-name="ce141" table:formula="of:=[.EJ158]-100" office:value-type="float" office:value="314.16" calcext:value-type="float">
            <text:p>314.2</text:p>
          </table:table-cell>
          <table:table-cell table:style-name="ce138" table:formula="of:=-0.025*(([.A158]-1963)^2)+5.5*([.A158]-1963)+175" office:value-type="float" office:value="469.4" calcext:value-type="float">
            <text:p>469.4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6" calcext:value-type="float">
            <text:p>2056</text:p>
          </table:table-cell>
          <table:table-cell table:style-name="ce15" office:value-type="float" office:value="54342666.6235116" calcext:value-type="float">
            <text:p>54342667</text:p>
          </table:table-cell>
          <table:table-cell table:style-name="ce41" office:value-type="float" office:value="16928243.1593907" calcext:value-type="float">
            <text:p>16928243</text:p>
          </table:table-cell>
          <table:table-cell table:style-name="ce41" office:value-type="float" office:value="23702201.0346269" calcext:value-type="float">
            <text:p>23702201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59]/26" office:value-type="float" office:value="651086.275361183" calcext:value-type="float">
            <text:p>651086</text:p>
          </table:table-cell>
          <table:table-cell table:style-name="ce41" table:formula="of:=[.F159]/2" office:value-type="float" office:value="325543.137680591" calcext:value-type="float">
            <text:p>325543</text:p>
          </table:table-cell>
          <table:table-cell table:style-name="ce41" table:formula="of:=[.G159]*1.5" office:value-type="float" office:value="488314.706520887" calcext:value-type="float">
            <text:p>488315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8]*1.03" office:value-type="float" office:value="517668.886375378" calcext:value-type="float">
            <text:p>517669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59]-1963)^2)+8.5*([.A159]-1963)+140" office:value-type="float" office:value="411.56" calcext:value-type="float">
            <text:p>411.6</text:p>
          </table:table-cell>
          <table:table-cell table:style-name="ce138" table:formula="of:=[.EJ159]+50" office:value-type="float" office:value="461.56" calcext:value-type="float">
            <text:p>461.6</text:p>
          </table:table-cell>
          <table:table-cell table:style-name="ce141" table:formula="of:=[.EJ159]-50" office:value-type="float" office:value="361.56" calcext:value-type="float">
            <text:p>361.6</text:p>
          </table:table-cell>
          <table:table-cell table:style-name="ce141" table:formula="of:=[.EJ159]+100" office:value-type="float" office:value="511.56" calcext:value-type="float">
            <text:p>511.6</text:p>
          </table:table-cell>
          <table:table-cell table:style-name="ce141" table:formula="of:=[.EJ159]-100" office:value-type="float" office:value="311.56" calcext:value-type="float">
            <text:p>311.6</text:p>
          </table:table-cell>
          <table:table-cell table:style-name="ce138" table:formula="of:=-0.025*(([.A159]-1963)^2)+5.5*([.A159]-1963)+175" office:value-type="float" office:value="470.275" calcext:value-type="float">
            <text:p>470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7" calcext:value-type="float">
            <text:p>2057</text:p>
          </table:table-cell>
          <table:table-cell table:style-name="ce15" office:value-type="float" office:value="54380121.4929381" calcext:value-type="float">
            <text:p>54380121</text:p>
          </table:table-cell>
          <table:table-cell table:style-name="ce41" office:value-type="float" office:value="16854538.9843607" calcext:value-type="float">
            <text:p>16854539</text:p>
          </table:table-cell>
          <table:table-cell table:style-name="ce41" office:value-type="float" office:value="23741802.209671" calcext:value-type="float">
            <text:p>23741802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0]/26" office:value-type="float" office:value="648251.49939849" calcext:value-type="float">
            <text:p>648251</text:p>
          </table:table-cell>
          <table:table-cell table:style-name="ce41" table:formula="of:=[.F160]/2" office:value-type="float" office:value="324125.749699245" calcext:value-type="float">
            <text:p>324126</text:p>
          </table:table-cell>
          <table:table-cell table:style-name="ce41" table:formula="of:=[.G160]*1.5" office:value-type="float" office:value="486188.624548868" calcext:value-type="float">
            <text:p>486189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59]*1.03" office:value-type="float" office:value="533198.952966639" calcext:value-type="float">
            <text:p>533199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0]-1963)^2)+8.5*([.A160]-1963)+140" office:value-type="float" office:value="408.84" calcext:value-type="float">
            <text:p>408.8</text:p>
          </table:table-cell>
          <table:table-cell table:style-name="ce138" table:formula="of:=[.EJ160]+50" office:value-type="float" office:value="458.84" calcext:value-type="float">
            <text:p>458.8</text:p>
          </table:table-cell>
          <table:table-cell table:style-name="ce141" table:formula="of:=[.EJ160]-50" office:value-type="float" office:value="358.84" calcext:value-type="float">
            <text:p>358.8</text:p>
          </table:table-cell>
          <table:table-cell table:style-name="ce141" table:formula="of:=[.EJ160]+100" office:value-type="float" office:value="508.84" calcext:value-type="float">
            <text:p>508.8</text:p>
          </table:table-cell>
          <table:table-cell table:style-name="ce141" table:formula="of:=[.EJ160]-100" office:value-type="float" office:value="308.84" calcext:value-type="float">
            <text:p>308.8</text:p>
          </table:table-cell>
          <table:table-cell table:style-name="ce138" table:formula="of:=-0.025*(([.A160]-1963)^2)+5.5*([.A160]-1963)+175" office:value-type="float" office:value="471.1" calcext:value-type="float">
            <text:p>471.1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8" calcext:value-type="float">
            <text:p>2058</text:p>
          </table:table-cell>
          <table:table-cell table:style-name="ce15" office:value-type="float" office:value="54412920.4040735" calcext:value-type="float">
            <text:p>54412920</text:p>
          </table:table-cell>
          <table:table-cell table:style-name="ce41" office:value-type="float" office:value="16776576.8056124" calcext:value-type="float">
            <text:p>16776577</text:p>
          </table:table-cell>
          <table:table-cell table:style-name="ce41" office:value-type="float" office:value="23777929.8636203" calcext:value-type="float">
            <text:p>23777930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1]/26" office:value-type="float" office:value="645252.954062017" calcext:value-type="float">
            <text:p>645253</text:p>
          </table:table-cell>
          <table:table-cell table:style-name="ce41" table:formula="of:=[.F161]/2" office:value-type="float" office:value="322626.477031008" calcext:value-type="float">
            <text:p>322626</text:p>
          </table:table-cell>
          <table:table-cell table:style-name="ce41" table:formula="of:=[.G161]*1.5" office:value-type="float" office:value="483939.715546512" calcext:value-type="float">
            <text:p>483940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0]*1.03" office:value-type="float" office:value="549194.921555639" calcext:value-type="float">
            <text:p>549195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1]-1963)^2)+8.5*([.A161]-1963)+140" office:value-type="float" office:value="406" calcext:value-type="float">
            <text:p>406.0</text:p>
          </table:table-cell>
          <table:table-cell table:style-name="ce138" table:formula="of:=[.EJ161]+50" office:value-type="float" office:value="456" calcext:value-type="float">
            <text:p>456.0</text:p>
          </table:table-cell>
          <table:table-cell table:style-name="ce141" table:formula="of:=[.EJ161]-50" office:value-type="float" office:value="356" calcext:value-type="float">
            <text:p>356.0</text:p>
          </table:table-cell>
          <table:table-cell table:style-name="ce141" table:formula="of:=[.EJ161]+100" office:value-type="float" office:value="506" calcext:value-type="float">
            <text:p>506.0</text:p>
          </table:table-cell>
          <table:table-cell table:style-name="ce141" table:formula="of:=[.EJ161]-100" office:value-type="float" office:value="306" calcext:value-type="float">
            <text:p>306.0</text:p>
          </table:table-cell>
          <table:table-cell table:style-name="ce138" table:formula="of:=-0.025*(([.A161]-1963)^2)+5.5*([.A161]-1963)+175" office:value-type="float" office:value="471.875" calcext:value-type="float">
            <text:p>471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59" calcext:value-type="float">
            <text:p>2059</text:p>
          </table:table-cell>
          <table:table-cell table:style-name="ce15" office:value-type="float" office:value="54443896.5876469" calcext:value-type="float">
            <text:p>54443897</text:p>
          </table:table-cell>
          <table:table-cell table:style-name="ce41" office:value-type="float" office:value="16701348.4672907" calcext:value-type="float">
            <text:p>16701348</text:p>
          </table:table-cell>
          <table:table-cell table:style-name="ce41" office:value-type="float" office:value="23817763.1635404" calcext:value-type="float">
            <text:p>23817763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2]/26" office:value-type="float" office:value="642359.556434257" calcext:value-type="float">
            <text:p>642360</text:p>
          </table:table-cell>
          <table:table-cell table:style-name="ce41" table:formula="of:=[.F162]/2" office:value-type="float" office:value="321179.778217128" calcext:value-type="float">
            <text:p>321180</text:p>
          </table:table-cell>
          <table:table-cell table:style-name="ce41" table:formula="of:=[.G162]*1.5" office:value-type="float" office:value="481769.667325693" calcext:value-type="float">
            <text:p>481770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1]*1.03" office:value-type="float" office:value="565670.769202308" calcext:value-type="float">
            <text:p>565671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2]-1963)^2)+8.5*([.A162]-1963)+140" office:value-type="float" office:value="403.04" calcext:value-type="float">
            <text:p>403.0</text:p>
          </table:table-cell>
          <table:table-cell table:style-name="ce138" table:formula="of:=[.EJ162]+50" office:value-type="float" office:value="453.04" calcext:value-type="float">
            <text:p>453.0</text:p>
          </table:table-cell>
          <table:table-cell table:style-name="ce141" table:formula="of:=[.EJ162]-50" office:value-type="float" office:value="353.04" calcext:value-type="float">
            <text:p>353.0</text:p>
          </table:table-cell>
          <table:table-cell table:style-name="ce141" table:formula="of:=[.EJ162]+100" office:value-type="float" office:value="503.04" calcext:value-type="float">
            <text:p>503.0</text:p>
          </table:table-cell>
          <table:table-cell table:style-name="ce141" table:formula="of:=[.EJ162]-100" office:value-type="float" office:value="303.04" calcext:value-type="float">
            <text:p>303.0</text:p>
          </table:table-cell>
          <table:table-cell table:style-name="ce138" table:formula="of:=-0.025*(([.A162]-1963)^2)+5.5*([.A162]-1963)+175" office:value-type="float" office:value="472.6" calcext:value-type="float">
            <text:p>472.6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0" calcext:value-type="float">
            <text:p>2060</text:p>
          </table:table-cell>
          <table:table-cell table:style-name="ce15" office:value-type="float" office:value="54475820.224743" calcext:value-type="float">
            <text:p>54475820</text:p>
          </table:table-cell>
          <table:table-cell table:style-name="ce41" office:value-type="float" office:value="16616535.9418065" calcext:value-type="float">
            <text:p>16616536</text:p>
          </table:table-cell>
          <table:table-cell table:style-name="ce41" office:value-type="float" office:value="23847886.0873307" calcext:value-type="float">
            <text:p>23847886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3]/26" office:value-type="float" office:value="639097.536223326" calcext:value-type="float">
            <text:p>639098</text:p>
          </table:table-cell>
          <table:table-cell table:style-name="ce41" table:formula="of:=[.F163]/2" office:value-type="float" office:value="319548.768111663" calcext:value-type="float">
            <text:p>319549</text:p>
          </table:table-cell>
          <table:table-cell table:style-name="ce41" table:formula="of:=[.G163]*1.5" office:value-type="float" office:value="479323.152167495" calcext:value-type="float">
            <text:p>479323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2]*1.03" office:value-type="float" office:value="582640.892278377" calcext:value-type="float">
            <text:p>582641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3]-1963)^2)+8.5*([.A163]-1963)+140" office:value-type="float" office:value="399.96" calcext:value-type="float">
            <text:p>400.0</text:p>
          </table:table-cell>
          <table:table-cell table:style-name="ce138" table:formula="of:=[.EJ163]+50" office:value-type="float" office:value="449.96" calcext:value-type="float">
            <text:p>450.0</text:p>
          </table:table-cell>
          <table:table-cell table:style-name="ce141" table:formula="of:=[.EJ163]-50" office:value-type="float" office:value="349.96" calcext:value-type="float">
            <text:p>350.0</text:p>
          </table:table-cell>
          <table:table-cell table:style-name="ce141" table:formula="of:=[.EJ163]+100" office:value-type="float" office:value="499.96" calcext:value-type="float">
            <text:p>500.0</text:p>
          </table:table-cell>
          <table:table-cell table:style-name="ce141" table:formula="of:=[.EJ163]-100" office:value-type="float" office:value="299.96" calcext:value-type="float">
            <text:p>300.0</text:p>
          </table:table-cell>
          <table:table-cell table:style-name="ce138" table:formula="of:=-0.025*(([.A163]-1963)^2)+5.5*([.A163]-1963)+175" office:value-type="float" office:value="473.275" calcext:value-type="float">
            <text:p>473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1" calcext:value-type="float">
            <text:p>2061</text:p>
          </table:table-cell>
          <table:table-cell table:style-name="ce15" office:value-type="float" office:value="54511628.2193174" calcext:value-type="float">
            <text:p>54511628</text:p>
          </table:table-cell>
          <table:table-cell table:style-name="ce41" office:value-type="float" office:value="16562876.6651481" calcext:value-type="float">
            <text:p>16562877</text:p>
          </table:table-cell>
          <table:table-cell table:style-name="ce41" office:value-type="float" office:value="23868901.5755508" calcext:value-type="float">
            <text:p>23868902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4]/26" office:value-type="float" office:value="637033.717890312" calcext:value-type="float">
            <text:p>637034</text:p>
          </table:table-cell>
          <table:table-cell table:style-name="ce41" table:formula="of:=[.F164]/2" office:value-type="float" office:value="318516.858945156" calcext:value-type="float">
            <text:p>318517</text:p>
          </table:table-cell>
          <table:table-cell table:style-name="ce41" table:formula="of:=[.G164]*1.5" office:value-type="float" office:value="477775.288417734" calcext:value-type="float">
            <text:p>477775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3]*1.03" office:value-type="float" office:value="600120.119046728" calcext:value-type="float">
            <text:p>600120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4]-1963)^2)+8.5*([.A164]-1963)+140" office:value-type="float" office:value="396.76" calcext:value-type="float">
            <text:p>396.8</text:p>
          </table:table-cell>
          <table:table-cell table:style-name="ce138" table:formula="of:=[.EJ164]+50" office:value-type="float" office:value="446.76" calcext:value-type="float">
            <text:p>446.8</text:p>
          </table:table-cell>
          <table:table-cell table:style-name="ce141" table:formula="of:=[.EJ164]-50" office:value-type="float" office:value="346.76" calcext:value-type="float">
            <text:p>346.8</text:p>
          </table:table-cell>
          <table:table-cell table:style-name="ce141" table:formula="of:=[.EJ164]+100" office:value-type="float" office:value="496.76" calcext:value-type="float">
            <text:p>496.8</text:p>
          </table:table-cell>
          <table:table-cell table:style-name="ce141" table:formula="of:=[.EJ164]-100" office:value-type="float" office:value="296.76" calcext:value-type="float">
            <text:p>296.8</text:p>
          </table:table-cell>
          <table:table-cell table:style-name="ce138" table:formula="of:=-0.025*(([.A164]-1963)^2)+5.5*([.A164]-1963)+175" office:value-type="float" office:value="473.9" calcext:value-type="float">
            <text:p>473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2" calcext:value-type="float">
            <text:p>2062</text:p>
          </table:table-cell>
          <table:table-cell table:style-name="ce15" office:value-type="float" office:value="54553896.0460446" calcext:value-type="float">
            <text:p>54553896</text:p>
          </table:table-cell>
          <table:table-cell table:style-name="ce41" office:value-type="float" office:value="16525157.1091502" calcext:value-type="float">
            <text:p>16525157</text:p>
          </table:table-cell>
          <table:table-cell table:style-name="ce41" office:value-type="float" office:value="23887237.5981013" calcext:value-type="float">
            <text:p>23887238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5]/26" office:value-type="float" office:value="635582.965736545" calcext:value-type="float">
            <text:p>635583</text:p>
          </table:table-cell>
          <table:table-cell table:style-name="ce41" table:formula="of:=[.F165]/2" office:value-type="float" office:value="317791.482868272" calcext:value-type="float">
            <text:p>317791</text:p>
          </table:table-cell>
          <table:table-cell table:style-name="ce41" table:formula="of:=[.G165]*1.5" office:value-type="float" office:value="476687.224302408" calcext:value-type="float">
            <text:p>476687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4]*1.03" office:value-type="float" office:value="618123.72261813" calcext:value-type="float">
            <text:p>618124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5]-1963)^2)+8.5*([.A165]-1963)+140" office:value-type="float" office:value="393.44" calcext:value-type="float">
            <text:p>393.4</text:p>
          </table:table-cell>
          <table:table-cell table:style-name="ce138" table:formula="of:=[.EJ165]+50" office:value-type="float" office:value="443.44" calcext:value-type="float">
            <text:p>443.4</text:p>
          </table:table-cell>
          <table:table-cell table:style-name="ce141" table:formula="of:=[.EJ165]-50" office:value-type="float" office:value="343.44" calcext:value-type="float">
            <text:p>343.4</text:p>
          </table:table-cell>
          <table:table-cell table:style-name="ce141" table:formula="of:=[.EJ165]+100" office:value-type="float" office:value="493.44" calcext:value-type="float">
            <text:p>493.4</text:p>
          </table:table-cell>
          <table:table-cell table:style-name="ce141" table:formula="of:=[.EJ165]-100" office:value-type="float" office:value="293.44" calcext:value-type="float">
            <text:p>293.4</text:p>
          </table:table-cell>
          <table:table-cell table:style-name="ce138" table:formula="of:=-0.025*(([.A165]-1963)^2)+5.5*([.A165]-1963)+175" office:value-type="float" office:value="474.475" calcext:value-type="float">
            <text:p>474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3" calcext:value-type="float">
            <text:p>2063</text:p>
          </table:table-cell>
          <table:table-cell table:style-name="ce15" office:value-type="float" office:value="54605086.5843322" calcext:value-type="float">
            <text:p>54605087</text:p>
          </table:table-cell>
          <table:table-cell table:style-name="ce41" office:value-type="float" office:value="16496249.0568162" calcext:value-type="float">
            <text:p>16496249</text:p>
          </table:table-cell>
          <table:table-cell table:style-name="ce41" office:value-type="float" office:value="23902858.8683142" calcext:value-type="float">
            <text:p>23902859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6]/26" office:value-type="float" office:value="634471.117569852" calcext:value-type="float">
            <text:p>634471</text:p>
          </table:table-cell>
          <table:table-cell table:style-name="ce41" table:formula="of:=[.F166]/2" office:value-type="float" office:value="317235.558784926" calcext:value-type="float">
            <text:p>317236</text:p>
          </table:table-cell>
          <table:table-cell table:style-name="ce41" table:formula="of:=[.G166]*1.5" office:value-type="float" office:value="475853.338177389" calcext:value-type="float">
            <text:p>475853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5]*1.03" office:value-type="float" office:value="636667.434296674" calcext:value-type="float">
            <text:p>636667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6]-1963)^2)+8.5*([.A166]-1963)+140" office:value-type="float" office:value="390" calcext:value-type="float">
            <text:p>390.0</text:p>
          </table:table-cell>
          <table:table-cell table:style-name="ce138" table:formula="of:=[.EJ166]+50" office:value-type="float" office:value="440" calcext:value-type="float">
            <text:p>440.0</text:p>
          </table:table-cell>
          <table:table-cell table:style-name="ce141" table:formula="of:=[.EJ166]-50" office:value-type="float" office:value="340" calcext:value-type="float">
            <text:p>340.0</text:p>
          </table:table-cell>
          <table:table-cell table:style-name="ce141" table:formula="of:=[.EJ166]+100" office:value-type="float" office:value="490" calcext:value-type="float">
            <text:p>490.0</text:p>
          </table:table-cell>
          <table:table-cell table:style-name="ce141" table:formula="of:=[.EJ166]-100" office:value-type="float" office:value="290" calcext:value-type="float">
            <text:p>290.0</text:p>
          </table:table-cell>
          <table:table-cell table:style-name="ce138" table:formula="of:=-0.025*(([.A166]-1963)^2)+5.5*([.A166]-1963)+175" office:value-type="float" office:value="475" calcext:value-type="float">
            <text:p>475.0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4" calcext:value-type="float">
            <text:p>2064</text:p>
          </table:table-cell>
          <table:table-cell table:style-name="ce15" office:value-type="float" office:value="54667505.6910037" calcext:value-type="float">
            <text:p>54667506</text:p>
          </table:table-cell>
          <table:table-cell table:style-name="ce41" office:value-type="float" office:value="16487066.1821786" calcext:value-type="float">
            <text:p>16487066</text:p>
          </table:table-cell>
          <table:table-cell table:style-name="ce41" office:value-type="float" office:value="23903155.3656625" calcext:value-type="float">
            <text:p>23903155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7]/26" office:value-type="float" office:value="634117.930083791" calcext:value-type="float">
            <text:p>634118</text:p>
          </table:table-cell>
          <table:table-cell table:style-name="ce41" table:formula="of:=[.F167]/2" office:value-type="float" office:value="317058.965041895" calcext:value-type="float">
            <text:p>317059</text:p>
          </table:table-cell>
          <table:table-cell table:style-name="ce41" table:formula="of:=[.G167]*1.5" office:value-type="float" office:value="475588.447562843" calcext:value-type="float">
            <text:p>475588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6]*1.03" office:value-type="float" office:value="655767.457325574" calcext:value-type="float">
            <text:p>655767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7]-1963)^2)+8.5*([.A167]-1963)+140" office:value-type="float" office:value="386.44" calcext:value-type="float">
            <text:p>386.4</text:p>
          </table:table-cell>
          <table:table-cell table:style-name="ce138" table:formula="of:=[.EJ167]+50" office:value-type="float" office:value="436.44" calcext:value-type="float">
            <text:p>436.4</text:p>
          </table:table-cell>
          <table:table-cell table:style-name="ce141" table:formula="of:=[.EJ167]-50" office:value-type="float" office:value="336.44" calcext:value-type="float">
            <text:p>336.4</text:p>
          </table:table-cell>
          <table:table-cell table:style-name="ce141" table:formula="of:=[.EJ167]+100" office:value-type="float" office:value="486.44" calcext:value-type="float">
            <text:p>486.4</text:p>
          </table:table-cell>
          <table:table-cell table:style-name="ce141" table:formula="of:=[.EJ167]-100" office:value-type="float" office:value="286.44" calcext:value-type="float">
            <text:p>286.4</text:p>
          </table:table-cell>
          <table:table-cell table:style-name="ce138" table:formula="of:=-0.025*(([.A167]-1963)^2)+5.5*([.A167]-1963)+175" office:value-type="float" office:value="475.475" calcext:value-type="float">
            <text:p>475.5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5" calcext:value-type="float">
            <text:p>2065</text:p>
          </table:table-cell>
          <table:table-cell table:style-name="ce15" office:value-type="float" office:value="54743915.1933633" calcext:value-type="float">
            <text:p>54743915</text:p>
          </table:table-cell>
          <table:table-cell table:style-name="ce41" office:value-type="float" office:value="16503187.3808268" calcext:value-type="float">
            <text:p>16503187</text:p>
          </table:table-cell>
          <table:table-cell table:style-name="ce41" office:value-type="float" office:value="23896649.6707879" calcext:value-type="float">
            <text:p>23896650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8]/26" office:value-type="float" office:value="634737.976185647" calcext:value-type="float">
            <text:p>634738</text:p>
          </table:table-cell>
          <table:table-cell table:style-name="ce41" table:formula="of:=[.F168]/2" office:value-type="float" office:value="317368.988092823" calcext:value-type="float">
            <text:p>317369</text:p>
          </table:table-cell>
          <table:table-cell table:style-name="ce41" table:formula="of:=[.G168]*1.5" office:value-type="float" office:value="476053.482139235" calcext:value-type="float">
            <text:p>476053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7]*1.03" office:value-type="float" office:value="675440.481045342" calcext:value-type="float">
            <text:p>675440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47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8]-1963)^2)+8.5*([.A168]-1963)+140" office:value-type="float" office:value="382.76" calcext:value-type="float">
            <text:p>382.8</text:p>
          </table:table-cell>
          <table:table-cell table:style-name="ce138" table:formula="of:=[.EJ168]+50" office:value-type="float" office:value="432.76" calcext:value-type="float">
            <text:p>432.8</text:p>
          </table:table-cell>
          <table:table-cell table:style-name="ce141" table:formula="of:=[.EJ168]-50" office:value-type="float" office:value="332.76" calcext:value-type="float">
            <text:p>332.8</text:p>
          </table:table-cell>
          <table:table-cell table:style-name="ce141" table:formula="of:=[.EJ168]+100" office:value-type="float" office:value="482.76" calcext:value-type="float">
            <text:p>482.8</text:p>
          </table:table-cell>
          <table:table-cell table:style-name="ce141" table:formula="of:=[.EJ168]-100" office:value-type="float" office:value="282.76" calcext:value-type="float">
            <text:p>282.8</text:p>
          </table:table-cell>
          <table:table-cell table:style-name="ce138" table:formula="of:=-0.025*(([.A168]-1963)^2)+5.5*([.A168]-1963)+175" office:value-type="float" office:value="475.9" calcext:value-type="float">
            <text:p>475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6" calcext:value-type="float">
            <text:p>2066</text:p>
          </table:table-cell>
          <table:table-cell table:style-name="ce15" office:value-type="float" office:value="54836539.104195" calcext:value-type="float">
            <text:p>54836539</text:p>
          </table:table-cell>
          <table:table-cell table:style-name="ce41" office:value-type="float" office:value="16517525.6678937" calcext:value-type="float">
            <text:p>16517526</text:p>
          </table:table-cell>
          <table:table-cell table:style-name="ce41" office:value-type="float" office:value="23884878.8243096" calcext:value-type="float">
            <text:p>23884879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69]/26" office:value-type="float" office:value="635289.448765141" calcext:value-type="float">
            <text:p>635289</text:p>
          </table:table-cell>
          <table:table-cell table:style-name="ce41" table:formula="of:=[.F169]/2" office:value-type="float" office:value="317644.72438257" calcext:value-type="float">
            <text:p>317645</text:p>
          </table:table-cell>
          <table:table-cell table:style-name="ce41" table:formula="of:=[.G169]*1.5" office:value-type="float" office:value="476467.086573856" calcext:value-type="float">
            <text:p>476467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8]*1.03" office:value-type="float" office:value="695703.695476702" calcext:value-type="float">
            <text:p>695704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69]-1963)^2)+8.5*([.A169]-1963)+140" office:value-type="float" office:value="378.96" calcext:value-type="float">
            <text:p>379.0</text:p>
          </table:table-cell>
          <table:table-cell table:style-name="ce138" table:formula="of:=[.EJ169]+50" office:value-type="float" office:value="428.96" calcext:value-type="float">
            <text:p>429.0</text:p>
          </table:table-cell>
          <table:table-cell table:style-name="ce141" table:formula="of:=[.EJ169]-50" office:value-type="float" office:value="328.96" calcext:value-type="float">
            <text:p>329.0</text:p>
          </table:table-cell>
          <table:table-cell table:style-name="ce141" table:formula="of:=[.EJ169]+100" office:value-type="float" office:value="478.96" calcext:value-type="float">
            <text:p>479.0</text:p>
          </table:table-cell>
          <table:table-cell table:style-name="ce141" table:formula="of:=[.EJ169]-100" office:value-type="float" office:value="278.96" calcext:value-type="float">
            <text:p>279.0</text:p>
          </table:table-cell>
          <table:table-cell table:style-name="ce138" table:formula="of:=-0.025*(([.A169]-1963)^2)+5.5*([.A169]-1963)+175" office:value-type="float" office:value="476.275" calcext:value-type="float">
            <text:p>476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7" calcext:value-type="float">
            <text:p>2067</text:p>
          </table:table-cell>
          <table:table-cell table:style-name="ce15" office:value-type="float" office:value="54947230.593879" calcext:value-type="float">
            <text:p>54947231</text:p>
          </table:table-cell>
          <table:table-cell table:style-name="ce41" office:value-type="float" office:value="16538205.6136804" calcext:value-type="float">
            <text:p>16538206</text:p>
          </table:table-cell>
          <table:table-cell table:style-name="ce41" office:value-type="float" office:value="23863625.3659252" calcext:value-type="float">
            <text:p>23863625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70]/26" office:value-type="float" office:value="636084.8312954" calcext:value-type="float">
            <text:p>636085</text:p>
          </table:table-cell>
          <table:table-cell table:style-name="ce41" table:formula="of:=[.F170]/2" office:value-type="float" office:value="318042.4156477" calcext:value-type="float">
            <text:p>318042</text:p>
          </table:table-cell>
          <table:table-cell table:style-name="ce41" table:formula="of:=[.G170]*1.5" office:value-type="float" office:value="477063.62347155" calcext:value-type="float">
            <text:p>477064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69]*1.03" office:value-type="float" office:value="716574.806341003" calcext:value-type="float">
            <text:p>716575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23" office:value-type="string" calcext:value-type="string">
            <text:p>null</text:p>
          </table:table-cell>
          <table:table-cell table:number-columns-repeated="18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70]-1963)^2)+8.5*([.A170]-1963)+140" office:value-type="float" office:value="375.04" calcext:value-type="float">
            <text:p>375.0</text:p>
          </table:table-cell>
          <table:table-cell table:style-name="ce138" table:formula="of:=[.EJ170]+50" office:value-type="float" office:value="425.04" calcext:value-type="float">
            <text:p>425.0</text:p>
          </table:table-cell>
          <table:table-cell table:style-name="ce141" table:formula="of:=[.EJ170]-50" office:value-type="float" office:value="325.04" calcext:value-type="float">
            <text:p>325.0</text:p>
          </table:table-cell>
          <table:table-cell table:style-name="ce141" table:formula="of:=[.EJ170]+100" office:value-type="float" office:value="475.04" calcext:value-type="float">
            <text:p>475.0</text:p>
          </table:table-cell>
          <table:table-cell table:style-name="ce141" table:formula="of:=[.EJ170]-100" office:value-type="float" office:value="275.04" calcext:value-type="float">
            <text:p>275.0</text:p>
          </table:table-cell>
          <table:table-cell table:style-name="ce138" table:formula="of:=-0.025*(([.A170]-1963)^2)+5.5*([.A170]-1963)+175" office:value-type="float" office:value="476.6" calcext:value-type="float">
            <text:p>476.6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8" calcext:value-type="float">
            <text:p>2068</text:p>
          </table:table-cell>
          <table:table-cell table:style-name="ce15" office:value-type="float" office:value="55077965.7851557" calcext:value-type="float">
            <text:p>55077966</text:p>
          </table:table-cell>
          <table:table-cell table:style-name="ce41" office:value-type="float" office:value="16567103.0135844" calcext:value-type="float">
            <text:p>16567103</text:p>
          </table:table-cell>
          <table:table-cell table:style-name="ce41" office:value-type="float" office:value="23838562.1724568" calcext:value-type="float">
            <text:p>23838562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71]/26" office:value-type="float" office:value="637196.269753247" calcext:value-type="float">
            <text:p>637196</text:p>
          </table:table-cell>
          <table:table-cell table:style-name="ce41" table:formula="of:=[.F171]/2" office:value-type="float" office:value="318598.134876624" calcext:value-type="float">
            <text:p>318598</text:p>
          </table:table-cell>
          <table:table-cell table:style-name="ce41" table:formula="of:=[.G171]*1.5" office:value-type="float" office:value="477897.202314935" calcext:value-type="float">
            <text:p>477897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70]*1.03" office:value-type="float" office:value="738072.050531233" calcext:value-type="float">
            <text:p>738072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35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71]-1963)^2)+8.5*([.A171]-1963)+140" office:value-type="float" office:value="371" calcext:value-type="float">
            <text:p>371.0</text:p>
          </table:table-cell>
          <table:table-cell table:style-name="ce138" table:formula="of:=[.EJ171]+50" office:value-type="float" office:value="421" calcext:value-type="float">
            <text:p>421.0</text:p>
          </table:table-cell>
          <table:table-cell table:style-name="ce141" table:formula="of:=[.EJ171]-50" office:value-type="float" office:value="321" calcext:value-type="float">
            <text:p>321.0</text:p>
          </table:table-cell>
          <table:table-cell table:style-name="ce141" table:formula="of:=[.EJ171]+100" office:value-type="float" office:value="471" calcext:value-type="float">
            <text:p>471.0</text:p>
          </table:table-cell>
          <table:table-cell table:style-name="ce141" table:formula="of:=[.EJ171]-100" office:value-type="float" office:value="271" calcext:value-type="float">
            <text:p>271.0</text:p>
          </table:table-cell>
          <table:table-cell table:style-name="ce138" table:formula="of:=-0.025*(([.A171]-1963)^2)+5.5*([.A171]-1963)+175" office:value-type="float" office:value="476.875" calcext:value-type="float">
            <text:p>476.9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69" calcext:value-type="float">
            <text:p>2069</text:p>
          </table:table-cell>
          <table:table-cell table:style-name="ce15" office:value-type="float" office:value="55230194.308136" calcext:value-type="float">
            <text:p>55230194</text:p>
          </table:table-cell>
          <table:table-cell table:style-name="ce41" office:value-type="float" office:value="16611266.8889012" calcext:value-type="float">
            <text:p>16611267</text:p>
          </table:table-cell>
          <table:table-cell table:style-name="ce41" office:value-type="float" office:value="23796996.7810077" calcext:value-type="float">
            <text:p>23796997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72]/26" office:value-type="float" office:value="638894.880342355" calcext:value-type="float">
            <text:p>638895</text:p>
          </table:table-cell>
          <table:table-cell table:style-name="ce41" table:formula="of:=[.F172]/2" office:value-type="float" office:value="319447.440171178" calcext:value-type="float">
            <text:p>319447</text:p>
          </table:table-cell>
          <table:table-cell table:style-name="ce41" table:formula="of:=[.G172]*1.5" office:value-type="float" office:value="479171.160256767" calcext:value-type="float">
            <text:p>479171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71]*1.03" office:value-type="float" office:value="760214.21204717" calcext:value-type="float">
            <text:p>760214</text:p>
          </table:table-cell>
          <table:table-cell table:style-name="ce100" office:value-type="string" calcext:value-type="string">
            <text:p>null</text:p>
          </table:table-cell>
          <table:table-cell table:style-name="ce12" office:value-type="string" calcext:value-type="string">
            <text:p>null</text:p>
          </table:table-cell>
          <table:table-cell table:number-columns-repeated="3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35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72]-1963)^2)+8.5*([.A172]-1963)+140" office:value-type="float" office:value="366.84" calcext:value-type="float">
            <text:p>366.8</text:p>
          </table:table-cell>
          <table:table-cell table:style-name="ce138" table:formula="of:=[.EJ172]+50" office:value-type="float" office:value="416.84" calcext:value-type="float">
            <text:p>416.8</text:p>
          </table:table-cell>
          <table:table-cell table:style-name="ce141" table:formula="of:=[.EJ172]-50" office:value-type="float" office:value="316.84" calcext:value-type="float">
            <text:p>316.8</text:p>
          </table:table-cell>
          <table:table-cell table:style-name="ce141" table:formula="of:=[.EJ172]+100" office:value-type="float" office:value="466.84" calcext:value-type="float">
            <text:p>466.8</text:p>
          </table:table-cell>
          <table:table-cell table:style-name="ce141" table:formula="of:=[.EJ172]-100" office:value-type="float" office:value="266.84" calcext:value-type="float">
            <text:p>266.8</text:p>
          </table:table-cell>
          <table:table-cell table:style-name="ce138" table:formula="of:=-0.025*(([.A172]-1963)^2)+5.5*([.A172]-1963)+175" office:value-type="float" office:value="477.1" calcext:value-type="float">
            <text:p>477.1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9">
          <table:table-cell table:style-name="ce158" office:value-type="float" office:value="2070" calcext:value-type="float">
            <text:p>2070</text:p>
          </table:table-cell>
          <table:table-cell table:style-name="ce15" office:value-type="float" office:value="55230194.308136" calcext:value-type="float">
            <text:p>55230194</text:p>
          </table:table-cell>
          <table:table-cell table:style-name="ce41" office:value-type="float" office:value="16672269.0490084" calcext:value-type="float">
            <text:p>16672269</text:p>
          </table:table-cell>
          <table:table-cell table:style-name="ce41" office:value-type="float" office:value="23773199.7842267" calcext:value-type="float">
            <text:p>23773200</text:p>
          </table:table-cell>
          <table:table-cell table:style-name="ce154" office:value-type="string" calcext:value-type="string">
            <text:p>null</text:p>
          </table:table-cell>
          <table:table-cell table:style-name="ce41" table:formula="of:=[.C173]/26" office:value-type="float" office:value="641241.117269552" calcext:value-type="float">
            <text:p>641241</text:p>
          </table:table-cell>
          <table:table-cell table:style-name="ce41" table:formula="of:=[.F173]/2" office:value-type="float" office:value="320620.558634776" calcext:value-type="float">
            <text:p>320621</text:p>
          </table:table-cell>
          <table:table-cell table:style-name="ce41" table:formula="of:=[.G173]*1.5" office:value-type="float" office:value="480930.837952164" calcext:value-type="float">
            <text:p>480931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41" table:formula="of:=[.P172]*1.03" office:value-type="float" office:value="783020.638408585" calcext:value-type="float">
            <text:p>783021</text:p>
          </table:table-cell>
          <table:table-cell table:number-columns-repeated="5" table:style-name="ce100" office:value-type="string" calcext:value-type="string">
            <text:p>null</text:p>
          </table:table-cell>
          <table:table-cell table:style-name="ce41" office:value-type="string" calcext:value-type="string">
            <text:p>null</text:p>
          </table:table-cell>
          <table:table-cell table:number-columns-repeated="35" table:style-name="ce100" office:value-type="string" calcext:value-type="string">
            <text:p>null</text:p>
          </table:table-cell>
          <table:table-cell table:number-columns-repeated="7" table:style-name="ce41" office:value-type="string" calcext:value-type="string">
            <text:p>null</text:p>
          </table:table-cell>
          <table:table-cell table:style-name="ce100" office:value-type="string" calcext:value-type="string">
            <text:p>null</text:p>
          </table:table-cell>
          <table:table-cell table:number-columns-repeated="20" table:style-name="ce41" office:value-type="string" calcext:value-type="string">
            <text:p>null</text:p>
          </table:table-cell>
          <table:table-cell table:number-columns-repeated="22" table:style-name="ce100" office:value-type="string" calcext:value-type="string">
            <text:p>null</text:p>
          </table:table-cell>
          <table:table-cell table:number-columns-repeated="16" table:style-name="ce41" office:value-type="string" calcext:value-type="string">
            <text:p>null</text:p>
          </table:table-cell>
          <table:table-cell table:number-columns-repeated="16" table:style-name="ce100" office:value-type="string" calcext:value-type="string">
            <text:p>null</text:p>
          </table:table-cell>
          <table:table-cell table:style-name="ce138" table:formula="of:=-0.06*(([.A173]-1963)^2)+8.5*([.A173]-1963)+140" office:value-type="float" office:value="362.56" calcext:value-type="float">
            <text:p>362.6</text:p>
          </table:table-cell>
          <table:table-cell table:style-name="ce138" table:formula="of:=[.EJ173]+50" office:value-type="float" office:value="412.56" calcext:value-type="float">
            <text:p>412.6</text:p>
          </table:table-cell>
          <table:table-cell table:style-name="ce141" table:formula="of:=[.EJ173]-50" office:value-type="float" office:value="312.56" calcext:value-type="float">
            <text:p>312.6</text:p>
          </table:table-cell>
          <table:table-cell table:style-name="ce141" table:formula="of:=[.EJ173]+100" office:value-type="float" office:value="462.56" calcext:value-type="float">
            <text:p>462.6</text:p>
          </table:table-cell>
          <table:table-cell table:style-name="ce141" table:formula="of:=[.EJ173]-100" office:value-type="float" office:value="262.56" calcext:value-type="float">
            <text:p>262.6</text:p>
          </table:table-cell>
          <table:table-cell table:style-name="ce138" table:formula="of:=-0.025*(([.A173]-1963)^2)+5.5*([.A173]-1963)+175" office:value-type="float" office:value="477.275" calcext:value-type="float">
            <text:p>477.3</text:p>
          </table:table-cell>
          <table:table-cell table:number-columns-repeated="3" table:style-name="ce131" office:value-type="string" calcext:value-type="string">
            <text:p>null</text:p>
          </table:table-cell>
          <table:table-cell table:number-columns-repeated="876"/>
        </table:table-row>
        <table:table-row table:style-name="ro4" table:number-rows-repeated="10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>
          <table:table-cell table:number-columns-repeated="1024"/>
        </table:table-row>
        <table:table-row table:style-name="ro4" table:number-rows-repeated="11">
          <table:table-cell table:number-columns-repeated="20"/>
          <table:table-cell table:style-name="ce200"/>
          <table:table-cell table:number-columns-repeated="105"/>
          <table:table-cell table:style-name="ce2"/>
          <table:table-cell table:style-name="ce200"/>
          <table:table-cell table:number-columns-repeated="16"/>
          <table:table-cell table:style-name="ce299"/>
          <table:table-cell table:number-columns-repeated="879"/>
        </table:table-row>
        <table:table-row table:style-name="ro4" table:number-rows-repeated="10482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Quarterly" table:style-name="ta2">
        <table:table-column table:style-name="co35" table:default-cell-style-name="ce309"/>
        <table:table-column table:style-name="co53" table:default-cell-style-name="ce200"/>
        <table:table-column table:style-name="co11" table:default-cell-style-name="ce200"/>
        <table:table-column table:style-name="co12" table:default-cell-style-name="ce200"/>
        <table:table-column table:style-name="co54" table:default-cell-style-name="ce200"/>
        <table:table-column table:style-name="co46" table:default-cell-style-name="ce200"/>
        <table:table-column table:style-name="co55" table:number-columns-repeated="2" table:default-cell-style-name="ce200"/>
        <table:table-column table:style-name="co5" table:default-cell-style-name="ce200"/>
        <table:table-column table:style-name="co53" table:number-columns-repeated="6" table:default-cell-style-name="ce200"/>
        <table:table-column table:style-name="co56" table:default-cell-style-name="ce200"/>
        <table:table-column table:style-name="co57" table:default-cell-style-name="ce200"/>
        <table:table-column table:style-name="co5" table:default-cell-style-name="ce200"/>
        <table:table-column table:style-name="co53" table:number-columns-repeated="1006" table:default-cell-style-name="ce200"/>
        <table:table-row table:style-name="ro5">
          <table:table-cell table:style-name="ce306" office:value-type="string" calcext:value-type="string">
            <text:p>Quarter</text:p>
          </table:table-cell>
          <table:table-cell table:style-name="ce310" office:value-type="string" calcext:value-type="string">
            <text:p>HPI</text:p>
          </table:table-cell>
          <table:table-cell table:style-name="ce306" office:value-type="string" calcext:value-type="string">
            <text:p>Unemployment</text:p>
          </table:table-cell>
          <table:table-cell table:style-name="ce312" office:value-type="string" calcext:value-type="string">
            <text:p>Sales</text:p>
          </table:table-cell>
          <table:table-cell table:style-name="ce306" office:value-type="string" calcext:value-type="string">
            <text:p>Price_idealista</text:p>
          </table:table-cell>
          <table:table-cell table:style-name="ce306" office:value-type="string" calcext:value-type="string">
            <text:p>Price_notaries</text:p>
          </table:table-cell>
          <table:table-cell table:style-name="ce312" office:value-type="string" calcext:value-type="string">
            <text:p>Spread</text:p>
          </table:table-cell>
          <table:table-cell table:style-name="ce306" office:value-type="string" calcext:value-type="string">
            <text:p>Av. Spread</text:p>
          </table:table-cell>
          <table:table-cell table:style-name="ce306" office:value-type="string" calcext:value-type="string">
            <text:p>Sharp_change</text:p>
          </table:table-cell>
          <table:table-cell table:style-name="ce314" office:value-type="string" calcext:value-type="string">
            <text:p>Ide_1</text:p>
          </table:table-cell>
          <table:table-cell table:style-name="ce314" office:value-type="string" calcext:value-type="string">
            <text:p>Ide_2</text:p>
          </table:table-cell>
          <table:table-cell table:style-name="ce314" office:value-type="string" calcext:value-type="string">
            <text:p>Ide_3</text:p>
          </table:table-cell>
          <table:table-cell table:style-name="ce317" office:value-type="string" calcext:value-type="string">
            <text:p>Not_1</text:p>
          </table:table-cell>
          <table:table-cell table:style-name="ce317" office:value-type="string" calcext:value-type="string">
            <text:p>Not_2</text:p>
          </table:table-cell>
          <table:table-cell table:style-name="ce317" office:value-type="string" calcext:value-type="string">
            <text:p>Not_3</text:p>
          </table:table-cell>
          <table:table-cell table:style-name="ce321" office:value-type="string" calcext:value-type="string" table:number-columns-spanned="2" table:number-rows-spanned="1">
            <text:p>Construction_period</text:p>
          </table:table-cell>
          <table:covered-table-cell/>
          <table:table-cell table:number-columns-repeated="1007"/>
        </table:table-row>
        <table:table-row table:style-name="ro3">
          <table:table-cell table:style-name="ce307" office:value-type="string" calcext:value-type="string">
            <text:p>2007T1</text:p>
          </table:table-cell>
          <table:table-cell table:style-name="ce259" office:value-type="float" office:value="145.935" calcext:value-type="float">
            <text:p>146</text:p>
          </table:table-cell>
          <table:table-cell table:style-name="ce304" office:value-type="float" office:value="8.42" calcext:value-type="float">
            <text:p>8.4</text:p>
          </table:table-cell>
          <table:table-cell table:style-name="ce259" office:value-type="float" office:value="230023" calcext:value-type="float">
            <text:p>230023</text:p>
          </table:table-cell>
          <table:table-cell table:style-name="ce259" table:formula="of:=AVERAGE([.J2:.L2])" office:value-type="float" office:value="1995.66666666667" calcext:value-type="float">
            <text:p>1996</text:p>
          </table:table-cell>
          <table:table-cell table:style-name="ce259" table:formula="of:=AVERAGE([.M2:.O2])" office:value-type="float" office:value="1756" calcext:value-type="float">
            <text:p>1756</text:p>
          </table:table-cell>
          <table:table-cell table:style-name="ce259" table:formula="of:=ABS((([.F2]*100/[.E2])-100)*-1)" office:value-type="float" office:value="12.0093535994655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]" office:value-type="float" office:value="1995.66666666667" calcext:value-type="float">
            <text:p>1996</text:p>
          </table:table-cell>
          <table:table-cell table:style-name="ce315" office:value-type="float" office:value="1980" calcext:value-type="float">
            <text:p>1980</text:p>
          </table:table-cell>
          <table:table-cell table:style-name="ce315" office:value-type="float" office:value="1984" calcext:value-type="float">
            <text:p>1984</text:p>
          </table:table-cell>
          <table:table-cell table:style-name="ce316" office:value-type="float" office:value="2023" calcext:value-type="float">
            <text:p>2023</text:p>
          </table:table-cell>
          <table:table-cell table:number-columns-repeated="3" table:style-name="ce318" office:value-type="float" office:value="1756" calcext:value-type="float">
            <text:p>1756</text:p>
          </table:table-cell>
          <table:table-cell table:style-name="ce322" office:value-type="string" calcext:value-type="string">
            <text:p>Before 1921</text:p>
          </table:table-cell>
          <table:table-cell table:style-name="ce324" office:value-type="float" office:value="855700" calcext:value-type="float">
            <text:p>855700</text:p>
          </table:table-cell>
          <table:table-cell table:number-columns-repeated="1007"/>
        </table:table-row>
        <table:table-row table:style-name="ro3">
          <table:table-cell table:style-name="ce308" office:value-type="string" calcext:value-type="string">
            <text:p>2007T2</text:p>
          </table:table-cell>
          <table:table-cell table:style-name="ce259" office:value-type="float" office:value="150.103" calcext:value-type="float">
            <text:p>150</text:p>
          </table:table-cell>
          <table:table-cell table:style-name="ce304" office:value-type="float" office:value="7.93" calcext:value-type="float">
            <text:p>7.9</text:p>
          </table:table-cell>
          <table:table-cell table:style-name="ce259" office:value-type="float" office:value="202585" calcext:value-type="float">
            <text:p>202585</text:p>
          </table:table-cell>
          <table:table-cell table:style-name="ce259" table:formula="of:=AVERAGE([.J3:.L3])" office:value-type="float" office:value="2037.33333333333" calcext:value-type="float">
            <text:p>2037</text:p>
          </table:table-cell>
          <table:table-cell table:style-name="ce259" table:formula="of:=AVERAGE([.M3:.O3])" office:value-type="float" office:value="1810.09666666667" calcext:value-type="float">
            <text:p>1810</text:p>
          </table:table-cell>
          <table:table-cell table:style-name="ce259" table:formula="of:=ABS((([.F3]*100/[.E3])-100)*-1)" office:value-type="float" office:value="11.1536321989529" calcext:value-type="float">
            <text:p>1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]+([.F3]-[.F2])" office:value-type="float" office:value="2091.43" calcext:value-type="float">
            <text:p>2091</text:p>
          </table:table-cell>
          <table:table-cell table:style-name="ce315" office:value-type="float" office:value="2015" calcext:value-type="float">
            <text:p>2015</text:p>
          </table:table-cell>
          <table:table-cell table:style-name="ce315" office:value-type="float" office:value="2044" calcext:value-type="float">
            <text:p>2044</text:p>
          </table:table-cell>
          <table:table-cell table:style-name="ce316" office:value-type="float" office:value="2053" calcext:value-type="float">
            <text:p>2053</text:p>
          </table:table-cell>
          <table:table-cell table:style-name="ce319" office:value-type="float" office:value="1773.54" calcext:value-type="float">
            <text:p>1774</text:p>
          </table:table-cell>
          <table:table-cell table:style-name="ce319" office:value-type="float" office:value="1806.79" calcext:value-type="float">
            <text:p>1807</text:p>
          </table:table-cell>
          <table:table-cell table:style-name="ce320" office:value-type="float" office:value="1849.96" calcext:value-type="float">
            <text:p>1850</text:p>
          </table:table-cell>
          <table:table-cell table:style-name="ce322" office:value-type="string" calcext:value-type="string">
            <text:p>1921-1940</text:p>
          </table:table-cell>
          <table:table-cell table:style-name="ce324" office:value-type="float" office:value="572400" calcext:value-type="float">
            <text:p>572400</text:p>
          </table:table-cell>
          <table:table-cell table:number-columns-repeated="2"/>
          <table:table-cell table:style-name="ce327"/>
          <table:table-cell table:number-columns-repeated="1004"/>
        </table:table-row>
        <table:table-row table:style-name="ro3">
          <table:table-cell table:style-name="ce308" office:value-type="string" calcext:value-type="string">
            <text:p>2007T3</text:p>
          </table:table-cell>
          <table:table-cell table:style-name="ce259" office:value-type="float" office:value="151.719" calcext:value-type="float">
            <text:p>152</text:p>
          </table:table-cell>
          <table:table-cell table:style-name="ce304" office:value-type="float" office:value="8.01" calcext:value-type="float">
            <text:p>8.0</text:p>
          </table:table-cell>
          <table:table-cell table:style-name="ce259" office:value-type="float" office:value="184326" calcext:value-type="float">
            <text:p>184326</text:p>
          </table:table-cell>
          <table:table-cell table:style-name="ce259" table:formula="of:=AVERAGE([.J4:.L4])" office:value-type="float" office:value="2031" calcext:value-type="float">
            <text:p>2031</text:p>
          </table:table-cell>
          <table:table-cell table:style-name="ce259" table:formula="of:=AVERAGE([.M4:.O4])" office:value-type="float" office:value="1782.94666666667" calcext:value-type="float">
            <text:p>1783</text:p>
          </table:table-cell>
          <table:table-cell table:style-name="ce259" table:formula="of:=ABS((([.F4]*100/[.E4])-100)*-1)" office:value-type="float" office:value="12.2133595929755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]+([.F4]-[.F3])" office:value-type="float" office:value="2003.85" calcext:value-type="float">
            <text:p>2004</text:p>
          </table:table-cell>
          <table:table-cell table:style-name="ce315" office:value-type="float" office:value="2045" calcext:value-type="float">
            <text:p>2045</text:p>
          </table:table-cell>
          <table:table-cell table:style-name="ce315" office:value-type="float" office:value="2026" calcext:value-type="float">
            <text:p>2026</text:p>
          </table:table-cell>
          <table:table-cell table:style-name="ce316" office:value-type="float" office:value="2022" calcext:value-type="float">
            <text:p>2022</text:p>
          </table:table-cell>
          <table:table-cell table:style-name="ce319" office:value-type="float" office:value="1886.68" calcext:value-type="float">
            <text:p>1887</text:p>
          </table:table-cell>
          <table:table-cell table:style-name="ce319" office:value-type="float" office:value="1661.57" calcext:value-type="float">
            <text:p>1662</text:p>
          </table:table-cell>
          <table:table-cell table:style-name="ce320" office:value-type="float" office:value="1800.59" calcext:value-type="float">
            <text:p>1801</text:p>
          </table:table-cell>
          <table:table-cell table:style-name="ce322" office:value-type="string" calcext:value-type="string">
            <text:p>1941-1960</text:p>
          </table:table-cell>
          <table:table-cell table:style-name="ce324" office:value-type="float" office:value="1766500" calcext:value-type="float">
            <text:p>1766500</text:p>
          </table:table-cell>
          <table:table-cell table:number-columns-repeated="2"/>
          <table:table-cell table:style-name="ce327"/>
          <table:table-cell table:number-columns-repeated="1004"/>
        </table:table-row>
        <table:table-row table:style-name="ro3">
          <table:table-cell table:style-name="ce308" office:value-type="string" calcext:value-type="string">
            <text:p>2007T4</text:p>
          </table:table-cell>
          <table:table-cell table:style-name="ce259" office:value-type="float" office:value="150.64" calcext:value-type="float">
            <text:p>151</text:p>
          </table:table-cell>
          <table:table-cell table:style-name="ce304" office:value-type="float" office:value="8.57" calcext:value-type="float">
            <text:p>8.6</text:p>
          </table:table-cell>
          <table:table-cell table:style-name="ce259" office:value-type="float" office:value="158366" calcext:value-type="float">
            <text:p>158366</text:p>
          </table:table-cell>
          <table:table-cell table:style-name="ce259" table:formula="of:=AVERAGE([.J5:.L5])" office:value-type="float" office:value="2036" calcext:value-type="float">
            <text:p>2036</text:p>
          </table:table-cell>
          <table:table-cell table:style-name="ce259" table:formula="of:=AVERAGE([.M5:.O5])" office:value-type="float" office:value="1812.38" calcext:value-type="float">
            <text:p>1812</text:p>
          </table:table-cell>
          <table:table-cell table:style-name="ce259" table:formula="of:=ABS((([.F5]*100/[.E5])-100)*-1)" office:value-type="float" office:value="10.983300589391" calcext:value-type="float">
            <text:p>1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]+([.F5]-[.F4])" office:value-type="float" office:value="2065.43333333333" calcext:value-type="float">
            <text:p>2065</text:p>
          </table:table-cell>
          <table:table-cell table:style-name="ce315" office:value-type="float" office:value="2039" calcext:value-type="float">
            <text:p>2039</text:p>
          </table:table-cell>
          <table:table-cell table:style-name="ce315" office:value-type="float" office:value="2046" calcext:value-type="float">
            <text:p>2046</text:p>
          </table:table-cell>
          <table:table-cell table:style-name="ce316" office:value-type="float" office:value="2023" calcext:value-type="float">
            <text:p>2023</text:p>
          </table:table-cell>
          <table:table-cell table:style-name="ce319" office:value-type="float" office:value="1784.15" calcext:value-type="float">
            <text:p>1784</text:p>
          </table:table-cell>
          <table:table-cell table:style-name="ce319" office:value-type="float" office:value="1800.89" calcext:value-type="float">
            <text:p>1801</text:p>
          </table:table-cell>
          <table:table-cell table:style-name="ce319" office:value-type="float" office:value="1852.1" calcext:value-type="float">
            <text:p>1852</text:p>
          </table:table-cell>
          <table:table-cell table:style-name="ce322" office:value-type="string" calcext:value-type="string">
            <text:p>1961-1980</text:p>
          </table:table-cell>
          <table:table-cell table:style-name="ce324" office:value-type="float" office:value="6459300" calcext:value-type="float">
            <text:p>6459300</text:p>
          </table:table-cell>
          <table:table-cell table:number-columns-repeated="2"/>
          <table:table-cell table:style-name="ce327"/>
          <table:table-cell table:number-columns-repeated="1004"/>
        </table:table-row>
        <table:table-row table:style-name="ro3">
          <table:table-cell table:style-name="ce308" office:value-type="string" calcext:value-type="string">
            <text:p>2008T1</text:p>
          </table:table-cell>
          <table:table-cell table:style-name="ce259" office:value-type="float" office:value="150.082" calcext:value-type="float">
            <text:p>150</text:p>
          </table:table-cell>
          <table:table-cell table:style-name="ce304" office:value-type="float" office:value="9.6" calcext:value-type="float">
            <text:p>9.6</text:p>
          </table:table-cell>
          <table:table-cell table:style-name="ce259" office:value-type="float" office:value="162267" calcext:value-type="float">
            <text:p>162267</text:p>
          </table:table-cell>
          <table:table-cell table:style-name="ce259" table:formula="of:=AVERAGE([.J6:.L6])" office:value-type="float" office:value="2013" calcext:value-type="float">
            <text:p>2013</text:p>
          </table:table-cell>
          <table:table-cell table:style-name="ce259" table:formula="of:=AVERAGE([.M6:.O6])" office:value-type="float" office:value="1779.19666666667" calcext:value-type="float">
            <text:p>1779</text:p>
          </table:table-cell>
          <table:table-cell table:style-name="ce259" table:formula="of:=ABS((([.F6]*100/[.E6])-100)*-1)" office:value-type="float" office:value="11.6146713031959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]+([.F6]-[.F5])" office:value-type="float" office:value="1979.81666666667" calcext:value-type="float">
            <text:p>1980</text:p>
          </table:table-cell>
          <table:table-cell table:style-name="ce315" office:value-type="float" office:value="2011" calcext:value-type="float">
            <text:p>2011</text:p>
          </table:table-cell>
          <table:table-cell table:style-name="ce315" office:value-type="float" office:value="2009" calcext:value-type="float">
            <text:p>2009</text:p>
          </table:table-cell>
          <table:table-cell table:style-name="ce316" office:value-type="float" office:value="2019" calcext:value-type="float">
            <text:p>2019</text:p>
          </table:table-cell>
          <table:table-cell table:style-name="ce319" office:value-type="float" office:value="1790.49" calcext:value-type="float">
            <text:p>1790</text:p>
          </table:table-cell>
          <table:table-cell table:style-name="ce319" office:value-type="float" office:value="1758.3" calcext:value-type="float">
            <text:p>1758</text:p>
          </table:table-cell>
          <table:table-cell table:style-name="ce319" office:value-type="float" office:value="1788.8" calcext:value-type="float">
            <text:p>1789</text:p>
          </table:table-cell>
          <table:table-cell table:style-name="ce322" office:value-type="string" calcext:value-type="string">
            <text:p>1981-2000</text:p>
          </table:table-cell>
          <table:table-cell table:style-name="ce324" office:value-type="float" office:value="5642500" calcext:value-type="float">
            <text:p>5642500</text:p>
          </table:table-cell>
          <table:table-cell table:number-columns-repeated="2"/>
          <table:table-cell table:style-name="ce327"/>
          <table:table-cell table:number-columns-repeated="1004"/>
        </table:table-row>
        <table:table-row table:style-name="ro3">
          <table:table-cell table:style-name="ce308" office:value-type="string" calcext:value-type="string">
            <text:p>2008T2</text:p>
          </table:table-cell>
          <table:table-cell table:style-name="ce259" office:value-type="float" office:value="149.618" calcext:value-type="float">
            <text:p>150</text:p>
          </table:table-cell>
          <table:table-cell table:style-name="ce304" office:value-type="float" office:value="10.36" calcext:value-type="float">
            <text:p>10.4</text:p>
          </table:table-cell>
          <table:table-cell table:style-name="ce259" office:value-type="float" office:value="150981" calcext:value-type="float">
            <text:p>150981</text:p>
          </table:table-cell>
          <table:table-cell table:style-name="ce259" table:formula="of:=AVERAGE([.J7:.L7])" office:value-type="float" office:value="2014.66666666667" calcext:value-type="float">
            <text:p>2015</text:p>
          </table:table-cell>
          <table:table-cell table:style-name="ce259" table:formula="of:=AVERAGE([.M7:.O7])" office:value-type="float" office:value="1788.04" calcext:value-type="float">
            <text:p>1788</text:p>
          </table:table-cell>
          <table:table-cell table:style-name="ce259" table:formula="of:=ABS((([.F7]*100/[.E7])-100)*-1)" office:value-type="float" office:value="11.2488418266049" calcext:value-type="float">
            <text:p>1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7]+([.F7]-[.F6])" office:value-type="float" office:value="2023.51" calcext:value-type="float">
            <text:p>2024</text:p>
          </table:table-cell>
          <table:table-cell table:style-name="ce315" office:value-type="float" office:value="2023" calcext:value-type="float">
            <text:p>2023</text:p>
          </table:table-cell>
          <table:table-cell table:style-name="ce315" office:value-type="float" office:value="2013" calcext:value-type="float">
            <text:p>2013</text:p>
          </table:table-cell>
          <table:table-cell table:style-name="ce316" office:value-type="float" office:value="2008" calcext:value-type="float">
            <text:p>2008</text:p>
          </table:table-cell>
          <table:table-cell table:style-name="ce319" office:value-type="float" office:value="1791.67" calcext:value-type="float">
            <text:p>1792</text:p>
          </table:table-cell>
          <table:table-cell table:style-name="ce319" office:value-type="float" office:value="1765.94" calcext:value-type="float">
            <text:p>1766</text:p>
          </table:table-cell>
          <table:table-cell table:style-name="ce319" office:value-type="float" office:value="1806.51" calcext:value-type="float">
            <text:p>1807</text:p>
          </table:table-cell>
          <table:table-cell table:style-name="ce322" office:value-type="string" calcext:value-type="string">
            <text:p>2001-2020</text:p>
          </table:table-cell>
          <table:table-cell table:style-name="ce324" office:value-type="float" office:value="4913300" calcext:value-type="float">
            <text:p>4913300</text:p>
          </table:table-cell>
          <table:table-cell table:number-columns-repeated="2"/>
          <table:table-cell table:style-name="ce327"/>
          <table:table-cell table:number-columns-repeated="1004"/>
        </table:table-row>
        <table:table-row table:style-name="ro3">
          <table:table-cell table:style-name="ce308" office:value-type="string" calcext:value-type="string">
            <text:p>2008T3</text:p>
          </table:table-cell>
          <table:table-cell table:style-name="ce259" office:value-type="float" office:value="147.134" calcext:value-type="float">
            <text:p>147</text:p>
          </table:table-cell>
          <table:table-cell table:style-name="ce304" office:value-type="float" office:value="11.23" calcext:value-type="float">
            <text:p>11.2</text:p>
          </table:table-cell>
          <table:table-cell table:style-name="ce259" office:value-type="float" office:value="128773" calcext:value-type="float">
            <text:p>128773</text:p>
          </table:table-cell>
          <table:table-cell table:style-name="ce259" table:formula="of:=AVERAGE([.J8:.L8])" office:value-type="float" office:value="1959.33333333333" calcext:value-type="float">
            <text:p>1959</text:p>
          </table:table-cell>
          <table:table-cell table:style-name="ce259" table:formula="of:=AVERAGE([.M8:.O8])" office:value-type="float" office:value="1730.74" calcext:value-type="float">
            <text:p>1731</text:p>
          </table:table-cell>
          <table:table-cell table:style-name="ce259" table:formula="of:=ABS((([.F8]*100/[.E8])-100)*-1)" office:value-type="float" office:value="11.6668935011909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8]+([.F8]-[.F7])" office:value-type="float" office:value="1902.03333333333" calcext:value-type="float">
            <text:p>1902</text:p>
          </table:table-cell>
          <table:table-cell table:style-name="ce315" office:value-type="float" office:value="1979" calcext:value-type="float">
            <text:p>1979</text:p>
          </table:table-cell>
          <table:table-cell table:style-name="ce315" office:value-type="float" office:value="1953" calcext:value-type="float">
            <text:p>1953</text:p>
          </table:table-cell>
          <table:table-cell table:style-name="ce316" office:value-type="float" office:value="1946" calcext:value-type="float">
            <text:p>1946</text:p>
          </table:table-cell>
          <table:table-cell table:style-name="ce319" office:value-type="float" office:value="1799.46" calcext:value-type="float">
            <text:p>1799</text:p>
          </table:table-cell>
          <table:table-cell table:style-name="ce319" office:value-type="float" office:value="1648.27" calcext:value-type="float">
            <text:p>1648</text:p>
          </table:table-cell>
          <table:table-cell table:style-name="ce319" office:value-type="float" office:value="1744.49" calcext:value-type="float">
            <text:p>1744</text:p>
          </table:table-cell>
          <table:table-cell table:style-name="ce322" office:value-type="string" calcext:value-type="string">
            <text:p>2021-2040</text:p>
          </table:table-cell>
          <table:table-cell table:style-name="ce325" table:formula="of:=AVERAGE([Yearly.CI124])*20" office:value-type="float" office:value="1885000" calcext:value-type="float">
            <text:p>1885000</text:p>
          </table:table-cell>
          <table:table-cell table:style-name="ce326"/>
          <table:table-cell/>
          <table:table-cell table:style-name="ce327"/>
          <table:table-cell table:number-columns-repeated="1004"/>
        </table:table-row>
        <table:table-row table:style-name="ro3">
          <table:table-cell table:style-name="ce308" office:value-type="string" calcext:value-type="string">
            <text:p>2008T4</text:p>
          </table:table-cell>
          <table:table-cell table:style-name="ce259" office:value-type="float" office:value="142.511" calcext:value-type="float">
            <text:p>143</text:p>
          </table:table-cell>
          <table:table-cell table:style-name="ce304" office:value-type="float" office:value="13.79" calcext:value-type="float">
            <text:p>13.8</text:p>
          </table:table-cell>
          <table:table-cell table:style-name="ce259" office:value-type="float" office:value="110059" calcext:value-type="float">
            <text:p>110059</text:p>
          </table:table-cell>
          <table:table-cell table:style-name="ce259" table:formula="of:=AVERAGE([.J9:.L9])" office:value-type="float" office:value="1934" calcext:value-type="float">
            <text:p>1934</text:p>
          </table:table-cell>
          <table:table-cell table:style-name="ce259" table:formula="of:=AVERAGE([.M9:.O9])" office:value-type="float" office:value="1736.19333333333" calcext:value-type="float">
            <text:p>1736</text:p>
          </table:table-cell>
          <table:table-cell table:style-name="ce259" table:formula="of:=ABS((([.F9]*100/[.E9])-100)*-1)" office:value-type="float" office:value="10.2278524646674" calcext:value-type="float">
            <text:p>1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9]+([.F9]-[.F8])" office:value-type="float" office:value="1939.45333333333" calcext:value-type="float">
            <text:p>1939</text:p>
          </table:table-cell>
          <table:table-cell table:style-name="ce315" office:value-type="float" office:value="1938" calcext:value-type="float">
            <text:p>1938</text:p>
          </table:table-cell>
          <table:table-cell table:style-name="ce315" office:value-type="float" office:value="1943" calcext:value-type="float">
            <text:p>1943</text:p>
          </table:table-cell>
          <table:table-cell table:style-name="ce316" office:value-type="float" office:value="1921" calcext:value-type="float">
            <text:p>1921</text:p>
          </table:table-cell>
          <table:table-cell table:style-name="ce319" office:value-type="float" office:value="1765.74" calcext:value-type="float">
            <text:p>1766</text:p>
          </table:table-cell>
          <table:table-cell table:style-name="ce319" office:value-type="float" office:value="1687.57" calcext:value-type="float">
            <text:p>1688</text:p>
          </table:table-cell>
          <table:table-cell table:style-name="ce319" office:value-type="float" office:value="1755.27" calcext:value-type="float">
            <text:p>1755</text:p>
          </table:table-cell>
          <table:table-cell table:style-name="ce322" office:value-type="string" calcext:value-type="string">
            <text:p>SUM</text:p>
          </table:table-cell>
          <table:table-cell table:style-name="ce324" table:formula="of:=SUM([.Q2:.Q8])" office:value-type="float" office:value="22094700" calcext:value-type="float">
            <text:p>22094700</text:p>
          </table:table-cell>
          <table:table-cell table:number-columns-repeated="1007"/>
        </table:table-row>
        <table:table-row table:style-name="ro3">
          <table:table-cell table:style-name="ce308" office:value-type="string" calcext:value-type="string">
            <text:p>2009T1</text:p>
          </table:table-cell>
          <table:table-cell table:style-name="ce259" office:value-type="float" office:value="138.693" calcext:value-type="float">
            <text:p>139</text:p>
          </table:table-cell>
          <table:table-cell table:style-name="ce304" office:value-type="float" office:value="17.24" calcext:value-type="float">
            <text:p>17.2</text:p>
          </table:table-cell>
          <table:table-cell table:style-name="ce259" office:value-type="float" office:value="106523" calcext:value-type="float">
            <text:p>106523</text:p>
          </table:table-cell>
          <table:table-cell table:style-name="ce259" table:formula="of:=AVERAGE([.J10:.L10])" office:value-type="float" office:value="1922" calcext:value-type="float">
            <text:p>1922</text:p>
          </table:table-cell>
          <table:table-cell table:style-name="ce259" table:formula="of:=AVERAGE([.M10:.O10])" office:value-type="float" office:value="1695.51" calcext:value-type="float">
            <text:p>1696</text:p>
          </table:table-cell>
          <table:table-cell table:style-name="ce259" table:formula="of:=ABS((([.F10]*100/[.E10])-100)*-1)" office:value-type="float" office:value="11.7840790842872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0]+([.F10]-[.F9])" office:value-type="float" office:value="1881.31666666667" calcext:value-type="float">
            <text:p>1881</text:p>
          </table:table-cell>
          <table:table-cell table:style-name="ce315" office:value-type="float" office:value="1921" calcext:value-type="float">
            <text:p>1921</text:p>
          </table:table-cell>
          <table:table-cell table:style-name="ce315" office:value-type="float" office:value="1918" calcext:value-type="float">
            <text:p>1918</text:p>
          </table:table-cell>
          <table:table-cell table:style-name="ce316" office:value-type="float" office:value="1927" calcext:value-type="float">
            <text:p>1927</text:p>
          </table:table-cell>
          <table:table-cell table:style-name="ce319" office:value-type="float" office:value="1708.89" calcext:value-type="float">
            <text:p>1709</text:p>
          </table:table-cell>
          <table:table-cell table:style-name="ce319" office:value-type="float" office:value="1677.76" calcext:value-type="float">
            <text:p>1678</text:p>
          </table:table-cell>
          <table:table-cell table:style-name="ce319" office:value-type="float" office:value="1699.88" calcext:value-type="float">
            <text:p>1700</text:p>
          </table:table-cell>
          <table:table-cell table:style-name="ce229" table:number-columns-repeated="2"/>
          <table:table-cell table:number-columns-repeated="1007"/>
        </table:table-row>
        <table:table-row table:style-name="ro3">
          <table:table-cell table:style-name="ce308" office:value-type="string" calcext:value-type="string">
            <text:p>2009T2</text:p>
          </table:table-cell>
          <table:table-cell table:style-name="ce259" office:value-type="float" office:value="138.082" calcext:value-type="float">
            <text:p>138</text:p>
          </table:table-cell>
          <table:table-cell table:style-name="ce304" office:value-type="float" office:value="17.77" calcext:value-type="float">
            <text:p>17.8</text:p>
          </table:table-cell>
          <table:table-cell table:style-name="ce259" office:value-type="float" office:value="97788" calcext:value-type="float">
            <text:p>97788</text:p>
          </table:table-cell>
          <table:table-cell table:style-name="ce259" table:formula="of:=AVERAGE([.J11:.L11])" office:value-type="float" office:value="1911.66666666667" calcext:value-type="float">
            <text:p>1912</text:p>
          </table:table-cell>
          <table:table-cell table:style-name="ce259" table:formula="of:=AVERAGE([.M11:.O11])" office:value-type="float" office:value="1700.39" calcext:value-type="float">
            <text:p>1700</text:p>
          </table:table-cell>
          <table:table-cell table:style-name="ce259" table:formula="of:=ABS((([.F11]*100/[.E11])-100)*-1)" office:value-type="float" office:value="11.0519616390584" calcext:value-type="float">
            <text:p>1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1]+([.F11]-[.F10])" office:value-type="float" office:value="1916.54666666667" calcext:value-type="float">
            <text:p>1917</text:p>
          </table:table-cell>
          <table:table-cell table:style-name="ce315" office:value-type="float" office:value="1921" calcext:value-type="float">
            <text:p>1921</text:p>
          </table:table-cell>
          <table:table-cell table:style-name="ce315" office:value-type="float" office:value="1913" calcext:value-type="float">
            <text:p>1913</text:p>
          </table:table-cell>
          <table:table-cell table:style-name="ce316" office:value-type="float" office:value="1901" calcext:value-type="float">
            <text:p>1901</text:p>
          </table:table-cell>
          <table:table-cell table:style-name="ce319" office:value-type="float" office:value="1698.65" calcext:value-type="float">
            <text:p>1699</text:p>
          </table:table-cell>
          <table:table-cell table:style-name="ce319" office:value-type="float" office:value="1698.04" calcext:value-type="float">
            <text:p>1698</text:p>
          </table:table-cell>
          <table:table-cell table:style-name="ce319" office:value-type="float" office:value="1704.48" calcext:value-type="float">
            <text:p>1704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09T3</text:p>
          </table:table-cell>
          <table:table-cell table:style-name="ce259" office:value-type="float" office:value="136.845" calcext:value-type="float">
            <text:p>137</text:p>
          </table:table-cell>
          <table:table-cell table:style-name="ce304" office:value-type="float" office:value="17.75" calcext:value-type="float">
            <text:p>17.8</text:p>
          </table:table-cell>
          <table:table-cell table:style-name="ce259" office:value-type="float" office:value="109084" calcext:value-type="float">
            <text:p>109084</text:p>
          </table:table-cell>
          <table:table-cell table:style-name="ce259" table:formula="of:=AVERAGE([.J12:.L12])" office:value-type="float" office:value="1886" calcext:value-type="float">
            <text:p>1886</text:p>
          </table:table-cell>
          <table:table-cell table:style-name="ce259" table:formula="of:=AVERAGE([.M12:.O12])" office:value-type="float" office:value="1666.62666666667" calcext:value-type="float">
            <text:p>1667</text:p>
          </table:table-cell>
          <table:table-cell table:style-name="ce259" table:formula="of:=ABS((([.F12]*100/[.E12])-100)*-1)" office:value-type="float" office:value="11.6316719688936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2]+([.F12]-[.F11])" office:value-type="float" office:value="1852.23666666667" calcext:value-type="float">
            <text:p>1852</text:p>
          </table:table-cell>
          <table:table-cell table:style-name="ce315" office:value-type="float" office:value="1897" calcext:value-type="float">
            <text:p>1897</text:p>
          </table:table-cell>
          <table:table-cell table:style-name="ce315" office:value-type="float" office:value="1883" calcext:value-type="float">
            <text:p>1883</text:p>
          </table:table-cell>
          <table:table-cell table:style-name="ce316" office:value-type="float" office:value="1878" calcext:value-type="float">
            <text:p>1878</text:p>
          </table:table-cell>
          <table:table-cell table:style-name="ce319" office:value-type="float" office:value="1719.54" calcext:value-type="float">
            <text:p>1720</text:p>
          </table:table-cell>
          <table:table-cell table:style-name="ce319" office:value-type="float" office:value="1570.93" calcext:value-type="float">
            <text:p>1571</text:p>
          </table:table-cell>
          <table:table-cell table:style-name="ce319" office:value-type="float" office:value="1709.41" calcext:value-type="float">
            <text:p>1709</text:p>
          </table:table-cell>
          <table:table-cell table:style-name="ce323" table:number-columns-repeated="2"/>
          <table:table-cell table:number-columns-repeated="1007"/>
        </table:table-row>
        <table:table-row table:style-name="ro3">
          <table:table-cell table:style-name="ce308" office:value-type="string" calcext:value-type="string">
            <text:p>2009T4</text:p>
          </table:table-cell>
          <table:table-cell table:style-name="ce259" office:value-type="float" office:value="136.313" calcext:value-type="float">
            <text:p>136</text:p>
          </table:table-cell>
          <table:table-cell table:style-name="ce304" office:value-type="float" office:value="18.66" calcext:value-type="float">
            <text:p>18.7</text:p>
          </table:table-cell>
          <table:table-cell table:style-name="ce259" office:value-type="float" office:value="99998" calcext:value-type="float">
            <text:p>99998</text:p>
          </table:table-cell>
          <table:table-cell table:style-name="ce259" table:formula="of:=AVERAGE([.J13:.L13])" office:value-type="float" office:value="1876.66666666667" calcext:value-type="float">
            <text:p>1877</text:p>
          </table:table-cell>
          <table:table-cell table:style-name="ce259" table:formula="of:=AVERAGE([.M13:.O13])" office:value-type="float" office:value="1687.44666666667" calcext:value-type="float">
            <text:p>1687</text:p>
          </table:table-cell>
          <table:table-cell table:style-name="ce259" table:formula="of:=ABS((([.F13]*100/[.E13])-100)*-1)" office:value-type="float" office:value="10.0827708703375" calcext:value-type="float">
            <text:p>1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3]+([.F13]-[.F12])" office:value-type="float" office:value="1897.48666666667" calcext:value-type="float">
            <text:p>1897</text:p>
          </table:table-cell>
          <table:table-cell table:style-name="ce315" office:value-type="float" office:value="1878" calcext:value-type="float">
            <text:p>1878</text:p>
          </table:table-cell>
          <table:table-cell table:style-name="ce315" office:value-type="float" office:value="1879" calcext:value-type="float">
            <text:p>1879</text:p>
          </table:table-cell>
          <table:table-cell table:style-name="ce316" office:value-type="float" office:value="1873" calcext:value-type="float">
            <text:p>1873</text:p>
          </table:table-cell>
          <table:table-cell table:style-name="ce319" office:value-type="float" office:value="1654.49" calcext:value-type="float">
            <text:p>1654</text:p>
          </table:table-cell>
          <table:table-cell table:style-name="ce319" office:value-type="float" office:value="1674.7" calcext:value-type="float">
            <text:p>1675</text:p>
          </table:table-cell>
          <table:table-cell table:style-name="ce319" office:value-type="float" office:value="1733.15" calcext:value-type="float">
            <text:p>1733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0T1</text:p>
          </table:table-cell>
          <table:table-cell table:style-name="ce259" office:value-type="float" office:value="134.626" calcext:value-type="float">
            <text:p>135</text:p>
          </table:table-cell>
          <table:table-cell table:style-name="ce304" office:value-type="float" office:value="19.84" calcext:value-type="float">
            <text:p>19.8</text:p>
          </table:table-cell>
          <table:table-cell table:style-name="ce259" office:value-type="float" office:value="116483" calcext:value-type="float">
            <text:p>116483</text:p>
          </table:table-cell>
          <table:table-cell table:style-name="ce259" table:formula="of:=AVERAGE([.J14:.L14])" office:value-type="float" office:value="1877.33333333333" calcext:value-type="float">
            <text:p>1877</text:p>
          </table:table-cell>
          <table:table-cell table:style-name="ce259" table:formula="of:=AVERAGE([.M14:.O14])" office:value-type="float" office:value="1685.62333333333" calcext:value-type="float">
            <text:p>1686</text:p>
          </table:table-cell>
          <table:table-cell table:style-name="ce259" table:formula="of:=ABS((([.F14]*100/[.E14])-100)*-1)" office:value-type="float" office:value="10.2118252840909" calcext:value-type="float">
            <text:p>1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4]+([.F14]-[.F13])" office:value-type="float" office:value="1875.51" calcext:value-type="float">
            <text:p>1876</text:p>
          </table:table-cell>
          <table:table-cell table:style-name="ce315" office:value-type="float" office:value="1873" calcext:value-type="float">
            <text:p>1873</text:p>
          </table:table-cell>
          <table:table-cell table:style-name="ce315" office:value-type="float" office:value="1871" calcext:value-type="float">
            <text:p>1871</text:p>
          </table:table-cell>
          <table:table-cell table:style-name="ce316" office:value-type="float" office:value="1888" calcext:value-type="float">
            <text:p>1888</text:p>
          </table:table-cell>
          <table:table-cell table:style-name="ce319" office:value-type="float" office:value="1701.22" calcext:value-type="float">
            <text:p>1701</text:p>
          </table:table-cell>
          <table:table-cell table:style-name="ce319" office:value-type="float" office:value="1687.45" calcext:value-type="float">
            <text:p>1687</text:p>
          </table:table-cell>
          <table:table-cell table:style-name="ce319" office:value-type="float" office:value="1668.2" calcext:value-type="float">
            <text:p>166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0T2</text:p>
          </table:table-cell>
          <table:table-cell table:style-name="ce259" office:value-type="float" office:value="136.79" calcext:value-type="float">
            <text:p>137</text:p>
          </table:table-cell>
          <table:table-cell table:style-name="ce304" office:value-type="float" office:value="19.89" calcext:value-type="float">
            <text:p>19.9</text:p>
          </table:table-cell>
          <table:table-cell table:style-name="ce259" office:value-type="float" office:value="109139" calcext:value-type="float">
            <text:p>109139</text:p>
          </table:table-cell>
          <table:table-cell table:style-name="ce259" table:formula="of:=AVERAGE([.J15:.L15])" office:value-type="float" office:value="1905.66666666667" calcext:value-type="float">
            <text:p>1906</text:p>
          </table:table-cell>
          <table:table-cell table:style-name="ce259" table:formula="of:=AVERAGE([.M15:.O15])" office:value-type="float" office:value="1701.67666666667" calcext:value-type="float">
            <text:p>1702</text:p>
          </table:table-cell>
          <table:table-cell table:style-name="ce259" table:formula="of:=ABS((([.F15]*100/[.E15])-100)*-1)" office:value-type="float" office:value="10.7043904145531" calcext:value-type="float">
            <text:p>1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5]+([.F15]-[.F14])" office:value-type="float" office:value="1921.72" calcext:value-type="float">
            <text:p>1922</text:p>
          </table:table-cell>
          <table:table-cell table:style-name="ce315" office:value-type="float" office:value="1898" calcext:value-type="float">
            <text:p>1898</text:p>
          </table:table-cell>
          <table:table-cell table:style-name="ce315" office:value-type="float" office:value="1909" calcext:value-type="float">
            <text:p>1909</text:p>
          </table:table-cell>
          <table:table-cell table:style-name="ce316" office:value-type="float" office:value="1910" calcext:value-type="float">
            <text:p>1910</text:p>
          </table:table-cell>
          <table:table-cell table:style-name="ce319" office:value-type="float" office:value="1678.72" calcext:value-type="float">
            <text:p>1679</text:p>
          </table:table-cell>
          <table:table-cell table:style-name="ce319" office:value-type="float" office:value="1675.8" calcext:value-type="float">
            <text:p>1676</text:p>
          </table:table-cell>
          <table:table-cell table:style-name="ce319" office:value-type="float" office:value="1750.51" calcext:value-type="float">
            <text:p>1751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0T3</text:p>
          </table:table-cell>
          <table:table-cell table:style-name="ce259" office:value-type="float" office:value="133.846" calcext:value-type="float">
            <text:p>134</text:p>
          </table:table-cell>
          <table:table-cell table:style-name="ce304" office:value-type="float" office:value="19.59" calcext:value-type="float">
            <text:p>19.6</text:p>
          </table:table-cell>
          <table:table-cell table:style-name="ce259" office:value-type="float" office:value="123241" calcext:value-type="float">
            <text:p>123241</text:p>
          </table:table-cell>
          <table:table-cell table:style-name="ce259" table:formula="of:=AVERAGE([.J16:.L16])" office:value-type="float" office:value="1927.33333333333" calcext:value-type="float">
            <text:p>1927</text:p>
          </table:table-cell>
          <table:table-cell table:style-name="ce259" table:formula="of:=AVERAGE([.M16:.O16])" office:value-type="float" office:value="1576.09666666667" calcext:value-type="float">
            <text:p>1576</text:p>
          </table:table-cell>
          <table:table-cell table:style-name="ce259" table:formula="of:=ABS((([.F16]*100/[.E16])-100)*-1)" office:value-type="float" office:value="18.2239709443099" calcext:value-type="float">
            <text:p>18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6]+([.F16]-[.F15])" office:value-type="float" office:value="1801.75333333333" calcext:value-type="float">
            <text:p>1802</text:p>
          </table:table-cell>
          <table:table-cell table:style-name="ce315" office:value-type="float" office:value="1931" calcext:value-type="float">
            <text:p>1931</text:p>
          </table:table-cell>
          <table:table-cell table:style-name="ce315" office:value-type="float" office:value="1924" calcext:value-type="float">
            <text:p>1924</text:p>
          </table:table-cell>
          <table:table-cell table:style-name="ce316" office:value-type="float" office:value="1927" calcext:value-type="float">
            <text:p>1927</text:p>
          </table:table-cell>
          <table:table-cell table:style-name="ce319" office:value-type="float" office:value="1636.3" calcext:value-type="float">
            <text:p>1636</text:p>
          </table:table-cell>
          <table:table-cell table:style-name="ce319" office:value-type="float" office:value="1484.71" calcext:value-type="float">
            <text:p>1485</text:p>
          </table:table-cell>
          <table:table-cell table:style-name="ce319" office:value-type="float" office:value="1607.28" calcext:value-type="float">
            <text:p>1607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0T4</text:p>
          </table:table-cell>
          <table:table-cell table:style-name="ce259" office:value-type="float" office:value="133.718" calcext:value-type="float">
            <text:p>134</text:p>
          </table:table-cell>
          <table:table-cell table:style-name="ce304" office:value-type="float" office:value="20.11" calcext:value-type="float">
            <text:p>20.1</text:p>
          </table:table-cell>
          <table:table-cell table:style-name="ce259" office:value-type="float" office:value="90728" calcext:value-type="float">
            <text:p>90728</text:p>
          </table:table-cell>
          <table:table-cell table:style-name="ce259" table:formula="of:=AVERAGE([.J17:.L17])" office:value-type="float" office:value="1955.33333333333" calcext:value-type="float">
            <text:p>1955</text:p>
          </table:table-cell>
          <table:table-cell table:style-name="ce259" table:formula="of:=AVERAGE([.M17:.O17])" office:value-type="float" office:value="1624.06333333333" calcext:value-type="float">
            <text:p>1624</text:p>
          </table:table-cell>
          <table:table-cell table:style-name="ce259" table:formula="of:=ABS((([.F17]*100/[.E17])-100)*-1)" office:value-type="float" office:value="16.9418683941357" calcext:value-type="float">
            <text:p>1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7]+([.F17]-[.F16])" office:value-type="float" office:value="2003.3" calcext:value-type="float">
            <text:p>2003</text:p>
          </table:table-cell>
          <table:table-cell table:style-name="ce315" office:value-type="float" office:value="1943" calcext:value-type="float">
            <text:p>1943</text:p>
          </table:table-cell>
          <table:table-cell table:style-name="ce315" office:value-type="float" office:value="1960" calcext:value-type="float">
            <text:p>1960</text:p>
          </table:table-cell>
          <table:table-cell table:style-name="ce316" office:value-type="float" office:value="1963" calcext:value-type="float">
            <text:p>1963</text:p>
          </table:table-cell>
          <table:table-cell table:style-name="ce319" office:value-type="float" office:value="1606.9" calcext:value-type="float">
            <text:p>1607</text:p>
          </table:table-cell>
          <table:table-cell table:style-name="ce319" office:value-type="float" office:value="1607.69" calcext:value-type="float">
            <text:p>1608</text:p>
          </table:table-cell>
          <table:table-cell table:style-name="ce319" office:value-type="float" office:value="1657.6" calcext:value-type="float">
            <text:p>165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1T1</text:p>
          </table:table-cell>
          <table:table-cell table:style-name="ce259" office:value-type="float" office:value="129.059" calcext:value-type="float">
            <text:p>129</text:p>
          </table:table-cell>
          <table:table-cell table:style-name="ce304" office:value-type="float" office:value="21.08" calcext:value-type="float">
            <text:p>21.1</text:p>
          </table:table-cell>
          <table:table-cell table:style-name="ce259" office:value-type="float" office:value="122933" calcext:value-type="float">
            <text:p>122933</text:p>
          </table:table-cell>
          <table:table-cell table:style-name="ce259" table:formula="of:=AVERAGE([.J18:.L18])" office:value-type="float" office:value="1970" calcext:value-type="float">
            <text:p>1970</text:p>
          </table:table-cell>
          <table:table-cell table:style-name="ce259" table:formula="of:=AVERAGE([.M18:.O18])" office:value-type="float" office:value="1563.77" calcext:value-type="float">
            <text:p>1564</text:p>
          </table:table-cell>
          <table:table-cell table:style-name="ce259" table:formula="of:=ABS((([.F18]*100/[.E18])-100)*-1)" office:value-type="float" office:value="20.6208121827411" calcext:value-type="float">
            <text:p>2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8]+([.F18]-[.F17])" office:value-type="float" office:value="1909.70666666667" calcext:value-type="float">
            <text:p>1910</text:p>
          </table:table-cell>
          <table:table-cell table:number-columns-repeated="2" table:style-name="ce315" office:value-type="float" office:value="1963" calcext:value-type="float">
            <text:p>1963</text:p>
          </table:table-cell>
          <table:table-cell table:style-name="ce316" office:value-type="float" office:value="1984" calcext:value-type="float">
            <text:p>1984</text:p>
          </table:table-cell>
          <table:table-cell table:style-name="ce319" office:value-type="float" office:value="1589.82" calcext:value-type="float">
            <text:p>1590</text:p>
          </table:table-cell>
          <table:table-cell table:style-name="ce319" office:value-type="float" office:value="1515.44" calcext:value-type="float">
            <text:p>1515</text:p>
          </table:table-cell>
          <table:table-cell table:style-name="ce319" office:value-type="float" office:value="1586.05" calcext:value-type="float">
            <text:p>1586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1T2</text:p>
          </table:table-cell>
          <table:table-cell table:style-name="ce259" office:value-type="float" office:value="127.528" calcext:value-type="float">
            <text:p>128</text:p>
          </table:table-cell>
          <table:table-cell table:style-name="ce304" office:value-type="float" office:value="20.64" calcext:value-type="float">
            <text:p>20.6</text:p>
          </table:table-cell>
          <table:table-cell table:style-name="ce259" office:value-type="float" office:value="83440" calcext:value-type="float">
            <text:p>83440</text:p>
          </table:table-cell>
          <table:table-cell table:style-name="ce259" table:formula="of:=AVERAGE([.J19:.L19])" office:value-type="float" office:value="1983" calcext:value-type="float">
            <text:p>1983</text:p>
          </table:table-cell>
          <table:table-cell table:style-name="ce259" table:formula="of:=AVERAGE([.M19:.O19])" office:value-type="float" office:value="1555.29" calcext:value-type="float">
            <text:p>1555</text:p>
          </table:table-cell>
          <table:table-cell table:style-name="ce259" table:formula="of:=ABS((([.F19]*100/[.E19])-100)*-1)" office:value-type="float" office:value="21.5688350983359" calcext:value-type="float">
            <text:p>2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19]+([.F19]-[.F18])" office:value-type="float" office:value="1974.52" calcext:value-type="float">
            <text:p>1975</text:p>
          </table:table-cell>
          <table:table-cell table:style-name="ce315" office:value-type="float" office:value="1983" calcext:value-type="float">
            <text:p>1983</text:p>
          </table:table-cell>
          <table:table-cell table:style-name="ce315" office:value-type="float" office:value="1984" calcext:value-type="float">
            <text:p>1984</text:p>
          </table:table-cell>
          <table:table-cell table:style-name="ce316" office:value-type="float" office:value="1982" calcext:value-type="float">
            <text:p>1982</text:p>
          </table:table-cell>
          <table:table-cell table:style-name="ce319" office:value-type="float" office:value="1602.62" calcext:value-type="float">
            <text:p>1603</text:p>
          </table:table-cell>
          <table:table-cell table:style-name="ce319" office:value-type="float" office:value="1522.65" calcext:value-type="float">
            <text:p>1523</text:p>
          </table:table-cell>
          <table:table-cell table:style-name="ce319" office:value-type="float" office:value="1540.6" calcext:value-type="float">
            <text:p>1541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1T3</text:p>
          </table:table-cell>
          <table:table-cell table:style-name="ce259" office:value-type="float" office:value="123.948" calcext:value-type="float">
            <text:p>124</text:p>
          </table:table-cell>
          <table:table-cell table:style-name="ce304" office:value-type="float" office:value="21.28" calcext:value-type="float">
            <text:p>21.3</text:p>
          </table:table-cell>
          <table:table-cell table:style-name="ce259" office:value-type="float" office:value="80736" calcext:value-type="float">
            <text:p>80736</text:p>
          </table:table-cell>
          <table:table-cell table:style-name="ce259" table:formula="of:=AVERAGE([.J20:.L20])" office:value-type="float" office:value="1961" calcext:value-type="float">
            <text:p>1961</text:p>
          </table:table-cell>
          <table:table-cell table:style-name="ce259" table:formula="of:=AVERAGE([.M20:.O20])" office:value-type="float" office:value="1507.00666666667" calcext:value-type="float">
            <text:p>1507</text:p>
          </table:table-cell>
          <table:table-cell table:style-name="ce259" table:formula="of:=ABS((([.F20]*100/[.E20])-100)*-1)" office:value-type="float" office:value="23.1511133775285" calcext:value-type="float">
            <text:p>23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0]+([.F20]-[.F19])" office:value-type="float" office:value="1912.71666666667" calcext:value-type="float">
            <text:p>1913</text:p>
          </table:table-cell>
          <table:table-cell table:style-name="ce315" office:value-type="float" office:value="1976" calcext:value-type="float">
            <text:p>1976</text:p>
          </table:table-cell>
          <table:table-cell table:style-name="ce315" office:value-type="float" office:value="1965" calcext:value-type="float">
            <text:p>1965</text:p>
          </table:table-cell>
          <table:table-cell table:style-name="ce316" office:value-type="float" office:value="1942" calcext:value-type="float">
            <text:p>1942</text:p>
          </table:table-cell>
          <table:table-cell table:style-name="ce319" office:value-type="float" office:value="1575.97" calcext:value-type="float">
            <text:p>1576</text:p>
          </table:table-cell>
          <table:table-cell table:style-name="ce319" office:value-type="float" office:value="1444.06" calcext:value-type="float">
            <text:p>1444</text:p>
          </table:table-cell>
          <table:table-cell table:style-name="ce319" office:value-type="float" office:value="1500.99" calcext:value-type="float">
            <text:p>1501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1T4</text:p>
          </table:table-cell>
          <table:table-cell table:style-name="ce259" office:value-type="float" office:value="118.782" calcext:value-type="float">
            <text:p>119</text:p>
          </table:table-cell>
          <table:table-cell table:style-name="ce304" office:value-type="float" office:value="22.56" calcext:value-type="float">
            <text:p>22.6</text:p>
          </table:table-cell>
          <table:table-cell table:style-name="ce259" office:value-type="float" office:value="72715" calcext:value-type="float">
            <text:p>72715</text:p>
          </table:table-cell>
          <table:table-cell table:style-name="ce259" table:formula="of:=AVERAGE([.J21:.L21])" office:value-type="float" office:value="1929.33333333333" calcext:value-type="float">
            <text:p>1929</text:p>
          </table:table-cell>
          <table:table-cell table:style-name="ce259" table:formula="of:=AVERAGE([.M21:.O21])" office:value-type="float" office:value="1501.37" calcext:value-type="float">
            <text:p>1501</text:p>
          </table:table-cell>
          <table:table-cell table:style-name="ce259" table:formula="of:=ABS((([.F21]*100/[.E21])-100)*-1)" office:value-type="float" office:value="22.1819281271596" calcext:value-type="float">
            <text:p>2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1]+([.F21]-[.F20])" office:value-type="float" office:value="1923.69666666667" calcext:value-type="float">
            <text:p>1924</text:p>
          </table:table-cell>
          <table:table-cell table:style-name="ce315" office:value-type="float" office:value="1940" calcext:value-type="float">
            <text:p>1940</text:p>
          </table:table-cell>
          <table:table-cell table:style-name="ce315" office:value-type="float" office:value="1935" calcext:value-type="float">
            <text:p>1935</text:p>
          </table:table-cell>
          <table:table-cell table:style-name="ce316" office:value-type="float" office:value="1913" calcext:value-type="float">
            <text:p>1913</text:p>
          </table:table-cell>
          <table:table-cell table:style-name="ce319" office:value-type="float" office:value="1432" calcext:value-type="float">
            <text:p>1432</text:p>
          </table:table-cell>
          <table:table-cell table:style-name="ce319" office:value-type="float" office:value="1453.04" calcext:value-type="float">
            <text:p>1453</text:p>
          </table:table-cell>
          <table:table-cell table:style-name="ce319" office:value-type="float" office:value="1619.07" calcext:value-type="float">
            <text:p>1619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2T1</text:p>
          </table:table-cell>
          <table:table-cell table:style-name="ce259" office:value-type="float" office:value="112.861" calcext:value-type="float">
            <text:p>113</text:p>
          </table:table-cell>
          <table:table-cell table:style-name="ce304" office:value-type="float" office:value="24.19" calcext:value-type="float">
            <text:p>24.2</text:p>
          </table:table-cell>
          <table:table-cell table:style-name="ce259" office:value-type="float" office:value="88884" calcext:value-type="float">
            <text:p>88884</text:p>
          </table:table-cell>
          <table:table-cell table:style-name="ce259" table:formula="of:=AVERAGE([.J22:.L22])" office:value-type="float" office:value="1879" calcext:value-type="float">
            <text:p>1879</text:p>
          </table:table-cell>
          <table:table-cell table:style-name="ce259" table:formula="of:=AVERAGE([.M22:.O22])" office:value-type="float" office:value="1379.12333333333" calcext:value-type="float">
            <text:p>1379</text:p>
          </table:table-cell>
          <table:table-cell table:style-name="ce259" table:formula="of:=ABS((([.F22]*100/[.E22])-100)*-1)" office:value-type="float" office:value="26.6033351073266" calcext:value-type="float">
            <text:p>2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2]+([.F22]-[.F21])" office:value-type="float" office:value="1756.75333333333" calcext:value-type="float">
            <text:p>1757</text:p>
          </table:table-cell>
          <table:table-cell table:style-name="ce315" office:value-type="float" office:value="1902" calcext:value-type="float">
            <text:p>1902</text:p>
          </table:table-cell>
          <table:table-cell table:style-name="ce315" office:value-type="float" office:value="1877" calcext:value-type="float">
            <text:p>1877</text:p>
          </table:table-cell>
          <table:table-cell table:style-name="ce316" office:value-type="float" office:value="1858" calcext:value-type="float">
            <text:p>1858</text:p>
          </table:table-cell>
          <table:table-cell table:style-name="ce319" office:value-type="float" office:value="1349.22" calcext:value-type="float">
            <text:p>1349</text:p>
          </table:table-cell>
          <table:table-cell table:style-name="ce319" office:value-type="float" office:value="1431.61" calcext:value-type="float">
            <text:p>1432</text:p>
          </table:table-cell>
          <table:table-cell table:style-name="ce319" office:value-type="float" office:value="1356.54" calcext:value-type="float">
            <text:p>1357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2T2</text:p>
          </table:table-cell>
          <table:table-cell table:style-name="ce259" office:value-type="float" office:value="109.187" calcext:value-type="float">
            <text:p>109</text:p>
          </table:table-cell>
          <table:table-cell table:style-name="ce304" office:value-type="float" office:value="24.4" calcext:value-type="float">
            <text:p>24.4</text:p>
          </table:table-cell>
          <table:table-cell table:style-name="ce259" office:value-type="float" office:value="73857" calcext:value-type="float">
            <text:p>73857</text:p>
          </table:table-cell>
          <table:table-cell table:style-name="ce259" table:formula="of:=AVERAGE([.J23:.L23])" office:value-type="float" office:value="1830" calcext:value-type="float">
            <text:p>1830</text:p>
          </table:table-cell>
          <table:table-cell table:style-name="ce259" table:formula="of:=AVERAGE([.M23:.O23])" office:value-type="float" office:value="1373.62" calcext:value-type="float">
            <text:p>1374</text:p>
          </table:table-cell>
          <table:table-cell table:style-name="ce259" table:formula="of:=ABS((([.F23]*100/[.E23])-100)*-1)" office:value-type="float" office:value="24.9387978142076" calcext:value-type="float">
            <text:p>25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3]+([.F23]-[.F22])" office:value-type="float" office:value="1824.49666666667" calcext:value-type="float">
            <text:p>1824</text:p>
          </table:table-cell>
          <table:table-cell table:style-name="ce315" office:value-type="float" office:value="1846" calcext:value-type="float">
            <text:p>1846</text:p>
          </table:table-cell>
          <table:table-cell table:style-name="ce315" office:value-type="float" office:value="1828" calcext:value-type="float">
            <text:p>1828</text:p>
          </table:table-cell>
          <table:table-cell table:style-name="ce316" office:value-type="float" office:value="1816" calcext:value-type="float">
            <text:p>1816</text:p>
          </table:table-cell>
          <table:table-cell table:style-name="ce319" office:value-type="float" office:value="1363.87" calcext:value-type="float">
            <text:p>1364</text:p>
          </table:table-cell>
          <table:table-cell table:style-name="ce319" office:value-type="float" office:value="1343.72" calcext:value-type="float">
            <text:p>1344</text:p>
          </table:table-cell>
          <table:table-cell table:style-name="ce319" office:value-type="float" office:value="1413.27" calcext:value-type="float">
            <text:p>1413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2T3</text:p>
          </table:table-cell>
          <table:table-cell table:style-name="ce259" office:value-type="float" office:value="105.073" calcext:value-type="float">
            <text:p>105</text:p>
          </table:table-cell>
          <table:table-cell table:style-name="ce304" office:value-type="float" office:value="24.79" calcext:value-type="float">
            <text:p>24.8</text:p>
          </table:table-cell>
          <table:table-cell table:style-name="ce259" office:value-type="float" office:value="80964" calcext:value-type="float">
            <text:p>80964</text:p>
          </table:table-cell>
          <table:table-cell table:style-name="ce259" table:formula="of:=AVERAGE([.J24:.L24])" office:value-type="float" office:value="1770.33333333333" calcext:value-type="float">
            <text:p>1770</text:p>
          </table:table-cell>
          <table:table-cell table:style-name="ce259" table:formula="of:=AVERAGE([.M24:.O24])" office:value-type="float" office:value="1336.68" calcext:value-type="float">
            <text:p>1337</text:p>
          </table:table-cell>
          <table:table-cell table:style-name="ce259" table:formula="of:=ABS((([.F24]*100/[.E24])-100)*-1)" office:value-type="float" office:value="24.4955752212389" calcext:value-type="float">
            <text:p>24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4]+([.F24]-[.F23])" office:value-type="float" office:value="1733.39333333333" calcext:value-type="float">
            <text:p>1733</text:p>
          </table:table-cell>
          <table:table-cell table:style-name="ce315" office:value-type="float" office:value="1800" calcext:value-type="float">
            <text:p>1800</text:p>
          </table:table-cell>
          <table:table-cell table:style-name="ce315" office:value-type="float" office:value="1771" calcext:value-type="float">
            <text:p>1771</text:p>
          </table:table-cell>
          <table:table-cell table:style-name="ce316" office:value-type="float" office:value="1740" calcext:value-type="float">
            <text:p>1740</text:p>
          </table:table-cell>
          <table:table-cell table:style-name="ce319" office:value-type="float" office:value="1437.51" calcext:value-type="float">
            <text:p>1438</text:p>
          </table:table-cell>
          <table:table-cell table:style-name="ce319" office:value-type="float" office:value="1210.53" calcext:value-type="float">
            <text:p>1211</text:p>
          </table:table-cell>
          <table:table-cell table:style-name="ce319" office:value-type="float" office:value="1362" calcext:value-type="float">
            <text:p>1362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2T4</text:p>
          </table:table-cell>
          <table:table-cell table:style-name="ce259" office:value-type="float" office:value="103.593" calcext:value-type="float">
            <text:p>104</text:p>
          </table:table-cell>
          <table:table-cell table:style-name="ce304" office:value-type="float" office:value="25.77" calcext:value-type="float">
            <text:p>25.8</text:p>
          </table:table-cell>
          <table:table-cell table:style-name="ce259" office:value-type="float" office:value="74829" calcext:value-type="float">
            <text:p>74829</text:p>
          </table:table-cell>
          <table:table-cell table:style-name="ce259" table:formula="of:=AVERAGE([.J25:.L25])" office:value-type="float" office:value="1729.33333333333" calcext:value-type="float">
            <text:p>1729</text:p>
          </table:table-cell>
          <table:table-cell table:style-name="ce259" table:formula="of:=AVERAGE([.M25:.O25])" office:value-type="float" office:value="1344.37" calcext:value-type="float">
            <text:p>1344</text:p>
          </table:table-cell>
          <table:table-cell table:style-name="ce259" table:formula="of:=ABS((([.F25]*100/[.E25])-100)*-1)" office:value-type="float" office:value="22.2607941403238" calcext:value-type="float">
            <text:p>2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5]+([.F25]-[.F24])" office:value-type="float" office:value="1737.02333333333" calcext:value-type="float">
            <text:p>1737</text:p>
          </table:table-cell>
          <table:table-cell table:style-name="ce315" office:value-type="float" office:value="1742" calcext:value-type="float">
            <text:p>1742</text:p>
          </table:table-cell>
          <table:table-cell table:style-name="ce315" office:value-type="float" office:value="1734" calcext:value-type="float">
            <text:p>1734</text:p>
          </table:table-cell>
          <table:table-cell table:style-name="ce316" office:value-type="float" office:value="1712" calcext:value-type="float">
            <text:p>1712</text:p>
          </table:table-cell>
          <table:table-cell table:style-name="ce319" office:value-type="float" office:value="1345.8" calcext:value-type="float">
            <text:p>1346</text:p>
          </table:table-cell>
          <table:table-cell table:style-name="ce319" office:value-type="float" office:value="1298.78" calcext:value-type="float">
            <text:p>1299</text:p>
          </table:table-cell>
          <table:table-cell table:style-name="ce319" office:value-type="float" office:value="1388.53" calcext:value-type="float">
            <text:p>1389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3T1</text:p>
          </table:table-cell>
          <table:table-cell table:style-name="ce259" office:value-type="float" office:value="96.768" calcext:value-type="float">
            <text:p>97</text:p>
          </table:table-cell>
          <table:table-cell table:style-name="ce304" office:value-type="float" office:value="26.94" calcext:value-type="float">
            <text:p>26.9</text:p>
          </table:table-cell>
          <table:table-cell table:style-name="ce259" office:value-type="float" office:value="97473" calcext:value-type="float">
            <text:p>97473</text:p>
          </table:table-cell>
          <table:table-cell table:style-name="ce259" table:formula="of:=AVERAGE([.J26:.L26])" office:value-type="float" office:value="1681.66666666667" calcext:value-type="float">
            <text:p>1682</text:p>
          </table:table-cell>
          <table:table-cell table:style-name="ce259" table:formula="of:=AVERAGE([.M26:.O26])" office:value-type="float" office:value="1226.93333333333" calcext:value-type="float">
            <text:p>1227</text:p>
          </table:table-cell>
          <table:table-cell table:style-name="ce259" table:formula="of:=ABS((([.F26]*100/[.E26])-100)*-1)" office:value-type="float" office:value="27.0406342913776" calcext:value-type="float">
            <text:p>2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6]+([.F26]-[.F25])" office:value-type="float" office:value="1564.23" calcext:value-type="float">
            <text:p>1564</text:p>
          </table:table-cell>
          <table:table-cell table:style-name="ce315" office:value-type="float" office:value="1687" calcext:value-type="float">
            <text:p>1687</text:p>
          </table:table-cell>
          <table:table-cell table:style-name="ce315" office:value-type="float" office:value="1682" calcext:value-type="float">
            <text:p>1682</text:p>
          </table:table-cell>
          <table:table-cell table:style-name="ce316" office:value-type="float" office:value="1676" calcext:value-type="float">
            <text:p>1676</text:p>
          </table:table-cell>
          <table:table-cell table:style-name="ce319" office:value-type="float" office:value="1187.89" calcext:value-type="float">
            <text:p>1188</text:p>
          </table:table-cell>
          <table:table-cell table:style-name="ce319" office:value-type="float" office:value="1181.25" calcext:value-type="float">
            <text:p>1181</text:p>
          </table:table-cell>
          <table:table-cell table:style-name="ce319" office:value-type="float" office:value="1311.66" calcext:value-type="float">
            <text:p>1312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3T2</text:p>
          </table:table-cell>
          <table:table-cell table:style-name="ce259" office:value-type="float" office:value="96.041" calcext:value-type="float">
            <text:p>96</text:p>
          </table:table-cell>
          <table:table-cell table:style-name="ce304" office:value-type="float" office:value="26.06" calcext:value-type="float">
            <text:p>26.1</text:p>
          </table:table-cell>
          <table:table-cell table:style-name="ce259" office:value-type="float" office:value="74373" calcext:value-type="float">
            <text:p>74373</text:p>
          </table:table-cell>
          <table:table-cell table:style-name="ce259" table:formula="of:=AVERAGE([.J27:.L27])" office:value-type="float" office:value="1656.33333333333" calcext:value-type="float">
            <text:p>1656</text:p>
          </table:table-cell>
          <table:table-cell table:style-name="ce259" table:formula="of:=AVERAGE([.M27:.O27])" office:value-type="float" office:value="1250.4" calcext:value-type="float">
            <text:p>1250</text:p>
          </table:table-cell>
          <table:table-cell table:style-name="ce259" table:formula="of:=ABS((([.F27]*100/[.E27])-100)*-1)" office:value-type="float" office:value="24.5079492855705" calcext:value-type="float">
            <text:p>25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7]+([.F27]-[.F26])" office:value-type="float" office:value="1679.8" calcext:value-type="float">
            <text:p>1680</text:p>
          </table:table-cell>
          <table:table-cell table:style-name="ce315" office:value-type="float" office:value="1663" calcext:value-type="float">
            <text:p>1663</text:p>
          </table:table-cell>
          <table:table-cell table:style-name="ce315" office:value-type="float" office:value="1658" calcext:value-type="float">
            <text:p>1658</text:p>
          </table:table-cell>
          <table:table-cell table:style-name="ce316" office:value-type="float" office:value="1648" calcext:value-type="float">
            <text:p>1648</text:p>
          </table:table-cell>
          <table:table-cell table:style-name="ce319" office:value-type="float" office:value="1208.21" calcext:value-type="float">
            <text:p>1208</text:p>
          </table:table-cell>
          <table:table-cell table:style-name="ce319" office:value-type="float" office:value="1256.21" calcext:value-type="float">
            <text:p>1256</text:p>
          </table:table-cell>
          <table:table-cell table:style-name="ce319" office:value-type="float" office:value="1286.78" calcext:value-type="float">
            <text:p>1287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3T3</text:p>
          </table:table-cell>
          <table:table-cell table:style-name="ce259" office:value-type="float" office:value="96.742" calcext:value-type="float">
            <text:p>97</text:p>
          </table:table-cell>
          <table:table-cell table:style-name="ce304" office:value-type="float" office:value="25.65" calcext:value-type="float">
            <text:p>25.7</text:p>
          </table:table-cell>
          <table:table-cell table:style-name="ce259" office:value-type="float" office:value="73373" calcext:value-type="float">
            <text:p>73373</text:p>
          </table:table-cell>
          <table:table-cell table:style-name="ce259" table:formula="of:=AVERAGE([.J28:.L28])" office:value-type="float" office:value="1632.33333333333" calcext:value-type="float">
            <text:p>1632</text:p>
          </table:table-cell>
          <table:table-cell table:style-name="ce259" table:formula="of:=AVERAGE([.M28:.O28])" office:value-type="float" office:value="1246.61333333333" calcext:value-type="float">
            <text:p>1247</text:p>
          </table:table-cell>
          <table:table-cell table:style-name="ce259" table:formula="of:=ABS((([.F28]*100/[.E28])-100)*-1)" office:value-type="float" office:value="23.6299775372677" calcext:value-type="float">
            <text:p>24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8]+([.F28]-[.F27])" office:value-type="float" office:value="1628.54666666667" calcext:value-type="float">
            <text:p>1629</text:p>
          </table:table-cell>
          <table:table-cell table:style-name="ce315" office:value-type="float" office:value="1644" calcext:value-type="float">
            <text:p>1644</text:p>
          </table:table-cell>
          <table:table-cell table:style-name="ce315" office:value-type="float" office:value="1630" calcext:value-type="float">
            <text:p>1630</text:p>
          </table:table-cell>
          <table:table-cell table:style-name="ce316" office:value-type="float" office:value="1623" calcext:value-type="float">
            <text:p>1623</text:p>
          </table:table-cell>
          <table:table-cell table:style-name="ce319" office:value-type="float" office:value="1300.88" calcext:value-type="float">
            <text:p>1301</text:p>
          </table:table-cell>
          <table:table-cell table:style-name="ce319" office:value-type="float" office:value="1215.54" calcext:value-type="float">
            <text:p>1216</text:p>
          </table:table-cell>
          <table:table-cell table:style-name="ce319" office:value-type="float" office:value="1223.42" calcext:value-type="float">
            <text:p>1223</text:p>
          </table:table-cell>
          <table:table-cell table:style-name="ce323" table:number-columns-repeated="5"/>
          <table:table-cell table:number-columns-repeated="1004"/>
        </table:table-row>
        <table:table-row table:style-name="ro3">
          <table:table-cell table:style-name="ce308" office:value-type="string" calcext:value-type="string">
            <text:p>2013T4</text:p>
          </table:table-cell>
          <table:table-cell table:style-name="ce259" office:value-type="float" office:value="95.512" calcext:value-type="float">
            <text:p>96</text:p>
          </table:table-cell>
          <table:table-cell table:style-name="ce304" office:value-type="float" office:value="25.73" calcext:value-type="float">
            <text:p>25.7</text:p>
          </table:table-cell>
          <table:table-cell table:style-name="ce259" office:value-type="float" office:value="67374" calcext:value-type="float">
            <text:p>67374</text:p>
          </table:table-cell>
          <table:table-cell table:style-name="ce259" table:formula="of:=AVERAGE([.J29:.L29])" office:value-type="float" office:value="1608.33333333333" calcext:value-type="float">
            <text:p>1608</text:p>
          </table:table-cell>
          <table:table-cell table:style-name="ce259" table:formula="of:=AVERAGE([.M29:.O29])" office:value-type="float" office:value="1250.21666666667" calcext:value-type="float">
            <text:p>1250</text:p>
          </table:table-cell>
          <table:table-cell table:style-name="ce259" table:formula="of:=ABS((([.F29]*100/[.E29])-100)*-1)" office:value-type="float" office:value="22.2663212435233" calcext:value-type="float">
            <text:p>2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29]+([.F29]-[.F28])" office:value-type="float" office:value="1611.93666666667" calcext:value-type="float">
            <text:p>1612</text:p>
          </table:table-cell>
          <table:table-cell table:style-name="ce315" office:value-type="float" office:value="1611" calcext:value-type="float">
            <text:p>1611</text:p>
          </table:table-cell>
          <table:table-cell table:style-name="ce315" office:value-type="float" office:value="1608" calcext:value-type="float">
            <text:p>1608</text:p>
          </table:table-cell>
          <table:table-cell table:style-name="ce316" office:value-type="float" office:value="1606" calcext:value-type="float">
            <text:p>1606</text:p>
          </table:table-cell>
          <table:table-cell table:style-name="ce319" office:value-type="float" office:value="1269.13" calcext:value-type="float">
            <text:p>1269</text:p>
          </table:table-cell>
          <table:table-cell table:style-name="ce319" office:value-type="float" office:value="1212.81" calcext:value-type="float">
            <text:p>1213</text:p>
          </table:table-cell>
          <table:table-cell table:style-name="ce319" office:value-type="float" office:value="1268.71" calcext:value-type="float">
            <text:p>1269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4T1</text:p>
          </table:table-cell>
          <table:table-cell table:style-name="ce259" office:value-type="float" office:value="95.208" calcext:value-type="float">
            <text:p>95</text:p>
          </table:table-cell>
          <table:table-cell table:style-name="ce304" office:value-type="float" office:value="25.93" calcext:value-type="float">
            <text:p>25.9</text:p>
          </table:table-cell>
          <table:table-cell table:style-name="ce259" office:value-type="float" office:value="82940" calcext:value-type="float">
            <text:p>82940</text:p>
          </table:table-cell>
          <table:table-cell table:style-name="ce259" table:formula="of:=AVERAGE([.J30:.L30])" office:value-type="float" office:value="1593" calcext:value-type="float">
            <text:p>1593</text:p>
          </table:table-cell>
          <table:table-cell table:style-name="ce259" table:formula="of:=AVERAGE([.M30:.O30])" office:value-type="float" office:value="1280.50333333333" calcext:value-type="float">
            <text:p>1281</text:p>
          </table:table-cell>
          <table:table-cell table:style-name="ce259" table:formula="of:=ABS((([.F30]*100/[.E30])-100)*-1)" office:value-type="float" office:value="19.6168654530236" calcext:value-type="float">
            <text:p>2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0]+([.F30]-[.F29])" office:value-type="float" office:value="1623.28666666667" calcext:value-type="float">
            <text:p>1623</text:p>
          </table:table-cell>
          <table:table-cell table:style-name="ce315" office:value-type="float" office:value="1603" calcext:value-type="float">
            <text:p>1603</text:p>
          </table:table-cell>
          <table:table-cell table:style-name="ce315" office:value-type="float" office:value="1602" calcext:value-type="float">
            <text:p>1602</text:p>
          </table:table-cell>
          <table:table-cell table:style-name="ce316" office:value-type="float" office:value="1574" calcext:value-type="float">
            <text:p>1574</text:p>
          </table:table-cell>
          <table:table-cell table:style-name="ce319" office:value-type="float" office:value="1312.64" calcext:value-type="float">
            <text:p>1313</text:p>
          </table:table-cell>
          <table:table-cell table:style-name="ce319" office:value-type="float" office:value="1230.12" calcext:value-type="float">
            <text:p>1230</text:p>
          </table:table-cell>
          <table:table-cell table:style-name="ce319" office:value-type="float" office:value="1298.75" calcext:value-type="float">
            <text:p>1299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4T2</text:p>
          </table:table-cell>
          <table:table-cell table:style-name="ce259" office:value-type="float" office:value="96.805" calcext:value-type="float">
            <text:p>97</text:p>
          </table:table-cell>
          <table:table-cell table:style-name="ce304" office:value-type="float" office:value="24.47" calcext:value-type="float">
            <text:p>24.5</text:p>
          </table:table-cell>
          <table:table-cell table:style-name="ce259" office:value-type="float" office:value="78814" calcext:value-type="float">
            <text:p>78814</text:p>
          </table:table-cell>
          <table:table-cell table:style-name="ce259" table:formula="of:=AVERAGE([.J31:.L31])" office:value-type="float" office:value="1561.66666666667" calcext:value-type="float">
            <text:p>1562</text:p>
          </table:table-cell>
          <table:table-cell table:style-name="ce259" table:formula="of:=AVERAGE([.M31:.O31])" office:value-type="float" office:value="1252.51666666667" calcext:value-type="float">
            <text:p>1253</text:p>
          </table:table-cell>
          <table:table-cell table:style-name="ce259" table:formula="of:=ABS((([.F31]*100/[.E31])-100)*-1)" office:value-type="float" office:value="19.7961579509072" calcext:value-type="float">
            <text:p>2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1]+([.F31]-[.F30])" office:value-type="float" office:value="1533.68" calcext:value-type="float">
            <text:p>1534</text:p>
          </table:table-cell>
          <table:table-cell table:style-name="ce315" office:value-type="float" office:value="1555" calcext:value-type="float">
            <text:p>1555</text:p>
          </table:table-cell>
          <table:table-cell table:style-name="ce315" office:value-type="float" office:value="1567" calcext:value-type="float">
            <text:p>1567</text:p>
          </table:table-cell>
          <table:table-cell table:style-name="ce316" office:value-type="float" office:value="1563" calcext:value-type="float">
            <text:p>1563</text:p>
          </table:table-cell>
          <table:table-cell table:style-name="ce319" office:value-type="float" office:value="1236.61" calcext:value-type="float">
            <text:p>1237</text:p>
          </table:table-cell>
          <table:table-cell table:style-name="ce319" office:value-type="float" office:value="1257.8" calcext:value-type="float">
            <text:p>1258</text:p>
          </table:table-cell>
          <table:table-cell table:style-name="ce319" office:value-type="float" office:value="1263.14" calcext:value-type="float">
            <text:p>1263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4T3</text:p>
          </table:table-cell>
          <table:table-cell table:style-name="ce259" office:value-type="float" office:value="97.002" calcext:value-type="float">
            <text:p>97</text:p>
          </table:table-cell>
          <table:table-cell table:style-name="ce304" office:value-type="float" office:value="23.67" calcext:value-type="float">
            <text:p>23.7</text:p>
          </table:table-cell>
          <table:table-cell table:style-name="ce259" office:value-type="float" office:value="79356" calcext:value-type="float">
            <text:p>79356</text:p>
          </table:table-cell>
          <table:table-cell table:style-name="ce259" table:formula="of:=AVERAGE([.J32:.L32])" office:value-type="float" office:value="1551.66666666667" calcext:value-type="float">
            <text:p>1552</text:p>
          </table:table-cell>
          <table:table-cell table:style-name="ce259" table:formula="of:=AVERAGE([.M32:.O32])" office:value-type="float" office:value="1221.84333333333" calcext:value-type="float">
            <text:p>1222</text:p>
          </table:table-cell>
          <table:table-cell table:style-name="ce259" table:formula="of:=ABS((([.F32]*100/[.E32])-100)*-1)" office:value-type="float" office:value="21.2560687432868" calcext:value-type="float">
            <text:p>2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2]+([.F32]-[.F31])" office:value-type="float" office:value="1520.99333333333" calcext:value-type="float">
            <text:p>1521</text:p>
          </table:table-cell>
          <table:table-cell table:style-name="ce315" office:value-type="float" office:value="1562" calcext:value-type="float">
            <text:p>1562</text:p>
          </table:table-cell>
          <table:table-cell table:style-name="ce315" office:value-type="float" office:value="1550" calcext:value-type="float">
            <text:p>1550</text:p>
          </table:table-cell>
          <table:table-cell table:style-name="ce316" office:value-type="float" office:value="1543" calcext:value-type="float">
            <text:p>1543</text:p>
          </table:table-cell>
          <table:table-cell table:style-name="ce319" office:value-type="float" office:value="1277.4" calcext:value-type="float">
            <text:p>1277</text:p>
          </table:table-cell>
          <table:table-cell table:style-name="ce319" office:value-type="float" office:value="1166.11" calcext:value-type="float">
            <text:p>1166</text:p>
          </table:table-cell>
          <table:table-cell table:style-name="ce319" office:value-type="float" office:value="1222.02" calcext:value-type="float">
            <text:p>1222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4T4</text:p>
          </table:table-cell>
          <table:table-cell table:style-name="ce259" office:value-type="float" office:value="97.194" calcext:value-type="float">
            <text:p>97</text:p>
          </table:table-cell>
          <table:table-cell table:style-name="ce304" office:value-type="float" office:value="23.7" calcext:value-type="float">
            <text:p>23.7</text:p>
          </table:table-cell>
          <table:table-cell table:style-name="ce259" office:value-type="float" office:value="77720" calcext:value-type="float">
            <text:p>77720</text:p>
          </table:table-cell>
          <table:table-cell table:style-name="ce259" table:formula="of:=AVERAGE([.J33:.L33])" office:value-type="float" office:value="1556" calcext:value-type="float">
            <text:p>1556</text:p>
          </table:table-cell>
          <table:table-cell table:style-name="ce259" table:formula="of:=AVERAGE([.M33:.O33])" office:value-type="float" office:value="1245.49333333333" calcext:value-type="float">
            <text:p>1245</text:p>
          </table:table-cell>
          <table:table-cell table:style-name="ce259" table:formula="of:=ABS((([.F33]*100/[.E33])-100)*-1)" office:value-type="float" office:value="19.955441302485" calcext:value-type="float">
            <text:p>2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3]+([.F33]-[.F32])" office:value-type="float" office:value="1579.65" calcext:value-type="float">
            <text:p>1580</text:p>
          </table:table-cell>
          <table:table-cell table:style-name="ce315" office:value-type="float" office:value="1546" calcext:value-type="float">
            <text:p>1546</text:p>
          </table:table-cell>
          <table:table-cell table:style-name="ce315" office:value-type="float" office:value="1559" calcext:value-type="float">
            <text:p>1559</text:p>
          </table:table-cell>
          <table:table-cell table:style-name="ce316" office:value-type="float" office:value="1563" calcext:value-type="float">
            <text:p>1563</text:p>
          </table:table-cell>
          <table:table-cell table:style-name="ce319" office:value-type="float" office:value="1229.83" calcext:value-type="float">
            <text:p>1230</text:p>
          </table:table-cell>
          <table:table-cell table:style-name="ce319" office:value-type="float" office:value="1232.74" calcext:value-type="float">
            <text:p>1233</text:p>
          </table:table-cell>
          <table:table-cell table:style-name="ce319" office:value-type="float" office:value="1273.91" calcext:value-type="float">
            <text:p>1274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5T1</text:p>
          </table:table-cell>
          <table:table-cell table:style-name="ce259" office:value-type="float" office:value="96.651" calcext:value-type="float">
            <text:p>97</text:p>
          </table:table-cell>
          <table:table-cell table:style-name="ce304" office:value-type="float" office:value="23.78" calcext:value-type="float">
            <text:p>23.8</text:p>
          </table:table-cell>
          <table:table-cell table:style-name="ce259" office:value-type="float" office:value="90748" calcext:value-type="float">
            <text:p>90748</text:p>
          </table:table-cell>
          <table:table-cell table:style-name="ce259" table:formula="of:=AVERAGE([.J34:.L34])" office:value-type="float" office:value="1551.33333333333" calcext:value-type="float">
            <text:p>1551</text:p>
          </table:table-cell>
          <table:table-cell table:style-name="ce259" table:formula="of:=AVERAGE([.M34:.O34])" office:value-type="float" office:value="1246.61666666667" calcext:value-type="float">
            <text:p>1247</text:p>
          </table:table-cell>
          <table:table-cell table:style-name="ce259" table:formula="of:=ABS((([.F34]*100/[.E34])-100)*-1)" office:value-type="float" office:value="19.6422432316287" calcext:value-type="float">
            <text:p>2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4]+([.F34]-[.F33])" office:value-type="float" office:value="1552.45666666667" calcext:value-type="float">
            <text:p>1552</text:p>
          </table:table-cell>
          <table:table-cell table:style-name="ce315" office:value-type="float" office:value="1554" calcext:value-type="float">
            <text:p>1554</text:p>
          </table:table-cell>
          <table:table-cell table:style-name="ce315" office:value-type="float" office:value="1549" calcext:value-type="float">
            <text:p>1549</text:p>
          </table:table-cell>
          <table:table-cell table:style-name="ce316" office:value-type="float" office:value="1551" calcext:value-type="float">
            <text:p>1551</text:p>
          </table:table-cell>
          <table:table-cell table:style-name="ce319" office:value-type="float" office:value="1277.72" calcext:value-type="float">
            <text:p>1278</text:p>
          </table:table-cell>
          <table:table-cell table:style-name="ce319" office:value-type="float" office:value="1225.57" calcext:value-type="float">
            <text:p>1226</text:p>
          </table:table-cell>
          <table:table-cell table:style-name="ce319" office:value-type="float" office:value="1236.56" calcext:value-type="float">
            <text:p>1237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5T2</text:p>
          </table:table-cell>
          <table:table-cell table:style-name="ce259" office:value-type="float" office:value="100.687" calcext:value-type="float">
            <text:p>101</text:p>
          </table:table-cell>
          <table:table-cell table:style-name="ce304" office:value-type="float" office:value="22.37" calcext:value-type="float">
            <text:p>22.4</text:p>
          </table:table-cell>
          <table:table-cell table:style-name="ce259" office:value-type="float" office:value="87612" calcext:value-type="float">
            <text:p>87612</text:p>
          </table:table-cell>
          <table:table-cell table:style-name="ce259" table:formula="of:=AVERAGE([.J35:.L35])" office:value-type="float" office:value="1549" calcext:value-type="float">
            <text:p>1549</text:p>
          </table:table-cell>
          <table:table-cell table:style-name="ce259" table:formula="of:=AVERAGE([.M35:.O35])" office:value-type="float" office:value="1301.23666666667" calcext:value-type="float">
            <text:p>1301</text:p>
          </table:table-cell>
          <table:table-cell table:style-name="ce259" table:formula="of:=ABS((([.F35]*100/[.E35])-100)*-1)" office:value-type="float" office:value="15.9950505702604" calcext:value-type="float">
            <text:p>16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5]+([.F35]-[.F34])" office:value-type="float" office:value="1603.62" calcext:value-type="float">
            <text:p>1604</text:p>
          </table:table-cell>
          <table:table-cell table:style-name="ce315" office:value-type="float" office:value="1548" calcext:value-type="float">
            <text:p>1548</text:p>
          </table:table-cell>
          <table:table-cell table:style-name="ce315" office:value-type="float" office:value="1552" calcext:value-type="float">
            <text:p>1552</text:p>
          </table:table-cell>
          <table:table-cell table:style-name="ce316" office:value-type="float" office:value="1547" calcext:value-type="float">
            <text:p>1547</text:p>
          </table:table-cell>
          <table:table-cell table:style-name="ce319" office:value-type="float" office:value="1307.98" calcext:value-type="float">
            <text:p>1308</text:p>
          </table:table-cell>
          <table:table-cell table:style-name="ce319" office:value-type="float" office:value="1280.53" calcext:value-type="float">
            <text:p>1281</text:p>
          </table:table-cell>
          <table:table-cell table:style-name="ce319" office:value-type="float" office:value="1315.2" calcext:value-type="float">
            <text:p>1315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5T3</text:p>
          </table:table-cell>
          <table:table-cell table:style-name="ce259" office:value-type="float" office:value="101.358" calcext:value-type="float">
            <text:p>101</text:p>
          </table:table-cell>
          <table:table-cell table:style-name="ce304" office:value-type="float" office:value="21.18" calcext:value-type="float">
            <text:p>21.2</text:p>
          </table:table-cell>
          <table:table-cell table:style-name="ce259" office:value-type="float" office:value="93115" calcext:value-type="float">
            <text:p>93115</text:p>
          </table:table-cell>
          <table:table-cell table:style-name="ce259" table:formula="of:=AVERAGE([.J36:.L36])" office:value-type="float" office:value="1530.66666666667" calcext:value-type="float">
            <text:p>1531</text:p>
          </table:table-cell>
          <table:table-cell table:style-name="ce259" table:formula="of:=AVERAGE([.M36:.O36])" office:value-type="float" office:value="1254.88" calcext:value-type="float">
            <text:p>1255</text:p>
          </table:table-cell>
          <table:table-cell table:style-name="ce259" table:formula="of:=ABS((([.F36]*100/[.E36])-100)*-1)" office:value-type="float" office:value="18.0174216027875" calcext:value-type="float">
            <text:p>18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6]+([.F36]-[.F35])" office:value-type="float" office:value="1484.31" calcext:value-type="float">
            <text:p>1484</text:p>
          </table:table-cell>
          <table:table-cell table:style-name="ce315" office:value-type="float" office:value="1544" calcext:value-type="float">
            <text:p>1544</text:p>
          </table:table-cell>
          <table:table-cell table:style-name="ce315" office:value-type="float" office:value="1526" calcext:value-type="float">
            <text:p>1526</text:p>
          </table:table-cell>
          <table:table-cell table:style-name="ce316" office:value-type="float" office:value="1522" calcext:value-type="float">
            <text:p>1522</text:p>
          </table:table-cell>
          <table:table-cell table:style-name="ce319" office:value-type="float" office:value="1320.46" calcext:value-type="float">
            <text:p>1320</text:p>
          </table:table-cell>
          <table:table-cell table:style-name="ce319" office:value-type="float" office:value="1163.08" calcext:value-type="float">
            <text:p>1163</text:p>
          </table:table-cell>
          <table:table-cell table:style-name="ce319" office:value-type="float" office:value="1281.1" calcext:value-type="float">
            <text:p>1281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5T4</text:p>
          </table:table-cell>
          <table:table-cell table:style-name="ce259" office:value-type="float" office:value="101.305" calcext:value-type="float">
            <text:p>101</text:p>
          </table:table-cell>
          <table:table-cell table:style-name="ce304" office:value-type="float" office:value="20.9" calcext:value-type="float">
            <text:p>20.9</text:p>
          </table:table-cell>
          <table:table-cell table:style-name="ce259" office:value-type="float" office:value="84081" calcext:value-type="float">
            <text:p>84081</text:p>
          </table:table-cell>
          <table:table-cell table:style-name="ce259" table:formula="of:=AVERAGE([.J37:.L37])" office:value-type="float" office:value="1526.33333333333" calcext:value-type="float">
            <text:p>1526</text:p>
          </table:table-cell>
          <table:table-cell table:style-name="ce259" table:formula="of:=AVERAGE([.M37:.O37])" office:value-type="float" office:value="1283.51333333333" calcext:value-type="float">
            <text:p>1284</text:p>
          </table:table-cell>
          <table:table-cell table:style-name="ce259" table:formula="of:=ABS((([.F37]*100/[.E37])-100)*-1)" office:value-type="float" office:value="15.9087136929461" calcext:value-type="float">
            <text:p>16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7]+([.F37]-[.F36])" office:value-type="float" office:value="1554.96666666667" calcext:value-type="float">
            <text:p>1555</text:p>
          </table:table-cell>
          <table:table-cell table:style-name="ce315" office:value-type="float" office:value="1525" calcext:value-type="float">
            <text:p>1525</text:p>
          </table:table-cell>
          <table:table-cell table:style-name="ce315" office:value-type="float" office:value="1526" calcext:value-type="float">
            <text:p>1526</text:p>
          </table:table-cell>
          <table:table-cell table:style-name="ce316" office:value-type="float" office:value="1528" calcext:value-type="float">
            <text:p>1528</text:p>
          </table:table-cell>
          <table:table-cell table:style-name="ce319" office:value-type="float" office:value="1255.89" calcext:value-type="float">
            <text:p>1256</text:p>
          </table:table-cell>
          <table:table-cell table:style-name="ce319" office:value-type="float" office:value="1281.94" calcext:value-type="float">
            <text:p>1282</text:p>
          </table:table-cell>
          <table:table-cell table:style-name="ce319" office:value-type="float" office:value="1312.71" calcext:value-type="float">
            <text:p>1313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6T1</text:p>
          </table:table-cell>
          <table:table-cell table:style-name="ce259" office:value-type="float" office:value="102.775" calcext:value-type="float">
            <text:p>103</text:p>
          </table:table-cell>
          <table:table-cell table:style-name="ce304" office:value-type="float" office:value="21" calcext:value-type="float">
            <text:p>21.0</text:p>
          </table:table-cell>
          <table:table-cell table:style-name="ce259" office:value-type="float" office:value="99620" calcext:value-type="float">
            <text:p>99620</text:p>
          </table:table-cell>
          <table:table-cell table:style-name="ce259" table:formula="of:=AVERAGE([.J38:.L38])" office:value-type="float" office:value="1525.66666666667" calcext:value-type="float">
            <text:p>1526</text:p>
          </table:table-cell>
          <table:table-cell table:style-name="ce259" table:formula="of:=AVERAGE([.M38:.O38])" office:value-type="float" office:value="1299.54666666667" calcext:value-type="float">
            <text:p>1300</text:p>
          </table:table-cell>
          <table:table-cell table:style-name="ce259" table:formula="of:=ABS((([.F38]*100/[.E38])-100)*-1)" office:value-type="float" office:value="14.8210618308936" calcext:value-type="float">
            <text:p>15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8]+([.F38]-[.F37])" office:value-type="float" office:value="1541.7" calcext:value-type="float">
            <text:p>1542</text:p>
          </table:table-cell>
          <table:table-cell table:style-name="ce315" office:value-type="float" office:value="1524" calcext:value-type="float">
            <text:p>1524</text:p>
          </table:table-cell>
          <table:table-cell table:style-name="ce315" office:value-type="float" office:value="1526" calcext:value-type="float">
            <text:p>1526</text:p>
          </table:table-cell>
          <table:table-cell table:style-name="ce316" office:value-type="float" office:value="1527" calcext:value-type="float">
            <text:p>1527</text:p>
          </table:table-cell>
          <table:table-cell table:style-name="ce319" office:value-type="float" office:value="1331.29" calcext:value-type="float">
            <text:p>1331</text:p>
          </table:table-cell>
          <table:table-cell table:style-name="ce319" office:value-type="float" office:value="1273.03" calcext:value-type="float">
            <text:p>1273</text:p>
          </table:table-cell>
          <table:table-cell table:style-name="ce319" office:value-type="float" office:value="1294.32" calcext:value-type="float">
            <text:p>1294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6T2</text:p>
          </table:table-cell>
          <table:table-cell table:style-name="ce259" office:value-type="float" office:value="104.601" calcext:value-type="float">
            <text:p>105</text:p>
          </table:table-cell>
          <table:table-cell table:style-name="ce304" office:value-type="float" office:value="20" calcext:value-type="float">
            <text:p>20.0</text:p>
          </table:table-cell>
          <table:table-cell table:style-name="ce259" office:value-type="float" office:value="108662" calcext:value-type="float">
            <text:p>108662</text:p>
          </table:table-cell>
          <table:table-cell table:style-name="ce259" table:formula="of:=AVERAGE([.J39:.L39])" office:value-type="float" office:value="1518.33333333333" calcext:value-type="float">
            <text:p>1518</text:p>
          </table:table-cell>
          <table:table-cell table:style-name="ce259" table:formula="of:=AVERAGE([.M39:.O39])" office:value-type="float" office:value="1319.32333333333" calcext:value-type="float">
            <text:p>1319</text:p>
          </table:table-cell>
          <table:table-cell table:style-name="ce259" table:formula="of:=ABS((([.F39]*100/[.E39])-100)*-1)" office:value-type="float" office:value="13.1071350164654" calcext:value-type="float">
            <text:p>13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39]+([.F39]-[.F38])" office:value-type="float" office:value="1538.11" calcext:value-type="float">
            <text:p>1538</text:p>
          </table:table-cell>
          <table:table-cell table:style-name="ce315" office:value-type="float" office:value="1524" calcext:value-type="float">
            <text:p>1524</text:p>
          </table:table-cell>
          <table:table-cell table:style-name="ce315" office:value-type="float" office:value="1516" calcext:value-type="float">
            <text:p>1516</text:p>
          </table:table-cell>
          <table:table-cell table:style-name="ce316" office:value-type="float" office:value="1515" calcext:value-type="float">
            <text:p>1515</text:p>
          </table:table-cell>
          <table:table-cell table:style-name="ce319" office:value-type="float" office:value="1304.66" calcext:value-type="float">
            <text:p>1305</text:p>
          </table:table-cell>
          <table:table-cell table:style-name="ce319" office:value-type="float" office:value="1313.93" calcext:value-type="float">
            <text:p>1314</text:p>
          </table:table-cell>
          <table:table-cell table:style-name="ce319" office:value-type="float" office:value="1339.38" calcext:value-type="float">
            <text:p>1339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6T3</text:p>
          </table:table-cell>
          <table:table-cell table:style-name="ce259" office:value-type="float" office:value="105.431" calcext:value-type="float">
            <text:p>105</text:p>
          </table:table-cell>
          <table:table-cell table:style-name="ce304" office:value-type="float" office:value="18.91" calcext:value-type="float">
            <text:p>18.9</text:p>
          </table:table-cell>
          <table:table-cell table:style-name="ce259" office:value-type="float" office:value="103640" calcext:value-type="float">
            <text:p>103640</text:p>
          </table:table-cell>
          <table:table-cell table:style-name="ce259" table:formula="of:=AVERAGE([.J40:.L40])" office:value-type="float" office:value="1506" calcext:value-type="float">
            <text:p>1506</text:p>
          </table:table-cell>
          <table:table-cell table:style-name="ce259" table:formula="of:=AVERAGE([.M40:.O40])" office:value-type="float" office:value="1265.42" calcext:value-type="float">
            <text:p>1265</text:p>
          </table:table-cell>
          <table:table-cell table:style-name="ce259" table:formula="of:=ABS((([.F40]*100/[.E40])-100)*-1)" office:value-type="float" office:value="15.9747675962815" calcext:value-type="float">
            <text:p>16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0]+([.F40]-[.F39])" office:value-type="float" office:value="1452.09666666667" calcext:value-type="float">
            <text:p>1452</text:p>
          </table:table-cell>
          <table:table-cell table:style-name="ce315" office:value-type="float" office:value="1509" calcext:value-type="float">
            <text:p>1509</text:p>
          </table:table-cell>
          <table:table-cell table:style-name="ce315" office:value-type="float" office:value="1512" calcext:value-type="float">
            <text:p>1512</text:p>
          </table:table-cell>
          <table:table-cell table:style-name="ce316" office:value-type="float" office:value="1497" calcext:value-type="float">
            <text:p>1497</text:p>
          </table:table-cell>
          <table:table-cell table:style-name="ce319" office:value-type="float" office:value="1340.07" calcext:value-type="float">
            <text:p>1340</text:p>
          </table:table-cell>
          <table:table-cell table:style-name="ce319" office:value-type="float" office:value="1156.16" calcext:value-type="float">
            <text:p>1156</text:p>
          </table:table-cell>
          <table:table-cell table:style-name="ce319" office:value-type="float" office:value="1300.03" calcext:value-type="float">
            <text:p>1300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6T4</text:p>
          </table:table-cell>
          <table:table-cell table:style-name="ce259" office:value-type="float" office:value="105.848" calcext:value-type="float">
            <text:p>106</text:p>
          </table:table-cell>
          <table:table-cell table:style-name="ce304" office:value-type="float" office:value="18.63" calcext:value-type="float">
            <text:p>18.6</text:p>
          </table:table-cell>
          <table:table-cell table:style-name="ce259" office:value-type="float" office:value="93463" calcext:value-type="float">
            <text:p>93463</text:p>
          </table:table-cell>
          <table:table-cell table:style-name="ce259" table:formula="of:=AVERAGE([.J41:.L41])" office:value-type="float" office:value="1507.66666666667" calcext:value-type="float">
            <text:p>1508</text:p>
          </table:table-cell>
          <table:table-cell table:style-name="ce259" table:formula="of:=AVERAGE([.M41:.O41])" office:value-type="float" office:value="1332.89666666667" calcext:value-type="float">
            <text:p>1333</text:p>
          </table:table-cell>
          <table:table-cell table:style-name="ce259" table:formula="of:=ABS((([.F41]*100/[.E41])-100)*-1)" office:value-type="float" office:value="11.592084899403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1]+([.F41]-[.F40])" office:value-type="float" office:value="1575.14333333333" calcext:value-type="float">
            <text:p>1575</text:p>
          </table:table-cell>
          <table:table-cell table:style-name="ce315" office:value-type="float" office:value="1496" calcext:value-type="float">
            <text:p>1496</text:p>
          </table:table-cell>
          <table:table-cell table:style-name="ce315" office:value-type="float" office:value="1506" calcext:value-type="float">
            <text:p>1506</text:p>
          </table:table-cell>
          <table:table-cell table:style-name="ce316" office:value-type="float" office:value="1521" calcext:value-type="float">
            <text:p>1521</text:p>
          </table:table-cell>
          <table:table-cell table:style-name="ce319" office:value-type="float" office:value="1341.26" calcext:value-type="float">
            <text:p>1341</text:p>
          </table:table-cell>
          <table:table-cell table:style-name="ce319" office:value-type="float" office:value="1299.7" calcext:value-type="float">
            <text:p>1300</text:p>
          </table:table-cell>
          <table:table-cell table:style-name="ce319" office:value-type="float" office:value="1357.73" calcext:value-type="float">
            <text:p>135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7T1</text:p>
          </table:table-cell>
          <table:table-cell table:style-name="ce259" office:value-type="float" office:value="108.239" calcext:value-type="float">
            <text:p>108</text:p>
          </table:table-cell>
          <table:table-cell table:style-name="ce304" office:value-type="float" office:value="18.75" calcext:value-type="float">
            <text:p>18.8</text:p>
          </table:table-cell>
          <table:table-cell table:style-name="ce259" office:value-type="float" office:value="114965" calcext:value-type="float">
            <text:p>114965</text:p>
          </table:table-cell>
          <table:table-cell table:style-name="ce259" table:formula="of:=AVERAGE([.J42:.L42])" office:value-type="float" office:value="1525.33333333333" calcext:value-type="float">
            <text:p>1525</text:p>
          </table:table-cell>
          <table:table-cell table:style-name="ce259" table:formula="of:=AVERAGE([.M42:.O42])" office:value-type="float" office:value="1354.97" calcext:value-type="float">
            <text:p>1355</text:p>
          </table:table-cell>
          <table:table-cell table:style-name="ce259" table:formula="of:=ABS((([.F42]*100/[.E42])-100)*-1)" office:value-type="float" office:value="11.1689248251748" calcext:value-type="float">
            <text:p>1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2]+([.F42]-[.F41])" office:value-type="float" office:value="1547.40666666667" calcext:value-type="float">
            <text:p>1547</text:p>
          </table:table-cell>
          <table:table-cell table:style-name="ce315" office:value-type="float" office:value="1524" calcext:value-type="float">
            <text:p>1524</text:p>
          </table:table-cell>
          <table:table-cell table:style-name="ce315" office:value-type="float" office:value="1522" calcext:value-type="float">
            <text:p>1522</text:p>
          </table:table-cell>
          <table:table-cell table:style-name="ce316" office:value-type="float" office:value="1530" calcext:value-type="float">
            <text:p>1530</text:p>
          </table:table-cell>
          <table:table-cell table:style-name="ce319" office:value-type="float" office:value="1368.55" calcext:value-type="float">
            <text:p>1369</text:p>
          </table:table-cell>
          <table:table-cell table:style-name="ce319" office:value-type="float" office:value="1349.41" calcext:value-type="float">
            <text:p>1349</text:p>
          </table:table-cell>
          <table:table-cell table:style-name="ce319" office:value-type="float" office:value="1346.95" calcext:value-type="float">
            <text:p>1347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7T2</text:p>
          </table:table-cell>
          <table:table-cell table:style-name="ce259" office:value-type="float" office:value="110.41" calcext:value-type="float">
            <text:p>110</text:p>
          </table:table-cell>
          <table:table-cell table:style-name="ce304" office:value-type="float" office:value="17.22" calcext:value-type="float">
            <text:p>17.2</text:p>
          </table:table-cell>
          <table:table-cell table:style-name="ce259" office:value-type="float" office:value="121395" calcext:value-type="float">
            <text:p>121395</text:p>
          </table:table-cell>
          <table:table-cell table:style-name="ce259" table:formula="of:=AVERAGE([.J43:.L43])" office:value-type="float" office:value="1538.33333333333" calcext:value-type="float">
            <text:p>1538</text:p>
          </table:table-cell>
          <table:table-cell table:style-name="ce259" table:formula="of:=AVERAGE([.M43:.O43])" office:value-type="float" office:value="1390.40666666667" calcext:value-type="float">
            <text:p>1390</text:p>
          </table:table-cell>
          <table:table-cell table:style-name="ce259" table:formula="of:=ABS((([.F43]*100/[.E43])-100)*-1)" office:value-type="float" office:value="9.61603466955577" calcext:value-type="float">
            <text:p>1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3]+([.F43]-[.F42])" office:value-type="float" office:value="1573.77" calcext:value-type="float">
            <text:p>1574</text:p>
          </table:table-cell>
          <table:table-cell table:style-name="ce315" office:value-type="float" office:value="1537" calcext:value-type="float">
            <text:p>1537</text:p>
          </table:table-cell>
          <table:table-cell table:style-name="ce315" office:value-type="float" office:value="1535" calcext:value-type="float">
            <text:p>1535</text:p>
          </table:table-cell>
          <table:table-cell table:style-name="ce316" office:value-type="float" office:value="1543" calcext:value-type="float">
            <text:p>1543</text:p>
          </table:table-cell>
          <table:table-cell table:style-name="ce319" office:value-type="float" office:value="1411.97" calcext:value-type="float">
            <text:p>1412</text:p>
          </table:table-cell>
          <table:table-cell table:style-name="ce319" office:value-type="float" office:value="1363.87" calcext:value-type="float">
            <text:p>1364</text:p>
          </table:table-cell>
          <table:table-cell table:style-name="ce319" office:value-type="float" office:value="1395.38" calcext:value-type="float">
            <text:p>1395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7T3</text:p>
          </table:table-cell>
          <table:table-cell table:style-name="ce259" office:value-type="float" office:value="112.442" calcext:value-type="float">
            <text:p>112</text:p>
          </table:table-cell>
          <table:table-cell table:style-name="ce304" office:value-type="float" office:value="16.38" calcext:value-type="float">
            <text:p>16.4</text:p>
          </table:table-cell>
          <table:table-cell table:style-name="ce259" office:value-type="float" office:value="120069" calcext:value-type="float">
            <text:p>120069</text:p>
          </table:table-cell>
          <table:table-cell table:style-name="ce259" table:formula="of:=AVERAGE([.J44:.L44])" office:value-type="float" office:value="1549.66666666667" calcext:value-type="float">
            <text:p>1550</text:p>
          </table:table-cell>
          <table:table-cell table:style-name="ce259" table:formula="of:=AVERAGE([.M44:.O44])" office:value-type="float" office:value="1353.12333333333" calcext:value-type="float">
            <text:p>1353</text:p>
          </table:table-cell>
          <table:table-cell table:style-name="ce259" table:formula="of:=ABS((([.F44]*100/[.E44])-100)*-1)" office:value-type="float" office:value="12.6829425682943" calcext:value-type="float">
            <text:p>13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4]+([.F44]-[.F43])" office:value-type="float" office:value="1512.38333333333" calcext:value-type="float">
            <text:p>1512</text:p>
          </table:table-cell>
          <table:table-cell table:style-name="ce315" office:value-type="float" office:value="1564" calcext:value-type="float">
            <text:p>1564</text:p>
          </table:table-cell>
          <table:table-cell table:style-name="ce315" office:value-type="float" office:value="1551" calcext:value-type="float">
            <text:p>1551</text:p>
          </table:table-cell>
          <table:table-cell table:style-name="ce316" office:value-type="float" office:value="1534" calcext:value-type="float">
            <text:p>1534</text:p>
          </table:table-cell>
          <table:table-cell table:style-name="ce319" office:value-type="float" office:value="1440.58" calcext:value-type="float">
            <text:p>1441</text:p>
          </table:table-cell>
          <table:table-cell table:style-name="ce319" office:value-type="float" office:value="1225.26" calcext:value-type="float">
            <text:p>1225</text:p>
          </table:table-cell>
          <table:table-cell table:style-name="ce319" office:value-type="float" office:value="1393.53" calcext:value-type="float">
            <text:p>1394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7T4</text:p>
          </table:table-cell>
          <table:table-cell table:style-name="ce259" office:value-type="float" office:value="113.457" calcext:value-type="float">
            <text:p>113</text:p>
          </table:table-cell>
          <table:table-cell table:style-name="ce304" office:value-type="float" office:value="16.55" calcext:value-type="float">
            <text:p>16.6</text:p>
          </table:table-cell>
          <table:table-cell table:style-name="ce259" office:value-type="float" office:value="111215" calcext:value-type="float">
            <text:p>111215</text:p>
          </table:table-cell>
          <table:table-cell table:style-name="ce259" table:formula="of:=AVERAGE([.J45:.L45])" office:value-type="float" office:value="1552" calcext:value-type="float">
            <text:p>1552</text:p>
          </table:table-cell>
          <table:table-cell table:style-name="ce259" table:formula="of:=AVERAGE([.M45:.O45])" office:value-type="float" office:value="1369.56666666667" calcext:value-type="float">
            <text:p>1370</text:p>
          </table:table-cell>
          <table:table-cell table:style-name="ce259" table:formula="of:=ABS((([.F45]*100/[.E45])-100)*-1)" office:value-type="float" office:value="11.7547250859107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5]+([.F45]-[.F44])" office:value-type="float" office:value="1568.44333333333" calcext:value-type="float">
            <text:p>1568</text:p>
          </table:table-cell>
          <table:table-cell table:style-name="ce315" office:value-type="float" office:value="1544" calcext:value-type="float">
            <text:p>1544</text:p>
          </table:table-cell>
          <table:table-cell table:style-name="ce315" office:value-type="float" office:value="1555" calcext:value-type="float">
            <text:p>1555</text:p>
          </table:table-cell>
          <table:table-cell table:style-name="ce316" office:value-type="float" office:value="1557" calcext:value-type="float">
            <text:p>1557</text:p>
          </table:table-cell>
          <table:table-cell table:style-name="ce319" office:value-type="float" office:value="1371.99" calcext:value-type="float">
            <text:p>1372</text:p>
          </table:table-cell>
          <table:table-cell table:style-name="ce319" office:value-type="float" office:value="1356.08" calcext:value-type="float">
            <text:p>1356</text:p>
          </table:table-cell>
          <table:table-cell table:style-name="ce319" office:value-type="float" office:value="1380.63" calcext:value-type="float">
            <text:p>1381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8T1</text:p>
          </table:table-cell>
          <table:table-cell table:style-name="ce259" office:value-type="float" office:value="114.994" calcext:value-type="float">
            <text:p>115</text:p>
          </table:table-cell>
          <table:table-cell table:style-name="ce304" office:value-type="float" office:value="16.74" calcext:value-type="float">
            <text:p>16.7</text:p>
          </table:table-cell>
          <table:table-cell table:style-name="ce259" office:value-type="float" office:value="129164" calcext:value-type="float">
            <text:p>129164</text:p>
          </table:table-cell>
          <table:table-cell table:style-name="ce259" table:formula="of:=AVERAGE([.J46:.L46])" office:value-type="float" office:value="1589" calcext:value-type="float">
            <text:p>1589</text:p>
          </table:table-cell>
          <table:table-cell table:style-name="ce259" table:formula="of:=AVERAGE([.M46:.O46])" office:value-type="float" office:value="1372.13333333333" calcext:value-type="float">
            <text:p>1372</text:p>
          </table:table-cell>
          <table:table-cell table:style-name="ce259" table:formula="of:=ABS((([.F46]*100/[.E46])-100)*-1)" office:value-type="float" office:value="13.6479966435914" calcext:value-type="float">
            <text:p>14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6]+([.F46]-[.F45])" office:value-type="float" office:value="1591.56666666667" calcext:value-type="float">
            <text:p>1592</text:p>
          </table:table-cell>
          <table:table-cell table:style-name="ce315" office:value-type="float" office:value="1570" calcext:value-type="float">
            <text:p>1570</text:p>
          </table:table-cell>
          <table:table-cell table:style-name="ce315" office:value-type="float" office:value="1590" calcext:value-type="float">
            <text:p>1590</text:p>
          </table:table-cell>
          <table:table-cell table:style-name="ce316" office:value-type="float" office:value="1607" calcext:value-type="float">
            <text:p>1607</text:p>
          </table:table-cell>
          <table:table-cell table:style-name="ce319" office:value-type="float" office:value="1388.17" calcext:value-type="float">
            <text:p>1388</text:p>
          </table:table-cell>
          <table:table-cell table:style-name="ce319" office:value-type="float" office:value="1363.29" calcext:value-type="float">
            <text:p>1363</text:p>
          </table:table-cell>
          <table:table-cell table:style-name="ce319" office:value-type="float" office:value="1364.94" calcext:value-type="float">
            <text:p>1365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8T2</text:p>
          </table:table-cell>
          <table:table-cell table:style-name="ce259" office:value-type="float" office:value="117.941" calcext:value-type="float">
            <text:p>118</text:p>
          </table:table-cell>
          <table:table-cell table:style-name="ce304" office:value-type="float" office:value="15.28" calcext:value-type="float">
            <text:p>15.3</text:p>
          </table:table-cell>
          <table:table-cell table:style-name="ce259" office:value-type="float" office:value="134405" calcext:value-type="float">
            <text:p>134405</text:p>
          </table:table-cell>
          <table:table-cell table:style-name="ce259" table:formula="of:=AVERAGE([.J47:.L47])" office:value-type="float" office:value="1622" calcext:value-type="float">
            <text:p>1622</text:p>
          </table:table-cell>
          <table:table-cell table:style-name="ce259" table:formula="of:=AVERAGE([.M47:.O47])" office:value-type="float" office:value="1413.01666666667" calcext:value-type="float">
            <text:p>1413</text:p>
          </table:table-cell>
          <table:table-cell table:style-name="ce259" table:formula="of:=ABS((([.F47]*100/[.E47])-100)*-1)" office:value-type="float" office:value="12.8842992190711" calcext:value-type="float">
            <text:p>13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7]+([.F47]-[.F46])" office:value-type="float" office:value="1662.88333333333" calcext:value-type="float">
            <text:p>1663</text:p>
          </table:table-cell>
          <table:table-cell table:style-name="ce315" office:value-type="float" office:value="1612" calcext:value-type="float">
            <text:p>1612</text:p>
          </table:table-cell>
          <table:table-cell table:style-name="ce315" office:value-type="float" office:value="1619" calcext:value-type="float">
            <text:p>1619</text:p>
          </table:table-cell>
          <table:table-cell table:style-name="ce316" office:value-type="float" office:value="1635" calcext:value-type="float">
            <text:p>1635</text:p>
          </table:table-cell>
          <table:table-cell table:style-name="ce319" office:value-type="float" office:value="1431.43" calcext:value-type="float">
            <text:p>1431</text:p>
          </table:table-cell>
          <table:table-cell table:style-name="ce319" office:value-type="float" office:value="1386.2" calcext:value-type="float">
            <text:p>1386</text:p>
          </table:table-cell>
          <table:table-cell table:style-name="ce319" office:value-type="float" office:value="1421.42" calcext:value-type="float">
            <text:p>1421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8T3</text:p>
          </table:table-cell>
          <table:table-cell table:style-name="ce259" office:value-type="float" office:value="120.491" calcext:value-type="float">
            <text:p>120</text:p>
          </table:table-cell>
          <table:table-cell table:style-name="ce304" office:value-type="float" office:value="14.55" calcext:value-type="float">
            <text:p>14.6</text:p>
          </table:table-cell>
          <table:table-cell table:style-name="ce259" office:value-type="float" office:value="134156" calcext:value-type="float">
            <text:p>134156</text:p>
          </table:table-cell>
          <table:table-cell table:style-name="ce259" table:formula="of:=AVERAGE([.J48:.L48])" office:value-type="float" office:value="1659" calcext:value-type="float">
            <text:p>1659</text:p>
          </table:table-cell>
          <table:table-cell table:style-name="ce259" table:formula="of:=AVERAGE([.M48:.O48])" office:value-type="float" office:value="1403.57333333333" calcext:value-type="float">
            <text:p>1404</text:p>
          </table:table-cell>
          <table:table-cell table:style-name="ce259" table:formula="of:=ABS((([.F48]*100/[.E48])-100)*-1)" office:value-type="float" office:value="15.3964235483223" calcext:value-type="float">
            <text:p>15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8]+([.F48]-[.F47])" office:value-type="float" office:value="1649.55666666667" calcext:value-type="float">
            <text:p>1650</text:p>
          </table:table-cell>
          <table:table-cell table:style-name="ce315" office:value-type="float" office:value="1650" calcext:value-type="float">
            <text:p>1650</text:p>
          </table:table-cell>
          <table:table-cell table:style-name="ce315" office:value-type="float" office:value="1661" calcext:value-type="float">
            <text:p>1661</text:p>
          </table:table-cell>
          <table:table-cell table:style-name="ce316" office:value-type="float" office:value="1666" calcext:value-type="float">
            <text:p>1666</text:p>
          </table:table-cell>
          <table:table-cell table:style-name="ce319" office:value-type="float" office:value="1468" calcext:value-type="float">
            <text:p>1468</text:p>
          </table:table-cell>
          <table:table-cell table:style-name="ce319" office:value-type="float" office:value="1284.31" calcext:value-type="float">
            <text:p>1284</text:p>
          </table:table-cell>
          <table:table-cell table:style-name="ce319" office:value-type="float" office:value="1458.41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8T4</text:p>
          </table:table-cell>
          <table:table-cell table:style-name="ce259" office:value-type="float" office:value="120.954" calcext:value-type="float">
            <text:p>121</text:p>
          </table:table-cell>
          <table:table-cell table:style-name="ce304" office:value-type="float" office:value="14.45" calcext:value-type="float">
            <text:p>14.5</text:p>
          </table:table-cell>
          <table:table-cell table:style-name="ce259" office:value-type="float" office:value="120259" calcext:value-type="float">
            <text:p>120259</text:p>
          </table:table-cell>
          <table:table-cell table:style-name="ce259" table:formula="of:=AVERAGE([.J49:.L49])" office:value-type="float" office:value="1678.33333333333" calcext:value-type="float">
            <text:p>1678</text:p>
          </table:table-cell>
          <table:table-cell table:style-name="ce259" table:formula="of:=AVERAGE([.M49:.O49])" office:value-type="float" office:value="1422.23666666667" calcext:value-type="float">
            <text:p>1422</text:p>
          </table:table-cell>
          <table:table-cell table:style-name="ce259" table:formula="of:=ABS((([.F49]*100/[.E49])-100)*-1)" office:value-type="float" office:value="15.2589870903674" calcext:value-type="float">
            <text:p>15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49]+([.F49]-[.F48])" office:value-type="float" office:value="1696.99666666667" calcext:value-type="float">
            <text:p>1697</text:p>
          </table:table-cell>
          <table:table-cell table:style-name="ce315" office:value-type="float" office:value="1666" calcext:value-type="float">
            <text:p>1666</text:p>
          </table:table-cell>
          <table:table-cell table:style-name="ce315" office:value-type="float" office:value="1684" calcext:value-type="float">
            <text:p>1684</text:p>
          </table:table-cell>
          <table:table-cell table:style-name="ce316" office:value-type="float" office:value="1685" calcext:value-type="float">
            <text:p>1685</text:p>
          </table:table-cell>
          <table:table-cell table:style-name="ce319" office:value-type="float" office:value="1396.47" calcext:value-type="float">
            <text:p>1396</text:p>
          </table:table-cell>
          <table:table-cell table:style-name="ce319" office:value-type="float" office:value="1411.77" calcext:value-type="float">
            <text:p>1412</text:p>
          </table:table-cell>
          <table:table-cell table:style-name="ce319" office:value-type="float" office:value="1458.47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9T1</text:p>
          </table:table-cell>
          <table:table-cell table:style-name="ce259" office:value-type="float" office:value="122.758" calcext:value-type="float">
            <text:p>123</text:p>
          </table:table-cell>
          <table:table-cell table:style-name="ce304" office:value-type="float" office:value="14.7" calcext:value-type="float">
            <text:p>14.7</text:p>
          </table:table-cell>
          <table:table-cell table:style-name="ce259" office:value-type="float" office:value="135031" calcext:value-type="float">
            <text:p>135031</text:p>
          </table:table-cell>
          <table:table-cell table:style-name="ce259" table:formula="of:=AVERAGE([.J50:.L50])" office:value-type="float" office:value="1694.33333333333" calcext:value-type="float">
            <text:p>1694</text:p>
          </table:table-cell>
          <table:table-cell table:style-name="ce259" table:formula="of:=AVERAGE([.M50:.O50])" office:value-type="float" office:value="1421.96" calcext:value-type="float">
            <text:p>1422</text:p>
          </table:table-cell>
          <table:table-cell table:style-name="ce259" table:formula="of:=ABS((([.F50]*100/[.E50])-100)*-1)" office:value-type="float" office:value="16.0755459374385" calcext:value-type="float">
            <text:p>16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0]+([.F50]-[.F49])" office:value-type="float" office:value="1694.05666666667" calcext:value-type="float">
            <text:p>1694</text:p>
          </table:table-cell>
          <table:table-cell table:style-name="ce315" office:value-type="float" office:value="1686" calcext:value-type="float">
            <text:p>1686</text:p>
          </table:table-cell>
          <table:table-cell table:style-name="ce315" office:value-type="float" office:value="1694" calcext:value-type="float">
            <text:p>1694</text:p>
          </table:table-cell>
          <table:table-cell table:style-name="ce316" office:value-type="float" office:value="1703" calcext:value-type="float">
            <text:p>1703</text:p>
          </table:table-cell>
          <table:table-cell table:style-name="ce319" office:value-type="float" office:value="1452.43" calcext:value-type="float">
            <text:p>1452</text:p>
          </table:table-cell>
          <table:table-cell table:style-name="ce319" office:value-type="float" office:value="1386.39" calcext:value-type="float">
            <text:p>1386</text:p>
          </table:table-cell>
          <table:table-cell table:style-name="ce319" office:value-type="float" office:value="1427.06" calcext:value-type="float">
            <text:p>1427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9T2</text:p>
          </table:table-cell>
          <table:table-cell table:style-name="ce259" office:value-type="float" office:value="124.175" calcext:value-type="float">
            <text:p>124</text:p>
          </table:table-cell>
          <table:table-cell table:style-name="ce304" office:value-type="float" office:value="14.02" calcext:value-type="float">
            <text:p>14.0</text:p>
          </table:table-cell>
          <table:table-cell table:style-name="ce259" office:value-type="float" office:value="130987" calcext:value-type="float">
            <text:p>130987</text:p>
          </table:table-cell>
          <table:table-cell table:style-name="ce259" table:formula="of:=AVERAGE([.J51:.L51])" office:value-type="float" office:value="1718" calcext:value-type="float">
            <text:p>1718</text:p>
          </table:table-cell>
          <table:table-cell table:style-name="ce259" table:formula="of:=AVERAGE([.M51:.O51])" office:value-type="float" office:value="1425.34" calcext:value-type="float">
            <text:p>1425</text:p>
          </table:table-cell>
          <table:table-cell table:style-name="ce259" table:formula="of:=ABS((([.F51]*100/[.E51])-100)*-1)" office:value-type="float" office:value="17.034924330617" calcext:value-type="float">
            <text:p>1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1]+([.F51]-[.F50])" office:value-type="float" office:value="1721.38" calcext:value-type="float">
            <text:p>1721</text:p>
          </table:table-cell>
          <table:table-cell table:style-name="ce315" office:value-type="float" office:value="1709" calcext:value-type="float">
            <text:p>1709</text:p>
          </table:table-cell>
          <table:table-cell table:style-name="ce315" office:value-type="float" office:value="1712" calcext:value-type="float">
            <text:p>1712</text:p>
          </table:table-cell>
          <table:table-cell table:style-name="ce316" office:value-type="float" office:value="1733" calcext:value-type="float">
            <text:p>1733</text:p>
          </table:table-cell>
          <table:table-cell table:style-name="ce319" office:value-type="float" office:value="1417.99" calcext:value-type="float">
            <text:p>1418</text:p>
          </table:table-cell>
          <table:table-cell table:style-name="ce319" office:value-type="float" office:value="1408.33" calcext:value-type="float">
            <text:p>1408</text:p>
          </table:table-cell>
          <table:table-cell table:style-name="ce319" office:value-type="float" office:value="1449.7" calcext:value-type="float">
            <text:p>1450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9T3</text:p>
          </table:table-cell>
          <table:table-cell table:style-name="ce259" office:value-type="float" office:value="126.135" calcext:value-type="float">
            <text:p>126</text:p>
          </table:table-cell>
          <table:table-cell table:style-name="ce304" office:value-type="float" office:value="13.92" calcext:value-type="float">
            <text:p>13.9</text:p>
          </table:table-cell>
          <table:table-cell table:style-name="ce259" office:value-type="float" office:value="121256" calcext:value-type="float">
            <text:p>121256</text:p>
          </table:table-cell>
          <table:table-cell table:style-name="ce259" table:formula="of:=AVERAGE([.J52:.L52])" office:value-type="float" office:value="1740.66666666667" calcext:value-type="float">
            <text:p>1741</text:p>
          </table:table-cell>
          <table:table-cell table:style-name="ce259" table:formula="of:=AVERAGE([.M52:.O52])" office:value-type="float" office:value="1449.35666666667" calcext:value-type="float">
            <text:p>1449</text:p>
          </table:table-cell>
          <table:table-cell table:style-name="ce259" table:formula="of:=ABS((([.F52]*100/[.E52])-100)*-1)" office:value-type="float" office:value="16.7355419379548" calcext:value-type="float">
            <text:p>1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2]+([.F52]-[.F51])" office:value-type="float" office:value="1764.68333333333" calcext:value-type="float">
            <text:p>1765</text:p>
          </table:table-cell>
          <table:table-cell table:style-name="ce315" office:value-type="float" office:value="1738" calcext:value-type="float">
            <text:p>1738</text:p>
          </table:table-cell>
          <table:table-cell table:style-name="ce315" office:value-type="float" office:value="1749" calcext:value-type="float">
            <text:p>1749</text:p>
          </table:table-cell>
          <table:table-cell table:style-name="ce316" office:value-type="float" office:value="1735" calcext:value-type="float">
            <text:p>1735</text:p>
          </table:table-cell>
          <table:table-cell table:style-name="ce319" office:value-type="float" office:value="1519.39" calcext:value-type="float">
            <text:p>1519</text:p>
          </table:table-cell>
          <table:table-cell table:style-name="ce319" office:value-type="float" office:value="1370.26" calcext:value-type="float">
            <text:p>1370</text:p>
          </table:table-cell>
          <table:table-cell table:style-name="ce319" office:value-type="float" office:value="1458.42" calcext:value-type="float">
            <text:p>145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19T4</text:p>
          </table:table-cell>
          <table:table-cell table:style-name="ce259" office:value-type="float" office:value="125.32" calcext:value-type="float">
            <text:p>125</text:p>
          </table:table-cell>
          <table:table-cell table:style-name="ce304" office:value-type="float" office:value="13.78" calcext:value-type="float">
            <text:p>13.8</text:p>
          </table:table-cell>
          <table:table-cell table:style-name="ce259" office:value-type="float" office:value="116272" calcext:value-type="float">
            <text:p>116272</text:p>
          </table:table-cell>
          <table:table-cell table:style-name="ce259" table:formula="of:=AVERAGE([.J53:.L53])" office:value-type="float" office:value="1755" calcext:value-type="float">
            <text:p>1755</text:p>
          </table:table-cell>
          <table:table-cell table:style-name="ce259" table:formula="of:=AVERAGE([.M53:.O53])" office:value-type="float" office:value="1449.94333333333" calcext:value-type="float">
            <text:p>1450</text:p>
          </table:table-cell>
          <table:table-cell table:style-name="ce259" table:formula="of:=ABS((([.F53]*100/[.E53])-100)*-1)" office:value-type="float" office:value="17.3821462488129" calcext:value-type="float">
            <text:p>1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3]+([.F53]-[.F52])" office:value-type="float" office:value="1755.58666666667" calcext:value-type="float">
            <text:p>1756</text:p>
          </table:table-cell>
          <table:table-cell table:style-name="ce315" office:value-type="float" office:value="1741" calcext:value-type="float">
            <text:p>1741</text:p>
          </table:table-cell>
          <table:table-cell table:style-name="ce315" office:value-type="float" office:value="1761" calcext:value-type="float">
            <text:p>1761</text:p>
          </table:table-cell>
          <table:table-cell table:style-name="ce316" office:value-type="float" office:value="1763" calcext:value-type="float">
            <text:p>1763</text:p>
          </table:table-cell>
          <table:table-cell table:style-name="ce319" office:value-type="float" office:value="1427.36" calcext:value-type="float">
            <text:p>1427</text:p>
          </table:table-cell>
          <table:table-cell table:style-name="ce319" office:value-type="float" office:value="1444.51" calcext:value-type="float">
            <text:p>1445</text:p>
          </table:table-cell>
          <table:table-cell table:style-name="ce319" office:value-type="float" office:value="1477.96" calcext:value-type="float">
            <text:p>147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0T1</text:p>
          </table:table-cell>
          <table:table-cell table:style-name="ce259" office:value-type="float" office:value="126.695" calcext:value-type="float">
            <text:p>127</text:p>
          </table:table-cell>
          <table:table-cell table:style-name="ce304" office:value-type="float" office:value="14.41" calcext:value-type="float">
            <text:p>14.4</text:p>
          </table:table-cell>
          <table:table-cell table:style-name="ce259" office:value-type="float" office:value="125837" calcext:value-type="float">
            <text:p>125837</text:p>
          </table:table-cell>
          <table:table-cell table:style-name="ce259" table:formula="of:=AVERAGE([.J54:.L54])" office:value-type="float" office:value="1756" calcext:value-type="float">
            <text:p>1756</text:p>
          </table:table-cell>
          <table:table-cell table:style-name="ce259" table:formula="of:=AVERAGE([.M54:.O54])" office:value-type="float" office:value="1460.38" calcext:value-type="float">
            <text:p>1460</text:p>
          </table:table-cell>
          <table:table-cell table:style-name="ce259" table:formula="of:=ABS((([.F54]*100/[.E54])-100)*-1)" office:value-type="float" office:value="16.8348519362187" calcext:value-type="float">
            <text:p>1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4]+([.F54]-[.F53])" office:value-type="float" office:value="1766.43666666667" calcext:value-type="float">
            <text:p>1766</text:p>
          </table:table-cell>
          <table:table-cell table:style-name="ce315" office:value-type="float" office:value="1758" calcext:value-type="float">
            <text:p>1758</text:p>
          </table:table-cell>
          <table:table-cell table:style-name="ce315" office:value-type="float" office:value="1752" calcext:value-type="float">
            <text:p>1752</text:p>
          </table:table-cell>
          <table:table-cell table:style-name="ce316" office:value-type="float" office:value="1758" calcext:value-type="float">
            <text:p>1758</text:p>
          </table:table-cell>
          <table:table-cell table:style-name="ce319" office:value-type="float" office:value="1492" calcext:value-type="float">
            <text:p>1492</text:p>
          </table:table-cell>
          <table:table-cell table:style-name="ce319" office:value-type="float" office:value="1439.14" calcext:value-type="float">
            <text:p>1439</text:p>
          </table:table-cell>
          <table:table-cell table:style-name="ce319" office:value-type="float" office:value="1450" calcext:value-type="float">
            <text:p>1450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0T2</text:p>
          </table:table-cell>
          <table:table-cell table:style-name="ce259" office:value-type="float" office:value="126.799" calcext:value-type="float">
            <text:p>127</text:p>
          </table:table-cell>
          <table:table-cell table:style-name="ce304" office:value-type="float" office:value="15.33" calcext:value-type="float">
            <text:p>15.3</text:p>
          </table:table-cell>
          <table:table-cell table:style-name="ce259" office:value-type="float" office:value="74657" calcext:value-type="float">
            <text:p>74657</text:p>
          </table:table-cell>
          <table:table-cell table:style-name="ce259" table:formula="of:=AVERAGE([.J55:.L55])" office:value-type="float" office:value="1711" calcext:value-type="float">
            <text:p>1711</text:p>
          </table:table-cell>
          <table:table-cell table:style-name="ce259" table:formula="of:=AVERAGE([.M55:.O55])" office:value-type="float" office:value="1477.66666666667" calcext:value-type="float">
            <text:p>1478</text:p>
          </table:table-cell>
          <table:table-cell table:style-name="ce259" table:formula="of:=ABS((([.F55]*100/[.E55])-100)*-1)" office:value-type="float" office:value="13.6372491720241" calcext:value-type="float">
            <text:p>14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5]+([.F55]-[.F54])" office:value-type="float" office:value="1728.28666666667" calcext:value-type="float">
            <text:p>1728</text:p>
          </table:table-cell>
          <table:table-cell table:style-name="ce315" office:value-type="float" office:value="1753" calcext:value-type="float">
            <text:p>1753</text:p>
          </table:table-cell>
          <table:table-cell table:style-name="ce315" office:value-type="float" office:value="1730" calcext:value-type="float">
            <text:p>1730</text:p>
          </table:table-cell>
          <table:table-cell table:style-name="ce316" office:value-type="float" office:value="1650" calcext:value-type="float">
            <text:p>1650</text:p>
          </table:table-cell>
          <table:table-cell table:style-name="ce319" office:value-type="float" office:value="1513" calcext:value-type="float">
            <text:p>1513</text:p>
          </table:table-cell>
          <table:table-cell table:style-name="ce319" office:value-type="float" office:value="1482" calcext:value-type="float">
            <text:p>1482</text:p>
          </table:table-cell>
          <table:table-cell table:style-name="ce319" office:value-type="float" office:value="1438" calcext:value-type="float">
            <text:p>143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0T3</text:p>
          </table:table-cell>
          <table:table-cell table:style-name="ce259" office:value-type="float" office:value="128.255" calcext:value-type="float">
            <text:p>128</text:p>
          </table:table-cell>
          <table:table-cell table:style-name="ce304" office:value-type="float" office:value="16.26" calcext:value-type="float">
            <text:p>16.3</text:p>
          </table:table-cell>
          <table:table-cell table:style-name="ce259" office:value-type="float" office:value="101887" calcext:value-type="float">
            <text:p>101887</text:p>
          </table:table-cell>
          <table:table-cell table:style-name="ce259" table:formula="of:=AVERAGE([.J56:.L56])" office:value-type="float" office:value="1718" calcext:value-type="float">
            <text:p>1718</text:p>
          </table:table-cell>
          <table:table-cell table:style-name="ce259" table:formula="of:=AVERAGE([.M56:.O56])" office:value-type="float" office:value="1369.33333333333" calcext:value-type="float">
            <text:p>1369</text:p>
          </table:table-cell>
          <table:table-cell table:style-name="ce259" table:formula="of:=ABS((([.F56]*100/[.E56])-100)*-1)" office:value-type="float" office:value="20.2949165696546" calcext:value-type="float">
            <text:p>2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6]+([.F56]-[.F55])" office:value-type="float" office:value="1609.66666666667" calcext:value-type="float">
            <text:p>1610</text:p>
          </table:table-cell>
          <table:table-cell table:style-name="ce315" office:value-type="float" office:value="1677" calcext:value-type="float">
            <text:p>1677</text:p>
          </table:table-cell>
          <table:table-cell table:style-name="ce315" office:value-type="float" office:value="1735" calcext:value-type="float">
            <text:p>1735</text:p>
          </table:table-cell>
          <table:table-cell table:style-name="ce316" office:value-type="float" office:value="1742" calcext:value-type="float">
            <text:p>1742</text:p>
          </table:table-cell>
          <table:table-cell table:style-name="ce320" office:value-type="float" office:value="1443" calcext:value-type="float">
            <text:p>1443</text:p>
          </table:table-cell>
          <table:table-cell table:style-name="ce320" office:value-type="float" office:value="1293" calcext:value-type="float">
            <text:p>1293</text:p>
          </table:table-cell>
          <table:table-cell table:style-name="ce320" office:value-type="float" office:value="1372" calcext:value-type="float">
            <text:p>1372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0T4</text:p>
          </table:table-cell>
          <table:table-cell table:style-name="ce259" office:value-type="float" office:value="127.179" calcext:value-type="float">
            <text:p>127</text:p>
          </table:table-cell>
          <table:table-cell table:style-name="ce304" office:value-type="float" office:value="16.13" calcext:value-type="float">
            <text:p>16.1</text:p>
          </table:table-cell>
          <table:table-cell table:style-name="ce259" office:value-type="float" office:value="113367" calcext:value-type="float">
            <text:p>113367</text:p>
          </table:table-cell>
          <table:table-cell table:style-name="ce259" table:formula="of:=AVERAGE([.J57:.L57])" office:value-type="float" office:value="1766.66666666667" calcext:value-type="float">
            <text:p>1767</text:p>
          </table:table-cell>
          <table:table-cell table:style-name="ce259" table:formula="of:=AVERAGE([.M57:.O57])" office:value-type="float" office:value="1409.66666666667" calcext:value-type="float">
            <text:p>1410</text:p>
          </table:table-cell>
          <table:table-cell table:style-name="ce209" table:formula="of:=ABS((([.F57]*100/[.E57])-100)*-1)" office:value-type="float" office:value="20.2075471698113" calcext:value-type="float">
            <text:p>2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7]+([.F57]-[.F56])" office:value-type="float" office:value="1807" calcext:value-type="float">
            <text:p>1807</text:p>
          </table:table-cell>
          <table:table-cell table:style-name="ce315" office:value-type="float" office:value="1752" calcext:value-type="float">
            <text:p>1752</text:p>
          </table:table-cell>
          <table:table-cell table:style-name="ce315" office:value-type="float" office:value="1769" calcext:value-type="float">
            <text:p>1769</text:p>
          </table:table-cell>
          <table:table-cell table:style-name="ce316" office:value-type="float" office:value="1779" calcext:value-type="float">
            <text:p>1779</text:p>
          </table:table-cell>
          <table:table-cell table:style-name="ce320" office:value-type="float" office:value="1374" calcext:value-type="float">
            <text:p>1374</text:p>
          </table:table-cell>
          <table:table-cell table:style-name="ce318" office:value-type="float" office:value="1393" calcext:value-type="float">
            <text:p>1393</text:p>
          </table:table-cell>
          <table:table-cell table:style-name="ce318" office:value-type="float" office:value="1462" calcext:value-type="float">
            <text:p>1462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1T1</text:p>
          </table:table-cell>
          <table:table-cell table:style-name="ce259" office:value-type="float" office:value="127.831" calcext:value-type="float">
            <text:p>128</text:p>
          </table:table-cell>
          <table:table-cell table:style-name="ce304" office:value-type="float" office:value="15.98" calcext:value-type="float">
            <text:p>16.0</text:p>
          </table:table-cell>
          <table:table-cell table:style-name="ce259" office:value-type="float" office:value="130270" calcext:value-type="float">
            <text:p>130270</text:p>
          </table:table-cell>
          <table:table-cell table:style-name="ce259" table:formula="of:=AVERAGE([.J58:.L58])" office:value-type="float" office:value="1780.33333333333" calcext:value-type="float">
            <text:p>1780</text:p>
          </table:table-cell>
          <table:table-cell table:style-name="ce259" table:formula="of:=AVERAGE([.M58:.O58])" office:value-type="float" office:value="1457.66666666667" calcext:value-type="float">
            <text:p>1458</text:p>
          </table:table-cell>
          <table:table-cell table:style-name="ce209" table:formula="of:=ABS((([.F58]*100/[.E58])-100)*-1)" office:value-type="float" office:value="18.123946826437" calcext:value-type="float">
            <text:p>18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8]+([.F58]-[.F57])" office:value-type="float" office:value="1828.33333333333" calcext:value-type="float">
            <text:p>1828</text:p>
          </table:table-cell>
          <table:table-cell table:style-name="ce315" office:value-type="float" office:value="1786" calcext:value-type="float">
            <text:p>1786</text:p>
          </table:table-cell>
          <table:table-cell table:style-name="ce315" office:value-type="float" office:value="1771" calcext:value-type="float">
            <text:p>1771</text:p>
          </table:table-cell>
          <table:table-cell table:style-name="ce315" office:value-type="float" office:value="1784" calcext:value-type="float">
            <text:p>1784</text:p>
          </table:table-cell>
          <table:table-cell table:style-name="ce318" office:value-type="float" office:value="1497" calcext:value-type="float">
            <text:p>1497</text:p>
          </table:table-cell>
          <table:table-cell table:style-name="ce318" office:value-type="float" office:value="1428" calcext:value-type="float">
            <text:p>1428</text:p>
          </table:table-cell>
          <table:table-cell table:style-name="ce318" office:value-type="float" office:value="1448" calcext:value-type="float">
            <text:p>1448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1T2</text:p>
          </table:table-cell>
          <table:table-cell table:style-name="ce259" office:value-type="float" office:value="130.9" calcext:value-type="float">
            <text:p>131</text:p>
          </table:table-cell>
          <table:table-cell table:style-name="ce304" office:value-type="float" office:value="15.26" calcext:value-type="float">
            <text:p>15.3</text:p>
          </table:table-cell>
          <table:table-cell table:style-name="ce259" office:value-type="float" office:value="137445" calcext:value-type="float">
            <text:p>137445</text:p>
          </table:table-cell>
          <table:table-cell table:style-name="ce259" table:formula="of:=AVERAGE([.J59:.L59])" office:value-type="float" office:value="1805" calcext:value-type="float">
            <text:p>1805</text:p>
          </table:table-cell>
          <table:table-cell table:style-name="ce259" table:formula="of:=AVERAGE([.M59:.O59])" office:value-type="float" office:value="1500" calcext:value-type="float">
            <text:p>1500</text:p>
          </table:table-cell>
          <table:table-cell table:style-name="ce209" table:formula="of:=ABS((([.F59]*100/[.E59])-100)*-1)" office:value-type="float" office:value="16.8975069252078" calcext:value-type="float">
            <text:p>1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59]+([.F59]-[.F58])" office:value-type="float" office:value="1847.33333333333" calcext:value-type="float">
            <text:p>1847</text:p>
          </table:table-cell>
          <table:table-cell table:style-name="ce315" office:value-type="float" office:value="1794" calcext:value-type="float">
            <text:p>1794</text:p>
          </table:table-cell>
          <table:table-cell table:style-name="ce315" office:value-type="float" office:value="1805" calcext:value-type="float">
            <text:p>1805</text:p>
          </table:table-cell>
          <table:table-cell table:style-name="ce315" office:value-type="float" office:value="1816" calcext:value-type="float">
            <text:p>1816</text:p>
          </table:table-cell>
          <table:table-cell table:style-name="ce318" office:value-type="float" office:value="1479" calcext:value-type="float">
            <text:p>1479</text:p>
          </table:table-cell>
          <table:table-cell table:style-name="ce318" office:value-type="float" office:value="1489" calcext:value-type="float">
            <text:p>1489</text:p>
          </table:table-cell>
          <table:table-cell table:style-name="ce318" office:value-type="float" office:value="1532" calcext:value-type="float">
            <text:p>1532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1T3</text:p>
          </table:table-cell>
          <table:table-cell table:style-name="ce259" office:value-type="float" office:value="133.6" calcext:value-type="float">
            <text:p>134</text:p>
          </table:table-cell>
          <table:table-cell table:style-name="ce304" office:value-type="float" office:value="14.57" calcext:value-type="float">
            <text:p>14.6</text:p>
          </table:table-cell>
          <table:table-cell table:style-name="ce259" office:value-type="float" office:value="153552" calcext:value-type="float">
            <text:p>153552</text:p>
          </table:table-cell>
          <table:table-cell table:style-name="ce259" table:formula="of:=AVERAGE([.J60:.L60])" office:value-type="float" office:value="1821.33333333333" calcext:value-type="float">
            <text:p>1821</text:p>
          </table:table-cell>
          <table:table-cell table:style-name="ce259" table:formula="of:=AVERAGE([.M60:.O60])" office:value-type="float" office:value="1515.66666666667" calcext:value-type="float">
            <text:p>1516</text:p>
          </table:table-cell>
          <table:table-cell table:style-name="ce209" table:formula="of:=ABS((([.F60]*100/[.E60])-100)*-1)" office:value-type="float" office:value="16.7825768667643" calcext:value-type="float">
            <text:p>1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0]+([.F60]-[.F59])" office:value-type="float" office:value="1837" calcext:value-type="float">
            <text:p>1837</text:p>
          </table:table-cell>
          <table:table-cell table:style-name="ce315" office:value-type="float" office:value="1826" calcext:value-type="float">
            <text:p>1826</text:p>
          </table:table-cell>
          <table:table-cell table:style-name="ce315" office:value-type="float" office:value="1825" calcext:value-type="float">
            <text:p>1825</text:p>
          </table:table-cell>
          <table:table-cell table:style-name="ce315" office:value-type="float" office:value="1813" calcext:value-type="float">
            <text:p>1813</text:p>
          </table:table-cell>
          <table:table-cell table:style-name="ce318" office:value-type="float" office:value="1578" calcext:value-type="float">
            <text:p>1578</text:p>
          </table:table-cell>
          <table:table-cell table:style-name="ce318" office:value-type="float" office:value="1430" calcext:value-type="float">
            <text:p>1430</text:p>
          </table:table-cell>
          <table:table-cell table:style-name="ce318" office:value-type="float" office:value="1539" calcext:value-type="float">
            <text:p>1539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1T4</text:p>
          </table:table-cell>
          <table:table-cell table:style-name="ce259" office:value-type="float" office:value="135.291" calcext:value-type="float">
            <text:p>135</text:p>
          </table:table-cell>
          <table:table-cell table:style-name="ce304" office:value-type="float" office:value="13.33" calcext:value-type="float">
            <text:p>13.3</text:p>
          </table:table-cell>
          <table:table-cell table:style-name="ce259" office:value-type="float" office:value="144256" calcext:value-type="float">
            <text:p>144256</text:p>
          </table:table-cell>
          <table:table-cell table:style-name="ce259" table:formula="of:=AVERAGE([.J61:.L61])" office:value-type="float" office:value="1825.33333333333" calcext:value-type="float">
            <text:p>1825</text:p>
          </table:table-cell>
          <table:table-cell table:style-name="ce259" table:formula="of:=AVERAGE([.M61:.O61])" office:value-type="float" office:value="1553" calcext:value-type="float">
            <text:p>1553</text:p>
          </table:table-cell>
          <table:table-cell table:style-name="ce209" table:formula="of:=ABS((([.F61]*100/[.E61])-100)*-1)" office:value-type="float" office:value="14.9196493791088" calcext:value-type="float">
            <text:p>15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1]+([.F61]-[.F60])" office:value-type="float" office:value="1862.66666666667" calcext:value-type="float">
            <text:p>1863</text:p>
          </table:table-cell>
          <table:table-cell table:style-name="ce315" office:value-type="float" office:value="1816" calcext:value-type="float">
            <text:p>1816</text:p>
          </table:table-cell>
          <table:table-cell table:style-name="ce315" office:value-type="float" office:value="1831" calcext:value-type="float">
            <text:p>1831</text:p>
          </table:table-cell>
          <table:table-cell table:style-name="ce315" office:value-type="float" office:value="1829" calcext:value-type="float">
            <text:p>1829</text:p>
          </table:table-cell>
          <table:table-cell table:style-name="ce318" office:value-type="float" office:value="1527" calcext:value-type="float">
            <text:p>1527</text:p>
          </table:table-cell>
          <table:table-cell table:style-name="ce318" office:value-type="float" office:value="1551" calcext:value-type="float">
            <text:p>1551</text:p>
          </table:table-cell>
          <table:table-cell table:style-name="ce318" office:value-type="float" office:value="1581" calcext:value-type="float">
            <text:p>1581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2T1</text:p>
          </table:table-cell>
          <table:table-cell table:style-name="ce263" office:value-type="float" office:value="138.74" calcext:value-type="float">
            <text:p>139</text:p>
          </table:table-cell>
          <table:table-cell table:style-name="ce311" office:value-type="float" office:value="13.65" calcext:value-type="float">
            <text:p>13.7</text:p>
          </table:table-cell>
          <table:table-cell table:style-name="ce263" office:value-type="float" office:value="165579" calcext:value-type="float">
            <text:p>165579</text:p>
          </table:table-cell>
          <table:table-cell table:style-name="ce263" table:formula="of:=AVERAGE([.J62:.L62])" office:value-type="float" office:value="1806" calcext:value-type="float">
            <text:p>1806</text:p>
          </table:table-cell>
          <table:table-cell table:style-name="ce263" table:formula="of:=AVERAGE([.M62:.O62])" office:value-type="float" office:value="1617" calcext:value-type="float">
            <text:p>1617</text:p>
          </table:table-cell>
          <table:table-cell table:style-name="ce209" table:formula="of:=ABS((([.F62]*100/[.E62])-100)*-1)" office:value-type="float" office:value="10.4651162790698" calcext:value-type="float">
            <text:p>10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2]+([.F62]-[.F61])" office:value-type="float" office:value="1870" calcext:value-type="float">
            <text:p>1870</text:p>
          </table:table-cell>
          <table:table-cell table:style-name="ce315" office:value-type="float" office:value="1807" calcext:value-type="float">
            <text:p>1807</text:p>
          </table:table-cell>
          <table:table-cell table:style-name="ce315" office:value-type="float" office:value="1801" calcext:value-type="float">
            <text:p>1801</text:p>
          </table:table-cell>
          <table:table-cell table:style-name="ce315" office:value-type="float" office:value="1810" calcext:value-type="float">
            <text:p>1810</text:p>
          </table:table-cell>
          <table:table-cell table:style-name="ce318" office:value-type="float" office:value="1651" calcext:value-type="float">
            <text:p>1651</text:p>
          </table:table-cell>
          <table:table-cell table:style-name="ce318" office:value-type="float" office:value="1578" calcext:value-type="float">
            <text:p>1578</text:p>
          </table:table-cell>
          <table:table-cell table:style-name="ce318" office:value-type="float" office:value="1622" calcext:value-type="float">
            <text:p>1622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2T2</text:p>
          </table:table-cell>
          <table:table-cell table:style-name="ce263" office:value-type="float" office:value="141.433" calcext:value-type="float">
            <text:p>141</text:p>
          </table:table-cell>
          <table:table-cell table:style-name="ce311" office:value-type="float" office:value="12.48" calcext:value-type="float">
            <text:p>12.5</text:p>
          </table:table-cell>
          <table:table-cell table:style-name="ce263" office:value-type="float" office:value="165418" calcext:value-type="float">
            <text:p>165418</text:p>
          </table:table-cell>
          <table:table-cell table:style-name="ce263" table:formula="of:=AVERAGE([.J63:.L63])" office:value-type="float" office:value="1840.66666666667" calcext:value-type="float">
            <text:p>1841</text:p>
          </table:table-cell>
          <table:table-cell table:style-name="ce263" table:formula="of:=AVERAGE([.M63:.O63])" office:value-type="float" office:value="1618.33333333333" calcext:value-type="float">
            <text:p>1618</text:p>
          </table:table-cell>
          <table:table-cell table:style-name="ce209" table:formula="of:=ABS((([.F63]*100/[.E63])-100)*-1)" office:value-type="float" office:value="12.078956899674" calcext:value-type="float">
            <text:p>12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3]+([.F63]-[.F62])" office:value-type="float" office:value="1842" calcext:value-type="float">
            <text:p>1842</text:p>
          </table:table-cell>
          <table:table-cell table:style-name="ce315" office:value-type="float" office:value="1829" calcext:value-type="float">
            <text:p>1829</text:p>
          </table:table-cell>
          <table:table-cell table:style-name="ce315" office:value-type="float" office:value="1844" calcext:value-type="float">
            <text:p>1844</text:p>
          </table:table-cell>
          <table:table-cell table:style-name="ce315" office:value-type="float" office:value="1849" calcext:value-type="float">
            <text:p>1849</text:p>
          </table:table-cell>
          <table:table-cell table:style-name="ce318" office:value-type="float" office:value="1607" calcext:value-type="float">
            <text:p>1607</text:p>
          </table:table-cell>
          <table:table-cell table:style-name="ce318" office:value-type="float" office:value="1604" calcext:value-type="float">
            <text:p>1604</text:p>
          </table:table-cell>
          <table:table-cell table:style-name="ce318" office:value-type="float" office:value="1644" calcext:value-type="float">
            <text:p>1644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2T3</text:p>
          </table:table-cell>
          <table:table-cell table:style-name="ce259" office:value-type="float" office:value="143.86" calcext:value-type="float">
            <text:p>144</text:p>
          </table:table-cell>
          <table:table-cell table:style-name="ce304" office:value-type="float" office:value="12.67" calcext:value-type="float">
            <text:p>12.7</text:p>
          </table:table-cell>
          <table:table-cell table:style-name="ce259" office:value-type="float" office:value="168380" calcext:value-type="float">
            <text:p>168380</text:p>
          </table:table-cell>
          <table:table-cell table:style-name="ce259" table:formula="of:=AVERAGE([.J64:.L64])" office:value-type="float" office:value="1866.33333333333" calcext:value-type="float">
            <text:p>1866</text:p>
          </table:table-cell>
          <table:table-cell table:style-name="ce263" table:formula="of:=AVERAGE([.M64:.O64])" office:value-type="float" office:value="1617" calcext:value-type="float">
            <text:p>1617</text:p>
          </table:table-cell>
          <table:table-cell table:style-name="ce209" table:formula="of:=ABS((([.F64]*100/[.E64])-100)*-1)" office:value-type="float" office:value="13.3595284872299" calcext:value-type="float">
            <text:p>13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4]+([.F64]-[.F63])" office:value-type="float" office:value="1865" calcext:value-type="float">
            <text:p>1865</text:p>
          </table:table-cell>
          <table:table-cell table:style-name="ce315" office:value-type="float" office:value="1862" calcext:value-type="float">
            <text:p>1862</text:p>
          </table:table-cell>
          <table:table-cell table:style-name="ce315" office:value-type="float" office:value="1870" calcext:value-type="float">
            <text:p>1870</text:p>
          </table:table-cell>
          <table:table-cell table:style-name="ce315" office:value-type="float" office:value="1867" calcext:value-type="float">
            <text:p>1867</text:p>
          </table:table-cell>
          <table:table-cell table:style-name="ce318" office:value-type="float" office:value="1695" calcext:value-type="float">
            <text:p>1695</text:p>
          </table:table-cell>
          <table:table-cell table:style-name="ce318" office:value-type="float" office:value="1499" calcext:value-type="float">
            <text:p>1499</text:p>
          </table:table-cell>
          <table:table-cell table:style-name="ce318" office:value-type="float" office:value="1657" calcext:value-type="float">
            <text:p>1657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2T4</text:p>
          </table:table-cell>
          <table:table-cell table:style-name="ce259" office:value-type="float" office:value="142.666" calcext:value-type="float">
            <text:p>143</text:p>
          </table:table-cell>
          <table:table-cell table:style-name="ce304" office:value-type="float" office:value="12.87" calcext:value-type="float">
            <text:p>12.9</text:p>
          </table:table-cell>
          <table:table-cell table:style-name="ce259" office:value-type="float" office:value="150117" calcext:value-type="float">
            <text:p>150117</text:p>
          </table:table-cell>
          <table:table-cell table:style-name="ce259" table:formula="of:=AVERAGE([.J65:.L65])" office:value-type="float" office:value="1888.33333333333" calcext:value-type="float">
            <text:p>1888</text:p>
          </table:table-cell>
          <table:table-cell table:style-name="ce263" table:formula="of:=AVERAGE([.M65:.O65])" office:value-type="float" office:value="1608.33333333333" calcext:value-type="float">
            <text:p>1608</text:p>
          </table:table-cell>
          <table:table-cell table:style-name="ce209" table:formula="of:=ABS((([.F65]*100/[.E65])-100)*-1)" office:value-type="float" office:value="14.8278905560459" calcext:value-type="float">
            <text:p>15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5]+([.F65]-[.F64])" office:value-type="float" office:value="1879.66666666667" calcext:value-type="float">
            <text:p>1880</text:p>
          </table:table-cell>
          <table:table-cell table:style-name="ce315" office:value-type="float" office:value="1883" calcext:value-type="float">
            <text:p>1883</text:p>
          </table:table-cell>
          <table:table-cell table:style-name="ce315" office:value-type="float" office:value="1894" calcext:value-type="float">
            <text:p>1894</text:p>
          </table:table-cell>
          <table:table-cell table:style-name="ce315" office:value-type="float" office:value="1888" calcext:value-type="float">
            <text:p>1888</text:p>
          </table:table-cell>
          <table:table-cell table:style-name="ce318" office:value-type="float" office:value="1617" calcext:value-type="float">
            <text:p>1617</text:p>
          </table:table-cell>
          <table:table-cell table:style-name="ce318" office:value-type="float" office:value="1614" calcext:value-type="float">
            <text:p>1614</text:p>
          </table:table-cell>
          <table:table-cell table:style-name="ce318" office:value-type="float" office:value="1594" calcext:value-type="float">
            <text:p>1594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3T1</text:p>
          </table:table-cell>
          <table:table-cell table:style-name="ce259" office:value-type="float" office:value="143.58" calcext:value-type="float">
            <text:p>144</text:p>
          </table:table-cell>
          <table:table-cell table:style-name="ce304" office:value-type="float" office:value="13.26" calcext:value-type="float">
            <text:p>13.3</text:p>
          </table:table-cell>
          <table:table-cell table:style-name="ce259" office:value-type="float" office:value="159837" calcext:value-type="float">
            <text:p>159837</text:p>
          </table:table-cell>
          <table:table-cell table:style-name="ce259" table:formula="of:=AVERAGE([.J66:.L66])" office:value-type="float" office:value="1918.33333333333" calcext:value-type="float">
            <text:p>1918</text:p>
          </table:table-cell>
          <table:table-cell table:style-name="ce263" table:formula="of:=AVERAGE([.M66:.O66])" office:value-type="float" office:value="1615" calcext:value-type="float">
            <text:p>1615</text:p>
          </table:table-cell>
          <table:table-cell table:style-name="ce209" table:formula="of:=ABS((([.F66]*100/[.E66])-100)*-1)" office:value-type="float" office:value="15.8123370981755" calcext:value-type="float">
            <text:p>16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6]+([.F66]-[.F65])" office:value-type="float" office:value="1925" calcext:value-type="float">
            <text:p>1925</text:p>
          </table:table-cell>
          <table:table-cell table:style-name="ce315" office:value-type="float" office:value="1894" calcext:value-type="float">
            <text:p>1894</text:p>
          </table:table-cell>
          <table:table-cell table:style-name="ce315" office:value-type="float" office:value="1918" calcext:value-type="float">
            <text:p>1918</text:p>
          </table:table-cell>
          <table:table-cell table:style-name="ce315" office:value-type="float" office:value="1943" calcext:value-type="float">
            <text:p>1943</text:p>
          </table:table-cell>
          <table:table-cell table:style-name="ce318" office:value-type="float" office:value="1637" calcext:value-type="float">
            <text:p>1637</text:p>
          </table:table-cell>
          <table:table-cell table:style-name="ce318" office:value-type="float" office:value="1593" calcext:value-type="float">
            <text:p>1593</text:p>
          </table:table-cell>
          <table:table-cell table:style-name="ce318" office:value-type="float" office:value="1615" calcext:value-type="float">
            <text:p>1615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3T2</text:p>
          </table:table-cell>
          <table:table-cell table:style-name="ce259" office:value-type="float" office:value="146.583" calcext:value-type="float">
            <text:p>147</text:p>
          </table:table-cell>
          <table:table-cell table:style-name="ce304" office:value-type="float" office:value="11.6" calcext:value-type="float">
            <text:p>11.6</text:p>
          </table:table-cell>
          <table:table-cell table:style-name="ce259" office:value-type="float" office:value="129933" calcext:value-type="float">
            <text:p>129933</text:p>
          </table:table-cell>
          <table:table-cell table:style-name="ce259" table:formula="of:=AVERAGE([.J67:.L67])" office:value-type="float" office:value="1976.33333333333" calcext:value-type="float">
            <text:p>1976</text:p>
          </table:table-cell>
          <table:table-cell table:style-name="ce263" table:formula="of:=AVERAGE([.M67:.O67])" office:value-type="float" office:value="1658.66666666667" calcext:value-type="float">
            <text:p>1659</text:p>
          </table:table-cell>
          <table:table-cell table:style-name="ce209" table:formula="of:=ABS((([.F67]*100/[.E67])-100)*-1)" office:value-type="float" office:value="16.0735368527576" calcext:value-type="float">
            <text:p>16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7]+([.F67]-[.F66])" office:value-type="float" office:value="2020" calcext:value-type="float">
            <text:p>2020</text:p>
          </table:table-cell>
          <table:table-cell table:style-name="ce315" office:value-type="float" office:value="1963" calcext:value-type="float">
            <text:p>1963</text:p>
          </table:table-cell>
          <table:table-cell table:style-name="ce315" office:value-type="float" office:value="1976" calcext:value-type="float">
            <text:p>1976</text:p>
          </table:table-cell>
          <table:table-cell table:style-name="ce315" office:value-type="float" office:value="1990" calcext:value-type="float">
            <text:p>1990</text:p>
          </table:table-cell>
          <table:table-cell table:style-name="ce318" office:value-type="float" office:value="1661" calcext:value-type="float">
            <text:p>1661</text:p>
          </table:table-cell>
          <table:table-cell table:style-name="ce318" office:value-type="float" office:value="1660" calcext:value-type="float">
            <text:p>1660</text:p>
          </table:table-cell>
          <table:table-cell table:style-name="ce318" office:value-type="float" office:value="1655" calcext:value-type="float">
            <text:p>1655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3T3</text:p>
          </table:table-cell>
          <table:table-cell table:style-name="ce259" office:value-type="float" office:value="150.273" calcext:value-type="float">
            <text:p>150</text:p>
          </table:table-cell>
          <table:table-cell table:style-name="ce304" office:value-type="float" office:value="11.84" calcext:value-type="float">
            <text:p>11.8</text:p>
          </table:table-cell>
          <table:table-cell table:style-name="ce259" office:value-type="float" office:value="141641" calcext:value-type="float">
            <text:p>141641</text:p>
          </table:table-cell>
          <table:table-cell table:style-name="ce259" table:formula="of:=AVERAGE([.J68:.L68])" office:value-type="float" office:value="2002.33333333333" calcext:value-type="float">
            <text:p>2002</text:p>
          </table:table-cell>
          <table:table-cell table:style-name="ce263" table:formula="of:=AVERAGE([.M68:.O68])" office:value-type="float" office:value="1633" calcext:value-type="float">
            <text:p>1633</text:p>
          </table:table-cell>
          <table:table-cell table:style-name="ce209" table:formula="of:=ABS((([.F68]*100/[.E68])-100)*-1)" office:value-type="float" office:value="18.4451473281172" calcext:value-type="float">
            <text:p>18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8]+([.F68]-[.F67])" office:value-type="float" office:value="1976.66666666667" calcext:value-type="float">
            <text:p>1977</text:p>
          </table:table-cell>
          <table:table-cell table:style-name="ce315" office:value-type="float" office:value="1996" calcext:value-type="float">
            <text:p>1996</text:p>
          </table:table-cell>
          <table:table-cell table:style-name="ce315" office:value-type="float" office:value="2004" calcext:value-type="float">
            <text:p>2004</text:p>
          </table:table-cell>
          <table:table-cell table:style-name="ce315" office:value-type="float" office:value="2007" calcext:value-type="float">
            <text:p>2007</text:p>
          </table:table-cell>
          <table:table-cell table:style-name="ce318" office:value-type="float" office:value="1682" calcext:value-type="float">
            <text:p>1682</text:p>
          </table:table-cell>
          <table:table-cell table:style-name="ce318" office:value-type="float" office:value="1532" calcext:value-type="float">
            <text:p>1532</text:p>
          </table:table-cell>
          <table:table-cell table:style-name="ce318" office:value-type="float" office:value="1685" calcext:value-type="float">
            <text:p>1685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3T4</text:p>
          </table:table-cell>
          <table:table-cell table:style-name="ce259" office:value-type="float" office:value="148.69" calcext:value-type="float">
            <text:p>149</text:p>
          </table:table-cell>
          <table:table-cell table:style-name="ce304" office:value-type="float" office:value="11.76" calcext:value-type="float">
            <text:p>11.8</text:p>
          </table:table-cell>
          <table:table-cell table:style-name="ce259" office:value-type="float" office:value="137709" calcext:value-type="float">
            <text:p>137709</text:p>
          </table:table-cell>
          <table:table-cell table:style-name="ce259" table:formula="of:=AVERAGE([.J69:.L69])" office:value-type="float" office:value="2028.33333333333" calcext:value-type="float">
            <text:p>2028</text:p>
          </table:table-cell>
          <table:table-cell table:style-name="ce263" table:formula="of:=AVERAGE([.M69:.O69])" office:value-type="float" office:value="1654" calcext:value-type="float">
            <text:p>1654</text:p>
          </table:table-cell>
          <table:table-cell table:style-name="ce209" table:formula="of:=ABS((([.F69]*100/[.E69])-100)*-1)" office:value-type="float" office:value="18.455217748562" calcext:value-type="float">
            <text:p>18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69]+([.F69]-[.F68])" office:value-type="float" office:value="2049.33333333333" calcext:value-type="float">
            <text:p>2049</text:p>
          </table:table-cell>
          <table:table-cell table:style-name="ce315" office:value-type="float" office:value="2016" calcext:value-type="float">
            <text:p>2016</text:p>
          </table:table-cell>
          <table:table-cell table:style-name="ce315" office:value-type="float" office:value="2027" calcext:value-type="float">
            <text:p>2027</text:p>
          </table:table-cell>
          <table:table-cell table:style-name="ce315" office:value-type="float" office:value="2042" calcext:value-type="float">
            <text:p>2042</text:p>
          </table:table-cell>
          <table:table-cell table:style-name="ce318" office:value-type="float" office:value="1645" calcext:value-type="float">
            <text:p>1645</text:p>
          </table:table-cell>
          <table:table-cell table:style-name="ce318" office:value-type="float" office:value="1626" calcext:value-type="float">
            <text:p>1626</text:p>
          </table:table-cell>
          <table:table-cell table:style-name="ce318" office:value-type="float" office:value="1691" calcext:value-type="float">
            <text:p>1691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4T1</text:p>
          </table:table-cell>
          <table:table-cell table:style-name="ce259" office:value-type="float" office:value="152.61" calcext:value-type="float">
            <text:p>153</text:p>
          </table:table-cell>
          <table:table-cell table:style-name="ce304" office:value-type="float" office:value="12.29" calcext:value-type="float">
            <text:p>12.3</text:p>
          </table:table-cell>
          <table:table-cell table:style-name="ce259" office:value-type="float" office:value="152020" calcext:value-type="float">
            <text:p>152020</text:p>
          </table:table-cell>
          <table:table-cell table:style-name="ce259" table:formula="of:=AVERAGE([.J70:.L70])" office:value-type="float" office:value="2061.33333333333" calcext:value-type="float">
            <text:p>2061</text:p>
          </table:table-cell>
          <table:table-cell table:style-name="ce263" table:formula="of:=AVERAGE([.M70:.O70])" office:value-type="float" office:value="1713" calcext:value-type="float">
            <text:p>1713</text:p>
          </table:table-cell>
          <table:table-cell table:style-name="ce209" table:formula="of:=ABS((([.F70]*100/[.E70])-100)*-1)" office:value-type="float" office:value="16.898447606727" calcext:value-type="float">
            <text:p>17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70]+([.F70]-[.F69])" office:value-type="float" office:value="2120.33333333333" calcext:value-type="float">
            <text:p>2120</text:p>
          </table:table-cell>
          <table:table-cell table:style-name="ce315" office:value-type="float" office:value="2049" calcext:value-type="float">
            <text:p>2049</text:p>
          </table:table-cell>
          <table:table-cell table:style-name="ce315" office:value-type="float" office:value="2056" calcext:value-type="float">
            <text:p>2056</text:p>
          </table:table-cell>
          <table:table-cell table:style-name="ce315" office:value-type="float" office:value="2079" calcext:value-type="float">
            <text:p>2079</text:p>
          </table:table-cell>
          <table:table-cell table:style-name="ce318" office:value-type="float" office:value="1752" calcext:value-type="float">
            <text:p>1752</text:p>
          </table:table-cell>
          <table:table-cell table:style-name="ce318" office:value-type="float" office:value="1685" calcext:value-type="float">
            <text:p>1685</text:p>
          </table:table-cell>
          <table:table-cell table:style-name="ce318" office:value-type="float" office:value="1702" calcext:value-type="float">
            <text:p>1702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4T2</text:p>
          </table:table-cell>
          <table:table-cell table:style-name="ce259" office:value-type="float" office:value="158.08" calcext:value-type="float">
            <text:p>158</text:p>
          </table:table-cell>
          <table:table-cell table:style-name="ce304" office:value-type="float" office:value="11.27" calcext:value-type="float">
            <text:p>11.3</text:p>
          </table:table-cell>
          <table:table-cell table:style-name="ce259" office:value-type="float" office:value="147203" calcext:value-type="float">
            <text:p>147203</text:p>
          </table:table-cell>
          <table:table-cell table:style-name="ce259" table:formula="of:=AVERAGE([.J71:.L71])" office:value-type="float" office:value="2118.66666666667" calcext:value-type="float">
            <text:p>2119</text:p>
          </table:table-cell>
          <table:table-cell table:style-name="ce263" table:formula="of:=AVERAGE([.M71:.O71])" office:value-type="float" office:value="1736.66666666667" calcext:value-type="float">
            <text:p>1737</text:p>
          </table:table-cell>
          <table:table-cell table:style-name="ce209" table:formula="of:=ABS((([.F71]*100/[.E71])-100)*-1)" office:value-type="float" office:value="18.0302076777848" calcext:value-type="float">
            <text:p>18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71]+([.F71]-[.F70])" office:value-type="float" office:value="2142.33333333333" calcext:value-type="float">
            <text:p>2142</text:p>
          </table:table-cell>
          <table:table-cell table:style-name="ce315" office:value-type="float" office:value="2098" calcext:value-type="float">
            <text:p>2098</text:p>
          </table:table-cell>
          <table:table-cell table:style-name="ce315" office:value-type="float" office:value="2120" calcext:value-type="float">
            <text:p>2120</text:p>
          </table:table-cell>
          <table:table-cell table:style-name="ce315" office:value-type="float" office:value="2138" calcext:value-type="float">
            <text:p>2138</text:p>
          </table:table-cell>
          <table:table-cell table:style-name="ce318" office:value-type="float" office:value="1724" calcext:value-type="float">
            <text:p>1724</text:p>
          </table:table-cell>
          <table:table-cell table:style-name="ce318" office:value-type="float" office:value="1721" calcext:value-type="float">
            <text:p>1721</text:p>
          </table:table-cell>
          <table:table-cell table:style-name="ce318" office:value-type="float" office:value="1765" calcext:value-type="float">
            <text:p>1765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4T3</text:p>
          </table:table-cell>
          <table:table-cell table:style-name="ce259" office:value-type="float" office:value="162.52" calcext:value-type="float">
            <text:p>163</text:p>
          </table:table-cell>
          <table:table-cell table:style-name="ce304" office:value-type="float" office:value="11.21" calcext:value-type="float">
            <text:p>11.2</text:p>
          </table:table-cell>
          <table:table-cell table:style-name="ce259" office:value-type="float" office:value="168642" calcext:value-type="float">
            <text:p>168642</text:p>
          </table:table-cell>
          <table:table-cell table:style-name="ce259" table:formula="of:=AVERAGE([.J72:.L72])" office:value-type="float" office:value="2170.33333333333" calcext:value-type="float">
            <text:p>2170</text:p>
          </table:table-cell>
          <table:table-cell table:style-name="ce263" table:formula="of:=AVERAGE([.M72:.O72])" office:value-type="float" office:value="1760" calcext:value-type="float">
            <text:p>1760</text:p>
          </table:table-cell>
          <table:table-cell table:style-name="ce209" table:formula="of:=ABS((([.F72]*100/[.E72])-100)*-1)" office:value-type="float" office:value="18.9064659806481" calcext:value-type="float">
            <text:p>19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72]+([.F72]-[.F71])" office:value-type="float" office:value="2193.66666666667" calcext:value-type="float">
            <text:p>2194</text:p>
          </table:table-cell>
          <table:table-cell table:style-name="ce315" office:value-type="float" office:value="2153" calcext:value-type="float">
            <text:p>2153</text:p>
          </table:table-cell>
          <table:table-cell table:style-name="ce315" office:value-type="float" office:value="2176" calcext:value-type="float">
            <text:p>2176</text:p>
          </table:table-cell>
          <table:table-cell table:style-name="ce315" office:value-type="float" office:value="2182" calcext:value-type="float">
            <text:p>2182</text:p>
          </table:table-cell>
          <table:table-cell table:style-name="ce318" office:value-type="float" office:value="1820" calcext:value-type="float">
            <text:p>1820</text:p>
          </table:table-cell>
          <table:table-cell table:style-name="ce318" office:value-type="float" office:value="1635" calcext:value-type="float">
            <text:p>1635</text:p>
          </table:table-cell>
          <table:table-cell table:style-name="ce318" office:value-type="float" office:value="1825" calcext:value-type="float">
            <text:p>1825</text:p>
          </table:table-cell>
          <table:table-cell table:number-columns-repeated="1009"/>
        </table:table-row>
        <table:table-row table:style-name="ro3">
          <table:table-cell table:style-name="ce308" office:value-type="string" calcext:value-type="string">
            <text:p>2024T4</text:p>
          </table:table-cell>
          <table:table-cell table:style-name="ce259" office:value-type="float" office:value="165.43" calcext:value-type="float">
            <text:p>165</text:p>
          </table:table-cell>
          <table:table-cell table:style-name="ce304" office:value-type="float" office:value="10.61" calcext:value-type="float">
            <text:p>10.6</text:p>
          </table:table-cell>
          <table:table-cell table:style-name="ce259" office:value-type="float" office:value="174054" calcext:value-type="float">
            <text:p>174054</text:p>
          </table:table-cell>
          <table:table-cell table:style-name="ce259" table:formula="of:=AVERAGE([.J73:.L73])" office:value-type="float" office:value="2241.33333333333" calcext:value-type="float">
            <text:p>2241</text:p>
          </table:table-cell>
          <table:table-cell table:style-name="ce263" table:formula="of:=AVERAGE([.M73:.O73])" office:value-type="float" office:value="1779" calcext:value-type="float">
            <text:p>1779</text:p>
          </table:table-cell>
          <table:table-cell table:style-name="ce209" table:formula="of:=ABS((([.F73]*100/[.E73])-100)*-1)" office:value-type="float" office:value="20.6276026174896" calcext:value-type="float">
            <text:p>21</text:p>
          </table:table-cell>
          <table:table-cell table:style-name="ce259" office:value-type="float" office:value="16" calcext:value-type="float">
            <text:p>16</text:p>
          </table:table-cell>
          <table:table-cell table:style-name="ce259" table:formula="of:=[.E73]+([.F73]-[.F72])" office:value-type="float" office:value="2260.33333333333" calcext:value-type="float">
            <text:p>2260</text:p>
          </table:table-cell>
          <table:table-cell table:style-name="ce315" office:value-type="float" office:value="2209" calcext:value-type="float">
            <text:p>2209</text:p>
          </table:table-cell>
          <table:table-cell table:style-name="ce315" office:value-type="float" office:value="2244" calcext:value-type="float">
            <text:p>2244</text:p>
          </table:table-cell>
          <table:table-cell table:style-name="ce315" office:value-type="float" office:value="2271" calcext:value-type="float">
            <text:p>2271</text:p>
          </table:table-cell>
          <table:table-cell table:style-name="ce318" office:value-type="float" office:value="1779" calcext:value-type="float">
            <text:p>1779</text:p>
          </table:table-cell>
          <table:table-cell table:style-name="ce318" table:number-columns-repeated="2"/>
          <table:table-cell table:number-columns-repeated="1009"/>
        </table:table-row>
        <table:table-row table:style-name="ro3">
          <table:table-cell table:style-name="ce308" office:value-type="string" calcext:value-type="string">
            <text:p>2025T1</text:p>
          </table:table-cell>
          <table:table-cell table:style-name="ce259"/>
          <table:table-cell table:style-name="ce304"/>
          <table:table-cell table:style-name="ce259"/>
          <table:table-cell table:style-name="ce259" table:formula="of:=AVERAGE([.J74:.L74])" office:value-type="float" office:value="2254" calcext:value-type="float">
            <text:p>2254</text:p>
          </table:table-cell>
          <table:table-cell table:style-name="ce263"/>
          <table:table-cell table:style-name="ce209"/>
          <table:table-cell table:style-name="ce259" table:number-columns-repeated="2"/>
          <table:table-cell table:style-name="ce315" office:value-type="float" office:value="2237" calcext:value-type="float">
            <text:p>2237</text:p>
          </table:table-cell>
          <table:table-cell table:style-name="ce315" office:value-type="float" office:value="2271" calcext:value-type="float">
            <text:p>2271</text:p>
          </table:table-cell>
          <table:table-cell table:style-name="ce315"/>
          <table:table-cell table:style-name="ce318" table:number-columns-repeated="3"/>
          <table:table-cell table:number-columns-repeated="1009"/>
        </table:table-row>
        <table:table-row table:style-name="ro4">
          <table:table-cell table:number-columns-repeated="2"/>
          <table:table-cell table:style-name="ce299"/>
          <table:table-cell/>
          <table:table-cell table:style-name="ce313" table:number-columns-repeated="2"/>
          <table:table-cell table:number-columns-repeated="1018"/>
        </table:table-row>
        <table:table-row table:style-name="ro4" table:number-rows-repeated="104850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tes" table:style-name="ta2">
        <table:table-column table:style-name="co53" table:number-columns-repeated="1024" table:default-cell-style-name="ce200"/>
        <table:table-row table:style-name="ro6">
          <table:table-cell table:style-name="ce328" office:value-type="string" calcext:value-type="string">
            <text:p>Cells in pink imply that the data are past projections.</text:p>
          </table:table-cell>
          <table:table-cell table:style-name="ce328" table:number-columns-repeated="8"/>
          <table:table-cell table:style-name="ce338"/>
          <table:table-cell table:style-name="ce340" table:number-columns-repeated="1014"/>
        </table:table-row>
        <table:table-row table:style-name="ro6">
          <table:table-cell table:style-name="ce329" office:value-type="string" calcext:value-type="string">
            <text:p>Cells in red implies that the data is provisional or future projections.</text:p>
          </table:table-cell>
          <table:table-cell table:style-name="ce329" table:number-columns-repeated="8"/>
          <table:table-cell table:style-name="ce339"/>
          <table:table-cell table:style-name="ce340" table:number-columns-repeated="1014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number-columns-repeated="2"/>
          <table:table-cell table:style-name="ce330"/>
          <table:table-cell table:style-name="ce331"/>
          <table:table-cell table:style-name="ce333" table:number-columns-repeated="3"/>
          <table:table-cell table:style-name="ce330"/>
          <table:table-cell table:style-name="ce337" table:number-columns-repeated="2"/>
          <table:table-cell table:number-columns-repeated="1014"/>
        </table:table-row>
        <table:table-row table:style-name="ro4">
          <table:table-cell table:number-columns-repeated="2"/>
          <table:table-cell table:style-name="ce330"/>
          <table:table-cell table:style-name="ce331"/>
          <table:table-cell table:style-name="ce333" table:number-columns-repeated="3"/>
          <table:table-cell table:style-name="ce330"/>
          <table:table-cell table:style-name="ce337" table:number-columns-repeated="2"/>
          <table:table-cell table:style-name="ce335" table:number-columns-repeated="11"/>
          <table:table-cell table:number-columns-repeated="1003"/>
        </table:table-row>
        <table:table-row table:style-name="ro4">
          <table:table-cell table:number-columns-repeated="2"/>
          <table:table-cell table:style-name="ce330"/>
          <table:table-cell table:style-name="ce331"/>
          <table:table-cell table:style-name="ce333" table:number-columns-repeated="3"/>
          <table:table-cell table:style-name="ce330"/>
          <table:table-cell table:style-name="ce337" table:number-columns-repeated="2"/>
          <table:table-cell table:number-columns-repeated="1014"/>
        </table:table-row>
        <table:table-row table:style-name="ro4" table:number-rows-repeated="5">
          <table:table-cell table:number-columns-repeated="2"/>
          <table:table-cell table:style-name="ce330"/>
          <table:table-cell table:style-name="ce331"/>
          <table:table-cell table:style-name="ce333" table:number-columns-repeated="3"/>
          <table:table-cell table:style-name="ce330"/>
          <table:table-cell table:style-name="ce337" table:number-columns-repeated="2"/>
          <table:table-cell table:style-name="ce330" table:number-columns-repeated="2"/>
          <table:table-cell table:number-columns-repeated="1012"/>
        </table:table-row>
        <table:table-row table:style-name="ro4">
          <table:table-cell table:number-columns-repeated="3"/>
          <table:table-cell table:style-name="ce332"/>
          <table:table-cell table:style-name="ce334"/>
          <table:table-cell table:number-columns-repeated="3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335"/>
          <table:table-cell table:number-columns-repeated="3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335"/>
          <table:table-cell/>
          <table:table-cell table:style-name="ce336"/>
          <table:table-cell/>
          <table:table-cell table:style-name="ce330" table:number-columns-repeated="4"/>
          <table:table-cell table:number-columns-repeated="1012"/>
        </table:table-row>
        <table:table-row table:style-name="ro4" table:number-rows-repeated="3">
          <table:table-cell table:number-columns-repeated="4"/>
          <table:table-cell table:style-name="ce335"/>
          <table:table-cell table:number-columns-repeated="3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335"/>
          <table:table-cell/>
          <table:table-cell table:style-name="ce336"/>
          <table:table-cell/>
          <table:table-cell table:style-name="ce330" table:number-columns-repeated="4"/>
          <table:table-cell table:number-columns-repeated="1012"/>
        </table:table-row>
        <table:table-row table:style-name="ro4" table:number-rows-repeated="3">
          <table:table-cell table:number-columns-repeated="4"/>
          <table:table-cell table:style-name="ce335"/>
          <table:table-cell table:number-columns-repeated="3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335"/>
          <table:table-cell/>
          <table:table-cell table:style-name="ce336"/>
          <table:table-cell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4"/>
          <table:table-cell table:style-name="ce335"/>
          <table:table-cell table:number-columns-repeated="3"/>
          <table:table-cell table:style-name="ce330" table:number-columns-repeated="4"/>
          <table:table-cell table:number-columns-repeated="1012"/>
        </table:table-row>
        <table:table-row table:style-name="ro4" table:number-rows-repeated="2">
          <table:table-cell table:number-columns-repeated="8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336"/>
          <table:table-cell/>
          <table:table-cell table:style-name="ce330" table:number-columns-repeated="4"/>
          <table:table-cell table:number-columns-repeated="1012"/>
        </table:table-row>
        <table:table-row table:style-name="ro4" table:number-rows-repeated="3">
          <table:table-cell table:number-columns-repeated="8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336"/>
          <table:table-cell/>
          <table:table-cell table:style-name="ce330" table:number-columns-repeated="4"/>
          <table:table-cell table:number-columns-repeated="1012"/>
        </table:table-row>
        <table:table-row table:style-name="ro4" table:number-rows-repeated="3">
          <table:table-cell table:number-columns-repeated="8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336"/>
          <table:table-cell/>
          <table:table-cell table:style-name="ce330" table:number-columns-repeated="4"/>
          <table:table-cell table:number-columns-repeated="1012"/>
        </table:table-row>
        <table:table-row table:style-name="ro4" table:number-rows-repeated="3">
          <table:table-cell table:number-columns-repeated="8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336"/>
          <table:table-cell/>
          <table:table-cell table:style-name="ce330" table:number-columns-repeated="4"/>
          <table:table-cell table:number-columns-repeated="1012"/>
        </table:table-row>
        <table:table-row table:style-name="ro4" table:number-rows-repeated="3">
          <table:table-cell table:number-columns-repeated="8"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6"/>
          <table:table-cell table:style-name="ce336"/>
          <table:table-cell/>
          <table:table-cell table:style-name="ce330" table:number-columns-repeated="4"/>
          <table:table-cell table:number-columns-repeated="1012"/>
        </table:table-row>
        <table:table-row table:style-name="ro4">
          <table:table-cell table:number-columns-repeated="8"/>
          <table:table-cell table:style-name="ce330" table:number-columns-repeated="4"/>
          <table:table-cell table:number-columns-repeated="101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6"/>
          <table:table-cell table:style-name="ce336"/>
          <table:table-cell table:number-columns-repeated="1017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table:style-name="ce336"/>
          <table:table-cell table:number-columns-repeated="1017"/>
        </table:table-row>
        <table:table-row table:style-name="ro4" table:number-rows-repeated="104852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2" table:target-range-address="Notes.F12:Notes.G2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ourier New1" svg:font-family="'Courier New'"/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date-style style:name="N111">
      <number:month number:textual="true"/>
      <number:text>-</number:text>
      <number:year/>
    </number:date-style>
    <number:number-style style:name="N112">
      <number:number number:decimal-places="1" number:min-decimal-places="1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">
      <number:number number:decimal-places="5" number:min-decimal-places="5" number:min-integer-digits="1"/>
    </number:number-style>
    <number:number-style style:name="N116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4" number:min-decimal-places="4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Percentatge_20_2" style:display-name="Percentatge 2" style:family="table-cell" style:parent-style-name="Default" style:data-style-name="N10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778cm" fo:margin-right="1.778cm" style:print-page-order="ttb" style:first-page-number="continue" style:scale-to="100%" style:print="charts drawings objects"/>
      <style:header-style>
        <style:header-footer-properties fo:min-height="0.605cm" fo:margin-left="1.778cm" fo:margin-right="1.778cm" fo:margin-bottom="0cm"/>
      </style:header-style>
      <style:footer-style>
        <style:header-footer-properties fo:min-height="0.605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7.2$Windows_X86_64 LibreOffice_project/c6a4e3954236145e2acb0b65f68614365aeee33f</meta:generator>
    <dc:title>Spain Housing</dc:title>
    <dc:description>@HousingSpanish, spainhousing.xyz</dc:description>
    <dc:subject>Spanish housing market</dc:subject>
    <meta:keyword>Spain</meta:keyword>
    <meta:keyword> Housing</meta:keyword>
    <meta:initial-creator/>
    <meta:creation-date>2021-01-04T22:15:51Z</meta:creation-date>
    <dc:date>2025-04-07T17:40:35.230000000</dc:date>
    <meta:editing-cycles>2</meta:editing-cycles>
    <meta:editing-duration>PT1M38S</meta:editing-duration>
    <meta:document-statistic meta:table-count="3" meta:cell-count="26589" meta:object-count="0"/>
  </office:meta>
</office:document-meta>
</file>